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77mm"/>
    </style:style>
    <style:style style:name="co2" style:family="table-column">
      <style:table-column-properties fo:break-before="auto" style:column-width="69.62mm"/>
    </style:style>
    <style:style style:name="co3" style:family="table-column">
      <style:table-column-properties fo:break-before="auto" style:column-width="12.98mm"/>
    </style:style>
    <style:style style:name="co4" style:family="table-column">
      <style:table-column-properties fo:break-before="auto" style:column-width="19.05mm"/>
    </style:style>
    <style:style style:name="co5" style:family="table-column">
      <style:table-column-properties fo:break-before="auto" style:column-width="19.83mm"/>
    </style:style>
    <style:style style:name="co6" style:family="table-column">
      <style:table-column-properties fo:break-before="auto" style:column-width="16.46mm"/>
    </style:style>
    <style:style style:name="co7" style:family="table-column">
      <style:table-column-properties fo:break-before="auto" style:column-width="17.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5.91mm"/>
    </style:style>
    <style:style style:name="co10" style:family="table-column">
      <style:table-column-properties fo:break-before="auto" style:column-width="22.93mm"/>
    </style:style>
    <style:style style:name="co11" style:family="table-column">
      <style:table-column-properties fo:break-before="auto" style:column-width="27.96mm"/>
    </style:style>
    <style:style style:name="co12" style:family="table-column">
      <style:table-column-properties fo:break-before="auto" style:column-width="25.45mm"/>
    </style:style>
    <style:style style:name="co13" style:family="table-column">
      <style:table-column-properties fo:break-before="auto" style:column-width="26.95mm"/>
    </style:style>
    <style:style style:name="co14" style:family="table-column">
      <style:table-column-properties fo:break-before="auto" style:column-width="22.49mm"/>
    </style:style>
    <style:style style:name="co15" style:family="table-column">
      <style:table-column-properties fo:break-before="auto" style:column-width="22.37mm"/>
    </style:style>
    <style:style style:name="co16" style:family="table-column">
      <style:table-column-properties fo:break-before="auto" style:column-width="23.97mm"/>
    </style:style>
    <style:style style:name="co17" style:family="table-column">
      <style:table-column-properties fo:break-before="auto" style:column-width="19.74mm"/>
    </style:style>
    <style:style style:name="co18" style:family="table-column">
      <style:table-column-properties fo:break-before="auto" style:column-width="23.34mm"/>
    </style:style>
    <style:style style:name="co19" style:family="table-column">
      <style:table-column-properties fo:break-before="auto" style:column-width="19.31mm"/>
    </style:style>
    <style:style style:name="co20" style:family="table-column">
      <style:table-column-properties fo:break-before="auto" style:column-width="21.01mm"/>
    </style:style>
    <style:style style:name="co21" style:family="table-column">
      <style:table-column-properties fo:break-before="auto" style:column-width="20.8mm"/>
    </style:style>
    <style:style style:name="co22" style:family="table-column">
      <style:table-column-properties fo:break-before="auto" style:column-width="20.16mm"/>
    </style:style>
    <style:style style:name="co23" style:family="table-column">
      <style:table-column-properties fo:break-before="auto" style:column-width="31.52mm"/>
    </style:style>
    <style:style style:name="co24" style:family="table-column">
      <style:table-column-properties fo:break-before="auto" style:column-width="19.86mm"/>
    </style:style>
    <style:style style:name="co25" style:family="table-column">
      <style:table-column-properties fo:break-before="auto" style:column-width="24.02mm"/>
    </style:style>
    <style:style style:name="co26" style:family="table-column">
      <style:table-column-properties fo:break-before="auto" style:column-width="23.2mm"/>
    </style:style>
    <style:style style:name="co27" style:family="table-column">
      <style:table-column-properties fo:break-before="auto" style:column-width="17.99mm"/>
    </style:style>
    <style:style style:name="co28" style:family="table-column">
      <style:table-column-properties fo:break-before="auto" style:column-width="24.54mm"/>
    </style:style>
    <style:style style:name="co29" style:family="table-column">
      <style:table-column-properties fo:break-before="auto" style:column-width="14.22mm"/>
    </style:style>
    <style:style style:name="co30" style:family="table-column">
      <style:table-column-properties fo:break-before="auto" style:column-width="20mm"/>
    </style:style>
    <style:style style:name="co31" style:family="table-column">
      <style:table-column-properties fo:break-before="auto" style:column-width="39.92mm"/>
    </style:style>
    <style:style style:name="co32" style:family="table-column">
      <style:table-column-properties fo:break-before="auto" style:column-width="20.83mm"/>
    </style:style>
    <style:style style:name="co33" style:family="table-column">
      <style:table-column-properties fo:break-before="auto" style:column-width="18.12mm"/>
    </style:style>
    <style:style style:name="co34" style:family="table-column">
      <style:table-column-properties fo:break-before="auto" style:column-width="20.13mm"/>
    </style:style>
    <style:style style:name="co35" style:family="table-column">
      <style:table-column-properties fo:break-before="auto" style:column-width="40.43mm"/>
    </style:style>
    <style:style style:name="co36" style:family="table-column">
      <style:table-column-properties fo:break-before="auto" style:column-width="17.96mm"/>
    </style:style>
    <style:style style:name="co37" style:family="table-column">
      <style:table-column-properties fo:break-before="auto" style:column-width="17.92mm"/>
    </style:style>
    <style:style style:name="co38" style:family="table-column">
      <style:table-column-properties fo:break-before="auto" style:column-width="17.46mm"/>
    </style:style>
    <style:style style:name="co39" style:family="table-column">
      <style:table-column-properties fo:break-before="auto" style:column-width="41.28mm"/>
    </style:style>
    <style:style style:name="co40" style:family="table-column">
      <style:table-column-properties fo:break-before="auto" style:column-width="13.95mm"/>
    </style:style>
    <style:style style:name="co41" style:family="table-column">
      <style:table-column-properties fo:break-before="auto" style:column-width="36.97mm"/>
    </style:style>
    <style:style style:name="co42" style:family="table-column">
      <style:table-column-properties fo:break-before="auto" style:column-width="14.64mm"/>
    </style:style>
    <style:style style:name="co43" style:family="table-column">
      <style:table-column-properties fo:break-before="auto" style:column-width="19.1mm"/>
    </style:style>
    <style:style style:name="co44" style:family="table-column">
      <style:table-column-properties fo:break-before="auto" style:column-width="18.87mm"/>
    </style:style>
    <style:style style:name="co45" style:family="table-column">
      <style:table-column-properties fo:break-before="auto" style:column-width="21.1mm"/>
    </style:style>
    <style:style style:name="co46" style:family="table-column">
      <style:table-column-properties fo:break-before="auto" style:column-width="39.69mm"/>
    </style:style>
    <style:style style:name="co47" style:family="table-column">
      <style:table-column-properties fo:break-before="auto" style:column-width="13.48mm"/>
    </style:style>
    <style:style style:name="co48" style:family="table-column">
      <style:table-column-properties fo:break-before="auto" style:column-width="16.33mm"/>
    </style:style>
    <style:style style:name="co49" style:family="table-column">
      <style:table-column-properties fo:break-before="auto" style:column-width="21.77mm"/>
    </style:style>
    <style:style style:name="co50" style:family="table-column">
      <style:table-column-properties fo:break-before="auto" style:column-width="67.38mm"/>
    </style:style>
    <style:style style:name="co51" style:family="table-column">
      <style:table-column-properties fo:break-before="auto" style:column-width="19.69mm"/>
    </style:style>
    <style:style style:name="co52" style:family="table-column">
      <style:table-column-properties fo:break-before="auto" style:column-width="20.41mm"/>
    </style:style>
    <style:style style:name="co53" style:family="table-column">
      <style:table-column-properties fo:break-before="auto" style:column-width="2.72mm"/>
    </style:style>
    <style:style style:name="co54" style:family="table-column">
      <style:table-column-properties fo:break-before="auto" style:column-width="24.5mm"/>
    </style:style>
    <style:style style:name="co55" style:family="table-column">
      <style:table-column-properties fo:break-before="auto" style:column-width="14.29mm"/>
    </style:style>
    <style:style style:name="co56" style:family="table-column">
      <style:table-column-properties fo:break-before="auto" style:column-width="100.07mm"/>
    </style:style>
    <style:style style:name="co57" style:family="table-column">
      <style:table-column-properties fo:break-before="auto" style:column-width="8.98mm"/>
    </style:style>
    <style:style style:name="co58" style:family="table-column">
      <style:table-column-properties fo:break-before="auto" style:column-width="24.45mm"/>
    </style:style>
    <style:style style:name="co59" style:family="table-column">
      <style:table-column-properties fo:break-before="auto" style:column-width="26.09mm"/>
    </style:style>
    <style:style style:name="co60" style:family="table-column">
      <style:table-column-properties fo:break-before="auto" style:column-width="23mm"/>
    </style:style>
    <style:style style:name="co61" style:family="table-column">
      <style:table-column-properties fo:break-before="auto" style:column-width="46.23mm"/>
    </style:style>
    <style:style style:name="co62" style:family="table-column">
      <style:table-column-properties fo:break-before="auto" style:column-width="13.76mm"/>
    </style:style>
    <style:style style:name="co63" style:family="table-column">
      <style:table-column-properties fo:break-before="auto" style:column-width="32.44mm"/>
    </style:style>
    <style:style style:name="co64" style:family="table-column">
      <style:table-column-properties fo:break-before="auto" style:column-width="70.7mm"/>
    </style:style>
    <style:style style:name="co65" style:family="table-column">
      <style:table-column-properties fo:break-before="auto" style:column-width="24.15mm"/>
    </style:style>
    <style:style style:name="co66" style:family="table-column">
      <style:table-column-properties fo:break-before="auto" style:column-width="30.69mm"/>
    </style:style>
    <style:style style:name="co67" style:family="table-column">
      <style:table-column-properties fo:break-before="auto" style:column-width="28.56mm"/>
    </style:style>
    <style:style style:name="co68" style:family="table-column">
      <style:table-column-properties fo:break-before="auto" style:column-width="26.62mm"/>
    </style:style>
    <style:style style:name="co69" style:family="table-column">
      <style:table-column-properties fo:break-before="auto" style:column-width="22.98mm"/>
    </style:style>
    <style:style style:name="co70" style:family="table-column">
      <style:table-column-properties fo:break-before="auto" style:column-width="16.42mm"/>
    </style:style>
    <style:style style:name="co71" style:family="table-column">
      <style:table-column-properties fo:break-before="auto" style:column-width="21.2mm"/>
    </style:style>
    <style:style style:name="co72" style:family="table-column">
      <style:table-column-properties fo:break-before="auto" style:column-width="63.62mm"/>
    </style:style>
    <style:style style:name="co73" style:family="table-column">
      <style:table-column-properties fo:break-before="auto" style:column-width="24.69mm"/>
    </style:style>
    <style:style style:name="co74" style:family="table-column">
      <style:table-column-properties fo:break-before="auto" style:column-width="22.95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7.34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6.54mm" fo:break-before="auto" style:use-optimal-row-height="true"/>
    </style:style>
    <style:style style:name="ro7" style:family="table-row">
      <style:table-row-properties style:row-height="2.03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5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text>%</number:text>
      <number:number number:decimal-places="2" loext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1">
      <number:day-of-week/>
      <number:text> </number:text>
      <number:day number:style="long"/>
      <number:text>.</number:text>
      <number:month number:textual="true"/>
      <number:text> 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79" number:automatic-order="true">
      <number:day-of-week number:style="long"/>
      <number:text> </number:text>
      <number:day/>
      <number:text>.</number:text>
      <number:month number:style="long" number:textual="true"/>
      <number:text>.</number:text>
      <number:year number:style="long"/>
    </number:date-style>
    <number:number-style style:name="N10004" number:language="tr" number:country="TR">
      <number:number number:decimal-places="2" loext:min-decimal-places="2" number:min-integer-digits="1" number:grouping="true"/>
    </number:number-style>
    <number:percentage-style style:name="N10011" number:language="tr" number:country="TR">
      <number:text>%</number:text>
      <number:number number:decimal-places="2" loext:min-decimal-places="2" number:min-integer-digits="1"/>
    </number:percentage-style>
    <number:date-style style:name="N10030" number:language="tr" number:country="TR" number:automatic-order="true" number:format-source="language">
      <number:day/>
      <number:text>.</number:text>
      <number:month/>
      <number:text>.</number:text>
      <number:year/>
    </number:date-style>
    <number:date-style style:name="N10033" number:language="tr" number:country="TR" number:automatic-order="true">
      <number:day number:style="long"/>
      <number:text>.</number:text>
      <number:month number:textual="true"/>
    </number:date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100" number:language="tr" number:country="TR">
      <number:text-content/>
    </number:text-style>
    <style:style style:name="ce1" style:family="table-cell" style:parent-style-name="Default"/>
    <style:style style:name="ce28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87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88" style:family="table-cell" style:parent-style-name="Default" style:data-style-name="N0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89" style:family="table-cell" style:parent-style-name="Default" style:data-style-name="N0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290" style:family="table-cell" style:parent-style-name="Default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291" style:family="table-cell" style:parent-style-name="Default" style:data-style-name="N0">
      <style:table-cell-properties fo:border-bottom="0.99pt double #000000" style:border-line-width-bottom="0.09mm 0.09mm 0.18mm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292" style:family="table-cell" style:parent-style-name="Default" style:data-style-name="N0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93" style:family="table-cell" style:parent-style-name="Default" style:data-style-name="N0">
      <style:text-properties style:font-name="Liberation Serif" fo:font-size="12pt" style:font-size-asian="12pt" style:font-size-complex="12pt"/>
    </style:style>
    <style:style style:name="ce294" style:family="table-cell" style:parent-style-name="Default">
      <style:text-properties style:font-name="Liberation Serif" fo:font-size="12pt" style:font-size-asian="12pt" style:font-size-complex="12pt"/>
    </style:style>
    <style:style style:name="ce295" style:family="table-cell" style:parent-style-name="Default" style:data-style-name="N0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296" style:family="table-cell" style:parent-style-name="Default">
      <style:table-cell-properties fo:border-bottom="0.99pt double #000000" style:border-line-width-bottom="0.09mm 0.09mm 0.18mm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298" style:family="table-cell" style:parent-style-name="Default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99" style:family="table-cell" style:parent-style-name="Default" style:data-style-name="N36">
      <style:text-properties style:font-name="Liberation Serif" fo:font-size="12pt" style:font-size-asian="12pt" style:font-size-complex="12pt"/>
    </style:style>
    <style:style style:name="ce301" style:family="table-cell" style:parent-style-name="Default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02" style:family="table-cell" style:parent-style-name="Default" style:data-style-name="N4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303" style:family="table-cell" style:parent-style-name="Default">
      <style:table-cell-properties fo:border-bottom="none" fo:background-color="#dddddd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04" style:family="table-cell" style:parent-style-name="Default">
      <style:table-cell-properties fo:background-color="#dddddd"/>
      <style:text-properties style:font-name="Liberation Serif" fo:font-size="12pt" style:font-size-asian="12pt" style:font-size-complex="12pt"/>
    </style:style>
    <style:style style:name="ce305" style:family="table-cell" style:parent-style-name="Default" style:data-style-name="N11">
      <style:text-properties fo:font-size="9pt" style:font-size-asian="9pt" style:font-size-complex="9pt"/>
    </style:style>
    <style:style style:name="ce306" style:family="table-cell" style:parent-style-name="Default" style:data-style-name="N11">
      <style:table-cell-properties fo:wrap-option="wrap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307" style:family="table-cell" style:parent-style-name="Default" style:data-style-name="N11">
      <style:table-cell-properties fo:border-bottom="none" fo:border-left="none" fo:border-right="none" fo:border-top="0.99pt double #000000" style:border-line-width-top="0.09mm 0.09mm 0.18mm"/>
      <style:text-properties style:font-name="Liberation Serif" fo:font-size="9pt" style:font-size-asian="9pt" style:font-size-complex="9pt"/>
    </style:style>
    <style:style style:name="ce308" style:family="table-cell" style:parent-style-name="Default" style:data-style-name="N11">
      <style:text-properties style:font-name="Liberation Serif" fo:font-size="9pt" style:font-size-asian="9pt" style:font-size-complex="9pt"/>
    </style:style>
    <style:style style:name="ce309" style:family="table-cell" style:parent-style-name="Default" style:data-style-name="N3">
      <style:table-cell-properties fo:border-bottom="0.99pt double #000000" style:border-line-width-bottom="0.09mm 0.09mm 0.18mm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310" style:family="table-cell" style:parent-style-name="Default" style:data-style-name="N11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311" style:family="table-cell" style:parent-style-name="Default" style:data-style-name="N3">
      <style:table-cell-properties fo:border-bottom="none" fo:border-left="none" fo:border-right="none" fo:border-top="0.99pt double #000000" style:border-line-width-top="0.09mm 0.09mm 0.18mm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312" style:family="table-cell" style:parent-style-name="Default" style:data-style-name="N3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13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14" style:family="table-cell" style:parent-style-name="Default" style:data-style-name="N3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15" style:family="table-cell" style:parent-style-name="Default" style:data-style-name="N3">
      <style:text-properties style:font-name="Liberation Serif" fo:font-size="12pt" style:font-size-asian="12pt" style:font-size-complex="12pt"/>
    </style:style>
    <style:style style:name="ce316" style:family="table-cell" style:parent-style-name="Default" style:data-style-name="N3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31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18" style:family="table-cell" style:parent-style-name="Default" style:data-style-name="N3"/>
    <style:style style:name="ce319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20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321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322" style:family="table-cell" style:parent-style-name="Default" style:data-style-name="N3">
      <style:table-cell-properties fo:border-bottom="none" fo:border-left="none" fo:border-right="none" fo:border-top="0.99pt double #000000" style:border-line-width-top="0.09mm 0.09mm 0.18mm"/>
      <style:text-properties fo:font-size="12pt" style:font-size-asian="12pt" style:font-size-complex="12pt"/>
    </style:style>
    <style:style style:name="ce323" style:family="table-cell" style:parent-style-name="Default" style:data-style-name="N3">
      <style:text-properties fo:font-size="12pt" style:font-size-asian="12pt" style:font-size-complex="12pt"/>
    </style:style>
    <style:style style:name="ce324" style:family="table-cell" style:parent-style-name="Default" style:data-style-name="N3">
      <style:table-cell-properties fo:border-bottom="0.99pt double #000000" style:border-line-width-bottom="0.09mm 0.09mm 0.18mm" fo:border-left="none" fo:border-right="none" fo:border-top="none"/>
      <style:text-properties fo:font-size="12pt" style:font-size-asian="12pt" style:font-size-complex="12pt"/>
    </style:style>
    <style:style style:name="ce325" style:family="table-cell" style:parent-style-name="Default">
      <style:text-properties fo:font-size="12pt" style:font-size-asian="12pt" style:font-size-complex="12pt"/>
    </style:style>
    <style:style style:name="ce326" style:family="table-cell" style:parent-style-name="Default" style:data-style-name="N3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fo:font-size="12pt" style:font-size-asian="12pt" style:font-size-complex="12pt"/>
    </style:style>
    <style:style style:name="ce327" style:family="table-cell" style:parent-style-name="Default">
      <style:table-cell-properties fo:border-bottom="none" fo:border-left="none" fo:border-right="0.99pt double #000000" style:border-line-width-right="0.09mm 0.09mm 0.18mm" fo:border-top="none"/>
      <style:text-properties fo:font-size="12pt" style:font-size-asian="12pt" style:font-size-complex="12pt"/>
    </style:style>
    <style:style style:name="ce328" style:family="table-cell" style:parent-style-name="Default">
      <style:table-cell-properties fo:border-bottom="0.99pt double #000000" style:border-line-width-bottom="0.09mm 0.09mm 0.18mm" fo:border-left="none" fo:border-right="0.99pt double #000000" style:border-line-width-right="0.09mm 0.09mm 0.18mm" fo:border-top="none"/>
      <style:text-properties fo:font-size="12pt" style:font-size-asian="12pt" style:font-size-complex="12pt"/>
    </style:style>
    <style:style style:name="ce329" style:family="table-cell" style:parent-style-name="Default">
      <style:table-cell-properties fo:border-bottom="none" fo:border-left="none" fo:border-right="none" fo:border-top="0.99pt double #000000" style:border-line-width-top="0.09mm 0.09mm 0.18mm"/>
      <style:text-properties fo:font-size="12pt" style:font-size-asian="12pt" style:font-size-complex="12pt"/>
    </style:style>
    <style:style style:name="ce330" style:family="table-cell" style:parent-style-name="Default">
      <style:table-cell-properties fo:border-bottom="0.99pt double #000000" style:border-line-width-bottom="0.09mm 0.09mm 0.18mm" fo:border-left="none" fo:border-right="none" fo:border-top="none"/>
      <style:text-properties fo:font-size="12pt" style:font-size-asian="12pt" style:font-size-complex="12pt"/>
    </style:style>
    <style:style style:name="ce331" style:family="table-cell" style:parent-style-name="Default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fo:font-size="12pt" style:font-size-asian="12pt" style:font-size-complex="12pt"/>
    </style:style>
    <style:style style:name="ce332" style:family="table-cell" style:parent-style-name="Default" style:data-style-name="N31">
      <style:table-cell-properties style:text-align-source="fix" style:repeat-content="false" style:vertical-align="top"/>
      <style:paragraph-properties fo:text-align="end" fo:margin-left="0mm"/>
      <style:text-properties style:font-name="Liberation Serif" fo:font-size="12pt" style:font-size-asian="12pt" style:font-size-complex="12pt"/>
    </style:style>
    <style:style style:name="ce333" style:family="table-cell" style:parent-style-name="Default" style:data-style-name="N79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334" style:family="table-cell" style:parent-style-name="Default">
      <style:table-cell-properties fo:border-bottom="none" fo:border-left="0.99pt double #000000" style:border-line-width-left="0.09mm 0.09mm 0.18mm" fo:border-right="0.99pt double #000000" style:border-line-width-right="0.09mm 0.09mm 0.18mm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35" style:family="table-cell" style:parent-style-name="Default" style:data-style-name="N4">
      <style:table-cell-properties fo:border-bottom="none" fo:border-left="0.99pt double #000000" style:border-line-width-left="0.09mm 0.09mm 0.18mm" fo:border-right="0.99pt double #000000" style:border-line-width-right="0.09mm 0.09mm 0.18mm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36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337" style:family="table-cell" style:parent-style-name="Default" style:data-style-name="N4">
      <style:table-cell-properties fo:border-bottom="none" fo:border-left="0.99pt double #000000" style:border-line-width-left="0.09mm 0.09mm 0.18mm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338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0.99pt double #000000" style:border-line-width-right="0.09mm 0.09mm 0.18m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39" style:family="table-cell" style:parent-style-name="Default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40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41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342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343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44" style:family="table-cell" style:parent-style-name="Default" style:data-style-name="N11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45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346" style:family="table-cell" style:parent-style-name="Default">
      <style:table-cell-properties fo:border-bottom="none" fo:border-left="1.05pt double #000000" style:border-line-width-left="0.12mm 0.12mm 0.12mm" fo:border-right="none" fo:border-top="1.05pt double #000000" style:border-line-width-top="0.12mm 0.12mm 0.12mm"/>
      <style:text-properties style:font-name="Liberation Serif" fo:font-size="12pt" style:font-size-asian="12pt" style:font-size-complex="12pt"/>
    </style:style>
    <style:style style:name="ce347" style:family="table-cell" style:parent-style-name="Default">
      <style:table-cell-properties fo:border-bottom="1.05pt double #000000" style:border-line-width-bottom="0.12mm 0.12mm 0.12mm" fo:border-left="1.05pt double #000000" style:border-line-width-left="0.12mm 0.12mm 0.12mm" fo:border-right="none" fo:border-top="none"/>
      <style:text-properties style:font-name="Liberation Serif" fo:font-size="12pt" style:font-size-asian="12pt" style:font-size-complex="12pt"/>
    </style:style>
    <style:style style:name="ce348" style:family="table-cell" style:parent-style-name="Default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349" style:family="table-cell" style:parent-style-name="Default" style:data-style-name="N11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50" style:family="table-cell" style:parent-style-name="Default" style:data-style-name="N4">
      <style:table-cell-properties fo:border-bottom="none" style:text-align-source="fix" style:repeat-content="false" fo:border-left="0.99pt double #000000" style:border-line-width-left="0.09mm 0.09mm 0.18mm" fo:border-right="none" fo:border-top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51" style:family="table-cell" style:parent-style-name="Default" style:data-style-name="N4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52" style:family="table-cell" style:parent-style-name="Default" style:data-style-name="N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53" style:family="table-cell" style:parent-style-name="Default" style:data-style-name="N11">
      <style:table-cell-properties fo:border-bottom="none" fo:border-left="none" fo:border-right="none" fo:border-top="1.05pt double #000000" style:border-line-width-top="0.12mm 0.12mm 0.12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54" style:family="table-cell" style:parent-style-name="Default" style:data-style-name="N4">
      <style:table-cell-properties fo:border-bottom="1.05pt double #000000" style:border-line-width-bottom="0.12mm 0.12mm 0.12mm" fo:border-left="none" fo:border-right="none" fo:border-top="none"/>
      <style:text-properties style:font-name="Liberation Serif" fo:font-size="12pt" style:font-size-asian="12pt" style:font-size-complex="12pt"/>
    </style:style>
    <style:style style:name="ce355" style:family="table-cell" style:parent-style-name="Default" style:data-style-name="N11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56" style:family="table-cell" style:parent-style-name="Default" style:data-style-name="N4">
      <style:table-cell-properties fo:border-bottom="0.99pt double #000000" style:border-line-width-bottom="0.09mm 0.09mm 0.18mm" fo:border-left="none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57" style:family="table-cell" style:parent-style-name="Default" style:data-style-name="N4">
      <style:table-cell-properties fo:background-color="transparent"/>
      <style:text-properties style:font-name="Liberation Serif" fo:font-size="12pt" style:font-size-asian="12pt" style:font-size-complex="12pt"/>
    </style:style>
    <style:style style:name="ce358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359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360" style:family="table-cell" style:parent-style-name="Default" style:data-style-name="N4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61" style:family="table-cell" style:parent-style-name="Default">
      <style:table-cell-properties fo:border-bottom="none" fo:border-left="none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362" style:family="table-cell" style:parent-style-name="Default" style:data-style-name="N4">
      <style:table-cell-properties fo:border-bottom="none" style:text-align-source="fix" style:repeat-content="false" fo:border-left="none" fo:border-right="0.99pt double #000000" style:border-line-width-right="0.09mm 0.09mm 0.18mm" fo:border-top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63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364" style:family="table-cell" style:parent-style-name="Default" style:data-style-name="N11">
      <style:table-cell-properties fo:border-bottom="none" fo:border-left="none" fo:border-right="0.99pt double #000000" style:border-line-width-right="0.09mm 0.09mm 0.18m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65" style:family="table-cell" style:parent-style-name="Default" style:data-style-name="N4">
      <style:table-cell-properties fo:border-bottom="none" fo:border-left="none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366" style:family="table-cell" style:parent-style-name="Default" style:data-style-name="N11">
      <style:table-cell-properties fo:border-bottom="none" fo:border-left="none" fo:border-right="1.05pt double #000000" style:border-line-width-right="0.12mm 0.12mm 0.12mm" fo:border-top="1.05pt double #000000" style:border-line-width-top="0.12mm 0.12mm 0.12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67" style:family="table-cell" style:parent-style-name="Default" style:data-style-name="N4">
      <style:table-cell-properties fo:border-bottom="1.05pt double #000000" style:border-line-width-bottom="0.12mm 0.12mm 0.12mm" fo:border-left="none" fo:border-right="1.05pt double #000000" style:border-line-width-right="0.12mm 0.12mm 0.12mm" fo:border-top="none"/>
      <style:text-properties style:font-name="Liberation Serif" fo:font-size="12pt" style:font-size-asian="12pt" style:font-size-complex="12pt"/>
    </style:style>
    <style:style style:name="ce368" style:family="table-cell" style:parent-style-name="Default" style:data-style-name="N11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69" style:family="table-cell" style:parent-style-name="Default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70" style:family="table-cell" style:parent-style-name="Default" style:data-style-name="N11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71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72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373" style:family="table-cell" style:parent-style-name="Default">
      <style:table-cell-properties fo:background-color="transparent"/>
    </style:style>
    <style:style style:name="ce37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75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77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378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</style:style>
    <style:style style:name="ce379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80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mm"/>
    </style:style>
    <style:style style:name="ce38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82" style:family="table-cell" style:parent-style-name="Default" style:data-style-name="N4">
      <style:table-cell-properties fo:background-color="transparent"/>
    </style:style>
    <style:style style:name="ce383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384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bold" style:font-weight-asian="bold" style:font-weight-complex="bold"/>
    </style:style>
    <style:style style:name="ce385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38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87" style:family="table-cell" style:parent-style-name="Default" style:data-style-name="N4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388" style:family="table-cell" style:parent-style-name="Default" style:data-style-name="N4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389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90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91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mm"/>
      <style:text-properties fo:font-weight="bold" style:font-weight-asian="bold" style:font-weight-complex="bold"/>
    </style:style>
    <style:style style:name="ce392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393" style:family="table-cell" style:parent-style-name="Default" style:data-style-name="N122">
      <style:table-cell-properties fo:background-color="transparent"/>
    </style:style>
    <style:style style:name="ce394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395" style:family="table-cell" style:parent-style-name="Default">
      <style:text-properties fo:font-weight="bold" style:font-weight-asian="bold" style:font-weight-complex="bold"/>
    </style:style>
    <style:style style:name="ce39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97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398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9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0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01" style:family="table-cell" style:parent-style-name="Default" style:data-style-name="N4">
      <style:text-properties fo:font-weight="bold" style:font-weight-asian="bold" style:font-weight-complex="bold"/>
    </style:style>
    <style:style style:name="ce402" style:family="table-cell" style:parent-style-name="Default">
      <style:text-properties fo:font-size="10pt" style:font-size-asian="10pt" style:font-size-complex="10pt"/>
    </style:style>
    <style:style style:name="ce403" style:family="table-cell" style:parent-style-name="Default" style:data-style-name="N117">
      <style:text-properties fo:font-weight="bold" style:font-weight-asian="bold" style:font-weight-complex="bold"/>
    </style:style>
    <style:style style:name="ce404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40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06" style:family="table-cell" style:parent-style-name="Default" style:data-style-name="N4"/>
    <style:style style:name="ce407" style:family="table-cell" style:parent-style-name="Default" style:data-style-name="N123"/>
    <style:style style:name="ce408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09" style:family="table-cell" style:parent-style-name="Default" style:data-style-name="N117">
      <style:text-properties fo:font-weight="normal" style:font-weight-asian="normal" style:font-weight-complex="normal"/>
    </style:style>
    <style:style style:name="ce410" style:family="table-cell" style:parent-style-name="Default" style:data-style-name="N4">
      <style:text-properties fo:font-weight="normal" style:font-weight-asian="normal" style:font-weight-complex="normal"/>
    </style:style>
    <style:style style:name="ce41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12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13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414" style:family="table-cell" style:parent-style-name="Default" style:data-style-name="N36">
      <style:text-properties style:font-name="Liberation Serif" fo:font-size="10pt" style:font-size-asian="10pt" style:font-size-complex="10pt"/>
    </style:style>
    <style:style style:name="ce415" style:family="table-cell" style:parent-style-name="Default" style:data-style-name="N36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16" style:family="table-cell" style:parent-style-name="Default" style:data-style-name="N0">
      <style:text-properties style:font-name="Liberation Serif" fo:font-size="10pt" style:font-size-asian="10pt" style:font-size-complex="10pt"/>
    </style:style>
    <style:style style:name="ce417" style:family="table-cell" style:parent-style-name="Default" style:data-style-name="N36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418" style:family="table-cell" style:parent-style-name="Default" style:data-style-name="N0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419" style:family="table-cell" style:parent-style-name="Default" style:data-style-name="N4">
      <style:table-cell-properties fo:border-bottom="2.35pt double #000000" style:border-line-width-bottom="0.26mm 0.04mm 0.53mm" fo:border-left="2.35pt double #000000" style:border-line-width-left="0.26mm 0.04mm 0.53mm" fo:border-right="none" fo:border-top="2.35pt double #000000" style:border-line-width-top="0.26mm 0.04mm 0.53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20" style:family="table-cell" style:parent-style-name="Default" style:data-style-name="N1">
      <style:text-properties style:font-name="Liberation Serif" fo:font-size="10pt" style:font-size-asian="10pt" style:font-size-complex="10pt"/>
    </style:style>
    <style:style style:name="ce421" style:family="table-cell" style:parent-style-name="Default">
      <style:text-properties style:font-name="Liberation Serif" fo:font-size="10pt" style:font-size-asian="10pt" style:font-size-complex="10pt"/>
    </style:style>
    <style:style style:name="ce422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423" style:family="table-cell" style:parent-style-name="Default" style:data-style-name="N4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24" style:family="table-cell" style:parent-style-name="Excel_20_Built-in_20_Normal" style:data-style-name="N10004">
      <style:table-cell-properties style:rotation-align="none"/>
      <style:text-properties style:font-name="Liberation Serif" fo:font-size="10pt" style:font-size-asian="10pt" style:font-size-complex="10pt"/>
    </style:style>
    <style:style style:name="ce425" style:family="table-cell" style:parent-style-name="Default" style:data-style-name="N4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426" style:family="table-cell" style:parent-style-name="Excel_20_Built-in_20_Normal" style:data-style-name="N10004">
      <style:table-cell-properties fo:border-bottom="0.74pt solid #000000" fo:border-left="none" fo:border-right="none" style:rotation-align="none" fo:border-top="none"/>
      <style:text-properties style:font-name="Liberation Serif" fo:font-size="10pt" style:font-size-asian="10pt" style:font-size-complex="10pt"/>
    </style:style>
    <style:style style:name="ce427" style:family="table-cell" style:parent-style-name="Default" style:data-style-name="N4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28" style:family="table-cell" style:parent-style-name="Default" style:data-style-name="N4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429" style:family="table-cell" style:parent-style-name="Excel_20_Built-in_20_Normal" style:data-style-name="N10004">
      <style:table-cell-properties fo:border-bottom="none" style:diagonal-bl-tr="none" style:diagonal-tl-br="none" fo:border-left="0.99pt double #000000" style:border-line-width-left="0.09mm 0.09mm 0.18mm" fo:border-right="none" style:rotation-align="none" fo:border-top="none"/>
      <style:text-properties style:font-name="Liberation Serif" fo:font-size="12pt" style:font-size-asian="12pt" style:font-size-complex="12pt"/>
    </style:style>
    <style:style style:name="ce430" style:family="table-cell" style:parent-style-name="Default" style:data-style-name="N4">
      <style:table-cell-properties fo:border-bottom="none" fo:border-left="0.99pt solid #000000" fo:border-right="none" fo:border-top="none"/>
      <style:text-properties style:font-name="Liberation Serif" fo:font-size="12pt" style:font-size-asian="12pt" style:font-size-complex="12pt"/>
    </style:style>
    <style:style style:name="ce431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432" style:family="table-cell" style:parent-style-name="Default" style:data-style-name="N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33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34" style:family="table-cell" style:parent-style-name="Default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435" style:family="table-cell" style:parent-style-name="Default">
      <style:table-cell-properties fo:border-bottom="2.35pt double #000000" style:border-line-width-bottom="0.26mm 0.04mm 0.53mm" fo:border-left="none" fo:border-right="none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436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437" style:family="table-cell" style:parent-style-name="Default" style:data-style-name="N36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38" style:family="table-cell" style:parent-style-name="Default" style:data-style-name="N4">
      <style:table-cell-properties fo:border-bottom="2.35pt double #000000" style:border-line-width-bottom="0.26mm 0.04mm 0.53mm" style:text-align-source="fix" style:repeat-content="false" fo:border-left="none" fo:border-right="none" fo:border-top="2.35pt double #000000" style:border-line-width-top="0.26mm 0.04mm 0.53mm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39" style:family="table-cell" style:parent-style-name="Default" style:data-style-name="N119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440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441" style:family="table-cell" style:parent-style-name="Excel_20_Built-in_20_Normal" style:data-style-name="N121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442" style:family="table-cell" style:parent-style-name="Default" style:data-style-name="N121">
      <style:text-properties style:font-name="Liberation Serif" fo:font-size="12pt" style:font-size-asian="12pt" style:font-size-complex="12pt"/>
    </style:style>
    <style:style style:name="ce443" style:family="table-cell" style:parent-style-name="Default" style:data-style-name="N121">
      <style:table-cell-properties fo:border="none"/>
      <style:text-properties style:font-name="Liberation Serif" fo:font-size="12pt" style:font-size-asian="12pt" style:font-size-complex="12pt"/>
    </style:style>
    <style:style style:name="ce444" style:family="table-cell" style:parent-style-name="Default" style:data-style-name="N121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445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46" style:family="table-cell" style:parent-style-name="Default" style:data-style-name="N4">
      <style:table-cell-properties fo:border-bottom="0.74pt solid #000000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47" style:family="table-cell" style:parent-style-name="Default" style:data-style-name="N4">
      <style:table-cell-properties fo:border-bottom="2.35pt double #000000" style:border-line-width-bottom="0.26mm 0.04mm 0.53mm" fo:border-left="none" fo:border-right="2.35pt double #000000" style:border-line-width-right="0.26mm 0.04mm 0.53mm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448" style:family="table-cell" style:parent-style-name="Default" style:data-style-name="N4">
      <style:table-cell-properties fo:border-bottom="none" fo:border-left="none" fo:border-right="0.99pt solid #000000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49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50" style:family="table-cell" style:parent-style-name="Default" style:data-style-name="N36"/>
    <style:style style:name="ce451" style:family="table-cell" style:parent-style-name="Default" style:data-style-name="N36">
      <style:table-cell-properties fo:border-bottom="0.74pt solid #000000" fo:border-left="none" fo:border-right="none" fo:border-top="none"/>
    </style:style>
    <style:style style:name="ce452" style:family="table-cell" style:parent-style-name="Default" style:data-style-name="N36">
      <style:table-cell-properties fo:border-bottom="1.11pt double-thin #000000" style:border-line-width-bottom="0.18mm 0.04mm 0.18mm" fo:border-left="none" fo:border-right="none" fo:border-top="none"/>
    </style:style>
    <style:style style:name="ce453" style:family="table-cell" style:parent-style-name="Default">
      <style:table-cell-properties fo:border-bottom="1.11pt double-thin #000000" style:border-line-width-bottom="0.18mm 0.04mm 0.18mm" fo:border-left="none" fo:border-right="none" fo:border-top="none"/>
    </style:style>
    <style:style style:name="ce454" style:family="table-cell" style:parent-style-name="Default">
      <style:table-cell-properties fo:border-bottom="0.74pt solid #000000" fo:border-left="none" fo:border-right="none" fo:border-top="0.74pt solid #000000"/>
    </style:style>
    <style:style style:name="ce467" style:family="table-cell" style:parent-style-name="Default" style:data-style-name="N0">
      <style:table-cell-properties fo:border-bottom="0.74pt solid #000000" fo:border-left="none" fo:border-right="none" fo:border-top="none"/>
    </style:style>
    <style:style style:name="ce468" style:family="table-cell" style:parent-style-name="Default" style:data-style-name="N0"/>
    <style:style style:name="ce455" style:family="table-cell" style:parent-style-name="Default">
      <style:text-properties fo:font-size="15pt" style:font-size-asian="15pt" style:font-size-complex="15pt"/>
    </style:style>
    <style:style style:name="ce456" style:family="table-cell" style:parent-style-name="Default">
      <style:table-cell-properties fo:border-bottom="0.74pt solid #000000" fo:border-left="none" fo:border-right="none" fo:border-top="none"/>
    </style:style>
    <style:style style:name="ce470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469" style:family="table-cell" style:parent-style-name="Default">
      <style:text-properties fo:font-weight="normal" style:font-weight-asian="normal" style:font-weight-complex="normal"/>
    </style:style>
    <style:style style:name="ce457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58" style:family="table-cell" style:parent-style-name="Default" style:data-style-name="N4">
      <style:table-cell-properties fo:border-bottom="0.74pt solid #000000" fo:border-left="none" fo:border-right="none" fo:border-top="none"/>
    </style:style>
    <style:style style:name="ce459" style:family="table-cell" style:parent-style-name="Default" style:data-style-name="N4">
      <style:table-cell-properties fo:border-bottom="1.11pt double-thin #000000" style:border-line-width-bottom="0.18mm 0.04mm 0.18mm" fo:border-left="none" fo:border-right="none" fo:border-top="none"/>
    </style:style>
    <style:style style:name="ce460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46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62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63" style:family="table-cell" style:parent-style-name="Default" style:data-style-name="N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64" style:family="table-cell" style:parent-style-name="Default" style:data-style-name="N36">
      <style:table-cell-properties fo:border-bottom="0.74pt solid #000000" fo:border-left="none" fo:border-right="none" fo:border-top="0.74pt solid #000000"/>
    </style:style>
    <style:style style:name="ce465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466" style:family="table-cell" style:parent-style-name="Default" style:data-style-name="N4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471" style:family="table-cell" style:parent-style-name="Default" style:data-style-name="N36">
      <style:text-properties fo:font-weight="bold" style:font-weight-asian="bold" style:font-weight-complex="bold"/>
    </style:style>
    <style:style style:name="ce186" style:family="table-cell" style:parent-style-name="Default">
      <style:table-cell-properties fo:border="none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473" style:family="table-cell" style:parent-style-name="Default">
      <style:table-cell-properties fo:border="none"/>
      <style:text-properties fo:font-size="10pt" style:font-size-asian="10pt" style:font-size-complex="10pt"/>
    </style:style>
    <style:style style:name="ce474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75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76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477" style:family="table-cell" style:parent-style-name="Excel_20_Built-in_20_Normal" style:data-style-name="N10119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78" style:family="table-cell" style:parent-style-name="Excel_20_Built-in_20_Normal" style:data-style-name="N10033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79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80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0.99pt solid #000000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81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82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83" style:family="table-cell" style:parent-style-name="Default" style:data-style-name="N36">
      <style:table-cell-properties fo:border="none"/>
      <style:text-properties fo:font-size="10pt" style:font-size-asian="10pt" style:font-size-complex="10pt"/>
    </style:style>
    <style:style style:name="ce484" style:family="table-cell" style:parent-style-name="Default" style:data-style-name="N36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485" style:family="table-cell" style:parent-style-name="Default" style:data-style-name="N30">
      <style:table-cell-properties fo:border="none"/>
      <style:text-properties fo:font-size="10pt" style:font-size-asian="10pt" style:font-size-complex="10pt"/>
    </style:style>
    <style:style style:name="ce486" style:family="table-cell" style:parent-style-name="Excel_20_Built-in_20_Normal" style:data-style-name="N10030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87" style:family="table-cell" style:parent-style-name="Default" style:data-style-name="N0">
      <style:table-cell-properties fo:border="none"/>
      <style:text-properties fo:font-size="10pt" style:font-size-asian="10pt" style:font-size-complex="10pt"/>
    </style:style>
    <style:style style:name="ce488" style:family="table-cell" style:parent-style-name="Excel_20_Built-in_20_Normal" style:data-style-name="N10146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89" style:family="table-cell" style:parent-style-name="Excel_20_Built-in_20_Normal" style:data-style-name="N10036">
      <style:table-cell-properties fo:border="none" style:rotation-align="none"/>
      <style:text-properties fo:font-size="10pt" style:font-size-asian="10pt" style:font-size-complex="10pt"/>
    </style:style>
    <style:style style:name="ce490" style:family="table-cell" style:parent-style-name="Excel_20_Built-in_20_Normal" style:data-style-name="N10030">
      <style:table-cell-properties fo:border="none" style:rotation-align="none"/>
      <style:text-properties fo:font-size="10pt" style:font-size-asian="10pt" style:font-size-complex="10pt"/>
    </style:style>
    <style:style style:name="ce491" style:family="table-cell" style:parent-style-name="Default" style:data-style-name="N30">
      <style:table-cell-properties fo:border="none" style:rotation-align="none"/>
      <style:text-properties fo:font-size="10pt" style:font-size-asian="10pt" style:font-size-complex="10pt"/>
    </style:style>
    <style:style style:name="ce492" style:family="table-cell" style:parent-style-name="Default" style:data-style-name="N10033">
      <style:table-cell-properties fo:border="none" style:rotation-align="none"/>
      <style:text-properties fo:font-size="10pt" style:font-size-asian="10pt" style:font-size-complex="10pt"/>
    </style:style>
    <style:style style:name="ce493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4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495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6" style:family="table-cell" style:parent-style-name="Excel_20_Built-in_20_Normal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497" style:family="table-cell" style:parent-style-name="Excel_20_Built-in_20_Normal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72" style:family="table-cell" style:parent-style-name="Default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98" style:family="table-cell" style:parent-style-name="Default">
      <style:table-cell-properties fo:border="none"/>
      <style:text-properties style:font-name="Liberation Serif" fo:font-size="10pt" style:font-size-asian="10pt" style:font-size-complex="10pt"/>
    </style:style>
    <style:style style:name="ce499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00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m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01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502" style:family="table-cell" style:parent-style-name="Default" style:data-style-name="N4">
      <style:table-cell-properties fo:border="none"/>
      <style:text-properties style:font-name="Liberation Serif" fo:font-size="10pt" style:font-size-asian="10pt" style:font-size-complex="10pt"/>
    </style:style>
    <style:style style:name="ce503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04" style:family="table-cell" style:parent-style-name="Excel_20_Built-in_20_Normal" style:data-style-name="N10000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05" style:family="table-cell" style:parent-style-name="Excel_20_Built-in_20_Normal" style:data-style-name="N10000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06" style:family="table-cell" style:parent-style-name="Excel_20_Built-in_20_Normal" style:data-style-name="N10000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07" style:family="table-cell" style:parent-style-name="Default" style:data-style-name="N0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508" style:family="table-cell" style:parent-style-name="Default" style:data-style-name="N0">
      <style:table-cell-properties fo:border="none"/>
      <style:text-properties style:font-name="Liberation Serif" fo:font-size="10pt" style:font-size-asian="10pt" style:font-size-complex="10pt"/>
    </style:style>
    <style:style style:name="ce509" style:family="table-cell" style:parent-style-name="Default" style:data-style-name="N0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10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none" fo:padding-bottom="0.35mm" fo:padding-left="0.35mm" fo:padding-right="0mm" fo:padding-top="0.35mm" style:vertical-align="automatic"/>
      <style:paragraph-properties fo:text-align="end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11" style:family="table-cell" style:parent-style-name="Excel_20_Built-in_20_Normal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512" style:family="table-cell" style:parent-style-name="Default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513" style:family="table-cell" style:parent-style-name="Excel_20_Built-in_20_Normal">
      <style:table-cell-properties style:text-align-source="fix" style:repeat-content="false" fo:border="none" style:rotation-align="none"/>
      <style:paragraph-properties fo:text-align="end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14" style:family="table-cell" style:parent-style-name="Default" style:data-style-name="N4">
      <style:table-cell-properties fo:background-color="transparent" fo:border="none"/>
      <style:text-properties style:font-name="Liberation Serif" fo:font-size="10pt" style:font-size-asian="10pt" style:font-size-complex="10pt"/>
    </style:style>
    <style:style style:name="ce51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16" style:family="table-cell" style:parent-style-name="Excel_20_Built-in_20_Normal" style:data-style-name="N1000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m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17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18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519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20" style:family="table-cell" style:parent-style-name="Default" style:data-style-name="N4">
      <style:table-cell-properties fo:border-bottom="none" fo:border-left="none" fo:border-right="none" fo:border-top="0.99pt solid #000000"/>
      <style:text-properties style:font-name="Liberation Serif" fo:font-size="10pt" style:font-size-asian="10pt" style:font-size-complex="10pt"/>
    </style:style>
    <style:style style:name="ce521" style:family="table-cell" style:parent-style-name="Default" style:data-style-name="N4">
      <style:table-cell-properties fo:border-bottom="0.99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522" style:family="table-cell" style:parent-style-name="Default" style:data-style-name="N4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523" style:family="table-cell" style:parent-style-name="Default" style:data-style-name="N4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24" style:family="table-cell" style:parent-style-name="Default" style:data-style-name="N4">
      <style:text-properties fo:font-size="10pt" style:font-size-asian="10pt" style:font-size-complex="10pt"/>
    </style:style>
    <style:style style:name="ce525" style:family="table-cell" style:parent-style-name="Excel_20_Built-in_20_Normal" style:data-style-name="N1000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526" style:family="table-cell" style:parent-style-name="Excel_20_Built-in_20_Normal" style:data-style-name="N10004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27" style:family="table-cell" style:parent-style-name="Default" style:data-style-name="N4">
      <style:table-cell-properties style:text-align-source="fix" style:repeat-content="false" fo:border="none"/>
      <style:paragraph-properties fo:text-align="center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28" style:family="table-cell" style:parent-style-name="Defaul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2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30" style:family="table-cell" style:parent-style-name="Excel_20_Built-in_20_Normal" style:data-style-name="N10004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31" style:family="table-cell" style:parent-style-name="Excel_20_Built-in_20_Normal" style:data-style-name="N10004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32" style:family="table-cell" style:parent-style-name="Excel_20_Built-in_20_Normal" style:data-style-name="N10004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533" style:family="table-cell" style:parent-style-name="Default" style:data-style-name="N4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4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35" style:family="table-cell" style:parent-style-name="Default" style:data-style-name="N4">
      <style:table-cell-properties fo:border-bottom="none" fo:border-left="none" fo:border-right="none" fo:border-top="0.99pt solid #000000"/>
      <style:text-properties fo:font-size="10pt" style:font-size-asian="10pt" style:font-size-complex="10pt"/>
    </style:style>
    <style:style style:name="ce536" style:family="table-cell" style:parent-style-name="Default" style:data-style-name="N4">
      <style:table-cell-properties fo:border="none"/>
      <style:text-properties fo:font-size="10pt" style:font-size-asian="10pt" style:font-size-complex="10pt"/>
    </style:style>
    <style:style style:name="ce537" style:family="table-cell" style:parent-style-name="Default" style:data-style-name="N4">
      <style:table-cell-properties fo:border-bottom="0.99pt solid #000000" fo:border-left="none" fo:border-right="none" fo:border-top="none"/>
      <style:text-properties fo:font-size="10pt" style:font-size-asian="10pt" style:font-size-complex="10pt"/>
    </style:style>
    <style:style style:name="ce538" style:family="table-cell" style:parent-style-name="Default" style:data-style-name="N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53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40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41" style:family="table-cell" style:parent-style-name="Excel_20_Built-in_20_Normal" style:data-style-name="N10004">
      <style:table-cell-properties fo:border-bottom="0.99pt solid #000000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42" style:family="table-cell" style:parent-style-name="Excel_20_Built-in_20_Normal" style:data-style-name="N10004">
      <style:table-cell-properties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543" style:family="table-cell" style:parent-style-name="Excel_20_Built-in_20_Normal" style:data-style-name="N10004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4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5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6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7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8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9" style:family="table-cell" style:parent-style-name="Default" style:data-style-name="N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5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1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552" style:family="table-cell" style:parent-style-name="Default" style:data-style-name="N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55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4" style:family="table-cell" style:parent-style-name="Default" style:data-style-name="N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55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5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8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56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1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56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4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6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7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8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9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7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73" style:family="table-cell" style:parent-style-name="Excel_20_Built-in_20_Normal" style:data-style-name="N1015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7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5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300" style:family="table-cell" style:parent-style-name="Default" style:data-style-name="N11">
      <style:table-cell-properties fo:background-color="transparen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a_extref" style:family="table">
      <style:table-properties table:display="false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erif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PL_k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05"/>
        <table:table-column table:style-name="co4" table:default-cell-style-name="ce318"/>
        <table:table-column table:style-name="co5" table:default-cell-style-name="ce318"/>
        <table:table-column table:style-name="co6" table:default-cell-style-name="ce323"/>
        <table:table-column table:style-name="co7" table:default-cell-style-name="ce325"/>
        <table:table-row table:style-name="ro1">
          <table:table-cell table:style-name="ce286" office:value-type="string" calcext:value-type="string">
            <text:p>2011-2019 Kira Bedelleri ve Ödemeleri-TL</text:p>
          </table:table-cell>
          <table:table-cell table:number-columns-repeated="2"/>
          <table:table-cell table:style-name="ce312" table:formula="of:=SUM([.D4:.D49])" office:value-type="float" office:value="526161" calcext:value-type="float">
            <text:p>526.161</text:p>
          </table:table-cell>
          <table:table-cell table:style-name="ce312" table:formula="of:=SUM([.E4:.E49])" office:value-type="float" office:value="520811" calcext:value-type="float">
            <text:p>520.811</text:p>
          </table:table-cell>
          <table:table-cell table:style-name="ce312" table:formula="of:=SUM([.F4:.F49])" office:value-type="float" office:value="5350" calcext:value-type="float">
            <text:p>5.350</text:p>
          </table:table-cell>
          <table:table-cell/>
        </table:table-row>
        <table:table-row table:style-name="ro1">
          <table:table-cell table:style-name="ce286"/>
          <table:table-cell office:value-type="string" calcext:value-type="string">
            <text:p>(Giderler hariç – Yapılan ve yapılmayan ödemeler)</text:p>
          </table:table-cell>
          <table:table-cell/>
          <table:table-cell table:style-name="ce312"/>
          <table:table-cell table:style-name="ce319" office:value-type="string" calcext:value-type="string">
            <text:p>Alınan</text:p>
          </table:table-cell>
          <table:table-cell table:style-name="ce312"/>
          <table:table-cell/>
        </table:table-row>
        <table:table-row table:style-name="ro2">
          <table:table-cell table:style-name="ce287" office:value-type="string" calcext:value-type="string">
            <text:p>Tarih</text:p>
          </table:table-cell>
          <table:table-cell table:style-name="ce287" office:value-type="string" calcext:value-type="string">
            <text:p>Açıklama</text:p>
          </table:table-cell>
          <table:table-cell table:style-name="ce306" office:value-type="string" calcext:value-type="string">
            <text:p>yıllık toplam</text:p>
          </table:table-cell>
          <table:table-cell table:style-name="ce313" office:value-type="string" calcext:value-type="string">
            <text:p>Kira Bedeli</text:p>
          </table:table-cell>
          <table:table-cell table:style-name="ce320" office:value-type="string" calcext:value-type="string">
            <text:p>Ödeme</text:p>
          </table:table-cell>
          <table:table-cell table:style-name="ce321" office:value-type="string" calcext:value-type="string">
            <text:p>Ödnmyn</text:p>
          </table:table-cell>
          <table:table-cell/>
        </table:table-row>
        <table:table-row table:style-name="ro3">
          <table:table-cell table:style-name="ce288" office:value-type="float" office:value="2011" calcext:value-type="float">
            <text:p>2011</text:p>
          </table:table-cell>
          <table:table-cell table:style-name="ce301" office:value-type="string" calcext:value-type="string">
            <text:p>Sanayi Acenta kira bedeli</text:p>
          </table:table-cell>
          <table:table-cell table:style-name="ce307"/>
          <table:table-cell table:number-columns-repeated="2" table:style-name="ce314" office:value-type="float" office:value="7500" calcext:value-type="float">
            <text:p>7.500</text:p>
          </table:table-cell>
          <table:table-cell table:style-name="ce322"/>
          <table:table-cell table:style-name="ce326" table:formula="of:=[.E4]" office:value-type="float" office:value="7500" calcext:value-type="float">
            <text:p>7.500</text:p>
          </table:table-cell>
        </table:table-row>
        <table:table-row table:style-name="ro3">
          <table:table-cell table:style-name="ce289" office:value-type="float" office:value="2011" calcext:value-type="float">
            <text:p>2011</text:p>
          </table:table-cell>
          <table:table-cell table:style-name="ce294" office:value-type="string" calcext:value-type="string">
            <text:p>Taha İnşaat Kira Bedeli</text:p>
          </table:table-cell>
          <table:table-cell table:style-name="ce308"/>
          <table:table-cell table:number-columns-repeated="2" table:style-name="ce315" office:value-type="float" office:value="4500" calcext:value-type="float">
            <text:p>4.500</text:p>
          </table:table-cell>
          <table:table-cell/>
          <table:table-cell table:style-name="ce327" table:formula="of:=[.G4]+[.E5]" office:value-type="float" office:value="12000" calcext:value-type="float">
            <text:p>12000</text:p>
          </table:table-cell>
        </table:table-row>
        <table:table-row table:style-name="ro3">
          <table:table-cell table:style-name="ce289" office:value-type="float" office:value="2011" calcext:value-type="float">
            <text:p>2011</text:p>
          </table:table-cell>
          <table:table-cell table:style-name="ce294" office:value-type="string" calcext:value-type="string">
            <text:p>Hızarhane Yıkama </text:p>
          </table:table-cell>
          <table:table-cell table:style-name="ce308"/>
          <table:table-cell table:number-columns-repeated="2" table:style-name="ce315" office:value-type="float" office:value="7200" calcext:value-type="float">
            <text:p>7.200</text:p>
          </table:table-cell>
          <table:table-cell/>
          <table:table-cell table:style-name="ce327" table:formula="of:=[.G5]+[.E6]" office:value-type="float" office:value="19200" calcext:value-type="float">
            <text:p>19200</text:p>
          </table:table-cell>
        </table:table-row>
        <table:table-row table:style-name="ro3">
          <table:table-cell table:style-name="ce289" office:value-type="float" office:value="2011" calcext:value-type="float">
            <text:p>2011</text:p>
          </table:table-cell>
          <table:table-cell table:style-name="ce294" office:value-type="string" calcext:value-type="string">
            <text:p>Ali Paşa Yıkama Adem Kesici </text:p>
          </table:table-cell>
          <table:table-cell table:style-name="ce308"/>
          <table:table-cell table:number-columns-repeated="2" table:style-name="ce315" office:value-type="float" office:value="9500" calcext:value-type="float">
            <text:p>9.500</text:p>
          </table:table-cell>
          <table:table-cell/>
          <table:table-cell table:style-name="ce327" table:formula="of:=[.G6]+[.E7]" office:value-type="float" office:value="28700" calcext:value-type="float">
            <text:p>28700</text:p>
          </table:table-cell>
        </table:table-row>
        <table:table-row table:style-name="ro3">
          <table:table-cell table:style-name="ce290" office:value-type="float" office:value="2011" calcext:value-type="float">
            <text:p>2011</text:p>
          </table:table-cell>
          <table:table-cell table:style-name="ce294" office:value-type="string" calcext:value-type="string">
            <text:p><text:span text:style-name="T1">Ali Paşa Aygaz </text:span>kira bedeli</text:p>
          </table:table-cell>
          <table:table-cell table:style-name="ce308"/>
          <table:table-cell table:number-columns-repeated="2" table:style-name="ce315" office:value-type="float" office:value="1000" calcext:value-type="float">
            <text:p>1.000</text:p>
          </table:table-cell>
          <table:table-cell/>
          <table:table-cell table:style-name="ce327" table:formula="of:=[.G7]+[.E8]" office:value-type="float" office:value="29700" calcext:value-type="float">
            <text:p>29700</text:p>
          </table:table-cell>
        </table:table-row>
        <table:table-row table:style-name="ro3">
          <table:table-cell table:style-name="ce291" office:value-type="float" office:value="2011" calcext:value-type="float">
            <text:p>2011</text:p>
          </table:table-cell>
          <table:table-cell table:style-name="ce302" office:value-type="string" calcext:value-type="string">
            <text:p>Lise Arkası Dursun Çalışkan </text:p>
          </table:table-cell>
          <table:table-cell table:style-name="ce309" table:formula="of:=SUM([.E4:.E9])" office:value-type="float" office:value="38500" calcext:value-type="float">
            <text:p>38.500</text:p>
          </table:table-cell>
          <table:table-cell table:number-columns-repeated="2" table:style-name="ce316" office:value-type="float" office:value="8800" calcext:value-type="float">
            <text:p>8.800</text:p>
          </table:table-cell>
          <table:table-cell table:style-name="ce324"/>
          <table:table-cell table:style-name="ce328" table:formula="of:=[.G8]+[.E9]" office:value-type="float" office:value="38500" calcext:value-type="float">
            <text:p>38500</text:p>
          </table:table-cell>
        </table:table-row>
        <table:table-row table:style-name="ro3">
          <table:table-cell table:style-name="ce292" office:value-type="float" office:value="2012" calcext:value-type="float">
            <text:p>2012</text:p>
          </table:table-cell>
          <table:table-cell table:style-name="ce301" office:value-type="string" calcext:value-type="string">
            <text:p>Sanayi Acenta kira bedeli</text:p>
          </table:table-cell>
          <table:table-cell table:style-name="ce307"/>
          <table:table-cell table:number-columns-repeated="2" table:style-name="ce314" office:value-type="float" office:value="8000" calcext:value-type="float">
            <text:p>8.000</text:p>
          </table:table-cell>
          <table:table-cell table:style-name="ce322"/>
          <table:table-cell table:style-name="ce329" table:formula="of:=[.G9]+[.E10]" office:value-type="float" office:value="46500" calcext:value-type="float">
            <text:p>46500</text:p>
          </table:table-cell>
        </table:table-row>
        <table:table-row table:style-name="ro3">
          <table:table-cell table:style-name="ce293" office:value-type="float" office:value="2012" calcext:value-type="float">
            <text:p>2012</text:p>
          </table:table-cell>
          <table:table-cell table:style-name="ce294" office:value-type="string" calcext:value-type="string">
            <text:p>Taha İnşaat Kira Bedeli</text:p>
          </table:table-cell>
          <table:table-cell table:style-name="ce308"/>
          <table:table-cell table:number-columns-repeated="2" table:style-name="ce315" office:value-type="float" office:value="5000" calcext:value-type="float">
            <text:p>5.000</text:p>
          </table:table-cell>
          <table:table-cell/>
          <table:table-cell table:formula="of:=[.G10]+[.E11]" office:value-type="float" office:value="51500" calcext:value-type="float">
            <text:p>51500</text:p>
          </table:table-cell>
        </table:table-row>
        <table:table-row table:style-name="ro3">
          <table:table-cell table:style-name="ce293" office:value-type="float" office:value="2012" calcext:value-type="float">
            <text:p>2012</text:p>
          </table:table-cell>
          <table:table-cell table:style-name="ce294" office:value-type="string" calcext:value-type="string">
            <text:p>Hızarhane Yıkama </text:p>
          </table:table-cell>
          <table:table-cell table:style-name="ce308"/>
          <table:table-cell table:number-columns-repeated="2" table:style-name="ce315" office:value-type="float" office:value="7900" calcext:value-type="float">
            <text:p>7.900</text:p>
          </table:table-cell>
          <table:table-cell/>
          <table:table-cell table:formula="of:=[.G11]+[.E12]" office:value-type="float" office:value="59400" calcext:value-type="float">
            <text:p>59400</text:p>
          </table:table-cell>
        </table:table-row>
        <table:table-row table:style-name="ro3">
          <table:table-cell table:style-name="ce293" office:value-type="float" office:value="2012" calcext:value-type="float">
            <text:p>2012</text:p>
          </table:table-cell>
          <table:table-cell table:style-name="ce294" office:value-type="string" calcext:value-type="string">
            <text:p>Ali Paşa Yıkama Adem Kesici </text:p>
          </table:table-cell>
          <table:table-cell table:style-name="ce308"/>
          <table:table-cell table:number-columns-repeated="2" table:style-name="ce315" office:value-type="float" office:value="10000" calcext:value-type="float">
            <text:p>10.000</text:p>
          </table:table-cell>
          <table:table-cell/>
          <table:table-cell table:formula="of:=[.G12]+[.E13]" office:value-type="float" office:value="69400" calcext:value-type="float">
            <text:p>69400</text:p>
          </table:table-cell>
        </table:table-row>
        <table:table-row table:style-name="ro3">
          <table:table-cell table:style-name="ce294" office:value-type="float" office:value="2012" calcext:value-type="float">
            <text:p>2012</text:p>
          </table:table-cell>
          <table:table-cell table:style-name="ce294" office:value-type="string" calcext:value-type="string">
            <text:p>Ali Paşa Aygaz kira bedeli</text:p>
          </table:table-cell>
          <table:table-cell table:style-name="ce308"/>
          <table:table-cell table:number-columns-repeated="2" table:style-name="ce315" office:value-type="float" office:value="450" calcext:value-type="float">
            <text:p>450</text:p>
          </table:table-cell>
          <table:table-cell/>
          <table:table-cell table:formula="of:=[.G13]+[.E14]" office:value-type="float" office:value="69850" calcext:value-type="float">
            <text:p>69850</text:p>
          </table:table-cell>
        </table:table-row>
        <table:table-row table:style-name="ro3">
          <table:table-cell table:style-name="ce295" office:value-type="float" office:value="2012" calcext:value-type="float">
            <text:p>2012</text:p>
          </table:table-cell>
          <table:table-cell table:style-name="ce302" office:value-type="string" calcext:value-type="string">
            <text:p>Lise Arkası Ahmet Çalışkan </text:p>
          </table:table-cell>
          <table:table-cell table:style-name="ce309" table:formula="of:=SUM([.E10:.E15])" office:value-type="float" office:value="54950" calcext:value-type="float">
            <text:p>54.950</text:p>
          </table:table-cell>
          <table:table-cell table:number-columns-repeated="2" table:style-name="ce316" office:value-type="float" office:value="23600" calcext:value-type="float">
            <text:p>23.600</text:p>
          </table:table-cell>
          <table:table-cell table:style-name="ce324"/>
          <table:table-cell table:style-name="ce330" table:formula="of:=[.G14]+[.E15]" office:value-type="float" office:value="93450" calcext:value-type="float">
            <text:p>93450</text:p>
          </table:table-cell>
        </table:table-row>
        <table:table-row table:style-name="ro3">
          <table:table-cell table:style-name="ce288" office:value-type="float" office:value="2013" calcext:value-type="float">
            <text:p>2013</text:p>
          </table:table-cell>
          <table:table-cell table:style-name="ce301" office:value-type="string" calcext:value-type="string">
            <text:p>Sanayi Acenta kira bedeli</text:p>
          </table:table-cell>
          <table:table-cell table:style-name="ce307"/>
          <table:table-cell table:number-columns-repeated="2" table:style-name="ce314" office:value-type="float" office:value="8500" calcext:value-type="float">
            <text:p>8.500</text:p>
          </table:table-cell>
          <table:table-cell table:style-name="ce322"/>
          <table:table-cell table:style-name="ce331" table:formula="of:=[.G15]+[.E16]" office:value-type="float" office:value="101950" calcext:value-type="float">
            <text:p>101950</text:p>
          </table:table-cell>
        </table:table-row>
        <table:table-row table:style-name="ro3">
          <table:table-cell table:style-name="ce289" office:value-type="float" office:value="2013" calcext:value-type="float">
            <text:p>2013</text:p>
          </table:table-cell>
          <table:table-cell table:style-name="ce294" office:value-type="string" calcext:value-type="string">
            <text:p>Taha İnşaat Kira Bedeli</text:p>
          </table:table-cell>
          <table:table-cell table:style-name="ce310"/>
          <table:table-cell table:number-columns-repeated="2" table:style-name="ce315" office:value-type="float" office:value="5500" calcext:value-type="float">
            <text:p>5.500</text:p>
          </table:table-cell>
          <table:table-cell/>
          <table:table-cell table:style-name="ce327" table:formula="of:=[.G16]+[.E17]" office:value-type="float" office:value="107450" calcext:value-type="float">
            <text:p>107450</text:p>
          </table:table-cell>
        </table:table-row>
        <table:table-row table:style-name="ro3">
          <table:table-cell table:style-name="ce289" office:value-type="float" office:value="2013" calcext:value-type="float">
            <text:p>2013</text:p>
          </table:table-cell>
          <table:table-cell table:style-name="ce294" office:value-type="string" calcext:value-type="string">
            <text:p>Hızarhane Yıkama </text:p>
          </table:table-cell>
          <table:table-cell table:style-name="ce308"/>
          <table:table-cell table:number-columns-repeated="2" table:style-name="ce315" office:value-type="float" office:value="8500" calcext:value-type="float">
            <text:p>8.500</text:p>
          </table:table-cell>
          <table:table-cell/>
          <table:table-cell table:style-name="ce327" table:formula="of:=[.G17]+[.E18]" office:value-type="float" office:value="115950" calcext:value-type="float">
            <text:p>115950</text:p>
          </table:table-cell>
        </table:table-row>
        <table:table-row table:style-name="ro3">
          <table:table-cell table:style-name="ce289" office:value-type="float" office:value="2013" calcext:value-type="float">
            <text:p>2013</text:p>
          </table:table-cell>
          <table:table-cell table:style-name="ce294" office:value-type="string" calcext:value-type="string">
            <text:p>Ali Paşa Yıkama Adem Kesici </text:p>
          </table:table-cell>
          <table:table-cell table:style-name="ce308"/>
          <table:table-cell table:number-columns-repeated="2" table:style-name="ce315" office:value-type="float" office:value="9000" calcext:value-type="float">
            <text:p>9.000</text:p>
          </table:table-cell>
          <table:table-cell/>
          <table:table-cell table:style-name="ce327" table:formula="of:=[.G18]+[.E19]" office:value-type="float" office:value="124950" calcext:value-type="float">
            <text:p>124950</text:p>
          </table:table-cell>
        </table:table-row>
        <table:table-row table:style-name="ro3">
          <table:table-cell table:style-name="ce296" office:value-type="float" office:value="2013" calcext:value-type="float">
            <text:p>2013</text:p>
          </table:table-cell>
          <table:table-cell table:style-name="ce302" office:value-type="string" calcext:value-type="string">
            <text:p>Lise Arkası Ahmet Çalışkan </text:p>
          </table:table-cell>
          <table:table-cell table:style-name="ce309" table:formula="of:=SUM([.E16:.E20])" office:value-type="float" office:value="50200" calcext:value-type="float">
            <text:p>50.200</text:p>
          </table:table-cell>
          <table:table-cell table:number-columns-repeated="2" table:style-name="ce316" office:value-type="float" office:value="18700" calcext:value-type="float">
            <text:p>18.700</text:p>
          </table:table-cell>
          <table:table-cell table:style-name="ce324"/>
          <table:table-cell table:style-name="ce328" table:formula="of:=[.G19]+[.E20]" office:value-type="float" office:value="143650" calcext:value-type="float">
            <text:p>143650</text:p>
          </table:table-cell>
        </table:table-row>
        <table:table-row table:style-name="ro3">
          <table:table-cell table:style-name="ce288" office:value-type="float" office:value="2014" calcext:value-type="float">
            <text:p>2014</text:p>
          </table:table-cell>
          <table:table-cell table:style-name="ce303" office:value-type="string" calcext:value-type="string">
            <text:p>Sanayi Acenta kira bedeli</text:p>
          </table:table-cell>
          <table:table-cell table:style-name="ce311"/>
          <table:table-cell table:number-columns-repeated="2" table:style-name="ce314" office:value-type="float" office:value="10000" calcext:value-type="float">
            <text:p>10.000</text:p>
          </table:table-cell>
          <table:table-cell table:style-name="ce322"/>
          <table:table-cell table:style-name="ce331" table:formula="of:=[.G20]+[.E21]" office:value-type="float" office:value="153650" calcext:value-type="float">
            <text:p>153650</text:p>
          </table:table-cell>
        </table:table-row>
        <table:table-row table:style-name="ro3">
          <table:table-cell table:style-name="ce289" office:value-type="float" office:value="2014" calcext:value-type="float">
            <text:p>2014</text:p>
          </table:table-cell>
          <table:table-cell table:style-name="ce304" office:value-type="string" calcext:value-type="string">
            <text:p>Taha İnşaat Kira Bedeli</text:p>
          </table:table-cell>
          <table:table-cell table:style-name="ce308"/>
          <table:table-cell table:number-columns-repeated="2" table:style-name="ce315" office:value-type="float" office:value="6000" calcext:value-type="float">
            <text:p>6.000</text:p>
          </table:table-cell>
          <table:table-cell/>
          <table:table-cell table:style-name="ce327" table:formula="of:=[.G21]+[.E22]" office:value-type="float" office:value="159650" calcext:value-type="float">
            <text:p>159650</text:p>
          </table:table-cell>
        </table:table-row>
        <table:table-row table:style-name="ro3">
          <table:table-cell table:style-name="ce289" office:value-type="float" office:value="2014" calcext:value-type="float">
            <text:p>2014</text:p>
          </table:table-cell>
          <table:table-cell table:style-name="ce304" office:value-type="string" calcext:value-type="string">
            <text:p>Hızarhane Yıkama </text:p>
          </table:table-cell>
          <table:table-cell table:style-name="ce308"/>
          <table:table-cell table:number-columns-repeated="2" table:style-name="ce315" office:value-type="float" office:value="9350" calcext:value-type="float">
            <text:p>9.350</text:p>
          </table:table-cell>
          <table:table-cell/>
          <table:table-cell table:style-name="ce327" table:formula="of:=[.G22]+[.E23]" office:value-type="float" office:value="169000" calcext:value-type="float">
            <text:p>169000</text:p>
          </table:table-cell>
        </table:table-row>
        <table:table-row table:style-name="ro3">
          <table:table-cell table:style-name="ce289" office:value-type="float" office:value="2014" calcext:value-type="float">
            <text:p>2014</text:p>
          </table:table-cell>
          <table:table-cell table:style-name="ce294" office:value-type="string" calcext:value-type="string">
            <text:p>Ali Paşa Yıkama Adem Kesici </text:p>
          </table:table-cell>
          <table:table-cell table:style-name="ce308"/>
          <table:table-cell table:number-columns-repeated="2" table:style-name="ce315" office:value-type="float" office:value="12500" calcext:value-type="float">
            <text:p>12.500</text:p>
          </table:table-cell>
          <table:table-cell/>
          <table:table-cell table:style-name="ce327" table:formula="of:=[.G23]+[.E24]" office:value-type="float" office:value="181500" calcext:value-type="float">
            <text:p>181500</text:p>
          </table:table-cell>
        </table:table-row>
        <table:table-row table:style-name="ro3">
          <table:table-cell table:style-name="ce291" office:value-type="float" office:value="2014" calcext:value-type="float">
            <text:p>2014</text:p>
          </table:table-cell>
          <table:table-cell table:style-name="ce302" office:value-type="string" calcext:value-type="string">
            <text:p>Lise Arkası Ahmet Çalışkan </text:p>
          </table:table-cell>
          <table:table-cell table:style-name="ce309" table:formula="of:=SUM([.E21:.E25])" office:value-type="float" office:value="58350" calcext:value-type="float">
            <text:p>58.350</text:p>
          </table:table-cell>
          <table:table-cell table:number-columns-repeated="2" table:style-name="ce316" office:value-type="float" office:value="20500" calcext:value-type="float">
            <text:p>20.500</text:p>
          </table:table-cell>
          <table:table-cell table:style-name="ce324"/>
          <table:table-cell table:style-name="ce328" table:formula="of:=[.G24]+[.E25]" office:value-type="float" office:value="202000" calcext:value-type="float">
            <text:p>202000</text:p>
          </table:table-cell>
        </table:table-row>
        <table:table-row table:style-name="ro3">
          <table:table-cell table:style-name="ce288" office:value-type="float" office:value="2015" calcext:value-type="float">
            <text:p>2015</text:p>
          </table:table-cell>
          <table:table-cell table:style-name="ce301" office:value-type="string" calcext:value-type="string">
            <text:p><text:span text:style-name="T2">Ali Paşa Milangaz </text:span>kira bedeli</text:p>
          </table:table-cell>
          <table:table-cell table:style-name="ce311"/>
          <table:table-cell table:number-columns-repeated="2" table:style-name="ce314" office:value-type="float" office:value="4000" calcext:value-type="float">
            <text:p>4.000</text:p>
          </table:table-cell>
          <table:table-cell table:style-name="ce322"/>
          <table:table-cell table:style-name="ce331" table:formula="of:=[.G25]+[.E26]" office:value-type="float" office:value="206000" calcext:value-type="float">
            <text:p>206000</text:p>
          </table:table-cell>
        </table:table-row>
        <table:table-row table:style-name="ro3">
          <table:table-cell table:style-name="ce289" office:value-type="float" office:value="2015" calcext:value-type="float">
            <text:p>2015</text:p>
          </table:table-cell>
          <table:table-cell table:style-name="ce294" office:value-type="string" calcext:value-type="string">
            <text:p>Adem Kesici kira bedeli</text:p>
          </table:table-cell>
          <table:table-cell table:style-name="ce308" office:value-type="percentage" office:value="0.1" calcext:value-type="percentage">
            <text:p>%10,00</text:p>
          </table:table-cell>
          <table:table-cell table:number-columns-repeated="2" table:style-name="ce315" office:value-type="float" office:value="13750" calcext:value-type="float">
            <text:p>13.750</text:p>
          </table:table-cell>
          <table:table-cell/>
          <table:table-cell table:style-name="ce327" table:formula="of:=[.G26]+[.E27]" office:value-type="float" office:value="219750" calcext:value-type="float">
            <text:p>219750</text:p>
          </table:table-cell>
        </table:table-row>
        <table:table-row table:style-name="ro3">
          <table:table-cell table:style-name="ce290" office:value-type="float" office:value="2015" calcext:value-type="float">
            <text:p>2015</text:p>
          </table:table-cell>
          <table:table-cell table:style-name="ce294" office:value-type="string" calcext:value-type="string">
            <text:p><text:span text:style-name="T2">Ali Paşa Aygaz </text:span>İsmail Tağaç Kira Bedeli</text:p>
          </table:table-cell>
          <table:table-cell table:style-name="ce308"/>
          <table:table-cell table:number-columns-repeated="2" table:style-name="ce315" office:value-type="float" office:value="4200" calcext:value-type="float">
            <text:p>4.200</text:p>
          </table:table-cell>
          <table:table-cell/>
          <table:table-cell table:style-name="ce327" table:formula="of:=[.G27]+[.E28]" office:value-type="float" office:value="223950" calcext:value-type="float">
            <text:p>223950</text:p>
          </table:table-cell>
        </table:table-row>
        <table:table-row table:style-name="ro3">
          <table:table-cell table:style-name="ce291" office:value-type="float" office:value="2015" calcext:value-type="float">
            <text:p>2015</text:p>
          </table:table-cell>
          <table:table-cell table:style-name="ce302" office:value-type="string" calcext:value-type="string">
            <text:p>Lise Arkası Ahmet Çalışkan </text:p>
          </table:table-cell>
          <table:table-cell table:style-name="ce309" table:formula="of:=SUM([.E26:.E29])" office:value-type="float" office:value="44500" calcext:value-type="float">
            <text:p>44.500</text:p>
          </table:table-cell>
          <table:table-cell table:number-columns-repeated="2" table:style-name="ce316" office:value-type="float" office:value="22550" calcext:value-type="float">
            <text:p>22.550</text:p>
          </table:table-cell>
          <table:table-cell table:style-name="ce324"/>
          <table:table-cell table:style-name="ce328" table:formula="of:=[.G28]+[.E29]" office:value-type="float" office:value="246500" calcext:value-type="float">
            <text:p>246500</text:p>
          </table:table-cell>
        </table:table-row>
        <table:table-row table:style-name="ro3">
          <table:table-cell table:style-name="ce288" office:value-type="float" office:value="2016" calcext:value-type="float">
            <text:p>2016</text:p>
          </table:table-cell>
          <table:table-cell table:style-name="ce301" office:value-type="string" calcext:value-type="string">
            <text:p><text:span text:style-name="T2">Hızarhane Yıkama </text:span>Mehmet Geyraslı kira bedeli</text:p>
          </table:table-cell>
          <table:table-cell table:style-name="ce311"/>
          <table:table-cell table:number-columns-repeated="2" table:style-name="ce314" office:value-type="float" office:value="13000" calcext:value-type="float">
            <text:p>13.000</text:p>
          </table:table-cell>
          <table:table-cell table:style-name="ce322"/>
          <table:table-cell table:style-name="ce331" table:formula="of:=[.G29]+[.E30]" office:value-type="float" office:value="259500" calcext:value-type="float">
            <text:p>259500</text:p>
          </table:table-cell>
        </table:table-row>
        <table:table-row table:style-name="ro3">
          <table:table-cell table:style-name="ce289" office:value-type="float" office:value="2016" calcext:value-type="float">
            <text:p>2016</text:p>
          </table:table-cell>
          <table:table-cell table:style-name="ce294" office:value-type="string" calcext:value-type="string">
            <text:p><text:span text:style-name="T2">Ali Paşa Milangaz </text:span>kira bedeli</text:p>
          </table:table-cell>
          <table:table-cell table:style-name="ce308"/>
          <table:table-cell table:number-columns-repeated="2" table:style-name="ce315" office:value-type="float" office:value="5600" calcext:value-type="float">
            <text:p>5.600</text:p>
          </table:table-cell>
          <table:table-cell/>
          <table:table-cell table:style-name="ce327" table:formula="of:=[.G30]+[.E31]" office:value-type="float" office:value="265100" calcext:value-type="float">
            <text:p>265100</text:p>
          </table:table-cell>
        </table:table-row>
        <table:table-row table:style-name="ro3">
          <table:table-cell table:style-name="ce289" office:value-type="float" office:value="2016" calcext:value-type="float">
            <text:p>2016</text:p>
          </table:table-cell>
          <table:table-cell table:style-name="ce294" office:value-type="string" calcext:value-type="string">
            <text:p><text:span text:style-name="T2">Ali Paşa Yıkama </text:span>Adem Kesici kira bedeli</text:p>
          </table:table-cell>
          <table:table-cell table:style-name="ce308" office:value-type="percentage" office:value="0.1" calcext:value-type="percentage">
            <text:p>%10,00</text:p>
          </table:table-cell>
          <table:table-cell table:number-columns-repeated="2" table:style-name="ce315" office:value-type="float" office:value="15125" calcext:value-type="float">
            <text:p>15.125</text:p>
          </table:table-cell>
          <table:table-cell/>
          <table:table-cell table:style-name="ce327" table:formula="of:=[.G31]+[.E32]" office:value-type="float" office:value="280225" calcext:value-type="float">
            <text:p>280225</text:p>
          </table:table-cell>
        </table:table-row>
        <table:table-row table:style-name="ro3">
          <table:table-cell table:style-name="ce289" office:value-type="float" office:value="2016" calcext:value-type="float">
            <text:p>2016</text:p>
          </table:table-cell>
          <table:table-cell table:style-name="ce294" office:value-type="string" calcext:value-type="string">
            <text:p><text:span text:style-name="T2">Ali Paşa Aygaz </text:span>İsmail Tağaç Kira Bedeli</text:p>
          </table:table-cell>
          <table:table-cell table:style-name="ce308"/>
          <table:table-cell table:style-name="ce315" office:value-type="float" office:value="4200" calcext:value-type="float">
            <text:p>4.200</text:p>
          </table:table-cell>
          <table:table-cell table:style-name="ce315" office:value-type="float" office:value="2950" calcext:value-type="float">
            <text:p>2.950</text:p>
          </table:table-cell>
          <table:table-cell table:formula="of:=[.D33]-[.E33]" office:value-type="float" office:value="1250" calcext:value-type="float">
            <text:p>1.250</text:p>
          </table:table-cell>
          <table:table-cell table:style-name="ce327" table:formula="of:=[.G32]+[.E33]" office:value-type="float" office:value="283175" calcext:value-type="float">
            <text:p>283175</text:p>
          </table:table-cell>
        </table:table-row>
        <table:table-row table:style-name="ro3">
          <table:table-cell table:style-name="ce291" office:value-type="float" office:value="2016" calcext:value-type="float">
            <text:p>2016</text:p>
          </table:table-cell>
          <table:table-cell table:style-name="ce302" office:value-type="string" calcext:value-type="string">
            <text:p>Lise Arkası Ahmet Çalışkan </text:p>
          </table:table-cell>
          <table:table-cell table:style-name="ce309" table:formula="of:=SUM([.E30:.E34])" office:value-type="float" office:value="61675" calcext:value-type="float">
            <text:p>61.675</text:p>
          </table:table-cell>
          <table:table-cell table:number-columns-repeated="2" table:style-name="ce316" office:value-type="float" office:value="25000" calcext:value-type="float">
            <text:p>25.000</text:p>
          </table:table-cell>
          <table:table-cell table:style-name="ce324"/>
          <table:table-cell table:style-name="ce328" table:formula="of:=[.G33]+[.E34]" office:value-type="float" office:value="308175" calcext:value-type="float">
            <text:p>308175</text:p>
          </table:table-cell>
        </table:table-row>
        <table:table-row table:style-name="ro3">
          <table:table-cell table:style-name="ce298" office:value-type="float" office:value="2017" calcext:value-type="float">
            <text:p>2017</text:p>
          </table:table-cell>
          <table:table-cell table:style-name="ce301" office:value-type="string" calcext:value-type="string">
            <text:p><text:span text:style-name="T2">Hızarhane Yıkama </text:span>Mehmet Geyraslı kira bedeli</text:p>
          </table:table-cell>
          <table:table-cell table:style-name="ce311"/>
          <table:table-cell table:number-columns-repeated="2" table:style-name="ce314" office:value-type="float" office:value="15400" calcext:value-type="float">
            <text:p>15.400</text:p>
          </table:table-cell>
          <table:table-cell table:style-name="ce322"/>
          <table:table-cell table:style-name="ce331" table:formula="of:=[.G34]+[.E35]" office:value-type="float" office:value="323575" calcext:value-type="float">
            <text:p>323575</text:p>
          </table:table-cell>
        </table:table-row>
        <table:table-row table:style-name="ro3">
          <table:table-cell table:style-name="ce290" office:value-type="float" office:value="2017" calcext:value-type="float">
            <text:p>2017</text:p>
          </table:table-cell>
          <table:table-cell table:style-name="ce294" office:value-type="string" calcext:value-type="string">
            <text:p><text:span text:style-name="T2">Ali Paşa Milangaz </text:span>Gökhan Öner Kira Bedeli</text:p>
          </table:table-cell>
          <table:table-cell table:style-name="ce308"/>
          <table:table-cell table:number-columns-repeated="2" table:style-name="ce315" office:value-type="float" office:value="4400" calcext:value-type="float">
            <text:p>4.400</text:p>
          </table:table-cell>
          <table:table-cell/>
          <table:table-cell table:style-name="ce327" table:formula="of:=[.G35]+[.E36]" office:value-type="float" office:value="327975" calcext:value-type="float">
            <text:p>327975</text:p>
          </table:table-cell>
        </table:table-row>
        <table:table-row table:style-name="ro3">
          <table:table-cell table:style-name="ce290" office:value-type="float" office:value="2017" calcext:value-type="float">
            <text:p>2017</text:p>
          </table:table-cell>
          <table:table-cell table:style-name="ce294" office:value-type="string" calcext:value-type="string">
            <text:p><text:span text:style-name="T2">Ali Paşa Yıkama </text:span>Adem Kesici kira bedeli</text:p>
          </table:table-cell>
          <table:table-cell table:style-name="ce308" office:value-type="percentage" office:value="0.1245" calcext:value-type="percentage">
            <text:p>%12,45</text:p>
          </table:table-cell>
          <table:table-cell table:number-columns-repeated="2" table:style-name="ce315" office:value-type="float" office:value="17050" calcext:value-type="float">
            <text:p>17.050</text:p>
          </table:table-cell>
          <table:table-cell/>
          <table:table-cell table:style-name="ce327" table:formula="of:=[.G36]+[.E37]" office:value-type="float" office:value="345025" calcext:value-type="float">
            <text:p>345025</text:p>
          </table:table-cell>
        </table:table-row>
        <table:table-row table:style-name="ro3">
          <table:table-cell table:style-name="ce290" office:value-type="float" office:value="2017" calcext:value-type="float">
            <text:p>2017</text:p>
          </table:table-cell>
          <table:table-cell table:style-name="ce294" office:value-type="string" calcext:value-type="string">
            <text:p><text:span text:style-name="T2">Ali Paşa Yıkama </text:span>Adem Kesici kira bedeli</text:p>
          </table:table-cell>
          <table:table-cell table:style-name="ce308"/>
          <table:table-cell table:number-columns-repeated="2" table:style-name="ce315" office:value-type="float" office:value="3000" calcext:value-type="float">
            <text:p>3.000</text:p>
          </table:table-cell>
          <table:table-cell/>
          <table:table-cell table:style-name="ce327" table:formula="of:=[.G37]+[.E38]" office:value-type="float" office:value="348025" calcext:value-type="float">
            <text:p>348025</text:p>
          </table:table-cell>
        </table:table-row>
        <table:table-row table:style-name="ro3">
          <table:table-cell table:style-name="ce290" office:value-type="float" office:value="2017" calcext:value-type="float">
            <text:p>2017</text:p>
          </table:table-cell>
          <table:table-cell table:style-name="ce294" office:value-type="string" calcext:value-type="string">
            <text:p><text:span text:style-name="T2">Ali Paşa Aygaz </text:span>İsmail Tağaç Kira Bedeli</text:p>
          </table:table-cell>
          <table:table-cell table:style-name="ce308"/>
          <table:table-cell table:style-name="ce315" office:value-type="float" office:value="2400" calcext:value-type="float">
            <text:p>2.400</text:p>
          </table:table-cell>
          <table:table-cell table:style-name="ce315"/>
          <table:table-cell table:formula="of:=[.D39]-[.E39]" office:value-type="float" office:value="2400" calcext:value-type="float">
            <text:p>2.400</text:p>
          </table:table-cell>
          <table:table-cell table:style-name="ce327" table:formula="of:=[.G38]+[.E39]" office:value-type="float" office:value="348025" calcext:value-type="float">
            <text:p>348025</text:p>
          </table:table-cell>
        </table:table-row>
        <table:table-row table:style-name="ro3">
          <table:table-cell table:style-name="ce290" office:value-type="float" office:value="2017" calcext:value-type="float">
            <text:p>2017</text:p>
          </table:table-cell>
          <table:table-cell table:style-name="ce294" office:value-type="string" calcext:value-type="string">
            <text:p><text:span text:style-name="T2">Ali Paşa Aygaz </text:span>Samet Mine kira bedeli</text:p>
          </table:table-cell>
          <table:table-cell table:style-name="ce308"/>
          <table:table-cell table:style-name="ce315" office:value-type="float" office:value="5000" calcext:value-type="float">
            <text:p>5.000</text:p>
          </table:table-cell>
          <table:table-cell table:style-name="ce315" office:value-type="float" office:value="3300" calcext:value-type="float">
            <text:p>3.300</text:p>
          </table:table-cell>
          <table:table-cell table:formula="of:=[.D40]-[.E40]" office:value-type="float" office:value="1700" calcext:value-type="float">
            <text:p>1.700</text:p>
          </table:table-cell>
          <table:table-cell table:style-name="ce327" table:formula="of:=[.G39]+[.E40]" office:value-type="float" office:value="351325" calcext:value-type="float">
            <text:p>351325</text:p>
          </table:table-cell>
        </table:table-row>
        <table:table-row table:style-name="ro3">
          <table:table-cell table:style-name="ce296" office:value-type="float" office:value="2017" calcext:value-type="float">
            <text:p>2017</text:p>
          </table:table-cell>
          <table:table-cell table:style-name="ce302" office:value-type="string" calcext:value-type="string">
            <text:p>Lise Arkası Ahmet Çalışkan </text:p>
          </table:table-cell>
          <table:table-cell table:style-name="ce309" table:formula="of:=SUM([.E35:.E41])" office:value-type="float" office:value="70650" calcext:value-type="float">
            <text:p>70.650</text:p>
          </table:table-cell>
          <table:table-cell table:number-columns-repeated="2" table:style-name="ce316" office:value-type="float" office:value="27500" calcext:value-type="float">
            <text:p>27.500</text:p>
          </table:table-cell>
          <table:table-cell table:style-name="ce324"/>
          <table:table-cell table:style-name="ce328" table:formula="of:=[.G40]+[.E41]" office:value-type="float" office:value="378825" calcext:value-type="float">
            <text:p>378825</text:p>
          </table:table-cell>
        </table:table-row>
        <table:table-row table:style-name="ro3">
          <table:table-cell table:style-name="ce288" office:value-type="float" office:value="2018" calcext:value-type="float">
            <text:p>2018</text:p>
          </table:table-cell>
          <table:table-cell table:style-name="ce303" office:value-type="string" calcext:value-type="string">
            <text:p><text:span text:style-name="T2">Hızarhane Yıkama </text:span>Mehmet Geyraslı kira bedeli</text:p>
          </table:table-cell>
          <table:table-cell table:style-name="ce311"/>
          <table:table-cell table:number-columns-repeated="2" table:style-name="ce314" office:value-type="float" office:value="1500" calcext:value-type="float">
            <text:p>1.500</text:p>
          </table:table-cell>
          <table:table-cell table:style-name="ce322"/>
          <table:table-cell table:style-name="ce331" table:formula="of:=[.G41]+[.E42]" office:value-type="float" office:value="380325" calcext:value-type="float">
            <text:p>380325</text:p>
          </table:table-cell>
        </table:table-row>
        <table:table-row table:style-name="ro3">
          <table:table-cell table:style-name="ce289" office:value-type="float" office:value="2018" calcext:value-type="float">
            <text:p>2018</text:p>
          </table:table-cell>
          <table:table-cell table:style-name="ce294" office:value-type="string" calcext:value-type="string">
            <text:p><text:span text:style-name="T2">Ali Paşa Milangaz </text:span>özge kahraman kira bedeli</text:p>
          </table:table-cell>
          <table:table-cell table:style-name="ce308"/>
          <table:table-cell table:number-columns-repeated="2" table:style-name="ce315" office:value-type="float" office:value="7200" calcext:value-type="float">
            <text:p>7.200</text:p>
          </table:table-cell>
          <table:table-cell/>
          <table:table-cell table:style-name="ce327" table:formula="of:=[.G42]+[.E43]" office:value-type="float" office:value="387525" calcext:value-type="float">
            <text:p>387525</text:p>
          </table:table-cell>
        </table:table-row>
        <table:table-row table:style-name="ro3">
          <table:table-cell table:style-name="ce289" office:value-type="float" office:value="2018" calcext:value-type="float">
            <text:p>2018</text:p>
          </table:table-cell>
          <table:table-cell table:style-name="ce294" office:value-type="string" calcext:value-type="string">
            <text:p>Ali Paşa Yıkama Adem Kesici kira bedeli</text:p>
          </table:table-cell>
          <table:table-cell table:style-name="ce308" office:value-type="percentage" office:value="0.158" calcext:value-type="percentage">
            <text:p>%15,80</text:p>
          </table:table-cell>
          <table:table-cell table:number-columns-repeated="2" table:style-name="ce315" office:value-type="float" office:value="19686" calcext:value-type="float">
            <text:p>19.686</text:p>
          </table:table-cell>
          <table:table-cell/>
          <table:table-cell table:style-name="ce327" table:formula="of:=[.G43]+[.E44]" office:value-type="float" office:value="407211" calcext:value-type="float">
            <text:p>407211</text:p>
          </table:table-cell>
        </table:table-row>
        <table:table-row table:style-name="ro3">
          <table:table-cell table:style-name="ce289" office:value-type="float" office:value="2018" calcext:value-type="float">
            <text:p>2018</text:p>
          </table:table-cell>
          <table:table-cell table:style-name="ce294" office:value-type="string" calcext:value-type="string">
            <text:p><text:span text:style-name="T2">Ali Paşa Aygaz </text:span>Asena Dursun Kira Bedeli</text:p>
          </table:table-cell>
          <table:table-cell table:style-name="ce308"/>
          <table:table-cell table:number-columns-repeated="2" table:style-name="ce315" office:value-type="float" office:value="7200" calcext:value-type="float">
            <text:p>7.200</text:p>
          </table:table-cell>
          <table:table-cell/>
          <table:table-cell table:style-name="ce327" table:formula="of:=[.G44]+[.E45]" office:value-type="float" office:value="414411" calcext:value-type="float">
            <text:p>414411</text:p>
          </table:table-cell>
        </table:table-row>
        <table:table-row table:style-name="ro3">
          <table:table-cell table:style-name="ce291" office:value-type="float" office:value="2018" calcext:value-type="float">
            <text:p>2018</text:p>
          </table:table-cell>
          <table:table-cell table:style-name="ce302" office:value-type="string" calcext:value-type="string">
            <text:p>Lise Arkası Ahmet Çalışkan </text:p>
          </table:table-cell>
          <table:table-cell table:style-name="ce309" table:formula="of:=SUM([.E42:.E46])" office:value-type="float" office:value="68086" calcext:value-type="float">
            <text:p>68.086</text:p>
          </table:table-cell>
          <table:table-cell table:number-columns-repeated="2" table:style-name="ce316" office:value-type="float" office:value="32500" calcext:value-type="float">
            <text:p>32.500</text:p>
          </table:table-cell>
          <table:table-cell table:style-name="ce324"/>
          <table:table-cell table:style-name="ce328" table:formula="of:=[.G45]+[.E46]" office:value-type="float" office:value="446911" calcext:value-type="float">
            <text:p>446911</text:p>
          </table:table-cell>
        </table:table-row>
        <table:table-row table:style-name="ro3">
          <table:table-cell table:style-name="ce288" office:value-type="float" office:value="2019" calcext:value-type="float">
            <text:p>2019</text:p>
          </table:table-cell>
          <table:table-cell table:style-name="ce301" office:value-type="string" calcext:value-type="string">
            <text:p><text:span text:style-name="T2">Ali Paşa Milangaz </text:span>özge kahraman kira bedeli</text:p>
          </table:table-cell>
          <table:table-cell table:style-name="ce311"/>
          <table:table-cell table:number-columns-repeated="2" table:style-name="ce314" office:value-type="float" office:value="8520" calcext:value-type="float">
            <text:p>8.520</text:p>
          </table:table-cell>
          <table:table-cell table:style-name="ce322"/>
          <table:table-cell table:style-name="ce331" table:formula="of:=[.G46]+[.E47]" office:value-type="float" office:value="455431" calcext:value-type="float">
            <text:p>455431</text:p>
          </table:table-cell>
        </table:table-row>
        <table:table-row table:style-name="ro3">
          <table:table-cell table:style-name="ce289" office:value-type="float" office:value="2019" calcext:value-type="float">
            <text:p>2019</text:p>
          </table:table-cell>
          <table:table-cell table:style-name="ce294" office:value-type="string" calcext:value-type="string">
            <text:p><text:span text:style-name="T2">Al Paşa Yıkama </text:span>19-20 kira bedeli</text:p>
          </table:table-cell>
          <table:table-cell table:style-name="ce308" office:value-type="percentage" office:value="0.34" calcext:value-type="percentage">
            <text:p>%34,00</text:p>
          </table:table-cell>
          <table:table-cell table:number-columns-repeated="2" table:style-name="ce315" office:value-type="float" office:value="26380" calcext:value-type="float">
            <text:p>26.380</text:p>
          </table:table-cell>
          <table:table-cell/>
          <table:table-cell table:style-name="ce327" table:formula="of:=[.G47]+[.E48]" office:value-type="float" office:value="481811" calcext:value-type="float">
            <text:p>481811</text:p>
          </table:table-cell>
        </table:table-row>
        <table:table-row table:style-name="ro3">
          <table:table-cell table:style-name="ce291" office:value-type="float" office:value="2019" calcext:value-type="float">
            <text:p>2019</text:p>
          </table:table-cell>
          <table:table-cell table:style-name="ce302" office:value-type="string" calcext:value-type="string">
            <text:p>Lise Arkası Ahmet Çalışkan </text:p>
          </table:table-cell>
          <table:table-cell table:style-name="ce309" table:formula="of:=SUM([.E47:.E49])" office:value-type="float" office:value="73900" calcext:value-type="float">
            <text:p>73.900</text:p>
          </table:table-cell>
          <table:table-cell table:number-columns-repeated="2" table:style-name="ce316" office:value-type="float" office:value="39000" calcext:value-type="float">
            <text:p>39.000</text:p>
          </table:table-cell>
          <table:table-cell table:style-name="ce324"/>
          <table:table-cell table:style-name="ce328" table:formula="of:=[.G48]+[.E49]" office:value-type="float" office:value="520811" calcext:value-type="float">
            <text:p>520811</text:p>
          </table:table-cell>
        </table:table-row>
        <table:table-row table:style-name="ro3">
          <table:table-cell table:style-name="ce299" table:number-columns-repeated="2"/>
          <table:table-cell table:style-name="ce308"/>
          <table:table-cell table:style-name="ce317" table:formula="of:=SUM([.D4:.D49])" office:value-type="float" office:value="526161" calcext:value-type="float">
            <text:p>526161</text:p>
          </table:table-cell>
          <table:table-cell table:style-name="ce317" table:formula="of:=SUM([.E4:.E49])" office:value-type="float" office:value="520811" calcext:value-type="float">
            <text:p>520811</text:p>
          </table:table-cell>
          <table:table-cell table:style-name="ce317" table:formula="of:=SUM([.F4:.F49])" office:value-type="float" office:value="5350" calcext:value-type="float">
            <text:p>5350</text:p>
          </table:table-cell>
          <table:table-cell table:style-name="ce317" table:formula="of:=[.G49]" office:value-type="float" office:value="520811" calcext:value-type="float">
            <text:p>520811</text:p>
          </table:table-cell>
        </table:table-row>
        <table:table-row table:style-name="ro3" table:number-rows-repeated="1048525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TPL" table:style-name="ta1">
        <table:table-column table:style-name="co9" table:default-cell-style-name="ce342"/>
        <table:table-column table:style-name="co10" table:default-cell-style-name="ce342"/>
        <table:table-column table:style-name="co11" table:default-cell-style-name="ce342"/>
        <table:table-column table:style-name="co12" table:number-columns-repeated="3" table:default-cell-style-name="ce342"/>
        <table:table-column table:style-name="co13" table:default-cell-style-name="ce342"/>
        <table:table-column table:style-name="co14" table:default-cell-style-name="ce342"/>
        <table:table-column table:style-name="co15" table:default-cell-style-name="ce342"/>
        <table:table-column table:style-name="co16" table:default-cell-style-name="ce342"/>
        <table:table-column table:style-name="co17" table:default-cell-style-name="ce342"/>
        <table:table-column table:style-name="co18" table:default-cell-style-name="ce342"/>
        <table:table-column table:style-name="co19" table:default-cell-style-name="ce342"/>
        <table:table-column table:style-name="co20" table:default-cell-style-name="ce342"/>
        <table:table-column table:style-name="co21" table:default-cell-style-name="ce342"/>
        <table:table-column table:style-name="co20" table:default-cell-style-name="ce342"/>
        <table:table-column table:style-name="co22" table:default-cell-style-name="ce342"/>
        <table:table-column table:style-name="co8" table:number-columns-repeated="1007" table:default-cell-style-name="ce342"/>
        <table:table-row table:style-name="ro3" table:number-rows-repeated="4">
          <table:table-cell table:style-name="ce332"/>
          <table:table-cell table:style-name="ce294"/>
          <table:table-cell table:number-columns-repeated="4"/>
          <table:table-cell table:style-name="ce294" table:number-columns-repeated="8"/>
          <table:table-cell table:number-columns-repeated="1010"/>
        </table:table-row>
        <table:table-row table:style-name="ro3">
          <table:table-cell table:style-name="ce332" office:value-type="date" office:date-value="2019-12-11" calcext:value-type="date">
            <text:p>Çar 11.Ara 19</text:p>
          </table:table-cell>
          <table:table-cell table:style-name="ce294"/>
          <table:table-cell table:number-columns-repeated="4"/>
          <table:table-cell table:style-name="ce294" table:number-columns-repeated="8"/>
          <table:table-cell table:number-columns-repeated="1010"/>
        </table:table-row>
        <table:table-row table:style-name="ro3">
          <table:table-cell table:style-name="ce298" office:value-type="string" calcext:value-type="string">
            <text:p>2011-2019 YILLARI TOPLAM KİRA GELİRLERİNİN HİSSE ORANLARI</text:p>
          </table:table-cell>
          <table:table-cell table:style-name="ce301"/>
          <table:table-cell table:style-name="ce351" table:number-columns-repeated="3"/>
          <table:table-cell table:style-name="ce360"/>
          <table:table-cell table:style-name="ce294" table:number-columns-repeated="8"/>
          <table:table-cell table:number-columns-repeated="1010"/>
        </table:table-row>
        <table:table-row table:style-name="ro3">
          <table:table-cell table:style-name="ce333" office:value-type="date" office:date-value="2018-12-11" calcext:value-type="date">
            <text:p>Salı 11.Aralık.2018</text:p>
          </table:table-cell>
          <table:table-cell table:style-name="ce294" table:number-columns-repeated="4"/>
          <table:table-cell table:style-name="ce361"/>
          <table:table-cell table:style-name="ce294" table:number-columns-repeated="2"/>
          <table:table-cell table:number-columns-repeated="1016"/>
        </table:table-row>
        <table:table-row table:style-name="ro3">
          <table:table-cell table:style-name="ce334" office:value-type="string" calcext:value-type="string">
            <text:p>2011-2018</text:p>
          </table:table-cell>
          <table:table-cell table:style-name="ce343" office:value-type="string" calcext:value-type="string">
            <text:p>Ayşe</text:p>
          </table:table-cell>
          <table:table-cell table:style-name="ce343" office:value-type="string" calcext:value-type="string">
            <text:p>Ali </text:p>
          </table:table-cell>
          <table:table-cell table:style-name="ce343" office:value-type="string" calcext:value-type="string">
            <text:p>Atila</text:p>
          </table:table-cell>
          <table:table-cell table:style-name="ce343" office:value-type="string" calcext:value-type="string">
            <text:p>Hacı </text:p>
          </table:table-cell>
          <table:table-cell table:style-name="ce362" office:value-type="string" calcext:value-type="string">
            <text:p>Nazan</text:p>
          </table:table-cell>
          <table:table-cell table:style-name="ce294" table:number-columns-repeated="2"/>
          <table:table-cell table:number-columns-repeated="1016"/>
        </table:table-row>
        <table:table-row table:style-name="ro3">
          <table:table-cell table:style-name="ce335" office:value-type="string" calcext:value-type="string">
            <text:p>Lise kira geliri</text:p>
          </table:table-cell>
          <table:table-cell table:number-columns-repeated="4" table:style-name="ce344" office:value-type="percentage" office:value="0.25" calcext:value-type="percentage">
            <text:p>%25,00</text:p>
          </table:table-cell>
          <table:table-cell table:style-name="ce360"/>
          <table:table-cell table:style-name="ce294" table:number-columns-repeated="2"/>
          <table:table-cell table:number-columns-repeated="1016"/>
        </table:table-row>
        <table:table-row table:style-name="ro3">
          <table:table-cell table:style-name="ce336" table:formula="of:=[LS.F1]" office:value-type="float" office:value="181028.8" calcext:value-type="float">
            <text:p>181.028,80</text:p>
          </table:table-cell>
          <table:table-cell table:style-name="ce302" table:formula="of:=[.A10]*[.B9]" office:value-type="float" office:value="45257.2" calcext:value-type="float">
            <text:p>45.257,20</text:p>
          </table:table-cell>
          <table:table-cell table:style-name="ce302" table:formula="of:=[.C9]*[.A10]" office:value-type="float" office:value="45257.2" calcext:value-type="float">
            <text:p>45.257,20</text:p>
          </table:table-cell>
          <table:table-cell table:style-name="ce302" table:formula="of:=[.D9]*[.A10]" office:value-type="float" office:value="45257.2" calcext:value-type="float">
            <text:p>45.257,20</text:p>
          </table:table-cell>
          <table:table-cell table:style-name="ce302" table:formula="of:=[.E9]*[.A10]" office:value-type="float" office:value="45257.2" calcext:value-type="float">
            <text:p>45.257,20</text:p>
          </table:table-cell>
          <table:table-cell table:style-name="ce363"/>
          <table:table-cell table:style-name="ce294" table:number-columns-repeated="2"/>
          <table:table-cell table:number-columns-repeated="1016"/>
        </table:table-row>
        <table:table-row table:style-name="ro3">
          <table:table-cell table:style-name="ce337" office:value-type="string" calcext:value-type="string">
            <text:p>Aygaz Kira Geliri</text:p>
          </table:table-cell>
          <table:table-cell table:style-name="ce294"/>
          <table:table-cell table:style-name="ce352"/>
          <table:table-cell table:style-name="ce352" office:value-type="percentage" office:value="0.542" calcext:value-type="percentage">
            <text:p>%54,20</text:p>
          </table:table-cell>
          <table:table-cell table:style-name="ce352" office:value-type="percentage" office:value="0.125" calcext:value-type="percentage">
            <text:p>%12,50</text:p>
          </table:table-cell>
          <table:table-cell table:style-name="ce364" office:value-type="percentage" office:value="0.333" calcext:value-type="percentage">
            <text:p>%33,30</text:p>
          </table:table-cell>
          <table:table-cell table:style-name="ce294" table:number-columns-repeated="2"/>
          <table:table-cell table:number-columns-repeated="1016"/>
        </table:table-row>
        <table:table-row table:style-name="ro3">
          <table:table-cell table:style-name="ce337" table:formula="of:=[APaygz.G1]" office:value-type="float" office:value="18900" calcext:value-type="float">
            <text:p>18.900,00</text:p>
          </table:table-cell>
          <table:table-cell table:style-name="ce345"/>
          <table:table-cell/>
          <table:table-cell table:formula="of:=[.D11]*[.A12]" office:value-type="float" office:value="10243.8" calcext:value-type="float">
            <text:p>10.243,80</text:p>
          </table:table-cell>
          <table:table-cell table:style-name="ce345" table:formula="of:=[.E11]*[.A12]" office:value-type="float" office:value="2362.5" calcext:value-type="float">
            <text:p>2.362,50</text:p>
          </table:table-cell>
          <table:table-cell table:style-name="ce365" table:formula="of:=[.F11]*[.A12]" office:value-type="float" office:value="6293.7" calcext:value-type="float">
            <text:p>6.293,70</text:p>
          </table:table-cell>
          <table:table-cell table:style-name="ce294" table:number-columns-repeated="2"/>
          <table:table-cell table:number-columns-repeated="1016"/>
        </table:table-row>
        <table:table-row table:style-name="ro3">
          <table:table-cell table:style-name="ce337" office:value-type="string" calcext:value-type="string">
            <text:p>AP Milangaz</text:p>
          </table:table-cell>
          <table:table-cell table:style-name="ce346"/>
          <table:table-cell table:style-name="ce353"/>
          <table:table-cell table:style-name="ce353" office:value-type="percentage" office:value="0.542" calcext:value-type="percentage">
            <text:p>%54,20</text:p>
          </table:table-cell>
          <table:table-cell table:style-name="ce353" office:value-type="percentage" office:value="0.125" calcext:value-type="percentage">
            <text:p>%12,50</text:p>
          </table:table-cell>
          <table:table-cell table:style-name="ce366" office:value-type="percentage" office:value="0.333" calcext:value-type="percentage">
            <text:p>%33,30</text:p>
          </table:table-cell>
          <table:table-cell table:style-name="ce294" table:number-columns-repeated="2"/>
          <table:table-cell table:number-columns-repeated="1016"/>
        </table:table-row>
        <table:table-row table:style-name="ro3">
          <table:table-cell table:style-name="ce337" table:formula="of:=[APMlngz.G1]" office:value-type="float" office:value="29720" calcext:value-type="float">
            <text:p>29.720,00</text:p>
          </table:table-cell>
          <table:table-cell table:style-name="ce347"/>
          <table:table-cell table:style-name="ce354"/>
          <table:table-cell table:style-name="ce354" table:formula="of:=[.D13]*[.A14]" office:value-type="float" office:value="16108.24" calcext:value-type="float">
            <text:p>16.108,24</text:p>
          </table:table-cell>
          <table:table-cell table:style-name="ce354" table:formula="of:=[.E13]*[.A14]" office:value-type="float" office:value="3715" calcext:value-type="float">
            <text:p>3.715,00</text:p>
          </table:table-cell>
          <table:table-cell table:style-name="ce367" table:formula="of:=[.F13]*[.A14]" office:value-type="float" office:value="9896.76" calcext:value-type="float">
            <text:p>9.896,76</text:p>
          </table:table-cell>
          <table:table-cell table:style-name="ce294" table:number-columns-repeated="2"/>
          <table:table-cell table:number-columns-repeated="1016"/>
        </table:table-row>
        <table:table-row table:style-name="ro3">
          <table:table-cell table:style-name="ce335" office:value-type="string" calcext:value-type="string">
            <text:p>AP Yıkama Ön</text:p>
          </table:table-cell>
          <table:table-cell table:style-name="ce301"/>
          <table:table-cell table:style-name="ce344"/>
          <table:table-cell table:style-name="ce344" office:value-type="percentage" office:value="0.542" calcext:value-type="percentage">
            <text:p>%54,20</text:p>
          </table:table-cell>
          <table:table-cell table:style-name="ce344" office:value-type="percentage" office:value="0.125" calcext:value-type="percentage">
            <text:p>%12,50</text:p>
          </table:table-cell>
          <table:table-cell table:style-name="ce368" office:value-type="percentage" office:value="0.333" calcext:value-type="percentage">
            <text:p>%33,30</text:p>
          </table:table-cell>
          <table:table-cell table:style-name="ce294" table:number-columns-repeated="2"/>
          <table:table-cell table:number-columns-repeated="1016"/>
        </table:table-row>
        <table:table-row table:style-name="ro3">
          <table:table-cell table:style-name="ce336" table:formula="of:=[APYkm.G1]*2/3" office:value-type="float" office:value="90533.3333333333" calcext:value-type="float">
            <text:p>90.533,33</text:p>
          </table:table-cell>
          <table:table-cell table:style-name="ce348"/>
          <table:table-cell/>
          <table:table-cell table:style-name="ce302" table:formula="of:=[.D15]*[.A16]" office:value-type="float" office:value="49069.0666666667" calcext:value-type="float">
            <text:p>49.069,07</text:p>
          </table:table-cell>
          <table:table-cell table:style-name="ce302" table:formula="of:=[.E15]*[.A16]" office:value-type="float" office:value="11316.6666666667" calcext:value-type="float">
            <text:p>11.316,67</text:p>
          </table:table-cell>
          <table:table-cell table:style-name="ce363" table:formula="of:=[.F15]*[.A16]" office:value-type="float" office:value="30147.6" calcext:value-type="float">
            <text:p>30.147,60</text:p>
          </table:table-cell>
          <table:table-cell table:style-name="ce294" table:number-columns-repeated="2"/>
          <table:table-cell table:number-columns-repeated="1016"/>
        </table:table-row>
        <table:table-row table:style-name="ro3">
          <table:table-cell table:style-name="ce335" office:value-type="string" calcext:value-type="string">
            <text:p>AP Yıkama Arka</text:p>
          </table:table-cell>
          <table:table-cell table:style-name="ce301"/>
          <table:table-cell table:style-name="ce344"/>
          <table:table-cell table:style-name="ce344" table:formula="of:=13/40" office:value-type="percentage" office:value="0.325" calcext:value-type="percentage">
            <text:p>%32,50</text:p>
          </table:table-cell>
          <table:table-cell table:style-name="ce344" table:formula="of:=3/40" office:value-type="percentage" office:value="0.075" calcext:value-type="percentage">
            <text:p>%7,50</text:p>
          </table:table-cell>
          <table:table-cell table:style-name="ce344" office:value-type="percentage" office:value="0.6" calcext:value-type="percentage">
            <text:p>%60,00</text:p>
          </table:table-cell>
          <table:table-cell table:style-name="ce294" table:number-columns-repeated="2"/>
          <table:table-cell table:number-columns-repeated="1016"/>
        </table:table-row>
        <table:table-row table:style-name="ro3">
          <table:table-cell table:style-name="ce336" table:formula="of:=[APYkm.G1]*1/3" office:value-type="float" office:value="45266.6666666667" calcext:value-type="float">
            <text:p>45.266,67</text:p>
          </table:table-cell>
          <table:table-cell table:style-name="ce348"/>
          <table:table-cell/>
          <table:table-cell table:style-name="ce302" table:formula="of:=[.D17]*[.A18]" office:value-type="float" office:value="14711.6666666667" calcext:value-type="float">
            <text:p>14.711,67</text:p>
          </table:table-cell>
          <table:table-cell table:style-name="ce302" table:formula="of:=[.E17]*[.A18]" office:value-type="float" office:value="3395" calcext:value-type="float">
            <text:p>3.395,00</text:p>
          </table:table-cell>
          <table:table-cell table:style-name="ce363" table:formula="of:=[.F17]*[.A18]" office:value-type="float" office:value="27160" calcext:value-type="float">
            <text:p>27.160,00</text:p>
          </table:table-cell>
          <table:table-cell table:style-name="ce294" table:number-columns-repeated="2"/>
          <table:table-cell table:number-columns-repeated="1016"/>
        </table:table-row>
        <table:table-row table:style-name="ro3">
          <table:table-cell table:style-name="ce335" office:value-type="string" calcext:value-type="string">
            <text:p>Hz Depo</text:p>
          </table:table-cell>
          <table:table-cell table:style-name="ce301"/>
          <table:table-cell table:number-columns-repeated="2" table:style-name="ce344" office:value-type="percentage" office:value="0.5" calcext:value-type="percentage">
            <text:p>%50,00</text:p>
          </table:table-cell>
          <table:table-cell table:style-name="ce301"/>
          <table:table-cell table:style-name="ce369"/>
          <table:table-cell table:style-name="ce294" table:number-columns-repeated="2"/>
          <table:table-cell table:number-columns-repeated="1016"/>
        </table:table-row>
        <table:table-row table:style-name="ro3">
          <table:table-cell table:style-name="ce336" table:formula="of:=['Hzr-acnta'.G1]" office:value-type="float" office:value="21000" calcext:value-type="float">
            <text:p>21.000,00</text:p>
          </table:table-cell>
          <table:table-cell table:style-name="ce302"/>
          <table:table-cell table:style-name="ce302" table:formula="of:=[.C19]*[.A20]" office:value-type="float" office:value="10500" calcext:value-type="float">
            <text:p>10.500,00</text:p>
          </table:table-cell>
          <table:table-cell table:style-name="ce302" table:formula="of:=[.D19]*[.A20]" office:value-type="float" office:value="10500" calcext:value-type="float">
            <text:p>10.500,00</text:p>
          </table:table-cell>
          <table:table-cell table:style-name="ce302"/>
          <table:table-cell table:style-name="ce363"/>
          <table:table-cell table:style-name="ce294" table:number-columns-repeated="2"/>
          <table:table-cell table:number-columns-repeated="1016"/>
        </table:table-row>
        <table:table-row table:style-name="ro3">
          <table:table-cell table:style-name="ce337" office:value-type="string" calcext:value-type="string">
            <text:p>Hz Yıkama</text:p>
          </table:table-cell>
          <table:table-cell table:style-name="ce294"/>
          <table:table-cell table:number-columns-repeated="2" table:style-name="ce352" office:value-type="percentage" office:value="0.5" calcext:value-type="percentage">
            <text:p>%50,00</text:p>
          </table:table-cell>
          <table:table-cell table:style-name="ce294"/>
          <table:table-cell table:style-name="ce361"/>
          <table:table-cell table:style-name="ce294" table:number-columns-repeated="2"/>
          <table:table-cell table:number-columns-repeated="1016"/>
        </table:table-row>
        <table:table-row table:style-name="ro3">
          <table:table-cell table:style-name="ce337" table:formula="of:=['file:///home/murat/depolnx/hes2018/Account/2019/2019%20YS%20KR%20D%C4%9E%C5%9E%20SLNK.ods'#$'Hzr-Snyi'.G24]" office:value-type="float" office:value="62850" calcext:value-type="float">
            <text:p>62.850,00</text:p>
          </table:table-cell>
          <table:table-cell table:style-name="ce345"/>
          <table:table-cell table:style-name="ce345" table:formula="of:=[.C21]*[.A22]" office:value-type="float" office:value="31425" calcext:value-type="float">
            <text:p>31.425,00</text:p>
          </table:table-cell>
          <table:table-cell table:formula="of:=[.D21]*[.A22]" office:value-type="float" office:value="31425" calcext:value-type="float">
            <text:p>31.425,00</text:p>
          </table:table-cell>
          <table:table-cell table:style-name="ce345"/>
          <table:table-cell table:style-name="ce365"/>
          <table:table-cell table:style-name="ce294" table:number-columns-repeated="2"/>
          <table:table-cell table:number-columns-repeated="1016"/>
        </table:table-row>
        <table:table-row table:style-name="ro3">
          <table:table-cell table:style-name="ce335" office:value-type="string" calcext:value-type="string">
            <text:p>Sanayi Acentalar</text:p>
          </table:table-cell>
          <table:table-cell table:style-name="ce301"/>
          <table:table-cell table:number-columns-repeated="2" table:style-name="ce344" office:value-type="percentage" office:value="0.5" calcext:value-type="percentage">
            <text:p>%50,00</text:p>
          </table:table-cell>
          <table:table-cell table:style-name="ce301"/>
          <table:table-cell table:style-name="ce369"/>
          <table:table-cell table:style-name="ce294" table:number-columns-repeated="2"/>
          <table:table-cell table:number-columns-repeated="1016"/>
        </table:table-row>
        <table:table-row table:style-name="ro3">
          <table:table-cell table:style-name="ce336" table:formula="of:=['file:///home/murat/depolnx/hes2018/Account/2019/2019%20YS%20KR%20D%C4%9E%C5%9E%20SLNK.ods'#$'Hzr-Snyi'.G14]" office:value-type="float" office:value="34000" calcext:value-type="float">
            <text:p>34.000,00</text:p>
          </table:table-cell>
          <table:table-cell table:style-name="ce302"/>
          <table:table-cell table:style-name="ce302" table:formula="of:=[.C23]*[.A24]" office:value-type="float" office:value="17000" calcext:value-type="float">
            <text:p>17.000,00</text:p>
          </table:table-cell>
          <table:table-cell table:style-name="ce302" table:formula="of:=[.D23]*[.A24]" office:value-type="float" office:value="17000" calcext:value-type="float">
            <text:p>17.000,00</text:p>
          </table:table-cell>
          <table:table-cell table:style-name="ce302"/>
          <table:table-cell table:style-name="ce363"/>
          <table:table-cell table:style-name="ce294" table:number-columns-repeated="2"/>
          <table:table-cell table:number-columns-repeated="1016"/>
        </table:table-row>
        <table:table-row table:style-name="ro3">
          <table:table-cell table:style-name="ce338" table:formula="of:=[.A22]+[.A20]+[.A14]+[.A16]+[.A12]+[.A10]+[.A24]+[.A18]" office:value-type="float" office:value="483298.8" calcext:value-type="float">
            <text:p>483.298,80</text:p>
          </table:table-cell>
          <table:table-cell table:style-name="ce349" table:formula="of:=[.B27]/[.$A$27]" office:value-type="percentage" office:value="0.0936422767861207" calcext:value-type="percentage">
            <text:p>%9,36</text:p>
          </table:table-cell>
          <table:table-cell table:style-name="ce355" table:formula="of:=[.C27]/[.$A$27]" office:value-type="percentage" office:value="0.215564781042287" calcext:value-type="percentage">
            <text:p>%21,56</text:p>
          </table:table-cell>
          <table:table-cell table:style-name="ce355" table:formula="of:=[.D27]/[.$A$27]" office:value-type="percentage" office:value="0.402059705783117" calcext:value-type="percentage">
            <text:p>%40,21</text:p>
          </table:table-cell>
          <table:table-cell table:style-name="ce355" table:formula="of:=[.E27]/[.$A$27]" office:value-type="percentage" office:value="0.136657419109393" calcext:value-type="percentage">
            <text:p>%13,67</text:p>
          </table:table-cell>
          <table:table-cell table:style-name="ce370" table:formula="of:=[.F27]/[.$A$27]" office:value-type="percentage" office:value="0.152075817279083" calcext:value-type="percentage">
            <text:p>%15,21</text:p>
          </table:table-cell>
          <table:table-cell table:style-name="ce294" table:number-columns-repeated="2"/>
          <table:table-cell table:number-columns-repeated="1016"/>
        </table:table-row>
        <table:table-row table:style-name="ro3">
          <table:table-cell table:style-name="ce339" office:value-type="string" calcext:value-type="string">
            <text:p>TOPLAM</text:p>
          </table:table-cell>
          <table:table-cell table:style-name="ce350" office:value-type="string" calcext:value-type="string">
            <text:p>Ayşe</text:p>
          </table:table-cell>
          <table:table-cell table:style-name="ce343" office:value-type="string" calcext:value-type="string">
            <text:p>Ali </text:p>
          </table:table-cell>
          <table:table-cell table:style-name="ce343" office:value-type="string" calcext:value-type="string">
            <text:p>Atila</text:p>
          </table:table-cell>
          <table:table-cell table:style-name="ce343" office:value-type="string" calcext:value-type="string">
            <text:p>Hacı </text:p>
          </table:table-cell>
          <table:table-cell table:style-name="ce362" office:value-type="string" calcext:value-type="string">
            <text:p>İsmail</text:p>
          </table:table-cell>
          <table:table-cell table:style-name="ce294" table:number-columns-repeated="2"/>
          <table:table-cell table:number-columns-repeated="1016"/>
        </table:table-row>
        <table:table-row table:style-name="ro3">
          <table:table-cell table:style-name="ce340" table:formula="of:=SUM([.B27:.F27])" office:value-type="float" office:value="483298.8" calcext:value-type="float">
            <text:p>483.298,80</text:p>
          </table:table-cell>
          <table:table-cell table:style-name="ce340" table:formula="of:=[.B24]+[.B22]+[.B20]+[.B14]+[.B16]+[.B12]+[.B10]" office:value-type="float" office:value="45257.2" calcext:value-type="float">
            <text:p>45.257,20</text:p>
          </table:table-cell>
          <table:table-cell table:style-name="ce356" table:formula="of:=[.C24]+[.C22]+[.C20]+[.C14]+[.C16]+[.C12]+[.C10]" office:value-type="float" office:value="104182.2" calcext:value-type="float">
            <text:p>104.182,20</text:p>
          </table:table-cell>
          <table:table-cell table:style-name="ce356" table:formula="of:=[.D24]+[.D22]+[.D20]+[.D14]+[.D16]+[.D12]+[.D10]+[.D18]" office:value-type="float" office:value="194314.973333333" calcext:value-type="float">
            <text:p>194.314,97</text:p>
          </table:table-cell>
          <table:table-cell table:style-name="ce356" table:formula="of:=[.E24]+[.E22]+[.E18]+[.E14]+[.E16]+[.E12]+[.E10]" office:value-type="float" office:value="66046.3666666667" calcext:value-type="float">
            <text:p>66.046,37</text:p>
          </table:table-cell>
          <table:table-cell table:style-name="ce371" table:formula="of:=[.F24]+[.F22]+[.F18]+[.F14]+[.F16]+[.F12]+[.F10]" office:value-type="float" office:value="73498.06" calcext:value-type="float">
            <text:p>73.498,06</text:p>
          </table:table-cell>
          <table:table-cell table:style-name="ce294" table:number-columns-repeated="2"/>
          <table:table-cell table:number-columns-repeated="1016"/>
        </table:table-row>
        <table:table-row table:style-name="ro3">
          <table:table-cell table:style-name="ce294" table:number-columns-repeated="8"/>
          <table:table-cell table:number-columns-repeated="1016"/>
        </table:table-row>
        <table:table-row table:style-name="ro3" table:number-rows-repeated="3">
          <table:table-cell table:style-name="ce341" table:number-columns-repeated="2"/>
          <table:table-cell table:style-name="ce357"/>
          <table:table-cell table:style-name="ce341"/>
          <table:table-cell table:style-name="ce358"/>
          <table:table-cell table:style-name="ce341"/>
          <table:table-cell table:number-columns-repeated="1018"/>
        </table:table-row>
        <table:table-row table:style-name="ro3">
          <table:table-cell table:style-name="ce341" table:number-columns-repeated="6"/>
          <table:table-cell table:number-columns-repeated="1018"/>
        </table:table-row>
        <table:table-row table:style-name="ro3">
          <table:table-cell table:style-name="ce341" table:number-columns-repeated="3"/>
          <table:table-cell table:style-name="ce357"/>
          <table:table-cell table:style-name="ce341" table:number-columns-repeated="2"/>
          <table:table-cell table:number-columns-repeated="1018"/>
        </table:table-row>
        <table:table-row table:style-name="ro3">
          <table:table-cell table:style-name="ce341" table:number-columns-repeated="3"/>
          <table:table-cell table:style-name="ce357"/>
          <table:table-cell table:style-name="ce359"/>
          <table:table-cell table:style-name="ce341"/>
          <table:table-cell table:number-columns-repeated="1018"/>
        </table:table-row>
        <table:table-row table:style-name="ro3">
          <table:table-cell table:style-name="ce341" table:number-columns-repeated="4"/>
          <table:table-cell table:style-name="ce359"/>
          <table:table-cell table:style-name="ce341"/>
          <table:table-cell table:number-columns-repeated="1018"/>
        </table:table-row>
        <table:table-row table:style-name="ro3">
          <table:table-cell table:style-name="ce294" table:number-columns-repeated="4"/>
          <table:table-cell table:style-name="ce359"/>
          <table:table-cell table:style-name="ce294"/>
          <table:table-cell table:number-columns-repeated="1018"/>
        </table:table-row>
        <table:table-row table:style-name="ro3">
          <table:table-cell table:style-name="ce294" table:number-columns-repeated="4"/>
          <table:table-cell table:style-name="ce358"/>
          <table:table-cell table:style-name="ce294"/>
          <table:table-cell table:number-columns-repeated="1018"/>
        </table:table-row>
        <table:table-row table:style-name="ro3" table:number-rows-repeated="2">
          <table:table-cell table:style-name="ce294" table:number-columns-repeated="1024"/>
        </table:table-row>
        <table:table-row table:style-name="ro3" table:number-rows-repeated="9">
          <table:table-cell table:style-name="ce294" table:number-columns-repeated="6"/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NL_AP_LS" table:style-name="ta1">
        <table:table-column table:style-name="co8" table:default-cell-style-name="ce373"/>
        <table:table-column table:style-name="co23" table:default-cell-style-name="ce373"/>
        <table:table-column table:style-name="co8" table:number-columns-repeated="2" table:default-cell-style-name="ce373"/>
        <table:table-column table:style-name="co24" table:default-cell-style-name="ce373"/>
        <table:table-column table:style-name="co25" table:default-cell-style-name="ce373"/>
        <table:table-column table:style-name="co26" table:default-cell-style-name="ce373"/>
        <table:table-column table:style-name="co27" table:number-columns-repeated="3" table:default-cell-style-name="ce373"/>
        <table:table-column table:style-name="co28" table:default-cell-style-name="ce382"/>
        <table:table-column table:style-name="co8" table:number-columns-repeated="1013" table:default-cell-style-name="ce373"/>
        <table:table-row table:style-name="ro1">
          <table:table-cell table:style-name="ce372" office:value-type="string" calcext:value-type="string">
            <text:p>2011-2019 Ali Balcı-Kiralanan Yer ve Yıllara Göre Kira Geliri</text:p>
          </table:table-cell>
          <table:table-cell table:style-name="ce372" table:number-columns-repeated="2"/>
          <table:table-cell table:style-name="ce381" table:number-columns-repeated="6"/>
          <table:table-cell table:style-name="ce380" table:number-columns-repeated="2"/>
          <table:table-cell table:number-columns-repeated="1013"/>
        </table:table-row>
        <table:table-row table:style-name="ro1">
          <table:table-cell table:style-name="ce372"/>
          <table:table-cell table:style-name="ce90" office:value-type="string" calcext:value-type="string">
            <text:p>Hızarhane</text:p>
          </table:table-cell>
          <table:table-cell table:style-name="ce90" office:value-type="string" calcext:value-type="string">
            <text:p>Hızarhane </text:p>
          </table:table-cell>
          <table:table-cell table:style-name="ce90" office:value-type="string" calcext:value-type="string">
            <text:p>Sanayi</text:p>
          </table:table-cell>
          <table:table-cell table:number-columns-repeated="2"/>
          <table:table-cell table:style-name="ce389"/>
          <table:table-cell/>
          <table:table-cell table:style-name="ce385"/>
          <table:table-cell table:style-name="ce90" table:number-columns-spanned="1" table:number-rows-spanned="2"/>
          <table:table-cell table:number-columns-repeated="1014"/>
        </table:table-row>
        <table:table-row table:style-name="ro1">
          <table:table-cell table:style-name="ce372"/>
          <table:table-cell table:style-name="ce90" office:value-type="string" calcext:value-type="string">
            <text:p><text:s/>Yıkama</text:p>
          </table:table-cell>
          <table:table-cell table:style-name="ce90" office:value-type="string" calcext:value-type="string">
            <text:p>Depo</text:p>
          </table:table-cell>
          <table:table-cell table:style-name="ce90" office:value-type="string" calcext:value-type="string">
            <text:p><text:s/>Acentalar</text:p>
          </table:table-cell>
          <table:table-cell table:style-name="ce90" office:value-type="string" calcext:value-type="string">
            <text:p>Lise</text:p>
          </table:table-cell>
          <table:table-cell/>
          <table:table-cell table:style-name="ce389"/>
          <table:table-cell/>
          <table:table-cell table:style-name="ce385"/>
          <table:covered-table-cell table:style-name="ce90"/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377" office:value-type="float" office:value="3600" calcext:value-type="float">
            <text:p>3.600,00</text:p>
          </table:table-cell>
          <table:table-cell table:style-name="ce377" office:value-type="float" office:value="2250" calcext:value-type="float">
            <text:p>2.250,00</text:p>
          </table:table-cell>
          <table:table-cell table:style-name="ce377" office:value-type="float" office:value="3750" calcext:value-type="float">
            <text:p>3.750,00</text:p>
          </table:table-cell>
          <table:table-cell table:style-name="ce387" table:formula="of:=['file:///home/murat/depolnx/hes2018/Account/2019/2019%20YS%20KR%20D%C4%9E%C5%9E%20SLNK.ods'#$Ls.E41]" office:value-type="float" office:value="-729.6475" calcext:value-type="float">
            <text:p>-729,65</text:p>
          </table:table-cell>
          <table:table-cell/>
          <table:table-cell table:style-name="ce382" table:formula="of:=SUM([.B4:.E4])" office:value-type="float" office:value="8870.3525" calcext:value-type="float">
            <text:p>8.870,35</text:p>
          </table:table-cell>
          <table:table-cell/>
          <table:table-cell table:style-name="ce387"/>
          <table:table-cell table:style-name="ce377"/>
          <table:table-cell table:style-name="ce373"/>
          <table:table-cell table:number-columns-repeated="101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377" office:value-type="float" office:value="3950" calcext:value-type="float">
            <text:p>3.950,00</text:p>
          </table:table-cell>
          <table:table-cell table:style-name="ce377" office:value-type="float" office:value="2500" calcext:value-type="float">
            <text:p>2.500,00</text:p>
          </table:table-cell>
          <table:table-cell table:style-name="ce377" office:value-type="float" office:value="4000" calcext:value-type="float">
            <text:p>4.000,00</text:p>
          </table:table-cell>
          <table:table-cell table:style-name="ce387" table:formula="of:=['file:///home/murat/depolnx/hes2018/Account/2019/2019%20YS%20KR%20D%C4%9E%C5%9E%20SLNK.ods'#$Ls.E42]" office:value-type="float" office:value="3482.51" calcext:value-type="float">
            <text:p>3.482,51</text:p>
          </table:table-cell>
          <table:table-cell/>
          <table:table-cell table:style-name="ce382" table:formula="of:=SUM([.B5:.E5])" office:value-type="float" office:value="13932.51" calcext:value-type="float">
            <text:p>13.932,51</text:p>
          </table:table-cell>
          <table:table-cell/>
          <table:table-cell table:style-name="ce387"/>
          <table:table-cell table:style-name="ce377"/>
          <table:table-cell table:style-name="ce373"/>
          <table:table-cell table:number-columns-repeated="101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377" office:value-type="float" office:value="4250" calcext:value-type="float">
            <text:p>4.250,00</text:p>
          </table:table-cell>
          <table:table-cell table:style-name="ce377" office:value-type="float" office:value="2750" calcext:value-type="float">
            <text:p>2.750,00</text:p>
          </table:table-cell>
          <table:table-cell table:style-name="ce377" office:value-type="float" office:value="4250" calcext:value-type="float">
            <text:p>4.250,00</text:p>
          </table:table-cell>
          <table:table-cell table:style-name="ce387" table:formula="of:=['file:///home/murat/depolnx/hes2018/Account/2019/2019%20YS%20KR%20D%C4%9E%C5%9E%20SLNK.ods'#$Ls.E43]" office:value-type="float" office:value="3929.53" calcext:value-type="float">
            <text:p>3.929,53</text:p>
          </table:table-cell>
          <table:table-cell/>
          <table:table-cell table:style-name="ce382" table:formula="of:=SUM([.B6:.E6])" office:value-type="float" office:value="15179.53" calcext:value-type="float">
            <text:p>15.179,53</text:p>
          </table:table-cell>
          <table:table-cell/>
          <table:table-cell table:style-name="ce387"/>
          <table:table-cell table:style-name="ce377"/>
          <table:table-cell table:style-name="ce373"/>
          <table:table-cell table:number-columns-repeated="101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377" office:value-type="float" office:value="4675" calcext:value-type="float">
            <text:p>4.675,00</text:p>
          </table:table-cell>
          <table:table-cell table:style-name="ce377" office:value-type="float" office:value="3000" calcext:value-type="float">
            <text:p>3.000,00</text:p>
          </table:table-cell>
          <table:table-cell table:style-name="ce377" office:value-type="float" office:value="5000" calcext:value-type="float">
            <text:p>5.000,00</text:p>
          </table:table-cell>
          <table:table-cell table:style-name="ce387" table:formula="of:=['file:///home/murat/depolnx/hes2018/Account/2019/2019%20YS%20KR%20D%C4%9E%C5%9E%20SLNK.ods'#$Ls.E44]" office:value-type="float" office:value="1501.0725" calcext:value-type="float">
            <text:p>1.501,07</text:p>
          </table:table-cell>
          <table:table-cell/>
          <table:table-cell table:style-name="ce382" table:formula="of:=SUM([.B7:.E7])" office:value-type="float" office:value="14176.0725" calcext:value-type="float">
            <text:p>14.176,07</text:p>
          </table:table-cell>
          <table:table-cell/>
          <table:table-cell table:style-name="ce387"/>
          <table:table-cell table:style-name="ce377"/>
          <table:table-cell table:style-name="ce373"/>
          <table:table-cell table:number-columns-repeated="101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377" table:number-columns-repeated="3"/>
          <table:table-cell table:style-name="ce387" table:formula="of:=['file:///home/murat/depolnx/hes2018/Account/2019/2019%20YS%20KR%20D%C4%9E%C5%9E%20SLNK.ods'#$Ls.E45]" office:value-type="float" office:value="5637.5" calcext:value-type="float">
            <text:p>5.637,50</text:p>
          </table:table-cell>
          <table:table-cell/>
          <table:table-cell table:style-name="ce382" table:formula="of:=SUM([.B8:.E8])" office:value-type="float" office:value="5637.5" calcext:value-type="float">
            <text:p>5.637,50</text:p>
          </table:table-cell>
          <table:table-cell/>
          <table:table-cell table:style-name="ce387"/>
          <table:table-cell table:style-name="ce377"/>
          <table:table-cell table:style-name="ce373"/>
          <table:table-cell table:number-columns-repeated="101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377" office:value-type="float" office:value="6500" calcext:value-type="float">
            <text:p>6.500,00</text:p>
          </table:table-cell>
          <table:table-cell table:style-name="ce377" table:number-columns-repeated="2"/>
          <table:table-cell table:style-name="ce387" table:formula="of:=['file:///home/murat/depolnx/hes2018/Account/2019/2019%20YS%20KR%20D%C4%9E%C5%9E%20SLNK.ods'#$Ls.E46]" office:value-type="float" office:value="6250" calcext:value-type="float">
            <text:p>6.250,00</text:p>
          </table:table-cell>
          <table:table-cell/>
          <table:table-cell table:style-name="ce382" table:formula="of:=SUM([.B9:.E9])" office:value-type="float" office:value="12750" calcext:value-type="float">
            <text:p>12.750,00</text:p>
          </table:table-cell>
          <table:table-cell/>
          <table:table-cell table:style-name="ce387"/>
          <table:table-cell table:style-name="ce377"/>
          <table:table-cell table:style-name="ce373"/>
          <table:table-cell table:number-columns-repeated="101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377" office:value-type="float" office:value="7700" calcext:value-type="float">
            <text:p>7.700,00</text:p>
          </table:table-cell>
          <table:table-cell table:style-name="ce377" table:number-columns-repeated="2"/>
          <table:table-cell table:style-name="ce387" table:formula="of:=['file:///home/murat/depolnx/hes2018/Account/2019/2019%20YS%20KR%20D%C4%9E%C5%9E%20SLNK.ods'#$Ls.E47]" office:value-type="float" office:value="6875" calcext:value-type="float">
            <text:p>6.875,00</text:p>
          </table:table-cell>
          <table:table-cell/>
          <table:table-cell table:style-name="ce382" table:formula="of:=SUM([.B10:.E10])" office:value-type="float" office:value="14575" calcext:value-type="float">
            <text:p>14.575,00</text:p>
          </table:table-cell>
          <table:table-cell/>
          <table:table-cell table:style-name="ce387"/>
          <table:table-cell table:style-name="ce377"/>
          <table:table-cell table:style-name="ce373"/>
          <table:table-cell table:number-columns-repeated="101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377" office:value-type="float" office:value="750" calcext:value-type="float">
            <text:p>750,00</text:p>
          </table:table-cell>
          <table:table-cell table:style-name="ce377" table:number-columns-repeated="2"/>
          <table:table-cell table:style-name="ce387" table:formula="of:=['file:///home/murat/depolnx/hes2018/Account/2019/2019%20YS%20KR%20D%C4%9E%C5%9E%20SLNK.ods'#$Ls.E48]" office:value-type="float" office:value="8125" calcext:value-type="float">
            <text:p>8.125,00</text:p>
          </table:table-cell>
          <table:table-cell/>
          <table:table-cell table:style-name="ce382" table:formula="of:=SUM([.B11:.E11])" office:value-type="float" office:value="8875" calcext:value-type="float">
            <text:p>8.875,00</text:p>
          </table:table-cell>
          <table:table-cell/>
          <table:table-cell table:style-name="ce387"/>
          <table:table-cell table:style-name="ce377"/>
          <table:table-cell table:style-name="ce373"/>
          <table:table-cell table:number-columns-repeated="101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377" table:number-columns-repeated="3"/>
          <table:table-cell table:style-name="ce387" table:formula="of:=['file:///home/murat/depolnx/hes2018/Account/2019/2019%20YS%20KR%20D%C4%9E%C5%9E%20SLNK.ods'#$Ls.E49]" office:value-type="float" office:value="10186.235" calcext:value-type="float">
            <text:p>10.186,24</text:p>
          </table:table-cell>
          <table:table-cell/>
          <table:table-cell table:style-name="ce382" table:formula="of:=SUM([.B12:.E12])" office:value-type="float" office:value="10186.235" calcext:value-type="float">
            <text:p>10.186,24</text:p>
          </table:table-cell>
          <table:table-cell/>
          <table:table-cell table:style-name="ce387"/>
          <table:table-cell table:style-name="ce377"/>
          <table:table-cell table:style-name="ce373"/>
          <table:table-cell table:number-columns-repeated="1013"/>
        </table:table-row>
        <table:table-row table:style-name="ro5">
          <table:table-cell/>
          <table:table-cell table:style-name="ce377" table:number-columns-repeated="3"/>
          <table:table-cell table:style-name="ce387"/>
          <table:table-cell/>
          <table:table-cell table:style-name="ce388" table:formula="of:=SUM([.G4:.G12])" office:value-type="float" office:value="104182.2" calcext:value-type="float">
            <text:p>104.182,20</text:p>
          </table:table-cell>
          <table:table-cell/>
          <table:table-cell table:style-name="ce387"/>
          <table:table-cell table:style-name="ce377"/>
          <table:table-cell table:style-name="ce373"/>
          <table:table-cell table:number-columns-repeated="1013"/>
        </table:table-row>
        <table:table-row table:style-name="ro4">
          <table:table-cell table:style-name="ce374"/>
          <table:table-cell table:style-name="ce378" table:number-columns-repeated="3"/>
          <table:table-cell table:number-columns-repeated="2"/>
          <table:table-cell table:style-name="ce378"/>
          <table:table-cell/>
          <table:table-cell table:style-name="ce383"/>
          <table:table-cell table:style-name="ce379"/>
          <table:table-cell table:style-name="ce373"/>
          <table:table-cell table:number-columns-repeated="1013"/>
        </table:table-row>
        <table:table-row table:style-name="ro5">
          <table:table-cell table:style-name="ce375" office:value-type="string" calcext:value-type="string">
            <text:p>Toplam</text:p>
          </table:table-cell>
          <table:table-cell table:style-name="ce379" table:formula="of:=SUM([.B4:.B12])" office:value-type="float" office:value="31425" calcext:value-type="float">
            <text:p>31.425,00</text:p>
          </table:table-cell>
          <table:table-cell table:style-name="ce379" table:formula="of:=SUM([.C4:.C12])" office:value-type="float" office:value="10500" calcext:value-type="float">
            <text:p>10.500,00</text:p>
          </table:table-cell>
          <table:table-cell table:style-name="ce379" table:formula="of:=SUM([.D4:.D12])" office:value-type="float" office:value="17000" calcext:value-type="float">
            <text:p>17.000,00</text:p>
          </table:table-cell>
          <table:table-cell table:style-name="ce383" table:formula="of:=['file:///home/murat/depolnx/hes2018/Account/2019/2019%20YS%20KR%20D%C4%9E%C5%9E%20SLNK.ods'#$Ls.E50]" office:value-type="float" office:value="45257.2" calcext:value-type="float">
            <text:p>45.257,20</text:p>
          </table:table-cell>
          <table:table-cell/>
          <table:table-cell table:style-name="ce388" table:formula="of:=SUM([.B15:.E15])" office:value-type="float" office:value="104182.2" calcext:value-type="float">
            <text:p>104.182,20</text:p>
          </table:table-cell>
          <table:table-cell table:number-columns-repeated="2"/>
          <table:table-cell table:style-name="ce381"/>
          <table:table-cell table:style-name="ce373"/>
          <table:table-cell table:number-columns-repeated="1013"/>
        </table:table-row>
        <table:table-row table:style-name="ro1">
          <table:table-cell table:style-name="ce372"/>
          <table:table-cell table:style-name="ce380" table:number-columns-repeated="2"/>
          <table:table-cell table:style-name="ce381" table:number-columns-repeated="2"/>
          <table:table-cell table:style-name="ce388"/>
          <table:table-cell table:style-name="ce381" table:number-columns-repeated="3"/>
          <table:table-cell table:style-name="ce380"/>
          <table:table-cell table:style-name="ce373"/>
          <table:table-cell table:number-columns-repeated="1013"/>
        </table:table-row>
        <table:table-row table:style-name="ro1">
          <table:table-cell table:style-name="ce372" office:value-type="string" calcext:value-type="string">
            <text:p>2011-2019 Atila Balcı-Kiralanan Yer ve Yıllara Göre Kira Geliri</text:p>
          </table:table-cell>
          <table:table-cell table:style-name="ce372" table:number-columns-repeated="2"/>
          <table:table-cell table:style-name="ce381" table:number-columns-repeated="6"/>
          <table:table-cell table:style-name="ce380"/>
          <table:table-cell table:style-name="ce388"/>
          <table:table-cell table:number-columns-repeated="1013"/>
        </table:table-row>
        <table:table-row table:style-name="ro1">
          <table:table-cell table:style-name="ce372"/>
          <table:table-cell table:style-name="ce90" office:value-type="string" calcext:value-type="string">
            <text:p>Hızarhane</text:p>
          </table:table-cell>
          <table:table-cell table:style-name="ce90" office:value-type="string" calcext:value-type="string">
            <text:p>Hızarhane </text:p>
          </table:table-cell>
          <table:table-cell table:style-name="ce90" office:value-type="string" calcext:value-type="string">
            <text:p>Sanayi</text:p>
          </table:table-cell>
          <table:table-cell table:number-columns-repeated="2"/>
          <table:table-cell table:style-name="ce389"/>
          <table:table-cell table:style-name="ce385" table:number-columns-repeated="2"/>
          <table:table-cell table:style-name="ce90"/>
          <table:table-cell table:number-columns-repeated="1014"/>
        </table:table-row>
        <table:table-row table:style-name="ro1">
          <table:table-cell table:style-name="ce372"/>
          <table:table-cell table:style-name="ce90" office:value-type="string" calcext:value-type="string">
            <text:p><text:s/>Yıkama</text:p>
          </table:table-cell>
          <table:table-cell table:style-name="ce90" office:value-type="string" calcext:value-type="string">
            <text:p>Depo</text:p>
          </table:table-cell>
          <table:table-cell table:style-name="ce90" office:value-type="string" calcext:value-type="string">
            <text:p><text:s/>Acentalar</text:p>
          </table:table-cell>
          <table:table-cell table:style-name="ce90" office:value-type="string" calcext:value-type="string">
            <text:p>Lise</text:p>
          </table:table-cell>
          <table:table-cell table:style-name="ce385" office:value-type="string" calcext:value-type="string">
            <text:p>Ali Paşa</text:p>
          </table:table-cell>
          <table:table-cell table:style-name="ce381" table:number-columns-repeated="4"/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377" office:value-type="float" office:value="3600" calcext:value-type="float">
            <text:p>3.600,00</text:p>
          </table:table-cell>
          <table:table-cell table:style-name="ce377" office:value-type="float" office:value="2250" calcext:value-type="float">
            <text:p>2.250,00</text:p>
          </table:table-cell>
          <table:table-cell table:style-name="ce377" office:value-type="float" office:value="3750" calcext:value-type="float">
            <text:p>3.750,00</text:p>
          </table:table-cell>
          <table:table-cell table:style-name="ce387" table:formula="of:=['file:///home/murat/depolnx/hes2018/Account/2019/2019%20YS%20KR%20D%C4%9E%C5%9E%20SLNK.ods'#$Ls.F41]" office:value-type="float" office:value="-729.6475" calcext:value-type="float">
            <text:p>-729,65</text:p>
          </table:table-cell>
          <table:table-cell table:style-name="ce382" table:formula="of:=['file:///home/murat/depolnx/hes2018/Account/2019/2019%20YS%20KR%20D%C4%9E%C5%9E%20SLNK.ods'#$'AP GNL'.D71]" office:value-type="float" office:value="5001.38888888889" calcext:value-type="float">
            <text:p>5.001,39</text:p>
          </table:table-cell>
          <table:table-cell table:style-name="ce382" table:formula="of:=SUM([.B20:.F20])" office:value-type="float" office:value="13871.7413888889" calcext:value-type="float">
            <text:p>13.871,74</text:p>
          </table:table-cell>
          <table:table-cell/>
          <table:table-cell table:style-name="ce387"/>
          <table:table-cell table:style-name="ce377"/>
          <table:table-cell table:style-name="ce373"/>
          <table:table-cell table:number-columns-repeated="101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377" office:value-type="float" office:value="3950" calcext:value-type="float">
            <text:p>3.950,00</text:p>
          </table:table-cell>
          <table:table-cell table:style-name="ce377" office:value-type="float" office:value="2500" calcext:value-type="float">
            <text:p>2.500,00</text:p>
          </table:table-cell>
          <table:table-cell table:style-name="ce377" office:value-type="float" office:value="4000" calcext:value-type="float">
            <text:p>4.000,00</text:p>
          </table:table-cell>
          <table:table-cell table:style-name="ce387" table:formula="of:=['file:///home/murat/depolnx/hes2018/Account/2019/2019%20YS%20KR%20D%C4%9E%C5%9E%20SLNK.ods'#$Ls.F42]" office:value-type="float" office:value="3482.51" calcext:value-type="float">
            <text:p>3.482,51</text:p>
          </table:table-cell>
          <table:table-cell table:style-name="ce382" table:formula="of:=['file:///home/murat/depolnx/hes2018/Account/2019/2019%20YS%20KR%20D%C4%9E%C5%9E%20SLNK.ods'#$'AP GNL'.D72]" office:value-type="float" office:value="4694.44444444444" calcext:value-type="float">
            <text:p>4.694,44</text:p>
          </table:table-cell>
          <table:table-cell table:style-name="ce382" table:formula="of:=SUM([.B21:.F21])" office:value-type="float" office:value="18626.9544444444" calcext:value-type="float">
            <text:p>18.626,95</text:p>
          </table:table-cell>
          <table:table-cell/>
          <table:table-cell table:style-name="ce387"/>
          <table:table-cell table:style-name="ce377"/>
          <table:table-cell table:style-name="ce373"/>
          <table:table-cell table:number-columns-repeated="101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377" office:value-type="float" office:value="4250" calcext:value-type="float">
            <text:p>4.250,00</text:p>
          </table:table-cell>
          <table:table-cell table:style-name="ce377" office:value-type="float" office:value="2750" calcext:value-type="float">
            <text:p>2.750,00</text:p>
          </table:table-cell>
          <table:table-cell table:style-name="ce377" office:value-type="float" office:value="4250" calcext:value-type="float">
            <text:p>4.250,00</text:p>
          </table:table-cell>
          <table:table-cell table:style-name="ce387" table:formula="of:=['file:///home/murat/depolnx/hes2018/Account/2019/2019%20YS%20KR%20D%C4%9E%C5%9E%20SLNK.ods'#$Ls.F43]" office:value-type="float" office:value="3929.53" calcext:value-type="float">
            <text:p>3.929,53</text:p>
          </table:table-cell>
          <table:table-cell table:style-name="ce382" table:formula="of:=['file:///home/murat/depolnx/hes2018/Account/2019/2019%20YS%20KR%20D%C4%9E%C5%9E%20SLNK.ods'#$'AP GNL'.D73]" office:value-type="float" office:value="4225" calcext:value-type="float">
            <text:p>4.225,00</text:p>
          </table:table-cell>
          <table:table-cell table:style-name="ce382" table:formula="of:=SUM([.B22:.F22])" office:value-type="float" office:value="19404.53" calcext:value-type="float">
            <text:p>19.404,53</text:p>
          </table:table-cell>
          <table:table-cell/>
          <table:table-cell table:style-name="ce387"/>
          <table:table-cell table:style-name="ce377"/>
          <table:table-cell table:style-name="ce373"/>
          <table:table-cell table:number-columns-repeated="101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377" office:value-type="float" office:value="4675" calcext:value-type="float">
            <text:p>4.675,00</text:p>
          </table:table-cell>
          <table:table-cell table:style-name="ce377" office:value-type="float" office:value="3000" calcext:value-type="float">
            <text:p>3.000,00</text:p>
          </table:table-cell>
          <table:table-cell table:style-name="ce377" office:value-type="float" office:value="5000" calcext:value-type="float">
            <text:p>5.000,00</text:p>
          </table:table-cell>
          <table:table-cell table:style-name="ce387" table:formula="of:=['file:///home/murat/depolnx/hes2018/Account/2019/2019%20YS%20KR%20D%C4%9E%C5%9E%20SLNK.ods'#$Ls.F44]" office:value-type="float" office:value="1501.0725" calcext:value-type="float">
            <text:p>1.501,07</text:p>
          </table:table-cell>
          <table:table-cell table:style-name="ce382" table:formula="of:=['file:///home/murat/depolnx/hes2018/Account/2019/2019%20YS%20KR%20D%C4%9E%C5%9E%20SLNK.ods'#$'AP GNL'.D74]" office:value-type="float" office:value="6111.80555555556" calcext:value-type="float">
            <text:p>6.111,81</text:p>
          </table:table-cell>
          <table:table-cell table:style-name="ce382" table:formula="of:=SUM([.B23:.F23])" office:value-type="float" office:value="20287.8780555556" calcext:value-type="float">
            <text:p>20.287,88</text:p>
          </table:table-cell>
          <table:table-cell/>
          <table:table-cell table:style-name="ce387"/>
          <table:table-cell table:style-name="ce377"/>
          <table:table-cell table:style-name="ce373"/>
          <table:table-cell table:number-columns-repeated="101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377" table:number-columns-repeated="3"/>
          <table:table-cell table:style-name="ce387" table:formula="of:=['file:///home/murat/depolnx/hes2018/Account/2019/2019%20YS%20KR%20D%C4%9E%C5%9E%20SLNK.ods'#$Ls.F45]" office:value-type="float" office:value="5637.5" calcext:value-type="float">
            <text:p>5.637,50</text:p>
          </table:table-cell>
          <table:table-cell table:style-name="ce382" table:formula="of:=['file:///home/murat/depolnx/hes2018/Account/2019/2019%20YS%20KR%20D%C4%9E%C5%9E%20SLNK.ods'#$'AP GNL'.D75]" office:value-type="float" office:value="10896.5277777778" calcext:value-type="float">
            <text:p>10.896,53</text:p>
          </table:table-cell>
          <table:table-cell table:style-name="ce382" table:formula="of:=SUM([.B24:.F24])" office:value-type="float" office:value="16534.0277777778" calcext:value-type="float">
            <text:p>16.534,03</text:p>
          </table:table-cell>
          <table:table-cell/>
          <table:table-cell table:style-name="ce387"/>
          <table:table-cell table:style-name="ce377"/>
          <table:table-cell table:style-name="ce373"/>
          <table:table-cell table:number-columns-repeated="101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377" office:value-type="float" office:value="6500" calcext:value-type="float">
            <text:p>6.500,00</text:p>
          </table:table-cell>
          <table:table-cell table:style-name="ce377" table:number-columns-repeated="2"/>
          <table:table-cell table:style-name="ce387" table:formula="of:=['file:///home/murat/depolnx/hes2018/Account/2019/2019%20YS%20KR%20D%C4%9E%C5%9E%20SLNK.ods'#$Ls.F46]" office:value-type="float" office:value="6250" calcext:value-type="float">
            <text:p>6.250,00</text:p>
          </table:table-cell>
          <table:table-cell table:style-name="ce382" table:formula="of:=['file:///home/murat/depolnx/hes2018/Account/2019/2019%20YS%20KR%20D%C4%9E%C5%9E%20SLNK.ods'#$'AP GNL'.D76]" office:value-type="float" office:value="11731.5972222222" calcext:value-type="float">
            <text:p>11.731,60</text:p>
          </table:table-cell>
          <table:table-cell table:style-name="ce382" table:formula="of:=SUM([.B25:.F25])" office:value-type="float" office:value="24481.5972222222" calcext:value-type="float">
            <text:p>24.481,60</text:p>
          </table:table-cell>
          <table:table-cell/>
          <table:table-cell table:style-name="ce387"/>
          <table:table-cell table:style-name="ce377"/>
          <table:table-cell table:style-name="ce373"/>
          <table:table-cell table:number-columns-repeated="1013"/>
        </table:table-row>
        <table:table-row table:style-name="ro4">
          <table:table-cell/>
          <table:table-cell table:style-name="ce377" table:number-columns-repeated="3"/>
          <table:table-cell/>
          <table:table-cell table:style-name="ce382" table:formula="of:=['file:///home/murat/depolnx/hes2018/Account/2019/2019%20YS%20KR%20D%C4%9E%C5%9E%20SLNK.ods'#$'AP GNL'.D77]" office:value-type="float" office:value="1408.33333333333" calcext:value-type="float">
            <text:p>1.408,33</text:p>
          </table:table-cell>
          <table:table-cell table:style-name="ce382" table:formula="of:=SUM([.B26:.F26])" office:value-type="float" office:value="1408.33333333333" calcext:value-type="float">
            <text:p>1.408,33</text:p>
          </table:table-cell>
          <table:table-cell/>
          <table:table-cell table:style-name="ce387"/>
          <table:table-cell table:style-name="ce377"/>
          <table:table-cell table:style-name="ce373"/>
          <table:table-cell table:number-columns-repeated="101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377" office:value-type="float" office:value="7700" calcext:value-type="float">
            <text:p>7.700,00</text:p>
          </table:table-cell>
          <table:table-cell table:style-name="ce377" table:number-columns-repeated="2"/>
          <table:table-cell table:style-name="ce387" table:formula="of:=['file:///home/murat/depolnx/hes2018/Account/2019/2019%20YS%20KR%20D%C4%9E%C5%9E%20SLNK.ods'#$Ls.F47]" office:value-type="float" office:value="6875" calcext:value-type="float">
            <text:p>6.875,00</text:p>
          </table:table-cell>
          <table:table-cell table:style-name="ce382" table:formula="of:=['file:///home/murat/depolnx/hes2018/Account/2019/2019%20YS%20KR%20D%C4%9E%C5%9E%20SLNK.ods'#$'AP GNL'.D78]" office:value-type="float" office:value="12174.8611111111" calcext:value-type="float">
            <text:p>12.174,86</text:p>
          </table:table-cell>
          <table:table-cell table:style-name="ce382" table:formula="of:=SUM([.B27:.F27])" office:value-type="float" office:value="26749.8611111111" calcext:value-type="float">
            <text:p>26.749,86</text:p>
          </table:table-cell>
          <table:table-cell/>
          <table:table-cell table:style-name="ce387"/>
          <table:table-cell table:style-name="ce377"/>
          <table:table-cell table:style-name="ce373"/>
          <table:table-cell table:number-columns-repeated="101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377" office:value-type="float" office:value="750" calcext:value-type="float">
            <text:p>750,00</text:p>
          </table:table-cell>
          <table:table-cell table:style-name="ce377" table:number-columns-repeated="2"/>
          <table:table-cell table:style-name="ce387" table:formula="of:=['file:///home/murat/depolnx/hes2018/Account/2019/2019%20YS%20KR%20D%C4%9E%C5%9E%20SLNK.ods'#$Ls.F48]" office:value-type="float" office:value="8125" calcext:value-type="float">
            <text:p>8.125,00</text:p>
          </table:table-cell>
          <table:table-cell table:style-name="ce382" table:formula="of:=['file:///home/murat/depolnx/hes2018/Account/2019/2019%20YS%20KR%20D%C4%9E%C5%9E%20SLNK.ods'#$'AP GNL'.D79]" office:value-type="float" office:value="16834.0972222222" calcext:value-type="float">
            <text:p>16.834,10</text:p>
          </table:table-cell>
          <table:table-cell table:style-name="ce382" table:formula="of:=SUM([.B28:.F28])" office:value-type="float" office:value="25709.0972222222" calcext:value-type="float">
            <text:p>25.709,10</text:p>
          </table:table-cell>
          <table:table-cell/>
          <table:table-cell table:style-name="ce387"/>
          <table:table-cell table:style-name="ce377"/>
          <table:table-cell table:style-name="ce373"/>
          <table:table-cell table:number-columns-repeated="101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377" table:number-columns-repeated="3"/>
          <table:table-cell table:style-name="ce387" table:formula="of:=['file:///home/murat/depolnx/hes2018/Account/2019/2019%20YS%20KR%20D%C4%9E%C5%9E%20SLNK.ods'#$Ls.F49]" office:value-type="float" office:value="10186.235" calcext:value-type="float">
            <text:p>10.186,24</text:p>
          </table:table-cell>
          <table:table-cell table:style-name="ce382" table:formula="of:=['file:///home/murat/depolnx/hes2018/Account/2019/2019%20YS%20KR%20D%C4%9E%C5%9E%20SLNK.ods'#$'AP GNL'.D80]" office:value-type="float" office:value="17008.3333333333" calcext:value-type="float">
            <text:p>17.008,33</text:p>
          </table:table-cell>
          <table:table-cell table:style-name="ce382" table:formula="of:=SUM([.B29:.F29])" office:value-type="float" office:value="27194.5683333333" calcext:value-type="float">
            <text:p>27.194,57</text:p>
          </table:table-cell>
          <table:table-cell/>
          <table:table-cell table:style-name="ce387"/>
          <table:table-cell table:style-name="ce377"/>
          <table:table-cell table:style-name="ce373"/>
          <table:table-cell table:number-columns-repeated="1013"/>
        </table:table-row>
        <table:table-row table:style-name="ro5">
          <table:table-cell/>
          <table:table-cell table:style-name="ce377" table:number-columns-repeated="5"/>
          <table:table-cell table:style-name="ce388" table:formula="of:=SUM([.G20:.G29])" office:value-type="float" office:value="194268.588888889" calcext:value-type="float">
            <text:p>194.268,59</text:p>
          </table:table-cell>
          <table:table-cell table:style-name="ce387" table:number-columns-repeated="2"/>
          <table:table-cell table:style-name="ce377"/>
          <table:table-cell table:style-name="ce373"/>
          <table:table-cell table:number-columns-repeated="1013"/>
        </table:table-row>
        <table:table-row table:style-name="ro5">
          <table:table-cell table:style-name="ce374" office:value-type="string" calcext:value-type="string">
            <text:p>Toplam</text:p>
          </table:table-cell>
          <table:table-cell table:style-name="ce379" table:formula="of:=SUM([.B20:.B29])" office:value-type="float" office:value="31425" calcext:value-type="float">
            <text:p>31.425,00</text:p>
          </table:table-cell>
          <table:table-cell table:style-name="ce379" table:formula="of:=SUM([.C20:.C29])" office:value-type="float" office:value="10500" calcext:value-type="float">
            <text:p>10.500,00</text:p>
          </table:table-cell>
          <table:table-cell table:style-name="ce379" table:formula="of:=SUM([.D20:.D29])" office:value-type="float" office:value="17000" calcext:value-type="float">
            <text:p>17.000,00</text:p>
          </table:table-cell>
          <table:table-cell table:style-name="ce383" table:formula="of:=['file:///home/murat/depolnx/hes2018/Account/2019/2019%20YS%20KR%20D%C4%9E%C5%9E%20SLNK.ods'#$Ls.F50]" office:value-type="float" office:value="45257.2" calcext:value-type="float">
            <text:p>45.257,20</text:p>
          </table:table-cell>
          <table:table-cell table:style-name="ce379" table:formula="of:=SUM([.F20:.F29])" office:value-type="float" office:value="90086.3888888888" calcext:value-type="float">
            <text:p>90.086,39</text:p>
          </table:table-cell>
          <table:table-cell table:style-name="ce388" table:formula="of:=SUM([.B31:.F31])" office:value-type="float" office:value="194268.588888889" calcext:value-type="float">
            <text:p>194.268,59</text:p>
          </table:table-cell>
          <table:table-cell/>
          <table:table-cell table:style-name="ce383"/>
          <table:table-cell table:style-name="ce379"/>
          <table:table-cell table:style-name="ce373"/>
          <table:table-cell table:number-columns-repeated="1013"/>
        </table:table-row>
        <table:table-row table:style-name="ro4">
          <table:table-cell table:style-name="ce375"/>
          <table:table-cell/>
          <table:table-cell table:style-name="ce381"/>
          <table:table-cell/>
          <table:table-cell table:style-name="ce381"/>
          <table:table-cell table:style-name="ce379"/>
          <table:table-cell table:style-name="ce378"/>
          <table:table-cell table:style-name="ce383"/>
          <table:table-cell/>
          <table:table-cell table:style-name="ce381"/>
          <table:table-cell table:style-name="ce373"/>
          <table:table-cell table:number-columns-repeated="1013"/>
        </table:table-row>
        <table:table-row table:style-name="ro1">
          <table:table-cell table:style-name="ce372"/>
          <table:table-cell table:style-name="ce380" table:number-columns-repeated="2"/>
          <table:table-cell table:style-name="ce381" table:number-columns-repeated="3"/>
          <table:table-cell table:style-name="ce388"/>
          <table:table-cell table:style-name="ce381" table:number-columns-repeated="2"/>
          <table:table-cell table:style-name="ce380"/>
          <table:table-cell table:style-name="ce373"/>
          <table:table-cell table:number-columns-repeated="1013"/>
        </table:table-row>
        <table:table-row table:style-name="ro1">
          <table:table-cell table:style-name="ce372"/>
          <table:table-cell table:style-name="ce380" table:number-columns-repeated="2"/>
          <table:table-cell table:style-name="ce381"/>
          <table:table-cell table:number-columns-repeated="5"/>
          <table:table-cell table:style-name="ce380"/>
          <table:table-cell table:number-columns-repeated="1014"/>
        </table:table-row>
        <table:table-row table:style-name="ro1">
          <table:table-cell table:style-name="ce372" office:value-type="string" calcext:value-type="string">
            <text:p>2011-2019 Kişi-Kiralanan Yere Göre Kira Geliri</text:p>
          </table:table-cell>
          <table:table-cell table:style-name="ce372" table:number-columns-repeated="2"/>
          <table:table-cell table:style-name="ce381" table:number-columns-repeated="3"/>
          <table:table-cell table:number-columns-repeated="3"/>
          <table:table-cell table:style-name="ce380" table:number-columns-repeated="2"/>
          <table:table-cell table:number-columns-repeated="1013"/>
        </table:table-row>
        <table:table-row table:style-name="ro4">
          <table:table-cell/>
          <table:table-cell table:style-name="ce381" office:value-type="string" calcext:value-type="string">
            <text:p>Kira Geliri</text:p>
          </table:table-cell>
          <table:table-cell table:style-name="ce381"/>
          <table:table-cell table:style-name="ce381" office:value-type="string" calcext:value-type="string">
            <text:p>Ali</text:p>
          </table:table-cell>
          <table:table-cell table:style-name="ce381" office:value-type="string" calcext:value-type="string">
            <text:p>Atila</text:p>
          </table:table-cell>
          <table:table-cell table:style-name="ce381"/>
          <table:table-cell table:number-columns-repeated="4"/>
          <table:table-cell table:style-name="ce380"/>
          <table:table-cell table:number-columns-repeated="1013"/>
        </table:table-row>
        <table:table-row table:style-name="ro4">
          <table:table-cell/>
          <table:table-cell office:value-type="string" calcext:value-type="string">
            <text:p>Ali Paşa</text:p>
          </table:table-cell>
          <table:table-cell/>
          <table:table-cell table:style-name="ce382"/>
          <table:table-cell table:style-name="ce382" table:formula="of:=['file:///home/murat/depolnx/hes2018/Account/2019/2019%20YS%20KR%20D%C4%9E%C5%9E%20SLNK.ods'#$'AP GNL'.D81]" office:value-type="float" office:value="90086.3888888889" calcext:value-type="float">
            <text:p>90.086,39</text:p>
          </table:table-cell>
          <table:table-cell table:style-name="ce382"/>
          <table:table-cell table:number-columns-repeated="3"/>
          <table:table-cell table:style-name="ce391" table:number-columns-repeated="2"/>
          <table:table-cell table:number-columns-repeated="1013"/>
        </table:table-row>
        <table:table-row table:style-name="ro4">
          <table:table-cell/>
          <table:table-cell table:style-name="ce382" office:value-type="string" calcext:value-type="string">
            <text:p>Lise</text:p>
          </table:table-cell>
          <table:table-cell table:style-name="ce382"/>
          <table:table-cell table:style-name="ce382" table:formula="of:=[.E15]" office:value-type="float" office:value="45257.2" calcext:value-type="float">
            <text:p>45.257,20</text:p>
          </table:table-cell>
          <table:table-cell table:style-name="ce382" table:formula="of:=[.E31]" office:value-type="float" office:value="45257.2" calcext:value-type="float">
            <text:p>45.257,20</text:p>
          </table:table-cell>
          <table:table-cell table:style-name="ce382"/>
          <table:table-cell table:number-columns-repeated="3"/>
          <table:table-cell table:style-name="ce380" table:number-columns-repeated="2"/>
          <table:table-cell table:number-columns-repeated="1013"/>
        </table:table-row>
        <table:table-row table:style-name="ro4">
          <table:table-cell/>
          <table:table-cell table:style-name="ce382" office:value-type="string" calcext:value-type="string">
            <text:p>Hızarhane Yıkama</text:p>
          </table:table-cell>
          <table:table-cell table:style-name="ce382"/>
          <table:table-cell table:style-name="ce382" table:formula="of:=['file:///home/murat/depolnx/hes2018/Account/2019/2019%20YS%20KR%20D%C4%9E%C5%9E%20SLNK.ods'#$'Hzr-Snyi'.F24]/2" office:value-type="float" office:value="31425" calcext:value-type="float">
            <text:p>31.425,00</text:p>
          </table:table-cell>
          <table:table-cell table:style-name="ce382" table:formula="of:=[.D39]" office:value-type="float" office:value="31425" calcext:value-type="float">
            <text:p>31.425,00</text:p>
          </table:table-cell>
          <table:table-cell table:style-name="ce382"/>
          <table:table-cell table:number-columns-repeated="3"/>
          <table:table-cell table:style-name="ce380" table:number-columns-repeated="2"/>
          <table:table-cell table:number-columns-repeated="1013"/>
        </table:table-row>
        <table:table-row table:style-name="ro4">
          <table:table-cell/>
          <table:table-cell table:style-name="ce382" office:value-type="string" calcext:value-type="string">
            <text:p>Hızarhane Depo</text:p>
          </table:table-cell>
          <table:table-cell table:style-name="ce382"/>
          <table:table-cell table:style-name="ce382" table:formula="of:=['file:///home/murat/depolnx/hes2018/Account/2019/2019%20YS%20KR%20D%C4%9E%C5%9E%20SLNK.ods'#$'Hzr-Snyi'.F1]/2" office:value-type="float" office:value="10500" calcext:value-type="float">
            <text:p>10.500,00</text:p>
          </table:table-cell>
          <table:table-cell table:style-name="ce382" table:formula="of:=['file:///home/murat/depolnx/hes2018/Account/2019/2019%20YS%20KR%20D%C4%9E%C5%9E%20SLNK.ods'#$'Hzr-Snyi'.G1]/2" office:value-type="float" office:value="10500" calcext:value-type="float">
            <text:p>10.500,00</text:p>
          </table:table-cell>
          <table:table-cell table:style-name="ce382"/>
          <table:table-cell table:number-columns-repeated="3"/>
          <table:table-cell table:style-name="ce380" table:number-columns-repeated="2"/>
          <table:table-cell table:number-columns-repeated="1013"/>
        </table:table-row>
        <table:table-row table:style-name="ro4">
          <table:table-cell/>
          <table:table-cell table:style-name="ce382" office:value-type="string" calcext:value-type="string">
            <text:p>Sanayi acenta</text:p>
          </table:table-cell>
          <table:table-cell table:style-name="ce382"/>
          <table:table-cell table:style-name="ce382" table:formula="of:=['file:///home/murat/depolnx/hes2018/Account/2019/2019%20YS%20KR%20D%C4%9E%C5%9E%20SLNK.ods'#$'Hzr-Snyi'.F14]/2" office:value-type="float" office:value="17000" calcext:value-type="float">
            <text:p>17.000,00</text:p>
          </table:table-cell>
          <table:table-cell table:style-name="ce382" table:formula="of:=[.D41]" office:value-type="float" office:value="17000" calcext:value-type="float">
            <text:p>17.000,00</text:p>
          </table:table-cell>
          <table:table-cell table:style-name="ce382"/>
          <table:table-cell table:number-columns-repeated="3"/>
          <table:table-cell table:style-name="ce380" table:number-columns-repeated="2"/>
          <table:table-cell table:number-columns-repeated="1013"/>
        </table:table-row>
        <table:table-row table:style-name="ro4">
          <table:table-cell/>
          <table:table-cell table:style-name="ce382" table:number-columns-repeated="5"/>
          <table:table-cell table:number-columns-repeated="3"/>
          <table:table-cell table:style-name="ce380" table:number-columns-repeated="2"/>
          <table:table-cell table:number-columns-repeated="1013"/>
        </table:table-row>
        <table:table-row table:style-name="ro4">
          <table:table-cell/>
          <table:table-cell table:style-name="ce382" table:number-columns-repeated="2"/>
          <table:table-cell table:style-name="ce378" table:formula="of:=SUM([.D37:.D42])" office:value-type="float" office:value="104182.2" calcext:value-type="float">
            <text:p>104.182,20</text:p>
          </table:table-cell>
          <table:table-cell table:style-name="ce378" table:formula="of:=SUM([.E37:.E42])" office:value-type="float" office:value="194268.588888889" calcext:value-type="float">
            <text:p>194.268,59</text:p>
          </table:table-cell>
          <table:table-cell table:style-name="ce378" table:formula="of:=SUM([.D43:.E43])" office:value-type="float" office:value="298450.788888889" calcext:value-type="float">
            <text:p>298.450,79</text:p>
          </table:table-cell>
          <table:table-cell table:number-columns-repeated="2"/>
          <table:table-cell table:style-name="ce382"/>
          <table:table-cell table:style-name="ce380" table:number-columns-repeated="2"/>
          <table:table-cell table:number-columns-repeated="1013"/>
        </table:table-row>
        <table:table-row table:style-name="ro4">
          <table:table-cell table:number-columns-repeated="6"/>
          <table:table-cell table:style-name="ce382" table:number-columns-repeated="3"/>
          <table:table-cell table:style-name="ce380" table:number-columns-repeated="2"/>
          <table:table-cell table:number-columns-repeated="1013"/>
        </table:table-row>
        <table:table-row table:style-name="ro4" table:number-rows-repeated="2">
          <table:table-cell/>
          <table:table-cell table:style-name="ce382" table:number-columns-repeated="8"/>
          <table:table-cell table:style-name="ce380" table:number-columns-repeated="2"/>
          <table:table-cell table:number-columns-repeated="1013"/>
        </table:table-row>
        <table:table-row table:style-name="ro4" table:number-rows-repeated="2">
          <table:table-cell table:style-name="ce374"/>
          <table:table-cell table:style-name="ce383" table:number-columns-repeated="8"/>
          <table:table-cell/>
          <table:table-cell table:style-name="ce383"/>
          <table:table-cell table:number-columns-repeated="1013"/>
        </table:table-row>
        <table:table-row table:style-name="ro4">
          <table:table-cell/>
          <table:table-cell table:style-name="ce384" table:number-columns-repeated="2"/>
          <table:table-cell table:style-name="ce378" table:number-columns-repeated="6"/>
          <table:table-cell table:style-name="ce391"/>
          <table:table-cell table:style-name="ce378"/>
          <table:table-cell table:number-columns-repeated="1013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table:style-name="ce372" table:number-columns-repeated="2"/>
          <table:table-cell table:style-name="ce381"/>
          <table:table-cell table:number-columns-repeated="2"/>
          <table:table-cell table:style-name="ce381" table:number-columns-repeated="3"/>
          <table:table-cell/>
          <table:table-cell table:style-name="ce383"/>
          <table:table-cell table:number-columns-repeated="1013"/>
        </table:table-row>
        <table:table-row table:style-name="ro4">
          <table:table-cell table:number-columns-repeated="3"/>
          <table:table-cell table:style-name="ce386"/>
          <table:table-cell table:number-columns-repeated="2"/>
          <table:table-cell table:style-name="ce390" table:number-columns-repeated="3"/>
          <table:table-cell table:style-name="ce392"/>
          <table:table-cell table:style-name="ce391"/>
          <table:table-cell table:number-columns-repeated="1013"/>
        </table:table-row>
        <table:table-row table:style-name="ro1">
          <table:table-cell table:style-name="ce372"/>
          <table:table-cell table:style-name="ce384" table:number-columns-repeated="2"/>
          <table:table-cell table:style-name="ce378" table:number-columns-repeated="6"/>
          <table:table-cell table:style-name="ce391"/>
          <table:table-cell table:style-name="ce378"/>
          <table:table-cell table:number-columns-repeated="1013"/>
        </table:table-row>
        <table:table-row table:style-name="ro4">
          <table:table-cell/>
          <table:table-cell table:style-name="ce384" table:number-columns-repeated="2"/>
          <table:table-cell table:style-name="ce378" table:number-columns-repeated="6"/>
          <table:table-cell table:style-name="ce391"/>
          <table:table-cell table:style-name="ce378"/>
          <table:table-cell table:number-columns-repeated="1013"/>
        </table:table-row>
        <table:table-row table:style-name="ro4">
          <table:table-cell/>
          <table:table-cell table:style-name="ce384" table:number-columns-repeated="2"/>
          <table:table-cell table:style-name="ce378" table:number-columns-repeated="6"/>
          <table:table-cell/>
          <table:table-cell table:style-name="ce383"/>
          <table:table-cell table:number-columns-repeated="1013"/>
        </table:table-row>
        <table:table-row table:style-name="ro3">
          <table:table-cell/>
          <table:table-cell table:style-name="ce385" table:number-columns-repeated="2"/>
          <table:table-cell table:style-name="ce381"/>
          <table:table-cell table:number-columns-repeated="2"/>
          <table:table-cell table:style-name="ce90" table:number-columns-repeated="3"/>
          <table:table-cell/>
          <table:table-cell table:style-name="ce383"/>
          <table:table-cell table:number-columns-repeated="1013"/>
        </table:table-row>
        <table:table-row table:style-name="ro4">
          <table:table-cell table:number-columns-repeated="3"/>
          <table:table-cell table:style-name="ce382"/>
          <table:table-cell table:number-columns-repeated="2"/>
          <table:table-cell table:style-name="ce382" table:number-columns-repeated="3"/>
          <table:table-cell table:style-name="ce378"/>
          <table:table-cell table:style-name="ce391"/>
          <table:table-cell table:style-name="ce382"/>
          <table:table-cell table:number-columns-repeated="1012"/>
        </table:table-row>
        <table:table-row table:style-name="ro4">
          <table:table-cell table:number-columns-repeated="3"/>
          <table:table-cell table:style-name="ce382"/>
          <table:table-cell table:number-columns-repeated="2"/>
          <table:table-cell table:style-name="ce382" table:number-columns-repeated="3"/>
          <table:table-cell table:style-name="ce393"/>
          <table:table-cell table:style-name="ce394"/>
          <table:table-cell table:number-columns-repeated="1013"/>
        </table:table-row>
        <table:table-row table:style-name="ro4" table:number-rows-repeated="3">
          <table:table-cell table:number-columns-repeated="3"/>
          <table:table-cell table:style-name="ce382"/>
          <table:table-cell table:number-columns-repeated="2"/>
          <table:table-cell table:style-name="ce382" table:number-columns-repeated="3"/>
          <table:table-cell table:style-name="ce380" table:number-columns-repeated="2"/>
          <table:table-cell table:number-columns-repeated="1013"/>
        </table:table-row>
        <table:table-row table:style-name="ro4" table:number-rows-repeated="2">
          <table:table-cell table:number-columns-repeated="3"/>
          <table:table-cell table:style-name="ce382"/>
          <table:table-cell table:number-columns-repeated="2"/>
          <table:table-cell table:style-name="ce382" table:number-columns-repeated="3"/>
          <table:table-cell table:number-columns-repeated="1015"/>
        </table:table-row>
        <table:table-row table:style-name="ro4">
          <table:table-cell table:style-name="ce374"/>
          <table:table-cell table:style-name="ce383" table:number-columns-repeated="3"/>
          <table:table-cell table:number-columns-repeated="2"/>
          <table:table-cell table:style-name="ce383" table:number-columns-repeated="3"/>
          <table:table-cell table:number-columns-repeated="1015"/>
        </table:table-row>
        <table:table-row table:style-name="ro4" table:number-rows-repeated="104850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NL_AP" table:style-name="ta1">
        <table:table-column table:style-name="co8" table:number-columns-repeated="2" table:default-cell-style-name="Default"/>
        <table:table-column table:style-name="co8" table:default-cell-style-name="ce401"/>
        <table:table-column table:style-name="co8" table:number-columns-repeated="3" table:default-cell-style-name="ce410"/>
        <table:table-column table:style-name="co29" table:default-cell-style-name="ce413"/>
        <table:table-column table:style-name="co8" table:default-cell-style-name="ce413"/>
        <table:table-column table:style-name="co8" table:default-cell-style-name="Default"/>
        <table:table-row table:style-name="ro1" table:number-rows-repeated="3">
          <table:table-cell table:style-name="ce286" table:number-columns-repeated="2"/>
          <table:table-cell table:style-name="ce396" table:number-columns-repeated="4"/>
          <table:table-cell table:number-columns-repeated="3"/>
        </table:table-row>
        <table:table-row table:style-name="ro1">
          <table:table-cell table:style-name="ce286" office:value-type="string" calcext:value-type="string">
            <text:p>2011-2019 Ali Paşa Arka Arsa Kişi-Yıllara Göre Kira Geliri</text:p>
          </table:table-cell>
          <table:table-cell table:style-name="ce286"/>
          <table:table-cell table:style-name="ce396" table:number-columns-repeated="4"/>
          <table:table-cell table:number-columns-repeated="3"/>
        </table:table-row>
        <table:table-row table:style-name="ro4">
          <table:table-cell/>
          <table:table-cell table:style-name="ce396" office:value-type="string" calcext:value-type="string">
            <text:p>Yıkama Toplam</text:p>
          </table:table-cell>
          <table:table-cell table:style-name="ce396" office:value-type="string" calcext:value-type="string">
            <text:p>Arsa 1/3</text:p>
          </table:table-cell>
          <table:table-cell table:style-name="ce396" office:value-type="string" calcext:value-type="string">
            <text:p>Atila</text:p>
          </table:table-cell>
          <table:table-cell table:style-name="ce396" office:value-type="string" calcext:value-type="string">
            <text:p>İsmail</text:p>
          </table:table-cell>
          <table:table-cell table:style-name="ce396" office:value-type="string" calcext:value-type="string">
            <text:p>Hacı</text:p>
          </table:table-cell>
          <table:table-cell table:number-columns-repeated="3"/>
        </table:table-row>
        <table:table-row table:style-name="ro4">
          <table:table-cell/>
          <table:table-cell table:style-name="ce396" office:value-type="string" calcext:value-type="string">
            <text:p>Kira Geliri</text:p>
          </table:table-cell>
          <table:table-cell table:style-name="ce396" office:value-type="string" calcext:value-type="string">
            <text:p>Kira Payı</text:p>
          </table:table-cell>
          <table:table-cell table:number-columns-repeated="3" table:style-name="ce396" office:value-type="string" calcext:value-type="string">
            <text:p>Hisse Geliri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400" office:value-type="string" calcext:value-type="string">
            <text:p>40/40</text:p>
          </table:table-cell>
          <table:table-cell table:style-name="ce408" office:value-type="string" calcext:value-type="string">
            <text:p>13/40</text:p>
          </table:table-cell>
          <table:table-cell table:style-name="ce408" office:value-type="string" calcext:value-type="string">
            <text:p>24/40</text:p>
          </table:table-cell>
          <table:table-cell table:style-name="ce408" office:value-type="string" calcext:value-type="string">
            <text:p>3/40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formula="of:=1/3" office:value-type="float" office:value="0.333333333333333" calcext:value-type="float">
            <text:p>0,33</text:p>
          </table:table-cell>
          <table:table-cell table:style-name="ce409" table:formula="of:=13/40" office:value-type="float" office:value="0.325" calcext:value-type="float">
            <text:p>0,325</text:p>
          </table:table-cell>
          <table:table-cell table:style-name="ce409" table:formula="of:=24/40" office:value-type="float" office:value="0.6" calcext:value-type="float">
            <text:p>0,600</text:p>
          </table:table-cell>
          <table:table-cell table:style-name="ce409" table:formula="of:=3/40" office:value-type="float" office:value="0.075" calcext:value-type="float">
            <text:p>0,075</text:p>
          </table:table-cell>
          <table:table-cell table:style-name="ce412" office:value-type="string" calcext:value-type="string">
            <text:p>Usd/TL</text:p>
          </table:table-cell>
          <table:table-cell table:style-name="ce412" office:value-type="string" calcext:value-type="string">
            <text:p>İsmail usd</text:p>
          </table:table-cell>
          <table:table-cell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395" office:value-type="float" office:value="9500" calcext:value-type="float">
            <text:p>9500</text:p>
          </table:table-cell>
          <table:table-cell table:formula="of:=[.$C$8]*[.B9]" office:value-type="float" office:value="3166.66666666667" calcext:value-type="float">
            <text:p>3.166,67</text:p>
          </table:table-cell>
          <table:table-cell table:formula="of:=[.C9]*[.$D$8]" office:value-type="float" office:value="1029.16666666667" calcext:value-type="float">
            <text:p>1.029,17</text:p>
          </table:table-cell>
          <table:table-cell table:formula="of:=[.C9]*[.$E$8]" office:value-type="float" office:value="1900" calcext:value-type="float">
            <text:p>1.900,00</text:p>
          </table:table-cell>
          <table:table-cell table:formula="of:=[.C9]*[.$F$8]" office:value-type="float" office:value="237.5" calcext:value-type="float">
            <text:p>237,50</text:p>
          </table:table-cell>
          <table:table-cell office:value-type="float" office:value="1.59" calcext:value-type="float">
            <text:p>1,59</text:p>
          </table:table-cell>
          <table:table-cell table:formula="of:=[.E9]/[.G9]" office:value-type="float" office:value="1194.96855345912" calcext:value-type="float">
            <text:p>1.194,97</text:p>
          </table:table-cell>
          <table:table-cell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395" office:value-type="float" office:value="10000" calcext:value-type="float">
            <text:p>10000</text:p>
          </table:table-cell>
          <table:table-cell table:formula="of:=[.$C$8]*[.B10]" office:value-type="float" office:value="3333.33333333333" calcext:value-type="float">
            <text:p>3.333,33</text:p>
          </table:table-cell>
          <table:table-cell table:formula="of:=[.C10]*[.$D$8]" office:value-type="float" office:value="1083.33333333333" calcext:value-type="float">
            <text:p>1.083,33</text:p>
          </table:table-cell>
          <table:table-cell table:formula="of:=[.C10]*[.$E$8]" office:value-type="float" office:value="2000" calcext:value-type="float">
            <text:p>2.000,00</text:p>
          </table:table-cell>
          <table:table-cell table:formula="of:=[.C10]*[.$F$8]" office:value-type="float" office:value="250" calcext:value-type="float">
            <text:p>250,00</text:p>
          </table:table-cell>
          <table:table-cell office:value-type="float" office:value="1.87" calcext:value-type="float">
            <text:p>1,87</text:p>
          </table:table-cell>
          <table:table-cell table:formula="of:=[.E10]/[.G10]" office:value-type="float" office:value="1069.51871657754" calcext:value-type="float">
            <text:p>1.069,52</text:p>
          </table:table-cell>
          <table:table-cell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395" office:value-type="float" office:value="9000" calcext:value-type="float">
            <text:p>9000</text:p>
          </table:table-cell>
          <table:table-cell table:formula="of:=[.$C$8]*[.B11]" office:value-type="float" office:value="3000" calcext:value-type="float">
            <text:p>3.000,00</text:p>
          </table:table-cell>
          <table:table-cell table:formula="of:=[.C11]*[.$D$8]" office:value-type="float" office:value="975" calcext:value-type="float">
            <text:p>975,00</text:p>
          </table:table-cell>
          <table:table-cell table:formula="of:=[.C11]*[.$E$8]" office:value-type="float" office:value="1800" calcext:value-type="float">
            <text:p>1.800,00</text:p>
          </table:table-cell>
          <table:table-cell table:formula="of:=[.C11]*[.$F$8]" office:value-type="float" office:value="225" calcext:value-type="float">
            <text:p>225,00</text:p>
          </table:table-cell>
          <table:table-cell office:value-type="float" office:value="1.89" calcext:value-type="float">
            <text:p>1,89</text:p>
          </table:table-cell>
          <table:table-cell table:formula="of:=[.E11]/[.G11]" office:value-type="float" office:value="952.380952380952" calcext:value-type="float">
            <text:p>952,38</text:p>
          </table:table-cell>
          <table:table-cell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395" office:value-type="float" office:value="12500" calcext:value-type="float">
            <text:p>12500</text:p>
          </table:table-cell>
          <table:table-cell table:formula="of:=[.$C$8]*[.B12]" office:value-type="float" office:value="4166.66666666667" calcext:value-type="float">
            <text:p>4.166,67</text:p>
          </table:table-cell>
          <table:table-cell table:formula="of:=[.C12]*[.$D$8]" office:value-type="float" office:value="1354.16666666667" calcext:value-type="float">
            <text:p>1.354,17</text:p>
          </table:table-cell>
          <table:table-cell table:formula="of:=[.C12]*[.$E$8]" office:value-type="float" office:value="2500" calcext:value-type="float">
            <text:p>2.500,00</text:p>
          </table:table-cell>
          <table:table-cell table:formula="of:=[.C12]*[.$F$8]" office:value-type="float" office:value="312.5" calcext:value-type="float">
            <text:p>312,50</text:p>
          </table:table-cell>
          <table:table-cell office:value-type="float" office:value="2.1" calcext:value-type="float">
            <text:p>2,10</text:p>
          </table:table-cell>
          <table:table-cell table:formula="of:=[.E12]/[.G12]" office:value-type="float" office:value="1190.47619047619" calcext:value-type="float">
            <text:p>1.190,48</text:p>
          </table:table-cell>
          <table:table-cell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395" office:value-type="float" office:value="13750" calcext:value-type="float">
            <text:p>13750</text:p>
          </table:table-cell>
          <table:table-cell table:formula="of:=[.$C$8]*[.B13]" office:value-type="float" office:value="4583.33333333333" calcext:value-type="float">
            <text:p>4.583,33</text:p>
          </table:table-cell>
          <table:table-cell table:formula="of:=[.C13]*[.$D$8]" office:value-type="float" office:value="1489.58333333333" calcext:value-type="float">
            <text:p>1.489,58</text:p>
          </table:table-cell>
          <table:table-cell table:formula="of:=[.C13]*[.$E$8]" office:value-type="float" office:value="2750" calcext:value-type="float">
            <text:p>2.750,00</text:p>
          </table:table-cell>
          <table:table-cell table:formula="of:=[.C13]*[.$F$8]" office:value-type="float" office:value="343.75" calcext:value-type="float">
            <text:p>343,75</text:p>
          </table:table-cell>
          <table:table-cell office:value-type="float" office:value="2.68" calcext:value-type="float">
            <text:p>2,68</text:p>
          </table:table-cell>
          <table:table-cell table:formula="of:=[.E13]/[.G13]" office:value-type="float" office:value="1026.11940298507" calcext:value-type="float">
            <text:p>1.026,12</text:p>
          </table:table-cell>
          <table:table-cell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395" office:value-type="float" office:value="15125" calcext:value-type="float">
            <text:p>15125</text:p>
          </table:table-cell>
          <table:table-cell table:formula="of:=[.$C$8]*[.B14]" office:value-type="float" office:value="5041.66666666667" calcext:value-type="float">
            <text:p>5.041,67</text:p>
          </table:table-cell>
          <table:table-cell table:formula="of:=[.C14]*[.$D$8]" office:value-type="float" office:value="1638.54166666667" calcext:value-type="float">
            <text:p>1.638,54</text:p>
          </table:table-cell>
          <table:table-cell table:formula="of:=[.C14]*[.$E$8]" office:value-type="float" office:value="3025" calcext:value-type="float">
            <text:p>3.025,00</text:p>
          </table:table-cell>
          <table:table-cell table:formula="of:=[.C14]*[.$F$8]" office:value-type="float" office:value="378.125" calcext:value-type="float">
            <text:p>378,13</text:p>
          </table:table-cell>
          <table:table-cell office:value-type="float" office:value="2.95" calcext:value-type="float">
            <text:p>2,95</text:p>
          </table:table-cell>
          <table:table-cell table:formula="of:=[.E14]/[.G14]" office:value-type="float" office:value="1025.42372881356" calcext:value-type="float">
            <text:p>1.025,42</text:p>
          </table:table-cell>
          <table:table-cell/>
        </table:table-row>
        <table:table-row table:style-name="ro4">
          <table:table-cell/>
          <table:table-cell table:style-name="ce395" office:value-type="float" office:value="3000" calcext:value-type="float">
            <text:p>3000</text:p>
          </table:table-cell>
          <table:table-cell table:formula="of:=[.$C$8]*[.B15]" office:value-type="float" office:value="1000" calcext:value-type="float">
            <text:p>1.000,00</text:p>
          </table:table-cell>
          <table:table-cell table:formula="of:=[.C15]*[.$D$8]" office:value-type="float" office:value="325" calcext:value-type="float">
            <text:p>325,00</text:p>
          </table:table-cell>
          <table:table-cell table:formula="of:=[.C15]*[.$E$8]" office:value-type="float" office:value="600" calcext:value-type="float">
            <text:p>600,00</text:p>
          </table:table-cell>
          <table:table-cell table:formula="of:=[.C15]*[.$F$8]" office:value-type="float" office:value="75" calcext:value-type="float">
            <text:p>75,00</text:p>
          </table:table-cell>
          <table:table-cell office:value-type="float" office:value="3.55" calcext:value-type="float">
            <text:p>3,55</text:p>
          </table:table-cell>
          <table:table-cell table:formula="of:=[.E15]/[.G15]" office:value-type="float" office:value="169.014084507042" calcext:value-type="float">
            <text:p>169,01</text:p>
          </table:table-cell>
          <table:table-cell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395" office:value-type="float" office:value="17050" calcext:value-type="float">
            <text:p>17050</text:p>
          </table:table-cell>
          <table:table-cell table:formula="of:=[.$C$8]*[.B16]" office:value-type="float" office:value="5683.33333333333" calcext:value-type="float">
            <text:p>5.683,33</text:p>
          </table:table-cell>
          <table:table-cell table:formula="of:=[.C16]*[.$D$8]" office:value-type="float" office:value="1847.08333333333" calcext:value-type="float">
            <text:p>1.847,08</text:p>
          </table:table-cell>
          <table:table-cell table:formula="of:=[.C16]*[.$E$8]" office:value-type="float" office:value="3410" calcext:value-type="float">
            <text:p>3.410,00</text:p>
          </table:table-cell>
          <table:table-cell table:formula="of:=[.C16]*[.$F$8]" office:value-type="float" office:value="426.25" calcext:value-type="float">
            <text:p>426,25</text:p>
          </table:table-cell>
          <table:table-cell office:value-type="float" office:value="3.55" calcext:value-type="float">
            <text:p>3,55</text:p>
          </table:table-cell>
          <table:table-cell table:formula="of:=[.E16]/[.G16]" office:value-type="float" office:value="960.56338028169" calcext:value-type="float">
            <text:p>960,56</text:p>
          </table:table-cell>
          <table:table-cell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395" office:value-type="float" office:value="19475" calcext:value-type="float">
            <text:p>19475</text:p>
          </table:table-cell>
          <table:table-cell table:formula="of:=[.$C$8]*[.B17]" office:value-type="float" office:value="6491.66666666667" calcext:value-type="float">
            <text:p>6.491,67</text:p>
          </table:table-cell>
          <table:table-cell table:formula="of:=[.C17]*[.$D$8]" office:value-type="float" office:value="2109.79166666667" calcext:value-type="float">
            <text:p>2.109,79</text:p>
          </table:table-cell>
          <table:table-cell table:formula="of:=[.C17]*[.$E$8]" office:value-type="float" office:value="3895" calcext:value-type="float">
            <text:p>3.895,00</text:p>
          </table:table-cell>
          <table:table-cell table:formula="of:=[.C17]*[.$F$8]" office:value-type="float" office:value="486.875" calcext:value-type="float">
            <text:p>486,88</text:p>
          </table:table-cell>
          <table:table-cell office:value-type="float" office:value="4.6" calcext:value-type="float">
            <text:p>4,60</text:p>
          </table:table-cell>
          <table:table-cell table:formula="of:=[.E17]/[.G17]" office:value-type="float" office:value="846.739130434783" calcext:value-type="float">
            <text:p>846,74</text:p>
          </table:table-cell>
          <table:table-cell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395" office:value-type="float" office:value="26400" calcext:value-type="float">
            <text:p>26400</text:p>
          </table:table-cell>
          <table:table-cell table:formula="of:=[.$C$8]*[.B18]" office:value-type="float" office:value="8800" calcext:value-type="float">
            <text:p>8.800,00</text:p>
          </table:table-cell>
          <table:table-cell table:formula="of:=[.C18]*[.$D$8]" office:value-type="float" office:value="2860" calcext:value-type="float">
            <text:p>2.860,00</text:p>
          </table:table-cell>
          <table:table-cell table:formula="of:=[.C18]*[.$E$8]" office:value-type="float" office:value="5280" calcext:value-type="float">
            <text:p>5.280,00</text:p>
          </table:table-cell>
          <table:table-cell table:formula="of:=[.C18]*[.$F$8]" office:value-type="float" office:value="660" calcext:value-type="float">
            <text:p>660,00</text:p>
          </table:table-cell>
          <table:table-cell office:value-type="float" office:value="5.82" calcext:value-type="float">
            <text:p>5,82</text:p>
          </table:table-cell>
          <table:table-cell table:formula="of:=[.E18]/[.G18]" office:value-type="float" office:value="907.216494845361" calcext:value-type="float">
            <text:p>907,22</text:p>
          </table:table-cell>
          <table:table-cell/>
        </table:table-row>
        <table:table-row table:style-name="ro4">
          <table:table-cell table:style-name="ce395" office:value-type="string" calcext:value-type="string">
            <text:p>Toplam</text:p>
          </table:table-cell>
          <table:table-cell table:style-name="ce397" table:formula="of:=SUM([.B9:.B18])" office:value-type="float" office:value="135800" calcext:value-type="float">
            <text:p>135.800,00</text:p>
          </table:table-cell>
          <table:table-cell table:style-name="ce397" table:formula="of:=SUM([.C9:.C18])" office:value-type="float" office:value="45266.6666666667" calcext:value-type="float">
            <text:p>45.266,67</text:p>
          </table:table-cell>
          <table:table-cell table:style-name="ce397" table:formula="of:=SUM([.D9:.D18])" office:value-type="float" office:value="14711.6666666667" calcext:value-type="float">
            <text:p>14.711,67</text:p>
          </table:table-cell>
          <table:table-cell table:style-name="ce397" table:formula="of:=SUM([.E9:.E18])" office:value-type="float" office:value="27160" calcext:value-type="float">
            <text:p>27.160,00</text:p>
          </table:table-cell>
          <table:table-cell table:style-name="ce397" table:formula="of:=SUM([.F9:.F18])" office:value-type="float" office:value="3395" calcext:value-type="float">
            <text:p>3.395,00</text:p>
          </table:table-cell>
          <table:table-cell table:style-name="Default"/>
          <table:table-cell table:style-name="ce397" table:formula="of:=SUM([.H9:.H18])" office:value-type="float" office:value="9342.42063476131" calcext:value-type="float">
            <text:p>9.342,42</text:p>
          </table:table-cell>
          <table:table-cell/>
        </table:table-row>
        <table:table-row table:style-name="ro4">
          <table:table-cell table:style-name="ce395"/>
          <table:table-cell table:style-name="ce397" table:number-columns-repeated="5"/>
          <table:table-cell table:style-name="Default"/>
          <table:table-cell table:style-name="ce397"/>
          <table:table-cell/>
        </table:table-row>
        <table:table-row table:style-name="ro1">
          <table:table-cell table:style-name="ce286" office:value-type="string" calcext:value-type="string">
            <text:p>2011-2019 Ali Paşa Ön Arsa Kişi-Yıllara Göre Kira Geliri</text:p>
          </table:table-cell>
          <table:table-cell table:style-name="ce397" table:number-columns-repeated="5"/>
          <table:table-cell table:style-name="Default"/>
          <table:table-cell table:style-name="ce397"/>
          <table:table-cell/>
        </table:table-row>
        <table:table-row table:style-name="ro4">
          <table:table-cell/>
          <table:table-cell table:style-name="ce398" office:value-type="string" calcext:value-type="string">
            <text:p>Yıkama Toplam</text:p>
          </table:table-cell>
          <table:table-cell table:style-name="ce396" office:value-type="string" calcext:value-type="string">
            <text:p>Arsa 2/3</text:p>
          </table:table-cell>
          <table:table-cell table:style-name="ce396" office:value-type="string" calcext:value-type="string">
            <text:p>Atila</text:p>
          </table:table-cell>
          <table:table-cell table:style-name="ce396" office:value-type="string" calcext:value-type="string">
            <text:p>İsmail</text:p>
          </table:table-cell>
          <table:table-cell table:style-name="ce396" office:value-type="string" calcext:value-type="string">
            <text:p>Hacı</text:p>
          </table:table-cell>
          <table:table-cell table:number-columns-repeated="3"/>
        </table:table-row>
        <table:table-row table:style-name="ro4">
          <table:table-cell/>
          <table:table-cell table:style-name="ce396" office:value-type="string" calcext:value-type="string">
            <text:p>Kira Geliri</text:p>
          </table:table-cell>
          <table:table-cell table:style-name="ce396" office:value-type="string" calcext:value-type="string">
            <text:p>Kira Payı</text:p>
          </table:table-cell>
          <table:table-cell table:number-columns-repeated="3" table:style-name="ce396" office:value-type="string" calcext:value-type="string">
            <text:p>Hisse Geliri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400" office:value-type="string" calcext:value-type="string">
            <text:p>24/24</text:p>
          </table:table-cell>
          <table:table-cell table:style-name="ce408" office:value-type="string" calcext:value-type="string">
            <text:p>13/24</text:p>
          </table:table-cell>
          <table:table-cell table:style-name="ce408" office:value-type="string" calcext:value-type="string">
            <text:p>8/24</text:p>
          </table:table-cell>
          <table:table-cell table:style-name="ce408" office:value-type="string" calcext:value-type="string">
            <text:p>3/24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formula="of:=2/3" office:value-type="float" office:value="0.666666666666667" calcext:value-type="float">
            <text:p>0,67</text:p>
          </table:table-cell>
          <table:table-cell table:style-name="ce409" table:formula="of:=13/24" office:value-type="float" office:value="0.541666666666667" calcext:value-type="float">
            <text:p>0,542</text:p>
          </table:table-cell>
          <table:table-cell table:style-name="ce409" table:formula="of:=8/24" office:value-type="float" office:value="0.333333333333333" calcext:value-type="float">
            <text:p>0,333</text:p>
          </table:table-cell>
          <table:table-cell table:style-name="ce409" table:formula="of:=3/24" office:value-type="float" office:value="0.125" calcext:value-type="float">
            <text:p>0,125</text:p>
          </table:table-cell>
          <table:table-cell table:style-name="ce412" office:value-type="string" calcext:value-type="string">
            <text:p>Usd/TL</text:p>
          </table:table-cell>
          <table:table-cell table:style-name="ce412" office:value-type="string" calcext:value-type="string">
            <text:p>İsmail usd</text:p>
          </table:table-cell>
          <table:table-cell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395" office:value-type="float" office:value="9500" calcext:value-type="float">
            <text:p>9500</text:p>
          </table:table-cell>
          <table:table-cell table:formula="of:=[.$C$25]*[.B26]" office:value-type="float" office:value="6333.33333333333" calcext:value-type="float">
            <text:p>6.333,33</text:p>
          </table:table-cell>
          <table:table-cell table:formula="of:=[.C26]*[.$D$25]" office:value-type="float" office:value="3430.55555555556" calcext:value-type="float">
            <text:p>3.430,56</text:p>
          </table:table-cell>
          <table:table-cell table:formula="of:=[.C26]*[.$E$25]" office:value-type="float" office:value="2111.11111111111" calcext:value-type="float">
            <text:p>2.111,11</text:p>
          </table:table-cell>
          <table:table-cell table:formula="of:=[.C26]*[.$F$25]" office:value-type="float" office:value="791.666666666667" calcext:value-type="float">
            <text:p>791,67</text:p>
          </table:table-cell>
          <table:table-cell office:value-type="float" office:value="1.59" calcext:value-type="float">
            <text:p>1,59</text:p>
          </table:table-cell>
          <table:table-cell table:formula="of:=[.E26]/[.G26]" office:value-type="float" office:value="1327.7428371768" calcext:value-type="float">
            <text:p>1.327,74</text:p>
          </table:table-cell>
          <table:table-cell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395" office:value-type="float" office:value="10000" calcext:value-type="float">
            <text:p>10000</text:p>
          </table:table-cell>
          <table:table-cell table:formula="of:=[.$C$25]*[.B27]" office:value-type="float" office:value="6666.66666666667" calcext:value-type="float">
            <text:p>6.666,67</text:p>
          </table:table-cell>
          <table:table-cell table:formula="of:=[.C27]*[.$D$25]" office:value-type="float" office:value="3611.11111111111" calcext:value-type="float">
            <text:p>3.611,11</text:p>
          </table:table-cell>
          <table:table-cell table:formula="of:=[.C27]*[.$E$25]" office:value-type="float" office:value="2222.22222222222" calcext:value-type="float">
            <text:p>2.222,22</text:p>
          </table:table-cell>
          <table:table-cell table:formula="of:=[.C27]*[.$F$25]" office:value-type="float" office:value="833.333333333333" calcext:value-type="float">
            <text:p>833,33</text:p>
          </table:table-cell>
          <table:table-cell office:value-type="float" office:value="1.87" calcext:value-type="float">
            <text:p>1,87</text:p>
          </table:table-cell>
          <table:table-cell table:formula="of:=[.E27]/[.G27]" office:value-type="float" office:value="1188.3541295306" calcext:value-type="float">
            <text:p>1.188,35</text:p>
          </table:table-cell>
          <table:table-cell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395" office:value-type="float" office:value="9000" calcext:value-type="float">
            <text:p>9000</text:p>
          </table:table-cell>
          <table:table-cell table:formula="of:=[.$C$25]*[.B28]" office:value-type="float" office:value="6000" calcext:value-type="float">
            <text:p>6.000,00</text:p>
          </table:table-cell>
          <table:table-cell table:formula="of:=[.C28]*[.$D$25]" office:value-type="float" office:value="3250" calcext:value-type="float">
            <text:p>3.250,00</text:p>
          </table:table-cell>
          <table:table-cell table:formula="of:=[.C28]*[.$E$25]" office:value-type="float" office:value="2000" calcext:value-type="float">
            <text:p>2.000,00</text:p>
          </table:table-cell>
          <table:table-cell table:formula="of:=[.C28]*[.$F$25]" office:value-type="float" office:value="750" calcext:value-type="float">
            <text:p>750,00</text:p>
          </table:table-cell>
          <table:table-cell office:value-type="float" office:value="1.89" calcext:value-type="float">
            <text:p>1,89</text:p>
          </table:table-cell>
          <table:table-cell table:formula="of:=[.E28]/[.G28]" office:value-type="float" office:value="1058.20105820106" calcext:value-type="float">
            <text:p>1.058,20</text:p>
          </table:table-cell>
          <table:table-cell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395" office:value-type="float" office:value="12500" calcext:value-type="float">
            <text:p>12500</text:p>
          </table:table-cell>
          <table:table-cell table:formula="of:=[.$C$25]*[.B29]" office:value-type="float" office:value="8333.33333333333" calcext:value-type="float">
            <text:p>8.333,33</text:p>
          </table:table-cell>
          <table:table-cell table:formula="of:=[.C29]*[.$D$25]" office:value-type="float" office:value="4513.88888888889" calcext:value-type="float">
            <text:p>4.513,89</text:p>
          </table:table-cell>
          <table:table-cell table:formula="of:=[.C29]*[.$E$25]" office:value-type="float" office:value="2777.77777777778" calcext:value-type="float">
            <text:p>2.777,78</text:p>
          </table:table-cell>
          <table:table-cell table:formula="of:=[.C29]*[.$F$25]" office:value-type="float" office:value="1041.66666666667" calcext:value-type="float">
            <text:p>1.041,67</text:p>
          </table:table-cell>
          <table:table-cell office:value-type="float" office:value="2.1" calcext:value-type="float">
            <text:p>2,10</text:p>
          </table:table-cell>
          <table:table-cell table:formula="of:=[.E29]/[.G29]" office:value-type="float" office:value="1322.75132275132" calcext:value-type="float">
            <text:p>1.322,75</text:p>
          </table:table-cell>
          <table:table-cell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395" office:value-type="float" office:value="13750" calcext:value-type="float">
            <text:p>13750</text:p>
          </table:table-cell>
          <table:table-cell table:formula="of:=[.$C$25]*[.B30]" office:value-type="float" office:value="9166.66666666667" calcext:value-type="float">
            <text:p>9.166,67</text:p>
          </table:table-cell>
          <table:table-cell table:formula="of:=[.C30]*[.$D$25]" office:value-type="float" office:value="4965.27777777778" calcext:value-type="float">
            <text:p>4.965,28</text:p>
          </table:table-cell>
          <table:table-cell table:formula="of:=[.C30]*[.$E$25]" office:value-type="float" office:value="3055.55555555556" calcext:value-type="float">
            <text:p>3.055,56</text:p>
          </table:table-cell>
          <table:table-cell table:formula="of:=[.C30]*[.$F$25]" office:value-type="float" office:value="1145.83333333333" calcext:value-type="float">
            <text:p>1.145,83</text:p>
          </table:table-cell>
          <table:table-cell office:value-type="float" office:value="2.68" calcext:value-type="float">
            <text:p>2,68</text:p>
          </table:table-cell>
          <table:table-cell table:formula="of:=[.E30]/[.G30]" office:value-type="float" office:value="1140.13266998342" calcext:value-type="float">
            <text:p>1.140,13</text:p>
          </table:table-cell>
          <table:table-cell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395" office:value-type="float" office:value="15125" calcext:value-type="float">
            <text:p>15125</text:p>
          </table:table-cell>
          <table:table-cell table:formula="of:=[.$C$25]*[.B31]" office:value-type="float" office:value="10083.3333333333" calcext:value-type="float">
            <text:p>10.083,33</text:p>
          </table:table-cell>
          <table:table-cell table:formula="of:=[.C31]*[.$D$25]" office:value-type="float" office:value="5461.80555555555" calcext:value-type="float">
            <text:p>5.461,81</text:p>
          </table:table-cell>
          <table:table-cell table:formula="of:=[.C31]*[.$E$25]" office:value-type="float" office:value="3361.11111111111" calcext:value-type="float">
            <text:p>3.361,11</text:p>
          </table:table-cell>
          <table:table-cell table:formula="of:=[.C31]*[.$F$25]" office:value-type="float" office:value="1260.41666666667" calcext:value-type="float">
            <text:p>1.260,42</text:p>
          </table:table-cell>
          <table:table-cell office:value-type="float" office:value="2.95" calcext:value-type="float">
            <text:p>2,95</text:p>
          </table:table-cell>
          <table:table-cell table:formula="of:=[.E31]/[.G31]" office:value-type="float" office:value="1139.35969868173" calcext:value-type="float">
            <text:p>1.139,36</text:p>
          </table:table-cell>
          <table:table-cell/>
        </table:table-row>
        <table:table-row table:style-name="ro4">
          <table:table-cell/>
          <table:table-cell table:style-name="ce395" office:value-type="float" office:value="3000" calcext:value-type="float">
            <text:p>3000</text:p>
          </table:table-cell>
          <table:table-cell table:formula="of:=[.$C$25]*[.B32]" office:value-type="float" office:value="2000" calcext:value-type="float">
            <text:p>2.000,00</text:p>
          </table:table-cell>
          <table:table-cell table:formula="of:=[.C32]*[.$D$25]" office:value-type="float" office:value="1083.33333333333" calcext:value-type="float">
            <text:p>1.083,33</text:p>
          </table:table-cell>
          <table:table-cell table:formula="of:=[.C32]*[.$E$25]" office:value-type="float" office:value="666.666666666667" calcext:value-type="float">
            <text:p>666,67</text:p>
          </table:table-cell>
          <table:table-cell table:formula="of:=[.C32]*[.$F$25]" office:value-type="float" office:value="250" calcext:value-type="float">
            <text:p>250,00</text:p>
          </table:table-cell>
          <table:table-cell office:value-type="float" office:value="3.55" calcext:value-type="float">
            <text:p>3,55</text:p>
          </table:table-cell>
          <table:table-cell table:formula="of:=[.E32]/[.G32]" office:value-type="float" office:value="187.793427230047" calcext:value-type="float">
            <text:p>187,79</text:p>
          </table:table-cell>
          <table:table-cell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395" office:value-type="float" office:value="17050" calcext:value-type="float">
            <text:p>17050</text:p>
          </table:table-cell>
          <table:table-cell table:formula="of:=[.$C$25]*[.B33]" office:value-type="float" office:value="11366.6666666667" calcext:value-type="float">
            <text:p>11.366,67</text:p>
          </table:table-cell>
          <table:table-cell table:formula="of:=[.C33]*[.$D$25]" office:value-type="float" office:value="6156.94444444444" calcext:value-type="float">
            <text:p>6.156,94</text:p>
          </table:table-cell>
          <table:table-cell table:formula="of:=[.C33]*[.$E$25]" office:value-type="float" office:value="3788.88888888889" calcext:value-type="float">
            <text:p>3.788,89</text:p>
          </table:table-cell>
          <table:table-cell table:formula="of:=[.C33]*[.$F$25]" office:value-type="float" office:value="1420.83333333333" calcext:value-type="float">
            <text:p>1.420,83</text:p>
          </table:table-cell>
          <table:table-cell office:value-type="float" office:value="3.55" calcext:value-type="float">
            <text:p>3,55</text:p>
          </table:table-cell>
          <table:table-cell table:formula="of:=[.E33]/[.G33]" office:value-type="float" office:value="1067.29264475743" calcext:value-type="float">
            <text:p>1.067,29</text:p>
          </table:table-cell>
          <table:table-cell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395" office:value-type="float" office:value="19475" calcext:value-type="float">
            <text:p>19475</text:p>
          </table:table-cell>
          <table:table-cell table:formula="of:=[.$C$25]*[.B34]" office:value-type="float" office:value="12983.3333333333" calcext:value-type="float">
            <text:p>12.983,33</text:p>
          </table:table-cell>
          <table:table-cell table:formula="of:=[.C34]*[.$D$25]" office:value-type="float" office:value="7032.63888888889" calcext:value-type="float">
            <text:p>7.032,64</text:p>
          </table:table-cell>
          <table:table-cell table:formula="of:=[.C34]*[.$E$25]" office:value-type="float" office:value="4327.77777777778" calcext:value-type="float">
            <text:p>4.327,78</text:p>
          </table:table-cell>
          <table:table-cell table:formula="of:=[.C34]*[.$F$25]" office:value-type="float" office:value="1622.91666666667" calcext:value-type="float">
            <text:p>1.622,92</text:p>
          </table:table-cell>
          <table:table-cell office:value-type="float" office:value="4.6" calcext:value-type="float">
            <text:p>4,60</text:p>
          </table:table-cell>
          <table:table-cell table:formula="of:=[.E34]/[.G34]" office:value-type="float" office:value="940.821256038647" calcext:value-type="float">
            <text:p>940,82</text:p>
          </table:table-cell>
          <table:table-cell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395" office:value-type="float" office:value="26400" calcext:value-type="float">
            <text:p>26400</text:p>
          </table:table-cell>
          <table:table-cell table:formula="of:=[.$C$25]*[.B35]" office:value-type="float" office:value="17600" calcext:value-type="float">
            <text:p>17.600,00</text:p>
          </table:table-cell>
          <table:table-cell table:formula="of:=[.C35]*[.$D$25]" office:value-type="float" office:value="9533.33333333333" calcext:value-type="float">
            <text:p>9.533,33</text:p>
          </table:table-cell>
          <table:table-cell table:formula="of:=[.C35]*[.$E$25]" office:value-type="float" office:value="5866.66666666667" calcext:value-type="float">
            <text:p>5.866,67</text:p>
          </table:table-cell>
          <table:table-cell table:formula="of:=[.C35]*[.$F$25]" office:value-type="float" office:value="2200" calcext:value-type="float">
            <text:p>2.200,00</text:p>
          </table:table-cell>
          <table:table-cell office:value-type="float" office:value="5.82" calcext:value-type="float">
            <text:p>5,82</text:p>
          </table:table-cell>
          <table:table-cell table:formula="of:=[.E35]/[.G35]" office:value-type="float" office:value="1008.01832760596" calcext:value-type="float">
            <text:p>1.008,02</text:p>
          </table:table-cell>
          <table:table-cell/>
        </table:table-row>
        <table:table-row table:style-name="ro4">
          <table:table-cell table:style-name="ce395" office:value-type="string" calcext:value-type="string">
            <text:p>Toplam</text:p>
          </table:table-cell>
          <table:table-cell table:style-name="ce397" table:formula="of:=SUM([.B26:.B35])" office:value-type="float" office:value="135800" calcext:value-type="float">
            <text:p>135.800,00</text:p>
          </table:table-cell>
          <table:table-cell table:style-name="ce397" table:formula="of:=SUM([.C26:.C35])" office:value-type="float" office:value="90533.3333333333" calcext:value-type="float">
            <text:p>90.533,33</text:p>
          </table:table-cell>
          <table:table-cell table:style-name="ce397" table:formula="of:=SUM([.D26:.D35])" office:value-type="float" office:value="49038.8888888889" calcext:value-type="float">
            <text:p>49.038,89</text:p>
          </table:table-cell>
          <table:table-cell table:style-name="ce397" table:formula="of:=SUM([.E26:.E35])" office:value-type="float" office:value="30177.7777777778" calcext:value-type="float">
            <text:p>30.177,78</text:p>
          </table:table-cell>
          <table:table-cell table:style-name="ce397" table:formula="of:=SUM([.F26:.F35])" office:value-type="float" office:value="11316.6666666667" calcext:value-type="float">
            <text:p>11.316,67</text:p>
          </table:table-cell>
          <table:table-cell table:style-name="Default"/>
          <table:table-cell table:style-name="ce397" table:formula="of:=SUM([.H26:.H35])" office:value-type="float" office:value="10380.467371957" calcext:value-type="float">
            <text:p>10.380,47</text:p>
          </table:table-cell>
          <table:table-cell/>
        </table:table-row>
        <table:table-row table:style-name="ro4">
          <table:table-cell table:style-name="ce395"/>
          <table:table-cell table:style-name="ce397" table:number-columns-repeated="5"/>
          <table:table-cell table:style-name="Default"/>
          <table:table-cell table:style-name="ce397"/>
          <table:table-cell/>
        </table:table-row>
        <table:table-row table:style-name="ro1">
          <table:table-cell table:style-name="ce286" office:value-type="string" calcext:value-type="string">
            <text:p>2011-2019 Ali Paşa Aygaz Kişi-Yıllara Göre Kira Geliri</text:p>
          </table:table-cell>
          <table:table-cell table:style-name="ce397" table:number-columns-repeated="5"/>
          <table:table-cell table:style-name="Default"/>
          <table:table-cell table:style-name="ce397"/>
          <table:table-cell/>
        </table:table-row>
        <table:table-row table:style-name="ro4">
          <table:table-cell/>
          <table:table-cell table:style-name="ce396" office:value-type="string" calcext:value-type="string">
            <text:p>Aygaz</text:p>
          </table:table-cell>
          <table:table-cell table:style-name="ce402"/>
          <table:table-cell table:style-name="ce396" office:value-type="string" calcext:value-type="string">
            <text:p>Atila</text:p>
          </table:table-cell>
          <table:table-cell table:style-name="ce396" office:value-type="string" calcext:value-type="string">
            <text:p>İsmail</text:p>
          </table:table-cell>
          <table:table-cell table:style-name="ce396" office:value-type="string" calcext:value-type="string">
            <text:p>Hacı</text:p>
          </table:table-cell>
          <table:table-cell table:number-columns-repeated="3"/>
        </table:table-row>
        <table:table-row table:style-name="ro4">
          <table:table-cell/>
          <table:table-cell table:number-columns-repeated="2" table:style-name="ce396" office:value-type="string" calcext:value-type="string">
            <text:p>Kira Geliri</text:p>
          </table:table-cell>
          <table:table-cell table:number-columns-repeated="3" table:style-name="ce396" office:value-type="string" calcext:value-type="string">
            <text:p>Hisse Geliri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400" office:value-type="string" calcext:value-type="string">
            <text:p>24/24</text:p>
          </table:table-cell>
          <table:table-cell table:style-name="ce408" office:value-type="string" calcext:value-type="string">
            <text:p>13/24</text:p>
          </table:table-cell>
          <table:table-cell table:style-name="ce408" office:value-type="string" calcext:value-type="string">
            <text:p>8/24</text:p>
          </table:table-cell>
          <table:table-cell table:style-name="ce408" office:value-type="string" calcext:value-type="string">
            <text:p>3/24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403" office:value-type="float" office:value="1" calcext:value-type="float">
            <text:p>1,000</text:p>
          </table:table-cell>
          <table:table-cell table:style-name="ce409" table:formula="of:=13/24" office:value-type="float" office:value="0.541666666666667" calcext:value-type="float">
            <text:p>0,542</text:p>
          </table:table-cell>
          <table:table-cell table:style-name="ce409" table:formula="of:=8/24" office:value-type="float" office:value="0.333333333333333" calcext:value-type="float">
            <text:p>0,333</text:p>
          </table:table-cell>
          <table:table-cell table:style-name="ce409" table:formula="of:=3/24" office:value-type="float" office:value="0.125" calcext:value-type="float">
            <text:p>0,125</text:p>
          </table:table-cell>
          <table:table-cell table:style-name="ce412" office:value-type="string" calcext:value-type="string">
            <text:p>Usd/TL</text:p>
          </table:table-cell>
          <table:table-cell table:style-name="ce412" office:value-type="string" calcext:value-type="string">
            <text:p>İsmail usd</text:p>
          </table:table-cell>
          <table:table-cell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office:value-type="float" office:value="1000" calcext:value-type="float">
            <text:p>1.000,00</text:p>
          </table:table-cell>
          <table:table-cell table:formula="of:=[.C43]*[.$D$42]" office:value-type="float" office:value="541.666666666667" calcext:value-type="float">
            <text:p>541,67</text:p>
          </table:table-cell>
          <table:table-cell table:formula="of:=[.C43]*[.$E$42]" office:value-type="float" office:value="333.333333333333" calcext:value-type="float">
            <text:p>333,33</text:p>
          </table:table-cell>
          <table:table-cell table:formula="of:=[.C43]*[.$F$42]" office:value-type="float" office:value="125" calcext:value-type="float">
            <text:p>125,00</text:p>
          </table:table-cell>
          <table:table-cell office:value-type="float" office:value="1.59" calcext:value-type="float">
            <text:p>1,59</text:p>
          </table:table-cell>
          <table:table-cell table:formula="of:=[.E43]/[.G43]" office:value-type="float" office:value="209.643605870021" calcext:value-type="float">
            <text:p>209,64</text:p>
          </table:table-cell>
          <table:table-cell table:style-name="ce406"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office:value-type="float" office:value="450" calcext:value-type="float">
            <text:p>450,00</text:p>
          </table:table-cell>
          <table:table-cell table:formula="of:=[.C44]*[.$D$42]" office:value-type="float" office:value="243.75" calcext:value-type="float">
            <text:p>243,75</text:p>
          </table:table-cell>
          <table:table-cell table:formula="of:=[.C44]*[.$E$42]" office:value-type="float" office:value="150" calcext:value-type="float">
            <text:p>150,00</text:p>
          </table:table-cell>
          <table:table-cell table:formula="of:=[.C44]*[.$F$42]" office:value-type="float" office:value="56.25" calcext:value-type="float">
            <text:p>56,25</text:p>
          </table:table-cell>
          <table:table-cell office:value-type="float" office:value="2.1" calcext:value-type="float">
            <text:p>2,10</text:p>
          </table:table-cell>
          <table:table-cell table:formula="of:=[.E44]/[.G44]" office:value-type="float" office:value="71.4285714285714" calcext:value-type="float">
            <text:p>71,43</text:p>
          </table:table-cell>
          <table:table-cell table:style-name="ce406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office:value-type="float" office:value="4200" calcext:value-type="float">
            <text:p>4.200,00</text:p>
          </table:table-cell>
          <table:table-cell table:formula="of:=[.C45]*[.$D$42]" office:value-type="float" office:value="2275" calcext:value-type="float">
            <text:p>2.275,00</text:p>
          </table:table-cell>
          <table:table-cell table:formula="of:=[.C45]*[.$E$42]" office:value-type="float" office:value="1400" calcext:value-type="float">
            <text:p>1.400,00</text:p>
          </table:table-cell>
          <table:table-cell table:formula="of:=[.C45]*[.$F$42]" office:value-type="float" office:value="525" calcext:value-type="float">
            <text:p>525,00</text:p>
          </table:table-cell>
          <table:table-cell office:value-type="float" office:value="2.68" calcext:value-type="float">
            <text:p>2,68</text:p>
          </table:table-cell>
          <table:table-cell table:formula="of:=[.E45]/[.G45]" office:value-type="float" office:value="522.388059701493" calcext:value-type="float">
            <text:p>522,39</text:p>
          </table:table-cell>
          <table:table-cell table:style-name="ce406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office:value-type="float" office:value="2950" calcext:value-type="float">
            <text:p>2.950,00</text:p>
          </table:table-cell>
          <table:table-cell table:formula="of:=[.C46]*[.$D$42]" office:value-type="float" office:value="1597.91666666667" calcext:value-type="float">
            <text:p>1.597,92</text:p>
          </table:table-cell>
          <table:table-cell table:formula="of:=[.C46]*[.$E$42]" office:value-type="float" office:value="983.333333333333" calcext:value-type="float">
            <text:p>983,33</text:p>
          </table:table-cell>
          <table:table-cell table:formula="of:=[.C46]*[.$F$42]" office:value-type="float" office:value="368.75" calcext:value-type="float">
            <text:p>368,75</text:p>
          </table:table-cell>
          <table:table-cell office:value-type="float" office:value="2.95" calcext:value-type="float">
            <text:p>2,95</text:p>
          </table:table-cell>
          <table:table-cell table:formula="of:=[.E46]/[.G46]" office:value-type="float" office:value="333.333333333333" calcext:value-type="float">
            <text:p>333,33</text:p>
          </table:table-cell>
          <table:table-cell table:style-name="ce406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office:value-type="float" office:value="3300" calcext:value-type="float">
            <text:p>3.300,00</text:p>
          </table:table-cell>
          <table:table-cell table:formula="of:=[.C47]*[.$D$42]" office:value-type="float" office:value="1787.5" calcext:value-type="float">
            <text:p>1.787,50</text:p>
          </table:table-cell>
          <table:table-cell table:formula="of:=[.C47]*[.$E$42]" office:value-type="float" office:value="1100" calcext:value-type="float">
            <text:p>1.100,00</text:p>
          </table:table-cell>
          <table:table-cell table:formula="of:=[.C47]*[.$F$42]" office:value-type="float" office:value="412.5" calcext:value-type="float">
            <text:p>412,50</text:p>
          </table:table-cell>
          <table:table-cell office:value-type="float" office:value="3.55" calcext:value-type="float">
            <text:p>3,55</text:p>
          </table:table-cell>
          <table:table-cell table:formula="of:=[.E47]/[.G47]" office:value-type="float" office:value="309.859154929577" calcext:value-type="float">
            <text:p>309,86</text:p>
          </table:table-cell>
          <table:table-cell table:style-name="ce406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office:value-type="float" office:value="7000" calcext:value-type="float">
            <text:p>7.000,00</text:p>
          </table:table-cell>
          <table:table-cell table:formula="of:=[.C48]*[.$D$42]" office:value-type="float" office:value="3791.66666666667" calcext:value-type="float">
            <text:p>3.791,67</text:p>
          </table:table-cell>
          <table:table-cell table:formula="of:=[.C48]*[.$E$42]" office:value-type="float" office:value="2333.33333333333" calcext:value-type="float">
            <text:p>2.333,33</text:p>
          </table:table-cell>
          <table:table-cell table:formula="of:=[.C48]*[.$F$42]" office:value-type="float" office:value="875" calcext:value-type="float">
            <text:p>875,00</text:p>
          </table:table-cell>
          <table:table-cell office:value-type="float" office:value="4.6" calcext:value-type="float">
            <text:p>4,60</text:p>
          </table:table-cell>
          <table:table-cell table:formula="of:=[.E48]/[.G48]" office:value-type="float" office:value="507.246376811594" calcext:value-type="float">
            <text:p>507,25</text:p>
          </table:table-cell>
          <table:table-cell table:style-name="ce406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5"/>
          <table:table-cell table:style-name="ce406"/>
        </table:table-row>
        <table:table-row table:style-name="ro4">
          <table:table-cell table:style-name="ce395" office:value-type="string" calcext:value-type="string">
            <text:p>Toplam</text:p>
          </table:table-cell>
          <table:table-cell table:style-name="ce397"/>
          <table:table-cell table:style-name="ce397" table:formula="of:=SUM([.C43:.C48])" office:value-type="float" office:value="18900" calcext:value-type="float">
            <text:p>18.900,00</text:p>
          </table:table-cell>
          <table:table-cell table:style-name="ce397" table:formula="of:=SUM([.D43:.D48])" office:value-type="float" office:value="10237.5" calcext:value-type="float">
            <text:p>10.237,50</text:p>
          </table:table-cell>
          <table:table-cell table:style-name="ce397" table:formula="of:=SUM([.E43:.E48])" office:value-type="float" office:value="6300" calcext:value-type="float">
            <text:p>6.300,00</text:p>
          </table:table-cell>
          <table:table-cell table:style-name="ce397" table:formula="of:=SUM([.F43:.F48])" office:value-type="float" office:value="2362.5" calcext:value-type="float">
            <text:p>2.362,50</text:p>
          </table:table-cell>
          <table:table-cell table:style-name="Default"/>
          <table:table-cell table:style-name="ce397" table:formula="of:=SUM([.H43:.H48])" office:value-type="float" office:value="1953.89910207459" calcext:value-type="float">
            <text:p>1.953,90</text:p>
          </table:table-cell>
          <table:table-cell table:style-name="ce406"/>
        </table:table-row>
        <table:table-row table:style-name="ro4" table:number-rows-repeated="8">
          <table:table-cell table:style-name="ce395"/>
          <table:table-cell table:style-name="ce397" table:number-columns-repeated="5"/>
          <table:table-cell table:style-name="Default"/>
          <table:table-cell table:style-name="ce397"/>
          <table:table-cell table:style-name="ce406"/>
        </table:table-row>
        <table:table-row table:style-name="ro1">
          <table:table-cell table:style-name="ce286" office:value-type="string" calcext:value-type="string">
            <text:p>2011-2019 Ali Paşa Milangaz Kişi-Yıllara Göre Kira Geliri</text:p>
          </table:table-cell>
          <table:table-cell table:style-name="ce397" table:number-columns-repeated="5"/>
          <table:table-cell table:style-name="Default"/>
          <table:table-cell table:style-name="ce397"/>
          <table:table-cell table:style-name="ce406"/>
        </table:table-row>
        <table:table-row table:style-name="ro4">
          <table:table-cell/>
          <table:table-cell table:style-name="ce396" office:value-type="string" calcext:value-type="string">
            <text:p>Milangaz</text:p>
          </table:table-cell>
          <table:table-cell table:style-name="Default"/>
          <table:table-cell table:style-name="ce396" office:value-type="string" calcext:value-type="string">
            <text:p>Atila</text:p>
          </table:table-cell>
          <table:table-cell table:style-name="ce396" office:value-type="string" calcext:value-type="string">
            <text:p>İsmail</text:p>
          </table:table-cell>
          <table:table-cell table:style-name="ce396" office:value-type="string" calcext:value-type="string">
            <text:p>Hacı</text:p>
          </table:table-cell>
          <table:table-cell table:style-name="Default" table:number-columns-repeated="2"/>
          <table:table-cell table:style-name="ce406"/>
        </table:table-row>
        <table:table-row table:style-name="ro4">
          <table:table-cell/>
          <table:table-cell table:number-columns-repeated="2" table:style-name="ce396" office:value-type="string" calcext:value-type="string">
            <text:p>Kira Geliri</text:p>
          </table:table-cell>
          <table:table-cell table:number-columns-repeated="3" table:style-name="ce396" office:value-type="string" calcext:value-type="string">
            <text:p>Hisse Geliri</text:p>
          </table:table-cell>
          <table:table-cell/>
          <table:table-cell table:style-name="Default"/>
          <table:table-cell table:style-name="ce406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400" office:value-type="string" calcext:value-type="string">
            <text:p>24/24</text:p>
          </table:table-cell>
          <table:table-cell table:style-name="ce408" office:value-type="string" calcext:value-type="string">
            <text:p>13/24</text:p>
          </table:table-cell>
          <table:table-cell table:style-name="ce408" office:value-type="string" calcext:value-type="string">
            <text:p>8/24</text:p>
          </table:table-cell>
          <table:table-cell table:style-name="ce408" office:value-type="string" calcext:value-type="string">
            <text:p>3/24</text:p>
          </table:table-cell>
          <table:table-cell table:style-name="Default" table:number-columns-repeated="2"/>
          <table:table-cell table:style-name="ce406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403" office:value-type="float" office:value="1" calcext:value-type="float">
            <text:p>1,000</text:p>
          </table:table-cell>
          <table:table-cell table:style-name="ce409" table:formula="of:=13/24" office:value-type="float" office:value="0.541666666666667" calcext:value-type="float">
            <text:p>0,542</text:p>
          </table:table-cell>
          <table:table-cell table:style-name="ce409" table:formula="of:=8/24" office:value-type="float" office:value="0.333333333333333" calcext:value-type="float">
            <text:p>0,333</text:p>
          </table:table-cell>
          <table:table-cell table:style-name="ce409" table:formula="of:=3/24" office:value-type="float" office:value="0.125" calcext:value-type="float">
            <text:p>0,125</text:p>
          </table:table-cell>
          <table:table-cell table:style-name="ce412" office:value-type="string" calcext:value-type="string">
            <text:p>Usd/TL</text:p>
          </table:table-cell>
          <table:table-cell table:style-name="ce412" office:value-type="string" calcext:value-type="string">
            <text:p>İsmail usd</text:p>
          </table:table-cell>
          <table:table-cell table:style-name="ce406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C64]*[.$D$63]" office:value-type="float" office:value="2166.66666666667" calcext:value-type="float">
            <text:p>2.166,67</text:p>
          </table:table-cell>
          <table:table-cell table:formula="of:=[.C64]*[.$E$63]" office:value-type="float" office:value="1333.33333333333" calcext:value-type="float">
            <text:p>1.333,33</text:p>
          </table:table-cell>
          <table:table-cell table:formula="of:=[.C64]*[.$F$63]" office:value-type="float" office:value="500" calcext:value-type="float">
            <text:p>500,00</text:p>
          </table:table-cell>
          <table:table-cell office:value-type="float" office:value="2.68" calcext:value-type="float">
            <text:p>2,68</text:p>
          </table:table-cell>
          <table:table-cell table:formula="of:=[.E64]/[.G64]" office:value-type="float" office:value="497.512437810945" calcext:value-type="float">
            <text:p>497,51</text:p>
          </table:table-cell>
          <table:table-cell table:style-name="ce406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office:value-type="float" office:value="5600" calcext:value-type="float">
            <text:p>5.600,00</text:p>
          </table:table-cell>
          <table:table-cell table:formula="of:=[.C65]*[.$D$63]" office:value-type="float" office:value="3033.33333333333" calcext:value-type="float">
            <text:p>3.033,33</text:p>
          </table:table-cell>
          <table:table-cell table:formula="of:=[.C65]*[.$E$63]" office:value-type="float" office:value="1866.66666666667" calcext:value-type="float">
            <text:p>1.866,67</text:p>
          </table:table-cell>
          <table:table-cell table:formula="of:=[.C65]*[.$F$63]" office:value-type="float" office:value="700" calcext:value-type="float">
            <text:p>700,00</text:p>
          </table:table-cell>
          <table:table-cell office:value-type="float" office:value="2.95" calcext:value-type="float">
            <text:p>2,95</text:p>
          </table:table-cell>
          <table:table-cell table:formula="of:=[.E65]/[.G65]" office:value-type="float" office:value="632.768361581921" calcext:value-type="float">
            <text:p>632,77</text:p>
          </table:table-cell>
          <table:table-cell table:style-name="ce406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C66]*[.$D$63]" office:value-type="float" office:value="2383.33333333333" calcext:value-type="float">
            <text:p>2.383,33</text:p>
          </table:table-cell>
          <table:table-cell table:formula="of:=[.C66]*[.$E$63]" office:value-type="float" office:value="1466.66666666667" calcext:value-type="float">
            <text:p>1.466,67</text:p>
          </table:table-cell>
          <table:table-cell table:formula="of:=[.C66]*[.$F$63]" office:value-type="float" office:value="550" calcext:value-type="float">
            <text:p>550,00</text:p>
          </table:table-cell>
          <table:table-cell office:value-type="float" office:value="3.55" calcext:value-type="float">
            <text:p>3,55</text:p>
          </table:table-cell>
          <table:table-cell table:formula="of:=[.E66]/[.G66]" office:value-type="float" office:value="413.145539906103" calcext:value-type="float">
            <text:p>413,15</text:p>
          </table:table-cell>
          <table:table-cell table:style-name="ce406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office:value-type="float" office:value="7200" calcext:value-type="float">
            <text:p>7.200,00</text:p>
          </table:table-cell>
          <table:table-cell table:formula="of:=[.C67]*[.$D$63]" office:value-type="float" office:value="3900" calcext:value-type="float">
            <text:p>3.900,00</text:p>
          </table:table-cell>
          <table:table-cell table:formula="of:=[.C67]*[.$E$63]" office:value-type="float" office:value="2400" calcext:value-type="float">
            <text:p>2.400,00</text:p>
          </table:table-cell>
          <table:table-cell table:formula="of:=[.C67]*[.$F$63]" office:value-type="float" office:value="900" calcext:value-type="float">
            <text:p>900,00</text:p>
          </table:table-cell>
          <table:table-cell office:value-type="float" office:value="4.6" calcext:value-type="float">
            <text:p>4,60</text:p>
          </table:table-cell>
          <table:table-cell table:formula="of:=[.E67]/[.G67]" office:value-type="float" office:value="521.739130434783" calcext:value-type="float">
            <text:p>521,74</text:p>
          </table:table-cell>
          <table:table-cell table:style-name="ce406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office:value-type="float" office:value="8520" calcext:value-type="float">
            <text:p>8.520,00</text:p>
          </table:table-cell>
          <table:table-cell table:formula="of:=[.C68]*[.$D$63]" office:value-type="float" office:value="4615" calcext:value-type="float">
            <text:p>4.615,00</text:p>
          </table:table-cell>
          <table:table-cell table:formula="of:=[.C68]*[.$E$63]" office:value-type="float" office:value="2840" calcext:value-type="float">
            <text:p>2.840,00</text:p>
          </table:table-cell>
          <table:table-cell table:formula="of:=[.C68]*[.$F$63]" office:value-type="float" office:value="1065" calcext:value-type="float">
            <text:p>1.065,00</text:p>
          </table:table-cell>
          <table:table-cell office:value-type="float" office:value="5.82" calcext:value-type="float">
            <text:p>5,82</text:p>
          </table:table-cell>
          <table:table-cell table:formula="of:=[.E68]/[.G68]" office:value-type="float" office:value="487.972508591065" calcext:value-type="float">
            <text:p>487,97</text:p>
          </table:table-cell>
          <table:table-cell table:style-name="ce406"/>
        </table:table-row>
        <table:table-row table:style-name="ro4">
          <table:table-cell/>
          <table:table-cell table:style-name="ce399" office:value-type="string" calcext:value-type="string">
            <text:p>Toplam</text:p>
          </table:table-cell>
          <table:table-cell table:style-name="ce397" table:formula="of:=SUM([.C64:.C68])" office:value-type="float" office:value="29720" calcext:value-type="float">
            <text:p>29.720,00</text:p>
          </table:table-cell>
          <table:table-cell table:style-name="ce397" table:formula="of:=SUM([.D64:.D68])" office:value-type="float" office:value="16098.3333333333" calcext:value-type="float">
            <text:p>16.098,33</text:p>
          </table:table-cell>
          <table:table-cell table:style-name="ce397" table:formula="of:=SUM([.E64:.E68])" office:value-type="float" office:value="9906.66666666667" calcext:value-type="float">
            <text:p>9.906,67</text:p>
          </table:table-cell>
          <table:table-cell table:style-name="ce397" table:formula="of:=SUM([.F64:.F68])" office:value-type="float" office:value="3715" calcext:value-type="float">
            <text:p>3.715,00</text:p>
          </table:table-cell>
          <table:table-cell table:style-name="Default"/>
          <table:table-cell table:style-name="ce397" table:formula="of:=SUM([.H64:.H68])" office:value-type="float" office:value="2553.13797832482" calcext:value-type="float">
            <text:p>2.553,14</text:p>
          </table:table-cell>
          <table:table-cell table:style-name="ce406"/>
        </table:table-row>
        <table:table-row table:style-name="ro4">
          <table:table-cell/>
          <table:table-cell table:style-name="ce399" office:value-type="string" calcext:value-type="string">
            <text:p>Genel Toplam</text:p>
          </table:table-cell>
          <table:table-cell table:formula="of:=[.C69]+[.C50]+[.C36]+[.C19]" office:value-type="float" office:value="184420" calcext:value-type="float">
            <text:p>184.420,00</text:p>
          </table:table-cell>
          <table:table-cell table:style-name="ce401" table:formula="of:=[.D69]+[.D50]+[.D36]+[.D19]" office:value-type="float" office:value="90086.3888888889" calcext:value-type="float">
            <text:p>90.086,39</text:p>
          </table:table-cell>
          <table:table-cell table:style-name="ce401" table:formula="of:=[.E69]+[.E50]+[.E36]+[.E19]" office:value-type="float" office:value="73544.4444444444" calcext:value-type="float">
            <text:p>73.544,44</text:p>
          </table:table-cell>
          <table:table-cell table:style-name="ce401" table:formula="of:=[.F69]+[.F50]+[.F36]+[.F19]" office:value-type="float" office:value="20789.1666666667" calcext:value-type="float">
            <text:p>20.789,17</text:p>
          </table:table-cell>
          <table:table-cell table:style-name="ce412"/>
          <table:table-cell table:style-name="ce401" table:formula="of:=[.H69]+[.H50]+[.H36]+[.H19]" office:value-type="float" office:value="24229.9250871177" calcext:value-type="float">
            <text:p>24.229,93</text:p>
          </table:table-cell>
          <table:table-cell/>
        </table:table-row>
        <table:table-row table:style-name="ro4">
          <table:table-cell/>
          <table:table-cell table:style-name="ce399"/>
          <table:table-cell table:number-columns-repeated="4" table:style-name="ce404" office:value-type="string" calcext:value-type="string">
            <text:p>TL</text:p>
          </table:table-cell>
          <table:table-cell table:style-name="ce412"/>
          <table:table-cell table:style-name="ce412" office:value-type="string" calcext:value-type="string">
            <text:p>usd</text:p>
          </table:table-cell>
          <table:table-cell/>
        </table:table-row>
        <table:table-row table:style-name="ro4" table:number-rows-repeated="4">
          <table:table-cell/>
          <table:table-cell table:style-name="ce399"/>
          <table:table-cell/>
          <table:table-cell table:style-name="ce401" table:number-columns-repeated="3"/>
          <table:table-cell table:style-name="ce412"/>
          <table:table-cell table:style-name="ce401"/>
          <table:table-cell/>
        </table:table-row>
        <table:table-row table:style-name="ro1">
          <table:table-cell table:style-name="ce286" office:value-type="string" calcext:value-type="string">
            <text:p>2011-2019 Ali Paşa Kişi-Yıllara Göre Kira Geliri Toplamları</text:p>
          </table:table-cell>
          <table:table-cell table:style-name="ce399"/>
          <table:table-cell/>
          <table:table-cell table:style-name="ce401" table:number-columns-repeated="3"/>
          <table:table-cell table:style-name="ce412"/>
          <table:table-cell table:style-name="ce401"/>
          <table:table-cell/>
        </table:table-row>
        <table:table-row table:style-name="ro4" table:number-rows-repeated="2">
          <table:table-cell/>
          <table:table-cell table:style-name="ce399"/>
          <table:table-cell/>
          <table:table-cell table:style-name="ce401" table:number-columns-repeated="3"/>
          <table:table-cell table:style-name="ce412"/>
          <table:table-cell table:style-name="ce401"/>
          <table:table-cell/>
        </table:table-row>
        <table:table-row table:style-name="ro3">
          <table:table-cell/>
          <table:table-cell table:style-name="ce317" office:value-type="string" calcext:value-type="string">
            <text:p>Ali Paşa</text:p>
          </table:table-cell>
          <table:table-cell table:style-name="ce396"/>
          <table:table-cell table:style-name="ce411" office:value-type="string" calcext:value-type="string">
            <text:p>Atila</text:p>
          </table:table-cell>
          <table:table-cell table:style-name="ce411" office:value-type="string" calcext:value-type="string">
            <text:p>İsmail</text:p>
          </table:table-cell>
          <table:table-cell table:style-name="ce411" office:value-type="string" calcext:value-type="string">
            <text:p>Hacı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ce286"/>
          <table:table-cell table:style-name="ce396" office:value-type="string" calcext:value-type="string">
            <text:p>Kira Geliri</text:p>
          </table:table-cell>
          <table:table-cell table:number-columns-repeated="3" table:style-name="ce396" office:value-type="string" calcext:value-type="string">
            <text:p>Hisse Geliri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table:formula="of:=[.C9]+[.C26]+[.C43]" office:value-type="float" office:value="10500" calcext:value-type="float">
            <text:p>10.500,00</text:p>
          </table:table-cell>
          <table:table-cell table:style-name="ce406" table:formula="of:=[.D9]+[.D26]+[.D43]" office:value-type="float" office:value="5001.38888888889" calcext:value-type="float">
            <text:p>5.001,39</text:p>
          </table:table-cell>
          <table:table-cell table:style-name="ce406" table:formula="of:=[.E9]+[.E26]+[.E43]" office:value-type="float" office:value="4344.44444444444" calcext:value-type="float">
            <text:p>4.344,44</text:p>
          </table:table-cell>
          <table:table-cell table:style-name="ce406" table:formula="of:=[.F9]+[.F26]+[.F43]" office:value-type="float" office:value="1154.16666666667" calcext:value-type="float">
            <text:p>1.154,17</text:p>
          </table:table-cell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/>
          <table:table-cell table:formula="of:=[.C10]+[.C27]" office:value-type="float" office:value="10000" calcext:value-type="float">
            <text:p>10.000,00</text:p>
          </table:table-cell>
          <table:table-cell table:style-name="ce406" table:formula="of:=[.D10]+[.D27]" office:value-type="float" office:value="4694.44444444444" calcext:value-type="float">
            <text:p>4.694,44</text:p>
          </table:table-cell>
          <table:table-cell table:style-name="ce406" table:formula="of:=[.E10]+[.E27]" office:value-type="float" office:value="4222.22222222222" calcext:value-type="float">
            <text:p>4.222,22</text:p>
          </table:table-cell>
          <table:table-cell table:style-name="ce406" table:formula="of:=[.F10]+[.F27]" office:value-type="float" office:value="1083.33333333333" calcext:value-type="float">
            <text:p>1.083,33</text:p>
          </table:table-cell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/>
          <table:table-cell table:formula="of:=[.C11]+[.C28]" office:value-type="float" office:value="9000" calcext:value-type="float">
            <text:p>9.000,00</text:p>
          </table:table-cell>
          <table:table-cell table:style-name="ce406" table:formula="of:=[.D11]+[.D28]" office:value-type="float" office:value="4225" calcext:value-type="float">
            <text:p>4.225,00</text:p>
          </table:table-cell>
          <table:table-cell table:style-name="ce406" table:formula="of:=[.E11]+[.E28]" office:value-type="float" office:value="3800" calcext:value-type="float">
            <text:p>3.800,00</text:p>
          </table:table-cell>
          <table:table-cell table:style-name="ce406" table:formula="of:=[.F11]+[.F28]" office:value-type="float" office:value="975" calcext:value-type="float">
            <text:p>975,00</text:p>
          </table:table-cell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table:formula="of:=[.C12]+[.C29]+[.C44]" office:value-type="float" office:value="12950" calcext:value-type="float">
            <text:p>12.950,00</text:p>
          </table:table-cell>
          <table:table-cell table:style-name="ce406" table:formula="of:=[.D12]+[.D29]+[.D44]" office:value-type="float" office:value="6111.80555555556" calcext:value-type="float">
            <text:p>6.111,81</text:p>
          </table:table-cell>
          <table:table-cell table:style-name="ce406" table:formula="of:=[.E12]+[.E29]+[.E44]" office:value-type="float" office:value="5427.77777777778" calcext:value-type="float">
            <text:p>5.427,78</text:p>
          </table:table-cell>
          <table:table-cell table:style-name="ce406" table:formula="of:=[.F12]+[.F29]+[.F44]" office:value-type="float" office:value="1410.41666666667" calcext:value-type="float">
            <text:p>1.410,42</text:p>
          </table:table-cell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formula="of:=[.C64]+[.C45]+[.C30]+[.C13]" office:value-type="float" office:value="21950" calcext:value-type="float">
            <text:p>21.950,00</text:p>
          </table:table-cell>
          <table:table-cell table:style-name="ce406" table:formula="of:=[.D64]+[.D45]+[.D30]+[.D13]" office:value-type="float" office:value="10896.5277777778" calcext:value-type="float">
            <text:p>10.896,53</text:p>
          </table:table-cell>
          <table:table-cell table:style-name="ce406" table:formula="of:=[.E64]+[.E45]+[.E30]+[.E13]" office:value-type="float" office:value="8538.88888888889" calcext:value-type="float">
            <text:p>8.538,89</text:p>
          </table:table-cell>
          <table:table-cell table:style-name="ce406" table:formula="of:=[.F64]+[.F45]+[.F30]+[.F13]" office:value-type="float" office:value="2514.58333333333" calcext:value-type="float">
            <text:p>2.514,58</text:p>
          </table:table-cell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formula="of:=[.C65]+[.C46]+[.C31]+[.C14]" office:value-type="float" office:value="23675" calcext:value-type="float">
            <text:p>23.675,00</text:p>
          </table:table-cell>
          <table:table-cell table:style-name="ce406" table:formula="of:=[.D65]+[.D46]+[.D31]+[.D14]" office:value-type="float" office:value="11731.5972222222" calcext:value-type="float">
            <text:p>11.731,60</text:p>
          </table:table-cell>
          <table:table-cell table:style-name="ce406" table:formula="of:=[.E65]+[.E46]+[.E31]+[.E14]" office:value-type="float" office:value="9236.11111111111" calcext:value-type="float">
            <text:p>9.236,11</text:p>
          </table:table-cell>
          <table:table-cell table:style-name="ce406" table:formula="of:=[.F65]+[.F46]+[.F31]+[.F14]" office:value-type="float" office:value="2707.29166666667" calcext:value-type="float">
            <text:p>2.707,29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formula="of:=[.C15]+[.C32]" office:value-type="float" office:value="3000" calcext:value-type="float">
            <text:p>3.000,00</text:p>
          </table:table-cell>
          <table:table-cell table:style-name="ce406" table:formula="of:=[.D15]+[.D32]" office:value-type="float" office:value="1408.33333333333" calcext:value-type="float">
            <text:p>1.408,33</text:p>
          </table:table-cell>
          <table:table-cell table:style-name="ce406" table:formula="of:=[.E15]+[.E32]" office:value-type="float" office:value="1266.66666666667" calcext:value-type="float">
            <text:p>1.266,67</text:p>
          </table:table-cell>
          <table:table-cell table:style-name="ce406" table:formula="of:=[.F15]+[.F32]" office:value-type="float" office:value="325" calcext:value-type="float">
            <text:p>325,00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formula="of:=[.C66]+[.C47]+[.C33]+[.C16]" office:value-type="float" office:value="24750" calcext:value-type="float">
            <text:p>24.750,00</text:p>
          </table:table-cell>
          <table:table-cell table:style-name="ce406" table:formula="of:=[.D66]+[.D47]+[.D33]+[.D16]" office:value-type="float" office:value="12174.8611111111" calcext:value-type="float">
            <text:p>12.174,86</text:p>
          </table:table-cell>
          <table:table-cell table:style-name="ce406" table:formula="of:=[.E66]+[.E47]+[.E33]+[.E16]" office:value-type="float" office:value="9765.55555555555" calcext:value-type="float">
            <text:p>9.765,56</text:p>
          </table:table-cell>
          <table:table-cell table:style-name="ce406" table:formula="of:=[.F66]+[.F47]+[.F33]+[.F16]" office:value-type="float" office:value="2809.58333333333" calcext:value-type="float">
            <text:p>2.809,58</text:p>
          </table:table-cell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formula="of:=[.C67]+[.C48]+[.C34]+[.C17]" office:value-type="float" office:value="33675" calcext:value-type="float">
            <text:p>33.675,00</text:p>
          </table:table-cell>
          <table:table-cell table:style-name="ce406" table:formula="of:=[.D67]+[.D48]+[.D34]+[.D17]" office:value-type="float" office:value="16834.0972222222" calcext:value-type="float">
            <text:p>16.834,10</text:p>
          </table:table-cell>
          <table:table-cell table:style-name="ce406" table:formula="of:=[.E67]+[.E48]+[.E34]+[.E17]" office:value-type="float" office:value="12956.1111111111" calcext:value-type="float">
            <text:p>12.956,11</text:p>
          </table:table-cell>
          <table:table-cell table:style-name="ce406" table:formula="of:=[.F67]+[.F48]+[.F34]+[.F17]" office:value-type="float" office:value="3884.79166666667" calcext:value-type="float">
            <text:p>3.884,79</text:p>
          </table:table-cell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formula="of:=[.C68]+[.C35]+[.C18]" office:value-type="float" office:value="34920" calcext:value-type="float">
            <text:p>34.920,00</text:p>
          </table:table-cell>
          <table:table-cell table:style-name="ce406" table:formula="of:=[.D68]+[.D35]+[.D18]" office:value-type="float" office:value="17008.3333333333" calcext:value-type="float">
            <text:p>17.008,33</text:p>
          </table:table-cell>
          <table:table-cell table:style-name="ce406" table:formula="of:=[.E68]+[.E35]+[.E18]" office:value-type="float" office:value="13986.6666666667" calcext:value-type="float">
            <text:p>13.986,67</text:p>
          </table:table-cell>
          <table:table-cell table:style-name="ce406" table:formula="of:=[.F68]+[.F35]+[.F18]" office:value-type="float" office:value="3925" calcext:value-type="float">
            <text:p>3.925,00</text:p>
          </table:table-cell>
          <table:table-cell table:number-columns-repeated="3"/>
        </table:table-row>
        <table:table-row table:style-name="ro4">
          <table:table-cell table:style-name="ce395" office:value-type="string" calcext:value-type="string">
            <text:p>Toplam</text:p>
          </table:table-cell>
          <table:table-cell table:style-name="ce397"/>
          <table:table-cell table:style-name="ce397" table:formula="of:=SUM([.C81:.C90])" office:value-type="float" office:value="184420" calcext:value-type="float">
            <text:p>184.420,00</text:p>
          </table:table-cell>
          <table:table-cell table:style-name="ce397" table:formula="of:=SUM([.D81:.D90])" office:value-type="float" office:value="90086.3888888889" calcext:value-type="float">
            <text:p>90.086,39</text:p>
          </table:table-cell>
          <table:table-cell table:style-name="ce397" table:formula="of:=SUM([.E81:.E90])" office:value-type="float" office:value="73544.4444444444" calcext:value-type="float">
            <text:p>73.544,44</text:p>
          </table:table-cell>
          <table:table-cell table:style-name="ce397" table:formula="of:=SUM([.F81:.F90])" office:value-type="float" office:value="20789.1666666667" calcext:value-type="float">
            <text:p>20.789,17</text:p>
          </table:table-cell>
          <table:table-cell table:style-name="Default"/>
          <table:table-cell table:style-name="ce397"/>
          <table:table-cell/>
        </table:table-row>
        <table:table-row table:style-name="ro4">
          <table:table-cell table:style-name="ce395"/>
          <table:table-cell table:style-name="ce397"/>
          <table:table-cell table:number-columns-repeated="4" table:style-name="ce404" office:value-type="string" calcext:value-type="string">
            <text:p>TL</text:p>
          </table:table-cell>
          <table:table-cell table:style-name="Default"/>
          <table:table-cell table:style-name="ce412"/>
          <table:table-cell/>
        </table:table-row>
        <table:table-row table:style-name="ro4">
          <table:table-cell table:style-name="ce395"/>
          <table:table-cell table:style-name="ce397" table:number-columns-repeated="5"/>
          <table:table-cell table:style-name="Default"/>
          <table:table-cell table:style-name="ce397"/>
          <table:table-cell/>
        </table:table-row>
        <table:table-row table:style-name="ro1">
          <table:table-cell table:style-name="ce286" office:value-type="string" calcext:value-type="string">
            <text:p>2011-2019 Ali Paşa Kişi-Kiralanan Yerlere Göre Kira Geliri Toplamları</text:p>
          </table:table-cell>
          <table:table-cell table:style-name="ce397" table:number-columns-repeated="5"/>
          <table:table-cell table:style-name="Default"/>
          <table:table-cell table:style-name="ce397"/>
          <table:table-cell/>
        </table:table-row>
        <table:table-row table:style-name="ro4">
          <table:table-cell table:style-name="ce395"/>
          <table:table-cell table:style-name="ce397" table:number-columns-repeated="5"/>
          <table:table-cell table:style-name="Default"/>
          <table:table-cell table:style-name="ce397"/>
          <table:table-cell/>
        </table:table-row>
        <table:table-row table:style-name="ro4">
          <table:table-cell table:number-columns-repeated="2"/>
          <table:table-cell table:style-name="ce405" office:value-type="string" calcext:value-type="string">
            <text:p>Atila</text:p>
          </table:table-cell>
          <table:table-cell table:style-name="ce405" office:value-type="string" calcext:value-type="string">
            <text:p>İsmail</text:p>
          </table:table-cell>
          <table:table-cell table:style-name="ce405" office:value-type="string" calcext:value-type="string">
            <text:p>Hacı</text:p>
          </table:table-cell>
          <table:table-cell table:style-name="ce412" office:value-type="string" calcext:value-type="string">
            <text:p>Toplam</text:p>
          </table:table-cell>
          <table:table-cell table:style-name="Default" table:number-columns-repeated="2"/>
          <table:table-cell/>
        </table:table-row>
        <table:table-row table:style-name="ro4">
          <table:table-cell/>
          <table:table-cell table:style-name="ce395" office:value-type="string" calcext:value-type="string">
            <text:p>Arka Ykm</text:p>
          </table:table-cell>
          <table:table-cell table:style-name="ce406" table:formula="of:=[.D19]" office:value-type="float" office:value="14711.6666666667" calcext:value-type="float">
            <text:p>14.711,67</text:p>
          </table:table-cell>
          <table:table-cell table:style-name="ce406" table:formula="of:=[.E19]" office:value-type="float" office:value="27160" calcext:value-type="float">
            <text:p>27.160,00</text:p>
          </table:table-cell>
          <table:table-cell table:style-name="ce406" table:formula="of:=[.F19]" office:value-type="float" office:value="3395" calcext:value-type="float">
            <text:p>3.395,00</text:p>
          </table:table-cell>
          <table:table-cell table:style-name="ce412" table:formula="of:=SUM([.C97:.E97])" office:value-type="float" office:value="45266.6666666667" calcext:value-type="float">
            <text:p>45.266,67</text:p>
          </table:table-cell>
          <table:table-cell table:style-name="Default" table:number-columns-repeated="2"/>
          <table:table-cell table:style-name="ce406"/>
        </table:table-row>
        <table:table-row table:style-name="ro4">
          <table:table-cell/>
          <table:table-cell table:style-name="ce395" office:value-type="string" calcext:value-type="string">
            <text:p>Ön Ykm</text:p>
          </table:table-cell>
          <table:table-cell table:style-name="ce406" table:formula="of:=[.D36]" office:value-type="float" office:value="49038.8888888889" calcext:value-type="float">
            <text:p>49.038,89</text:p>
          </table:table-cell>
          <table:table-cell table:style-name="ce406" table:formula="of:=[.E36]" office:value-type="float" office:value="30177.7777777778" calcext:value-type="float">
            <text:p>30.177,78</text:p>
          </table:table-cell>
          <table:table-cell table:style-name="ce406" table:formula="of:=[.F36]" office:value-type="float" office:value="11316.6666666667" calcext:value-type="float">
            <text:p>11.316,67</text:p>
          </table:table-cell>
          <table:table-cell table:style-name="ce412" table:formula="of:=SUM([.C98:.E98])" office:value-type="float" office:value="90533.3333333333" calcext:value-type="float">
            <text:p>90.533,33</text:p>
          </table:table-cell>
          <table:table-cell table:style-name="Default" table:number-columns-repeated="2"/>
          <table:table-cell table:style-name="ce406"/>
        </table:table-row>
        <table:table-row table:style-name="ro4">
          <table:table-cell/>
          <table:table-cell table:style-name="ce395" office:value-type="string" calcext:value-type="string">
            <text:p>Aygaz</text:p>
          </table:table-cell>
          <table:table-cell table:style-name="ce406" table:formula="of:=[.D50]" office:value-type="float" office:value="10237.5" calcext:value-type="float">
            <text:p>10.237,50</text:p>
          </table:table-cell>
          <table:table-cell table:style-name="ce406" table:formula="of:=[.E50]" office:value-type="float" office:value="6300" calcext:value-type="float">
            <text:p>6.300,00</text:p>
          </table:table-cell>
          <table:table-cell table:style-name="ce406" table:formula="of:=[.F50]" office:value-type="float" office:value="2362.5" calcext:value-type="float">
            <text:p>2.362,50</text:p>
          </table:table-cell>
          <table:table-cell table:style-name="ce412" table:formula="of:=SUM([.C99:.E99])" office:value-type="float" office:value="18900" calcext:value-type="float">
            <text:p>18.900,00</text:p>
          </table:table-cell>
          <table:table-cell table:style-name="Default" table:number-columns-repeated="2"/>
          <table:table-cell table:style-name="ce406"/>
        </table:table-row>
        <table:table-row table:style-name="ro4">
          <table:table-cell/>
          <table:table-cell table:style-name="ce395" office:value-type="string" calcext:value-type="string">
            <text:p>Milangaz</text:p>
          </table:table-cell>
          <table:table-cell table:style-name="ce406" table:formula="of:=[.D69]" office:value-type="float" office:value="16098.3333333333" calcext:value-type="float">
            <text:p>16.098,33</text:p>
          </table:table-cell>
          <table:table-cell table:style-name="ce406" table:formula="of:=[.E69]" office:value-type="float" office:value="9906.66666666667" calcext:value-type="float">
            <text:p>9.906,67</text:p>
          </table:table-cell>
          <table:table-cell table:style-name="ce406" table:formula="of:=[.F69]" office:value-type="float" office:value="3715" calcext:value-type="float">
            <text:p>3.715,00</text:p>
          </table:table-cell>
          <table:table-cell table:style-name="ce412" table:formula="of:=SUM([.C100:.E100])" office:value-type="float" office:value="29720" calcext:value-type="float">
            <text:p>29.720,00</text:p>
          </table:table-cell>
          <table:table-cell table:style-name="Default" table:number-columns-repeated="2"/>
          <table:table-cell table:style-name="ce406"/>
        </table:table-row>
        <table:table-row table:style-name="ro4">
          <table:table-cell/>
          <table:table-cell table:style-name="ce399" office:value-type="string" calcext:value-type="string">
            <text:p>Toplam</text:p>
          </table:table-cell>
          <table:table-cell table:formula="of:=SUM([.C97:.C100])" office:value-type="float" office:value="90086.3888888889" calcext:value-type="float">
            <text:p>90.086,39</text:p>
          </table:table-cell>
          <table:table-cell table:style-name="ce401" table:formula="of:=SUM([.D97:.D100])" office:value-type="float" office:value="73544.4444444444" calcext:value-type="float">
            <text:p>73.544,44</text:p>
          </table:table-cell>
          <table:table-cell table:style-name="ce401" table:formula="of:=SUM([.E97:.E100])" office:value-type="float" office:value="20789.1666666667" calcext:value-type="float">
            <text:p>20.789,17</text:p>
          </table:table-cell>
          <table:table-cell table:style-name="ce412" table:formula="of:=SUM([.C101:.E101])" office:value-type="float" office:value="184420" calcext:value-type="float">
            <text:p>184.420,00</text:p>
          </table:table-cell>
          <table:table-cell table:style-name="Default" table:number-columns-repeated="2"/>
          <table:table-cell table:style-name="ce406"/>
        </table:table-row>
        <table:table-row table:style-name="ro4">
          <table:table-cell/>
          <table:table-cell table:style-name="ce399" office:value-type="string" calcext:value-type="string">
            <text:p>% Toplam</text:p>
          </table:table-cell>
          <table:table-cell table:style-name="ce407" table:formula="of:=[.C101]/[.F101]" office:value-type="float" office:value="0.488484919688151" calcext:value-type="float">
            <text:p>0,4885</text:p>
          </table:table-cell>
          <table:table-cell table:style-name="ce407" table:formula="of:=[.D101]/[.F101]" office:value-type="float" office:value="0.398787791153044" calcext:value-type="float">
            <text:p>0,3988</text:p>
          </table:table-cell>
          <table:table-cell table:style-name="ce407" table:formula="of:=[.E101]/[.F101]" office:value-type="float" office:value="0.112727289158804" calcext:value-type="float">
            <text:p>0,1127</text:p>
          </table:table-cell>
          <table:table-cell table:style-name="ce404" office:value-type="string" calcext:value-type="string">
            <text:p>TL</text:p>
          </table:table-cell>
          <table:table-cell table:style-name="Default" table:number-columns-repeated="2"/>
          <table:table-cell/>
        </table:table-row>
        <table:table-row table:style-name="ro4" table:number-rows-repeated="2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4"/>
          <table:table-cell table:number-columns-repeated="3"/>
        </table:table-row>
      </table:table>
      <table:table table:name="LS" table:style-name="ta1">
        <table:table-column table:style-name="co30" table:default-cell-style-name="ce414"/>
        <table:table-column table:style-name="co31" table:default-cell-style-name="ce422"/>
        <table:table-column table:style-name="co32" table:default-cell-style-name="ce422"/>
        <table:table-column table:style-name="co30" table:default-cell-style-name="ce422"/>
        <table:table-column table:style-name="co33" table:default-cell-style-name="ce422"/>
        <table:table-column table:style-name="co30" table:default-cell-style-name="ce422"/>
        <table:table-column table:style-name="co8" table:number-columns-repeated="1017" table:default-cell-style-name="ce422"/>
        <table:table-row table:style-name="ro4">
          <table:table-cell/>
          <table:table-cell office:value-type="string" calcext:value-type="string">
            <text:p>Lise arkası Kira </text:p>
          </table:table-cell>
          <table:table-cell table:style-name="ce432" table:formula="of:=SUM([.C2:.C27])" office:value-type="float" office:value="219419.94" calcext:value-type="float">
            <text:p>219.419,94</text:p>
          </table:table-cell>
          <table:table-cell table:style-name="ce432" table:formula="of:=SUM([.D2:.D27])" office:value-type="float" office:value="219419.94" calcext:value-type="float">
            <text:p>219.419,94</text:p>
          </table:table-cell>
          <table:table-cell table:style-name="ce432" table:formula="of:=SUM([.E2:.E27])" office:value-type="float" office:value="38391.14" calcext:value-type="float">
            <text:p>38.391,14</text:p>
          </table:table-cell>
          <table:table-cell table:style-name="ce432" table:formula="of:=[.D1]-[.E1]" office:value-type="float" office:value="181028.8" calcext:value-type="float">
            <text:p>181.028,80</text:p>
          </table:table-cell>
          <table:table-cell table:number-columns-repeated="1017"/>
        </table:table-row>
        <table:table-row table:style-name="ro4">
          <table:table-cell table:style-name="ce415" office:value-type="string" calcext:value-type="string">
            <text:p>Tarih</text:p>
          </table:table-cell>
          <table:table-cell table:style-name="ce423" office:value-type="string" calcext:value-type="string">
            <text:p>Açıklama</text:p>
          </table:table-cell>
          <table:table-cell table:style-name="ce433" office:value-type="string" calcext:value-type="string">
            <text:p>Kira bedeli</text:p>
          </table:table-cell>
          <table:table-cell table:style-name="ce433" office:value-type="string" calcext:value-type="string">
            <text:p>Gelir</text:p>
          </table:table-cell>
          <table:table-cell table:style-name="ce433" office:value-type="string" calcext:value-type="string">
            <text:p>Gider</text:p>
          </table:table-cell>
          <table:table-cell table:style-name="ce433" office:value-type="string" calcext:value-type="string">
            <text:p>Kasa</text:p>
          </table:table-cell>
          <table:table-cell table:number-columns-repeated="1017"/>
        </table:table-row>
        <table:table-row table:style-name="ro4">
          <table:table-cell table:number-columns-repeated="1023"/>
        </table:table-row>
        <table:table-row table:style-name="ro4">
          <table:table-cell office:value-type="date" office:date-value="2011-09-01" calcext:value-type="date">
            <text:p>01.09.2011</text:p>
          </table:table-cell>
          <table:table-cell office:value-type="string" calcext:value-type="string">
            <text:p>Dursun Çalışkan </text:p>
          </table:table-cell>
          <table:table-cell table:number-columns-repeated="2" office:value-type="float" office:value="14800" calcext:value-type="float">
            <text:p>14.800,00</text:p>
          </table:table-cell>
          <table:table-cell/>
          <table:table-cell table:formula="of:=[.D4]" office:value-type="float" office:value="14800" calcext:value-type="float">
            <text:p>14.800,00</text:p>
          </table:table-cell>
          <table:table-cell table:number-columns-repeated="1017"/>
        </table:table-row>
        <table:table-row table:style-name="ro4">
          <table:table-cell table:style-name="ce416" office:value-type="float" office:value="2011" calcext:value-type="float">
            <text:p>2011</text:p>
          </table:table-cell>
          <table:table-cell table:style-name="ce424" office:value-type="string" calcext:value-type="string">
            <text:p>Hasibe Balcı</text:p>
          </table:table-cell>
          <table:table-cell table:style-name="ce421"/>
          <table:table-cell/>
          <table:table-cell office:value-type="float" office:value="10060.59" calcext:value-type="float">
            <text:p>10.060,59</text:p>
          </table:table-cell>
          <table:table-cell table:formula="of:=[.F4]+[.D5]-[.E5]" office:value-type="float" office:value="4739.41" calcext:value-type="float">
            <text:p>4.739,41</text:p>
          </table:table-cell>
          <table:table-cell table:number-columns-repeated="1017"/>
        </table:table-row>
        <table:table-row table:style-name="ro4">
          <table:table-cell/>
          <table:table-cell table:style-name="ce424" office:value-type="string" calcext:value-type="string">
            <text:p>eski 4 kömür parası</text:p>
          </table:table-cell>
          <table:table-cell table:style-name="ce421"/>
          <table:table-cell/>
          <table:table-cell office:value-type="float" office:value="210" calcext:value-type="float">
            <text:p>210,00</text:p>
          </table:table-cell>
          <table:table-cell table:formula="of:=[.F5]+[.D6]-[.E6]" office:value-type="float" office:value="4529.41" calcext:value-type="float">
            <text:p>4.529,41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su vergi bldy <text:s text:c="3"/></text:p>
          </table:table-cell>
          <table:table-cell table:style-name="ce421"/>
          <table:table-cell/>
          <table:table-cell office:value-type="float" office:value="4290" calcext:value-type="float">
            <text:p>4.290,00</text:p>
          </table:table-cell>
          <table:table-cell table:formula="of:=[.F6]+[.D7]-[.E7]" office:value-type="float" office:value="239.41" calcext:value-type="float">
            <text:p>239,41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<text:span text:style-name="T3">emlak vergisi  5020-1862=3158</text:span> </text:p>
          </table:table-cell>
          <table:table-cell table:style-name="ce421"/>
          <table:table-cell/>
          <table:table-cell office:value-type="float" office:value="3158" calcext:value-type="float">
            <text:p>3.158,00</text:p>
          </table:table-cell>
          <table:table-cell table:formula="of:=[.F7]+[.D8]-[.E8]" office:value-type="float" office:value="-2918.59" calcext:value-type="float">
            <text:p>-2.918,59</text:p>
          </table:table-cell>
          <table:table-cell table:formula="of:=[.F8]" office:value-type="float" office:value="-2918.59" calcext:value-type="float">
            <text:p>-2.918,59</text:p>
          </table:table-cell>
          <table:table-cell table:number-columns-repeated="1016"/>
        </table:table-row>
        <table:table-row table:style-name="ro4">
          <table:table-cell table:style-name="ce417"/>
          <table:table-cell table:style-name="ce425" office:value-type="string" calcext:value-type="string">
            <text:p>1862 amcamın hesabına yazıldı</text:p>
          </table:table-cell>
          <table:table-cell table:style-name="ce425" table:number-columns-repeated="5"/>
          <table:table-cell table:number-columns-repeated="1016"/>
        </table:table-row>
        <table:table-row table:style-name="ro4">
          <table:table-cell office:value-type="date" office:date-value="2012-09-01" calcext:value-type="date">
            <text:p>01.09.2012</text:p>
          </table:table-cell>
          <table:table-cell office:value-type="string" calcext:value-type="string">
            <text:p>Ahmet Çalışkan <text:s/></text:p>
          </table:table-cell>
          <table:table-cell table:number-columns-repeated="2" office:value-type="float" office:value="17000" calcext:value-type="float">
            <text:p>17.000,00</text:p>
          </table:table-cell>
          <table:table-cell/>
          <table:table-cell table:formula="of:=[.D10]" office:value-type="float" office:value="17000" calcext:value-type="float">
            <text:p>17.000,00</text:p>
          </table:table-cell>
          <table:table-cell table:number-columns-repeated="1017"/>
        </table:table-row>
        <table:table-row table:style-name="ro4">
          <table:table-cell table:style-name="ce416" office:value-type="float" office:value="2012" calcext:value-type="float">
            <text:p>2012</text:p>
          </table:table-cell>
          <table:table-cell table:style-name="ce424" office:value-type="string" calcext:value-type="string">
            <text:p>Hasibe Balcı</text:p>
          </table:table-cell>
          <table:table-cell table:style-name="ce421"/>
          <table:table-cell/>
          <table:table-cell office:value-type="float" office:value="2869.96" calcext:value-type="float">
            <text:p>2.869,96</text:p>
          </table:table-cell>
          <table:table-cell table:formula="of:=[.F10]+[.D11]-[.E11]" office:value-type="float" office:value="14130.04" calcext:value-type="float">
            <text:p>14.130,04</text:p>
          </table:table-cell>
          <table:table-cell table:number-columns-repeated="1017"/>
        </table:table-row>
        <table:table-row table:style-name="ro4">
          <table:table-cell table:style-name="ce417"/>
          <table:table-cell table:style-name="ce426" office:value-type="string" calcext:value-type="string">
            <text:p>avukat sözleşme</text:p>
          </table:table-cell>
          <table:table-cell table:style-name="ce434"/>
          <table:table-cell table:style-name="ce425"/>
          <table:table-cell table:style-name="ce425" office:value-type="float" office:value="200" calcext:value-type="float">
            <text:p>200,00</text:p>
          </table:table-cell>
          <table:table-cell table:style-name="ce425" table:formula="of:=[.F11]+[.D12]-[.E12]" office:value-type="float" office:value="13930.04" calcext:value-type="float">
            <text:p>13.930,04</text:p>
          </table:table-cell>
          <table:table-cell table:style-name="ce446" table:formula="of:=[.F12]" office:value-type="float" office:value="13930.04" calcext:value-type="float">
            <text:p>13.930,04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421"/>
          <table:table-cell table:number-columns-repeated="3"/>
          <table:table-cell table:style-name="ce432"/>
          <table:table-cell table:number-columns-repeated="1016"/>
        </table:table-row>
        <table:table-row table:style-name="ro4">
          <table:table-cell office:value-type="date" office:date-value="2013-09-01" calcext:value-type="date">
            <text:p>01.09.2013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18700" calcext:value-type="float">
            <text:p>18.700,00</text:p>
          </table:table-cell>
          <table:table-cell/>
          <table:table-cell table:formula="of:=[.D14]" office:value-type="float" office:value="18700" calcext:value-type="float">
            <text:p>18.700,00</text:p>
          </table:table-cell>
          <table:table-cell table:style-name="ce432"/>
          <table:table-cell table:number-columns-repeated="1016"/>
        </table:table-row>
        <table:table-row table:style-name="ro4">
          <table:table-cell table:style-name="ce418" office:value-type="float" office:value="2013" calcext:value-type="float">
            <text:p>2013</text:p>
          </table:table-cell>
          <table:table-cell table:style-name="ce426" office:value-type="string" calcext:value-type="string">
            <text:p>Hasibe Balcı</text:p>
          </table:table-cell>
          <table:table-cell table:style-name="ce434"/>
          <table:table-cell table:style-name="ce425"/>
          <table:table-cell table:style-name="ce425" office:value-type="float" office:value="2981.88" calcext:value-type="float">
            <text:p>2.981,88</text:p>
          </table:table-cell>
          <table:table-cell table:style-name="ce425" table:formula="of:=[.F14]+[.D15]-[.E15]" office:value-type="float" office:value="15718.12" calcext:value-type="float">
            <text:p>15.718,12</text:p>
          </table:table-cell>
          <table:table-cell table:style-name="ce446" table:formula="of:=[.F15]" office:value-type="float" office:value="15718.12" calcext:value-type="float">
            <text:p>15.718,12</text:p>
          </table:table-cell>
          <table:table-cell table:number-columns-repeated="1016"/>
        </table:table-row>
        <table:table-row table:style-name="ro4">
          <table:table-cell office:value-type="date" office:date-value="2014-09-01" calcext:value-type="date">
            <text:p>01.09.2014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0500" calcext:value-type="float">
            <text:p>20.500,00</text:p>
          </table:table-cell>
          <table:table-cell/>
          <table:table-cell table:formula="of:=[.D16]" office:value-type="float" office:value="20500" calcext:value-type="float">
            <text:p>20.500,00</text:p>
          </table:table-cell>
          <table:table-cell table:style-name="ce432"/>
          <table:table-cell table:number-columns-repeated="1016"/>
        </table:table-row>
        <table:table-row table:style-name="ro4">
          <table:table-cell table:style-name="ce416" office:value-type="float" office:value="2014" calcext:value-type="float">
            <text:p>2014</text:p>
          </table:table-cell>
          <table:table-cell table:style-name="ce424" office:value-type="string" calcext:value-type="string">
            <text:p>Hasibe Balcı</text:p>
          </table:table-cell>
          <table:table-cell table:style-name="ce421"/>
          <table:table-cell/>
          <table:table-cell office:value-type="float" office:value="2495.71" calcext:value-type="float">
            <text:p>2.495,71</text:p>
          </table:table-cell>
          <table:table-cell table:formula="of:=[.F16]+[.D17]-[.E17]" office:value-type="float" office:value="18004.29" calcext:value-type="float">
            <text:p>18.004,29</text:p>
          </table:table-cell>
          <table:table-cell table:style-name="ce432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naciye annemin hesabı</text:p>
          </table:table-cell>
          <table:table-cell table:style-name="ce421"/>
          <table:table-cell/>
          <table:table-cell office:value-type="float" office:value="6000" calcext:value-type="float">
            <text:p>6.000,00</text:p>
          </table:table-cell>
          <table:table-cell table:formula="of:=[.F17]+[.D18]-[.E18]" office:value-type="float" office:value="12004.29" calcext:value-type="float">
            <text:p>12.004,29</text:p>
          </table:table-cell>
          <table:table-cell table:style-name="ce432"/>
          <table:table-cell table:number-columns-repeated="1016"/>
        </table:table-row>
        <table:table-row table:style-name="ro4">
          <table:table-cell/>
          <table:table-cell table:style-name="ce424" office:value-type="string" calcext:value-type="string">
            <text:p>tapu masrafı ali balcı</text:p>
          </table:table-cell>
          <table:table-cell table:style-name="ce421"/>
          <table:table-cell/>
          <table:table-cell office:value-type="float" office:value="1000" calcext:value-type="float">
            <text:p>1.000,00</text:p>
          </table:table-cell>
          <table:table-cell table:formula="of:=[.F18]+[.D19]-[.E19]" office:value-type="float" office:value="11004.29" calcext:value-type="float">
            <text:p>11.004,29</text:p>
          </table:table-cell>
          <table:table-cell table:style-name="ce432"/>
          <table:table-cell table:number-columns-repeated="1016"/>
        </table:table-row>
        <table:table-row table:style-name="ro4">
          <table:table-cell table:style-name="ce417"/>
          <table:table-cell table:style-name="ce426" office:value-type="string" calcext:value-type="string">
            <text:p>tapu masrafı ali balcı</text:p>
          </table:table-cell>
          <table:table-cell table:style-name="ce434"/>
          <table:table-cell table:style-name="ce425"/>
          <table:table-cell table:style-name="ce425" office:value-type="float" office:value="5000" calcext:value-type="float">
            <text:p>5.000,00</text:p>
          </table:table-cell>
          <table:table-cell table:style-name="ce425" table:formula="of:=[.F19]+[.D20]-[.E20]" office:value-type="float" office:value="6004.29" calcext:value-type="float">
            <text:p>6.004,29</text:p>
          </table:table-cell>
          <table:table-cell table:style-name="ce446" table:formula="of:=[.F20]" office:value-type="float" office:value="6004.29" calcext:value-type="float">
            <text:p>6.004,29</text:p>
          </table:table-cell>
          <table:table-cell table:number-columns-repeated="1016"/>
        </table:table-row>
        <table:table-row table:style-name="ro4">
          <table:table-cell office:value-type="date" office:date-value="2015-09-01" calcext:value-type="date">
            <text:p>01.09.2015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2550" calcext:value-type="float">
            <text:p>22.550,00</text:p>
          </table:table-cell>
          <table:table-cell/>
          <table:table-cell table:formula="of:=[.D21]" office:value-type="float" office:value="22550" calcext:value-type="float">
            <text:p>22.550,00</text:p>
          </table:table-cell>
          <table:table-cell table:style-name="ce432" table:formula="of:=[.F21]" office:value-type="float" office:value="22550" calcext:value-type="float">
            <text:p>22.550,00</text:p>
          </table:table-cell>
          <table:table-cell table:number-columns-repeated="1016"/>
        </table:table-row>
        <table:table-row table:style-name="ro4">
          <table:table-cell office:value-type="date" office:date-value="2016-09-01" calcext:value-type="date">
            <text:p>01.09.2016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5000" calcext:value-type="float">
            <text:p>25.000,00</text:p>
          </table:table-cell>
          <table:table-cell/>
          <table:table-cell table:formula="of:=[.D22]" office:value-type="float" office:value="25000" calcext:value-type="float">
            <text:p>25.000,00</text:p>
          </table:table-cell>
          <table:table-cell table:style-name="ce432" table:formula="of:=[.F22]" office:value-type="float" office:value="25000" calcext:value-type="float">
            <text:p>25.000,00</text:p>
          </table:table-cell>
          <table:table-cell table:number-columns-repeated="1016"/>
        </table:table-row>
        <table:table-row table:style-name="ro4">
          <table:table-cell office:value-type="date" office:date-value="2017-09-01" calcext:value-type="date">
            <text:p>01.09.2017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7500" calcext:value-type="float">
            <text:p>27.500,00</text:p>
          </table:table-cell>
          <table:table-cell/>
          <table:table-cell table:formula="of:=[.D23]" office:value-type="float" office:value="27500" calcext:value-type="float">
            <text:p>27.500,00</text:p>
          </table:table-cell>
          <table:table-cell table:style-name="ce432" table:formula="of:=[.F23]" office:value-type="float" office:value="27500" calcext:value-type="float">
            <text:p>27.500,00</text:p>
          </table:table-cell>
          <table:table-cell table:number-columns-repeated="1016"/>
        </table:table-row>
        <table:table-row table:style-name="ro4">
          <table:table-cell table:style-name="ce417" office:value-type="date" office:date-value="2018-09-01" calcext:value-type="date">
            <text:p>01.09.2018</text:p>
          </table:table-cell>
          <table:table-cell table:style-name="ce425" office:value-type="string" calcext:value-type="string">
            <text:p>Ahmet Çalışkan</text:p>
          </table:table-cell>
          <table:table-cell table:number-columns-repeated="2" table:style-name="ce425" office:value-type="float" office:value="32500" calcext:value-type="float">
            <text:p>32.500,00</text:p>
          </table:table-cell>
          <table:table-cell table:style-name="ce425"/>
          <table:table-cell table:style-name="ce425" table:formula="of:=[.D24]" office:value-type="float" office:value="32500" calcext:value-type="float">
            <text:p>32.500,00</text:p>
          </table:table-cell>
          <table:table-cell table:style-name="ce446" table:formula="of:=[.F24]" office:value-type="float" office:value="32500" calcext:value-type="float">
            <text:p>32.500,00</text:p>
          </table:table-cell>
          <table:table-cell table:number-columns-repeated="1016"/>
        </table:table-row>
        <table:table-row table:style-name="ro4">
          <table:table-cell office:value-type="date" office:date-value="2019-09-01" calcext:value-type="date">
            <text:p>01.09.2019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9000" calcext:value-type="float">
            <text:p>39.000,00</text:p>
          </table:table-cell>
          <table:table-cell/>
          <table:table-cell table:formula="of:=[.D25]" office:value-type="float" office:value="39000" calcext:value-type="float">
            <text:p>39.000,00</text:p>
          </table:table-cell>
          <table:table-cell table:style-name="ce432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vergi iadesi <text:s text:c="2"/>1869,94</text:p>
          </table:table-cell>
          <table:table-cell table:number-columns-repeated="2" office:value-type="float" office:value="1869.94" calcext:value-type="float">
            <text:p>1.869,94</text:p>
          </table:table-cell>
          <table:table-cell/>
          <table:table-cell table:formula="of:=[.F25]+[.D26]-[.E26]" office:value-type="float" office:value="40869.94" calcext:value-type="float">
            <text:p>40.869,94</text:p>
          </table:table-cell>
          <table:table-cell table:style-name="ce432"/>
          <table:table-cell table:number-columns-repeated="1016"/>
        </table:table-row>
        <table:table-row table:style-name="ro4">
          <table:table-cell table:style-name="ce418" office:value-type="float" office:value="2019" calcext:value-type="float">
            <text:p>2019</text:p>
          </table:table-cell>
          <table:table-cell table:style-name="ce425" office:value-type="string" calcext:value-type="string">
            <text:p>maliye <text:s/>damga vergisi vs <text:s/>125</text:p>
          </table:table-cell>
          <table:table-cell table:style-name="ce434" table:number-columns-repeated="2"/>
          <table:table-cell table:style-name="ce434" office:value-type="float" office:value="125" calcext:value-type="float">
            <text:p>125</text:p>
          </table:table-cell>
          <table:table-cell table:style-name="ce425" table:formula="of:=[.F26]+[.D27]-[.E27]" office:value-type="float" office:value="40744.94" calcext:value-type="float">
            <text:p>40.744,94</text:p>
          </table:table-cell>
          <table:table-cell table:style-name="ce446" table:formula="of:=[.F27]" office:value-type="float" office:value="40744.94" calcext:value-type="float">
            <text:p>40.744,94</text:p>
          </table:table-cell>
          <table:table-cell table:number-columns-repeated="1016"/>
        </table:table-row>
        <table:table-row table:style-name="ro4">
          <table:table-cell/>
          <table:table-cell table:style-name="ce421" table:number-columns-repeated="4"/>
          <table:table-cell/>
          <table:table-cell table:style-name="ce432"/>
          <table:table-cell table:number-columns-repeated="1016"/>
        </table:table-row>
        <table:table-row table:style-name="ro4">
          <table:table-cell table:number-columns-repeated="5"/>
          <table:table-cell table:style-name="ce445" office:value-type="string" calcext:value-type="string">
            <text:p>2011-2019Lise Arkası Toplam Kira Geliri</text:p>
          </table:table-cell>
          <table:table-cell table:style-name="ce432" table:formula="of:=SUM([.G4:.G28])" office:value-type="float" office:value="181028.8" calcext:value-type="float">
            <text:p>181.028,80</text:p>
          </table:table-cell>
          <table:table-cell table:number-columns-repeated="1016"/>
        </table:table-row>
        <table:table-row table:style-name="ro4"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286" office:value-type="string" calcext:value-type="string">
            <text:p>2011-2019 Lise Arkası Arsa Kişi-Yıllara Göre Kira Geliri</text:p>
          </table:table-cell>
          <table:table-cell table:style-name="Default"/>
          <table:table-cell table:style-name="ce286"/>
          <table:table-cell table:style-name="ce396" table:number-columns-repeated="4"/>
          <table:table-cell table:number-columns-repeated="1016"/>
        </table:table-row>
        <table:table-row table:style-name="ro4">
          <table:table-cell table:style-name="Default" table:number-columns-repeated="2"/>
          <table:table-cell table:style-name="ce396" office:value-type="string" calcext:value-type="string">
            <text:p>Yıkama Toplam</text:p>
          </table:table-cell>
          <table:table-cell table:style-name="ce396" office:value-type="string" calcext:value-type="string">
            <text:p>Ayşe</text:p>
          </table:table-cell>
          <table:table-cell table:style-name="ce396" office:value-type="string" calcext:value-type="string">
            <text:p>Ali</text:p>
          </table:table-cell>
          <table:table-cell table:style-name="ce396" office:value-type="string" calcext:value-type="string">
            <text:p>Atila</text:p>
          </table:table-cell>
          <table:table-cell table:style-name="ce408" office:value-type="string" calcext:value-type="string">
            <text:p>Hacı</text:p>
          </table:table-cell>
          <table:table-cell table:number-columns-repeated="1016"/>
        </table:table-row>
        <table:table-row table:style-name="ro4">
          <table:table-cell table:style-name="Default" table:number-columns-repeated="2"/>
          <table:table-cell table:style-name="ce396" office:value-type="string" calcext:value-type="string">
            <text:p>Kira Geliri</text:p>
          </table:table-cell>
          <table:table-cell table:number-columns-repeated="4" table:style-name="ce396" office:value-type="string" calcext:value-type="string">
            <text:p>Hisse Geliri</text:p>
          </table:table-cell>
          <table:table-cell table:number-columns-repeated="1016"/>
        </table:table-row>
        <table:table-row table:style-name="ro4">
          <table:table-cell/>
          <table:table-cell table:style-name="Default"/>
          <table:table-cell table:style-name="Default" office:value-type="string" calcext:value-type="string">
            <text:p>Tapu Oranı</text:p>
          </table:table-cell>
          <table:table-cell table:style-name="ce437"/>
          <table:table-cell table:number-columns-repeated="3" table:style-name="ce408" office:value-type="string" calcext:value-type="string">
            <text:p>¼</text:p>
          </table:table-cell>
          <table:table-cell table:number-columns-repeated="1016"/>
        </table:table-row>
        <table:table-row table:style-name="ro4">
          <table:table-cell table:style-name="Default" table:number-columns-repeated="2"/>
          <table:table-cell table:style-name="Default" office:value-type="string" calcext:value-type="string">
            <text:p>% Tplm Göre</text:p>
          </table:table-cell>
          <table:table-cell table:style-name="ce406" table:formula="of:=1/4" office:value-type="float" office:value="0.25" calcext:value-type="float">
            <text:p>0,25</text:p>
          </table:table-cell>
          <table:table-cell table:style-name="ce406" table:formula="of:=1/4" office:value-type="float" office:value="0.25" calcext:value-type="float">
            <text:p>0,25</text:p>
          </table:table-cell>
          <table:table-cell table:style-name="ce406" table:formula="of:=1/4" office:value-type="float" office:value="0.25" calcext:value-type="float">
            <text:p>0,25</text:p>
          </table:table-cell>
          <table:table-cell table:style-name="ce406" table:formula="of:=1/4" office:value-type="float" office:value="0.25" calcext:value-type="float">
            <text:p>0,25</text:p>
          </table:table-cell>
          <table:table-cell table:style-name="Default"/>
          <table:table-cell table:number-columns-repeated="1015"/>
        </table:table-row>
        <table:table-row table:style-name="ro4">
          <table:table-cell table:style-name="Default"/>
          <table:table-cell table:style-name="Default" office:value-type="float" office:value="2011" calcext:value-type="float">
            <text:p>2011</text:p>
          </table:table-cell>
          <table:table-cell table:style-name="ce406" table:formula="of:=[.G8]" office:value-type="float" office:value="-2918.59" calcext:value-type="float">
            <text:p>-2.918,59</text:p>
          </table:table-cell>
          <table:table-cell table:style-name="ce406" table:formula="of:=[.C36]*[.$D$35]" office:value-type="float" office:value="-729.6475" calcext:value-type="float">
            <text:p>-729,65</text:p>
          </table:table-cell>
          <table:table-cell table:style-name="ce406" table:formula="of:=[.C36]*[.$E$35]" office:value-type="float" office:value="-729.6475" calcext:value-type="float">
            <text:p>-729,65</text:p>
          </table:table-cell>
          <table:table-cell table:style-name="ce406" table:formula="of:=[.C36]*[.$F$35]" office:value-type="float" office:value="-729.6475" calcext:value-type="float">
            <text:p>-729,65</text:p>
          </table:table-cell>
          <table:table-cell table:style-name="ce406" table:formula="of:=[.C36]*[.$G$35]" office:value-type="float" office:value="-729.6475" calcext:value-type="float">
            <text:p>-729,65</text:p>
          </table:table-cell>
          <table:table-cell table:style-name="Default"/>
          <table:table-cell table:number-columns-repeated="1015"/>
        </table:table-row>
        <table:table-row table:style-name="ro4">
          <table:table-cell table:style-name="Default"/>
          <table:table-cell table:style-name="Default" office:value-type="float" office:value="2012" calcext:value-type="float">
            <text:p>2012</text:p>
          </table:table-cell>
          <table:table-cell table:style-name="ce406" table:formula="of:=[.G12]" office:value-type="float" office:value="13930.04" calcext:value-type="float">
            <text:p>13.930,04</text:p>
          </table:table-cell>
          <table:table-cell table:style-name="ce406" table:formula="of:=[.C37]*[.$D$35]" office:value-type="float" office:value="3482.51" calcext:value-type="float">
            <text:p>3.482,51</text:p>
          </table:table-cell>
          <table:table-cell table:style-name="ce406" table:formula="of:=[.C37]*[.$E$35]" office:value-type="float" office:value="3482.51" calcext:value-type="float">
            <text:p>3.482,51</text:p>
          </table:table-cell>
          <table:table-cell table:style-name="ce406" table:formula="of:=[.C37]*[.$F$35]" office:value-type="float" office:value="3482.51" calcext:value-type="float">
            <text:p>3.482,51</text:p>
          </table:table-cell>
          <table:table-cell table:style-name="ce406" table:formula="of:=[.C37]*[.$G$35]" office:value-type="float" office:value="3482.51" calcext:value-type="float">
            <text:p>3.482,51</text:p>
          </table:table-cell>
          <table:table-cell table:style-name="Default"/>
          <table:table-cell table:number-columns-repeated="1015"/>
        </table:table-row>
        <table:table-row table:style-name="ro4">
          <table:table-cell table:style-name="Default"/>
          <table:table-cell table:style-name="Default" office:value-type="float" office:value="2013" calcext:value-type="float">
            <text:p>2013</text:p>
          </table:table-cell>
          <table:table-cell table:style-name="ce406" table:formula="of:=[.G15]" office:value-type="float" office:value="15718.12" calcext:value-type="float">
            <text:p>15.718,12</text:p>
          </table:table-cell>
          <table:table-cell table:style-name="ce406" table:formula="of:=[.C38]*[.$D$35]" office:value-type="float" office:value="3929.53" calcext:value-type="float">
            <text:p>3.929,53</text:p>
          </table:table-cell>
          <table:table-cell table:style-name="ce406" table:formula="of:=[.C38]*[.$E$35]" office:value-type="float" office:value="3929.53" calcext:value-type="float">
            <text:p>3.929,53</text:p>
          </table:table-cell>
          <table:table-cell table:style-name="ce406" table:formula="of:=[.C38]*[.$F$35]" office:value-type="float" office:value="3929.53" calcext:value-type="float">
            <text:p>3.929,53</text:p>
          </table:table-cell>
          <table:table-cell table:style-name="ce406" table:formula="of:=[.C38]*[.$G$35]" office:value-type="float" office:value="3929.53" calcext:value-type="float">
            <text:p>3.929,53</text:p>
          </table:table-cell>
          <table:table-cell table:number-columns-repeated="1016"/>
        </table:table-row>
        <table:table-row table:style-name="ro4">
          <table:table-cell/>
          <table:table-cell table:style-name="Default" office:value-type="float" office:value="2014" calcext:value-type="float">
            <text:p>2014</text:p>
          </table:table-cell>
          <table:table-cell table:style-name="ce406" table:formula="of:=[.G20]" office:value-type="float" office:value="6004.29" calcext:value-type="float">
            <text:p>6.004,29</text:p>
          </table:table-cell>
          <table:table-cell table:style-name="ce406" table:formula="of:=[.C39]*[.$D$35]" office:value-type="float" office:value="1501.0725" calcext:value-type="float">
            <text:p>1.501,07</text:p>
          </table:table-cell>
          <table:table-cell table:style-name="ce406" table:formula="of:=[.C39]*[.$E$35]" office:value-type="float" office:value="1501.0725" calcext:value-type="float">
            <text:p>1.501,07</text:p>
          </table:table-cell>
          <table:table-cell table:style-name="ce406" table:formula="of:=[.C39]*[.$F$35]" office:value-type="float" office:value="1501.0725" calcext:value-type="float">
            <text:p>1.501,07</text:p>
          </table:table-cell>
          <table:table-cell table:style-name="ce406" table:formula="of:=[.C39]*[.$G$35]" office:value-type="float" office:value="1501.0725" calcext:value-type="float">
            <text:p>1.501,07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Default" office:value-type="float" office:value="2015" calcext:value-type="float">
            <text:p>2015</text:p>
          </table:table-cell>
          <table:table-cell table:style-name="ce406" table:formula="of:=[.G21]" office:value-type="float" office:value="22550" calcext:value-type="float">
            <text:p>22.550,00</text:p>
          </table:table-cell>
          <table:table-cell table:style-name="ce406" table:formula="of:=[.C40]*[.$D$35]" office:value-type="float" office:value="5637.5" calcext:value-type="float">
            <text:p>5.637,50</text:p>
          </table:table-cell>
          <table:table-cell table:style-name="ce406" table:formula="of:=[.C40]*[.$E$35]" office:value-type="float" office:value="5637.5" calcext:value-type="float">
            <text:p>5.637,50</text:p>
          </table:table-cell>
          <table:table-cell table:style-name="ce406" table:formula="of:=[.C40]*[.$F$35]" office:value-type="float" office:value="5637.5" calcext:value-type="float">
            <text:p>5.637,50</text:p>
          </table:table-cell>
          <table:table-cell table:style-name="ce406" table:formula="of:=[.C40]*[.$G$35]" office:value-type="float" office:value="5637.5" calcext:value-type="float">
            <text:p>5.637,50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Default" office:value-type="float" office:value="2016" calcext:value-type="float">
            <text:p>2016</text:p>
          </table:table-cell>
          <table:table-cell table:style-name="ce406" table:formula="of:=[.G22]" office:value-type="float" office:value="25000" calcext:value-type="float">
            <text:p>25.000,00</text:p>
          </table:table-cell>
          <table:table-cell table:style-name="ce406" table:formula="of:=[.C41]*[.$D$35]" office:value-type="float" office:value="6250" calcext:value-type="float">
            <text:p>6.250,00</text:p>
          </table:table-cell>
          <table:table-cell table:style-name="ce406" table:formula="of:=[.C41]*[.$E$35]" office:value-type="float" office:value="6250" calcext:value-type="float">
            <text:p>6.250,00</text:p>
          </table:table-cell>
          <table:table-cell table:style-name="ce406" table:formula="of:=[.C41]*[.$F$35]" office:value-type="float" office:value="6250" calcext:value-type="float">
            <text:p>6.250,00</text:p>
          </table:table-cell>
          <table:table-cell table:style-name="ce406" table:formula="of:=[.C41]*[.$G$35]" office:value-type="float" office:value="6250" calcext:value-type="float">
            <text:p>6.250,00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Default" office:value-type="float" office:value="2017" calcext:value-type="float">
            <text:p>2017</text:p>
          </table:table-cell>
          <table:table-cell table:style-name="ce406" table:formula="of:=[.G23]" office:value-type="float" office:value="27500" calcext:value-type="float">
            <text:p>27.500,00</text:p>
          </table:table-cell>
          <table:table-cell table:style-name="ce406" table:formula="of:=[.C42]*[.$D$35]" office:value-type="float" office:value="6875" calcext:value-type="float">
            <text:p>6.875,00</text:p>
          </table:table-cell>
          <table:table-cell table:style-name="ce406" table:formula="of:=[.C42]*[.$E$35]" office:value-type="float" office:value="6875" calcext:value-type="float">
            <text:p>6.875,00</text:p>
          </table:table-cell>
          <table:table-cell table:style-name="ce406" table:formula="of:=[.C42]*[.$F$35]" office:value-type="float" office:value="6875" calcext:value-type="float">
            <text:p>6.875,00</text:p>
          </table:table-cell>
          <table:table-cell table:style-name="ce406" table:formula="of:=[.C42]*[.$G$35]" office:value-type="float" office:value="6875" calcext:value-type="float">
            <text:p>6.875,00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Default" office:value-type="float" office:value="2018" calcext:value-type="float">
            <text:p>2018</text:p>
          </table:table-cell>
          <table:table-cell table:style-name="ce406" table:formula="of:=[.G24]" office:value-type="float" office:value="32500" calcext:value-type="float">
            <text:p>32.500,00</text:p>
          </table:table-cell>
          <table:table-cell table:style-name="ce406" table:formula="of:=[.C43]*[.$D$35]" office:value-type="float" office:value="8125" calcext:value-type="float">
            <text:p>8.125,00</text:p>
          </table:table-cell>
          <table:table-cell table:style-name="ce406" table:formula="of:=[.C43]*[.$E$35]" office:value-type="float" office:value="8125" calcext:value-type="float">
            <text:p>8.125,00</text:p>
          </table:table-cell>
          <table:table-cell table:style-name="ce406" table:formula="of:=[.C43]*[.$F$35]" office:value-type="float" office:value="8125" calcext:value-type="float">
            <text:p>8.125,00</text:p>
          </table:table-cell>
          <table:table-cell table:style-name="ce406" table:formula="of:=[.C43]*[.$G$35]" office:value-type="float" office:value="8125" calcext:value-type="float">
            <text:p>8.125,00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Default" office:value-type="float" office:value="2019" calcext:value-type="float">
            <text:p>2019</text:p>
          </table:table-cell>
          <table:table-cell table:style-name="ce406" table:formula="of:=[.G27]" office:value-type="float" office:value="40744.94" calcext:value-type="float">
            <text:p>40.744,94</text:p>
          </table:table-cell>
          <table:table-cell table:style-name="ce406" table:formula="of:=[.C44]*[.$D$35]" office:value-type="float" office:value="10186.235" calcext:value-type="float">
            <text:p>10.186,24</text:p>
          </table:table-cell>
          <table:table-cell table:style-name="ce406" table:formula="of:=[.C44]*[.$E$35]" office:value-type="float" office:value="10186.235" calcext:value-type="float">
            <text:p>10.186,24</text:p>
          </table:table-cell>
          <table:table-cell table:style-name="ce406" table:formula="of:=[.C44]*[.$F$35]" office:value-type="float" office:value="10186.235" calcext:value-type="float">
            <text:p>10.186,24</text:p>
          </table:table-cell>
          <table:table-cell table:style-name="ce406" table:formula="of:=[.C44]*[.$G$35]" office:value-type="float" office:value="10186.235" calcext:value-type="float">
            <text:p>10.186,24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ce395" office:value-type="string" calcext:value-type="string">
            <text:p>Toplam</text:p>
          </table:table-cell>
          <table:table-cell table:style-name="ce397" table:formula="of:=SUM([.C36:.C44])" office:value-type="float" office:value="181028.8" calcext:value-type="float">
            <text:p>181.028,80</text:p>
          </table:table-cell>
          <table:table-cell table:style-name="ce397" table:formula="of:=SUM([.D36:.D44])" office:value-type="float" office:value="45257.2" calcext:value-type="float">
            <text:p>45.257,20</text:p>
          </table:table-cell>
          <table:table-cell table:style-name="ce397" table:formula="of:=SUM([.E36:.E44])" office:value-type="float" office:value="45257.2" calcext:value-type="float">
            <text:p>45.257,20</text:p>
          </table:table-cell>
          <table:table-cell table:style-name="ce397" table:formula="of:=SUM([.F36:.F44])" office:value-type="float" office:value="45257.2" calcext:value-type="float">
            <text:p>45.257,20</text:p>
          </table:table-cell>
          <table:table-cell table:style-name="ce397" table:formula="of:=SUM([.G36:.G44])" office:value-type="float" office:value="45257.2" calcext:value-type="float">
            <text:p>45.257,20</text:p>
          </table:table-cell>
          <table:table-cell table:number-columns-repeated="1016"/>
        </table:table-row>
        <table:table-row table:style-name="ro4" table:number-rows-repeated="2">
          <table:table-cell table:style-name="Default" table:number-columns-repeated="6"/>
          <table:table-cell table:number-columns-repeated="1017"/>
        </table:table-row>
        <table:table-row table:style-name="ro3">
          <table:table-cell table:style-name="ce419" office:value-type="string" calcext:value-type="string">
            <text:p>2011-2019 AYŞE BALCI KİRA GELİR-GİDER</text:p>
          </table:table-cell>
          <table:table-cell table:style-name="Default" table:number-columns-repeated="5"/>
          <table:table-cell table:number-columns-repeated="1017"/>
        </table:table-row>
        <table:table-row table:style-name="ro3">
          <table:table-cell table:style-name="Default"/>
          <table:table-cell table:style-name="ce419"/>
          <table:table-cell table:style-name="ce435"/>
          <table:table-cell table:style-name="ce438" office:value-type="string" calcext:value-type="string">
            <text:p>GELİR</text:p>
          </table:table-cell>
          <table:table-cell table:style-name="ce438" office:value-type="string" calcext:value-type="string">
            <text:p>GİDER</text:p>
          </table:table-cell>
          <table:table-cell table:style-name="ce438" office:value-type="string" calcext:value-type="string">
            <text:p>BAKİYE</text:p>
          </table:table-cell>
          <table:table-cell table:style-name="ce447"/>
          <table:table-cell table:number-columns-repeated="1016"/>
        </table:table-row>
        <table:table-row table:style-name="ro3">
          <table:table-cell table:style-name="Default"/>
          <table:table-cell table:style-name="ce427" office:value-type="string" calcext:value-type="string">
            <text:p>Ayşe kira gelirleri</text:p>
          </table:table-cell>
          <table:table-cell table:style-name="ce301"/>
          <table:table-cell table:style-name="ce439" table:formula="of:=[.B45]" office:value-type="string" office:string-value="Toplam" calcext:value-type="string">
            <text:p>Toplam</text:p>
          </table:table-cell>
          <table:table-cell table:style-name="ce351"/>
          <table:table-cell table:style-name="ce351" table:formula="of:=[.D45]" office:value-type="float" office:value="45257.2" calcext:value-type="float">
            <text:p>45.257,20</text:p>
          </table:table-cell>
          <table:table-cell table:style-name="ce360"/>
          <table:table-cell table:number-columns-repeated="1016"/>
        </table:table-row>
        <table:table-row table:style-name="ro3">
          <table:table-cell table:style-name="Default"/>
          <table:table-cell table:style-name="ce428" office:value-type="string" calcext:value-type="string">
            <text:p>babamın banka hesabından</text:p>
          </table:table-cell>
          <table:table-cell table:style-name="ce294"/>
          <table:table-cell table:style-name="ce440" office:value-type="float" office:value="4375" calcext:value-type="float">
            <text:p>+4.375,00</text:p>
          </table:table-cell>
          <table:table-cell table:style-name="ce342"/>
          <table:table-cell table:style-name="ce342" table:formula="of:=[.F50]+[.D51]-[.E51]" office:value-type="float" office:value="49632.2" calcext:value-type="float">
            <text:p>49.632,20</text:p>
          </table:table-cell>
          <table:table-cell table:style-name="ce365"/>
          <table:table-cell table:number-columns-repeated="1016"/>
        </table:table-row>
        <table:table-row table:style-name="ro3">
          <table:table-cell table:style-name="Default"/>
          <table:table-cell table:style-name="ce429" office:value-type="string" calcext:value-type="string">
            <text:p>AYŞE KİRA VERGİSİ</text:p>
          </table:table-cell>
          <table:table-cell table:style-name="ce294"/>
          <table:table-cell table:style-name="ce342"/>
          <table:table-cell table:style-name="ce441" office:value-type="float" office:value="949.9" calcext:value-type="float">
            <text:p>-949,90</text:p>
          </table:table-cell>
          <table:table-cell table:style-name="ce342" table:formula="of:=[.F51]+[.D52]-[.E52]" office:value-type="float" office:value="48682.3" calcext:value-type="float">
            <text:p>48.682,30</text:p>
          </table:table-cell>
          <table:table-cell table:style-name="ce365"/>
          <table:table-cell table:number-columns-repeated="1016"/>
        </table:table-row>
        <table:table-row table:style-name="ro3">
          <table:table-cell table:style-name="Default"/>
          <table:table-cell table:style-name="ce428" office:value-type="string" calcext:value-type="string">
            <text:p>kombi</text:p>
          </table:table-cell>
          <table:table-cell table:style-name="ce294"/>
          <table:table-cell table:style-name="ce342"/>
          <table:table-cell table:style-name="ce442" office:value-type="float" office:value="5720" calcext:value-type="float">
            <text:p>-5.720,00</text:p>
          </table:table-cell>
          <table:table-cell table:style-name="ce342" table:formula="of:=[.F52]+[.D53]-[.E53]" office:value-type="float" office:value="42962.3" calcext:value-type="float">
            <text:p>42.962,30</text:p>
          </table:table-cell>
          <table:table-cell table:style-name="ce361"/>
          <table:table-cell table:number-columns-repeated="1016"/>
        </table:table-row>
        <table:table-row table:style-name="ro3">
          <table:table-cell table:style-name="Default"/>
          <table:table-cell table:style-name="ce428" office:value-type="string" calcext:value-type="string">
            <text:p>2019 kirası havale</text:p>
          </table:table-cell>
          <table:table-cell table:style-name="ce294"/>
          <table:table-cell table:style-name="ce342"/>
          <table:table-cell table:style-name="ce442" office:value-type="float" office:value="9750" calcext:value-type="float">
            <text:p>-9.750,00</text:p>
          </table:table-cell>
          <table:table-cell table:style-name="ce342" table:formula="of:=[.F53]+[.D54]-[.E54]" office:value-type="float" office:value="33212.3" calcext:value-type="float">
            <text:p>33.212,30</text:p>
          </table:table-cell>
          <table:table-cell table:style-name="ce361"/>
          <table:table-cell table:number-columns-repeated="1016"/>
        </table:table-row>
        <table:table-row table:style-name="ro3">
          <table:table-cell table:style-name="Default"/>
          <table:table-cell table:style-name="ce430" office:value-type="string" calcext:value-type="string">
            <text:p>2019 hacıdan havale</text:p>
          </table:table-cell>
          <table:table-cell table:style-name="ce436"/>
          <table:table-cell table:style-name="ce345"/>
          <table:table-cell table:style-name="ce443" office:value-type="float" office:value="5250" calcext:value-type="float">
            <text:p>-5.250,00</text:p>
          </table:table-cell>
          <table:table-cell table:style-name="ce345" table:formula="of:=[.F54]+[.D55]-[.E55]" office:value-type="float" office:value="27962.3" calcext:value-type="float">
            <text:p>27.962,30</text:p>
          </table:table-cell>
          <table:table-cell table:style-name="ce448"/>
          <table:table-cell table:number-columns-repeated="1016"/>
        </table:table-row>
        <table:table-row table:style-name="ro3">
          <table:table-cell table:style-name="Default"/>
          <table:table-cell table:style-name="ce431" office:value-type="string" calcext:value-type="string">
            <text:p>2019 belediye</text:p>
          </table:table-cell>
          <table:table-cell table:style-name="ce348"/>
          <table:table-cell table:style-name="ce302"/>
          <table:table-cell table:style-name="ce444" office:value-type="float" office:value="194.7" calcext:value-type="float">
            <text:p>-194,70</text:p>
          </table:table-cell>
          <table:table-cell table:style-name="ce302" table:formula="of:=[.F55]+[.D56]-[.E56]" office:value-type="float" office:value="27767.6" calcext:value-type="float">
            <text:p>27.767,60</text:p>
          </table:table-cell>
          <table:table-cell table:style-name="ce449" table:formula="of:=[.F56]" office:value-type="float" office:value="27767.6" calcext:value-type="float">
            <text:p>27.767,60</text:p>
          </table:table-cell>
          <table:table-cell table:number-columns-repeated="1016"/>
        </table:table-row>
        <table:table-row table:style-name="ro4">
          <table:table-cell table:style-name="ce420"/>
          <table:table-cell table:number-columns-repeated="3"/>
          <table:table-cell table:style-name="ce421"/>
          <table:table-cell table:number-columns-repeated="1018"/>
        </table:table-row>
        <table:table-row table:style-name="ro4">
          <table:table-cell table:style-name="ce421" table:number-columns-repeated="5"/>
          <table:table-cell table:number-columns-repeated="1018"/>
        </table:table-row>
        <table:table-row table:style-name="ro4" table:number-rows-repeated="2">
          <table:table-cell table:style-name="ce420"/>
          <table:table-cell table:style-name="ce424"/>
          <table:table-cell/>
          <table:table-cell table:style-name="ce424"/>
          <table:table-cell table:style-name="ce421"/>
          <table:table-cell table:number-columns-repeated="1018"/>
        </table:table-row>
        <table:table-row table:style-name="ro4">
          <table:table-cell table:style-name="ce421" table:number-columns-repeated="5"/>
          <table:table-cell table:number-columns-repeated="1018"/>
        </table:table-row>
        <table:table-row table:style-name="ro4" table:number-rows-repeated="3">
          <table:table-cell table:style-name="ce420"/>
          <table:table-cell table:number-columns-repeated="3"/>
          <table:table-cell table:style-name="ce421"/>
          <table:table-cell table:number-columns-repeated="1018"/>
        </table:table-row>
        <table:table-row table:style-name="ro4">
          <table:table-cell table:style-name="ce421" table:number-columns-repeated="5"/>
          <table:table-cell table:number-columns-repeated="1018"/>
        </table:table-row>
        <table:table-row table:style-name="ro4">
          <table:table-cell table:style-name="ce420"/>
          <table:table-cell table:style-name="ce424"/>
          <table:table-cell/>
          <table:table-cell table:style-name="ce424"/>
          <table:table-cell table:style-name="ce421"/>
          <table:table-cell table:number-columns-repeated="1018"/>
        </table:table-row>
        <table:table-row table:style-name="ro4">
          <table:table-cell table:style-name="ce421" table:number-columns-repeated="5"/>
          <table:table-cell table:number-columns-repeated="1018"/>
        </table:table-row>
        <table:table-row table:style-name="ro4">
          <table:table-cell table:style-name="ce420"/>
          <table:table-cell table:style-name="ce424"/>
          <table:table-cell/>
          <table:table-cell table:style-name="ce424"/>
          <table:table-cell table:style-name="ce421"/>
          <table:table-cell table:number-columns-repeated="1018"/>
        </table:table-row>
        <table:table-row table:style-name="ro4" table:number-rows-repeated="2">
          <table:table-cell table:style-name="ce421" table:number-columns-repeated="5"/>
          <table:table-cell table:number-columns-repeated="1018"/>
        </table:table-row>
        <table:table-row table:style-name="ro4">
          <table:table-cell table:style-name="ce420"/>
          <table:table-cell table:number-columns-repeated="3"/>
          <table:table-cell table:style-name="ce421"/>
          <table:table-cell table:number-columns-repeated="1018"/>
        </table:table-row>
        <table:table-row table:style-name="ro4" table:number-rows-repeated="2">
          <table:table-cell table:style-name="ce421" table:number-columns-repeated="5"/>
          <table:table-cell table:number-columns-repeated="1018"/>
        </table:table-row>
        <table:table-row table:style-name="ro4" table:number-rows-repeated="104850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APaygz" table:style-name="ta1">
        <table:table-column table:style-name="co34" table:default-cell-style-name="Default"/>
        <table:table-column table:style-name="co35" table:default-cell-style-name="Default"/>
        <table:table-column table:style-name="co36" table:default-cell-style-name="ce406"/>
        <table:table-column table:style-name="co34" table:number-columns-repeated="2" table:default-cell-style-name="Default"/>
        <table:table-column table:style-name="co34" table:default-cell-style-name="ce406"/>
        <table:table-column table:style-name="co37" table:default-cell-style-name="ce406"/>
        <table:table-column table:style-name="co38" table:default-cell-style-name="ce406"/>
        <table:table-row table:style-name="ro6">
          <table:table-cell/>
          <table:table-cell table:style-name="ce455" office:value-type="string" calcext:value-type="string">
            <text:p>Ali Paşa Aygaz</text:p>
          </table:table-cell>
          <table:table-cell table:number-columns-repeated="2"/>
          <table:table-cell table:style-name="ce461" office:value-type="string" calcext:value-type="string">
            <text:p>Toplam</text:p>
          </table:table-cell>
          <table:table-cell table:style-name="ce462" table:formula="of:=SUM([.F4:.F23])" office:value-type="float" office:value="24250" calcext:value-type="float">
            <text:p>24.250,00</text:p>
          </table:table-cell>
          <table:table-cell table:style-name="ce463" table:formula="of:=SUM([.G4:.G23])" office:value-type="float" office:value="18900" calcext:value-type="float">
            <text:p>18.900,00</text:p>
          </table:table-cell>
          <table:table-cell table:style-name="ce462" table:formula="of:=[.F1]-[.G1]" office:value-type="float" office:value="5350" calcext:value-type="float">
            <text:p>5.350,00</text:p>
          </table:table-cell>
        </table:table-row>
        <table:table-row table:style-name="ro6">
          <table:table-cell/>
          <table:table-cell table:style-name="ce455"/>
          <table:table-cell table:number-columns-repeated="3"/>
          <table:table-cell table:style-name="Default" table:number-columns-repeated="3"/>
        </table:table-row>
        <table:table-row table:style-name="ro4">
          <table:table-cell table:style-name="ce287" office:value-type="string" calcext:value-type="string">
            <text:p>Tarih</text:p>
          </table:table-cell>
          <table:table-cell table:style-name="ce287" office:value-type="string" calcext:value-type="string">
            <text:p>Açıklama</text:p>
          </table:table-cell>
          <table:table-cell table:style-name="ce457" office:value-type="string" calcext:value-type="string">
            <text:p>Artış %</text:p>
          </table:table-cell>
          <table:table-cell table:style-name="ce287" office:value-type="string" calcext:value-type="string">
            <text:p>Başlangıç</text:p>
          </table:table-cell>
          <table:table-cell table:style-name="ce287" office:value-type="string" calcext:value-type="string">
            <text:p>Bitiş</text:p>
          </table:table-cell>
          <table:table-cell table:style-name="ce457" office:value-type="string" calcext:value-type="string">
            <text:p>Kira bedeli</text:p>
          </table:table-cell>
          <table:table-cell table:style-name="ce457" office:value-type="string" calcext:value-type="string">
            <text:p>Ödeme</text:p>
          </table:table-cell>
          <table:table-cell table:style-name="ce457" office:value-type="string" calcext:value-type="string">
            <text:p>Bakiye</text:p>
          </table:table-cell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10. aydan sonra boş</text:p>
          </table:table-cell>
          <table:table-cell table:number-columns-repeated="6"/>
        </table:table-row>
        <table:table-row table:style-name="ro4">
          <table:table-cell table:style-name="ce450"/>
          <table:table-cell office:value-type="string" calcext:value-type="string">
            <text:p>2019 toplam ödeme</text:p>
          </table:table-cell>
          <table:table-cell table:style-name="Default" table:formula="of:=SUM([.G7:.G7])" office:value-type="float" office:value="7000" calcext:value-type="float">
            <text:p>7000</text:p>
          </table:table-cell>
          <table:table-cell table:number-columns-repeated="5"/>
        </table:table-row>
        <table:table-row table:style-name="ro4">
          <table:table-cell table:style-name="ce450" office:value-type="date" office:date-value="2018-12-08" calcext:value-type="date">
            <text:p>08.12.2018</text:p>
          </table:table-cell>
          <table:table-cell office:value-type="string" calcext:value-type="string">
            <text:p>DÜKKANA HARCANAN ELK-CAM-SU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4">
          <table:table-cell table:style-name="ce451" office:value-type="date" office:date-value="2018-10-05" calcext:value-type="date">
            <text:p>05.10.2018</text:p>
          </table:table-cell>
          <table:table-cell table:style-name="ce456" office:value-type="string" calcext:value-type="string">
            <text:p>Asena Dursun Kira Bedeli</text:p>
          </table:table-cell>
          <table:table-cell table:style-name="ce458"/>
          <table:table-cell table:style-name="ce451" office:value-type="date" office:date-value="2018-10-05" calcext:value-type="date">
            <text:p>05.10.2018</text:p>
          </table:table-cell>
          <table:table-cell table:style-name="ce451" office:value-type="date" office:date-value="2019-10-04" calcext:value-type="date">
            <text:p>04.10.2019</text:p>
          </table:table-cell>
          <table:table-cell table:number-columns-repeated="2" table:style-name="ce458" office:value-type="float" office:value="7000" calcext:value-type="float">
            <text:p>7.000,00</text:p>
          </table:table-cell>
          <table:table-cell table:style-name="ce458" table:formula="of:=[.F7]-[.G7]" office:value-type="float" office:value="0" calcext:value-type="float">
            <text:p>0,00</text:p>
          </table:table-cell>
        </table:table-row>
        <table:table-row table:style-name="ro4">
          <table:table-cell table:style-name="ce450"/>
          <table:table-cell office:value-type="string" calcext:value-type="string">
            <text:p>2400 TL lik senedi var</text:p>
          </table:table-cell>
          <table:table-cell/>
          <table:table-cell table:style-name="ce450" table:number-columns-repeated="2"/>
          <table:table-cell table:number-columns-repeated="3"/>
        </table:table-row>
        <table:table-row table:style-name="ro4">
          <table:table-cell table:style-name="ce450"/>
          <table:table-cell office:value-type="string" calcext:value-type="string">
            <text:p>1700 tl borcu kaldı </text:p>
          </table:table-cell>
          <table:table-cell/>
          <table:table-cell table:style-name="ce450" table:number-columns-repeated="2"/>
          <table:table-cell table:number-columns-repeated="3"/>
        </table:table-row>
        <table:table-row table:style-name="ro4">
          <table:table-cell table:style-name="ce450"/>
          <table:table-cell office:value-type="string" calcext:value-type="string">
            <text:p>aygaza ait çelik kasayıda giderken çaldılar</text:p>
          </table:table-cell>
          <table:table-cell/>
          <table:table-cell table:style-name="ce450" table:number-columns-repeated="2"/>
          <table:table-cell table:number-columns-repeated="3"/>
        </table:table-row>
        <table:table-row table:style-name="ro4">
          <table:table-cell table:style-name="ce450" office:value-type="date" office:date-value="2017-08-04" calcext:value-type="date">
            <text:p>04.08.2017</text:p>
          </table:table-cell>
          <table:table-cell office:value-type="string" calcext:value-type="string">
            <text:p>KALAN BORÇ</text:p>
          </table:table-cell>
          <table:table-cell/>
          <table:table-cell table:style-name="ce450" table:number-columns-repeated="2"/>
          <table:table-cell table:number-columns-repeated="2"/>
          <table:table-cell table:formula="of:=[.H12]+[.F11]-[.G11]" office:value-type="float" office:value="1700" calcext:value-type="float">
            <text:p>1.700,00</text:p>
          </table:table-cell>
        </table:table-row>
        <table:table-row table:style-name="ro4">
          <table:table-cell table:style-name="ce450" office:value-type="date" office:date-value="2017-08-04" calcext:value-type="date">
            <text:p>04.08.2017</text:p>
          </table:table-cell>
          <table:table-cell office:value-type="string" calcext:value-type="string">
            <text:p>Samet Mine kira bedeli</text:p>
          </table:table-cell>
          <table:table-cell/>
          <table:table-cell table:style-name="ce450" office:value-type="date" office:date-value="2017-08-04" calcext:value-type="date">
            <text:p>04.08.2017</text:p>
          </table:table-cell>
          <table:table-cell table:style-name="ce450" office:value-type="date" office:date-value="2018-08-03" calcext:value-type="date">
            <text:p>03.08.2018</text:p>
          </table:table-cell>
          <table:table-cell office:value-type="float" office:value="5000" calcext:value-type="float">
            <text:p>5.000,00</text:p>
          </table:table-cell>
          <table:table-cell office:value-type="float" office:value="3300" calcext:value-type="float">
            <text:p>3.300,00</text:p>
          </table:table-cell>
          <table:table-cell table:formula="of:=[.F12]-[.G12]" office:value-type="float" office:value="1700" calcext:value-type="float">
            <text:p>1.700,00</text:p>
          </table:table-cell>
        </table:table-row>
        <table:table-row table:style-name="ro7">
          <table:table-cell table:style-name="ce452"/>
          <table:table-cell table:style-name="ce453"/>
          <table:table-cell table:style-name="ce459"/>
          <table:table-cell table:style-name="ce452" table:number-columns-repeated="2"/>
          <table:table-cell table:style-name="ce459" table:number-columns-repeated="3"/>
        </table:table-row>
        <table:table-row table:style-name="ro4">
          <table:table-cell table:style-name="ce450"/>
          <table:table-cell office:value-type="string" calcext:value-type="string">
            <text:p>3500 TL senet yapıldı ödemedi</text:p>
          </table:table-cell>
          <table:table-cell/>
          <table:table-cell table:style-name="ce450" table:number-columns-repeated="2"/>
          <table:table-cell table:number-columns-repeated="3"/>
        </table:table-row>
        <table:table-row table:style-name="ro4">
          <table:table-cell table:style-name="ce450"/>
          <table:table-cell table:style-name="ce395" office:value-type="string" calcext:value-type="string">
            <text:p>senet icrada</text:p>
          </table:table-cell>
          <table:table-cell/>
          <table:table-cell table:style-name="ce450" table:number-columns-repeated="2"/>
          <table:table-cell table:number-columns-repeated="2"/>
          <table:table-cell table:formula="of:=[.H16]+[.F15]-[.G15]" office:value-type="float" office:value="3650" calcext:value-type="float">
            <text:p>3.650,00</text:p>
          </table:table-cell>
        </table:table-row>
        <table:table-row table:style-name="ro4">
          <table:table-cell table:style-name="ce450"/>
          <table:table-cell office:value-type="string" calcext:value-type="string">
            <text:p>İsmail Tağaç Kira Bedeli</text:p>
          </table:table-cell>
          <table:table-cell/>
          <table:table-cell table:style-name="ce450" office:value-type="date" office:date-value="2017-01-20" calcext:value-type="date">
            <text:p>20.01.2017</text:p>
          </table:table-cell>
          <table:table-cell table:style-name="ce450" office:value-type="date" office:date-value="2017-07-20" calcext:value-type="date">
            <text:p>20.07.2017</text:p>
          </table:table-cell>
          <table:table-cell office:value-type="float" office:value="2400" calcext:value-type="float">
            <text:p>2.400,00</text:p>
          </table:table-cell>
          <table:table-cell/>
          <table:table-cell table:formula="of:=[.H17]+[.F16]-[.G16]" office:value-type="float" office:value="3650" calcext:value-type="float">
            <text:p>3.650,00</text:p>
          </table:table-cell>
        </table:table-row>
        <table:table-row table:style-name="ro4">
          <table:table-cell table:style-name="ce451" office:value-type="date" office:date-value="2016-02-20" calcext:value-type="date">
            <text:p>20.02.2016</text:p>
          </table:table-cell>
          <table:table-cell table:style-name="ce456" office:value-type="string" calcext:value-type="string">
            <text:p>İsmail Tağaç Kira Bedeli</text:p>
          </table:table-cell>
          <table:table-cell table:style-name="ce456"/>
          <table:table-cell table:style-name="ce451" office:value-type="date" office:date-value="2016-01-20" calcext:value-type="date">
            <text:p>20.01.2016</text:p>
          </table:table-cell>
          <table:table-cell table:style-name="ce451" office:value-type="date" office:date-value="2017-01-19" calcext:value-type="date">
            <text:p>19.01.2017</text:p>
          </table:table-cell>
          <table:table-cell table:style-name="ce458" office:value-type="float" office:value="4200" calcext:value-type="float">
            <text:p>4.200,00</text:p>
          </table:table-cell>
          <table:table-cell table:style-name="ce456" office:value-type="float" office:value="2950" calcext:value-type="float">
            <text:p>2950</text:p>
          </table:table-cell>
          <table:table-cell table:style-name="ce458" table:formula="of:=[.H18]+[.F17]-[.G17]" office:value-type="float" office:value="1250" calcext:value-type="float">
            <text:p>1.250,00</text:p>
          </table:table-cell>
        </table:table-row>
        <table:table-row table:style-name="ro4">
          <table:table-cell table:style-name="ce450" office:value-type="date" office:date-value="2015-02-20" calcext:value-type="date">
            <text:p>20.02.2015</text:p>
          </table:table-cell>
          <table:table-cell office:value-type="string" calcext:value-type="string">
            <text:p>İsmail Tağaç Kira Bedeli</text:p>
          </table:table-cell>
          <table:table-cell table:style-name="Default"/>
          <table:table-cell table:style-name="ce450" office:value-type="date" office:date-value="2015-01-20" calcext:value-type="date">
            <text:p>20.01.2015</text:p>
          </table:table-cell>
          <table:table-cell table:style-name="ce450" office:value-type="date" office:date-value="2016-01-19" calcext:value-type="date">
            <text:p>19.01.2016</text:p>
          </table:table-cell>
          <table:table-cell office:value-type="float" office:value="4200" calcext:value-type="float">
            <text:p>4.200,00</text:p>
          </table:table-cell>
          <table:table-cell table:style-name="Default" office:value-type="float" office:value="4200" calcext:value-type="float">
            <text:p>4200</text:p>
          </table:table-cell>
          <table:table-cell table:formula="of:=[.H19]+[.F18]-[.G18]" office:value-type="float" office:value="0" calcext:value-type="float">
            <text:p>0,00</text:p>
          </table:table-cell>
        </table:table-row>
        <table:table-row table:style-name="ro4">
          <table:table-cell table:style-name="ce453" table:number-columns-repeated="2"/>
          <table:table-cell table:style-name="ce459"/>
          <table:table-cell table:style-name="ce453" table:number-columns-repeated="2"/>
          <table:table-cell table:style-name="ce459"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,00</text:p>
          </table:table-cell>
          <table:table-cell/>
        </table:table-row>
        <table:table-row table:style-name="ro4">
          <table:table-cell table:style-name="ce454" office:value-type="float" office:value="2013" calcext:value-type="float">
            <text:p>2013</text:p>
          </table:table-cell>
          <table:table-cell table:style-name="ce454" office:value-type="string" calcext:value-type="string">
            <text:p>boş</text:p>
          </table:table-cell>
          <table:table-cell table:style-name="ce460"/>
          <table:table-cell table:style-name="ce454" table:number-columns-repeated="2"/>
          <table:table-cell table:style-name="ce460"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4">
          <table:table-cell table:style-name="ce454" office:value-type="float" office:value="2011" calcext:value-type="float">
            <text:p>2011</text:p>
          </table:table-cell>
          <table:table-cell table:style-name="ce454" office:value-type="string" calcext:value-type="string">
            <text:p>kira bedeli</text:p>
          </table:table-cell>
          <table:table-cell table:style-name="ce460"/>
          <table:table-cell table:style-name="ce454" table:number-columns-repeated="2"/>
          <table:table-cell table:number-columns-repeated="2" table:style-name="ce460" office:value-type="float" office:value="1000" calcext:value-type="float">
            <text:p>1.000,00</text:p>
          </table:table-cell>
          <table:table-cell table:style-name="ce460"/>
        </table:table-row>
        <table:table-row table:style-name="ro4" table:number-rows-repeated="3">
          <table:table-cell table:number-columns-repeated="8"/>
        </table:table-row>
        <table:table-row table:style-name="ro6">
          <table:table-cell/>
          <table:table-cell table:style-name="ce470" office:value-type="string" calcext:value-type="string">
            <text:p>Ali Paşa Milangaz</text:p>
          </table:table-cell>
          <table:table-cell table:number-columns-repeated="2"/>
          <table:table-cell table:style-name="ce461" office:value-type="string" calcext:value-type="string">
            <text:p>Toplam</text:p>
          </table:table-cell>
          <table:table-cell table:style-name="ce462" table:formula="of:=SUM([.F30:.F83])" office:value-type="float" office:value="29720" calcext:value-type="float">
            <text:p>29.720,00</text:p>
          </table:table-cell>
          <table:table-cell table:style-name="ce462" table:formula="of:=SUM([.G30:.G83])" office:value-type="float" office:value="29720" calcext:value-type="float">
            <text:p>29.720,00</text:p>
          </table:table-cell>
          <table:table-cell table:style-name="ce462" table:formula="of:=[.F27]-[.G27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87" office:value-type="string" calcext:value-type="string">
            <text:p>Tarih</text:p>
          </table:table-cell>
          <table:table-cell table:style-name="ce287" office:value-type="string" calcext:value-type="string">
            <text:p>Açıklama</text:p>
          </table:table-cell>
          <table:table-cell table:style-name="ce457" office:value-type="string" calcext:value-type="string">
            <text:p>Artış %</text:p>
          </table:table-cell>
          <table:table-cell table:style-name="ce287" office:value-type="string" calcext:value-type="string">
            <text:p>Başlangıç</text:p>
          </table:table-cell>
          <table:table-cell table:style-name="ce287" office:value-type="string" calcext:value-type="string">
            <text:p>Bitiş</text:p>
          </table:table-cell>
          <table:table-cell table:style-name="ce457" office:value-type="string" calcext:value-type="string">
            <text:p>Kira bedeli</text:p>
          </table:table-cell>
          <table:table-cell table:style-name="ce457" office:value-type="string" calcext:value-type="string">
            <text:p>Ödeme</text:p>
          </table:table-cell>
          <table:table-cell table:style-name="ce457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32]+[.F31]-[.G31]" office:value-type="float" office:value="0" calcext:value-type="float">
            <text:p>0,00</text:p>
          </table:table-cell>
        </table:table-row>
        <table:table-row table:style-name="ro4">
          <table:table-cell table:style-name="ce450" office:value-type="date" office:date-value="2019-09-30" calcext:value-type="date">
            <text:p>30.09.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.770,00</text:p>
          </table:table-cell>
          <table:table-cell table:formula="of:=[.H33]+[.F32]-[.G32]" office:value-type="float" office:value="0" calcext:value-type="float">
            <text:p>0,00</text:p>
          </table:table-cell>
        </table:table-row>
        <table:table-row table:style-name="ro4">
          <table:table-cell table:style-name="ce450" office:value-type="date" office:date-value="2019-07-28" calcext:value-type="date">
            <text:p>28.07.2019</text:p>
          </table:table-cell>
          <table:table-cell table:style-name="ce395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.750,00</text:p>
          </table:table-cell>
          <table:table-cell table:formula="of:=[.H34]+[.F33]-[.G33]" office:value-type="float" office:value="6770" calcext:value-type="float">
            <text:p>6.770,00</text:p>
          </table:table-cell>
        </table:table-row>
        <table:table-row table:style-name="ro4">
          <table:table-cell table:style-name="ce451" office:value-type="date" office:date-value="2019-06-30" calcext:value-type="date">
            <text:p>30.06.2019</text:p>
          </table:table-cell>
          <table:table-cell table:style-name="ce456" office:value-type="string" calcext:value-type="string">
            <text:p>özge kahraman kira bedeli</text:p>
          </table:table-cell>
          <table:table-cell table:style-name="ce458"/>
          <table:table-cell table:style-name="ce451" office:value-type="date" office:date-value="2019-06-30" calcext:value-type="date">
            <text:p>30.06.2019</text:p>
          </table:table-cell>
          <table:table-cell table:style-name="ce451" office:value-type="date" office:date-value="2020-06-29" calcext:value-type="date">
            <text:p>29.06.2020</text:p>
          </table:table-cell>
          <table:table-cell table:style-name="ce458" office:value-type="float" office:value="8520" calcext:value-type="float">
            <text:p>8.520,00</text:p>
          </table:table-cell>
          <table:table-cell table:style-name="ce458"/>
          <table:table-cell table:style-name="ce458" table:formula="of:=[.H35]+[.F34]-[.G34]" office:value-type="float" office:value="8520" calcext:value-type="float">
            <text:p>8.520,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450" office:value-type="date" office:date-value="2018-10-30" calcext:value-type="date">
            <text:p>30.10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38]+[.F37]-[.G37]" office:value-type="float" office:value="0" calcext:value-type="float">
            <text:p>0,00</text:p>
          </table:table-cell>
        </table:table-row>
        <table:table-row table:style-name="ro4">
          <table:table-cell table:style-name="ce450" office:value-type="date" office:date-value="2018-09-30" calcext:value-type="date">
            <text:p>30.09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39]+[.F38]-[.G38]" office:value-type="float" office:value="1300" calcext:value-type="float">
            <text:p>1.300,00</text:p>
          </table:table-cell>
        </table:table-row>
        <table:table-row table:style-name="ro4">
          <table:table-cell table:style-name="ce450" office:value-type="date" office:date-value="2018-08-30" calcext:value-type="date">
            <text:p>30.08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40]+[.F39]-[.G39]" office:value-type="float" office:value="2600" calcext:value-type="float">
            <text:p>2.600,00</text:p>
          </table:table-cell>
        </table:table-row>
        <table:table-row table:style-name="ro4">
          <table:table-cell table:style-name="ce450" office:value-type="date" office:date-value="2018-07-30" calcext:value-type="date">
            <text:p>30.07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41]+[.F40]-[.G40]" office:value-type="float" office:value="3900" calcext:value-type="float">
            <text:p>3.900,00</text:p>
          </table:table-cell>
        </table:table-row>
        <table:table-row table:style-name="ro4">
          <table:table-cell table:style-name="ce450" office:value-type="date" office:date-value="2018-06-26" calcext:value-type="date">
            <text:p>26.06.2018</text:p>
          </table:table-cell>
          <table:table-cell office:value-type="string" calcext:value-type="string">
            <text:p>nakit</text:p>
          </table:table-cell>
          <table:table-cell/>
          <table:table-cell table:style-name="ce450"/>
          <table:table-cell table:style-name="ce450" office:value-type="string" calcext:value-type="string">
            <text:p>ödendi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H42]+[.F41]-[.G41]" office:value-type="float" office:value="5200" calcext:value-type="float">
            <text:p>5.200,00</text:p>
          </table:table-cell>
        </table:table-row>
        <table:table-row table:style-name="ro4">
          <table:table-cell table:style-name="ce451" office:value-type="date" office:date-value="2018-06-30" calcext:value-type="date">
            <text:p>30.06.2018</text:p>
          </table:table-cell>
          <table:table-cell table:style-name="ce456" office:value-type="string" calcext:value-type="string">
            <text:p>özge kahraman kira bedeli</text:p>
          </table:table-cell>
          <table:table-cell table:style-name="ce458"/>
          <table:table-cell table:style-name="ce451" office:value-type="date" office:date-value="2018-06-30" calcext:value-type="date">
            <text:p>30.06.2018</text:p>
          </table:table-cell>
          <table:table-cell table:style-name="ce451" office:value-type="date" office:date-value="2019-06-29" calcext:value-type="date">
            <text:p>29.06.2019</text:p>
          </table:table-cell>
          <table:table-cell table:style-name="ce458" office:value-type="float" office:value="7200" calcext:value-type="float">
            <text:p>7.200,00</text:p>
          </table:table-cell>
          <table:table-cell table:style-name="ce458"/>
          <table:table-cell table:style-name="ce458" table:formula="of:=[.H43]+[.F42]-[.G42]" office:value-type="float" office:value="7200" calcext:value-type="float">
            <text:p>7.200,00</text:p>
          </table:table-cell>
        </table:table-row>
        <table:table-row table:style-name="ro4">
          <table:table-cell table:style-name="ce450"/>
          <table:table-cell table:number-columns-repeated="2"/>
          <table:table-cell table:style-name="ce450" table:number-columns-repeated="2"/>
          <table:table-cell table:number-columns-repeated="2"/>
          <table:table-cell table:formula="of:=[.H44]+[.F43]-[.G43]" office:value-type="float" office:value="0" calcext:value-type="float">
            <text:p>0,00</text:p>
          </table:table-cell>
        </table:table-row>
        <table:table-row table:style-name="ro4">
          <table:table-cell table:style-name="ce450" office:value-type="date" office:date-value="2017-06-10" calcext:value-type="date">
            <text:p>10.06.2017</text:p>
          </table:table-cell>
          <table:table-cell table:style-name="ce469" office:value-type="string" calcext:value-type="string">
            <text:p>nakit</text:p>
          </table:table-cell>
          <table:table-cell table:style-name="ce401"/>
          <table:table-cell table:style-name="ce450"/>
          <table:table-cell table:style-name="ce450" office:value-type="string" calcext:value-type="string">
            <text:p>ödendi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H45]+[.F44]-[.G44]" office:value-type="float" office:value="0" calcext:value-type="float">
            <text:p>0,00</text:p>
          </table:table-cell>
        </table:table-row>
        <table:table-row table:style-name="ro4">
          <table:table-cell table:style-name="ce451" office:value-type="date" office:date-value="2017-06-10" calcext:value-type="date">
            <text:p>10.06.2017</text:p>
          </table:table-cell>
          <table:table-cell table:style-name="ce456" office:value-type="string" calcext:value-type="string">
            <text:p>Gökhan Öner Kira Bedeli</text:p>
          </table:table-cell>
          <table:table-cell table:style-name="ce458"/>
          <table:table-cell table:style-name="ce451" office:value-type="date" office:date-value="2017-06-10" calcext:value-type="date">
            <text:p>10.06.2017</text:p>
          </table:table-cell>
          <table:table-cell table:style-name="ce451" office:value-type="date" office:date-value="2018-05-09" calcext:value-type="date">
            <text:p>09.05.2018</text:p>
          </table:table-cell>
          <table:table-cell table:style-name="ce458" office:value-type="float" office:value="4400" calcext:value-type="float">
            <text:p>4.400,00</text:p>
          </table:table-cell>
          <table:table-cell table:style-name="ce458"/>
          <table:table-cell table:style-name="ce458" table:formula="of:=[.H46]+[.F45]-[.G45]" office:value-type="float" office:value="4400" calcext:value-type="float">
            <text:p>4.400,00</text:p>
          </table:table-cell>
        </table:table-row>
        <table:table-row table:style-name="ro4">
          <table:table-cell table:style-name="ce450"/>
          <table:table-cell table:number-columns-repeated="2"/>
          <table:table-cell table:style-name="ce450" table:number-columns-repeated="2"/>
          <table:table-cell table:number-columns-repeated="2"/>
          <table:table-cell table:formula="of:=[.H47]+[.F46]-[.G46]" office:value-type="float" office:value="0" calcext:value-type="float">
            <text:p>0,00</text:p>
          </table:table-cell>
        </table:table-row>
        <table:table-row table:style-name="ro4">
          <table:table-cell table:style-name="ce450"/>
          <table:table-cell table:number-columns-repeated="2"/>
          <table:table-cell table:style-name="ce450" table:number-columns-repeated="2"/>
          <table:table-cell table:number-columns-repeated="2"/>
          <table:table-cell table:formula="of:=[.H48]+[.F47]-[.G47]" office:value-type="float" office:value="0" calcext:value-type="float">
            <text:p>0,00</text:p>
          </table:table-cell>
        </table:table-row>
        <table:table-row table:style-name="ro4">
          <table:table-cell table:style-name="ce450"/>
          <table:table-cell office:value-type="string" calcext:value-type="string">
            <text:p>bakit</text:p>
          </table:table-cell>
          <table:table-cell/>
          <table:table-cell table:style-name="ce450"/>
          <table:table-cell table:style-name="ce450" office:value-type="string" calcext:value-type="string">
            <text:p>ödendi</text:p>
          </table:table-cell>
          <table:table-cell/>
          <table:table-cell office:value-type="float" office:value="5600" calcext:value-type="float">
            <text:p>5.600,00</text:p>
          </table:table-cell>
          <table:table-cell table:formula="of:=[.H49]+[.F48]-[.G48]" office:value-type="float" office:value="0" calcext:value-type="float">
            <text:p>0,00</text:p>
          </table:table-cell>
        </table:table-row>
        <table:table-row table:style-name="ro4">
          <table:table-cell table:style-name="ce467" office:value-type="float" office:value="2016" calcext:value-type="float">
            <text:p>2016</text:p>
          </table:table-cell>
          <table:table-cell table:style-name="ce456" office:value-type="string" calcext:value-type="string">
            <text:p>kira bedeli</text:p>
          </table:table-cell>
          <table:table-cell table:style-name="ce458"/>
          <table:table-cell table:style-name="ce451" table:number-columns-repeated="2"/>
          <table:table-cell table:style-name="ce458" office:value-type="float" office:value="5600" calcext:value-type="float">
            <text:p>5.600,00</text:p>
          </table:table-cell>
          <table:table-cell table:style-name="ce458"/>
          <table:table-cell table:style-name="ce458" table:formula="of:=[.H50]+[.F49]-[.G49]" office:value-type="float" office:value="5600" calcext:value-type="float">
            <text:p>5.600,00</text:p>
          </table:table-cell>
        </table:table-row>
        <table:table-row table:style-name="ro4">
          <table:table-cell table:style-name="ce450"/>
          <table:table-cell table:number-columns-repeated="2"/>
          <table:table-cell table:style-name="ce450" table:number-columns-repeated="2"/>
          <table:table-cell table:number-columns-repeated="2"/>
          <table:table-cell table:formula="of:=[.H51]+[.F50]-[.G50]" office:value-type="float" office:value="0" calcext:value-type="float">
            <text:p>0,00</text:p>
          </table:table-cell>
        </table:table-row>
        <table:table-row table:style-name="ro4">
          <table:table-cell table:style-name="ce450"/>
          <table:table-cell office:value-type="string" calcext:value-type="string">
            <text:p>nakit</text:p>
          </table:table-cell>
          <table:table-cell/>
          <table:table-cell table:style-name="ce450"/>
          <table:table-cell table:style-name="ce450" office:value-type="string" calcext:value-type="string">
            <text:p>ödendi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H52]+[.F51]-[.G51]" office:value-type="float" office:value="0" calcext:value-type="float">
            <text:p>0,00</text:p>
          </table:table-cell>
        </table:table-row>
        <table:table-row table:style-name="ro4">
          <table:table-cell table:style-name="ce467" office:value-type="float" office:value="2015" calcext:value-type="float">
            <text:p>2015</text:p>
          </table:table-cell>
          <table:table-cell table:style-name="ce456" office:value-type="string" calcext:value-type="string">
            <text:p>kira bedeli</text:p>
          </table:table-cell>
          <table:table-cell table:style-name="ce458"/>
          <table:table-cell table:style-name="ce451" table:number-columns-repeated="2"/>
          <table:table-cell table:style-name="ce458" office:value-type="float" office:value="4000" calcext:value-type="float">
            <text:p>4.000,00</text:p>
          </table:table-cell>
          <table:table-cell table:style-name="ce458"/>
          <table:table-cell table:style-name="ce458" table:formula="of:=[.H53]+[.F52]-[.G52]" office:value-type="float" office:value="4000" calcext:value-type="float">
            <text:p>4.000,00</text:p>
          </table:table-cell>
        </table:table-row>
        <table:table-row table:style-name="ro4">
          <table:table-cell table:style-name="ce468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450" table:number-columns-repeated="2"/>
          <table:table-cell table:number-columns-repeated="2"/>
          <table:table-cell table:formula="of:=[.H54]+[.F53]-[.G53]" office:value-type="float" office:value="0" calcext:value-type="float">
            <text:p>0,00</text:p>
          </table:table-cell>
        </table:table-row>
        <table:table-row table:style-name="ro4">
          <table:table-cell table:style-name="ce468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450" table:number-columns-repeated="2"/>
          <table:table-cell table:number-columns-repeated="2"/>
          <table:table-cell table:formula="of:=[.H55]+[.F54]-[.G54]" office:value-type="float" office:value="0" calcext:value-type="float">
            <text:p>0,00</text:p>
          </table:table-cell>
        </table:table-row>
        <table:table-row table:style-name="ro4">
          <table:table-cell table:style-name="ce468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450" table:number-columns-repeated="2"/>
          <table:table-cell table:number-columns-repeated="2"/>
          <table:table-cell table:formula="of:=[.H56]+[.F55]-[.G55]" office:value-type="float" office:value="0" calcext:value-type="float">
            <text:p>0,00</text:p>
          </table:table-cell>
        </table:table-row>
        <table:table-row table:style-name="ro4">
          <table:table-cell table:style-name="ce468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450" table:number-columns-repeated="2"/>
          <table:table-cell table:number-columns-repeated="2"/>
          <table:table-cell table:formula="of:=[.H57]+[.F56]-[.G56]" office:value-type="float" office:value="0" calcext:value-type="float">
            <text:p>0,00</text:p>
          </table:table-cell>
        </table:table-row>
        <table:table-row table:style-name="ro4" table:number-rows-repeated="1048519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APYkm" table:style-name="ta1">
        <table:table-column table:style-name="co34" table:default-cell-style-name="Default"/>
        <table:table-column table:style-name="co39" table:default-cell-style-name="Default"/>
        <table:table-column table:style-name="co40" table:default-cell-style-name="ce406"/>
        <table:table-column table:style-name="co34" table:number-columns-repeated="2" table:default-cell-style-name="Default"/>
        <table:table-column table:style-name="co34" table:number-columns-repeated="3" table:default-cell-style-name="ce406"/>
        <table:table-row table:style-name="ro6">
          <table:table-cell/>
          <table:table-cell table:style-name="ce455" office:value-type="string" calcext:value-type="string">
            <text:p>Ali Paşa Yıkama</text:p>
          </table:table-cell>
          <table:table-cell table:number-columns-repeated="2"/>
          <table:table-cell table:style-name="ce461" office:value-type="string" calcext:value-type="string">
            <text:p>Toplam</text:p>
          </table:table-cell>
          <table:table-cell table:style-name="ce462" table:formula="of:=SUM([.F4:.F44])" office:value-type="float" office:value="135800" calcext:value-type="float">
            <text:p>135.800,00</text:p>
          </table:table-cell>
          <table:table-cell table:style-name="ce462" table:formula="of:=SUM([.G4:.G44])" office:value-type="float" office:value="135800" calcext:value-type="float">
            <text:p>135.800,00</text:p>
          </table:table-cell>
          <table:table-cell table:style-name="ce462" table:formula="of:=[.F1]-[.G1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87" office:value-type="string" calcext:value-type="string">
            <text:p>Tarih</text:p>
          </table:table-cell>
          <table:table-cell table:style-name="ce287" office:value-type="string" calcext:value-type="string">
            <text:p>Açıklama</text:p>
          </table:table-cell>
          <table:table-cell table:style-name="ce457" office:value-type="string" calcext:value-type="string">
            <text:p>Artış %</text:p>
          </table:table-cell>
          <table:table-cell table:style-name="ce287" office:value-type="string" calcext:value-type="string">
            <text:p>Başlangıç</text:p>
          </table:table-cell>
          <table:table-cell table:style-name="ce287" office:value-type="string" calcext:value-type="string">
            <text:p>Bitiş</text:p>
          </table:table-cell>
          <table:table-cell table:style-name="ce457" office:value-type="string" calcext:value-type="string">
            <text:p>Kira bedeli</text:p>
          </table:table-cell>
          <table:table-cell table:style-name="ce457" office:value-type="string" calcext:value-type="string">
            <text:p>Ödeme</text:p>
          </table:table-cell>
          <table:table-cell table:style-name="ce457" office:value-type="string" calcext:value-type="string">
            <text:p>Bakiye</text:p>
          </table:table-cell>
        </table:table-row>
        <table:table-row table:style-name="ro4">
          <table:table-cell table:number-columns-repeated="7"/>
          <table:table-cell table:formula="of:=[.H5]+[.F4]-[.G4]" office:value-type="float" office:value="0" calcext:value-type="float">
            <text:p>0,00</text:p>
          </table:table-cell>
        </table:table-row>
        <table:table-row table:style-name="ro4">
          <table:table-cell table:style-name="ce450" office:value-type="date" office:date-value="2019-12-31" calcext:value-type="date">
            <text:p>31.12.2019</text:p>
          </table:table-cell>
          <table:table-cell office:value-type="string" calcext:value-type="string">
            <text:p>alınmadı</text:p>
          </table:table-cell>
          <table:table-cell table:number-columns-repeated="4"/>
          <table:table-cell office:value-type="float" office:value="900" calcext:value-type="float">
            <text:p>900,00</text:p>
          </table:table-cell>
          <table:table-cell table:formula="of:=[.H6]+[.F5]-[.G5]" office:value-type="float" office:value="0" calcext:value-type="float">
            <text:p>0,00</text:p>
          </table:table-cell>
        </table:table-row>
        <table:table-row table:style-name="ro4">
          <table:table-cell table:style-name="ce450" office:value-type="date" office:date-value="2019-11-18" calcext:value-type="date">
            <text:p>18.11.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1000" calcext:value-type="float">
            <text:p>1.000,00</text:p>
          </table:table-cell>
          <table:table-cell table:formula="of:=[.H7]+[.F6]-[.G6]" office:value-type="float" office:value="900" calcext:value-type="float">
            <text:p>900,00</text:p>
          </table:table-cell>
        </table:table-row>
        <table:table-row table:style-name="ro4">
          <table:table-cell table:style-name="ce450" office:value-type="date" office:date-value="2019-09-18" calcext:value-type="date">
            <text:p>18.09.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4500" calcext:value-type="float">
            <text:p>4.500,00</text:p>
          </table:table-cell>
          <table:table-cell table:formula="of:=[.H8]+[.F7]-[.G7]" office:value-type="float" office:value="1900" calcext:value-type="float">
            <text:p>1.900,00</text:p>
          </table:table-cell>
        </table:table-row>
        <table:table-row table:style-name="ro4">
          <table:table-cell/>
          <table:table-cell office:value-type="string" calcext:value-type="string">
            <text:p>15-9 senet 6380</text:p>
          </table:table-cell>
          <table:table-cell table:number-columns-repeated="5"/>
          <table:table-cell table:formula="of:=[.H9]+[.F8]-[.G8]" office:value-type="float" office:value="6400" calcext:value-type="float">
            <text:p>6.400,00</text:p>
          </table:table-cell>
        </table:table-row>
        <table:table-row table:style-name="ro4">
          <table:table-cell table:style-name="ce450" office:value-type="date" office:date-value="2019-07-02" calcext:value-type="date">
            <text:p>02.07.2019</text:p>
          </table:table-cell>
          <table:table-cell office:value-type="string" calcext:value-type="string">
            <text:p>vakıf havale atila hesabına</text:p>
          </table:table-cell>
          <table:table-cell table:number-columns-repeated="4"/>
          <table:table-cell office:value-type="float" office:value="20000" calcext:value-type="float">
            <text:p>20.000,00</text:p>
          </table:table-cell>
          <table:table-cell table:formula="of:=[.H10]+[.F9]-[.G9]" office:value-type="float" office:value="6400" calcext:value-type="float">
            <text:p>6.400,00</text:p>
          </table:table-cell>
        </table:table-row>
        <table:table-row table:style-name="ro4">
          <table:table-cell table:style-name="ce450" office:value-type="date" office:date-value="2019-07-01" calcext:value-type="date">
            <text:p>01.07.2019</text:p>
          </table:table-cell>
          <table:table-cell office:value-type="string" calcext:value-type="string">
            <text:p>19-20 kira bedeli</text:p>
          </table:table-cell>
          <table:table-cell office:value-type="float" office:value="34" calcext:value-type="float">
            <text:p>34,00</text:p>
          </table:table-cell>
          <table:table-cell table:style-name="ce450" office:value-type="date" office:date-value="2018-07-01" calcext:value-type="date">
            <text:p>01.07.2018</text:p>
          </table:table-cell>
          <table:table-cell table:style-name="ce450" office:value-type="date" office:date-value="2019-06-30" calcext:value-type="date">
            <text:p>30.06.2019</text:p>
          </table:table-cell>
          <table:table-cell office:value-type="float" office:value="26400" calcext:value-type="float">
            <text:p>26.400,00</text:p>
          </table:table-cell>
          <table:table-cell/>
          <table:table-cell table:formula="of:=[.H11]+[.F10]-[.G10]" office:value-type="float" office:value="26400" calcext:value-type="float">
            <text:p>26.400,00</text:p>
          </table:table-cell>
        </table:table-row>
        <table:table-row table:style-name="ro4">
          <table:table-cell table:style-name="ce456" table:number-columns-repeated="2"/>
          <table:table-cell table:style-name="ce458"/>
          <table:table-cell table:style-name="ce456" table:number-columns-repeated="2"/>
          <table:table-cell table:style-name="ce458" table:number-columns-repeated="2"/>
          <table:table-cell table:style-name="ce458" table:formula="of:=[.H12]+[.F11]-[.G11]" office:value-type="float" office:value="0" calcext:value-type="float">
            <text:p>0,00</text:p>
          </table:table-cell>
        </table:table-row>
        <table:table-row table:style-name="ro4">
          <table:table-cell table:number-columns-repeated="5"/>
          <table:table-cell office:value-type="float" office:value="-500" calcext:value-type="float">
            <text:p>-500,00</text:p>
          </table:table-cell>
          <table:table-cell/>
          <table:table-cell table:formula="of:=[.H13]+[.F12]-[.G12]" office:value-type="float" office:value="0" calcext:value-type="float">
            <text:p>0,00</text:p>
          </table:table-cell>
        </table:table-row>
        <table:table-row table:style-name="ro4">
          <table:table-cell table:style-name="ce450" office:value-type="date" office:date-value="2018-09-20" calcext:value-type="date">
            <text:p>20.09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.000,00</text:p>
          </table:table-cell>
          <table:table-cell table:formula="of:=[.H14]+[.F13]-[.G13]" office:value-type="float" office:value="500" calcext:value-type="float">
            <text:p>500,00</text:p>
          </table:table-cell>
        </table:table-row>
        <table:table-row table:style-name="ro4">
          <table:table-cell table:style-name="ce450" office:value-type="date" office:date-value="2018-07-15" calcext:value-type="date">
            <text:p>15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.100,00</text:p>
          </table:table-cell>
          <table:table-cell table:formula="of:=[.H15]+[.F14]-[.G14]" office:value-type="float" office:value="2500" calcext:value-type="float">
            <text:p>2.500,00</text:p>
          </table:table-cell>
        </table:table-row>
        <table:table-row table:style-name="ro4">
          <table:table-cell table:style-name="ce450" office:value-type="date" office:date-value="2018-07-12" calcext:value-type="date">
            <text:p>1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.900,00</text:p>
          </table:table-cell>
          <table:table-cell table:formula="of:=[.H16]+[.F15]-[.G15]" office:value-type="float" office:value="5600" calcext:value-type="float">
            <text:p>5.600,00</text:p>
          </table:table-cell>
        </table:table-row>
        <table:table-row table:style-name="ro4">
          <table:table-cell table:style-name="ce450" office:value-type="date" office:date-value="2018-07-02" calcext:value-type="date">
            <text:p>0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.000,00</text:p>
          </table:table-cell>
          <table:table-cell table:formula="of:=[.H17]+[.F16]-[.G16]" office:value-type="float" office:value="7500" calcext:value-type="float">
            <text:p>7.500,00</text:p>
          </table:table-cell>
        </table:table-row>
        <table:table-row table:style-name="ro4">
          <table:table-cell table:style-name="ce450" office:value-type="date" office:date-value="2018-06-26" calcext:value-type="date">
            <text:p>26.06.2018</text:p>
          </table:table-cell>
          <table:table-cell office:value-type="string" calcext:value-type="string">
            <text:p>ödeme</text:p>
          </table:table-cell>
          <table:table-cell/>
          <table:table-cell table:style-name="ce450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18]+[.F17]-[.G17]" office:value-type="float" office:value="12500" calcext:value-type="float">
            <text:p>12.500,00</text:p>
          </table:table-cell>
        </table:table-row>
        <table:table-row table:style-name="ro4">
          <table:table-cell table:style-name="ce450" office:value-type="date" office:date-value="2018-05-01" calcext:value-type="date">
            <text:p>01.05.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,80</text:p>
          </table:table-cell>
          <table:table-cell table:style-name="ce450" office:value-type="date" office:date-value="2018-07-01" calcext:value-type="date">
            <text:p>01.07.2018</text:p>
          </table:table-cell>
          <table:table-cell table:style-name="ce450" office:value-type="date" office:date-value="2019-06-30" calcext:value-type="date">
            <text:p>30.06.2019</text:p>
          </table:table-cell>
          <table:table-cell office:value-type="float" office:value="19686" calcext:value-type="float">
            <text:p>19.686,00</text:p>
          </table:table-cell>
          <table:table-cell/>
          <table:table-cell table:formula="of:=[.H19]+[.F18]-[.G18]" office:value-type="float" office:value="22500" calcext:value-type="float">
            <text:p>22.500,00</text:p>
          </table:table-cell>
        </table:table-row>
        <table:table-row table:style-name="ro4">
          <table:table-cell table:style-name="ce450"/>
          <table:table-cell office:value-type="string" calcext:value-type="string">
            <text:p>2017 kaln borç farkı % 15,80</text:p>
          </table:table-cell>
          <table:table-cell/>
          <table:table-cell table:style-name="ce450" table:number-columns-repeated="2"/>
          <table:table-cell office:value-type="float" office:value="289" calcext:value-type="float">
            <text:p>289,00</text:p>
          </table:table-cell>
          <table:table-cell/>
          <table:table-cell table:formula="of:=[.H20]+[.F19]-[.G19]" office:value-type="float" office:value="2814" calcext:value-type="float">
            <text:p>2.814,00</text:p>
          </table:table-cell>
        </table:table-row>
        <table:table-row table:style-name="ro4">
          <table:table-cell table:style-name="ce451"/>
          <table:table-cell table:style-name="ce465" office:value-type="string" calcext:value-type="string">
            <text:p>2017 yılından kalan borç</text:p>
          </table:table-cell>
          <table:table-cell table:style-name="ce466"/>
          <table:table-cell table:style-name="ce451" table:number-columns-repeated="2"/>
          <table:table-cell table:style-name="ce458" table:number-columns-repeated="2"/>
          <table:table-cell table:style-name="ce466" table:formula="of:=[.H21]+[.F20]-[.G20]" office:value-type="float" office:value="2525" calcext:value-type="float">
            <text:p>2.525,00</text:p>
          </table:table-cell>
        </table:table-row>
        <table:table-row table:style-name="ro4">
          <table:table-cell table:style-name="ce450"/>
          <table:table-cell office:value-type="string" calcext:value-type="string">
            <text:p>ödeme</text:p>
          </table:table-cell>
          <table:table-cell/>
          <table:table-cell table:style-name="ce450" table:number-columns-repeated="2"/>
          <table:table-cell/>
          <table:table-cell office:value-type="float" office:value="15000" calcext:value-type="float">
            <text:p>15.000,00</text:p>
          </table:table-cell>
          <table:table-cell table:formula="of:=[.H22]+[.F21]-[.G21]" office:value-type="float" office:value="2525" calcext:value-type="float">
            <text:p>2.525,00</text:p>
          </table:table-cell>
        </table:table-row>
        <table:table-row table:style-name="ro4">
          <table:table-cell table:style-name="ce450" office:value-type="date" office:date-value="2017-07-01" calcext:value-type="date">
            <text:p>01.07.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,45</text:p>
          </table:table-cell>
          <table:table-cell table:style-name="ce450" office:value-type="date" office:date-value="2017-07-01" calcext:value-type="date">
            <text:p>01.07.2017</text:p>
          </table:table-cell>
          <table:table-cell table:style-name="ce450" office:value-type="date" office:date-value="2018-06-30" calcext:value-type="date">
            <text:p>30.06.2018</text:p>
          </table:table-cell>
          <table:table-cell office:value-type="float" office:value="17050" calcext:value-type="float">
            <text:p>17.050,00</text:p>
          </table:table-cell>
          <table:table-cell/>
          <table:table-cell table:formula="of:=[.H23]+[.F22]-[.G22]" office:value-type="float" office:value="17525" calcext:value-type="float">
            <text:p>17.525,00</text:p>
          </table:table-cell>
        </table:table-row>
        <table:table-row table:style-name="ro4">
          <table:table-cell table:style-name="ce450" office:value-type="date" office:date-value="2017-06-20" calcext:value-type="date">
            <text:p>20.06.2017</text:p>
          </table:table-cell>
          <table:table-cell office:value-type="string" calcext:value-type="string">
            <text:p>ödeme</text:p>
          </table:table-cell>
          <table:table-cell/>
          <table:table-cell table:style-name="ce450" table:number-columns-repeated="2"/>
          <table:table-cell/>
          <table:table-cell office:value-type="float" office:value="3000" calcext:value-type="float">
            <text:p>3.000,00</text:p>
          </table:table-cell>
          <table:table-cell table:formula="of:=[.H24]+[.F23]-[.G23]" office:value-type="float" office:value="475" calcext:value-type="float">
            <text:p>475,00</text:p>
          </table:table-cell>
        </table:table-row>
        <table:table-row table:style-name="ro4">
          <table:table-cell table:style-name="ce450" office:value-type="date" office:date-value="2017-04-11" calcext:value-type="date">
            <text:p>11.04.2017</text:p>
          </table:table-cell>
          <table:table-cell office:value-type="string" calcext:value-type="string">
            <text:p>ödeme</text:p>
          </table:table-cell>
          <table:table-cell/>
          <table:table-cell table:style-name="ce450" table:number-columns-repeated="2"/>
          <table:table-cell/>
          <table:table-cell office:value-type="float" office:value="1400" calcext:value-type="float">
            <text:p>1.400,00</text:p>
          </table:table-cell>
          <table:table-cell table:formula="of:=[.H25]+[.F24]-[.G24]" office:value-type="float" office:value="3475" calcext:value-type="float">
            <text:p>3.475,00</text:p>
          </table:table-cell>
        </table:table-row>
        <table:table-row table:style-name="ro4">
          <table:table-cell table:style-name="ce450" office:value-type="date" office:date-value="2017-05-01" calcext:value-type="date">
            <text:p>01.05.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450" office:value-type="date" office:date-value="2017-05-01" calcext:value-type="date">
            <text:p>01.05.2017</text:p>
          </table:table-cell>
          <table:table-cell table:style-name="ce450" office:value-type="date" office:date-value="2017-06-30" calcext:value-type="date">
            <text:p>30.06.2017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H26]+[.F25]-[.G25]" office:value-type="float" office:value="4875" calcext:value-type="float">
            <text:p>4.875,00</text:p>
          </table:table-cell>
        </table:table-row>
        <table:table-row table:style-name="ro4">
          <table:table-cell table:style-name="ce451"/>
          <table:table-cell table:style-name="ce465" office:value-type="string" calcext:value-type="string">
            <text:p>2016 yılından kalan borç</text:p>
          </table:table-cell>
          <table:table-cell table:style-name="ce466"/>
          <table:table-cell table:style-name="ce451" table:number-columns-repeated="2"/>
          <table:table-cell table:style-name="ce458" table:number-columns-repeated="2"/>
          <table:table-cell table:style-name="ce466" table:formula="of:=[.H27]+[.F26]-[.G26]" office:value-type="float" office:value="1875" calcext:value-type="float">
            <text:p>1.875,00</text:p>
          </table:table-cell>
        </table:table-row>
        <table:table-row table:style-name="ro4">
          <table:table-cell table:style-name="ce450" office:value-type="date" office:date-value="2016-08-01" calcext:value-type="date">
            <text:p>01.08.2016</text:p>
          </table:table-cell>
          <table:table-cell table:number-columns-repeated="2"/>
          <table:table-cell table:style-name="ce450" table:number-columns-repeated="2"/>
          <table:table-cell/>
          <table:table-cell office:value-type="float" office:value="2000" calcext:value-type="float">
            <text:p>2.000,00</text:p>
          </table:table-cell>
          <table:table-cell table:formula="of:=[.H28]+[.F27]-[.G27]" office:value-type="float" office:value="1875" calcext:value-type="float">
            <text:p>1.875,00</text:p>
          </table:table-cell>
        </table:table-row>
        <table:table-row table:style-name="ro4">
          <table:table-cell table:style-name="ce450" office:value-type="date" office:date-value="2016-07-19" calcext:value-type="date">
            <text:p>19.07.2016</text:p>
          </table:table-cell>
          <table:table-cell table:number-columns-repeated="2"/>
          <table:table-cell table:style-name="ce450" table:number-columns-repeated="2"/>
          <table:table-cell/>
          <table:table-cell office:value-type="float" office:value="2500" calcext:value-type="float">
            <text:p>2.500,00</text:p>
          </table:table-cell>
          <table:table-cell table:formula="of:=[.H29]+[.F28]-[.G28]" office:value-type="float" office:value="3875" calcext:value-type="float">
            <text:p>3.875,00</text:p>
          </table:table-cell>
        </table:table-row>
        <table:table-row table:style-name="ro4">
          <table:table-cell table:style-name="ce450" office:value-type="date" office:date-value="2016-04-03" calcext:value-type="date">
            <text:p>03.04.2016</text:p>
          </table:table-cell>
          <table:table-cell table:number-columns-repeated="2"/>
          <table:table-cell table:style-name="ce450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30]+[.F29]-[.G29]" office:value-type="float" office:value="6375" calcext:value-type="float">
            <text:p>6.375,00</text:p>
          </table:table-cell>
        </table:table-row>
        <table:table-row table:style-name="ro4">
          <table:table-cell table:style-name="ce450" office:value-type="date" office:date-value="2016-05-01" calcext:value-type="date">
            <text:p>01.05.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450" office:value-type="date" office:date-value="2016-05-01" calcext:value-type="date">
            <text:p>01.05.2016</text:p>
          </table:table-cell>
          <table:table-cell table:style-name="ce450" office:value-type="date" office:date-value="2017-04-30" calcext:value-type="date">
            <text:p>30.04.2017</text:p>
          </table:table-cell>
          <table:table-cell office:value-type="float" office:value="15125" calcext:value-type="float">
            <text:p>15.125,00</text:p>
          </table:table-cell>
          <table:table-cell/>
          <table:table-cell table:formula="of:=[.H31]+[.F30]-[.G30]" office:value-type="float" office:value="16375" calcext:value-type="float">
            <text:p>16.375,00</text:p>
          </table:table-cell>
        </table:table-row>
        <table:table-row table:style-name="ro4">
          <table:table-cell table:style-name="ce451"/>
          <table:table-cell table:style-name="ce465" office:value-type="string" calcext:value-type="string">
            <text:p>2015 yılından kalan borç</text:p>
          </table:table-cell>
          <table:table-cell table:style-name="ce466"/>
          <table:table-cell table:style-name="ce451" table:number-columns-repeated="2"/>
          <table:table-cell table:style-name="ce458" table:number-columns-repeated="2"/>
          <table:table-cell table:style-name="ce466" table:formula="of:=[.H32]+[.F31]-[.G31]" office:value-type="float" office:value="1250" calcext:value-type="float">
            <text:p>1.250,00</text:p>
          </table:table-cell>
        </table:table-row>
        <table:table-row table:style-name="ro4">
          <table:table-cell table:style-name="ce450"/>
          <table:table-cell table:number-columns-repeated="2"/>
          <table:table-cell table:style-name="ce450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33]+[.F32]-[.G32]" office:value-type="float" office:value="1250" calcext:value-type="float">
            <text:p>1.250,00</text:p>
          </table:table-cell>
        </table:table-row>
        <table:table-row table:style-name="ro4">
          <table:table-cell table:style-name="ce450" office:value-type="date" office:date-value="2015-09-02" calcext:value-type="date">
            <text:p>02.09.2015</text:p>
          </table:table-cell>
          <table:table-cell table:number-columns-repeated="2"/>
          <table:table-cell table:style-name="ce450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34]+[.F33]-[.G33]" office:value-type="float" office:value="2750" calcext:value-type="float">
            <text:p>2.750,00</text:p>
          </table:table-cell>
        </table:table-row>
        <table:table-row table:style-name="ro4">
          <table:table-cell table:style-name="ce450" office:value-type="date" office:date-value="2015-07-27" calcext:value-type="date">
            <text:p>27.07.2015</text:p>
          </table:table-cell>
          <table:table-cell table:number-columns-repeated="2"/>
          <table:table-cell table:style-name="ce450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35]+[.F34]-[.G34]" office:value-type="float" office:value="4250" calcext:value-type="float">
            <text:p>4.250,00</text:p>
          </table:table-cell>
        </table:table-row>
        <table:table-row table:style-name="ro4">
          <table:table-cell table:style-name="ce450" office:value-type="date" office:date-value="2015-07-20" calcext:value-type="date">
            <text:p>20.07.2015</text:p>
          </table:table-cell>
          <table:table-cell table:number-columns-repeated="2"/>
          <table:table-cell table:style-name="ce450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36]+[.F35]-[.G35]" office:value-type="float" office:value="5250" calcext:value-type="float">
            <text:p>5.250,00</text:p>
          </table:table-cell>
        </table:table-row>
        <table:table-row table:style-name="ro4">
          <table:table-cell table:style-name="ce450"/>
          <table:table-cell table:number-columns-repeated="2"/>
          <table:table-cell table:style-name="ce450" table:number-columns-repeated="2"/>
          <table:table-cell table:number-columns-repeated="2"/>
          <table:table-cell table:formula="of:=[.H37]+[.F36]-[.G36]" office:value-type="float" office:value="5750" calcext:value-type="float">
            <text:p>5.750,00</text:p>
          </table:table-cell>
        </table:table-row>
        <table:table-row table:style-name="ro4">
          <table:table-cell table:style-name="ce450"/>
          <table:table-cell office:value-type="string" calcext:value-type="string">
            <text:p>ödeme</text:p>
          </table:table-cell>
          <table:table-cell/>
          <table:table-cell table:style-name="ce450" table:number-columns-repeated="2"/>
          <table:table-cell/>
          <table:table-cell office:value-type="float" office:value="9500" calcext:value-type="float">
            <text:p>9.500,00</text:p>
          </table:table-cell>
          <table:table-cell table:formula="of:=[.H38]+[.F37]-[.G37]" office:value-type="float" office:value="5750" calcext:value-type="float">
            <text:p>5.750,00</text:p>
          </table:table-cell>
        </table:table-row>
        <table:table-row table:style-name="ro4">
          <table:table-cell table:style-name="ce450" office:value-type="date" office:date-value="2015-05-01" calcext:value-type="date">
            <text:p>01.05.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450" office:value-type="date" office:date-value="2015-05-01" calcext:value-type="date">
            <text:p>01.05.2015</text:p>
          </table:table-cell>
          <table:table-cell table:style-name="ce450" office:value-type="date" office:date-value="2016-04-30" calcext:value-type="date">
            <text:p>30.04.2016</text:p>
          </table:table-cell>
          <table:table-cell office:value-type="float" office:value="13750" calcext:value-type="float">
            <text:p>13.750,00</text:p>
          </table:table-cell>
          <table:table-cell/>
          <table:table-cell table:formula="of:=[.H39]+[.F38]-[.G38]" office:value-type="float" office:value="15250" calcext:value-type="float">
            <text:p>15.250,00</text:p>
          </table:table-cell>
        </table:table-row>
        <table:table-row table:style-name="ro4">
          <table:table-cell table:style-name="ce451"/>
          <table:table-cell table:style-name="ce465" office:value-type="string" calcext:value-type="string">
            <text:p>2014 yılından kalan borç</text:p>
          </table:table-cell>
          <table:table-cell table:style-name="ce466"/>
          <table:table-cell table:style-name="ce451" table:number-columns-repeated="2"/>
          <table:table-cell table:style-name="ce458" table:number-columns-repeated="2"/>
          <table:table-cell table:style-name="ce466" table:formula="of:=[.H40]+[.F39]-[.G39]" office:value-type="float" office:value="1500" calcext:value-type="float">
            <text:p>1.500,00</text:p>
          </table:table-cell>
        </table:table-row>
        <table:table-row table:style-name="ro4">
          <table:table-cell table:style-name="ce450" office:value-type="date" office:date-value="2014-05-01" calcext:value-type="date">
            <text:p>01.05.2014</text:p>
          </table:table-cell>
          <table:table-cell office:value-type="string" calcext:value-type="string">
            <text:p>ödeme</text:p>
          </table:table-cell>
          <table:table-cell/>
          <table:table-cell table:style-name="ce450" table:number-columns-repeated="2"/>
          <table:table-cell/>
          <table:table-cell office:value-type="float" office:value="11000" calcext:value-type="float">
            <text:p>11.000,00</text:p>
          </table:table-cell>
          <table:table-cell table:formula="of:=[.H41]+[.F40]-[.G40]" office:value-type="float" office:value="1500" calcext:value-type="float">
            <text:p>1.500,00</text:p>
          </table:table-cell>
        </table:table-row>
        <table:table-row table:style-name="ro4">
          <table:table-cell table:style-name="ce451" office:value-type="date" office:date-value="2014-05-01" calcext:value-type="date">
            <text:p>01.05.2014</text:p>
          </table:table-cell>
          <table:table-cell table:style-name="ce456" office:value-type="string" calcext:value-type="string">
            <text:p>Adem Kesici kira bedeli</text:p>
          </table:table-cell>
          <table:table-cell table:style-name="ce458"/>
          <table:table-cell table:style-name="ce451" office:value-type="date" office:date-value="2014-05-01" calcext:value-type="date">
            <text:p>01.05.2014</text:p>
          </table:table-cell>
          <table:table-cell table:style-name="ce451" office:value-type="date" office:date-value="2015-04-30" calcext:value-type="date">
            <text:p>30.04.2015</text:p>
          </table:table-cell>
          <table:table-cell table:style-name="ce458" office:value-type="float" office:value="12500" calcext:value-type="float">
            <text:p>12.500,00</text:p>
          </table:table-cell>
          <table:table-cell table:style-name="ce458"/>
          <table:table-cell table:style-name="ce458" table:formula="of:=[.H42]+[.F41]-[.G41]" office:value-type="float" office:value="12500" calcext:value-type="float">
            <text:p>12.500,00</text:p>
          </table:table-cell>
        </table:table-row>
        <table:table-row table:style-name="ro4">
          <table:table-cell table:style-name="ce450" office:value-type="date" office:date-value="2013-05-01" calcext:value-type="date">
            <text:p>01.05.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450" office:value-type="date" office:date-value="2013-05-01" calcext:value-type="date">
            <text:p>01.05.2013</text:p>
          </table:table-cell>
          <table:table-cell table:style-name="ce450" office:value-type="date" office:date-value="2014-04-30" calcext:value-type="date">
            <text:p>30.04.2014</text:p>
          </table:table-cell>
          <table:table-cell table:number-columns-repeated="2" office:value-type="float" office:value="9000" calcext:value-type="float">
            <text:p>9.000,00</text:p>
          </table:table-cell>
          <table:table-cell table:formula="of:=[.H43]+[.F42]-[.G42]" office:value-type="float" office:value="0" calcext:value-type="float">
            <text:p>0,00</text:p>
          </table:table-cell>
        </table:table-row>
        <table:table-row table:style-name="ro4">
          <table:table-cell table:style-name="ce464" office:value-type="date" office:date-value="2012-05-01" calcext:value-type="date">
            <text:p>01.05.2012</text:p>
          </table:table-cell>
          <table:table-cell table:style-name="ce454" office:value-type="string" calcext:value-type="string">
            <text:p>Adem Kesici kira bedeli</text:p>
          </table:table-cell>
          <table:table-cell table:style-name="ce460"/>
          <table:table-cell table:style-name="ce464" office:value-type="date" office:date-value="2012-05-01" calcext:value-type="date">
            <text:p>01.05.2012</text:p>
          </table:table-cell>
          <table:table-cell table:style-name="ce464" office:value-type="date" office:date-value="2013-04-30" calcext:value-type="date">
            <text:p>30.04.2013</text:p>
          </table:table-cell>
          <table:table-cell table:number-columns-repeated="2" table:style-name="ce460" office:value-type="float" office:value="10000" calcext:value-type="float">
            <text:p>10.000,00</text:p>
          </table:table-cell>
          <table:table-cell table:style-name="ce460" table:formula="of:=[.H44]+[.F43]-[.G43]" office:value-type="float" office:value="0" calcext:value-type="float">
            <text:p>0,00</text:p>
          </table:table-cell>
        </table:table-row>
        <table:table-row table:style-name="ro4">
          <table:table-cell table:style-name="ce450" office:value-type="date" office:date-value="2011-05-01" calcext:value-type="date">
            <text:p>01.05.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450" office:value-type="date" office:date-value="2011-05-01" calcext:value-type="date">
            <text:p>01.05.2011</text:p>
          </table:table-cell>
          <table:table-cell table:style-name="ce450" office:value-type="date" office:date-value="2012-04-30" calcext:value-type="date">
            <text:p>30.04.2012</text:p>
          </table:table-cell>
          <table:table-cell table:number-columns-repeated="2" office:value-type="float" office:value="9500" calcext:value-type="float">
            <text:p>9.500,00</text:p>
          </table:table-cell>
          <table:table-cell table:formula="of:=[.H45]+[.F44]-[.G44]" office:value-type="float" office:value="0" calcext:value-type="float">
            <text:p>0,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/>
          <table:table-cell table:style-name="ce406" table:formula="of:=[.G1]-[.F10]" office:value-type="float" office:value="109400" calcext:value-type="float">
            <text:p>109.400,00</text:p>
          </table:table-cell>
          <table:table-cell office:value-type="string" calcext:value-type="string">
            <text:p>ön</text:p>
          </table:table-cell>
          <table:table-cell table:formula="of:=[.B47]*2/3" office:value-type="float" office:value="72933.3333333333" calcext:value-type="float">
            <text:p>72933,3333333333</text:p>
          </table:table-cell>
          <table:table-cell office:value-type="string" calcext:value-type="string">
            <text:p><text:s/>2 / 3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arka</text:p>
          </table:table-cell>
          <table:table-cell table:formula="of:=[.B47]/3" office:value-type="float" office:value="36466.6666666667" calcext:value-type="float">
            <text:p>36466,6666666667</text:p>
          </table:table-cell>
          <table:table-cell office:value-type="string" calcext:value-type="string">
            <text:p><text:s/>1 / 3</text:p>
          </table:table-cell>
          <table:table-cell table:number-columns-repeated="3"/>
        </table:table-row>
        <table:table-row table:style-name="ro4" table:number-rows-repeated="1048527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APMlngz" table:style-name="ta1">
        <table:table-column table:style-name="co17" table:default-cell-style-name="Default"/>
        <table:table-column table:style-name="co41" table:default-cell-style-name="Default"/>
        <table:table-column table:style-name="co42" table:default-cell-style-name="ce406"/>
        <table:table-column table:style-name="co43" table:default-cell-style-name="Default"/>
        <table:table-column table:style-name="co44" table:default-cell-style-name="Default"/>
        <table:table-column table:style-name="co45" table:default-cell-style-name="ce406"/>
        <table:table-column table:style-name="co8" table:number-columns-repeated="2" table:default-cell-style-name="ce406"/>
        <table:table-row table:style-name="ro4">
          <table:table-cell/>
          <table:table-cell office:value-type="string" calcext:value-type="string">
            <text:p>Ali Paşa Milangaz</text:p>
          </table:table-cell>
          <table:table-cell table:number-columns-repeated="2"/>
          <table:table-cell table:style-name="ce461" office:value-type="string" calcext:value-type="string">
            <text:p>Toplam</text:p>
          </table:table-cell>
          <table:table-cell table:style-name="ce462" table:formula="of:=SUM([.F4:.F57])" office:value-type="float" office:value="29720" calcext:value-type="float">
            <text:p>29.720,00</text:p>
          </table:table-cell>
          <table:table-cell table:style-name="ce462" table:formula="of:=SUM([.G4:.G57])" office:value-type="float" office:value="29720" calcext:value-type="float">
            <text:p>29.720,00</text:p>
          </table:table-cell>
          <table:table-cell table:style-name="ce462" table:formula="of:=[.F1]-[.G1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87" office:value-type="string" calcext:value-type="string">
            <text:p>Tarih</text:p>
          </table:table-cell>
          <table:table-cell table:style-name="ce287" office:value-type="string" calcext:value-type="string">
            <text:p>Açıklama</text:p>
          </table:table-cell>
          <table:table-cell table:style-name="ce457" office:value-type="string" calcext:value-type="string">
            <text:p>Artış %</text:p>
          </table:table-cell>
          <table:table-cell table:style-name="ce287" office:value-type="string" calcext:value-type="string">
            <text:p>Başlangıç</text:p>
          </table:table-cell>
          <table:table-cell table:style-name="ce287" office:value-type="string" calcext:value-type="string">
            <text:p>Bitiş</text:p>
          </table:table-cell>
          <table:table-cell table:style-name="ce457" office:value-type="string" calcext:value-type="string">
            <text:p>Kira bedeli</text:p>
          </table:table-cell>
          <table:table-cell table:style-name="ce457" office:value-type="string" calcext:value-type="string">
            <text:p>Ödeme</text:p>
          </table:table-cell>
          <table:table-cell table:style-name="ce457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6]+[.F5]-[.G5]" office:value-type="float" office:value="0" calcext:value-type="float">
            <text:p>0,00</text:p>
          </table:table-cell>
        </table:table-row>
        <table:table-row table:style-name="ro4">
          <table:table-cell table:style-name="ce450" office:value-type="date" office:date-value="2019-09-30" calcext:value-type="date">
            <text:p>30.09.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.770,00</text:p>
          </table:table-cell>
          <table:table-cell table:formula="of:=[.H7]+[.F6]-[.G6]" office:value-type="float" office:value="0" calcext:value-type="float">
            <text:p>0,00</text:p>
          </table:table-cell>
        </table:table-row>
        <table:table-row table:style-name="ro4">
          <table:table-cell table:style-name="ce450" office:value-type="date" office:date-value="2019-07-28" calcext:value-type="date">
            <text:p>28.07.2019</text:p>
          </table:table-cell>
          <table:table-cell table:style-name="ce395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.750,00</text:p>
          </table:table-cell>
          <table:table-cell table:formula="of:=[.H8]+[.F7]-[.G7]" office:value-type="float" office:value="6770" calcext:value-type="float">
            <text:p>6.770,00</text:p>
          </table:table-cell>
        </table:table-row>
        <table:table-row table:style-name="ro4">
          <table:table-cell table:style-name="ce451" office:value-type="date" office:date-value="2019-06-30" calcext:value-type="date">
            <text:p>30.06.2019</text:p>
          </table:table-cell>
          <table:table-cell table:style-name="ce456" office:value-type="string" calcext:value-type="string">
            <text:p>özge kahraman kira bedeli</text:p>
          </table:table-cell>
          <table:table-cell table:style-name="ce458"/>
          <table:table-cell table:style-name="ce451" office:value-type="date" office:date-value="2019-06-30" calcext:value-type="date">
            <text:p>30.06.2019</text:p>
          </table:table-cell>
          <table:table-cell table:style-name="ce451" office:value-type="date" office:date-value="2020-06-29" calcext:value-type="date">
            <text:p>29.06.2020</text:p>
          </table:table-cell>
          <table:table-cell table:style-name="ce458" office:value-type="float" office:value="8520" calcext:value-type="float">
            <text:p>8.520,00</text:p>
          </table:table-cell>
          <table:table-cell table:style-name="ce458"/>
          <table:table-cell table:style-name="ce458" table:formula="of:=[.H9]+[.F8]-[.G8]" office:value-type="float" office:value="8520" calcext:value-type="float">
            <text:p>8.520,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450" office:value-type="date" office:date-value="2018-10-30" calcext:value-type="date">
            <text:p>30.10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2]+[.F11]-[.G11]" office:value-type="float" office:value="0" calcext:value-type="float">
            <text:p>0,00</text:p>
          </table:table-cell>
        </table:table-row>
        <table:table-row table:style-name="ro4">
          <table:table-cell table:style-name="ce450" office:value-type="date" office:date-value="2018-09-30" calcext:value-type="date">
            <text:p>30.09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3]+[.F12]-[.G12]" office:value-type="float" office:value="1300" calcext:value-type="float">
            <text:p>1.300,00</text:p>
          </table:table-cell>
        </table:table-row>
        <table:table-row table:style-name="ro4">
          <table:table-cell table:style-name="ce450" office:value-type="date" office:date-value="2018-08-30" calcext:value-type="date">
            <text:p>30.08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4]+[.F13]-[.G13]" office:value-type="float" office:value="2600" calcext:value-type="float">
            <text:p>2.600,00</text:p>
          </table:table-cell>
        </table:table-row>
        <table:table-row table:style-name="ro4">
          <table:table-cell table:style-name="ce450" office:value-type="date" office:date-value="2018-07-30" calcext:value-type="date">
            <text:p>30.07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5]+[.F14]-[.G14]" office:value-type="float" office:value="3900" calcext:value-type="float">
            <text:p>3.900,00</text:p>
          </table:table-cell>
        </table:table-row>
        <table:table-row table:style-name="ro4">
          <table:table-cell table:style-name="ce450" office:value-type="date" office:date-value="2018-06-26" calcext:value-type="date">
            <text:p>26.06.2018</text:p>
          </table:table-cell>
          <table:table-cell office:value-type="string" calcext:value-type="string">
            <text:p>nakit</text:p>
          </table:table-cell>
          <table:table-cell/>
          <table:table-cell table:style-name="ce450"/>
          <table:table-cell table:style-name="ce450" office:value-type="string" calcext:value-type="string">
            <text:p>ödendi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H16]+[.F15]-[.G15]" office:value-type="float" office:value="5200" calcext:value-type="float">
            <text:p>5.200,00</text:p>
          </table:table-cell>
        </table:table-row>
        <table:table-row table:style-name="ro4">
          <table:table-cell table:style-name="ce451" office:value-type="date" office:date-value="2018-06-30" calcext:value-type="date">
            <text:p>30.06.2018</text:p>
          </table:table-cell>
          <table:table-cell table:style-name="ce456" office:value-type="string" calcext:value-type="string">
            <text:p>özge kahraman kira bedeli</text:p>
          </table:table-cell>
          <table:table-cell table:style-name="ce458"/>
          <table:table-cell table:style-name="ce451" office:value-type="date" office:date-value="2018-06-30" calcext:value-type="date">
            <text:p>30.06.2018</text:p>
          </table:table-cell>
          <table:table-cell table:style-name="ce451" office:value-type="date" office:date-value="2019-06-29" calcext:value-type="date">
            <text:p>29.06.2019</text:p>
          </table:table-cell>
          <table:table-cell table:style-name="ce458" office:value-type="float" office:value="7200" calcext:value-type="float">
            <text:p>7.200,00</text:p>
          </table:table-cell>
          <table:table-cell table:style-name="ce458"/>
          <table:table-cell table:style-name="ce458" table:formula="of:=[.H17]+[.F16]-[.G16]" office:value-type="float" office:value="7200" calcext:value-type="float">
            <text:p>7.200,00</text:p>
          </table:table-cell>
        </table:table-row>
        <table:table-row table:style-name="ro4">
          <table:table-cell table:style-name="ce450"/>
          <table:table-cell table:number-columns-repeated="2"/>
          <table:table-cell table:style-name="ce450" table:number-columns-repeated="2"/>
          <table:table-cell table:number-columns-repeated="2"/>
          <table:table-cell table:formula="of:=[.H18]+[.F17]-[.G17]" office:value-type="float" office:value="0" calcext:value-type="float">
            <text:p>0,00</text:p>
          </table:table-cell>
        </table:table-row>
        <table:table-row table:style-name="ro4">
          <table:table-cell table:style-name="ce450" office:value-type="date" office:date-value="2017-06-10" calcext:value-type="date">
            <text:p>10.06.2017</text:p>
          </table:table-cell>
          <table:table-cell table:style-name="ce469" office:value-type="string" calcext:value-type="string">
            <text:p>nakit</text:p>
          </table:table-cell>
          <table:table-cell table:style-name="ce401"/>
          <table:table-cell table:style-name="ce450"/>
          <table:table-cell table:style-name="ce450" office:value-type="string" calcext:value-type="string">
            <text:p>ödendi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H19]+[.F18]-[.G18]" office:value-type="float" office:value="0" calcext:value-type="float">
            <text:p>0,00</text:p>
          </table:table-cell>
        </table:table-row>
        <table:table-row table:style-name="ro4">
          <table:table-cell table:style-name="ce451" office:value-type="date" office:date-value="2017-06-10" calcext:value-type="date">
            <text:p>10.06.2017</text:p>
          </table:table-cell>
          <table:table-cell table:style-name="ce456" office:value-type="string" calcext:value-type="string">
            <text:p>Gökhan Öner Kira Bedeli</text:p>
          </table:table-cell>
          <table:table-cell table:style-name="ce458"/>
          <table:table-cell table:style-name="ce451" office:value-type="date" office:date-value="2017-06-10" calcext:value-type="date">
            <text:p>10.06.2017</text:p>
          </table:table-cell>
          <table:table-cell table:style-name="ce451" office:value-type="date" office:date-value="2018-05-09" calcext:value-type="date">
            <text:p>09.05.2018</text:p>
          </table:table-cell>
          <table:table-cell table:style-name="ce458" office:value-type="float" office:value="4400" calcext:value-type="float">
            <text:p>4.400,00</text:p>
          </table:table-cell>
          <table:table-cell table:style-name="ce458"/>
          <table:table-cell table:style-name="ce458" table:formula="of:=[.H20]+[.F19]-[.G19]" office:value-type="float" office:value="4400" calcext:value-type="float">
            <text:p>4.400,00</text:p>
          </table:table-cell>
        </table:table-row>
        <table:table-row table:style-name="ro4">
          <table:table-cell table:style-name="ce450"/>
          <table:table-cell table:number-columns-repeated="2"/>
          <table:table-cell table:style-name="ce450" table:number-columns-repeated="2"/>
          <table:table-cell table:number-columns-repeated="2"/>
          <table:table-cell table:formula="of:=[.H21]+[.F20]-[.G20]" office:value-type="float" office:value="0" calcext:value-type="float">
            <text:p>0,00</text:p>
          </table:table-cell>
        </table:table-row>
        <table:table-row table:style-name="ro4">
          <table:table-cell table:style-name="ce450"/>
          <table:table-cell table:number-columns-repeated="2"/>
          <table:table-cell table:style-name="ce450" table:number-columns-repeated="2"/>
          <table:table-cell table:number-columns-repeated="2"/>
          <table:table-cell table:formula="of:=[.H22]+[.F21]-[.G21]" office:value-type="float" office:value="0" calcext:value-type="float">
            <text:p>0,00</text:p>
          </table:table-cell>
        </table:table-row>
        <table:table-row table:style-name="ro4">
          <table:table-cell table:style-name="ce450"/>
          <table:table-cell office:value-type="string" calcext:value-type="string">
            <text:p>bakit</text:p>
          </table:table-cell>
          <table:table-cell/>
          <table:table-cell table:style-name="ce450"/>
          <table:table-cell table:style-name="ce450" office:value-type="string" calcext:value-type="string">
            <text:p>ödendi</text:p>
          </table:table-cell>
          <table:table-cell/>
          <table:table-cell office:value-type="float" office:value="5600" calcext:value-type="float">
            <text:p>5.600,00</text:p>
          </table:table-cell>
          <table:table-cell table:formula="of:=[.H23]+[.F22]-[.G22]" office:value-type="float" office:value="0" calcext:value-type="float">
            <text:p>0,00</text:p>
          </table:table-cell>
        </table:table-row>
        <table:table-row table:style-name="ro4">
          <table:table-cell table:style-name="ce467" office:value-type="float" office:value="2016" calcext:value-type="float">
            <text:p>2016</text:p>
          </table:table-cell>
          <table:table-cell table:style-name="ce456" office:value-type="string" calcext:value-type="string">
            <text:p>kira bedeli</text:p>
          </table:table-cell>
          <table:table-cell table:style-name="ce458"/>
          <table:table-cell table:style-name="ce451" table:number-columns-repeated="2"/>
          <table:table-cell table:style-name="ce458" office:value-type="float" office:value="5600" calcext:value-type="float">
            <text:p>5.600,00</text:p>
          </table:table-cell>
          <table:table-cell table:style-name="ce458"/>
          <table:table-cell table:style-name="ce458" table:formula="of:=[.H24]+[.F23]-[.G23]" office:value-type="float" office:value="5600" calcext:value-type="float">
            <text:p>5.600,00</text:p>
          </table:table-cell>
        </table:table-row>
        <table:table-row table:style-name="ro4">
          <table:table-cell table:style-name="ce450"/>
          <table:table-cell table:number-columns-repeated="2"/>
          <table:table-cell table:style-name="ce450" table:number-columns-repeated="2"/>
          <table:table-cell table:number-columns-repeated="2"/>
          <table:table-cell table:formula="of:=[.H25]+[.F24]-[.G24]" office:value-type="float" office:value="0" calcext:value-type="float">
            <text:p>0,00</text:p>
          </table:table-cell>
        </table:table-row>
        <table:table-row table:style-name="ro4">
          <table:table-cell table:style-name="ce450"/>
          <table:table-cell office:value-type="string" calcext:value-type="string">
            <text:p>nakit</text:p>
          </table:table-cell>
          <table:table-cell/>
          <table:table-cell table:style-name="ce450"/>
          <table:table-cell table:style-name="ce450" office:value-type="string" calcext:value-type="string">
            <text:p>ödendi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H26]+[.F25]-[.G25]" office:value-type="float" office:value="0" calcext:value-type="float">
            <text:p>0,00</text:p>
          </table:table-cell>
        </table:table-row>
        <table:table-row table:style-name="ro4">
          <table:table-cell table:style-name="ce467" office:value-type="float" office:value="2015" calcext:value-type="float">
            <text:p>2015</text:p>
          </table:table-cell>
          <table:table-cell table:style-name="ce456" office:value-type="string" calcext:value-type="string">
            <text:p>kira bedeli</text:p>
          </table:table-cell>
          <table:table-cell table:style-name="ce458"/>
          <table:table-cell table:style-name="ce451" table:number-columns-repeated="2"/>
          <table:table-cell table:style-name="ce458" office:value-type="float" office:value="4000" calcext:value-type="float">
            <text:p>4.000,00</text:p>
          </table:table-cell>
          <table:table-cell table:style-name="ce458"/>
          <table:table-cell table:style-name="ce458" table:formula="of:=[.H27]+[.F26]-[.G26]" office:value-type="float" office:value="4000" calcext:value-type="float">
            <text:p>4.000,00</text:p>
          </table:table-cell>
        </table:table-row>
        <table:table-row table:style-name="ro4">
          <table:table-cell table:style-name="ce468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450" table:number-columns-repeated="2"/>
          <table:table-cell table:number-columns-repeated="2"/>
          <table:table-cell table:formula="of:=[.H28]+[.F27]-[.G27]" office:value-type="float" office:value="0" calcext:value-type="float">
            <text:p>0,00</text:p>
          </table:table-cell>
        </table:table-row>
        <table:table-row table:style-name="ro4">
          <table:table-cell table:style-name="ce468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450" table:number-columns-repeated="2"/>
          <table:table-cell table:number-columns-repeated="2"/>
          <table:table-cell table:formula="of:=[.H29]+[.F28]-[.G28]" office:value-type="float" office:value="0" calcext:value-type="float">
            <text:p>0,00</text:p>
          </table:table-cell>
        </table:table-row>
        <table:table-row table:style-name="ro4">
          <table:table-cell table:style-name="ce468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450" table:number-columns-repeated="2"/>
          <table:table-cell table:number-columns-repeated="2"/>
          <table:table-cell table:formula="of:=[.H30]+[.F29]-[.G29]" office:value-type="float" office:value="0" calcext:value-type="float">
            <text:p>0,00</text:p>
          </table:table-cell>
        </table:table-row>
        <table:table-row table:style-name="ro4">
          <table:table-cell table:style-name="ce468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450" table:number-columns-repeated="2"/>
          <table:table-cell table:number-columns-repeated="2"/>
          <table:table-cell table:formula="of:=[.H31]+[.F30]-[.G30]" office:value-type="float" office:value="0" calcext:value-type="float">
            <text:p>0,00</text:p>
          </table:table-cell>
        </table:table-row>
        <table:table-row table:style-name="ro4">
          <table:table-cell table:style-name="ce450"/>
          <table:table-cell table:number-columns-repeated="2"/>
          <table:table-cell table:style-name="ce450" table:number-columns-repeated="2"/>
          <table:table-cell table:number-columns-repeated="3"/>
        </table:table-row>
        <table:table-row table:style-name="ro4">
          <table:table-cell table:style-name="ce450"/>
          <table:table-cell table:style-name="ce395"/>
          <table:table-cell table:style-name="ce401"/>
          <table:table-cell table:style-name="ce450" table:number-columns-repeated="2"/>
          <table:table-cell table:number-columns-repeated="3"/>
        </table:table-row>
        <table:table-row table:style-name="ro4" table:number-rows-repeated="4">
          <table:table-cell table:style-name="ce450"/>
          <table:table-cell table:number-columns-repeated="2"/>
          <table:table-cell table:style-name="ce450" table:number-columns-repeated="2"/>
          <table:table-cell table:number-columns-repeated="3"/>
        </table:table-row>
        <table:table-row table:style-name="ro4">
          <table:table-cell table:style-name="ce450"/>
          <table:table-cell table:style-name="ce395"/>
          <table:table-cell table:style-name="ce401"/>
          <table:table-cell table:style-name="ce450" table:number-columns-repeated="2"/>
          <table:table-cell table:number-columns-repeated="3"/>
        </table:table-row>
        <table:table-row table:style-name="ro4">
          <table:table-cell table:style-name="ce450"/>
          <table:table-cell table:number-columns-repeated="2"/>
          <table:table-cell table:style-name="ce468" table:number-columns-repeated="2"/>
          <table:table-cell table:number-columns-repeated="3"/>
        </table:table-row>
        <table:table-row table:style-name="ro4" table:number-rows-repeated="2">
          <table:table-cell table:style-name="ce450"/>
          <table:table-cell table:number-columns-repeated="2"/>
          <table:table-cell table:style-name="ce450" table:number-columns-repeated="2"/>
          <table:table-cell table:number-columns-repeated="3"/>
        </table:table-row>
        <table:table-row table:style-name="ro4">
          <table:table-cell table:style-name="ce450"/>
          <table:table-cell table:number-columns-repeated="2"/>
          <table:table-cell table:style-name="ce468" table:number-columns-repeated="2"/>
          <table:table-cell table:number-columns-repeated="3"/>
        </table:table-row>
        <table:table-row table:style-name="ro4" table:number-rows-repeated="5">
          <table:table-cell table:style-name="ce450"/>
          <table:table-cell table:number-columns-repeated="2"/>
          <table:table-cell table:style-name="ce406"/>
          <table:table-cell table:style-name="ce468"/>
          <table:table-cell table:number-columns-repeated="3"/>
        </table:table-row>
        <table:table-row table:style-name="ro4">
          <table:table-cell table:style-name="ce450"/>
          <table:table-cell table:style-name="ce406"/>
          <table:table-cell table:number-columns-repeated="2"/>
          <table:table-cell table:style-name="ce468"/>
          <table:table-cell table:number-columns-repeated="3"/>
        </table:table-row>
        <table:table-row table:style-name="ro4">
          <table:table-cell table:style-name="ce450"/>
          <table:table-cell table:number-columns-repeated="3"/>
          <table:table-cell table:style-name="ce468"/>
          <table:table-cell table:number-columns-repeated="3"/>
        </table:table-row>
        <table:table-row table:style-name="ro4" table:number-rows-repeated="2">
          <table:table-cell table:number-columns-repeated="2"/>
          <table:table-cell table:style-name="Default"/>
          <table:table-cell table:style-name="ce406"/>
          <table:table-cell table:style-name="ce468"/>
          <table:table-cell table:number-columns-repeated="3"/>
        </table:table-row>
        <table:table-row table:style-name="ro4" table:number-rows-repeated="2">
          <table:table-cell table:style-name="ce450"/>
          <table:table-cell/>
          <table:table-cell table:style-name="Default"/>
          <table:table-cell table:style-name="ce406"/>
          <table:table-cell table:style-name="ce468"/>
          <table:table-cell table:number-columns-repeated="3"/>
        </table:table-row>
        <table:table-row table:style-name="ro4" table:number-rows-repeated="3">
          <table:table-cell table:style-name="ce450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style-name="ce450" table:number-columns-repeated="2"/>
          <table:table-cell/>
          <table:table-cell table:style-name="Default"/>
          <table:table-cell/>
        </table:table-row>
        <table:table-row table:style-name="ro4" table:number-rows-repeated="8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Hzr-acnta" table:style-name="ta1">
        <table:table-column table:style-name="co34" table:default-cell-style-name="Default"/>
        <table:table-column table:style-name="co46" table:default-cell-style-name="Default"/>
        <table:table-column table:style-name="co47" table:default-cell-style-name="ce406"/>
        <table:table-column table:style-name="co34" table:number-columns-repeated="2" table:default-cell-style-name="Default"/>
        <table:table-column table:style-name="co34" table:number-columns-repeated="3" table:default-cell-style-name="ce406"/>
        <table:table-row table:style-name="ro6">
          <table:table-cell/>
          <table:table-cell table:style-name="ce470" office:value-type="string" calcext:value-type="string">
            <text:p>Hızarhane Depo</text:p>
          </table:table-cell>
          <table:table-cell table:number-columns-repeated="2"/>
          <table:table-cell table:style-name="ce461" office:value-type="string" calcext:value-type="string">
            <text:p>Toplam</text:p>
          </table:table-cell>
          <table:table-cell table:style-name="ce462" table:formula="of:=SUM([.F4:.F15])" office:value-type="float" office:value="21000" calcext:value-type="float">
            <text:p>21.000,00</text:p>
          </table:table-cell>
          <table:table-cell table:style-name="ce462" table:formula="of:=SUM([.G4:.G15])" office:value-type="float" office:value="21000" calcext:value-type="float">
            <text:p>21.000,00</text:p>
          </table:table-cell>
          <table:table-cell table:style-name="ce462" table:formula="of:=[.F1]-[.G1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87" office:value-type="string" calcext:value-type="string">
            <text:p>Tarih</text:p>
          </table:table-cell>
          <table:table-cell table:style-name="ce287" office:value-type="string" calcext:value-type="string">
            <text:p>Açıklama</text:p>
          </table:table-cell>
          <table:table-cell table:style-name="ce457" office:value-type="string" calcext:value-type="string">
            <text:p>Artış %</text:p>
          </table:table-cell>
          <table:table-cell table:style-name="ce287" office:value-type="string" calcext:value-type="string">
            <text:p>Başlangıç</text:p>
          </table:table-cell>
          <table:table-cell table:style-name="ce287" office:value-type="string" calcext:value-type="string">
            <text:p>Bitiş</text:p>
          </table:table-cell>
          <table:table-cell table:style-name="ce457" office:value-type="string" calcext:value-type="string">
            <text:p>Kira bedeli</text:p>
          </table:table-cell>
          <table:table-cell table:style-name="ce457" office:value-type="string" calcext:value-type="string">
            <text:p>Ödeme</text:p>
          </table:table-cell>
          <table:table-cell table:style-name="ce457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50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450" table:number-columns-repeated="2"/>
          <table:table-cell/>
          <table:table-cell office:value-type="float" office:value="250" calcext:value-type="float">
            <text:p>250,00</text:p>
          </table:table-cell>
          <table:table-cell/>
        </table:table-row>
        <table:table-row table:style-name="ro4">
          <table:table-cell table:style-name="ce450"/>
          <table:table-cell table:number-columns-repeated="2"/>
          <table:table-cell table:style-name="ce450"/>
          <table:table-cell table:style-name="ce471" office:value-type="string" calcext:value-type="string">
            <text:p>arsa satıldı</text:p>
          </table:table-cell>
          <table:table-cell table:number-columns-repeated="3"/>
        </table:table-row>
        <table:table-row table:style-name="ro4">
          <table:table-cell table:style-name="ce450"/>
          <table:table-cell table:number-columns-repeated="2"/>
          <table:table-cell table:style-name="ce450"/>
          <table:table-cell table:style-name="ce471" office:value-type="date" office:date-value="2018-03-31" calcext:value-type="date">
            <text:p>31.03.2018</text:p>
          </table:table-cell>
          <table:table-cell table:number-columns-repeated="3"/>
        </table:table-row>
        <table:table-row table:style-name="ro4">
          <table:table-cell table:style-name="ce450" office:value-type="date" office:date-value="2014-10-15" calcext:value-type="date">
            <text:p>15.10.2014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450" office:value-type="date" office:date-value="2014-10-15" calcext:value-type="date">
            <text:p>15.10.2014</text:p>
          </table:table-cell>
          <table:table-cell table:style-name="ce450" office:value-type="date" office:date-value="2015-10-14" calcext:value-type="date">
            <text:p>14.10.2015</text:p>
          </table:table-cell>
          <table:table-cell office:value-type="float" office:value="6000" calcext:value-type="float">
            <text:p>6.000,00</text:p>
          </table:table-cell>
          <table:table-cell office:value-type="float" office:value="5750" calcext:value-type="float">
            <text:p>5.750,00</text:p>
          </table:table-cell>
          <table:table-cell/>
        </table:table-row>
        <table:table-row table:style-name="ro4">
          <table:table-cell table:style-name="ce450" office:value-type="date" office:date-value="2013-10-15" calcext:value-type="date">
            <text:p>15.10.2013</text:p>
          </table:table-cell>
          <table:table-cell office:value-type="string" calcext:value-type="string">
            <text:p>Taha İnşaat Kira Bedeli</text:p>
          </table:table-cell>
          <table:table-cell table:style-name="ce401"/>
          <table:table-cell table:style-name="ce450" office:value-type="date" office:date-value="2013-10-15" calcext:value-type="date">
            <text:p>15.10.2013</text:p>
          </table:table-cell>
          <table:table-cell table:style-name="ce450" office:value-type="date" office:date-value="2014-10-14" calcext:value-type="date">
            <text:p>14.10.2014</text:p>
          </table:table-cell>
          <table:table-cell table:number-columns-repeated="2" office:value-type="float" office:value="5500" calcext:value-type="float">
            <text:p>5.500,00</text:p>
          </table:table-cell>
          <table:table-cell/>
        </table:table-row>
        <table:table-row table:style-name="ro4">
          <table:table-cell table:style-name="ce450" office:value-type="date" office:date-value="2012-11-06" calcext:value-type="date">
            <text:p>06.11.2012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450" office:value-type="date" office:date-value="2012-11-06" calcext:value-type="date">
            <text:p>06.11.2012</text:p>
          </table:table-cell>
          <table:table-cell table:style-name="ce450" office:value-type="date" office:date-value="2013-11-05" calcext:value-type="date">
            <text:p>05.11.2013</text:p>
          </table:table-cell>
          <table:table-cell table:number-columns-repeated="2" office:value-type="float" office:value="5000" calcext:value-type="float">
            <text:p>5.000,00</text:p>
          </table:table-cell>
          <table:table-cell/>
        </table:table-row>
        <table:table-row table:style-name="ro4">
          <table:table-cell table:style-name="ce450" office:value-type="date" office:date-value="2011-10-15" calcext:value-type="date">
            <text:p>15.10.2011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450" office:value-type="date" office:date-value="2011-10-15" calcext:value-type="date">
            <text:p>15.10.2011</text:p>
          </table:table-cell>
          <table:table-cell table:style-name="ce450" office:value-type="date" office:date-value="2012-10-14" calcext:value-type="date">
            <text:p>14.10.2012</text:p>
          </table:table-cell>
          <table:table-cell table:number-columns-repeated="2" office:value-type="float" office:value="4500" calcext:value-type="float">
            <text:p>4.500,00</text:p>
          </table:table-cell>
          <table:table-cell/>
        </table:table-row>
        <table:table-row table:style-name="ro4" table:number-rows-repeated="4">
          <table:table-cell table:style-name="ce450"/>
          <table:table-cell table:number-columns-repeated="2"/>
          <table:table-cell table:style-name="ce450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1">
          <table:table-cell/>
          <table:table-cell table:style-name="ce286" office:value-type="string" calcext:value-type="string">
            <text:p>Sanayi Acenta</text:p>
          </table:table-cell>
          <table:table-cell table:number-columns-repeated="2"/>
          <table:table-cell table:style-name="ce461" office:value-type="string" calcext:value-type="string">
            <text:p>Toplam</text:p>
          </table:table-cell>
          <table:table-cell table:style-name="ce462" table:formula="of:=SUM([.F20:.F23])" office:value-type="float" office:value="34000" calcext:value-type="float">
            <text:p>34.000,00</text:p>
          </table:table-cell>
          <table:table-cell table:style-name="ce462" table:formula="of:=SUM([.G20:.G23])" office:value-type="float" office:value="34000" calcext:value-type="float">
            <text:p>34.000,00</text:p>
          </table:table-cell>
          <table:table-cell table:style-name="ce462" table:formula="of:=[.F17]-[.G17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87" office:value-type="string" calcext:value-type="string">
            <text:p>Tarih</text:p>
          </table:table-cell>
          <table:table-cell table:style-name="ce287" office:value-type="string" calcext:value-type="string">
            <text:p>Açıklama</text:p>
          </table:table-cell>
          <table:table-cell table:style-name="ce457" office:value-type="string" calcext:value-type="string">
            <text:p>Artış %</text:p>
          </table:table-cell>
          <table:table-cell table:style-name="ce287" office:value-type="string" calcext:value-type="string">
            <text:p>Başlangıç</text:p>
          </table:table-cell>
          <table:table-cell table:style-name="ce287" office:value-type="string" calcext:value-type="string">
            <text:p>Bitiş</text:p>
          </table:table-cell>
          <table:table-cell table:style-name="ce457" office:value-type="string" calcext:value-type="string">
            <text:p>Kira bedeli</text:p>
          </table:table-cell>
          <table:table-cell table:style-name="ce457" office:value-type="string" calcext:value-type="string">
            <text:p>Ödeme</text:p>
          </table:table-cell>
          <table:table-cell table:style-name="ce457" office:value-type="string" calcext:value-type="string">
            <text:p>Bakiye</text:p>
          </table:table-cell>
        </table:table-row>
        <table:table-row table:style-name="ro4">
          <table:table-cell table:style-name="ce468" office:value-type="float" office:value="2014" calcext:value-type="float">
            <text:p>2014</text:p>
          </table:table-cell>
          <table:table-cell office:value-type="string" calcext:value-type="string">
            <text:p>dükkanlar satıldı</text:p>
          </table:table-cell>
          <table:table-cell/>
          <table:table-cell table:style-name="ce450" table:number-columns-repeated="2"/>
          <table:table-cell table:number-columns-repeated="2" office:value-type="float" office:value="10000" calcext:value-type="float">
            <text:p>10.000,00</text:p>
          </table:table-cell>
          <table:table-cell/>
        </table:table-row>
        <table:table-row table:style-name="ro4">
          <table:table-cell table:style-name="ce468" office:value-type="float" office:value="2013" calcext:value-type="float">
            <text:p>2013</text:p>
          </table:table-cell>
          <table:table-cell table:number-columns-repeated="2"/>
          <table:table-cell table:style-name="ce450" table:number-columns-repeated="2"/>
          <table:table-cell table:number-columns-repeated="2" office:value-type="float" office:value="8500" calcext:value-type="float">
            <text:p>8.500,00</text:p>
          </table:table-cell>
          <table:table-cell/>
        </table:table-row>
        <table:table-row table:style-name="ro4">
          <table:table-cell table:style-name="ce468" office:value-type="float" office:value="2012" calcext:value-type="float">
            <text:p>2012</text:p>
          </table:table-cell>
          <table:table-cell table:number-columns-repeated="2"/>
          <table:table-cell table:style-name="ce450" table:number-columns-repeated="2"/>
          <table:table-cell table:number-columns-repeated="2" office:value-type="float" office:value="8000" calcext:value-type="float">
            <text:p>8.000,00</text:p>
          </table:table-cell>
          <table:table-cell/>
        </table:table-row>
        <table:table-row table:style-name="ro4">
          <table:table-cell table:style-name="ce468" office:value-type="float" office:value="2011" calcext:value-type="float">
            <text:p>2011</text:p>
          </table:table-cell>
          <table:table-cell table:number-columns-repeated="2"/>
          <table:table-cell table:style-name="ce450" table:number-columns-repeated="2"/>
          <table:table-cell table:number-columns-repeated="2" office:value-type="float" office:value="7500" calcext:value-type="float">
            <text:p>7.500,00</text:p>
          </table:table-cell>
          <table:table-cell/>
        </table:table-row>
        <table:table-row table:style-name="ro4" table:number-rows-repeated="4">
          <table:table-cell table:style-name="ce450"/>
          <table:table-cell table:number-columns-repeated="2"/>
          <table:table-cell table:style-name="ce450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4">
          <table:table-cell table:number-columns-repeated="4"/>
          <table:table-cell table:style-name="ce461"/>
          <table:table-cell table:style-name="ce462" table:number-columns-repeated="3"/>
        </table:table-row>
        <table:table-row table:style-name="ro6">
          <table:table-cell/>
          <table:table-cell table:style-name="ce470" office:value-type="string" calcext:value-type="string">
            <text:p>Hızarhane Yıkama</text:p>
          </table:table-cell>
          <table:table-cell table:number-columns-repeated="2"/>
          <table:table-cell table:style-name="ce461" office:value-type="string" calcext:value-type="string">
            <text:p>Toplam</text:p>
          </table:table-cell>
          <table:table-cell table:style-name="ce462" table:formula="of:=SUM([.F33:.F49])" office:value-type="float" office:value="62850" calcext:value-type="float">
            <text:p>62.850,00</text:p>
          </table:table-cell>
          <table:table-cell table:style-name="ce462" table:formula="of:=SUM([.G33:.G50])" office:value-type="float" office:value="62850" calcext:value-type="float">
            <text:p>62.850,00</text:p>
          </table:table-cell>
          <table:table-cell table:style-name="ce462" table:formula="of:=[.F30]-[.G30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87" office:value-type="string" calcext:value-type="string">
            <text:p>Tarih</text:p>
          </table:table-cell>
          <table:table-cell table:style-name="ce287" office:value-type="string" calcext:value-type="string">
            <text:p>Açıklama</text:p>
          </table:table-cell>
          <table:table-cell table:style-name="ce457" office:value-type="string" calcext:value-type="string">
            <text:p>Artış %</text:p>
          </table:table-cell>
          <table:table-cell table:style-name="ce287" office:value-type="string" calcext:value-type="string">
            <text:p>Başlangıç</text:p>
          </table:table-cell>
          <table:table-cell table:style-name="ce287" office:value-type="string" calcext:value-type="string">
            <text:p>Bitiş</text:p>
          </table:table-cell>
          <table:table-cell table:style-name="ce457" office:value-type="string" calcext:value-type="string">
            <text:p>Kira bedeli</text:p>
          </table:table-cell>
          <table:table-cell table:style-name="ce457" office:value-type="string" calcext:value-type="string">
            <text:p>Ödeme</text:p>
          </table:table-cell>
          <table:table-cell table:style-name="ce457" office:value-type="string" calcext:value-type="string">
            <text:p>Bakiye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450"/>
          <table:table-cell office:value-type="string" calcext:value-type="string">
            <text:p>2018 kirası için 3000 TL ödedi</text:p>
          </table:table-cell>
          <table:table-cell table:number-columns-repeated="6"/>
        </table:table-row>
        <table:table-row table:style-name="ro4">
          <table:table-cell table:style-name="ce450"/>
          <table:table-cell office:value-type="string" calcext:value-type="string">
            <text:p>31-3 te arsa satıldı</text:p>
          </table:table-cell>
          <table:table-cell table:number-columns-repeated="6"/>
        </table:table-row>
        <table:table-row table:style-name="ro4">
          <table:table-cell table:style-name="ce450"/>
          <table:table-cell office:value-type="string" calcext:value-type="string">
            <text:p>1 aylık kira 1500 TL kira hesabına geçti</text:p>
          </table:table-cell>
          <table:table-cell table:number-columns-repeated="5"/>
          <table:table-cell table:formula="of:=+[.F37]-[.G37]" office:value-type="float" office:value="0" calcext:value-type="float">
            <text:p>0,00</text:p>
          </table:table-cell>
        </table:table-row>
        <table:table-row table:style-name="ro4">
          <table:table-cell table:style-name="ce450"/>
          <table:table-cell office:value-type="string" calcext:value-type="string">
            <text:p>Kalan 1500 TL arsayı alan yeşilyurtluyla</text:p>
          </table:table-cell>
          <table:table-cell/>
          <table:table-cell table:style-name="ce450" table:number-columns-repeated="2"/>
          <table:table-cell table:number-columns-repeated="2"/>
          <table:table-cell table:formula="of:=+[.F38]-[.G38]" office:value-type="float" office:value="0" calcext:value-type="float">
            <text:p>0,00</text:p>
          </table:table-cell>
        </table:table-row>
        <table:table-row table:style-name="ro4">
          <table:table-cell table:style-name="ce450"/>
          <table:table-cell office:value-type="string" calcext:value-type="string">
            <text:p><text:s/>hesaplaşıldı</text:p>
          </table:table-cell>
          <table:table-cell/>
          <table:table-cell table:style-name="ce450"/>
          <table:table-cell table:style-name="ce471" office:value-type="string" calcext:value-type="string">
            <text:p>arsa satıldı</text:p>
          </table:table-cell>
          <table:table-cell table:number-columns-repeated="2"/>
          <table:table-cell table:formula="of:=+[.F39]-[.G39]" office:value-type="float" office:value="0" calcext:value-type="float">
            <text:p>0,00</text:p>
          </table:table-cell>
        </table:table-row>
        <table:table-row table:style-name="ro4">
          <table:table-cell table:style-name="ce468" office:value-type="float" office:value="2018" calcext:value-type="float">
            <text:p>2018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450" office:value-type="date" office:date-value="2018-03-02" calcext:value-type="date">
            <text:p>02.03.2018</text:p>
          </table:table-cell>
          <table:table-cell table:style-name="ce471" office:value-type="date" office:date-value="2018-03-31" calcext:value-type="date">
            <text:p>31.03.2018</text:p>
          </table:table-cell>
          <table:table-cell table:number-columns-repeated="2" office:value-type="float" office:value="1500" calcext:value-type="float">
            <text:p>1.500,00</text:p>
          </table:table-cell>
          <table:table-cell table:formula="of:=+[.F40]-[.G40]" office:value-type="float" office:value="0" calcext:value-type="float">
            <text:p>0,00</text:p>
          </table:table-cell>
        </table:table-row>
        <table:table-row table:style-name="ro4">
          <table:table-cell table:style-name="ce468" office:value-type="float" office:value="2017" calcext:value-type="float">
            <text:p>2017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450" office:value-type="date" office:date-value="2017-03-02" calcext:value-type="date">
            <text:p>02.03.2017</text:p>
          </table:table-cell>
          <table:table-cell table:style-name="ce450" office:value-type="date" office:date-value="2018-03-01" calcext:value-type="date">
            <text:p>01.03.2018</text:p>
          </table:table-cell>
          <table:table-cell table:number-columns-repeated="2" office:value-type="float" office:value="15400" calcext:value-type="float">
            <text:p>15.400,00</text:p>
          </table:table-cell>
          <table:table-cell table:formula="of:=+[.F41]-[.G41]" office:value-type="float" office:value="0" calcext:value-type="float">
            <text:p>0,00</text:p>
          </table:table-cell>
        </table:table-row>
        <table:table-row table:style-name="ro4">
          <table:table-cell table:style-name="ce450"/>
          <table:table-cell office:value-type="string" calcext:value-type="string">
            <text:p>Mehmet Geyraslı kira bedeli</text:p>
          </table:table-cell>
          <table:table-cell/>
          <table:table-cell table:style-name="ce450" office:value-type="date" office:date-value="2016-03-02" calcext:value-type="date">
            <text:p>02.03.2016</text:p>
          </table:table-cell>
          <table:table-cell table:style-name="ce450" office:value-type="date" office:date-value="2017-03-01" calcext:value-type="date">
            <text:p>01.03.2017</text:p>
          </table:table-cell>
          <table:table-cell table:number-columns-repeated="2" office:value-type="float" office:value="13000" calcext:value-type="float">
            <text:p>13.000,00</text:p>
          </table:table-cell>
          <table:table-cell table:formula="of:=+[.F42]-[.G42]" office:value-type="float" office:value="0" calcext:value-type="float">
            <text:p>0,00</text:p>
          </table:table-cell>
        </table:table-row>
        <table:table-row table:style-name="ro4">
          <table:table-cell table:style-name="ce468" office:value-type="float" office:value="2016" calcext:value-type="float">
            <text:p>2016</text:p>
          </table:table-cell>
          <table:table-cell office:value-type="string" calcext:value-type="string">
            <text:p>İndirim 14000-1000=13000 tl</text:p>
          </table:table-cell>
          <table:table-cell/>
          <table:table-cell table:style-name="ce450" table:number-columns-repeated="2"/>
          <table:table-cell table:number-columns-repeated="3"/>
        </table:table-row>
        <table:table-row table:style-name="ro4">
          <table:table-cell table:style-name="ce468" office:value-type="float" office:value="2014" calcext:value-type="float">
            <text:p>2014</text:p>
          </table:table-cell>
          <table:table-cell office:value-type="string" calcext:value-type="string">
            <text:p>harundan ödeme</text:p>
          </table:table-cell>
          <table:table-cell/>
          <table:table-cell table:style-name="ce450" table:number-columns-repeated="2"/>
          <table:table-cell table:number-columns-repeated="2" office:value-type="float" office:value="9350" calcext:value-type="float">
            <text:p>9.350,00</text:p>
          </table:table-cell>
          <table:table-cell/>
        </table:table-row>
        <table:table-row table:style-name="ro4">
          <table:table-cell table:style-name="ce468" office:value-type="float" office:value="2013" calcext:value-type="float">
            <text:p>2013</text:p>
          </table:table-cell>
          <table:table-cell office:value-type="string" calcext:value-type="string">
            <text:p>harundan ödeme</text:p>
          </table:table-cell>
          <table:table-cell/>
          <table:table-cell table:style-name="ce450" table:number-columns-repeated="2"/>
          <table:table-cell table:number-columns-repeated="2" office:value-type="float" office:value="8500" calcext:value-type="float">
            <text:p>8.500,00</text:p>
          </table:table-cell>
          <table:table-cell/>
        </table:table-row>
        <table:table-row table:style-name="ro4">
          <table:table-cell table:style-name="ce468" office:value-type="float" office:value="2012" calcext:value-type="float">
            <text:p>2012</text:p>
          </table:table-cell>
          <table:table-cell office:value-type="string" calcext:value-type="string">
            <text:p>harundan ödeme</text:p>
          </table:table-cell>
          <table:table-cell/>
          <table:table-cell table:style-name="ce450" table:number-columns-repeated="2"/>
          <table:table-cell table:number-columns-repeated="2" office:value-type="float" office:value="7900" calcext:value-type="float">
            <text:p>7.900,00</text:p>
          </table:table-cell>
          <table:table-cell/>
        </table:table-row>
        <table:table-row table:style-name="ro4">
          <table:table-cell table:style-name="ce468" office:value-type="float" office:value="2011" calcext:value-type="float">
            <text:p>2011</text:p>
          </table:table-cell>
          <table:table-cell office:value-type="string" calcext:value-type="string">
            <text:p>harundan ödeme</text:p>
          </table:table-cell>
          <table:table-cell/>
          <table:table-cell table:style-name="ce450" table:number-columns-repeated="2"/>
          <table:table-cell table:number-columns-repeated="2" office:value-type="float" office:value="7200" calcext:value-type="float">
            <text:p>7.200,00</text:p>
          </table:table-cell>
          <table:table-cell/>
        </table:table-row>
        <table:table-row table:style-name="ro4" table:number-rows-repeated="3">
          <table:table-cell table:style-name="ce450"/>
          <table:table-cell table:number-columns-repeated="2"/>
          <table:table-cell table:style-name="ce450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4" table:number-rows-repeated="1048524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lnk" table:style-name="ta1">
        <table:table-column table:style-name="co48" table:default-cell-style-name="Default"/>
        <table:table-column table:style-name="co49" table:default-cell-style-name="ce421"/>
        <table:table-column table:style-name="co50" table:default-cell-style-name="ce421"/>
        <table:table-column table:style-name="co51" table:default-cell-style-name="ce421"/>
        <table:table-column table:style-name="co52" table:default-cell-style-name="ce421"/>
        <table:table-column table:style-name="co53" table:default-cell-style-name="ce421"/>
        <table:table-column table:style-name="co54" table:default-cell-style-name="ce421"/>
        <table:table-column table:style-name="co8" table:number-columns-repeated="974" table:default-cell-style-name="ce421"/>
        <table:table-column table:style-name="co8" table:number-columns-repeated="43" table:default-cell-style-name="ce402"/>
        <table:table-row table:style-name="ro6">
          <table:table-cell/>
          <table:table-cell table:style-name="ce186" office:value-type="string" calcext:value-type="string">
            <text:p>SELANİK DOĞUŞ 2007-2019 HESAPLARI</text:p>
          </table:table-cell>
          <table:table-cell table:style-name="ce402"/>
          <table:table-cell table:style-name="ce502" table:number-columns-repeated="4"/>
          <table:table-cell table:number-columns-repeated="1017"/>
        </table:table-row>
        <table:table-row table:style-name="ro4">
          <table:table-cell/>
          <table:table-cell table:style-name="ce473"/>
          <table:table-cell table:style-name="ce498"/>
          <table:table-cell table:style-name="ce502" table:number-columns-repeated="4"/>
          <table:table-cell table:number-columns-repeated="1017"/>
        </table:table-row>
        <table:table-row table:style-name="ro4">
          <table:table-cell/>
          <table:table-cell table:style-name="ce473"/>
          <table:table-cell table:style-name="ce498"/>
          <table:table-cell table:style-name="ce502" office:value-type="string" calcext:value-type="string">
            <text:p>SELANİK </text:p>
          </table:table-cell>
          <table:table-cell table:style-name="ce502" table:number-columns-repeated="3"/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/>
          <table:table-cell table:style-name="ce516" office:value-type="string" calcext:value-type="string">
            <text:p>SAN-Ö</text:p>
          </table:table-cell>
          <table:table-cell table:style-name="ce516" office:value-type="string" calcext:value-type="string">
            <text:p>DĞŞ-Ö</text:p>
          </table:table-cell>
          <table:table-cell table:style-name="ce516"/>
          <table:table-cell table:style-name="ce516" office:value-type="string" calcext:value-type="string">
            <text:p>BAKİYE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07" calcext:value-type="float">
            <text:p>2007</text:p>
          </table:table-cell>
          <table:table-cell table:style-name="ce500" office:value-type="string" calcext:value-type="string">
            <text:p>2006 DEVİR</text:p>
          </table:table-cell>
          <table:table-cell table:style-name="ce516" table:number-columns-repeated="3"/>
          <table:table-cell table:style-name="ce516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4">
          <table:table-cell/>
          <table:table-cell table:style-name="ce402"/>
          <table:table-cell table:style-name="ce499" office:value-type="string" calcext:value-type="string">
            <text:p>DEVİR DOĞUŞ ALACAKLI</text:p>
          </table:table-cell>
          <table:table-cell table:style-name="ce517"/>
          <table:table-cell table:style-name="ce517" office:value-type="float" office:value="39929" calcext:value-type="float">
            <text:p>39.929,00</text:p>
          </table:table-cell>
          <table:table-cell table:style-name="ce517"/>
          <table:table-cell table:style-name="ce517" table:formula="of:=[.E6]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7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211" calcext:value-type="float">
            <text:p>211,00</text:p>
          </table:table-cell>
          <table:table-cell table:style-name="ce517" table:number-columns-repeated="2"/>
          <table:table-cell table:style-name="ce517" table:formula="of:=[.G6]-[.D7]+[.E7]" office:value-type="float" office:value="39718" calcext:value-type="float">
            <text:p>39.718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Lİ <text:s/>ELDEN</text:p>
          </table:table-cell>
          <table:table-cell table:style-name="ce517" office:value-type="float" office:value="3750" calcext:value-type="float">
            <text:p>3.750,00</text:p>
          </table:table-cell>
          <table:table-cell table:style-name="ce517" table:number-columns-repeated="2"/>
          <table:table-cell table:style-name="ce517" table:formula="of:=[.G7]-[.D8]+[.E8]" office:value-type="float" office:value="35968" calcext:value-type="float">
            <text:p>35.968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NAKLİYE</text:p>
          </table:table-cell>
          <table:table-cell table:style-name="ce517"/>
          <table:table-cell table:style-name="ce517" office:value-type="float" office:value="25" calcext:value-type="float">
            <text:p>25,00</text:p>
          </table:table-cell>
          <table:table-cell table:style-name="ce517"/>
          <table:table-cell table:style-name="ce517" table:formula="of:=[.G8]-[.D9]+[.E9]" office:value-type="float" office:value="35993" calcext:value-type="float">
            <text:p>35.993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8 AY</text:p>
          </table:table-cell>
          <table:table-cell table:style-name="ce499" office:value-type="string" calcext:value-type="string">
            <text:p>İŞ KREDİ</text:p>
          </table:table-cell>
          <table:table-cell table:style-name="ce517"/>
          <table:table-cell table:style-name="ce517" office:value-type="float" office:value="4303" calcext:value-type="float">
            <text:p>4.303,00</text:p>
          </table:table-cell>
          <table:table-cell table:style-name="ce517"/>
          <table:table-cell table:style-name="ce517" table:formula="of:=[.G9]-[.D10]+[.E10]" office:value-type="float" office:value="40296" calcext:value-type="float">
            <text:p>40.29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Lİ <text:s/>ELDEN</text:p>
          </table:table-cell>
          <table:table-cell table:style-name="ce517" office:value-type="float" office:value="1900" calcext:value-type="float">
            <text:p>1.900,00</text:p>
          </table:table-cell>
          <table:table-cell table:style-name="ce517" table:number-columns-repeated="2"/>
          <table:table-cell table:style-name="ce517" table:formula="of:=[.G10]-[.D11]+[.E11]" office:value-type="float" office:value="38396" calcext:value-type="float">
            <text:p>38.39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1139" calcext:value-type="float">
            <text:p>1.139,00</text:p>
          </table:table-cell>
          <table:table-cell table:style-name="ce517"/>
          <table:table-cell table:style-name="ce517" table:formula="of:=[.G11]-[.D12]+[.E12]" office:value-type="float" office:value="39535" calcext:value-type="float">
            <text:p>39.535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Lİ BANKAMATİK</text:p>
          </table:table-cell>
          <table:table-cell table:style-name="ce517" office:value-type="float" office:value="200" calcext:value-type="float">
            <text:p>200,00</text:p>
          </table:table-cell>
          <table:table-cell table:style-name="ce517" table:number-columns-repeated="2"/>
          <table:table-cell table:style-name="ce517" table:formula="of:=[.G12]-[.D13]+[.E13]" office:value-type="float" office:value="39335" calcext:value-type="float">
            <text:p>39.335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EL SU</text:p>
          </table:table-cell>
          <table:table-cell table:style-name="ce517" office:value-type="float" office:value="955" calcext:value-type="float">
            <text:p>955,00</text:p>
          </table:table-cell>
          <table:table-cell table:style-name="ce517" table:number-columns-repeated="2"/>
          <table:table-cell table:style-name="ce517" table:formula="of:=[.G13]-[.D14]+[.E14]" office:value-type="float" office:value="38380" calcext:value-type="float">
            <text:p>38.38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136" calcext:value-type="float">
            <text:p>136,00</text:p>
          </table:table-cell>
          <table:table-cell table:style-name="ce517"/>
          <table:table-cell table:style-name="ce517" table:formula="of:=[.G14]-[.D15]+[.E15]" office:value-type="float" office:value="38516" calcext:value-type="float">
            <text:p>38.51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TİLA EL</text:p>
          </table:table-cell>
          <table:table-cell table:style-name="ce517" office:value-type="float" office:value="4500" calcext:value-type="float">
            <text:p>4.500,00</text:p>
          </table:table-cell>
          <table:table-cell table:style-name="ce517" table:number-columns-repeated="2"/>
          <table:table-cell table:style-name="ce517" table:formula="of:=[.G15]-[.D16]+[.E16]" office:value-type="float" office:value="34016" calcext:value-type="float">
            <text:p>34.01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USTAF GÜNEŞ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517" table:formula="of:=[.G16]-[.D17]+[.E17]" office:value-type="float" office:value="34066" calcext:value-type="float">
            <text:p>34.06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İŞ KREDİ</text:p>
          </table:table-cell>
          <table:table-cell table:style-name="ce517"/>
          <table:table-cell table:style-name="ce517" office:value-type="float" office:value="4301" calcext:value-type="float">
            <text:p>4.301,00</text:p>
          </table:table-cell>
          <table:table-cell table:style-name="ce517"/>
          <table:table-cell table:style-name="ce517" table:formula="of:=[.G17]-[.D18]+[.E18]" office:value-type="float" office:value="38367" calcext:value-type="float">
            <text:p>38.36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68" calcext:value-type="float">
            <text:p>68,00</text:p>
          </table:table-cell>
          <table:table-cell table:style-name="ce517" table:number-columns-repeated="2"/>
          <table:table-cell table:style-name="ce517" table:formula="of:=[.G18]-[.D19]+[.E19]" office:value-type="float" office:value="38299" calcext:value-type="float">
            <text:p>38.299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168" calcext:value-type="float">
            <text:p>168,00</text:p>
          </table:table-cell>
          <table:table-cell table:style-name="ce517" table:number-columns-repeated="2"/>
          <table:table-cell table:style-name="ce517" table:formula="of:=[.G19]-[.D20]+[.E20]" office:value-type="float" office:value="38131" calcext:value-type="float">
            <text:p>38.131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9 AY</text:p>
          </table:table-cell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1720" calcext:value-type="float">
            <text:p>1.720,00</text:p>
          </table:table-cell>
          <table:table-cell table:style-name="ce517"/>
          <table:table-cell table:style-name="ce517" table:formula="of:=[.G20]-[.D21]+[.E21]" office:value-type="float" office:value="39851" calcext:value-type="float">
            <text:p>39.851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USTAF GÜNEŞ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21]-[.D22]+[.E22]" office:value-type="float" office:value="39951" calcext:value-type="float">
            <text:p>39.951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DURSUN AĞCA</text:p>
          </table:table-cell>
          <table:table-cell table:style-name="ce517" office:value-type="float" office:value="120" calcext:value-type="float">
            <text:p>120,00</text:p>
          </table:table-cell>
          <table:table-cell table:style-name="ce517" table:number-columns-repeated="2"/>
          <table:table-cell table:style-name="ce517" table:formula="of:=[.G22]-[.D23]+[.E23]" office:value-type="float" office:value="39831" calcext:value-type="float">
            <text:p>39.831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EDESTE KK</text:p>
          </table:table-cell>
          <table:table-cell table:style-name="ce517" office:value-type="float" office:value="350" calcext:value-type="float">
            <text:p>350,00</text:p>
          </table:table-cell>
          <table:table-cell table:style-name="ce517" table:number-columns-repeated="2"/>
          <table:table-cell table:style-name="ce517" table:formula="of:=[.G23]-[.D24]+[.E24]" office:value-type="float" office:value="39481" calcext:value-type="float">
            <text:p>39.481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İZOCAM</text:p>
          </table:table-cell>
          <table:table-cell table:style-name="ce517" office:value-type="float" office:value="1050" calcext:value-type="float">
            <text:p>1.050,00</text:p>
          </table:table-cell>
          <table:table-cell table:style-name="ce517" table:number-columns-repeated="2"/>
          <table:table-cell table:style-name="ce517" table:formula="of:=[.G24]-[.D25]+[.E25]" office:value-type="float" office:value="38431" calcext:value-type="float">
            <text:p>38.431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. BALCI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25]-[.D26]+[.E26]" office:value-type="float" office:value="37431" calcext:value-type="float">
            <text:p>37.431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LATİFOĞLU</text:p>
          </table:table-cell>
          <table:table-cell table:style-name="ce517" office:value-type="float" office:value="100" calcext:value-type="float">
            <text:p>100,00</text:p>
          </table:table-cell>
          <table:table-cell table:style-name="ce517" table:number-columns-repeated="2"/>
          <table:table-cell table:style-name="ce517" table:formula="of:=[.G26]-[.D27]+[.E27]" office:value-type="float" office:value="37331" calcext:value-type="float">
            <text:p>37.331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ESUT ERYİĞİYT</text:p>
          </table:table-cell>
          <table:table-cell table:style-name="ce517" office:value-type="float" office:value="5" calcext:value-type="float">
            <text:p>5,00</text:p>
          </table:table-cell>
          <table:table-cell table:style-name="ce517" table:number-columns-repeated="2"/>
          <table:table-cell table:style-name="ce517" table:formula="of:=[.G27]-[.D28]+[.E28]" office:value-type="float" office:value="37326" calcext:value-type="float">
            <text:p>37.326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0 AY</text:p>
          </table:table-cell>
          <table:table-cell table:style-name="ce499" office:value-type="string" calcext:value-type="string">
            <text:p>MLZ</text:p>
          </table:table-cell>
          <table:table-cell table:style-name="ce517"/>
          <table:table-cell table:style-name="ce517" office:value-type="float" office:value="309" calcext:value-type="float">
            <text:p>309,00</text:p>
          </table:table-cell>
          <table:table-cell table:style-name="ce517"/>
          <table:table-cell table:style-name="ce517" table:formula="of:=[.G28]-[.D29]+[.E29]" office:value-type="float" office:value="37635" calcext:value-type="float">
            <text:p>37.635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67" calcext:value-type="float">
            <text:p>67,00</text:p>
          </table:table-cell>
          <table:table-cell table:style-name="ce517" table:number-columns-repeated="2"/>
          <table:table-cell table:style-name="ce517" table:formula="of:=[.G29]-[.D30]+[.E30]" office:value-type="float" office:value="37568" calcext:value-type="float">
            <text:p>37.568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5 AY</text:p>
          </table:table-cell>
          <table:table-cell table:style-name="ce499" office:value-type="string" calcext:value-type="string">
            <text:p>HAKAN CEK</text:p>
          </table:table-cell>
          <table:table-cell table:style-name="ce517" office:value-type="float" office:value="3000" calcext:value-type="float">
            <text:p>3.000,00</text:p>
          </table:table-cell>
          <table:table-cell table:style-name="ce517" table:number-columns-repeated="2"/>
          <table:table-cell table:style-name="ce517" table:formula="of:=[.G30]-[.D31]+[.E31]" office:value-type="float" office:value="34568" calcext:value-type="float">
            <text:p>34.568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6 AY</text:p>
          </table:table-cell>
          <table:table-cell table:style-name="ce499" office:value-type="string" calcext:value-type="string">
            <text:p>HAKAN CEK</text:p>
          </table:table-cell>
          <table:table-cell table:style-name="ce517" office:value-type="float" office:value="4000" calcext:value-type="float">
            <text:p>4.000,00</text:p>
          </table:table-cell>
          <table:table-cell table:style-name="ce517" table:number-columns-repeated="2"/>
          <table:table-cell table:style-name="ce517" table:formula="of:=[.G31]-[.D32]+[.E32]" office:value-type="float" office:value="30568" calcext:value-type="float">
            <text:p>30.568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7 AY</text:p>
          </table:table-cell>
          <table:table-cell table:style-name="ce499" office:value-type="string" calcext:value-type="string">
            <text:p>HAKAN CEK</text:p>
          </table:table-cell>
          <table:table-cell table:style-name="ce517" office:value-type="float" office:value="4000" calcext:value-type="float">
            <text:p>4.000,00</text:p>
          </table:table-cell>
          <table:table-cell table:style-name="ce517" table:number-columns-repeated="2"/>
          <table:table-cell table:style-name="ce517" table:formula="of:=[.G32]-[.D33]+[.E33]" office:value-type="float" office:value="26568" calcext:value-type="float">
            <text:p>26.568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8 AY</text:p>
          </table:table-cell>
          <table:table-cell table:style-name="ce499" office:value-type="string" calcext:value-type="string">
            <text:p>HAKAN CEK</text:p>
          </table:table-cell>
          <table:table-cell table:style-name="ce517" office:value-type="float" office:value="4000" calcext:value-type="float">
            <text:p>4.000,00</text:p>
          </table:table-cell>
          <table:table-cell table:style-name="ce517" table:number-columns-repeated="2"/>
          <table:table-cell table:style-name="ce517" table:formula="of:=[.G33]-[.D34]+[.E34]" office:value-type="float" office:value="22568" calcext:value-type="float">
            <text:p>22.568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KÖMEC MUZAFER</text:p>
          </table:table-cell>
          <table:table-cell table:style-name="ce517" office:value-type="float" office:value="400" calcext:value-type="float">
            <text:p>400,00</text:p>
          </table:table-cell>
          <table:table-cell table:style-name="ce517" table:number-columns-repeated="2"/>
          <table:table-cell table:style-name="ce517" table:formula="of:=[.G34]-[.D35]+[.E35]" office:value-type="float" office:value="22168" calcext:value-type="float">
            <text:p>22.168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EDESTE KK</text:p>
          </table:table-cell>
          <table:table-cell table:style-name="ce517" office:value-type="float" office:value="350" calcext:value-type="float">
            <text:p>350,00</text:p>
          </table:table-cell>
          <table:table-cell table:style-name="ce517" table:number-columns-repeated="2"/>
          <table:table-cell table:style-name="ce517" table:formula="of:=[.G35]-[.D36]+[.E36]" office:value-type="float" office:value="21818" calcext:value-type="float">
            <text:p>21.818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EDESTE KK</text:p>
          </table:table-cell>
          <table:table-cell table:style-name="ce517" office:value-type="float" office:value="250" calcext:value-type="float">
            <text:p>250,00</text:p>
          </table:table-cell>
          <table:table-cell table:style-name="ce517" table:number-columns-repeated="2"/>
          <table:table-cell table:style-name="ce517" table:formula="of:=[.G36]-[.D37]+[.E37]" office:value-type="float" office:value="21568" calcext:value-type="float">
            <text:p>21.568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SK</text:p>
          </table:table-cell>
          <table:table-cell table:style-name="ce517" office:value-type="float" office:value="224" calcext:value-type="float">
            <text:p>224,00</text:p>
          </table:table-cell>
          <table:table-cell table:style-name="ce517" table:number-columns-repeated="2"/>
          <table:table-cell table:style-name="ce517" table:formula="of:=[.G37]-[.D38]+[.E38]" office:value-type="float" office:value="21344" calcext:value-type="float">
            <text:p>21.344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1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137" calcext:value-type="float">
            <text:p>137,00</text:p>
          </table:table-cell>
          <table:table-cell table:style-name="ce517" table:number-columns-repeated="2"/>
          <table:table-cell table:style-name="ce517" table:formula="of:=[.G38]-[.D39]+[.E39]" office:value-type="float" office:value="21207" calcext:value-type="float">
            <text:p>21.20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CİVATA</text:p>
          </table:table-cell>
          <table:table-cell table:style-name="ce517" office:value-type="float" office:value="70" calcext:value-type="float">
            <text:p>70,00</text:p>
          </table:table-cell>
          <table:table-cell table:style-name="ce517" table:number-columns-repeated="2"/>
          <table:table-cell table:style-name="ce517" table:formula="of:=[.G39]-[.D40]+[.E40]" office:value-type="float" office:value="21137" calcext:value-type="float">
            <text:p>21.13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EDESTE KK</text:p>
          </table:table-cell>
          <table:table-cell table:style-name="ce517" office:value-type="float" office:value="150" calcext:value-type="float">
            <text:p>150,00</text:p>
          </table:table-cell>
          <table:table-cell table:style-name="ce517" table:number-columns-repeated="2"/>
          <table:table-cell table:style-name="ce517" table:formula="of:=[.G40]-[.D41]+[.E41]" office:value-type="float" office:value="20987" calcext:value-type="float">
            <text:p>20.98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ALZ</text:p>
          </table:table-cell>
          <table:table-cell table:style-name="ce517"/>
          <table:table-cell table:style-name="ce517" office:value-type="float" office:value="112" calcext:value-type="float">
            <text:p>112,00</text:p>
          </table:table-cell>
          <table:table-cell table:style-name="ce517"/>
          <table:table-cell table:style-name="ce517" table:formula="of:=[.G41]-[.D42]+[.E42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500" office:value-type="string" calcext:value-type="string">
            <text:p>2008’e DEVİR</text:p>
          </table:table-cell>
          <table:table-cell table:style-name="ce517" table:number-columns-repeated="3"/>
          <table:table-cell table:style-name="ce517" table:formula="of:=[.G42]-[.D43]+[.E43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1017"/>
        </table:table-row>
        <table:table-row table:style-name="ro4">
          <table:table-cell/>
          <table:table-cell table:style-name="ce476" office:value-type="float" office:value="2007" calcext:value-type="float">
            <text:p>2007</text:p>
          </table:table-cell>
          <table:table-cell table:style-name="ce501" office:value-type="string" calcext:value-type="string">
            <text:p>YILSONU TOPLAMI DĞŞ ALACAKLI</text:p>
          </table:table-cell>
          <table:table-cell table:style-name="ce518" table:formula="of:=SUM([.D6:.D42])" office:value-type="float" office:value="31025" calcext:value-type="float">
            <text:p>31.025,00</text:p>
          </table:table-cell>
          <table:table-cell table:style-name="ce518" table:formula="of:=SUM([.E6:.E42])" office:value-type="float" office:value="52124" calcext:value-type="float">
            <text:p>52.124,00</text:p>
          </table:table-cell>
          <table:table-cell table:style-name="ce518"/>
          <table:table-cell table:style-name="ce518" table:formula="of:=[.E45]-[.D45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4" table:number-rows-repeated="14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1017"/>
        </table:table-row>
        <table:table-row table:style-name="ro4">
          <table:table-cell/>
          <table:table-cell table:style-name="ce475" office:value-type="float" office:value="2008" calcext:value-type="float">
            <text:p>2008</text:p>
          </table:table-cell>
          <table:table-cell table:style-name="ce500" office:value-type="string" calcext:value-type="string">
            <text:p>2007’den DEVİR</text:p>
          </table:table-cell>
          <table:table-cell table:style-name="ce517" table:number-columns-repeated="3"/>
          <table:table-cell table:style-name="ce519" table:formula="of:=[.G43]-[.D60]+[.E60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4">
          <table:table-cell/>
          <table:table-cell table:style-name="ce402"/>
          <table:table-cell table:style-name="ce499" office:value-type="string" calcext:value-type="string">
            <text:p>MURAT</text:p>
          </table:table-cell>
          <table:table-cell table:style-name="ce517"/>
          <table:table-cell table:style-name="ce517" office:value-type="float" office:value="26" calcext:value-type="float">
            <text:p>26,00</text:p>
          </table:table-cell>
          <table:table-cell table:style-name="ce517"/>
          <table:table-cell table:style-name="ce517" table:formula="of:=[.G60]-[.D61]+[.E61]" office:value-type="float" office:value="21125" calcext:value-type="float">
            <text:p>21.125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NECMİ HOCA</text:p>
          </table:table-cell>
          <table:table-cell table:style-name="ce517" office:value-type="float" office:value="230" calcext:value-type="float">
            <text:p>230,00</text:p>
          </table:table-cell>
          <table:table-cell table:style-name="ce517" table:number-columns-repeated="2"/>
          <table:table-cell table:style-name="ce517" table:formula="of:=[.G61]-[.D62]+[.E62]" office:value-type="float" office:value="20895" calcext:value-type="float">
            <text:p>20.895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ALZ</text:p>
          </table:table-cell>
          <table:table-cell table:style-name="ce517"/>
          <table:table-cell table:style-name="ce517" office:value-type="float" office:value="127" calcext:value-type="float">
            <text:p>127,00</text:p>
          </table:table-cell>
          <table:table-cell table:style-name="ce517"/>
          <table:table-cell table:style-name="ce517" table:formula="of:=[.G62]-[.D63]+[.E63]" office:value-type="float" office:value="21022" calcext:value-type="float">
            <text:p>21.022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1144" calcext:value-type="float">
            <text:p>1.144,00</text:p>
          </table:table-cell>
          <table:table-cell table:style-name="ce517" table:number-columns-repeated="2"/>
          <table:table-cell table:style-name="ce517" table:formula="of:=[.G63]-[.D64]+[.E64]" office:value-type="float" office:value="19878" calcext:value-type="float">
            <text:p>19.878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İZOCAM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517" table:formula="of:=[.G64]-[.D65]+[.E65]" office:value-type="float" office:value="19928" calcext:value-type="float">
            <text:p>19.928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70" calcext:value-type="float">
            <text:p>70,00</text:p>
          </table:table-cell>
          <table:table-cell table:style-name="ce517" table:number-columns-repeated="2"/>
          <table:table-cell table:style-name="ce517" table:formula="of:=[.G65]-[.D66]+[.E66]" office:value-type="float" office:value="19858" calcext:value-type="float">
            <text:p>19.858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2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149" calcext:value-type="float">
            <text:p>149,00</text:p>
          </table:table-cell>
          <table:table-cell table:style-name="ce517" table:number-columns-repeated="2"/>
          <table:table-cell table:style-name="ce517" table:formula="of:=[.G66]-[.D67]+[.E67]" office:value-type="float" office:value="19709" calcext:value-type="float">
            <text:p>19.709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ELEK ŞÜKRÜ</text:p>
          </table:table-cell>
          <table:table-cell table:style-name="ce517"/>
          <table:table-cell table:style-name="ce517" office:value-type="float" office:value="130" calcext:value-type="float">
            <text:p>130,00</text:p>
          </table:table-cell>
          <table:table-cell table:style-name="ce517"/>
          <table:table-cell table:style-name="ce517" table:formula="of:=[.G67]-[.D68]+[.E68]" office:value-type="float" office:value="19839" calcext:value-type="float">
            <text:p>19.839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TÜRKİYELİ</text:p>
          </table:table-cell>
          <table:table-cell table:style-name="ce517"/>
          <table:table-cell table:style-name="ce517" office:value-type="float" office:value="231" calcext:value-type="float">
            <text:p>231,00</text:p>
          </table:table-cell>
          <table:table-cell table:style-name="ce517"/>
          <table:table-cell table:style-name="ce517" table:formula="of:=[.G68]-[.D69]+[.E69]" office:value-type="float" office:value="20070" calcext:value-type="float">
            <text:p>20.07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ECZ ÖZLEM</text:p>
          </table:table-cell>
          <table:table-cell table:style-name="ce517" office:value-type="float" office:value="528" calcext:value-type="float">
            <text:p>528,00</text:p>
          </table:table-cell>
          <table:table-cell table:style-name="ce517" table:number-columns-repeated="2"/>
          <table:table-cell table:style-name="ce517" table:formula="of:=[.G69]-[.D70]+[.E70]" office:value-type="float" office:value="19542" calcext:value-type="float">
            <text:p>19.54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LCI NAK</text:p>
          </table:table-cell>
          <table:table-cell table:style-name="ce517" office:value-type="float" office:value="450" calcext:value-type="float">
            <text:p>450,00</text:p>
          </table:table-cell>
          <table:table-cell table:style-name="ce517" table:number-columns-repeated="2"/>
          <table:table-cell table:style-name="ce517" table:formula="of:=[.G70]-[.D71]+[.E71]" office:value-type="float" office:value="19092" calcext:value-type="float">
            <text:p>19.092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3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153" calcext:value-type="float">
            <text:p>153,00</text:p>
          </table:table-cell>
          <table:table-cell table:style-name="ce517" table:number-columns-repeated="2"/>
          <table:table-cell table:style-name="ce517" table:formula="of:=[.G71]-[.D72]+[.E72]" office:value-type="float" office:value="18939" calcext:value-type="float">
            <text:p>18.939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OYACI FİKRİ</text:p>
          </table:table-cell>
          <table:table-cell table:style-name="ce517" office:value-type="float" office:value="250" calcext:value-type="float">
            <text:p>250,00</text:p>
          </table:table-cell>
          <table:table-cell table:style-name="ce517" table:number-columns-repeated="2"/>
          <table:table-cell table:style-name="ce517" table:formula="of:=[.G72]-[.D73]+[.E73]" office:value-type="float" office:value="18689" calcext:value-type="float">
            <text:p>18.689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4 AY</text:p>
          </table:table-cell>
          <table:table-cell table:style-name="ce499" office:value-type="string" calcext:value-type="string">
            <text:p>PER SSK</text:p>
          </table:table-cell>
          <table:table-cell table:style-name="ce517" office:value-type="float" office:value="233" calcext:value-type="float">
            <text:p>233,00</text:p>
          </table:table-cell>
          <table:table-cell table:style-name="ce517" table:number-columns-repeated="2"/>
          <table:table-cell table:style-name="ce517" table:formula="of:=[.G73]-[.D74]+[.E74]" office:value-type="float" office:value="18456" calcext:value-type="float">
            <text:p>18.45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ART MALZEME</text:p>
          </table:table-cell>
          <table:table-cell table:style-name="ce517"/>
          <table:table-cell table:style-name="ce517" office:value-type="float" office:value="236" calcext:value-type="float">
            <text:p>236,00</text:p>
          </table:table-cell>
          <table:table-cell table:style-name="ce517"/>
          <table:table-cell table:style-name="ce517" table:formula="of:=[.G74]-[.D75]+[.E75]" office:value-type="float" office:value="18692" calcext:value-type="float">
            <text:p>18.69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NİSAN MALZZEME</text:p>
          </table:table-cell>
          <table:table-cell table:style-name="ce517"/>
          <table:table-cell table:style-name="ce517" office:value-type="float" office:value="339" calcext:value-type="float">
            <text:p>339,00</text:p>
          </table:table-cell>
          <table:table-cell table:style-name="ce517"/>
          <table:table-cell table:style-name="ce517" table:formula="of:=[.G75]-[.D76]+[.E76]" office:value-type="float" office:value="19031" calcext:value-type="float">
            <text:p>19.031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İŞ KREDİ</text:p>
          </table:table-cell>
          <table:table-cell table:style-name="ce517"/>
          <table:table-cell table:style-name="ce517" office:value-type="float" office:value="1103" calcext:value-type="float">
            <text:p>1.103,00</text:p>
          </table:table-cell>
          <table:table-cell table:style-name="ce517"/>
          <table:table-cell table:style-name="ce517" table:formula="of:=[.G76]-[.D77]+[.E77]" office:value-type="float" office:value="20134" calcext:value-type="float">
            <text:p>20.134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ZİRAT</text:p>
          </table:table-cell>
          <table:table-cell table:style-name="ce517"/>
          <table:table-cell table:style-name="ce517" office:value-type="float" office:value="306" calcext:value-type="float">
            <text:p>306,00</text:p>
          </table:table-cell>
          <table:table-cell table:style-name="ce517"/>
          <table:table-cell table:style-name="ce517" table:formula="of:=[.G77]-[.D78]+[.E78]" office:value-type="float" office:value="20440" calcext:value-type="float">
            <text:p>20.44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YAKUP HOCA</text:p>
          </table:table-cell>
          <table:table-cell table:style-name="ce517" office:value-type="float" office:value="200" calcext:value-type="float">
            <text:p>200,00</text:p>
          </table:table-cell>
          <table:table-cell table:style-name="ce517" table:number-columns-repeated="2"/>
          <table:table-cell table:style-name="ce517" table:formula="of:=[.G78]-[.D79]+[.E79]" office:value-type="float" office:value="20240" calcext:value-type="float">
            <text:p>20.240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6 AY</text:p>
          </table:table-cell>
          <table:table-cell table:style-name="ce499" office:value-type="string" calcext:value-type="string">
            <text:p>YEŞİLYURT KK</text:p>
          </table:table-cell>
          <table:table-cell table:style-name="ce517" office:value-type="float" office:value="2000" calcext:value-type="float">
            <text:p>2.000,00</text:p>
          </table:table-cell>
          <table:table-cell table:style-name="ce517" table:number-columns-repeated="2"/>
          <table:table-cell table:style-name="ce517" table:formula="of:=[.G79]-[.D80]+[.E80]" office:value-type="float" office:value="18240" calcext:value-type="float">
            <text:p>18.24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EBE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80]-[.D81]+[.E81]" office:value-type="float" office:value="17240" calcext:value-type="float">
            <text:p>17.24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CETİN KK</text:p>
          </table:table-cell>
          <table:table-cell table:style-name="ce517"/>
          <table:table-cell table:style-name="ce517" office:value-type="float" office:value="150" calcext:value-type="float">
            <text:p>150,00</text:p>
          </table:table-cell>
          <table:table-cell table:style-name="ce517"/>
          <table:table-cell table:style-name="ce517" table:formula="of:=[.G81]-[.D82]+[.E82]" office:value-type="float" office:value="17390" calcext:value-type="float">
            <text:p>17.39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KEMAL KK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82]-[.D83]+[.E83]" office:value-type="float" office:value="17490" calcext:value-type="float">
            <text:p>17.490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6 AY</text:p>
          </table:table-cell>
          <table:table-cell table:style-name="ce499" office:value-type="string" calcext:value-type="string">
            <text:p>DİŞCİ KK</text:p>
          </table:table-cell>
          <table:table-cell table:style-name="ce517" office:value-type="float" office:value="500" calcext:value-type="float">
            <text:p>500,00</text:p>
          </table:table-cell>
          <table:table-cell table:style-name="ce517" table:number-columns-repeated="2"/>
          <table:table-cell table:style-name="ce517" table:formula="of:=[.G83]-[.D84]+[.E84]" office:value-type="float" office:value="16990" calcext:value-type="float">
            <text:p>16.99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NURULLAH MERMER</text:p>
          </table:table-cell>
          <table:table-cell table:style-name="ce517" office:value-type="float" office:value="100" calcext:value-type="float">
            <text:p>100,00</text:p>
          </table:table-cell>
          <table:table-cell table:style-name="ce517" table:number-columns-repeated="2"/>
          <table:table-cell table:style-name="ce517" table:formula="of:=[.G84]-[.D85]+[.E85]" office:value-type="float" office:value="16890" calcext:value-type="float">
            <text:p>16.89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HURDACI</text:p>
          </table:table-cell>
          <table:table-cell table:style-name="ce517" office:value-type="float" office:value="1400" calcext:value-type="float">
            <text:p>1.400,00</text:p>
          </table:table-cell>
          <table:table-cell table:style-name="ce517" table:number-columns-repeated="2"/>
          <table:table-cell table:style-name="ce517" table:formula="of:=[.G85]-[.D86]+[.E86]" office:value-type="float" office:value="15490" calcext:value-type="float">
            <text:p>15.49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ELDİVEN</text:p>
          </table:table-cell>
          <table:table-cell table:style-name="ce517"/>
          <table:table-cell table:style-name="ce517" office:value-type="float" office:value="40" calcext:value-type="float">
            <text:p>40,00</text:p>
          </table:table-cell>
          <table:table-cell table:style-name="ce517"/>
          <table:table-cell table:style-name="ce517" table:formula="of:=[.G86]-[.D87]+[.E87]" office:value-type="float" office:value="15530" calcext:value-type="float">
            <text:p>15.53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ELDİVEN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517" table:formula="of:=[.G87]-[.D88]+[.E88]" office:value-type="float" office:value="15580" calcext:value-type="float">
            <text:p>15.58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URAT BATARYA</text:p>
          </table:table-cell>
          <table:table-cell table:style-name="ce517"/>
          <table:table-cell table:style-name="ce517" office:value-type="float" office:value="35" calcext:value-type="float">
            <text:p>35,00</text:p>
          </table:table-cell>
          <table:table-cell table:style-name="ce517"/>
          <table:table-cell table:style-name="ce517" table:formula="of:=[.G88]-[.D89]+[.E89]" office:value-type="float" office:value="15615" calcext:value-type="float">
            <text:p>15.615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8 AY</text:p>
          </table:table-cell>
          <table:table-cell table:style-name="ce499" office:value-type="string" calcext:value-type="string">
            <text:p>İŞ KREDİ</text:p>
          </table:table-cell>
          <table:table-cell table:style-name="ce517"/>
          <table:table-cell table:style-name="ce517" office:value-type="float" office:value="4301" calcext:value-type="float">
            <text:p>4.301,00</text:p>
          </table:table-cell>
          <table:table-cell table:style-name="ce517"/>
          <table:table-cell table:style-name="ce517" table:formula="of:=[.G89]-[.D90]+[.E90]" office:value-type="float" office:value="19916" calcext:value-type="float">
            <text:p>19.91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ELDEN</text:p>
          </table:table-cell>
          <table:table-cell table:style-name="ce517"/>
          <table:table-cell table:style-name="ce517" office:value-type="float" office:value="1000" calcext:value-type="float">
            <text:p>1.000,00</text:p>
          </table:table-cell>
          <table:table-cell table:style-name="ce517"/>
          <table:table-cell table:style-name="ce517" table:formula="of:=[.G90]-[.D91]+[.E91]" office:value-type="float" office:value="20916" calcext:value-type="float">
            <text:p>20.91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27" calcext:value-type="float">
            <text:p>27,00</text:p>
          </table:table-cell>
          <table:table-cell table:style-name="ce517"/>
          <table:table-cell table:style-name="ce517" table:formula="of:=[.G91]-[.D92]+[.E92]" office:value-type="float" office:value="20943" calcext:value-type="float">
            <text:p>20.943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7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358" calcext:value-type="float">
            <text:p>358,00</text:p>
          </table:table-cell>
          <table:table-cell table:style-name="ce517" table:number-columns-repeated="2"/>
          <table:table-cell table:style-name="ce517" table:formula="of:=[.G92]-[.D93]+[.E93]" office:value-type="float" office:value="20585" calcext:value-type="float">
            <text:p>20.585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Lİ ELDEN</text:p>
          </table:table-cell>
          <table:table-cell table:style-name="ce517"/>
          <table:table-cell table:style-name="ce517" office:value-type="float" office:value="2000" calcext:value-type="float">
            <text:p>2.000,00</text:p>
          </table:table-cell>
          <table:table-cell table:style-name="ce517"/>
          <table:table-cell table:style-name="ce517" table:formula="of:=[.G93]-[.D94]+[.E94]" office:value-type="float" office:value="22585" calcext:value-type="float">
            <text:p>22.585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8 AY</text:p>
          </table:table-cell>
          <table:table-cell table:style-name="ce499" office:value-type="string" calcext:value-type="string">
            <text:p>ALİ ELDEN</text:p>
          </table:table-cell>
          <table:table-cell table:style-name="ce517" office:value-type="float" office:value="7300" calcext:value-type="float">
            <text:p>7.300,00</text:p>
          </table:table-cell>
          <table:table-cell table:style-name="ce517" table:number-columns-repeated="2"/>
          <table:table-cell table:style-name="ce517" table:formula="of:=[.G94]-[.D95]+[.E95]" office:value-type="float" office:value="15285" calcext:value-type="float">
            <text:p>15.285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HURDACI</text:p>
          </table:table-cell>
          <table:table-cell table:style-name="ce517"/>
          <table:table-cell table:style-name="ce517" office:value-type="float" office:value="55" calcext:value-type="float">
            <text:p>55,00</text:p>
          </table:table-cell>
          <table:table-cell table:style-name="ce517"/>
          <table:table-cell table:style-name="ce517" table:formula="of:=[.G95]-[.D96]+[.E96]" office:value-type="float" office:value="15340" calcext:value-type="float">
            <text:p>15.34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AH DOĞU BOYACI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96]-[.D97]+[.E97]" office:value-type="float" office:value="15640" calcext:value-type="float">
            <text:p>15.64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KK</text:p>
          </table:table-cell>
          <table:table-cell table:style-name="ce517" office:value-type="float" office:value="750" calcext:value-type="float">
            <text:p>750,00</text:p>
          </table:table-cell>
          <table:table-cell table:style-name="ce517" table:number-columns-repeated="2"/>
          <table:table-cell table:style-name="ce517" table:formula="of:=[.G97]-[.D98]+[.E98]" office:value-type="float" office:value="14890" calcext:value-type="float">
            <text:p>14.89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AHATTİN DOĞU</text:p>
          </table:table-cell>
          <table:table-cell table:style-name="ce517"/>
          <table:table-cell table:style-name="ce517" office:value-type="float" office:value="871" calcext:value-type="float">
            <text:p>871,00</text:p>
          </table:table-cell>
          <table:table-cell table:style-name="ce517"/>
          <table:table-cell table:style-name="ce517" table:formula="of:=[.G98]-[.D99]+[.E99]" office:value-type="float" office:value="15761" calcext:value-type="float">
            <text:p>15.761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0 AY</text:p>
          </table:table-cell>
          <table:table-cell table:style-name="ce499" office:value-type="string" calcext:value-type="string">
            <text:p>STPŞ-KDV</text:p>
          </table:table-cell>
          <table:table-cell table:style-name="ce517"/>
          <table:table-cell table:style-name="ce517" office:value-type="float" office:value="122" calcext:value-type="float">
            <text:p>122,00</text:p>
          </table:table-cell>
          <table:table-cell table:style-name="ce517"/>
          <table:table-cell table:style-name="ce517" table:formula="of:=[.G99]-[.D100]+[.E100]" office:value-type="float" office:value="15883" calcext:value-type="float">
            <text:p>15.883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HÜSEYİN COBANOĞ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100]-[.D101]+[.E101]" office:value-type="float" office:value="16183" calcext:value-type="float">
            <text:p>16.183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NUH MALZ</text:p>
          </table:table-cell>
          <table:table-cell table:style-name="ce517"/>
          <table:table-cell table:style-name="ce517" office:value-type="float" office:value="1080" calcext:value-type="float">
            <text:p>1.080,00</text:p>
          </table:table-cell>
          <table:table-cell table:style-name="ce517"/>
          <table:table-cell table:style-name="ce517" table:formula="of:=[.G101]-[.D102]+[.E102]" office:value-type="float" office:value="17263" calcext:value-type="float">
            <text:p>17.263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NACİ</text:p>
          </table:table-cell>
          <table:table-cell table:style-name="ce517"/>
          <table:table-cell table:style-name="ce517" office:value-type="float" office:value="40" calcext:value-type="float">
            <text:p>40,00</text:p>
          </table:table-cell>
          <table:table-cell table:style-name="ce517"/>
          <table:table-cell table:style-name="ce517" table:formula="of:=[.G102]-[.D103]+[.E103]" office:value-type="float" office:value="17303" calcext:value-type="float">
            <text:p>17.303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Lİ İŞ</text:p>
          </table:table-cell>
          <table:table-cell table:style-name="ce517"/>
          <table:table-cell table:style-name="ce517" office:value-type="float" office:value="667" calcext:value-type="float">
            <text:p>667,00</text:p>
          </table:table-cell>
          <table:table-cell table:style-name="ce517"/>
          <table:table-cell table:style-name="ce517" table:formula="of:=[.G103]-[.D104]+[.E104]" office:value-type="float" office:value="17970" calcext:value-type="float">
            <text:p>17.97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848" calcext:value-type="float">
            <text:p>848,00</text:p>
          </table:table-cell>
          <table:table-cell table:style-name="ce517"/>
          <table:table-cell table:style-name="ce517" table:formula="of:=[.G104]-[.D105]+[.E105]" office:value-type="float" office:value="18818" calcext:value-type="float">
            <text:p>18.818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2 AY</text:p>
          </table:table-cell>
          <table:table-cell table:style-name="ce499" office:value-type="string" calcext:value-type="string">
            <text:p>İŞ ALINAN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105]-[.D106]+[.E106]" office:value-type="float" office:value="18918" calcext:value-type="float">
            <text:p>18.918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ALZME</text:p>
          </table:table-cell>
          <table:table-cell table:style-name="ce517"/>
          <table:table-cell table:style-name="ce517" office:value-type="float" office:value="331" calcext:value-type="float">
            <text:p>331,00</text:p>
          </table:table-cell>
          <table:table-cell table:style-name="ce517"/>
          <table:table-cell table:style-name="ce517" table:formula="of:=[.G106]-[.D107]+[.E107]" office:value-type="float" office:value="19249" calcext:value-type="float">
            <text:p>19.249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4 AY</text:p>
          </table:table-cell>
          <table:table-cell table:style-name="ce499" office:value-type="string" calcext:value-type="string">
            <text:p>KK</text:p>
          </table:table-cell>
          <table:table-cell table:style-name="ce517" office:value-type="float" office:value="2000" calcext:value-type="float">
            <text:p>2.000,00</text:p>
          </table:table-cell>
          <table:table-cell table:style-name="ce517" table:number-columns-repeated="2"/>
          <table:table-cell table:style-name="ce517" table:formula="of:=[.G107]-[.D108]+[.E108]" office:value-type="float" office:value="17249" calcext:value-type="float">
            <text:p>17.249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192" calcext:value-type="float">
            <text:p>192,00</text:p>
          </table:table-cell>
          <table:table-cell table:style-name="ce517" table:number-columns-repeated="2"/>
          <table:table-cell table:style-name="ce517" table:formula="of:=[.G108]-[.D109]+[.E109]" office:value-type="float" office:value="17057" calcext:value-type="float">
            <text:p>17.05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DAMĞA</text:p>
          </table:table-cell>
          <table:table-cell table:style-name="ce517" office:value-type="float" office:value="85" calcext:value-type="float">
            <text:p>85,00</text:p>
          </table:table-cell>
          <table:table-cell table:style-name="ce517" table:number-columns-repeated="2"/>
          <table:table-cell table:style-name="ce517" table:formula="of:=[.G109]-[.D110]+[.E110]" office:value-type="float" office:value="16972" calcext:value-type="float">
            <text:p>16.97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PO YEŞİLYURT</text:p>
          </table:table-cell>
          <table:table-cell table:style-name="ce517" office:value-type="float" office:value="700" calcext:value-type="float">
            <text:p>700,00</text:p>
          </table:table-cell>
          <table:table-cell table:style-name="ce517" table:number-columns-repeated="2"/>
          <table:table-cell table:style-name="ce517" table:formula="of:=[.G110]-[.D111]+[.E111]" office:value-type="float" office:value="16272" calcext:value-type="float">
            <text:p>16.27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ELEK ŞÜKRÜ</text:p>
          </table:table-cell>
          <table:table-cell table:style-name="ce517"/>
          <table:table-cell table:style-name="ce517" office:value-type="float" office:value="126" calcext:value-type="float">
            <text:p>126,00</text:p>
          </table:table-cell>
          <table:table-cell table:style-name="ce517"/>
          <table:table-cell table:style-name="ce517" table:formula="of:=[.G111]-[.D112]+[.E112]" office:value-type="float" office:value="16398" calcext:value-type="float">
            <text:p>16.398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AĞKUR</text:p>
          </table:table-cell>
          <table:table-cell table:style-name="ce517" office:value-type="float" office:value="375" calcext:value-type="float">
            <text:p>375,00</text:p>
          </table:table-cell>
          <table:table-cell table:style-name="ce517" table:number-columns-repeated="2"/>
          <table:table-cell table:style-name="ce517" table:formula="of:=[.G112]-[.D113]+[.E113]" office:value-type="float" office:value="16023" calcext:value-type="float">
            <text:p>16.023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74" calcext:value-type="float">
            <text:p>74,00</text:p>
          </table:table-cell>
          <table:table-cell table:style-name="ce517" table:number-columns-repeated="2"/>
          <table:table-cell table:style-name="ce517" table:formula="of:=[.G113]-[.D114]+[.E114]" office:value-type="float" office:value="15949" calcext:value-type="float">
            <text:p>15.949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ARAC MALZ</text:p>
          </table:table-cell>
          <table:table-cell table:style-name="ce517"/>
          <table:table-cell table:style-name="ce517" office:value-type="float" office:value="418" calcext:value-type="float">
            <text:p>418,00</text:p>
          </table:table-cell>
          <table:table-cell table:style-name="ce517"/>
          <table:table-cell table:style-name="ce517" table:formula="of:=[.G114]-[.D115]+[.E115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500" office:value-type="string" calcext:value-type="string">
            <text:p>2009’a DEVİR</text:p>
          </table:table-cell>
          <table:table-cell table:style-name="ce517" table:number-columns-repeated="3"/>
          <table:table-cell table:style-name="ce519" table:formula="of:=[.G115]-[.D116]+[.E116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1017"/>
        </table:table-row>
        <table:table-row table:style-name="ro4">
          <table:table-cell/>
          <table:table-cell table:style-name="ce476" office:value-type="float" office:value="2008" calcext:value-type="float">
            <text:p>2008</text:p>
          </table:table-cell>
          <table:table-cell table:style-name="ce501" office:value-type="string" calcext:value-type="string">
            <text:p>YILSONU TOPLAMI DĞŞ BORÇLU</text:p>
          </table:table-cell>
          <table:table-cell table:style-name="ce518" table:formula="of:=SUM([.D61:.D115])" office:value-type="float" office:value="20241" calcext:value-type="float">
            <text:p>20.241,00</text:p>
          </table:table-cell>
          <table:table-cell table:style-name="ce518" table:formula="of:=SUM([.E61:.E115])" office:value-type="float" office:value="15509" calcext:value-type="float">
            <text:p>15.509,00</text:p>
          </table:table-cell>
          <table:table-cell table:style-name="ce518"/>
          <table:table-cell table:style-name="ce518" table:formula="of:=[.E118]-[.D118]" office:value-type="float" office:value="-4732" calcext:value-type="float">
            <text:p>-4.732,00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09" calcext:value-type="float">
            <text:p>2009</text:p>
          </table:table-cell>
          <table:table-cell table:style-name="ce500" office:value-type="string" calcext:value-type="string">
            <text:p>2008’den DEVİR</text:p>
          </table:table-cell>
          <table:table-cell table:style-name="ce517" table:number-columns-repeated="3"/>
          <table:table-cell table:style-name="ce519" table:formula="of:=[.G116]-[.D119]+[.E119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4">
          <table:table-cell/>
          <table:table-cell table:style-name="ce402"/>
          <table:table-cell table:style-name="ce499" office:value-type="string" calcext:value-type="string">
            <text:p>BOYA</text:p>
          </table:table-cell>
          <table:table-cell table:style-name="ce517"/>
          <table:table-cell table:style-name="ce517" office:value-type="float" office:value="85" calcext:value-type="float">
            <text:p>85,00</text:p>
          </table:table-cell>
          <table:table-cell table:style-name="ce517"/>
          <table:table-cell table:style-name="ce517" table:formula="of:=[.G119]-[.D120]+[.E120]" office:value-type="float" office:value="16452" calcext:value-type="float">
            <text:p>16.45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ORHAN</text:p>
          </table:table-cell>
          <table:table-cell table:style-name="ce517"/>
          <table:table-cell table:style-name="ce517" office:value-type="float" office:value="70" calcext:value-type="float">
            <text:p>70,00</text:p>
          </table:table-cell>
          <table:table-cell table:style-name="ce517"/>
          <table:table-cell table:style-name="ce517" table:formula="of:=[.G120]-[.D121]+[.E121]" office:value-type="float" office:value="16522" calcext:value-type="float">
            <text:p>16.52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URAT</text:p>
          </table:table-cell>
          <table:table-cell table:style-name="ce517"/>
          <table:table-cell table:style-name="ce517" office:value-type="float" office:value="28" calcext:value-type="float">
            <text:p>28,00</text:p>
          </table:table-cell>
          <table:table-cell table:style-name="ce517"/>
          <table:table-cell table:style-name="ce517" table:formula="of:=[.G121]-[.D122]+[.E122]" office:value-type="float" office:value="16550" calcext:value-type="float">
            <text:p>16.55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CEROĞLU KK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122]-[.D123]+[.E123]" office:value-type="float" office:value="15550" calcext:value-type="float">
            <text:p>15.55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OYA</text:p>
          </table:table-cell>
          <table:table-cell table:style-name="ce517" office:value-type="float" office:value="2013" calcext:value-type="float">
            <text:p>2.013,00</text:p>
          </table:table-cell>
          <table:table-cell table:style-name="ce517" table:number-columns-repeated="2"/>
          <table:table-cell table:style-name="ce517" table:formula="of:=[.G123]-[.D124]+[.E124]" office:value-type="float" office:value="13537" calcext:value-type="float">
            <text:p>13.53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290" calcext:value-type="float">
            <text:p>290,00</text:p>
          </table:table-cell>
          <table:table-cell table:style-name="ce517" table:number-columns-repeated="2"/>
          <table:table-cell table:style-name="ce517" table:formula="of:=[.G124]-[.D125]+[.E125]" office:value-type="float" office:value="13247" calcext:value-type="float">
            <text:p>13.247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9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77" calcext:value-type="float">
            <text:p>77,00</text:p>
          </table:table-cell>
          <table:table-cell table:style-name="ce517" table:number-columns-repeated="2"/>
          <table:table-cell table:style-name="ce517" table:formula="of:=[.G125]-[.D126]+[.E126]" office:value-type="float" office:value="13170" calcext:value-type="float">
            <text:p>13.17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ORĞ BOYA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126]-[.D127]+[.E127]" office:value-type="float" office:value="13470" calcext:value-type="float">
            <text:p>13.470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2 AY</text:p>
          </table:table-cell>
          <table:table-cell table:style-name="ce499" office:value-type="string" calcext:value-type="string">
            <text:p>PER KURBAN</text:p>
          </table:table-cell>
          <table:table-cell table:style-name="ce517"/>
          <table:table-cell table:style-name="ce517" office:value-type="float" office:value="750" calcext:value-type="float">
            <text:p>750,00</text:p>
          </table:table-cell>
          <table:table-cell table:style-name="ce517"/>
          <table:table-cell table:style-name="ce517" table:formula="of:=[.G127]-[.D128]+[.E128]" office:value-type="float" office:value="14220" calcext:value-type="float">
            <text:p>14.22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PER ZRT</text:p>
          </table:table-cell>
          <table:table-cell table:style-name="ce517"/>
          <table:table-cell table:style-name="ce517" office:value-type="float" office:value="330" calcext:value-type="float">
            <text:p>330,00</text:p>
          </table:table-cell>
          <table:table-cell table:style-name="ce517"/>
          <table:table-cell table:style-name="ce517" table:formula="of:=[.G128]-[.D129]+[.E129]" office:value-type="float" office:value="14550" calcext:value-type="float">
            <text:p>14.55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PER SSK</text:p>
          </table:table-cell>
          <table:table-cell table:style-name="ce517" office:value-type="float" office:value="231" calcext:value-type="float">
            <text:p>231,00</text:p>
          </table:table-cell>
          <table:table-cell table:style-name="ce517" table:number-columns-repeated="2"/>
          <table:table-cell table:style-name="ce517" table:formula="of:=[.G129]-[.D130]+[.E130]" office:value-type="float" office:value="14319" calcext:value-type="float">
            <text:p>14.319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HACI BAĞKUR</text:p>
          </table:table-cell>
          <table:table-cell table:style-name="ce517" office:value-type="float" office:value="745" calcext:value-type="float">
            <text:p>745,00</text:p>
          </table:table-cell>
          <table:table-cell table:style-name="ce517" table:number-columns-repeated="2"/>
          <table:table-cell table:style-name="ce518" table:formula="of:=[.G130]-[.D131]+[.E131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500" office:value-type="string" calcext:value-type="string">
            <text:p>2010’a DEVİR</text:p>
          </table:table-cell>
          <table:table-cell table:style-name="ce517" table:number-columns-repeated="3"/>
          <table:table-cell table:style-name="ce519" table:formula="of:=[.G131]-[.D132]+[.E132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/>
          <table:table-cell table:style-name="ce517" table:number-columns-repeated="3"/>
          <table:table-cell table:style-name="ce519"/>
          <table:table-cell table:number-columns-repeated="1017"/>
        </table:table-row>
        <table:table-row table:style-name="ro4">
          <table:table-cell/>
          <table:table-cell table:style-name="ce476" office:value-type="float" office:value="2009" calcext:value-type="float">
            <text:p>2009</text:p>
          </table:table-cell>
          <table:table-cell table:style-name="ce501" office:value-type="string" calcext:value-type="string">
            <text:p>YILSONU TOPLAMI DĞŞ BORÇLU</text:p>
          </table:table-cell>
          <table:table-cell table:style-name="ce518" table:formula="of:=SUM([.D120:.D131])" office:value-type="float" office:value="4356" calcext:value-type="float">
            <text:p>4.356,00</text:p>
          </table:table-cell>
          <table:table-cell table:style-name="ce518" table:formula="of:=SUM([.E120:.E131])" office:value-type="float" office:value="1563" calcext:value-type="float">
            <text:p>1.563,00</text:p>
          </table:table-cell>
          <table:table-cell table:style-name="ce518"/>
          <table:table-cell table:style-name="ce518" table:formula="of:=[.E134]-[.D134]" office:value-type="float" office:value="-2793" calcext:value-type="float">
            <text:p>-2.793,00</text:p>
          </table:table-cell>
          <table:table-cell table:number-columns-repeated="1017"/>
        </table:table-row>
        <table:table-row table:style-name="ro4" table:number-rows-repeated="43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1017"/>
        </table:table-row>
        <table:table-row table:style-name="ro4">
          <table:table-cell/>
          <table:table-cell table:style-name="ce475" office:value-type="float" office:value="2010" calcext:value-type="float">
            <text:p>2010</text:p>
          </table:table-cell>
          <table:table-cell table:style-name="ce500" office:value-type="string" calcext:value-type="string">
            <text:p>2009’dan DEVİR</text:p>
          </table:table-cell>
          <table:table-cell table:style-name="ce517" table:number-columns-repeated="3"/>
          <table:table-cell table:style-name="ce519" table:formula="of:=[.G132]-[.D178]+[.E178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4">
          <table:table-cell/>
          <table:table-cell table:style-name="ce402"/>
          <table:table-cell table:style-name="ce499" office:value-type="string" calcext:value-type="string">
            <text:p>STPŞ-KDV</text:p>
          </table:table-cell>
          <table:table-cell table:style-name="ce517" office:value-type="float" office:value="74" calcext:value-type="float">
            <text:p>74,00</text:p>
          </table:table-cell>
          <table:table-cell table:style-name="ce517" table:number-columns-repeated="2"/>
          <table:table-cell table:style-name="ce517" table:formula="of:=[.G178]-[.D179]+[.E179]" office:value-type="float" office:value="13500" calcext:value-type="float">
            <text:p>13.500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 AY</text:p>
          </table:table-cell>
          <table:table-cell table:style-name="ce499" office:value-type="string" calcext:value-type="string">
            <text:p>DĞŞ VER</text:p>
          </table:table-cell>
          <table:table-cell table:style-name="ce517" office:value-type="float" office:value="275" calcext:value-type="float">
            <text:p>275,00</text:p>
          </table:table-cell>
          <table:table-cell table:style-name="ce517" table:number-columns-repeated="2"/>
          <table:table-cell table:style-name="ce517" table:formula="of:=[.G179]-[.D180]+[.E180]" office:value-type="float" office:value="13225" calcext:value-type="float">
            <text:p>13.225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18" calcext:value-type="float">
            <text:p>18,00</text:p>
          </table:table-cell>
          <table:table-cell table:style-name="ce517" table:number-columns-repeated="2"/>
          <table:table-cell table:style-name="ce517" table:formula="of:=[.G180]-[.D181]+[.E181]" office:value-type="float" office:value="13207" calcext:value-type="float">
            <text:p>13.207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2 AY</text:p>
          </table:table-cell>
          <table:table-cell table:style-name="ce499" office:value-type="string" calcext:value-type="string">
            <text:p>PER SSK</text:p>
          </table:table-cell>
          <table:table-cell table:style-name="ce517" office:value-type="float" office:value="244" calcext:value-type="float">
            <text:p>244,00</text:p>
          </table:table-cell>
          <table:table-cell table:style-name="ce517" table:number-columns-repeated="2"/>
          <table:table-cell table:style-name="ce517" table:formula="of:=[.G181]-[.D182]+[.E182]" office:value-type="float" office:value="12963" calcext:value-type="float">
            <text:p>12.963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78" calcext:value-type="float">
            <text:p>78,00</text:p>
          </table:table-cell>
          <table:table-cell table:style-name="ce517" table:number-columns-repeated="2"/>
          <table:table-cell table:style-name="ce517" table:formula="of:=[.G182]-[.D183]+[.E183]" office:value-type="float" office:value="12885" calcext:value-type="float">
            <text:p>12.885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İLAL DEMİRSOY</text:p>
          </table:table-cell>
          <table:table-cell table:style-name="ce517" office:value-type="float" office:value="750" calcext:value-type="float">
            <text:p>750,00</text:p>
          </table:table-cell>
          <table:table-cell table:style-name="ce517" table:number-columns-repeated="2"/>
          <table:table-cell table:style-name="ce517" table:formula="of:=[.G183]-[.D184]+[.E184]" office:value-type="float" office:value="12135" calcext:value-type="float">
            <text:p>12.135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EHMET DİLEK</text:p>
          </table:table-cell>
          <table:table-cell table:style-name="ce517" office:value-type="float" office:value="375" calcext:value-type="float">
            <text:p>375,00</text:p>
          </table:table-cell>
          <table:table-cell table:style-name="ce517" table:number-columns-repeated="2"/>
          <table:table-cell table:style-name="ce517" table:formula="of:=[.G184]-[.D185]+[.E185]" office:value-type="float" office:value="11760" calcext:value-type="float">
            <text:p>11.760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3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78" calcext:value-type="float">
            <text:p>78,00</text:p>
          </table:table-cell>
          <table:table-cell table:style-name="ce517" table:number-columns-repeated="2"/>
          <table:table-cell table:style-name="ce517" table:formula="of:=[.G185]-[.D186]+[.E186]" office:value-type="float" office:value="11682" calcext:value-type="float">
            <text:p>11.68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CİT TELİ</text:p>
          </table:table-cell>
          <table:table-cell table:style-name="ce517" office:value-type="float" office:value="2425" calcext:value-type="float">
            <text:p>2.425,00</text:p>
          </table:table-cell>
          <table:table-cell table:style-name="ce517" table:number-columns-repeated="2"/>
          <table:table-cell table:style-name="ce517" table:formula="of:=[.G186]-[.D187]+[.E187]" office:value-type="float" office:value="9257" calcext:value-type="float">
            <text:p>9.25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ORU BAHCE</text:p>
          </table:table-cell>
          <table:table-cell table:style-name="ce517" office:value-type="float" office:value="210" calcext:value-type="float">
            <text:p>210,00</text:p>
          </table:table-cell>
          <table:table-cell table:style-name="ce517" table:number-columns-repeated="2"/>
          <table:table-cell table:style-name="ce517" table:formula="of:=[.G187]-[.D188]+[.E188]" office:value-type="float" office:value="9047" calcext:value-type="float">
            <text:p>9.04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DUVAR İŞCİLİĞİ</text:p>
          </table:table-cell>
          <table:table-cell table:style-name="ce517" office:value-type="float" office:value="630" calcext:value-type="float">
            <text:p>630,00</text:p>
          </table:table-cell>
          <table:table-cell table:style-name="ce517" table:number-columns-repeated="2"/>
          <table:table-cell table:style-name="ce517" table:formula="of:=[.G188]-[.D189]+[.E189]" office:value-type="float" office:value="8417" calcext:value-type="float">
            <text:p>8.41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SK</text:p>
          </table:table-cell>
          <table:table-cell table:style-name="ce517" office:value-type="float" office:value="243" calcext:value-type="float">
            <text:p>243,00</text:p>
          </table:table-cell>
          <table:table-cell table:style-name="ce517" table:number-columns-repeated="2"/>
          <table:table-cell table:style-name="ce517" table:formula="of:=[.G189]-[.D190]+[.E190]" office:value-type="float" office:value="8174" calcext:value-type="float">
            <text:p>8.174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4 AY</text:p>
          </table:table-cell>
          <table:table-cell table:style-name="ce499" office:value-type="string" calcext:value-type="string">
            <text:p>SSK</text:p>
          </table:table-cell>
          <table:table-cell table:style-name="ce517" office:value-type="float" office:value="243" calcext:value-type="float">
            <text:p>243,00</text:p>
          </table:table-cell>
          <table:table-cell table:style-name="ce517" table:number-columns-repeated="2"/>
          <table:table-cell table:style-name="ce517" table:formula="of:=[.G190]-[.D191]+[.E191]" office:value-type="float" office:value="7931" calcext:value-type="float">
            <text:p>7.931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75" calcext:value-type="float">
            <text:p>75,00</text:p>
          </table:table-cell>
          <table:table-cell table:style-name="ce517" table:number-columns-repeated="2"/>
          <table:table-cell table:style-name="ce517" table:formula="of:=[.G191]-[.D192]+[.E192]" office:value-type="float" office:value="7856" calcext:value-type="float">
            <text:p>7.85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75" calcext:value-type="float">
            <text:p>75,00</text:p>
          </table:table-cell>
          <table:table-cell table:style-name="ce517" table:number-columns-repeated="2"/>
          <table:table-cell table:style-name="ce517" table:formula="of:=[.G192]-[.D193]+[.E193]" office:value-type="float" office:value="7781" calcext:value-type="float">
            <text:p>7.781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G. GV</text:p>
          </table:table-cell>
          <table:table-cell table:style-name="ce517" office:value-type="float" office:value="60" calcext:value-type="float">
            <text:p>60,00</text:p>
          </table:table-cell>
          <table:table-cell table:style-name="ce517" table:number-columns-repeated="2"/>
          <table:table-cell table:style-name="ce517" table:formula="of:=[.G193]-[.D194]+[.E194]" office:value-type="float" office:value="7721" calcext:value-type="float">
            <text:p>7.721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ETON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194]-[.D195]+[.E195]" office:value-type="float" office:value="6721" calcext:value-type="float">
            <text:p>6.721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PERFORJE</text:p>
          </table:table-cell>
          <table:table-cell table:style-name="ce517" office:value-type="float" office:value="815" calcext:value-type="float">
            <text:p>815,00</text:p>
          </table:table-cell>
          <table:table-cell table:style-name="ce517" table:number-columns-repeated="2"/>
          <table:table-cell table:style-name="ce517" table:formula="of:=[.G195]-[.D196]+[.E196]" office:value-type="float" office:value="5906" calcext:value-type="float">
            <text:p>5.90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İHSAN ŞENMAN</text:p>
          </table:table-cell>
          <table:table-cell table:style-name="ce517" office:value-type="float" office:value="150" calcext:value-type="float">
            <text:p>150,00</text:p>
          </table:table-cell>
          <table:table-cell table:style-name="ce517" table:number-columns-repeated="2"/>
          <table:table-cell table:style-name="ce517" table:formula="of:=[.G196]-[.D197]+[.E197]" office:value-type="float" office:value="5756" calcext:value-type="float">
            <text:p>5.75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TANER ERAYDIN</text:p>
          </table:table-cell>
          <table:table-cell table:style-name="ce517" office:value-type="float" office:value="600" calcext:value-type="float">
            <text:p>600,00</text:p>
          </table:table-cell>
          <table:table-cell table:style-name="ce517" table:number-columns-repeated="2"/>
          <table:table-cell table:style-name="ce517" table:formula="of:=[.G197]-[.D198]+[.E198]" office:value-type="float" office:value="5156" calcext:value-type="float">
            <text:p>5.15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UST DİNC</text:p>
          </table:table-cell>
          <table:table-cell table:style-name="ce517" office:value-type="float" office:value="750" calcext:value-type="float">
            <text:p>750,00</text:p>
          </table:table-cell>
          <table:table-cell table:style-name="ce517" table:number-columns-repeated="2"/>
          <table:table-cell table:style-name="ce517" table:formula="of:=[.G198]-[.D199]+[.E199]" office:value-type="float" office:value="4406" calcext:value-type="float">
            <text:p>4.40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CEM SIĞIRECI</text:p>
          </table:table-cell>
          <table:table-cell table:style-name="ce517" office:value-type="float" office:value="750" calcext:value-type="float">
            <text:p>750,00</text:p>
          </table:table-cell>
          <table:table-cell table:style-name="ce517" table:number-columns-repeated="2"/>
          <table:table-cell table:style-name="ce517" table:formula="of:=[.G199]-[.D200]+[.E200]" office:value-type="float" office:value="3656" calcext:value-type="float">
            <text:p>3.65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Ş. CIRDKLI PER</text:p>
          </table:table-cell>
          <table:table-cell table:style-name="ce517" office:value-type="float" office:value="110" calcext:value-type="float">
            <text:p>110,00</text:p>
          </table:table-cell>
          <table:table-cell table:style-name="ce517" table:number-columns-repeated="2"/>
          <table:table-cell table:style-name="ce517" table:formula="of:=[.G200]-[.D201]+[.E201]" office:value-type="float" office:value="3546" calcext:value-type="float">
            <text:p>3.54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ORU</text:p>
          </table:table-cell>
          <table:table-cell table:style-name="ce517" office:value-type="float" office:value="270" calcext:value-type="float">
            <text:p>270,00</text:p>
          </table:table-cell>
          <table:table-cell table:style-name="ce517" table:number-columns-repeated="2"/>
          <table:table-cell table:style-name="ce517" table:formula="of:=[.G201]-[.D202]+[.E202]" office:value-type="float" office:value="3276" calcext:value-type="float">
            <text:p>3.276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6 AY</text:p>
          </table:table-cell>
          <table:table-cell table:style-name="ce499" office:value-type="string" calcext:value-type="string">
            <text:p>BAĞKUR</text:p>
          </table:table-cell>
          <table:table-cell table:style-name="ce517" office:value-type="float" office:value="367" calcext:value-type="float">
            <text:p>367,00</text:p>
          </table:table-cell>
          <table:table-cell table:style-name="ce517" table:number-columns-repeated="2"/>
          <table:table-cell table:style-name="ce517" table:formula="of:=[.G202]-[.D203]+[.E203]" office:value-type="float" office:value="2909" calcext:value-type="float">
            <text:p>2.909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8 AY</text:p>
          </table:table-cell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224" calcext:value-type="float">
            <text:p>224,00</text:p>
          </table:table-cell>
          <table:table-cell table:style-name="ce517"/>
          <table:table-cell table:style-name="ce517" table:formula="of:=[.G203]-[.D204]+[.E204]" office:value-type="float" office:value="3133" calcext:value-type="float">
            <text:p>3.133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ORĞ BOYA</text:p>
          </table:table-cell>
          <table:table-cell table:style-name="ce517"/>
          <table:table-cell table:style-name="ce517" office:value-type="float" office:value="530" calcext:value-type="float">
            <text:p>530,00</text:p>
          </table:table-cell>
          <table:table-cell table:style-name="ce517"/>
          <table:table-cell table:style-name="ce517" table:formula="of:=[.G204]-[.D205]+[.E205]" office:value-type="float" office:value="3663" calcext:value-type="float">
            <text:p>3.663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0 AY</text:p>
          </table:table-cell>
          <table:table-cell table:style-name="ce499" office:value-type="string" calcext:value-type="string">
            <text:p>H. AYRANCI</text:p>
          </table:table-cell>
          <table:table-cell table:style-name="ce517" office:value-type="float" office:value="100" calcext:value-type="float">
            <text:p>100,00</text:p>
          </table:table-cell>
          <table:table-cell table:style-name="ce517" table:number-columns-repeated="2"/>
          <table:table-cell table:style-name="ce517" table:formula="of:=[.G205]-[.D206]+[.E206]" office:value-type="float" office:value="3563" calcext:value-type="float">
            <text:p>3.563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HAVRULU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517" table:formula="of:=[.G206]-[.D207]+[.E207]" office:value-type="float" office:value="4063" calcext:value-type="float">
            <text:p>4.063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H. AYRANCI</text:p>
          </table:table-cell>
          <table:table-cell table:style-name="ce517" office:value-type="float" office:value="100" calcext:value-type="float">
            <text:p>100,00</text:p>
          </table:table-cell>
          <table:table-cell table:style-name="ce517" table:number-columns-repeated="2"/>
          <table:table-cell table:style-name="ce517" table:formula="of:=[.G207]-[.D208]+[.E208]" office:value-type="float" office:value="3963" calcext:value-type="float">
            <text:p>3.963,00</text:p>
          </table:table-cell>
          <table:table-cell table:number-columns-repeated="1017"/>
        </table:table-row>
        <table:table-row table:style-name="ro4">
          <table:table-cell/>
          <table:table-cell table:style-name="ce477"/>
          <table:table-cell table:style-name="ce499" office:value-type="string" calcext:value-type="string">
            <text:p>FIRCA ISPATULA</text:p>
          </table:table-cell>
          <table:table-cell table:style-name="ce517"/>
          <table:table-cell table:style-name="ce517" office:value-type="float" office:value="14" calcext:value-type="float">
            <text:p>14,00</text:p>
          </table:table-cell>
          <table:table-cell table:style-name="ce517"/>
          <table:table-cell table:style-name="ce517" table:formula="of:=[.G208]-[.D209]+[.E209]" office:value-type="float" office:value="3977" calcext:value-type="float">
            <text:p>3.977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2 AY</text:p>
          </table:table-cell>
          <table:table-cell table:style-name="ce499" office:value-type="string" calcext:value-type="string">
            <text:p>KDV STB</text:p>
          </table:table-cell>
          <table:table-cell table:style-name="ce517" office:value-type="float" office:value="80" calcext:value-type="float">
            <text:p>80,00</text:p>
          </table:table-cell>
          <table:table-cell table:style-name="ce517" table:number-columns-repeated="2"/>
          <table:table-cell table:style-name="ce517" table:formula="of:=[.G209]-[.D210]+[.E210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500" office:value-type="string" calcext:value-type="string">
            <text:p>2011’e devir</text:p>
          </table:table-cell>
          <table:table-cell table:style-name="ce517" table:number-columns-repeated="3"/>
          <table:table-cell table:style-name="ce517" table:formula="of:=[.G210]-[.D211]+[.E211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1017"/>
        </table:table-row>
        <table:table-row table:style-name="ro4">
          <table:table-cell/>
          <table:table-cell table:style-name="ce476" office:value-type="float" office:value="2010" calcext:value-type="float">
            <text:p>2010</text:p>
          </table:table-cell>
          <table:table-cell table:style-name="ce501" office:value-type="string" calcext:value-type="string">
            <text:p>YILSONU TOPLAMI DĞŞ BORÇLU</text:p>
          </table:table-cell>
          <table:table-cell table:style-name="ce518" table:formula="of:=SUM([.D179:.D210])" office:value-type="float" office:value="10945" calcext:value-type="float">
            <text:p>10.945,00</text:p>
          </table:table-cell>
          <table:table-cell table:style-name="ce518" table:formula="of:=SUM([.E179:.E210])" office:value-type="float" office:value="1268" calcext:value-type="float">
            <text:p>1.268,00</text:p>
          </table:table-cell>
          <table:table-cell table:style-name="ce518"/>
          <table:table-cell table:style-name="ce518" table:formula="of:=[.E213]-[.D213]" office:value-type="float" office:value="-9677" calcext:value-type="float">
            <text:p>-9.677,00</text:p>
          </table:table-cell>
          <table:table-cell table:number-columns-repeated="1017"/>
        </table:table-row>
        <table:table-row table:style-name="ro4">
          <table:table-cell/>
          <table:table-cell table:style-name="ce402" table:number-columns-repeated="2"/>
          <table:table-cell table:style-name="ce517" table:number-columns-repeated="4"/>
          <table:table-cell table:number-columns-repeated="1017"/>
        </table:table-row>
        <table:table-row table:style-name="ro4" table:number-rows-repeated="22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1017"/>
        </table:table-row>
        <table:table-row table:style-name="ro4">
          <table:table-cell/>
          <table:table-cell table:style-name="ce475" office:value-type="float" office:value="2011" calcext:value-type="float">
            <text:p>2011</text:p>
          </table:table-cell>
          <table:table-cell table:style-name="ce500" office:value-type="string" calcext:value-type="string">
            <text:p>2010’dan DEVİR</text:p>
          </table:table-cell>
          <table:table-cell table:style-name="ce517" table:number-columns-repeated="3"/>
          <table:table-cell table:style-name="ce517" table:formula="of:=[.G211]-[.D237]+[.E237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4">
          <table:table-cell/>
          <table:table-cell table:style-name="ce402"/>
          <table:table-cell table:style-name="ce499" office:value-type="string" calcext:value-type="string">
            <text:p>KK</text:p>
          </table:table-cell>
          <table:table-cell table:style-name="ce517" office:value-type="float" office:value="1600" calcext:value-type="float">
            <text:p>1.600,00</text:p>
          </table:table-cell>
          <table:table-cell table:style-name="ce517" table:number-columns-repeated="2"/>
          <table:table-cell table:style-name="ce517" table:formula="of:=[.G237]-[.D238]+[.E238]" office:value-type="float" office:value="2297" calcext:value-type="float">
            <text:p>2.29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TALİP EKİCİ</text:p>
          </table:table-cell>
          <table:table-cell table:style-name="ce517" office:value-type="float" office:value="200" calcext:value-type="float">
            <text:p>200,00</text:p>
          </table:table-cell>
          <table:table-cell table:style-name="ce517" table:number-columns-repeated="2"/>
          <table:table-cell table:style-name="ce517" table:formula="of:=[.G238]-[.D239]+[.E239]" office:value-type="float" office:value="2097" calcext:value-type="float">
            <text:p>2.097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-2-3 AY</text:p>
          </table:table-cell>
          <table:table-cell table:style-name="ce499" office:value-type="string" calcext:value-type="string">
            <text:p>KDV – GV</text:p>
          </table:table-cell>
          <table:table-cell table:style-name="ce517" office:value-type="float" office:value="309" calcext:value-type="float">
            <text:p>309,00</text:p>
          </table:table-cell>
          <table:table-cell table:style-name="ce517" table:number-columns-repeated="2"/>
          <table:table-cell table:style-name="ce517" table:formula="of:=[.G239]-[.D240]+[.E240]" office:value-type="float" office:value="1788" calcext:value-type="float">
            <text:p>1.788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3 AY</text:p>
          </table:table-cell>
          <table:table-cell table:style-name="ce499" office:value-type="string" calcext:value-type="string">
            <text:p>M.B <text:s text:c="2"/>Ğ.VER</text:p>
          </table:table-cell>
          <table:table-cell table:style-name="ce517" office:value-type="float" office:value="1720" calcext:value-type="float">
            <text:p>1.720,00</text:p>
          </table:table-cell>
          <table:table-cell table:style-name="ce517" table:number-columns-repeated="2"/>
          <table:table-cell table:style-name="ce517" table:formula="of:=[.G240]-[.D241]+[.E241]" office:value-type="float" office:value="68" calcext:value-type="float">
            <text:p>68,00</text:p>
          </table:table-cell>
          <table:table-cell table:number-columns-repeated="1017"/>
        </table:table-row>
        <table:table-row table:style-name="ro4">
          <table:table-cell/>
          <table:table-cell table:style-name="ce478" office:value-type="date" office:date-value="2011-04-07" calcext:value-type="date">
            <text:p>07.Nis</text:p>
          </table:table-cell>
          <table:table-cell table:style-name="ce499" office:value-type="string" calcext:value-type="string">
            <text:p>ELDEN</text:p>
          </table:table-cell>
          <table:table-cell table:style-name="ce517" office:value-type="float" office:value="850" calcext:value-type="float">
            <text:p>850,00</text:p>
          </table:table-cell>
          <table:table-cell table:style-name="ce517" table:number-columns-repeated="2"/>
          <table:table-cell table:style-name="ce517" table:formula="of:=[.G241]-[.D242]+[.E242]" office:value-type="float" office:value="-782" calcext:value-type="float">
            <text:p>-78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STAR – cizme</text:p>
          </table:table-cell>
          <table:table-cell table:style-name="ce517"/>
          <table:table-cell table:style-name="ce517" office:value-type="float" office:value="540" calcext:value-type="float">
            <text:p>540,00</text:p>
          </table:table-cell>
          <table:table-cell table:style-name="ce517"/>
          <table:table-cell table:style-name="ce517" table:formula="of:=[.G242]-[.D243]+[.E243]" office:value-type="float" office:value="-242" calcext:value-type="float">
            <text:p>-24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NAK TK</text:p>
          </table:table-cell>
          <table:table-cell table:style-name="ce517"/>
          <table:table-cell table:style-name="ce517" office:value-type="float" office:value="754" calcext:value-type="float">
            <text:p>754,00</text:p>
          </table:table-cell>
          <table:table-cell table:style-name="ce517"/>
          <table:table-cell table:style-name="ce517" table:formula="of:=[.G243]-[.D244]+[.E244]" office:value-type="float" office:value="512" calcext:value-type="float">
            <text:p>51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OYACI MUSTAFA</text:p>
          </table:table-cell>
          <table:table-cell table:style-name="ce517" office:value-type="float" office:value="140" calcext:value-type="float">
            <text:p>140,00</text:p>
          </table:table-cell>
          <table:table-cell table:style-name="ce517" table:number-columns-repeated="2"/>
          <table:table-cell table:style-name="ce517" table:formula="of:=[.G244]-[.D245]+[.E245]" office:value-type="float" office:value="372" calcext:value-type="float">
            <text:p>37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OPEL MUAYENE</text:p>
          </table:table-cell>
          <table:table-cell table:style-name="ce517" office:value-type="float" office:value="220" calcext:value-type="float">
            <text:p>220,00</text:p>
          </table:table-cell>
          <table:table-cell table:style-name="ce517" table:number-columns-repeated="2"/>
          <table:table-cell table:style-name="ce517" table:formula="of:=[.G245]-[.D246]+[.E246]" office:value-type="float" office:value="152" calcext:value-type="float">
            <text:p>15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KDV</text:p>
          </table:table-cell>
          <table:table-cell table:style-name="ce517" office:value-type="float" office:value="80" calcext:value-type="float">
            <text:p>80,00</text:p>
          </table:table-cell>
          <table:table-cell table:style-name="ce517" table:number-columns-repeated="2"/>
          <table:table-cell table:style-name="ce517" table:formula="of:=[.G246]-[.D247]+[.E247]" office:value-type="float" office:value="72" calcext:value-type="float">
            <text:p>7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LTIN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517" table:formula="of:=[.G247]-[.D248]+[.E248]" office:value-type="float" office:value="572" calcext:value-type="float">
            <text:p>572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NİSAN</text:p>
          </table:table-cell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764" calcext:value-type="float">
            <text:p>764,00</text:p>
          </table:table-cell>
          <table:table-cell table:style-name="ce517"/>
          <table:table-cell table:style-name="ce517" table:formula="of:=[.G248]-[.D249]+[.E249]" office:value-type="float" office:value="1336" calcext:value-type="float">
            <text:p>1.33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KESİCİ TEX</text:p>
          </table:table-cell>
          <table:table-cell table:style-name="ce517" office:value-type="float" office:value="120" calcext:value-type="float">
            <text:p>120,00</text:p>
          </table:table-cell>
          <table:table-cell table:style-name="ce517" table:number-columns-repeated="2"/>
          <table:table-cell table:style-name="ce517" table:formula="of:=[.G249]-[.D250]+[.E250]" office:value-type="float" office:value="1216" calcext:value-type="float">
            <text:p>1.21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HIZ KONT ÖDEME</text:p>
          </table:table-cell>
          <table:table-cell table:style-name="ce517"/>
          <table:table-cell table:style-name="ce517" office:value-type="float" office:value="708" calcext:value-type="float">
            <text:p>708,00</text:p>
          </table:table-cell>
          <table:table-cell table:style-name="ce517"/>
          <table:table-cell table:style-name="ce517" table:formula="of:=[.G250]-[.D251]+[.E251]" office:value-type="float" office:value="1924" calcext:value-type="float">
            <text:p>1.924,00</text:p>
          </table:table-cell>
          <table:table-cell table:number-columns-repeated="1017"/>
        </table:table-row>
        <table:table-row table:style-name="ro4">
          <table:table-cell/>
          <table:table-cell table:style-name="ce478" office:value-type="date" office:date-value="2011-06-24" calcext:value-type="date">
            <text:p>24.Haz</text:p>
          </table:table-cell>
          <table:table-cell table:style-name="ce499" office:value-type="string" calcext:value-type="string">
            <text:p>2 GL SLK BOYA ve mlzm</text:p>
          </table:table-cell>
          <table:table-cell table:style-name="ce517"/>
          <table:table-cell table:style-name="ce517" office:value-type="float" office:value="105" calcext:value-type="float">
            <text:p>105,00</text:p>
          </table:table-cell>
          <table:table-cell table:style-name="ce517"/>
          <table:table-cell table:style-name="ce517" table:formula="of:=[.G251]-[.D252]+[.E252]" office:value-type="float" office:value="2029" calcext:value-type="float">
            <text:p>2.029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NOTER ALİ BALCI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517" table:formula="of:=[.G252]-[.D253]+[.E253]" office:value-type="float" office:value="5029" calcext:value-type="float">
            <text:p>5.029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İSKENDİYER</text:p>
          </table:table-cell>
          <table:table-cell table:style-name="ce517" office:value-type="float" office:value="600" calcext:value-type="float">
            <text:p>600,00</text:p>
          </table:table-cell>
          <table:table-cell table:style-name="ce517" table:number-columns-repeated="2"/>
          <table:table-cell table:style-name="ce517" table:formula="of:=[.G253]-[.D254]+[.E254]" office:value-type="float" office:value="4429" calcext:value-type="float">
            <text:p>4.429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Lİ BALCI ELDEN</text:p>
          </table:table-cell>
          <table:table-cell table:style-name="ce517" office:value-type="float" office:value="1400" calcext:value-type="float">
            <text:p>1.400,00</text:p>
          </table:table-cell>
          <table:table-cell table:style-name="ce517" table:number-columns-repeated="2"/>
          <table:table-cell table:style-name="ce517" table:formula="of:=[.G254]-[.D255]+[.E255]" office:value-type="float" office:value="3029" calcext:value-type="float">
            <text:p>3.029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8.AĞS</text:p>
          </table:table-cell>
          <table:table-cell table:style-name="ce499" office:value-type="string" calcext:value-type="string">
            <text:p>KDV</text:p>
          </table:table-cell>
          <table:table-cell table:style-name="ce517" office:value-type="float" office:value="224" calcext:value-type="float">
            <text:p>224,00</text:p>
          </table:table-cell>
          <table:table-cell table:style-name="ce517" table:number-columns-repeated="2"/>
          <table:table-cell table:style-name="ce517" table:formula="of:=[.G255]-[.D256]+[.E256]" office:value-type="float" office:value="2805" calcext:value-type="float">
            <text:p>2.805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LOK MAAŞ</text:p>
          </table:table-cell>
          <table:table-cell table:style-name="ce517" office:value-type="float" office:value="660" calcext:value-type="float">
            <text:p>660,00</text:p>
          </table:table-cell>
          <table:table-cell table:style-name="ce517" table:number-columns-repeated="2"/>
          <table:table-cell table:style-name="ce517" table:formula="of:=[.G256]-[.D257]+[.E257]" office:value-type="float" office:value="2145" calcext:value-type="float">
            <text:p>2.145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LOK SSK</text:p>
          </table:table-cell>
          <table:table-cell table:style-name="ce517" office:value-type="float" office:value="520" calcext:value-type="float">
            <text:p>520,00</text:p>
          </table:table-cell>
          <table:table-cell table:style-name="ce517" table:number-columns-repeated="2"/>
          <table:table-cell table:style-name="ce517" table:formula="of:=[.G257]-[.D258]+[.E258]" office:value-type="float" office:value="1625" calcext:value-type="float">
            <text:p>1.625,00</text:p>
          </table:table-cell>
          <table:table-cell table:number-columns-repeated="1017"/>
        </table:table-row>
        <table:table-row table:style-name="ro4">
          <table:table-cell/>
          <table:table-cell table:style-name="ce478" office:value-type="date" office:date-value="2011-09-30" calcext:value-type="date">
            <text:p>30.Eyl</text:p>
          </table:table-cell>
          <table:table-cell table:style-name="ce499" office:value-type="string" calcext:value-type="string">
            <text:p>LOK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258]-[.D259]+[.E259]" office:value-type="float" office:value="1385" calcext:value-type="float">
            <text:p>1.385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ÜNV MALZ</text:p>
          </table:table-cell>
          <table:table-cell table:style-name="ce517"/>
          <table:table-cell table:style-name="ce517" office:value-type="float" office:value="1082" calcext:value-type="float">
            <text:p>1.082,00</text:p>
          </table:table-cell>
          <table:table-cell table:style-name="ce517"/>
          <table:table-cell table:style-name="ce517" table:formula="of:=[.G259]-[.D260]+[.E260]" office:value-type="float" office:value="2467" calcext:value-type="float">
            <text:p>2.46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CİM NAK</text:p>
          </table:table-cell>
          <table:table-cell table:style-name="ce517" office:value-type="float" office:value="850" calcext:value-type="float">
            <text:p>850,00</text:p>
          </table:table-cell>
          <table:table-cell table:style-name="ce517" table:number-columns-repeated="2"/>
          <table:table-cell table:style-name="ce517" table:formula="of:=[.G260]-[.D261]+[.E261]" office:value-type="float" office:value="1617" calcext:value-type="float">
            <text:p>1.61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EZAR HASAN TAŞ</text:p>
          </table:table-cell>
          <table:table-cell table:style-name="ce517" office:value-type="float" office:value="500" calcext:value-type="float">
            <text:p>500,00</text:p>
          </table:table-cell>
          <table:table-cell table:style-name="ce517" table:number-columns-repeated="2"/>
          <table:table-cell table:style-name="ce517" table:formula="of:=[.G261]-[.D262]+[.E262]" office:value-type="float" office:value="1117" calcext:value-type="float">
            <text:p>1.117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0 AY</text:p>
          </table:table-cell>
          <table:table-cell table:style-name="ce499" office:value-type="string" calcext:value-type="string">
            <text:p>LOK <text:s/>MAAŞ</text:p>
          </table:table-cell>
          <table:table-cell table:style-name="ce517" office:value-type="float" office:value="660" calcext:value-type="float">
            <text:p>660,00</text:p>
          </table:table-cell>
          <table:table-cell table:style-name="ce517" table:number-columns-repeated="2"/>
          <table:table-cell table:style-name="ce517" table:formula="of:=[.G262]-[.D263]+[.E263]" office:value-type="float" office:value="457" calcext:value-type="float">
            <text:p>45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EZAR PARASI</text:p>
          </table:table-cell>
          <table:table-cell table:style-name="ce517" office:value-type="float" office:value="700" calcext:value-type="float">
            <text:p>700,00</text:p>
          </table:table-cell>
          <table:table-cell table:style-name="ce517" table:number-columns-repeated="2"/>
          <table:table-cell table:style-name="ce517" table:formula="of:=[.G263]-[.D264]+[.E264]" office:value-type="float" office:value="-243" calcext:value-type="float">
            <text:p>-243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1 AY</text:p>
          </table:table-cell>
          <table:table-cell table:style-name="ce499" office:value-type="string" calcext:value-type="string">
            <text:p>LOK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264]-[.D265]+[.E265]" office:value-type="float" office:value="-483" calcext:value-type="float">
            <text:p>-483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EL EMLAK</text:p>
          </table:table-cell>
          <table:table-cell table:style-name="ce517" office:value-type="float" office:value="5020" calcext:value-type="float">
            <text:p>5.020,00</text:p>
          </table:table-cell>
          <table:table-cell table:style-name="ce517" table:number-columns-repeated="2"/>
          <table:table-cell table:style-name="ce517" table:formula="of:=[.G265]-[.D266]+[.E266]" office:value-type="float" office:value="-5503" calcext:value-type="float">
            <text:p>-5.503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1 AY</text:p>
          </table:table-cell>
          <table:table-cell table:style-name="ce499" office:value-type="string" calcext:value-type="string">
            <text:p>GEC VR</text:p>
          </table:table-cell>
          <table:table-cell table:style-name="ce517" office:value-type="float" office:value="97" calcext:value-type="float">
            <text:p>97,00</text:p>
          </table:table-cell>
          <table:table-cell table:style-name="ce517" table:number-columns-repeated="2"/>
          <table:table-cell table:style-name="ce517" table:formula="of:=[.G266]-[.D267]+[.E267]" office:value-type="float" office:value="-5600" calcext:value-type="float">
            <text:p>-5.600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2 AY</text:p>
          </table:table-cell>
          <table:table-cell table:style-name="ce499" office:value-type="string" calcext:value-type="string">
            <text:p>LOK MAAŞ</text:p>
          </table:table-cell>
          <table:table-cell table:style-name="ce517" office:value-type="float" office:value="660" calcext:value-type="float">
            <text:p>660,00</text:p>
          </table:table-cell>
          <table:table-cell table:style-name="ce517" table:number-columns-repeated="2"/>
          <table:table-cell table:style-name="ce517" table:formula="of:=[.G267]-[.D268]+[.E268]" office:value-type="float" office:value="-6260" calcext:value-type="float">
            <text:p>-6.260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2 AY</text:p>
          </table:table-cell>
          <table:table-cell table:style-name="ce499" office:value-type="string" calcext:value-type="string">
            <text:p>M.B <text:s text:c="2"/>Ğ.VER</text:p>
          </table:table-cell>
          <table:table-cell table:style-name="ce517" office:value-type="float" office:value="845" calcext:value-type="float">
            <text:p>845,00</text:p>
          </table:table-cell>
          <table:table-cell table:style-name="ce517" table:number-columns-repeated="2"/>
          <table:table-cell table:style-name="ce517" table:formula="of:=[.G268]-[.D269]+[.E269]" office:value-type="float" office:value="-7105" calcext:value-type="float">
            <text:p>-7.105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2 AY</text:p>
          </table:table-cell>
          <table:table-cell table:style-name="ce499" office:value-type="string" calcext:value-type="string">
            <text:p>DĞ VERĞİ</text:p>
          </table:table-cell>
          <table:table-cell table:style-name="ce517" office:value-type="float" office:value="246" calcext:value-type="float">
            <text:p>246,00</text:p>
          </table:table-cell>
          <table:table-cell table:style-name="ce517" table:number-columns-repeated="2"/>
          <table:table-cell table:style-name="ce517" table:formula="of:=[.G269]-[.D270]+[.E270]" office:value-type="float" office:value="-7351" calcext:value-type="float">
            <text:p>-7.351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6 AY</text:p>
          </table:table-cell>
          <table:table-cell table:style-name="ce499" office:value-type="string" calcext:value-type="string">
            <text:p>KREDİ 1-2-3-4-5-6 <text:s/>6-11. aylar 2375x6</text:p>
          </table:table-cell>
          <table:table-cell table:style-name="ce517"/>
          <table:table-cell table:style-name="ce517" office:value-type="float" office:value="14250" calcext:value-type="float">
            <text:p>14.250,00</text:p>
          </table:table-cell>
          <table:table-cell table:style-name="ce517"/>
          <table:table-cell table:style-name="ce517" table:formula="of:=[.G270]-[.D271]+[.E271]" office:value-type="float" office:value="6899" calcext:value-type="float">
            <text:p>6.899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2 <text:s/>AY</text:p>
          </table:table-cell>
          <table:table-cell table:style-name="ce499" office:value-type="string" calcext:value-type="string">
            <text:p>LOK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271]-[.D272]+[.E272]" office:value-type="float" office:value="6659" calcext:value-type="float">
            <text:p>6.659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NAKLİYE</text:p>
          </table:table-cell>
          <table:table-cell table:style-name="ce517" office:value-type="float" office:value="6" calcext:value-type="float">
            <text:p>6,00</text:p>
          </table:table-cell>
          <table:table-cell table:style-name="ce517" table:number-columns-repeated="2"/>
          <table:table-cell table:style-name="ce517" table:formula="of:=[.G272]-[.D273]+[.E273]" office:value-type="float" office:value="6653" calcext:value-type="float">
            <text:p>6.653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2. ay</text:p>
          </table:table-cell>
          <table:table-cell table:style-name="ce499" office:value-type="string" calcext:value-type="string">
            <text:p>KREDİ 7</text:p>
          </table:table-cell>
          <table:table-cell table:style-name="ce517"/>
          <table:table-cell table:style-name="ce517" office:value-type="float" office:value="2375" calcext:value-type="float">
            <text:p>2.375,00</text:p>
          </table:table-cell>
          <table:table-cell table:style-name="ce517"/>
          <table:table-cell table:style-name="ce517" table:formula="of:=[.G273]-[.D274]+[.E274]" office:value-type="float" office:value="9028" calcext:value-type="float">
            <text:p>9.028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ÜNVERSİTE <text:s/>MALZ</text:p>
          </table:table-cell>
          <table:table-cell table:style-name="ce517" office:value-type="float" office:value="9600" calcext:value-type="float">
            <text:p>9.600,00</text:p>
          </table:table-cell>
          <table:table-cell table:style-name="ce517" table:number-columns-repeated="2"/>
          <table:table-cell table:style-name="ce517" table:formula="of:=[.G274]-[.D275]+[.E275]" office:value-type="float" office:value="-572" calcext:value-type="float">
            <text:p>-57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hüs cankurt</text:p>
          </table:table-cell>
          <table:table-cell table:style-name="ce517" office:value-type="float" office:value="200" calcext:value-type="float">
            <text:p>200,00</text:p>
          </table:table-cell>
          <table:table-cell table:style-name="ce517" table:number-columns-repeated="2"/>
          <table:table-cell table:style-name="ce517" table:formula="of:=[.G275]-[.D276]+[.E276]" office:value-type="float" office:value="-772" calcext:value-type="float">
            <text:p>-77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deniz mak</text:p>
          </table:table-cell>
          <table:table-cell table:style-name="ce517" office:value-type="float" office:value="280" calcext:value-type="float">
            <text:p>280,00</text:p>
          </table:table-cell>
          <table:table-cell table:style-name="ce517" table:number-columns-repeated="2"/>
          <table:table-cell table:style-name="ce517" table:formula="of:=[.G276]-[.D277]+[.E277]" office:value-type="float" office:value="-1052" calcext:value-type="float">
            <text:p>-1.05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oru</text:p>
          </table:table-cell>
          <table:table-cell table:style-name="ce517" office:value-type="float" office:value="90" calcext:value-type="float">
            <text:p>90,00</text:p>
          </table:table-cell>
          <table:table-cell table:style-name="ce517" table:number-columns-repeated="2"/>
          <table:table-cell table:style-name="ce517" table:formula="of:=[.G277]-[.D278]+[.E278]" office:value-type="float" office:value="-1142" calcext:value-type="float">
            <text:p>-1.14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2011 toplam doğuşun aldığı</text:p>
          </table:table-cell>
          <table:table-cell table:style-name="ce517" table:formula="of:=SUM([.D238:.D278])" office:value-type="float" office:value="29117" calcext:value-type="float">
            <text:p>29.117,00</text:p>
          </table:table-cell>
          <table:table-cell table:style-name="ce402"/>
          <table:table-cell table:style-name="ce517" table:number-columns-repeated="2"/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2011 toplam selaniğin aldığı aldığı</text:p>
          </table:table-cell>
          <table:table-cell table:style-name="ce517"/>
          <table:table-cell table:style-name="ce517" table:formula="of:=SUM([.E238:.E278])" office:value-type="float" office:value="24078" calcext:value-type="float">
            <text:p>24.078,00</text:p>
          </table:table-cell>
          <table:table-cell table:style-name="ce517" table:number-columns-repeated="2"/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kombi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517" table:formula="of:=[.G278]-[.D283]+[.E283]" office:value-type="float" office:value="1858" calcext:value-type="float">
            <text:p>1.858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office:value-type="string" calcext:value-type="string">
            <text:p>Ali Paşa Kira Bedeli</text:p>
          </table:table-cell>
          <table:table-cell table:style-name="ce517" table:formula="of:=['file:///home/murat/depolnx/hes2018/Account/2019/2019%20YS%20KR%20D%C4%9E%C5%9E%20SLNK.ods'#$'AP-LS GNL'.F20]" office:value-type="float" office:value="5001.38888888889" calcext:value-type="float">
            <text:p>5.001,39</text:p>
          </table:table-cell>
          <table:table-cell table:style-name="ce517" table:number-columns-repeated="2"/>
          <table:table-cell table:style-name="ce517" table:formula="of:=[.G283]-[.D284]+[.E284]" office:value-type="float" office:value="-3143.38888888889" calcext:value-type="float">
            <text:p>-3.143,39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office:value-type="string" calcext:value-type="string">
            <text:p>Lise Arkası Kira Bedeli</text:p>
          </table:table-cell>
          <table:table-cell table:style-name="ce517" table:formula="of:=['file:///home/murat/depolnx/hes2018/Account/2019/2019%20YS%20KR%20D%C4%9E%C5%9E%20SLNK.ods'#$'AP-LS GNL'.E20]+['file:///home/murat/depolnx/hes2018/Account/2019/2019%20YS%20KR%20D%C4%9E%C5%9E%20SLNK.ods'#$'AP-LS GNL'.E4]" office:value-type="float" office:value="-1459.295" calcext:value-type="float">
            <text:p>-1.459,30</text:p>
          </table:table-cell>
          <table:table-cell table:style-name="ce517" table:number-columns-repeated="2"/>
          <table:table-cell table:style-name="ce517" table:formula="of:=[.G284]-[.D285]+[.E285]" office:value-type="float" office:value="-1684.09388888889" calcext:value-type="float">
            <text:p>-1.684,09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ustafa balcı banka hesabından</text:p>
          </table:table-cell>
          <table:table-cell table:style-name="ce517" office:value-type="float" office:value="8750" calcext:value-type="float">
            <text:p>8.750,00</text:p>
          </table:table-cell>
          <table:table-cell table:style-name="ce517" table:number-columns-repeated="2"/>
          <table:table-cell table:style-name="ce517" table:formula="of:=[.G285]-[.D286]+[.E286]" office:value-type="float" office:value="-10434.0938888889" calcext:value-type="float">
            <text:p>-10.434,09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/>
          <table:table-cell table:style-name="ce517" table:number-columns-repeated="3"/>
          <table:table-cell table:style-name="ce517" table:formula="of:=[.G286]-[.D287]+[.E287]" office:value-type="float" office:value="-10434.0938888889" calcext:value-type="float">
            <text:p>-10.434,09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02"/>
          <table:table-cell table:style-name="ce517" table:number-columns-repeated="3"/>
          <table:table-cell table:style-name="ce517" table:formula="of:=[.G287]-[.D288]+[.E288]" office:value-type="float" office:value="-10434.0938888889" calcext:value-type="float">
            <text:p>-10.434,09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502" office:value-type="string" calcext:value-type="string">
            <text:p>Sanayi acentalar kira bedeli</text:p>
          </table:table-cell>
          <table:table-cell table:style-name="ce517" table:formula="of:=['file:///home/murat/depolnx/hes2018/Account/2019/2019%20YS%20KR%20D%C4%9E%C5%9E%20SLNK.ods'#$'AP-LS GNL'.D20]+['file:///home/murat/depolnx/hes2018/Account/2019/2019%20YS%20KR%20D%C4%9E%C5%9E%20SLNK.ods'#$'AP-LS GNL'.D4]" office:value-type="float" office:value="7500" calcext:value-type="float">
            <text:p>7.500,00</text:p>
          </table:table-cell>
          <table:table-cell table:style-name="ce517" table:number-columns-repeated="2"/>
          <table:table-cell table:style-name="ce517" table:formula="of:=[.G288]-[.D289]+[.E289]" office:value-type="float" office:value="-17934.0938888889" calcext:value-type="float">
            <text:p>-17.934,09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502" office:value-type="string" calcext:value-type="string">
            <text:p>Hızarhane Depo kira bedeli</text:p>
          </table:table-cell>
          <table:table-cell table:style-name="ce517" table:formula="of:=['file:///home/murat/depolnx/hes2018/Account/2019/2019%20YS%20KR%20D%C4%9E%C5%9E%20SLNK.ods'#$'AP-LS GNL'.C20]+['file:///home/murat/depolnx/hes2018/Account/2019/2019%20YS%20KR%20D%C4%9E%C5%9E%20SLNK.ods'#$'AP-LS GNL'.C4]" office:value-type="float" office:value="4500" calcext:value-type="float">
            <text:p>4.500,00</text:p>
          </table:table-cell>
          <table:table-cell table:style-name="ce517" table:number-columns-repeated="2"/>
          <table:table-cell table:style-name="ce517" table:formula="of:=[.G289]-[.D290]+[.E290]" office:value-type="float" office:value="-22434.0938888889" calcext:value-type="float">
            <text:p>-22.434,09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office:value-type="string" calcext:value-type="string">
            <text:p>Hızarhane yıkama kira bedeli</text:p>
          </table:table-cell>
          <table:table-cell table:style-name="ce517" table:formula="of:=['file:///home/murat/depolnx/hes2018/Account/2019/2019%20YS%20KR%20D%C4%9E%C5%9E%20SLNK.ods'#$'AP-LS GNL'.B20]+['file:///home/murat/depolnx/hes2018/Account/2019/2019%20YS%20KR%20D%C4%9E%C5%9E%20SLNK.ods'#$'AP-LS GNL'.B4]" office:value-type="float" office:value="7200" calcext:value-type="float">
            <text:p>7.200,00</text:p>
          </table:table-cell>
          <table:table-cell table:style-name="ce517" table:number-columns-repeated="2"/>
          <table:table-cell table:style-name="ce517" table:formula="of:=[.G290]-[.D291]+[.E291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02"/>
          <table:table-cell table:style-name="ce517" office:value-type="float" office:value="2.44" calcext:value-type="float">
            <text:p>2,44</text:p>
          </table:table-cell>
          <table:table-cell table:style-name="ce517" table:number-columns-repeated="2"/>
          <table:table-cell table:style-name="ce517" table:formula="of:=[.G291]-[.D292]+[.E292]" office:value-type="float" office:value="-29636.5338888889" calcext:value-type="float">
            <text:p>-29.636,53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500" office:value-type="string" calcext:value-type="string">
            <text:p>2012’ye devir</text:p>
          </table:table-cell>
          <table:table-cell table:style-name="ce517" table:number-columns-repeated="3"/>
          <table:table-cell table:style-name="ce519" table:formula="of:=[.G292]-[.D293]+[.E293]" office:value-type="float" office:value="-29636.5338888889" calcext:value-type="float">
            <text:p>-29.636,53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500"/>
          <table:table-cell table:style-name="ce517" table:number-columns-repeated="4"/>
          <table:table-cell table:number-columns-repeated="1017"/>
        </table:table-row>
        <table:table-row table:style-name="ro4">
          <table:table-cell/>
          <table:table-cell table:style-name="ce476" office:value-type="float" office:value="2011" calcext:value-type="float">
            <text:p>2011</text:p>
          </table:table-cell>
          <table:table-cell table:style-name="ce501" office:value-type="string" calcext:value-type="string">
            <text:p>YILSONU TOPLAMI DĞŞ BORÇLU</text:p>
          </table:table-cell>
          <table:table-cell table:style-name="ce518" table:formula="of:=SUM([.D283:.D293])+[.D280]" office:value-type="float" office:value="60611.5338888889" calcext:value-type="float">
            <text:p>60.611,53</text:p>
          </table:table-cell>
          <table:table-cell table:style-name="ce518" table:formula="of:=SUM([.E283:.E293])+[.E281]" office:value-type="float" office:value="27078" calcext:value-type="float">
            <text:p>27.078,00</text:p>
          </table:table-cell>
          <table:table-cell table:style-name="ce518"/>
          <table:table-cell table:style-name="ce518" table:formula="of:=[.E295]-[.D295]" office:value-type="float" office:value="-33533.5338888889" calcext:value-type="float">
            <text:p>-33.533,53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12" calcext:value-type="float">
            <text:p>2012</text:p>
          </table:table-cell>
          <table:table-cell table:style-name="ce500" office:value-type="string" calcext:value-type="string">
            <text:p>2011’den DEVİR</text:p>
          </table:table-cell>
          <table:table-cell table:style-name="ce517" table:number-columns-repeated="3"/>
          <table:table-cell table:style-name="ce519" table:formula="of:=[.G293]-[.D296]+[.E296]" office:value-type="float" office:value="-29636.5338888889" calcext:value-type="float">
            <text:p>-29.636,53</text:p>
          </table:table-cell>
          <table:table-cell table:number-columns-repeated="1017"/>
        </table:table-row>
        <table:table-row table:style-name="ro4">
          <table:table-cell/>
          <table:table-cell table:style-name="ce402"/>
          <table:table-cell table:style-name="ce499" office:value-type="string" calcext:value-type="string">
            <text:p>ali balcı kaloriferci</text:p>
          </table:table-cell>
          <table:table-cell table:style-name="ce517"/>
          <table:table-cell table:style-name="ce517" office:value-type="float" office:value="225" calcext:value-type="float">
            <text:p>225,00</text:p>
          </table:table-cell>
          <table:table-cell table:style-name="ce517"/>
          <table:table-cell table:style-name="ce517" table:formula="of:=[.G296]-[.D297]+[.E297]" office:value-type="float" office:value="-29411.5338888889" calcext:value-type="float">
            <text:p>-29.41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balcı ş.çırdaklı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517" table:formula="of:=[.G297]-[.D298]+[.E298]" office:value-type="float" office:value="-28911.5338888889" calcext:value-type="float">
            <text:p>-28.91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zocam nakliye</text:p>
          </table:table-cell>
          <table:table-cell table:style-name="ce517" office:value-type="float" office:value="160" calcext:value-type="float">
            <text:p>160,00</text:p>
          </table:table-cell>
          <table:table-cell table:style-name="ce517" table:number-columns-repeated="2"/>
          <table:table-cell table:style-name="ce517" table:formula="of:=[.G298]-[.D299]+[.E299]" office:value-type="float" office:value="-29071.5338888889" calcext:value-type="float">
            <text:p>-29.07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redi</text:p>
          </table:table-cell>
          <table:table-cell table:style-name="ce517" table:number-columns-repeated="3"/>
          <table:table-cell table:style-name="ce517" table:formula="of:=[.G299]-[.D300]+[.E300]" office:value-type="float" office:value="-29071.5338888889" calcext:value-type="float">
            <text:p>-29.07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2375*10=23750</text:p>
          </table:table-cell>
          <table:table-cell table:style-name="ce517" table:number-columns-repeated="3"/>
          <table:table-cell table:style-name="ce517" table:formula="of:=[.G300]-[.D301]+[.E301]" office:value-type="float" office:value="-29071.5338888889" calcext:value-type="float">
            <text:p>-29.07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2375*1 = <text:s/>2375</text:p>
          </table:table-cell>
          <table:table-cell table:style-name="ce517" table:number-columns-repeated="3"/>
          <table:table-cell table:style-name="ce517" table:formula="of:=[.G301]-[.D302]+[.E302]" office:value-type="float" office:value="-29071.5338888889" calcext:value-type="float">
            <text:p>-29.07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1* 375 = <text:s text:c="2"/>375</text:p>
          </table:table-cell>
          <table:table-cell table:style-name="ce517" table:number-columns-repeated="3"/>
          <table:table-cell table:style-name="ce517" table:formula="of:=[.G302]-[.D303]+[.E303]" office:value-type="float" office:value="-29071.5338888889" calcext:value-type="float">
            <text:p>-29.07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toplam <text:s text:c="14"/>26500</text:p>
          </table:table-cell>
          <table:table-cell table:style-name="ce517" table:number-columns-repeated="3"/>
          <table:table-cell table:style-name="ce517" table:formula="of:=[.G303]-[.D304]+[.E304]" office:value-type="float" office:value="-29071.5338888889" calcext:value-type="float">
            <text:p>-29.071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string" calcext:value-type="string">
            <text:p>1. ay</text:p>
          </table:table-cell>
          <table:table-cell table:style-name="ce499" office:value-type="string" calcext:value-type="string">
            <text:p>KREDİ 8-9-10-11</text:p>
          </table:table-cell>
          <table:table-cell table:style-name="ce517"/>
          <table:table-cell table:style-name="ce517" office:value-type="float" office:value="9500" calcext:value-type="float">
            <text:p>9.500,00</text:p>
          </table:table-cell>
          <table:table-cell table:style-name="ce517"/>
          <table:table-cell table:style-name="ce517" table:formula="of:=[.G304]-[.D305]+[.E305]" office:value-type="float" office:value="-19571.5338888889" calcext:value-type="float">
            <text:p>-19.57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redi 12</text:p>
          </table:table-cell>
          <table:table-cell table:style-name="ce517"/>
          <table:table-cell table:style-name="ce517" office:value-type="float" office:value="375" calcext:value-type="float">
            <text:p>375,00</text:p>
          </table:table-cell>
          <table:table-cell table:style-name="ce517"/>
          <table:table-cell table:style-name="ce517" table:formula="of:=[.G305]-[.D306]+[.E306]" office:value-type="float" office:value="-19196.5338888889" calcext:value-type="float">
            <text:p>-19.196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k kk atila</text:p>
          </table:table-cell>
          <table:table-cell table:style-name="ce517"/>
          <table:table-cell table:style-name="ce517" office:value-type="float" office:value="960" calcext:value-type="float">
            <text:p>960,00</text:p>
          </table:table-cell>
          <table:table-cell table:style-name="ce517"/>
          <table:table-cell table:style-name="ce517" table:formula="of:=[.G306]-[.D307]+[.E307]" office:value-type="float" office:value="-18236.5338888889" calcext:value-type="float">
            <text:p>-18.236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ygaz atila</text:p>
          </table:table-cell>
          <table:table-cell table:style-name="ce517"/>
          <table:table-cell table:style-name="ce517" office:value-type="float" office:value="168" calcext:value-type="float">
            <text:p>168,00</text:p>
          </table:table-cell>
          <table:table-cell table:style-name="ce517"/>
          <table:table-cell table:style-name="ce517" table:formula="of:=[.G307]-[.D308]+[.E308]" office:value-type="float" office:value="-18068.5338888889" calcext:value-type="float">
            <text:p>-18.068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ygaz ali</text:p>
          </table:table-cell>
          <table:table-cell table:style-name="ce517"/>
          <table:table-cell table:style-name="ce517" office:value-type="float" office:value="195" calcext:value-type="float">
            <text:p>195,00</text:p>
          </table:table-cell>
          <table:table-cell table:style-name="ce517"/>
          <table:table-cell table:style-name="ce517" table:formula="of:=[.G308]-[.D309]+[.E309]" office:value-type="float" office:value="-17873.5338888889" calcext:value-type="float">
            <text:p>-17.87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30-3-2012 çek</text:p>
          </table:table-cell>
          <table:table-cell table:style-name="ce517"/>
          <table:table-cell table:style-name="ce517" office:value-type="float" office:value="2000" calcext:value-type="float">
            <text:p>2.000,00</text:p>
          </table:table-cell>
          <table:table-cell table:style-name="ce517"/>
          <table:table-cell table:style-name="ce517" table:formula="of:=[.G309]-[.D310]+[.E310]" office:value-type="float" office:value="-15873.5338888889" calcext:value-type="float">
            <text:p>-15.87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slan tic</text:p>
          </table:table-cell>
          <table:table-cell table:style-name="ce517" office:value-type="float" office:value="930" calcext:value-type="float">
            <text:p>930,00</text:p>
          </table:table-cell>
          <table:table-cell table:style-name="ce517" table:number-columns-repeated="2"/>
          <table:table-cell table:style-name="ce517" table:formula="of:=[.G310]-[.D311]+[.E311]" office:value-type="float" office:value="-16803.5338888889" calcext:value-type="float">
            <text:p>-16.80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ulusu tüp</text:p>
          </table:table-cell>
          <table:table-cell table:style-name="ce517" office:value-type="float" office:value="600" calcext:value-type="float">
            <text:p>600,00</text:p>
          </table:table-cell>
          <table:table-cell table:style-name="ce517" table:number-columns-repeated="2"/>
          <table:table-cell table:style-name="ce517" table:formula="of:=[.G311]-[.D312]+[.E312]" office:value-type="float" office:value="-17403.5338888889" calcext:value-type="float">
            <text:p>-17.40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türkeller şenele ödeme</text:p>
          </table:table-cell>
          <table:table-cell table:style-name="ce517" office:value-type="float" office:value="5818" calcext:value-type="float">
            <text:p>5.818,00</text:p>
          </table:table-cell>
          <table:table-cell table:style-name="ce517" table:number-columns-repeated="2"/>
          <table:table-cell table:style-name="ce517" table:formula="of:=[.G312]-[.D313]+[.E313]" office:value-type="float" office:value="-23221.5338888889" calcext:value-type="float">
            <text:p>-23.22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bayraktar cıvata şnl</text:p>
          </table:table-cell>
          <table:table-cell table:style-name="ce517" office:value-type="float" office:value="406" calcext:value-type="float">
            <text:p>406,00</text:p>
          </table:table-cell>
          <table:table-cell table:style-name="ce517" table:number-columns-repeated="2"/>
          <table:table-cell table:style-name="ce517" table:formula="of:=[.G313]-[.D314]+[.E314]" office:value-type="float" office:value="-23627.5338888889" calcext:value-type="float">
            <text:p>-23.627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boyacı yusuf şnl mrmr</text:p>
          </table:table-cell>
          <table:table-cell table:style-name="ce517" office:value-type="float" office:value="850" calcext:value-type="float">
            <text:p>850,00</text:p>
          </table:table-cell>
          <table:table-cell table:style-name="ce517" table:number-columns-repeated="2"/>
          <table:table-cell table:style-name="ce517" table:formula="of:=[.G314]-[.D315]+[.E315]" office:value-type="float" office:value="-24477.5338888889" calcext:value-type="float">
            <text:p>-24.477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150" calcext:value-type="float">
            <text:p>150,00</text:p>
          </table:table-cell>
          <table:table-cell table:style-name="ce517"/>
          <table:table-cell table:style-name="ce517" table:formula="of:=[.G315]-[.D316]+[.E316]" office:value-type="float" office:value="-24327.5338888889" calcext:value-type="float">
            <text:p>-24.327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316]-[.D317]+[.E317]" office:value-type="float" office:value="-24227.5338888889" calcext:value-type="float">
            <text:p>-24.227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yangın dolabı çağdaş</text:p>
          </table:table-cell>
          <table:table-cell table:style-name="ce517"/>
          <table:table-cell table:style-name="ce517" office:value-type="float" office:value="590" calcext:value-type="float">
            <text:p>590,00</text:p>
          </table:table-cell>
          <table:table-cell table:style-name="ce517"/>
          <table:table-cell table:style-name="ce517" table:formula="of:=[.G317]-[.D318]+[.E318]" office:value-type="float" office:value="-23637.5338888889" calcext:value-type="float">
            <text:p>-23.637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orman işl havale</text:p>
          </table:table-cell>
          <table:table-cell table:style-name="ce517"/>
          <table:table-cell table:style-name="ce517" office:value-type="float" office:value="400" calcext:value-type="float">
            <text:p>400,00</text:p>
          </table:table-cell>
          <table:table-cell table:style-name="ce517"/>
          <table:table-cell table:style-name="ce517" table:formula="of:=[.G318]-[.D319]+[.E319]" office:value-type="float" office:value="-23237.5338888889" calcext:value-type="float">
            <text:p>-23.237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2-24" calcext:value-type="date">
            <text:p>24.02.2012</text:p>
          </table:table-cell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517" table:formula="of:=[.G319]-[.D320]+[.E320]" office:value-type="float" office:value="-20237.5338888889" calcext:value-type="float">
            <text:p>-20.237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doğuş emlak vergisi,</text:p>
          </table:table-cell>
          <table:table-cell table:style-name="ce517"/>
          <table:table-cell table:style-name="ce517" office:value-type="float" office:value="244" calcext:value-type="float">
            <text:p>244,00</text:p>
          </table:table-cell>
          <table:table-cell table:style-name="ce517"/>
          <table:table-cell table:style-name="ce517" table:formula="of:=[.G320]-[.D321]+[.E321]" office:value-type="float" office:value="-19993.5338888889" calcext:value-type="float">
            <text:p>-19.99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150" calcext:value-type="float">
            <text:p>150,00</text:p>
          </table:table-cell>
          <table:table-cell table:style-name="ce517"/>
          <table:table-cell table:style-name="ce517" table:formula="of:=[.G321]-[.D322]+[.E322]" office:value-type="float" office:value="-19843.5338888889" calcext:value-type="float">
            <text:p>-19.84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balcıdan çek</text:p>
          </table:table-cell>
          <table:table-cell table:style-name="ce517" office:value-type="float" office:value="3400" calcext:value-type="float">
            <text:p>3.400,00</text:p>
          </table:table-cell>
          <table:table-cell table:style-name="ce517" table:number-columns-repeated="2"/>
          <table:table-cell table:style-name="ce517" table:formula="of:=[.G322]-[.D323]+[.E323]" office:value-type="float" office:value="-23243.5338888889" calcext:value-type="float">
            <text:p>-23.24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2500" calcext:value-type="float">
            <text:p>2.500,00</text:p>
          </table:table-cell>
          <table:table-cell table:style-name="ce517"/>
          <table:table-cell table:style-name="ce517" table:formula="of:=[.G323]-[.D324]+[.E324]" office:value-type="float" office:value="-20743.5338888889" calcext:value-type="float">
            <text:p>-20.743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2-25" calcext:value-type="date">
            <text:p>25.02.2012</text:p>
          </table:table-cell>
          <table:table-cell table:style-name="ce499" office:value-type="string" calcext:value-type="string">
            <text:p>lokantacı ocak maaş</text:p>
          </table:table-cell>
          <table:table-cell table:style-name="ce517" office:value-type="float" office:value="300" calcext:value-type="float">
            <text:p>300,00</text:p>
          </table:table-cell>
          <table:table-cell table:style-name="ce517" table:number-columns-repeated="2"/>
          <table:table-cell table:style-name="ce517" table:formula="of:=[.G324]-[.D325]+[.E325]" office:value-type="float" office:value="-21043.5338888889" calcext:value-type="float">
            <text:p>-21.04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325]-[.D326]+[.E326]" office:value-type="float" office:value="-20743.5338888889" calcext:value-type="float">
            <text:p>-20.743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3-05" calcext:value-type="date">
            <text:p>05.03.2012</text:p>
          </table:table-cell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250" calcext:value-type="float">
            <text:p>250,00</text:p>
          </table:table-cell>
          <table:table-cell table:style-name="ce517"/>
          <table:table-cell table:style-name="ce517" table:formula="of:=[.G326]-[.D327]+[.E327]" office:value-type="float" office:value="-20493.5338888889" calcext:value-type="float">
            <text:p>-20.493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3-14" calcext:value-type="date">
            <text:p>14.03.2012</text:p>
          </table:table-cell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550" calcext:value-type="float">
            <text:p>550,00</text:p>
          </table:table-cell>
          <table:table-cell table:style-name="ce517"/>
          <table:table-cell table:style-name="ce517" table:formula="of:=[.G327]-[.D328]+[.E328]" office:value-type="float" office:value="-19943.5338888889" calcext:value-type="float">
            <text:p>-19.943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3-14" calcext:value-type="date">
            <text:p>14.03.2012</text:p>
          </table:table-cell>
          <table:table-cell table:style-name="ce499" office:value-type="string" calcext:value-type="string">
            <text:p>lokantacı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28]-[.D329]+[.E329]" office:value-type="float" office:value="-20183.5338888889" calcext:value-type="float">
            <text:p>-20.183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4-07" calcext:value-type="date">
            <text:p>07.04.2012</text:p>
          </table:table-cell>
          <table:table-cell table:style-name="ce499" office:value-type="string" calcext:value-type="string">
            <text:p>lokantacı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29]-[.D330]+[.E330]" office:value-type="float" office:value="-20423.5338888889" calcext:value-type="float">
            <text:p>-20.423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4-10" calcext:value-type="date">
            <text:p>10.04.2012</text:p>
          </table:table-cell>
          <table:table-cell table:style-name="ce499" office:value-type="string" calcext:value-type="string">
            <text:p>havale</text:p>
          </table:table-cell>
          <table:table-cell table:style-name="ce517"/>
          <table:table-cell table:style-name="ce517" office:value-type="float" office:value="7085" calcext:value-type="float">
            <text:p>7.085,00</text:p>
          </table:table-cell>
          <table:table-cell table:style-name="ce517"/>
          <table:table-cell table:style-name="ce517" table:formula="of:=[.G330]-[.D331]+[.E331]" office:value-type="float" office:value="-13338.5338888889" calcext:value-type="float">
            <text:p>-13.338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4-11" calcext:value-type="date">
            <text:p>11.04.2012</text:p>
          </table:table-cell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7500" calcext:value-type="float">
            <text:p>7.500,00</text:p>
          </table:table-cell>
          <table:table-cell table:style-name="ce517"/>
          <table:table-cell table:style-name="ce517" table:formula="of:=[.G331]-[.D332]+[.E332]" office:value-type="float" office:value="-5838.53388888889" calcext:value-type="float">
            <text:p>-5.838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Halkbank tan atla</text:p>
          </table:table-cell>
          <table:table-cell table:style-name="ce517" office:value-type="float" office:value="975" calcext:value-type="float">
            <text:p>975,00</text:p>
          </table:table-cell>
          <table:table-cell table:style-name="ce517" table:number-columns-repeated="2"/>
          <table:table-cell table:style-name="ce517" table:formula="of:=[.G332]-[.D333]+[.E333]" office:value-type="float" office:value="-6813.53388888889" calcext:value-type="float">
            <text:p>-6.81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ömür parası öğrenci</text:p>
          </table:table-cell>
          <table:table-cell table:style-name="ce517"/>
          <table:table-cell table:style-name="ce517" office:value-type="float" office:value="495" calcext:value-type="float">
            <text:p>495,00</text:p>
          </table:table-cell>
          <table:table-cell table:style-name="ce517"/>
          <table:table-cell table:style-name="ce517" table:formula="of:=[.G333]-[.D334]+[.E334]" office:value-type="float" office:value="-6318.53388888889" calcext:value-type="float">
            <text:p>-6.318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hacı usta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334]-[.D335]+[.E335]" office:value-type="float" office:value="-6018.53388888889" calcext:value-type="float">
            <text:p>-6.018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4-25" calcext:value-type="date">
            <text:p>25.04.2012</text:p>
          </table:table-cell>
          <table:table-cell table:style-name="ce499" office:value-type="string" calcext:value-type="string">
            <text:p>kk ali balcı</text:p>
          </table:table-cell>
          <table:table-cell table:style-name="ce517"/>
          <table:table-cell table:style-name="ce517" office:value-type="float" office:value="1482" calcext:value-type="float">
            <text:p>1.482,00</text:p>
          </table:table-cell>
          <table:table-cell table:style-name="ce517"/>
          <table:table-cell table:style-name="ce517" table:formula="of:=[.G335]-[.D336]+[.E336]" office:value-type="float" office:value="-4536.53388888889" calcext:value-type="float">
            <text:p>-4.536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k ali balcı</text:p>
          </table:table-cell>
          <table:table-cell table:style-name="ce517"/>
          <table:table-cell table:style-name="ce517" office:value-type="float" office:value="735" calcext:value-type="float">
            <text:p>735,00</text:p>
          </table:table-cell>
          <table:table-cell table:style-name="ce517"/>
          <table:table-cell table:style-name="ce517" table:formula="of:=[.G336]-[.D337]+[.E337]" office:value-type="float" office:value="-3801.53388888889" calcext:value-type="float">
            <text:p>-3.80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pob san kredi a blcı</text:p>
          </table:table-cell>
          <table:table-cell table:style-name="ce517"/>
          <table:table-cell table:style-name="ce517" office:value-type="float" office:value="2048" calcext:value-type="float">
            <text:p>2.048,00</text:p>
          </table:table-cell>
          <table:table-cell table:style-name="ce517"/>
          <table:table-cell table:style-name="ce517" table:formula="of:=[.G337]-[.D338]+[.E338]" office:value-type="float" office:value="-1753.53388888889" calcext:value-type="float">
            <text:p>-1.75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 a balcı</text:p>
          </table:table-cell>
          <table:table-cell table:style-name="ce517"/>
          <table:table-cell table:style-name="ce517" office:value-type="float" office:value="1000" calcext:value-type="float">
            <text:p>1.000,00</text:p>
          </table:table-cell>
          <table:table-cell table:style-name="ce517"/>
          <table:table-cell table:style-name="ce517" table:formula="of:=[.G338]-[.D339]+[.E339]" office:value-type="float" office:value="-753.533888888887" calcext:value-type="float">
            <text:p>-753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4-25" calcext:value-type="date">
            <text:p>25.04.2012</text:p>
          </table:table-cell>
          <table:table-cell table:style-name="ce499" office:value-type="string" calcext:value-type="string">
            <text:p>ziraat çek için şenel</text:p>
          </table:table-cell>
          <table:table-cell table:style-name="ce517" office:value-type="float" office:value="1150" calcext:value-type="float">
            <text:p>1.150,00</text:p>
          </table:table-cell>
          <table:table-cell table:style-name="ce517" table:number-columns-repeated="2"/>
          <table:table-cell table:style-name="ce517" table:formula="of:=[.G339]-[.D340]+[.E340]" office:value-type="float" office:value="-1903.53388888889" calcext:value-type="float">
            <text:p>-1.90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iven 20 ad</text:p>
          </table:table-cell>
          <table:table-cell table:style-name="ce517"/>
          <table:table-cell table:style-name="ce517" office:value-type="float" office:value="40" calcext:value-type="float">
            <text:p>40,00</text:p>
          </table:table-cell>
          <table:table-cell table:style-name="ce517"/>
          <table:table-cell table:style-name="ce517" table:formula="of:=[.G340]-[.D341]+[.E341]" office:value-type="float" office:value="-1863.53388888889" calcext:value-type="float">
            <text:p>-1.863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5-10" calcext:value-type="date">
            <text:p>10.05.2012</text:p>
          </table:table-cell>
          <table:table-cell table:style-name="ce499" office:value-type="string" calcext:value-type="string">
            <text:p>lokanta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41]-[.D342]+[.E342]" office:value-type="float" office:value="-2103.53388888889" calcext:value-type="float">
            <text:p>-2.10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liye iskele parç</text:p>
          </table:table-cell>
          <table:table-cell table:style-name="ce517" office:value-type="float" office:value="150" calcext:value-type="float">
            <text:p>150,00</text:p>
          </table:table-cell>
          <table:table-cell table:style-name="ce517" table:number-columns-repeated="2"/>
          <table:table-cell table:style-name="ce517" table:formula="of:=[.G342]-[.D343]+[.E343]" office:value-type="float" office:value="-2253.53388888889" calcext:value-type="float">
            <text:p>-2.25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liye iskele parç</text:p>
          </table:table-cell>
          <table:table-cell table:style-name="ce517" office:value-type="float" office:value="120" calcext:value-type="float">
            <text:p>120,00</text:p>
          </table:table-cell>
          <table:table-cell table:style-name="ce517" table:number-columns-repeated="2"/>
          <table:table-cell table:style-name="ce517" table:formula="of:=[.G343]-[.D344]+[.E344]" office:value-type="float" office:value="-2373.53388888889" calcext:value-type="float">
            <text:p>-2.37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rı tuğla şenel</text:p>
          </table:table-cell>
          <table:table-cell table:style-name="ce517" office:value-type="float" office:value="300" calcext:value-type="float">
            <text:p>300,00</text:p>
          </table:table-cell>
          <table:table-cell table:style-name="ce517" table:number-columns-repeated="2"/>
          <table:table-cell table:style-name="ce517" table:formula="of:=[.G344]-[.D345]+[.E345]" office:value-type="float" office:value="-2673.53388888889" calcext:value-type="float">
            <text:p>-2.67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çevirgen şenel</text:p>
          </table:table-cell>
          <table:table-cell table:style-name="ce517" office:value-type="float" office:value="604" calcext:value-type="float">
            <text:p>604,00</text:p>
          </table:table-cell>
          <table:table-cell table:style-name="ce517" table:number-columns-repeated="2"/>
          <table:table-cell table:style-name="ce517" table:formula="of:=[.G345]-[.D346]+[.E346]" office:value-type="float" office:value="-3277.53388888889" calcext:value-type="float">
            <text:p>-3.277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6-22" calcext:value-type="date">
            <text:p>22.06.2012</text:p>
          </table:table-cell>
          <table:table-cell table:style-name="ce499" office:value-type="string" calcext:value-type="string">
            <text:p>lokantacı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46]-[.D347]+[.E347]" office:value-type="float" office:value="-3517.53388888889" calcext:value-type="float">
            <text:p>-3.517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7-22" calcext:value-type="date">
            <text:p>22.07.2012</text:p>
          </table:table-cell>
          <table:table-cell table:style-name="ce499" office:value-type="string" calcext:value-type="string">
            <text:p>lokantacı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47]-[.D348]+[.E348]" office:value-type="float" office:value="-3757.53388888889" calcext:value-type="float">
            <text:p>-3.757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feyz dergisi şenel</text:p>
          </table:table-cell>
          <table:table-cell table:style-name="ce517" office:value-type="float" office:value="120" calcext:value-type="float">
            <text:p>120,00</text:p>
          </table:table-cell>
          <table:table-cell table:style-name="ce517" table:number-columns-repeated="2"/>
          <table:table-cell table:style-name="ce517" table:formula="of:=[.G348]-[.D349]+[.E349]" office:value-type="float" office:value="-3877.53388888889" calcext:value-type="float">
            <text:p>-3.877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ap emin</text:p>
          </table:table-cell>
          <table:table-cell table:style-name="ce517" office:value-type="float" office:value="3000" calcext:value-type="float">
            <text:p>3.000,00</text:p>
          </table:table-cell>
          <table:table-cell table:style-name="ce517" table:number-columns-repeated="2"/>
          <table:table-cell table:style-name="ce517" table:formula="of:=[.G349]-[.D350]+[.E350]" office:value-type="float" office:value="-6877.53388888889" calcext:value-type="float">
            <text:p>-6.877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finansbank kredi</text:p>
          </table:table-cell>
          <table:table-cell table:style-name="ce517"/>
          <table:table-cell table:style-name="ce517" office:value-type="float" office:value="3885" calcext:value-type="float">
            <text:p>3.885,00</text:p>
          </table:table-cell>
          <table:table-cell table:style-name="ce517"/>
          <table:table-cell table:style-name="ce517" table:formula="of:=[.G350]-[.D351]+[.E351]" office:value-type="float" office:value="-2992.53388888889" calcext:value-type="float">
            <text:p>-2.992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k ödenen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351]-[.D352]+[.E352]" office:value-type="float" office:value="-3992.53388888889" calcext:value-type="float">
            <text:p>-3.992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çember demir</text:p>
          </table:table-cell>
          <table:table-cell table:style-name="ce517"/>
          <table:table-cell table:style-name="ce517" office:value-type="float" office:value="160" calcext:value-type="float">
            <text:p>160,00</text:p>
          </table:table-cell>
          <table:table-cell table:style-name="ce517"/>
          <table:table-cell table:style-name="ce517" table:formula="of:=[.G352]-[.D353]+[.E353]" office:value-type="float" office:value="-3832.53388888889" calcext:value-type="float">
            <text:p>-3.832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7-31" calcext:value-type="date">
            <text:p>31.07.2012</text:p>
          </table:table-cell>
          <table:table-cell table:style-name="ce499" office:value-type="string" calcext:value-type="string">
            <text:p>nakit a balcı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517" table:formula="of:=[.G353]-[.D354]+[.E354]" office:value-type="float" office:value="167.466111111113" calcext:value-type="float">
            <text:p>167,47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8-15" calcext:value-type="date">
            <text:p>15.08.2012</text:p>
          </table:table-cell>
          <table:table-cell table:style-name="ce499" office:value-type="string" calcext:value-type="string">
            <text:p>lok ved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54]-[.D355]+[.E355]" office:value-type="float" office:value="-72.5338888888873" calcext:value-type="float">
            <text:p>-72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9-22" calcext:value-type="date">
            <text:p>22.09.2012</text:p>
          </table:table-cell>
          <table:table-cell table:style-name="ce499" office:value-type="string" calcext:value-type="string">
            <text:p>eldiven 12</text:p>
          </table:table-cell>
          <table:table-cell table:style-name="ce517"/>
          <table:table-cell table:style-name="ce517" office:value-type="float" office:value="24" calcext:value-type="float">
            <text:p>24,00</text:p>
          </table:table-cell>
          <table:table-cell table:style-name="ce517"/>
          <table:table-cell table:style-name="ce517" table:formula="of:=[.G355]-[.D356]+[.E356]" office:value-type="float" office:value="-48.5338888888873" calcext:value-type="float">
            <text:p>-48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9-26" calcext:value-type="date">
            <text:p>26.09.2012</text:p>
          </table:table-cell>
          <table:table-cell table:style-name="ce499" office:value-type="string" calcext:value-type="string">
            <text:p>pervin ev kredi</text:p>
          </table:table-cell>
          <table:table-cell table:style-name="ce517"/>
          <table:table-cell table:style-name="ce517" office:value-type="float" office:value="2050" calcext:value-type="float">
            <text:p>2.050,00</text:p>
          </table:table-cell>
          <table:table-cell table:style-name="ce517"/>
          <table:table-cell table:style-name="ce517" table:formula="of:=[.G356]-[.D357]+[.E357]" office:value-type="float" office:value="2001.46611111111" calcext:value-type="float">
            <text:p>2.001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8000" calcext:value-type="float">
            <text:p>8.000,00</text:p>
          </table:table-cell>
          <table:table-cell table:style-name="ce517"/>
          <table:table-cell table:style-name="ce517" table:formula="of:=[.G357]-[.D358]+[.E358]" office:value-type="float" office:value="10001.4661111111" calcext:value-type="float">
            <text:p>10.001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1200" calcext:value-type="float">
            <text:p>1.200,00</text:p>
          </table:table-cell>
          <table:table-cell table:style-name="ce517"/>
          <table:table-cell table:style-name="ce517" table:formula="of:=[.G358]-[.D359]+[.E359]" office:value-type="float" office:value="11201.4661111111" calcext:value-type="float">
            <text:p>11.201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İŞ e havale</text:p>
          </table:table-cell>
          <table:table-cell table:style-name="ce517"/>
          <table:table-cell table:style-name="ce517" office:value-type="float" office:value="2000" calcext:value-type="float">
            <text:p>2.000,00</text:p>
          </table:table-cell>
          <table:table-cell table:style-name="ce517"/>
          <table:table-cell table:style-name="ce517" table:formula="of:=[.G359]-[.D360]+[.E360]" office:value-type="float" office:value="13201.4661111111" calcext:value-type="float">
            <text:p>13.201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ş e yatan</text:p>
          </table:table-cell>
          <table:table-cell table:style-name="ce517"/>
          <table:table-cell table:style-name="ce517" office:value-type="float" office:value="400" calcext:value-type="float">
            <text:p>400,00</text:p>
          </table:table-cell>
          <table:table-cell table:style-name="ce517"/>
          <table:table-cell table:style-name="ce517" table:formula="of:=[.G360]-[.D361]+[.E361]" office:value-type="float" office:value="13601.4661111111" calcext:value-type="float">
            <text:p>13.601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ş eft birleşim</text:p>
          </table:table-cell>
          <table:table-cell table:style-name="ce517"/>
          <table:table-cell table:style-name="ce517" office:value-type="float" office:value="6000" calcext:value-type="float">
            <text:p>6.000,00</text:p>
          </table:table-cell>
          <table:table-cell table:style-name="ce517"/>
          <table:table-cell table:style-name="ce517" table:formula="of:=[.G361]-[.D362]+[.E362]" office:value-type="float" office:value="19601.4661111111" calcext:value-type="float">
            <text:p>19.601,47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10-05" calcext:value-type="date">
            <text:p>05.10.2012</text:p>
          </table:table-cell>
          <table:table-cell table:style-name="ce499" office:value-type="string" calcext:value-type="string">
            <text:p>melih işçi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362]-[.D363]+[.E363]" office:value-type="float" office:value="19901.4661111111" calcext:value-type="float">
            <text:p>19.901,47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10-06" calcext:value-type="date">
            <text:p>06.10.2012</text:p>
          </table:table-cell>
          <table:table-cell table:style-name="ce499" office:value-type="string" calcext:value-type="string">
            <text:p>lok ved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63]-[.D364]+[.E364]" office:value-type="float" office:value="19661.4661111111" calcext:value-type="float">
            <text:p>19.661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çizme 5</text:p>
          </table:table-cell>
          <table:table-cell table:style-name="ce517"/>
          <table:table-cell table:style-name="ce517" office:value-type="float" office:value="60" calcext:value-type="float">
            <text:p>60,00</text:p>
          </table:table-cell>
          <table:table-cell table:style-name="ce517"/>
          <table:table-cell table:style-name="ce517" table:formula="of:=[.G364]-[.D365]+[.E365]" office:value-type="float" office:value="19721.4661111111" calcext:value-type="float">
            <text:p>19.721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mt 3</text:p>
          </table:table-cell>
          <table:table-cell table:style-name="ce517"/>
          <table:table-cell table:style-name="ce517" office:value-type="float" office:value="9" calcext:value-type="float">
            <text:p>9,00</text:p>
          </table:table-cell>
          <table:table-cell table:style-name="ce517"/>
          <table:table-cell table:style-name="ce517" table:formula="of:=[.G365]-[.D366]+[.E366]" office:value-type="float" office:value="19730.4661111111" calcext:value-type="float">
            <text:p>19.730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 24 ad</text:p>
          </table:table-cell>
          <table:table-cell table:style-name="ce517"/>
          <table:table-cell table:style-name="ce517" office:value-type="float" office:value="48" calcext:value-type="float">
            <text:p>48,00</text:p>
          </table:table-cell>
          <table:table-cell table:style-name="ce517"/>
          <table:table-cell table:style-name="ce517" table:formula="of:=[.G366]-[.D367]+[.E367]" office:value-type="float" office:value="19778.4661111111" calcext:value-type="float">
            <text:p>19.778,47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11-17" calcext:value-type="date">
            <text:p>17.11.2012</text:p>
          </table:table-cell>
          <table:table-cell table:style-name="ce499" office:value-type="string" calcext:value-type="string">
            <text:p>doğuş ggv</text:p>
          </table:table-cell>
          <table:table-cell table:style-name="ce517" office:value-type="float" office:value="197" calcext:value-type="float">
            <text:p>197,00</text:p>
          </table:table-cell>
          <table:table-cell table:style-name="ce517" table:number-columns-repeated="2"/>
          <table:table-cell table:style-name="ce517" table:formula="of:=[.G367]-[.D368]+[.E368]" office:value-type="float" office:value="19581.4661111111" calcext:value-type="float">
            <text:p>19.581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azova boya</text:p>
          </table:table-cell>
          <table:table-cell table:style-name="ce517" office:value-type="float" office:value="230" calcext:value-type="float">
            <text:p>230,00</text:p>
          </table:table-cell>
          <table:table-cell table:style-name="ce517" table:number-columns-repeated="2"/>
          <table:table-cell table:style-name="ce517" table:formula="of:=[.G368]-[.D369]+[.E369]" office:value-type="float" office:value="19351.4661111111" calcext:value-type="float">
            <text:p>19.351,47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11-14" calcext:value-type="date">
            <text:p>14.11.2012</text:p>
          </table:table-cell>
          <table:table-cell table:style-name="ce499" office:value-type="string" calcext:value-type="string">
            <text:p>lok ved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69]-[.D370]+[.E370]" office:value-type="float" office:value="19111.4661111111" calcext:value-type="float">
            <text:p>19.111,47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12-14" calcext:value-type="date">
            <text:p>14.12.2012</text:p>
          </table:table-cell>
          <table:table-cell table:style-name="ce499" office:value-type="string" calcext:value-type="string">
            <text:p>lok ved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70]-[.D371]+[.E371]" office:value-type="float" office:value="18871.4661111111" calcext:value-type="float">
            <text:p>18.871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03" office:value-type="string" calcext:value-type="string">
            <text:p>İŞ kredi</text:p>
          </table:table-cell>
          <table:table-cell table:style-name="ce518" office:value-type="float" office:value="100000" calcext:value-type="float">
            <text:p>100.000,00</text:p>
          </table:table-cell>
          <table:table-cell table:style-name="ce519" table:number-columns-repeated="2"/>
          <table:table-cell table:style-name="ce517" table:formula="of:=[.G371]-[.D372]+[.E372]" office:value-type="float" office:value="-81128.5338888889" calcext:value-type="float">
            <text:p>-81.128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3409*36=122724</text:p>
          </table:table-cell>
          <table:table-cell table:style-name="ce517" table:number-columns-repeated="3"/>
          <table:table-cell table:style-name="ce517" table:formula="of:=[.G372]-[.D373]+[.E373]" office:value-type="float" office:value="-81128.5338888889" calcext:value-type="float">
            <text:p>-81.128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17 kas 13 --- 17 ekim 2016</text:p>
          </table:table-cell>
          <table:table-cell table:style-name="ce517" table:number-columns-repeated="3"/>
          <table:table-cell table:style-name="ce517" table:formula="of:=[.G373]-[.D374]+[.E374]" office:value-type="float" office:value="-81128.5338888889" calcext:value-type="float">
            <text:p>-81.128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10-29" calcext:value-type="date">
            <text:p>29.10.2013</text:p>
          </table:table-cell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874" calcext:value-type="float">
            <text:p>874,00</text:p>
          </table:table-cell>
          <table:table-cell table:style-name="ce517"/>
          <table:table-cell table:style-name="ce517" table:formula="of:=[.G374]-[.D375]+[.E375]" office:value-type="float" office:value="-80254.5338888889" calcext:value-type="float">
            <text:p>-80.254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5452" calcext:value-type="float">
            <text:p>5.452,00</text:p>
          </table:table-cell>
          <table:table-cell table:style-name="ce517"/>
          <table:table-cell table:style-name="ce517" table:formula="of:=[.G375]-[.D376]+[.E376]" office:value-type="float" office:value="-74802.5338888889" calcext:value-type="float">
            <text:p>-74.802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1675" calcext:value-type="float">
            <text:p>1.675,00</text:p>
          </table:table-cell>
          <table:table-cell table:style-name="ce517"/>
          <table:table-cell table:style-name="ce517" table:formula="of:=[.G376]-[.D377]+[.E377]" office:value-type="float" office:value="-73127.5338888889" calcext:value-type="float">
            <text:p>-73.127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</text:p>
          </table:table-cell>
          <table:table-cell table:style-name="ce517"/>
          <table:table-cell table:style-name="ce517" office:value-type="float" office:value="13000" calcext:value-type="float">
            <text:p>13.000,00</text:p>
          </table:table-cell>
          <table:table-cell table:style-name="ce517"/>
          <table:table-cell table:style-name="ce517" table:formula="of:=[.G377]-[.D378]+[.E378]" office:value-type="float" office:value="-60127.5338888889" calcext:value-type="float">
            <text:p>-60.127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</text:p>
          </table:table-cell>
          <table:table-cell table:style-name="ce517"/>
          <table:table-cell table:style-name="ce517" office:value-type="float" office:value="27000" calcext:value-type="float">
            <text:p>27.000,00</text:p>
          </table:table-cell>
          <table:table-cell table:style-name="ce517"/>
          <table:table-cell table:style-name="ce517" table:formula="of:=[.G378]-[.D379]+[.E379]" office:value-type="float" office:value="-33127.5338888889" calcext:value-type="float">
            <text:p>-33.127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vergiler</text:p>
          </table:table-cell>
          <table:table-cell table:style-name="ce517"/>
          <table:table-cell table:style-name="ce517" office:value-type="float" office:value="2960" calcext:value-type="float">
            <text:p>2.960,00</text:p>
          </table:table-cell>
          <table:table-cell table:style-name="ce517"/>
          <table:table-cell table:style-name="ce517" table:formula="of:=[.G379]-[.D380]+[.E380]" office:value-type="float" office:value="-30167.5338888889" calcext:value-type="float">
            <text:p>-30.167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11-09" calcext:value-type="date">
            <text:p>09.11.2013</text:p>
          </table:table-cell>
          <table:table-cell table:style-name="ce499" office:value-type="string" calcext:value-type="string">
            <text:p>nk</text:p>
          </table:table-cell>
          <table:table-cell table:style-name="ce517"/>
          <table:table-cell table:style-name="ce517" office:value-type="float" office:value="1500" calcext:value-type="float">
            <text:p>1.500,00</text:p>
          </table:table-cell>
          <table:table-cell table:style-name="ce517"/>
          <table:table-cell table:style-name="ce517" table:formula="of:=[.G380]-[.D381]+[.E381]" office:value-type="float" office:value="-28667.5338888889" calcext:value-type="float">
            <text:p>-28.667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11-12" calcext:value-type="date">
            <text:p>12.11.2013</text:p>
          </table:table-cell>
          <table:table-cell table:style-name="ce499" office:value-type="string" calcext:value-type="string">
            <text:p>nk</text:p>
          </table:table-cell>
          <table:table-cell table:style-name="ce517"/>
          <table:table-cell table:style-name="ce517" office:value-type="float" office:value="15000" calcext:value-type="float">
            <text:p>15.000,00</text:p>
          </table:table-cell>
          <table:table-cell table:style-name="ce517"/>
          <table:table-cell table:style-name="ce517" table:formula="of:=[.G381]-[.D382]+[.E382]" office:value-type="float" office:value="-13667.5338888889" calcext:value-type="float">
            <text:p>-13.667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4277" calcext:value-type="float">
            <text:p>4.277,00</text:p>
          </table:table-cell>
          <table:table-cell table:style-name="ce517"/>
          <table:table-cell table:style-name="ce517" table:formula="of:=[.G382]-[.D383]+[.E383]" office:value-type="float" office:value="-9390.53388888889" calcext:value-type="float">
            <text:p>-9.390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11-17" calcext:value-type="date">
            <text:p>17.11.2013</text:p>
          </table:table-cell>
          <table:table-cell table:style-name="ce499" office:value-type="string" calcext:value-type="string">
            <text:p>KREDİ 1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383]-[.D384]+[.E384]" office:value-type="float" office:value="-5981.5338888889" calcext:value-type="float">
            <text:p>-5.98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K</text:p>
          </table:table-cell>
          <table:table-cell table:style-name="ce517"/>
          <table:table-cell table:style-name="ce517" office:value-type="float" office:value="750" calcext:value-type="float">
            <text:p>750,00</text:p>
          </table:table-cell>
          <table:table-cell table:style-name="ce517"/>
          <table:table-cell table:style-name="ce517" table:formula="of:=[.G384]-[.D385]+[.E385]" office:value-type="float" office:value="-5231.5338888889" calcext:value-type="float">
            <text:p>-5.23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K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385]-[.D386]+[.E386]" office:value-type="float" office:value="-5131.53388888889" calcext:value-type="float">
            <text:p>-5.13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DLİYE</text:p>
          </table:table-cell>
          <table:table-cell table:style-name="ce517"/>
          <table:table-cell table:style-name="ce517" office:value-type="float" office:value="700" calcext:value-type="float">
            <text:p>700,00</text:p>
          </table:table-cell>
          <table:table-cell table:style-name="ce517"/>
          <table:table-cell table:style-name="ce517" table:formula="of:=[.G386]-[.D387]+[.E387]" office:value-type="float" office:value="-4431.5338888889" calcext:value-type="float">
            <text:p>-4.43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/>
          <table:table-cell table:style-name="ce517"/>
          <table:table-cell table:style-name="ce517" office:value-type="float" office:value="800" calcext:value-type="float">
            <text:p>800,00</text:p>
          </table:table-cell>
          <table:table-cell table:style-name="ce517"/>
          <table:table-cell table:style-name="ce517" table:formula="of:=[.G387]-[.D388]+[.E388]" office:value-type="float" office:value="-3631.53388888889" calcext:value-type="float">
            <text:p>-3.63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/>
          <table:table-cell table:style-name="ce517"/>
          <table:table-cell table:style-name="ce517" office:value-type="float" office:value="20" calcext:value-type="float">
            <text:p>20,00</text:p>
          </table:table-cell>
          <table:table-cell table:style-name="ce517"/>
          <table:table-cell table:style-name="ce517" table:formula="of:=[.G388]-[.D389]+[.E389]" office:value-type="float" office:value="-3611.53388888889" calcext:value-type="float">
            <text:p>-3.611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12-26" calcext:value-type="date">
            <text:p>26.12.2013</text:p>
          </table:table-cell>
          <table:table-cell table:style-name="ce499" office:value-type="string" calcext:value-type="string">
            <text:p>VERGİ</text:p>
          </table:table-cell>
          <table:table-cell table:style-name="ce517"/>
          <table:table-cell table:style-name="ce517" office:value-type="float" office:value="5003" calcext:value-type="float">
            <text:p>5.003,00</text:p>
          </table:table-cell>
          <table:table-cell table:style-name="ce517"/>
          <table:table-cell table:style-name="ce517" table:formula="of:=[.G389]-[.D390]+[.E390]" office:value-type="float" office:value="1391.46611111111" calcext:value-type="float">
            <text:p>1.391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K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517" table:formula="of:=[.G390]-[.D391]+[.E391]" office:value-type="float" office:value="6391.46611111111" calcext:value-type="float">
            <text:p>6.391,47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12-27" calcext:value-type="date">
            <text:p>27.12.2013</text:p>
          </table:table-cell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517" table:formula="of:=[.G391]-[.D392]+[.E392]" office:value-type="float" office:value="10391.4661111111" calcext:value-type="float">
            <text:p>10.391,47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12-17" calcext:value-type="date">
            <text:p>17.12.2013</text:p>
          </table:table-cell>
          <table:table-cell table:style-name="ce499" office:value-type="string" calcext:value-type="string">
            <text:p>KREDİ 2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392]-[.D393]+[.E393]" office:value-type="float" office:value="13800.4661111111" calcext:value-type="float">
            <text:p>13.800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/>
          <table:table-cell table:style-name="ce517" table:number-columns-repeated="4"/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/>
          <table:table-cell table:style-name="ce519" table:formula="of:=SUM([.D297:.D394])" office:value-type="float" office:value="122470" calcext:value-type="float">
            <text:p>122.470,00</text:p>
          </table:table-cell>
          <table:table-cell table:style-name="ce519" table:formula="of:=SUM([.E297:.E394])" office:value-type="float" office:value="165907" calcext:value-type="float">
            <text:p>165.907,00</text:p>
          </table:table-cell>
          <table:table-cell table:style-name="ce517" table:number-columns-repeated="2"/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/>
          <table:table-cell table:style-name="ce517" table:number-columns-repeated="3"/>
          <table:table-cell table:style-name="ce517" table:formula="of:=[.G393]-[.D396]+[.E396]" office:value-type="float" office:value="13800.4661111111" calcext:value-type="float">
            <text:p>13.800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02" office:value-type="string" calcext:value-type="string">
            <text:p>Sanayi acentalar kira bedeli</text:p>
          </table:table-cell>
          <table:table-cell table:style-name="ce517" table:formula="of:=['file:///home/murat/depolnx/hes2018/Account/2019/2019%20YS%20KR%20D%C4%9E%C5%9E%20SLNK.ods'#$'AP-LS GNL'.D21]+['file:///home/murat/depolnx/hes2018/Account/2019/2019%20YS%20KR%20D%C4%9E%C5%9E%20SLNK.ods'#$'AP-LS GNL'.D5]" office:value-type="float" office:value="8000" calcext:value-type="float">
            <text:p>8.000,00</text:p>
          </table:table-cell>
          <table:table-cell table:style-name="ce517" table:number-columns-repeated="2"/>
          <table:table-cell table:style-name="ce517" table:formula="of:=[.G396]-[.D397]+[.E397]" office:value-type="float" office:value="5800.46611111111" calcext:value-type="float">
            <text:p>5.800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02" office:value-type="string" calcext:value-type="string">
            <text:p>Hızarhane Depo kira bedeli</text:p>
          </table:table-cell>
          <table:table-cell table:style-name="ce517" table:formula="of:=['file:///home/murat/depolnx/hes2018/Account/2019/2019%20YS%20KR%20D%C4%9E%C5%9E%20SLNK.ods'#$'AP-LS GNL'.C21]+['file:///home/murat/depolnx/hes2018/Account/2019/2019%20YS%20KR%20D%C4%9E%C5%9E%20SLNK.ods'#$'AP-LS GNL'.C5]" office:value-type="float" office:value="5000" calcext:value-type="float">
            <text:p>5.000,00</text:p>
          </table:table-cell>
          <table:table-cell table:style-name="ce517" table:number-columns-repeated="2"/>
          <table:table-cell table:style-name="ce517" table:formula="of:=[.G397]-[.D398]+[.E398]" office:value-type="float" office:value="800.466111111106" calcext:value-type="float">
            <text:p>800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office:value-type="string" calcext:value-type="string">
            <text:p>Hızarhane yıkama kira bedeli</text:p>
          </table:table-cell>
          <table:table-cell table:style-name="ce517" table:formula="of:=['file:///home/murat/depolnx/hes2018/Account/2019/2019%20YS%20KR%20D%C4%9E%C5%9E%20SLNK.ods'#$'AP-LS GNL'.B21]+['file:///home/murat/depolnx/hes2018/Account/2019/2019%20YS%20KR%20D%C4%9E%C5%9E%20SLNK.ods'#$'AP-LS GNL'.B5]" office:value-type="float" office:value="7900" calcext:value-type="float">
            <text:p>7.900,00</text:p>
          </table:table-cell>
          <table:table-cell table:style-name="ce517" table:number-columns-repeated="2"/>
          <table:table-cell table:style-name="ce517" table:formula="of:=[.G398]-[.D399]+[.E399]" office:value-type="float" office:value="-7099.53388888889" calcext:value-type="float">
            <text:p>-7.099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office:value-type="string" calcext:value-type="string">
            <text:p>Lise Arkası Kira Bedeli</text:p>
          </table:table-cell>
          <table:table-cell table:style-name="ce517" table:formula="of:=['file:///home/murat/depolnx/hes2018/Account/2019/2019%20YS%20KR%20D%C4%9E%C5%9E%20SLNK.ods'#$'AP-LS GNL'.E21]+['file:///home/murat/depolnx/hes2018/Account/2019/2019%20YS%20KR%20D%C4%9E%C5%9E%20SLNK.ods'#$'AP-LS GNL'.E5]" office:value-type="float" office:value="6965.02" calcext:value-type="float">
            <text:p>6.965,02</text:p>
          </table:table-cell>
          <table:table-cell table:style-name="ce517" table:number-columns-repeated="2"/>
          <table:table-cell table:style-name="ce517" table:formula="of:=[.G399]-[.D400]+[.E400]" office:value-type="float" office:value="-14064.5538888889" calcext:value-type="float">
            <text:p>-14.064,55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office:value-type="string" calcext:value-type="string">
            <text:p>Ali Paşa Kira Bedeli</text:p>
          </table:table-cell>
          <table:table-cell table:style-name="ce517" table:formula="of:=['file:///home/murat/depolnx/hes2018/Account/2019/2019%20YS%20KR%20D%C4%9E%C5%9E%20SLNK.ods'#$'AP-LS GNL'.F21]" office:value-type="float" office:value="4694.44444444444" calcext:value-type="float">
            <text:p>4.694,44</text:p>
          </table:table-cell>
          <table:table-cell table:style-name="ce517" table:number-columns-repeated="2"/>
          <table:table-cell table:style-name="ce517" table:formula="of:=[.G400]-[.D401]+[.E401]" office:value-type="float" office:value="-18758.9983333333" calcext:value-type="float">
            <text:p>-18.759,00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00" office:value-type="string" calcext:value-type="string">
            <text:p>2013’e devir</text:p>
          </table:table-cell>
          <table:table-cell table:style-name="ce517" office:value-type="float" office:value="2.22" calcext:value-type="float">
            <text:p>2,22</text:p>
          </table:table-cell>
          <table:table-cell table:style-name="ce517" table:number-columns-repeated="2"/>
          <table:table-cell table:style-name="ce519" table:formula="of:=[.G401]-[.D402]+[.E402]" office:value-type="float" office:value="-18761.2183333333" calcext:value-type="float">
            <text:p>-18.761,2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03"/>
          <table:table-cell table:style-name="ce517" table:number-columns-repeated="3"/>
          <table:table-cell table:style-name="ce519"/>
          <table:table-cell table:number-columns-repeated="1017"/>
        </table:table-row>
        <table:table-row table:style-name="ro4">
          <table:table-cell/>
          <table:table-cell table:style-name="ce476" office:value-type="float" office:value="2012" calcext:value-type="float">
            <text:p>2012</text:p>
          </table:table-cell>
          <table:table-cell table:style-name="ce501" office:value-type="string" calcext:value-type="string">
            <text:p>YILSONU TOPLAMI DĞŞ ALACAKLI</text:p>
          </table:table-cell>
          <table:table-cell table:style-name="ce518" table:formula="of:=SUM([.D397:.D403])+[.D395]" office:value-type="float" office:value="155031.684444444" calcext:value-type="float">
            <text:p>155.031,68</text:p>
          </table:table-cell>
          <table:table-cell table:style-name="ce518" table:formula="of:=SUM([.E397:.E403])+[.E395]" office:value-type="float" office:value="165907" calcext:value-type="float">
            <text:p>165.907,00</text:p>
          </table:table-cell>
          <table:table-cell table:style-name="ce518"/>
          <table:table-cell table:style-name="ce518" table:formula="of:=[.E404]-[.D404]" office:value-type="float" office:value="10875.3155555556" calcext:value-type="float">
            <text:p>10.875,3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03"/>
          <table:table-cell table:style-name="ce517" table:number-columns-repeated="3"/>
          <table:table-cell table:style-name="ce519"/>
          <table:table-cell table:number-columns-repeated="1017"/>
        </table:table-row>
        <table:table-row table:style-name="ro4">
          <table:table-cell/>
          <table:table-cell table:style-name="ce480" office:value-type="date" office:date-value="2011-10-05" calcext:value-type="date">
            <text:p>05.10.2011</text:p>
          </table:table-cell>
          <table:table-cell table:style-name="ce504" office:value-type="string" calcext:value-type="string">
            <text:p>işe yatan</text:p>
          </table:table-cell>
          <table:table-cell table:style-name="ce520"/>
          <table:table-cell table:style-name="ce529" office:value-type="float" office:value="30000" calcext:value-type="float">
            <text:p>30.000,00</text:p>
          </table:table-cell>
          <table:table-cell table:style-name="ce535"/>
          <table:table-cell table:style-name="ce539" table:formula="of:=[.E406]" office:value-type="float" office:value="30000" calcext:value-type="float">
            <text:p>30.000,00</text:p>
          </table:table-cell>
          <table:table-cell table:number-columns-repeated="1017"/>
        </table:table-row>
        <table:table-row table:style-name="ro4">
          <table:table-cell/>
          <table:table-cell table:style-name="ce481" office:value-type="date" office:date-value="2011-10-05" calcext:value-type="date">
            <text:p>05.10.2011</text:p>
          </table:table-cell>
          <table:table-cell table:style-name="ce505" office:value-type="string" calcext:value-type="string">
            <text:p>işe yatan</text:p>
          </table:table-cell>
          <table:table-cell table:style-name="ce502"/>
          <table:table-cell table:style-name="ce530" office:value-type="float" office:value="25000" calcext:value-type="float">
            <text:p>25.000,00</text:p>
          </table:table-cell>
          <table:table-cell table:style-name="ce536"/>
          <table:table-cell table:style-name="ce540" table:formula="of:=[.G406]+[.E407]" office:value-type="float" office:value="55000" calcext:value-type="float">
            <text:p>55.000,00</text:p>
          </table:table-cell>
          <table:table-cell table:number-columns-repeated="1017"/>
        </table:table-row>
        <table:table-row table:style-name="ro4">
          <table:table-cell/>
          <table:table-cell table:style-name="ce481" office:value-type="date" office:date-value="2012-11-23" calcext:value-type="date">
            <text:p>23.11.2012</text:p>
          </table:table-cell>
          <table:table-cell table:style-name="ce505" office:value-type="string" calcext:value-type="string">
            <text:p>hesaba akt</text:p>
          </table:table-cell>
          <table:table-cell table:style-name="ce502"/>
          <table:table-cell table:style-name="ce530" office:value-type="float" office:value="-7000" calcext:value-type="float">
            <text:p>-7.000,00</text:p>
          </table:table-cell>
          <table:table-cell table:style-name="ce536"/>
          <table:table-cell table:style-name="ce540" table:formula="of:=[.G407]+[.E408]" office:value-type="float" office:value="48000" calcext:value-type="float">
            <text:p>48.000,00</text:p>
          </table:table-cell>
          <table:table-cell table:number-columns-repeated="1017"/>
        </table:table-row>
        <table:table-row table:style-name="ro4">
          <table:table-cell/>
          <table:table-cell table:style-name="ce481"/>
          <table:table-cell table:style-name="ce505" office:value-type="string" calcext:value-type="string">
            <text:p>hesaba yat</text:p>
          </table:table-cell>
          <table:table-cell table:style-name="ce502"/>
          <table:table-cell table:style-name="ce530" office:value-type="float" office:value="-500" calcext:value-type="float">
            <text:p>-500,00</text:p>
          </table:table-cell>
          <table:table-cell table:style-name="ce536"/>
          <table:table-cell table:style-name="ce540" table:formula="of:=[.G408]+[.E409]" office:value-type="float" office:value="47500" calcext:value-type="float">
            <text:p>47.500,00</text:p>
          </table:table-cell>
          <table:table-cell table:number-columns-repeated="1017"/>
        </table:table-row>
        <table:table-row table:style-name="ro4">
          <table:table-cell/>
          <table:table-cell table:style-name="ce481"/>
          <table:table-cell table:style-name="ce505" office:value-type="string" calcext:value-type="string">
            <text:p>nakit ver</text:p>
          </table:table-cell>
          <table:table-cell table:style-name="ce502"/>
          <table:table-cell table:style-name="ce530" office:value-type="float" office:value="-18000" calcext:value-type="float">
            <text:p>-18.000,00</text:p>
          </table:table-cell>
          <table:table-cell table:style-name="ce536"/>
          <table:table-cell table:style-name="ce540" table:formula="of:=[.G409]+[.E410]" office:value-type="float" office:value="29500" calcext:value-type="float">
            <text:p>29.500,00</text:p>
          </table:table-cell>
          <table:table-cell table:number-columns-repeated="1017"/>
        </table:table-row>
        <table:table-row table:style-name="ro4">
          <table:table-cell/>
          <table:table-cell table:style-name="ce481" office:value-type="date" office:date-value="2012-01-04" calcext:value-type="date">
            <text:p>04.01.2012</text:p>
          </table:table-cell>
          <table:table-cell table:style-name="ce505" office:value-type="string" calcext:value-type="string">
            <text:p>teminat için</text:p>
          </table:table-cell>
          <table:table-cell table:style-name="ce502"/>
          <table:table-cell table:style-name="ce530" office:value-type="float" office:value="-12000" calcext:value-type="float">
            <text:p>-12.000,00</text:p>
          </table:table-cell>
          <table:table-cell table:style-name="ce536"/>
          <table:table-cell table:style-name="ce540" table:formula="of:=[.G410]+[.E411]" office:value-type="float" office:value="17500" calcext:value-type="float">
            <text:p>17.500,00</text:p>
          </table:table-cell>
          <table:table-cell table:number-columns-repeated="1017"/>
        </table:table-row>
        <table:table-row table:style-name="ro4">
          <table:table-cell/>
          <table:table-cell table:style-name="ce482" office:value-type="date" office:date-value="2012-01-09" calcext:value-type="date">
            <text:p>09.01.2012</text:p>
          </table:table-cell>
          <table:table-cell table:style-name="ce506" office:value-type="string" calcext:value-type="string">
            <text:p>Nk 3000 3000 11500</text:p>
          </table:table-cell>
          <table:table-cell table:style-name="ce521"/>
          <table:table-cell table:style-name="ce531" office:value-type="float" office:value="-17500" calcext:value-type="float">
            <text:p>-17.500,00</text:p>
          </table:table-cell>
          <table:table-cell table:style-name="ce537"/>
          <table:table-cell table:style-name="ce541" table:formula="of:=[.G411]+[.E412]" office:value-type="float" office:value="0" calcext:value-type="float">
            <text:p>0,00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/>
          <table:table-cell table:style-name="ce502" table:number-columns-repeated="2"/>
          <table:table-cell table:style-name="ce517" table:number-columns-repeated="2"/>
          <table:table-cell table:number-columns-repeated="1017"/>
        </table:table-row>
        <table:table-row table:style-name="ro4">
          <table:table-cell/>
          <table:table-cell table:style-name="ce475" office:value-type="float" office:value="2013" calcext:value-type="float">
            <text:p>2013</text:p>
          </table:table-cell>
          <table:table-cell table:style-name="ce500" office:value-type="string" calcext:value-type="string">
            <text:p>2012’den DEVİR</text:p>
          </table:table-cell>
          <table:table-cell table:style-name="ce517" table:number-columns-repeated="3"/>
          <table:table-cell table:style-name="ce519" table:formula="of:=[.G402]-[.D414]+[.E414]" office:value-type="float" office:value="-18761.2183333333" calcext:value-type="float">
            <text:p>-18.761,22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1-17" calcext:value-type="date">
            <text:p>17.01.2013</text:p>
          </table:table-cell>
          <table:table-cell table:style-name="ce499" office:value-type="string" calcext:value-type="string">
            <text:p>KREDİ 3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14]-[.D415]+[.E415]" office:value-type="float" office:value="-15352.2183333333" calcext:value-type="float">
            <text:p>-15.352,2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çıpan</text:p>
          </table:table-cell>
          <table:table-cell table:style-name="ce517"/>
          <table:table-cell table:style-name="ce517" office:value-type="float" office:value="110" calcext:value-type="float">
            <text:p>110,00</text:p>
          </table:table-cell>
          <table:table-cell table:style-name="ce517"/>
          <table:table-cell table:style-name="ce517" table:formula="of:=[.G415]-[.D416]+[.E416]" office:value-type="float" office:value="-15242.2183333333" calcext:value-type="float">
            <text:p>-15.242,2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vida</text:p>
          </table:table-cell>
          <table:table-cell table:style-name="ce517"/>
          <table:table-cell table:style-name="ce517" office:value-type="float" office:value="20" calcext:value-type="float">
            <text:p>20,00</text:p>
          </table:table-cell>
          <table:table-cell table:style-name="ce517"/>
          <table:table-cell table:style-name="ce517" table:formula="of:=[.G416]-[.D417]+[.E417]" office:value-type="float" office:value="-15222.2183333333" calcext:value-type="float">
            <text:p>-15.222,2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file</text:p>
          </table:table-cell>
          <table:table-cell table:style-name="ce517"/>
          <table:table-cell table:style-name="ce517" office:value-type="float" office:value="40" calcext:value-type="float">
            <text:p>40,00</text:p>
          </table:table-cell>
          <table:table-cell table:style-name="ce517"/>
          <table:table-cell table:style-name="ce517" table:formula="of:=[.G417]-[.D418]+[.E418]" office:value-type="float" office:value="-15182.2183333333" calcext:value-type="float">
            <text:p>-15.182,2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deri eldiven 12</text:p>
          </table:table-cell>
          <table:table-cell table:style-name="ce517"/>
          <table:table-cell table:style-name="ce517" office:value-type="float" office:value="60" calcext:value-type="float">
            <text:p>60,00</text:p>
          </table:table-cell>
          <table:table-cell table:style-name="ce517"/>
          <table:table-cell table:style-name="ce517" table:formula="of:=[.G418]-[.D419]+[.E419]" office:value-type="float" office:value="-15122.2183333333" calcext:value-type="float">
            <text:p>-15.122,2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 arabası 2</text:p>
          </table:table-cell>
          <table:table-cell table:style-name="ce517"/>
          <table:table-cell table:style-name="ce517" office:value-type="float" office:value="90" calcext:value-type="float">
            <text:p>90,00</text:p>
          </table:table-cell>
          <table:table-cell table:style-name="ce517"/>
          <table:table-cell table:style-name="ce517" table:formula="of:=[.G419]-[.D420]+[.E420]" office:value-type="float" office:value="-15032.2183333333" calcext:value-type="float">
            <text:p>-15.032,2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patula 2</text:p>
          </table:table-cell>
          <table:table-cell table:style-name="ce517"/>
          <table:table-cell table:style-name="ce517" office:value-type="float" office:value="4" calcext:value-type="float">
            <text:p>4,00</text:p>
          </table:table-cell>
          <table:table-cell table:style-name="ce517"/>
          <table:table-cell table:style-name="ce517" table:formula="of:=[.G420]-[.D421]+[.E421]" office:value-type="float" office:value="-15028.2183333333" calcext:value-type="float">
            <text:p>-15.028,2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lhami haykır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421]-[.D422]+[.E422]" office:value-type="float" office:value="-14728.2183333333" calcext:value-type="float">
            <text:p>-14.728,2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10000" calcext:value-type="float">
            <text:p>10.000,00</text:p>
          </table:table-cell>
          <table:table-cell table:style-name="ce517"/>
          <table:table-cell table:style-name="ce517" table:formula="of:=[.G422]-[.D423]+[.E423]" office:value-type="float" office:value="-4728.21833333334" calcext:value-type="float">
            <text:p>-4.728,2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6600" calcext:value-type="float">
            <text:p>6.600,00</text:p>
          </table:table-cell>
          <table:table-cell table:style-name="ce517"/>
          <table:table-cell table:style-name="ce517" table:formula="of:=[.G423]-[.D424]+[.E424]" office:value-type="float" office:value="1871.78166666666" calcext:value-type="float">
            <text:p>1.871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2-17" calcext:value-type="date">
            <text:p>17.02.2013</text:p>
          </table:table-cell>
          <table:table-cell table:style-name="ce499" office:value-type="string" calcext:value-type="string">
            <text:p>KREDİ 4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24]-[.D425]+[.E425]" office:value-type="float" office:value="5280.78166666666" calcext:value-type="float">
            <text:p>5.280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</text:p>
          </table:table-cell>
          <table:table-cell table:style-name="ce517"/>
          <table:table-cell table:style-name="ce517" office:value-type="float" office:value="6000" calcext:value-type="float">
            <text:p>6.000,00</text:p>
          </table:table-cell>
          <table:table-cell table:style-name="ce517"/>
          <table:table-cell table:style-name="ce517" table:formula="of:=[.G425]-[.D426]+[.E426]" office:value-type="float" office:value="11280.7816666667" calcext:value-type="float">
            <text:p>11.280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3-17" calcext:value-type="date">
            <text:p>17.03.2013</text:p>
          </table:table-cell>
          <table:table-cell table:style-name="ce499" office:value-type="string" calcext:value-type="string">
            <text:p>KREDİ 5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26]-[.D427]+[.E427]" office:value-type="float" office:value="14689.7816666667" calcext:value-type="float">
            <text:p>14.689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3-16" calcext:value-type="date">
            <text:p>16.03.2013</text:p>
          </table:table-cell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10000" calcext:value-type="float">
            <text:p>10.000,00</text:p>
          </table:table-cell>
          <table:table-cell table:style-name="ce517"/>
          <table:table-cell table:style-name="ce517" table:formula="of:=[.G427]-[.D428]+[.E428]" office:value-type="float" office:value="24689.7816666667" calcext:value-type="float">
            <text:p>24.689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3-19" calcext:value-type="date">
            <text:p>19.03.2013</text:p>
          </table:table-cell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4402" calcext:value-type="float">
            <text:p>4.402,00</text:p>
          </table:table-cell>
          <table:table-cell table:style-name="ce517"/>
          <table:table-cell table:style-name="ce517" table:formula="of:=[.G428]-[.D429]+[.E429]" office:value-type="float" office:value="29091.7816666667" calcext:value-type="float">
            <text:p>29.091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2200" calcext:value-type="float">
            <text:p>2.200,00</text:p>
          </table:table-cell>
          <table:table-cell table:style-name="ce517"/>
          <table:table-cell table:style-name="ce517" table:formula="of:=[.G429]-[.D430]+[.E430]" office:value-type="float" office:value="31291.7816666667" calcext:value-type="float">
            <text:p>31.291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3-23" calcext:value-type="date">
            <text:p>23.03.2013</text:p>
          </table:table-cell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1000" calcext:value-type="float">
            <text:p>1.000,00</text:p>
          </table:table-cell>
          <table:table-cell table:style-name="ce517"/>
          <table:table-cell table:style-name="ce517" table:formula="of:=[.G430]-[.D431]+[.E431]" office:value-type="float" office:value="32291.7816666667" calcext:value-type="float">
            <text:p>32.291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3-29" calcext:value-type="date">
            <text:p>29.03.2013</text:p>
          </table:table-cell>
          <table:table-cell table:style-name="ce499" office:value-type="string" calcext:value-type="string">
            <text:p>nakit ali balcıya çek iade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517" table:formula="of:=[.G431]-[.D432]+[.E432]" office:value-type="float" office:value="36291.7816666667" calcext:value-type="float">
            <text:p>36.291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30-3 fevzi deniz çek</text:p>
          </table:table-cell>
          <table:table-cell table:style-name="ce517" office:value-type="float" office:value="4000" calcext:value-type="float">
            <text:p>4.000,00</text:p>
          </table:table-cell>
          <table:table-cell table:style-name="ce517" table:number-columns-repeated="2"/>
          <table:table-cell table:style-name="ce517" table:formula="of:=[.G432]-[.D433]+[.E433]" office:value-type="float" office:value="32291.7816666667" calcext:value-type="float">
            <text:p>32.291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 iade</text:p>
          </table:table-cell>
          <table:table-cell table:style-name="ce517" office:value-type="float" office:value="2000" calcext:value-type="float">
            <text:p>2.000,00</text:p>
          </table:table-cell>
          <table:table-cell table:style-name="ce517" table:number-columns-repeated="2"/>
          <table:table-cell table:style-name="ce517" table:formula="of:=[.G433]-[.D434]+[.E434]" office:value-type="float" office:value="30291.7816666667" calcext:value-type="float">
            <text:p>30.291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4-01" calcext:value-type="date">
            <text:p>01.04.2013</text:p>
          </table:table-cell>
          <table:table-cell table:style-name="ce499" office:value-type="string" calcext:value-type="string">
            <text:p>nakit mustafaya</text:p>
          </table:table-cell>
          <table:table-cell table:style-name="ce517"/>
          <table:table-cell table:style-name="ce517" office:value-type="float" office:value="3500" calcext:value-type="float">
            <text:p>3.500,00</text:p>
          </table:table-cell>
          <table:table-cell table:style-name="ce517"/>
          <table:table-cell table:style-name="ce517" table:formula="of:=[.G434]-[.D435]+[.E435]" office:value-type="float" office:value="33791.7816666667" calcext:value-type="float">
            <text:p>33.791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4-01" calcext:value-type="date">
            <text:p>01.04.2013</text:p>
          </table:table-cell>
          <table:table-cell table:style-name="ce499" office:value-type="string" calcext:value-type="string">
            <text:p>işe yatan kredi faizi</text:p>
          </table:table-cell>
          <table:table-cell table:style-name="ce517"/>
          <table:table-cell table:style-name="ce517" office:value-type="float" office:value="3105" calcext:value-type="float">
            <text:p>3.105,00</text:p>
          </table:table-cell>
          <table:table-cell table:style-name="ce517"/>
          <table:table-cell table:style-name="ce517" table:formula="of:=[.G435]-[.D436]+[.E436]" office:value-type="float" office:value="36896.7816666667" calcext:value-type="float">
            <text:p>36.896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4-08" calcext:value-type="date">
            <text:p>08.04.2013</text:p>
          </table:table-cell>
          <table:table-cell table:style-name="ce499" office:value-type="string" calcext:value-type="string">
            <text:p>atila balcı tapu için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436]-[.D437]+[.E437]" office:value-type="float" office:value="37196.7816666667" calcext:value-type="float">
            <text:p>37.196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mustafa işçi için</text:p>
          </table:table-cell>
          <table:table-cell table:style-name="ce517"/>
          <table:table-cell table:style-name="ce517" office:value-type="float" office:value="1000" calcext:value-type="float">
            <text:p>1.000,00</text:p>
          </table:table-cell>
          <table:table-cell table:style-name="ce517"/>
          <table:table-cell table:style-name="ce517" table:formula="of:=[.G437]-[.D438]+[.E438]" office:value-type="float" office:value="38196.7816666667" calcext:value-type="float">
            <text:p>38.196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4-11" calcext:value-type="date">
            <text:p>11.04.2013</text:p>
          </table:table-cell>
          <table:table-cell table:style-name="ce499" office:value-type="string" calcext:value-type="string">
            <text:p>işe yatan</text:p>
          </table:table-cell>
          <table:table-cell table:style-name="ce517" office:value-type="float" office:value="15000" calcext:value-type="float">
            <text:p>15.000,00</text:p>
          </table:table-cell>
          <table:table-cell table:style-name="ce517" table:number-columns-repeated="2"/>
          <table:table-cell table:style-name="ce517" table:formula="of:=[.G438]-[.D439]+[.E439]" office:value-type="float" office:value="23196.7816666667" calcext:value-type="float">
            <text:p>23.196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ade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439]-[.D440]+[.E440]" office:value-type="float" office:value="22196.7816666667" calcext:value-type="float">
            <text:p>22.196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balcı nkt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440]-[.D441]+[.E441]" office:value-type="float" office:value="22296.7816666667" calcext:value-type="float">
            <text:p>22.296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4-30" calcext:value-type="date">
            <text:p>30.04.2013</text:p>
          </table:table-cell>
          <table:table-cell table:style-name="ce499" office:value-type="string" calcext:value-type="string">
            <text:p>şenel çek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517" table:formula="of:=[.G441]-[.D442]+[.E442]" office:value-type="float" office:value="2296.78166666666" calcext:value-type="float">
            <text:p>2.296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şe yatan a balcı hesabına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517" table:formula="of:=[.G442]-[.D443]+[.E443]" office:value-type="float" office:value="7296.78166666666" calcext:value-type="float">
            <text:p>7.296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anayide elden verilen</text:p>
          </table:table-cell>
          <table:table-cell table:style-name="ce517"/>
          <table:table-cell table:style-name="ce517" office:value-type="float" office:value="1000" calcext:value-type="float">
            <text:p>1.000,00</text:p>
          </table:table-cell>
          <table:table-cell table:style-name="ce517"/>
          <table:table-cell table:style-name="ce517" table:formula="of:=[.G443]-[.D444]+[.E444]" office:value-type="float" office:value="8296.78166666666" calcext:value-type="float">
            <text:p>8.296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4-17" calcext:value-type="date">
            <text:p>17.04.2013</text:p>
          </table:table-cell>
          <table:table-cell table:style-name="ce499" office:value-type="string" calcext:value-type="string">
            <text:p>KREDİ 6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44]-[.D445]+[.E445]" office:value-type="float" office:value="11705.7816666667" calcext:value-type="float">
            <text:p>11.705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azan nakl serkan</text:p>
          </table:table-cell>
          <table:table-cell table:style-name="ce517" office:value-type="float" office:value="250" calcext:value-type="float">
            <text:p>250,00</text:p>
          </table:table-cell>
          <table:table-cell table:style-name="ce517" table:number-columns-repeated="2"/>
          <table:table-cell table:style-name="ce517" table:formula="of:=[.G445]-[.D446]+[.E446]" office:value-type="float" office:value="11455.7816666667" calcext:value-type="float">
            <text:p>11.455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4-19" calcext:value-type="date">
            <text:p>19.04.2013</text:p>
          </table:table-cell>
          <table:table-cell table:style-name="ce499" office:value-type="string" calcext:value-type="string">
            <text:p>brleşim mad.</text:p>
          </table:table-cell>
          <table:table-cell table:style-name="ce517"/>
          <table:table-cell table:style-name="ce517" office:value-type="float" office:value="6000" calcext:value-type="float">
            <text:p>6.000,00</text:p>
          </table:table-cell>
          <table:table-cell table:style-name="ce517"/>
          <table:table-cell table:style-name="ce517" table:formula="of:=[.G446]-[.D447]+[.E447]" office:value-type="float" office:value="17455.7816666667" calcext:value-type="float">
            <text:p>17.455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4-09" calcext:value-type="date">
            <text:p>09.04.2013</text:p>
          </table:table-cell>
          <table:table-cell table:style-name="ce499" office:value-type="string" calcext:value-type="string">
            <text:p>seramik nakliye</text:p>
          </table:table-cell>
          <table:table-cell table:style-name="ce517" office:value-type="float" office:value="200" calcext:value-type="float">
            <text:p>200,00</text:p>
          </table:table-cell>
          <table:table-cell table:style-name="ce517" table:number-columns-repeated="2"/>
          <table:table-cell table:style-name="ce517" table:formula="of:=[.G447]-[.D448]+[.E448]" office:value-type="float" office:value="17255.7816666667" calcext:value-type="float">
            <text:p>17.255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iven 10 ad</text:p>
          </table:table-cell>
          <table:table-cell table:style-name="ce517"/>
          <table:table-cell table:style-name="ce517" office:value-type="float" office:value="30" calcext:value-type="float">
            <text:p>30,00</text:p>
          </table:table-cell>
          <table:table-cell table:style-name="ce517"/>
          <table:table-cell table:style-name="ce517" table:formula="of:=[.G448]-[.D449]+[.E449]" office:value-type="float" office:value="17285.7816666667" calcext:value-type="float">
            <text:p>17.285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5-17" calcext:value-type="date">
            <text:p>17.05.2013</text:p>
          </table:table-cell>
          <table:table-cell table:style-name="ce499" office:value-type="string" calcext:value-type="string">
            <text:p>KREDİ 7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49]-[.D450]+[.E450]" office:value-type="float" office:value="20694.7816666667" calcext:value-type="float">
            <text:p>20.694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çivi su mlz</text:p>
          </table:table-cell>
          <table:table-cell table:style-name="ce517"/>
          <table:table-cell table:style-name="ce517" office:value-type="float" office:value="18" calcext:value-type="float">
            <text:p>18,00</text:p>
          </table:table-cell>
          <table:table-cell table:style-name="ce517"/>
          <table:table-cell table:style-name="ce517" table:formula="of:=[.G450]-[.D451]+[.E451]" office:value-type="float" office:value="20712.7816666667" calcext:value-type="float">
            <text:p>20.712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5-31" calcext:value-type="date">
            <text:p>31.05.2013</text:p>
          </table:table-cell>
          <table:table-cell table:style-name="ce499" office:value-type="string" calcext:value-type="string">
            <text:p>şenel çek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517" table:formula="of:=[.G451]-[.D452]+[.E452]" office:value-type="float" office:value="712.781666666662" calcext:value-type="float">
            <text:p>712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6-17" calcext:value-type="date">
            <text:p>17.06.2013</text:p>
          </table:table-cell>
          <table:table-cell table:style-name="ce499" office:value-type="string" calcext:value-type="string">
            <text:p>KREDİ 8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52]-[.D453]+[.E453]" office:value-type="float" office:value="4121.78166666666" calcext:value-type="float">
            <text:p>4.121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string" calcext:value-type="string">
            <text:p>31-6</text:p>
          </table:table-cell>
          <table:table-cell table:style-name="ce499" office:value-type="string" calcext:value-type="string">
            <text:p>sanayi dükkan kirası burhan</text:p>
          </table:table-cell>
          <table:table-cell table:style-name="ce517"/>
          <table:table-cell table:style-name="ce517" office:value-type="float" office:value="8500" calcext:value-type="float">
            <text:p>8.500,00</text:p>
          </table:table-cell>
          <table:table-cell table:style-name="ce517"/>
          <table:table-cell table:style-name="ce517" table:formula="of:=[.G453]-[.D454]+[.E454]" office:value-type="float" office:value="12621.7816666667" calcext:value-type="float">
            <text:p>12.621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7-17" calcext:value-type="date">
            <text:p>17.07.2013</text:p>
          </table:table-cell>
          <table:table-cell table:style-name="ce499" office:value-type="string" calcext:value-type="string">
            <text:p>KREDİ 9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54]-[.D455]+[.E455]" office:value-type="float" office:value="16030.7816666667" calcext:value-type="float">
            <text:p>16.030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30-7 çek</text:p>
          </table:table-cell>
          <table:table-cell table:style-name="ce517" office:value-type="float" office:value="8495" calcext:value-type="float">
            <text:p>8.495,00</text:p>
          </table:table-cell>
          <table:table-cell table:style-name="ce517" table:number-columns-repeated="2"/>
          <table:table-cell table:style-name="ce517" table:formula="of:=[.G455]-[.D456]+[.E456]" office:value-type="float" office:value="7535.78166666666" calcext:value-type="float">
            <text:p>7.535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8-17" calcext:value-type="date">
            <text:p>17.08.2013</text:p>
          </table:table-cell>
          <table:table-cell table:style-name="ce499" office:value-type="string" calcext:value-type="string">
            <text:p>KREDİ 10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56]-[.D457]+[.E457]" office:value-type="float" office:value="10944.7816666667" calcext:value-type="float">
            <text:p>10.944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8-30" calcext:value-type="date">
            <text:p>30.08.2013</text:p>
          </table:table-cell>
          <table:table-cell table:style-name="ce499" office:value-type="string" calcext:value-type="string">
            <text:p>KİREMİT İÇİN</text:p>
          </table:table-cell>
          <table:table-cell table:style-name="ce517" office:value-type="float" office:value="4300" calcext:value-type="float">
            <text:p>4.300,00</text:p>
          </table:table-cell>
          <table:table-cell table:style-name="ce517" table:number-columns-repeated="2"/>
          <table:table-cell table:style-name="ce517" table:formula="of:=[.G457]-[.D458]+[.E458]" office:value-type="float" office:value="6644.78166666666" calcext:value-type="float">
            <text:p>6.644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ÇORUM TURGUT NAKL</text:p>
          </table:table-cell>
          <table:table-cell table:style-name="ce517"/>
          <table:table-cell table:style-name="ce517" office:value-type="float" office:value="1500" calcext:value-type="float">
            <text:p>1.500,00</text:p>
          </table:table-cell>
          <table:table-cell table:style-name="ce517"/>
          <table:table-cell table:style-name="ce517" table:formula="of:=[.G458]-[.D459]+[.E459]" office:value-type="float" office:value="8144.78166666666" calcext:value-type="float">
            <text:p>8.144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ERETEKS NAKLİYE</text:p>
          </table:table-cell>
          <table:table-cell table:style-name="ce517" office:value-type="float" office:value="660" calcext:value-type="float">
            <text:p>660,00</text:p>
          </table:table-cell>
          <table:table-cell table:style-name="ce517" table:number-columns-repeated="2"/>
          <table:table-cell table:style-name="ce517" table:formula="of:=[.G459]-[.D460]+[.E460]" office:value-type="float" office:value="7484.78166666666" calcext:value-type="float">
            <text:p>7.484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ERETEKS NAKLİYE</text:p>
          </table:table-cell>
          <table:table-cell table:style-name="ce517" office:value-type="float" office:value="600" calcext:value-type="float">
            <text:p>600,00</text:p>
          </table:table-cell>
          <table:table-cell table:style-name="ce517" table:number-columns-repeated="2"/>
          <table:table-cell table:style-name="ce517" table:formula="of:=[.G460]-[.D461]+[.E461]" office:value-type="float" office:value="6884.78166666666" calcext:value-type="float">
            <text:p>6.884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9-17" calcext:value-type="date">
            <text:p>17.09.2013</text:p>
          </table:table-cell>
          <table:table-cell table:style-name="ce499" office:value-type="string" calcext:value-type="string">
            <text:p>KREDİ 11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61]-[.D462]+[.E462]" office:value-type="float" office:value="10293.7816666667" calcext:value-type="float">
            <text:p>10.293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lise arkası kira çek ahmet çalışkan</text:p>
          </table:table-cell>
          <table:table-cell table:style-name="ce517"/>
          <table:table-cell table:style-name="ce517" office:value-type="float" office:value="18700" calcext:value-type="float">
            <text:p>18.700,00</text:p>
          </table:table-cell>
          <table:table-cell table:style-name="ce517"/>
          <table:table-cell table:style-name="ce517" table:formula="of:=[.G462]-[.D463]+[.E463]" office:value-type="float" office:value="28993.7816666667" calcext:value-type="float">
            <text:p>28.993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10-17" calcext:value-type="date">
            <text:p>17.10.2013</text:p>
          </table:table-cell>
          <table:table-cell table:style-name="ce499" office:value-type="string" calcext:value-type="string">
            <text:p>KREDİ 12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63]-[.D464]+[.E464]" office:value-type="float" office:value="32402.7816666667" calcext:value-type="float">
            <text:p>32.402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10-23" calcext:value-type="date">
            <text:p>23.10.2014</text:p>
          </table:table-cell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120" calcext:value-type="float">
            <text:p>120,00</text:p>
          </table:table-cell>
          <table:table-cell table:style-name="ce517"/>
          <table:table-cell table:style-name="ce517" table:formula="of:=[.G464]-[.D465]+[.E465]" office:value-type="float" office:value="32522.7816666667" calcext:value-type="float">
            <text:p>32.522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anat okulu 6000 kiremit</text:p>
          </table:table-cell>
          <table:table-cell table:style-name="ce517"/>
          <table:table-cell table:style-name="ce517" office:value-type="float" office:value="3600" calcext:value-type="float">
            <text:p>3.600,00</text:p>
          </table:table-cell>
          <table:table-cell table:style-name="ce517"/>
          <table:table-cell table:style-name="ce517" table:formula="of:=[.G465]-[.D466]+[.E466]" office:value-type="float" office:value="36122.7816666667" calcext:value-type="float">
            <text:p>36.122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anat okulu 1000 mahya</text:p>
          </table:table-cell>
          <table:table-cell table:style-name="ce517"/>
          <table:table-cell table:style-name="ce517" office:value-type="float" office:value="600" calcext:value-type="float">
            <text:p>600,00</text:p>
          </table:table-cell>
          <table:table-cell table:style-name="ce517"/>
          <table:table-cell table:style-name="ce517" table:formula="of:=[.G466]-[.D467]+[.E467]" office:value-type="float" office:value="36722.7816666667" calcext:value-type="float">
            <text:p>36.722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ağlık meslek 3000 kiremit</text:p>
          </table:table-cell>
          <table:table-cell table:style-name="ce517"/>
          <table:table-cell table:style-name="ce517" office:value-type="float" office:value="1800" calcext:value-type="float">
            <text:p>1.800,00</text:p>
          </table:table-cell>
          <table:table-cell table:style-name="ce517"/>
          <table:table-cell table:style-name="ce517" table:formula="of:=[.G467]-[.D468]+[.E468]" office:value-type="float" office:value="38522.7816666667" calcext:value-type="float">
            <text:p>38.522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çorum tokat kiremit nakli 3 sefer</text:p>
          </table:table-cell>
          <table:table-cell table:style-name="ce517" office:value-type="float" office:value="3000" calcext:value-type="float">
            <text:p>3.000,00</text:p>
          </table:table-cell>
          <table:table-cell table:style-name="ce517" table:number-columns-repeated="2"/>
          <table:table-cell table:style-name="ce517" table:formula="of:=[.G468]-[.D469]+[.E469]" office:value-type="float" office:value="35522.7816666667" calcext:value-type="float">
            <text:p>35.522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meteoroloji hesap</text:p>
          </table:table-cell>
          <table:table-cell table:style-name="ce517"/>
          <table:table-cell table:style-name="ce517" office:value-type="float" office:value="120" calcext:value-type="float">
            <text:p>120,00</text:p>
          </table:table-cell>
          <table:table-cell table:style-name="ce517"/>
          <table:table-cell table:style-name="ce517" table:formula="of:=[.G469]-[.D470]+[.E470]" office:value-type="float" office:value="35642.7816666667" calcext:value-type="float">
            <text:p>35.642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ufuk elektrik</text:p>
          </table:table-cell>
          <table:table-cell table:style-name="ce517"/>
          <table:table-cell table:style-name="ce517" office:value-type="float" office:value="180" calcext:value-type="float">
            <text:p>180,00</text:p>
          </table:table-cell>
          <table:table-cell table:style-name="ce517"/>
          <table:table-cell table:style-name="ce517" table:formula="of:=[.G470]-[.D471]+[.E471]" office:value-type="float" office:value="35822.7816666667" calcext:value-type="float">
            <text:p>35.822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paytoncuoğlu</text:p>
          </table:table-cell>
          <table:table-cell table:style-name="ce517"/>
          <table:table-cell table:style-name="ce517" office:value-type="float" office:value="190" calcext:value-type="float">
            <text:p>190,00</text:p>
          </table:table-cell>
          <table:table-cell table:style-name="ce517"/>
          <table:table-cell table:style-name="ce517" table:formula="of:=[.G471]-[.D472]+[.E472]" office:value-type="float" office:value="36012.7816666667" calcext:value-type="float">
            <text:p>36.012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12-17" calcext:value-type="date">
            <text:p>17.12.2014</text:p>
          </table:table-cell>
          <table:table-cell table:style-name="ce499" office:value-type="string" calcext:value-type="string">
            <text:p>KREDİ 11-12-13-14. TAKSİT</text:p>
          </table:table-cell>
          <table:table-cell table:style-name="ce517"/>
          <table:table-cell table:style-name="ce517" office:value-type="float" office:value="13636" calcext:value-type="float">
            <text:p>13.636,00</text:p>
          </table:table-cell>
          <table:table-cell table:style-name="ce517"/>
          <table:table-cell table:style-name="ce517" table:formula="of:=[.G472]-[.D473]+[.E473]" office:value-type="float" office:value="49648.7816666667" calcext:value-type="float">
            <text:p>49.648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tokmer</text:p>
          </table:table-cell>
          <table:table-cell table:style-name="ce517"/>
          <table:table-cell table:style-name="ce517" office:value-type="float" office:value="466" calcext:value-type="float">
            <text:p>466,00</text:p>
          </table:table-cell>
          <table:table-cell table:style-name="ce517"/>
          <table:table-cell table:style-name="ce517" table:formula="of:=[.G473]-[.D474]+[.E474]" office:value-type="float" office:value="50114.7816666667" calcext:value-type="float">
            <text:p>50.114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gıda laboratuarı faturadan</text:p>
          </table:table-cell>
          <table:table-cell table:style-name="ce517" office:value-type="float" office:value="7460" calcext:value-type="float">
            <text:p>7.460,00</text:p>
          </table:table-cell>
          <table:table-cell table:style-name="ce517" table:number-columns-repeated="2"/>
          <table:table-cell table:style-name="ce517" table:formula="of:=[.G474]-[.D475]+[.E475]" office:value-type="float" office:value="42654.7816666667" calcext:value-type="float">
            <text:p>42.654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çizme 4 ad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517" table:formula="of:=[.G475]-[.D476]+[.E476]" office:value-type="float" office:value="42704.7816666667" calcext:value-type="float">
            <text:p>42.704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en annemin maaş</text:p>
          </table:table-cell>
          <table:table-cell table:style-name="ce517"/>
          <table:table-cell table:style-name="ce517" office:value-type="float" office:value="1350" calcext:value-type="float">
            <text:p>1.350,00</text:p>
          </table:table-cell>
          <table:table-cell table:style-name="ce517"/>
          <table:table-cell table:style-name="ce517" table:formula="of:=[.G476]-[.D477]+[.E477]" office:value-type="float" office:value="44054.7816666667" calcext:value-type="float">
            <text:p>44.054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en <text:s text:c="2"/></text:p>
          </table:table-cell>
          <table:table-cell table:style-name="ce517"/>
          <table:table-cell table:style-name="ce517" office:value-type="float" office:value="250" calcext:value-type="float">
            <text:p>250,00</text:p>
          </table:table-cell>
          <table:table-cell table:style-name="ce517"/>
          <table:table-cell table:style-name="ce517" table:formula="of:=[.G477]-[.D478]+[.E478]" office:value-type="float" office:value="44304.7816666667" calcext:value-type="float">
            <text:p>44.304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en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517" table:formula="of:=[.G478]-[.D479]+[.E479]" office:value-type="float" office:value="44354.7816666667" calcext:value-type="float">
            <text:p>44.354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en</text:p>
          </table:table-cell>
          <table:table-cell table:style-name="ce517"/>
          <table:table-cell table:style-name="ce517" office:value-type="float" office:value="200" calcext:value-type="float">
            <text:p>200,00</text:p>
          </table:table-cell>
          <table:table-cell table:style-name="ce517"/>
          <table:table-cell table:style-name="ce517" table:formula="of:=[.G479]-[.D480]+[.E480]" office:value-type="float" office:value="44554.7816666667" calcext:value-type="float">
            <text:p>44.554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en</text:p>
          </table:table-cell>
          <table:table-cell table:style-name="ce517"/>
          <table:table-cell table:style-name="ce517" office:value-type="float" office:value="400" calcext:value-type="float">
            <text:p>400,00</text:p>
          </table:table-cell>
          <table:table-cell table:style-name="ce517"/>
          <table:table-cell table:style-name="ce517" table:formula="of:=[.G480]-[.D481]+[.E481]" office:value-type="float" office:value="44954.7816666667" calcext:value-type="float">
            <text:p>44.954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iven 12 ad</text:p>
          </table:table-cell>
          <table:table-cell table:style-name="ce517"/>
          <table:table-cell table:style-name="ce517" office:value-type="float" office:value="36" calcext:value-type="float">
            <text:p>36,00</text:p>
          </table:table-cell>
          <table:table-cell table:style-name="ce517"/>
          <table:table-cell table:style-name="ce517" table:formula="of:=[.G481]-[.D482]+[.E482]" office:value-type="float" office:value="44990.7816666667" calcext:value-type="float">
            <text:p>44.990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maket bıç ve ydk 2 ad</text:p>
          </table:table-cell>
          <table:table-cell table:style-name="ce517"/>
          <table:table-cell table:style-name="ce517" office:value-type="float" office:value="10" calcext:value-type="float">
            <text:p>10,00</text:p>
          </table:table-cell>
          <table:table-cell table:style-name="ce517"/>
          <table:table-cell table:style-name="ce517" table:formula="of:=[.G482]-[.D483]+[.E483]" office:value-type="float" office:value="45000.7816666667" calcext:value-type="float">
            <text:p>45.000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2012 Ford Transit</text:p>
          </table:table-cell>
          <table:table-cell table:style-name="ce517"/>
          <table:table-cell table:style-name="ce517" office:value-type="float" office:value="55000" calcext:value-type="float">
            <text:p>55.000,00</text:p>
          </table:table-cell>
          <table:table-cell table:style-name="ce517"/>
          <table:table-cell table:style-name="ce517" table:formula="of:=[.G483]-[.D484]+[.E484]" office:value-type="float" office:value="100000.781666667" calcext:value-type="float">
            <text:p>100.000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/>
          <table:table-cell table:style-name="ce517" table:number-columns-repeated="4"/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/>
          <table:table-cell table:style-name="ce519" table:formula="of:=SUM([.D415:.D484])" office:value-type="float" office:value="86965" calcext:value-type="float">
            <text:p>86.965,00</text:p>
          </table:table-cell>
          <table:table-cell table:style-name="ce519" table:formula="of:=SUM([.E415:.E484])" office:value-type="float" office:value="205727" calcext:value-type="float">
            <text:p>205.727,00</text:p>
          </table:table-cell>
          <table:table-cell table:style-name="ce517" table:number-columns-repeated="2"/>
          <table:table-cell table:number-columns-repeated="1017"/>
        </table:table-row>
        <table:table-row table:style-name="ro4" table:number-rows-repeated="2">
          <table:table-cell/>
          <table:table-cell table:style-name="ce479"/>
          <table:table-cell table:style-name="ce499"/>
          <table:table-cell table:style-name="ce517" table:number-columns-repeated="4"/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/>
          <table:table-cell table:style-name="ce517" table:number-columns-repeated="3"/>
          <table:table-cell table:style-name="ce517" table:formula="of:=[.G484]-[.D489]+[.E489]" office:value-type="float" office:value="100000.781666667" calcext:value-type="float">
            <text:p>100.000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02" office:value-type="string" calcext:value-type="string">
            <text:p>Sanayi acentalar kira bedeli</text:p>
          </table:table-cell>
          <table:table-cell table:style-name="ce517" table:formula="of:=['file:///home/murat/depolnx/hes2018/Account/2019/2019%20YS%20KR%20D%C4%9E%C5%9E%20SLNK.ods'#$'AP-LS GNL'.D22]+['file:///home/murat/depolnx/hes2018/Account/2019/2019%20YS%20KR%20D%C4%9E%C5%9E%20SLNK.ods'#$'AP-LS GNL'.D6]" office:value-type="float" office:value="8500" calcext:value-type="float">
            <text:p>8.500,00</text:p>
          </table:table-cell>
          <table:table-cell table:style-name="ce517" table:number-columns-repeated="2"/>
          <table:table-cell table:style-name="ce517" table:formula="of:=[.G489]-[.D490]+[.E490]" office:value-type="float" office:value="91500.7816666667" calcext:value-type="float">
            <text:p>91.500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02" office:value-type="string" calcext:value-type="string">
            <text:p>Hızarhane Depo kira bedeli</text:p>
          </table:table-cell>
          <table:table-cell table:style-name="ce517" table:formula="of:=['file:///home/murat/depolnx/hes2018/Account/2019/2019%20YS%20KR%20D%C4%9E%C5%9E%20SLNK.ods'#$'AP-LS GNL'.C22]+['file:///home/murat/depolnx/hes2018/Account/2019/2019%20YS%20KR%20D%C4%9E%C5%9E%20SLNK.ods'#$'AP-LS GNL'.C6]" office:value-type="float" office:value="5500" calcext:value-type="float">
            <text:p>5.500,00</text:p>
          </table:table-cell>
          <table:table-cell table:style-name="ce517" table:number-columns-repeated="2"/>
          <table:table-cell table:style-name="ce517" table:formula="of:=[.G490]-[.D491]+[.E491]" office:value-type="float" office:value="86000.7816666667" calcext:value-type="float">
            <text:p>86.000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office:value-type="string" calcext:value-type="string">
            <text:p>Hızarhane yıkama kira bedeli</text:p>
          </table:table-cell>
          <table:table-cell table:style-name="ce517" table:formula="of:=['file:///home/murat/depolnx/hes2018/Account/2019/2019%20YS%20KR%20D%C4%9E%C5%9E%20SLNK.ods'#$'AP-LS GNL'.B22]+['file:///home/murat/depolnx/hes2018/Account/2019/2019%20YS%20KR%20D%C4%9E%C5%9E%20SLNK.ods'#$'AP-LS GNL'.B6]" office:value-type="float" office:value="8500" calcext:value-type="float">
            <text:p>8.500,00</text:p>
          </table:table-cell>
          <table:table-cell table:style-name="ce517" table:number-columns-repeated="2"/>
          <table:table-cell table:style-name="ce517" table:formula="of:=[.G491]-[.D492]+[.E492]" office:value-type="float" office:value="77500.7816666667" calcext:value-type="float">
            <text:p>77.500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office:value-type="string" calcext:value-type="string">
            <text:p>Lise Arkası Kira Bedeli</text:p>
          </table:table-cell>
          <table:table-cell table:style-name="ce517" table:formula="of:=['file:///home/murat/depolnx/hes2018/Account/2019/2019%20YS%20KR%20D%C4%9E%C5%9E%20SLNK.ods'#$'AP-LS GNL'.E22]+['file:///home/murat/depolnx/hes2018/Account/2019/2019%20YS%20KR%20D%C4%9E%C5%9E%20SLNK.ods'#$'AP-LS GNL'.E6]" office:value-type="float" office:value="7859.06" calcext:value-type="float">
            <text:p>7.859,06</text:p>
          </table:table-cell>
          <table:table-cell table:style-name="ce517" table:number-columns-repeated="2"/>
          <table:table-cell table:style-name="ce517" table:formula="of:=[.G492]-[.D493]+[.E493]" office:value-type="float" office:value="69641.7216666667" calcext:value-type="float">
            <text:p>69.641,7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office:value-type="string" calcext:value-type="string">
            <text:p>Ali Paşa Kira Bedeli</text:p>
          </table:table-cell>
          <table:table-cell table:style-name="ce517" table:formula="of:=['file:///home/murat/depolnx/hes2018/Account/2019/2019%20YS%20KR%20D%C4%9E%C5%9E%20SLNK.ods'#$'AP-LS GNL'.F22]" office:value-type="float" office:value="4225" calcext:value-type="float">
            <text:p>4.225,00</text:p>
          </table:table-cell>
          <table:table-cell table:style-name="ce517" table:number-columns-repeated="2"/>
          <table:table-cell table:style-name="ce517" table:formula="of:=[.G493]-[.D494]+[.E494]" office:value-type="float" office:value="65416.7216666667" calcext:value-type="float">
            <text:p>65.416,7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00" office:value-type="string" calcext:value-type="string">
            <text:p>2014’e DEVİR</text:p>
          </table:table-cell>
          <table:table-cell table:style-name="ce517" office:value-type="float" office:value="2" calcext:value-type="float">
            <text:p>2,00</text:p>
          </table:table-cell>
          <table:table-cell table:style-name="ce517" table:number-columns-repeated="2"/>
          <table:table-cell table:style-name="ce517" table:formula="of:=[.G494]-[.D495]+[.E495]" office:value-type="float" office:value="65414.7216666667" calcext:value-type="float">
            <text:p>65.414,7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03"/>
          <table:table-cell table:style-name="ce517" table:number-columns-repeated="3"/>
          <table:table-cell table:style-name="ce519"/>
          <table:table-cell table:number-columns-repeated="1017"/>
        </table:table-row>
        <table:table-row table:style-name="ro4">
          <table:table-cell/>
          <table:table-cell table:style-name="ce476" office:value-type="float" office:value="2013" calcext:value-type="float">
            <text:p>2013</text:p>
          </table:table-cell>
          <table:table-cell table:style-name="ce501" office:value-type="string" calcext:value-type="string">
            <text:p>YILSONU TOPLAMI DĞŞ ALACAKLI</text:p>
          </table:table-cell>
          <table:table-cell table:style-name="ce518" table:formula="of:=SUM([.D490:.D495])+[.D486]" office:value-type="float" office:value="121551.06" calcext:value-type="float">
            <text:p>121.551,06</text:p>
          </table:table-cell>
          <table:table-cell table:style-name="ce518" table:formula="of:=SUM([.E490:.E495])+[.E486]" office:value-type="float" office:value="205727" calcext:value-type="float">
            <text:p>205.727,00</text:p>
          </table:table-cell>
          <table:table-cell table:style-name="ce518"/>
          <table:table-cell table:style-name="ce518" table:formula="of:=[.E497]-[.D497]" office:value-type="float" office:value="84175.94" calcext:value-type="float">
            <text:p>84.175,94</text:p>
          </table:table-cell>
          <table:table-cell table:number-columns-repeated="1017"/>
        </table:table-row>
        <table:table-row table:style-name="ro4" table:number-rows-repeated="3">
          <table:table-cell/>
          <table:table-cell table:style-name="ce474"/>
          <table:table-cell table:style-name="ce503"/>
          <table:table-cell table:style-name="ce517" table:number-columns-repeated="4"/>
          <table:table-cell table:number-columns-repeated="1017"/>
        </table:table-row>
        <table:table-row table:style-name="ro4" table:number-rows-repeated="31">
          <table:table-cell/>
          <table:table-cell table:style-name="ce473"/>
          <table:table-cell table:style-name="ce498"/>
          <table:table-cell table:style-name="ce502" table:number-columns-repeated="3"/>
          <table:table-cell table:style-name="ce517"/>
          <table:table-cell table:number-columns-repeated="1017"/>
        </table:table-row>
        <table:table-row table:style-name="ro4">
          <table:table-cell/>
          <table:table-cell table:style-name="ce475" office:value-type="float" office:value="2014" calcext:value-type="float">
            <text:p>2014</text:p>
          </table:table-cell>
          <table:table-cell table:style-name="ce500" office:value-type="string" calcext:value-type="string">
            <text:p>2013’den DEVİR</text:p>
          </table:table-cell>
          <table:table-cell table:style-name="ce517" table:number-columns-repeated="3"/>
          <table:table-cell table:style-name="ce519" table:formula="of:=[.G495]-[.D532]+[.E532]" office:value-type="float" office:value="65414.7216666667" calcext:value-type="float">
            <text:p>65.414,72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1905-07-06" calcext:value-type="date">
            <text:p>06.07.1905</text:p>
          </table:table-cell>
          <table:table-cell table:style-name="ce499"/>
          <table:table-cell table:style-name="ce517" table:number-columns-repeated="3"/>
          <table:table-cell table:style-name="ce517" table:formula="of:=[.G532]-[.D533]+[.E533]" office:value-type="float" office:value="65414.7216666667" calcext:value-type="float">
            <text:p>65.414,72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1-17" calcext:value-type="date">
            <text:p>17.01.2014</text:p>
          </table:table-cell>
          <table:table-cell table:style-name="ce499" office:value-type="string" calcext:value-type="string">
            <text:p>KREDİ 15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33]-[.D534]+[.E534]" office:value-type="float" office:value="68823.7216666667" calcext:value-type="float">
            <text:p>68.823,72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2-17" calcext:value-type="date">
            <text:p>17.02.2014</text:p>
          </table:table-cell>
          <table:table-cell table:style-name="ce499" office:value-type="string" calcext:value-type="string">
            <text:p>KREDİ 16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34]-[.D535]+[.E535]" office:value-type="float" office:value="72232.7216666667" calcext:value-type="float">
            <text:p>72.232,72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3-07" calcext:value-type="date">
            <text:p>07.03.2014</text:p>
          </table:table-cell>
          <table:table-cell table:style-name="ce499" office:value-type="string" calcext:value-type="string">
            <text:p>ali balcı işbank</text:p>
          </table:table-cell>
          <table:table-cell table:style-name="ce517" office:value-type="float" office:value="80000" calcext:value-type="float">
            <text:p>80.000,00</text:p>
          </table:table-cell>
          <table:table-cell table:style-name="ce517" table:number-columns-repeated="2"/>
          <table:table-cell table:style-name="ce517" table:formula="of:=[.G535]-[.D536]+[.E536]" office:value-type="float" office:value="-7767.27833333334" calcext:value-type="float">
            <text:p>-7.767,2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3-17" calcext:value-type="date">
            <text:p>17.03.2014</text:p>
          </table:table-cell>
          <table:table-cell table:style-name="ce499" office:value-type="string" calcext:value-type="string">
            <text:p>KREDİ 17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36]-[.D537]+[.E537]" office:value-type="float" office:value="-4358.27833333334" calcext:value-type="float">
            <text:p>-4.358,2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3-20" calcext:value-type="date">
            <text:p>20.03.2014</text:p>
          </table:table-cell>
          <table:table-cell table:style-name="ce499" office:value-type="string" calcext:value-type="string">
            <text:p>qali balcı işbank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517" table:formula="of:=[.G537]-[.D538]+[.E538]" office:value-type="float" office:value="-24358.2783333333" calcext:value-type="float">
            <text:p>-24.358,2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3-25" calcext:value-type="date">
            <text:p>25.03.2014</text:p>
          </table:table-cell>
          <table:table-cell table:style-name="ce499" office:value-type="string" calcext:value-type="string">
            <text:p>serkana çek için</text:p>
          </table:table-cell>
          <table:table-cell table:style-name="ce517" office:value-type="float" office:value="11700" calcext:value-type="float">
            <text:p>11.700,00</text:p>
          </table:table-cell>
          <table:table-cell table:style-name="ce517" table:number-columns-repeated="2"/>
          <table:table-cell table:style-name="ce517" table:formula="of:=[.G538]-[.D539]+[.E539]" office:value-type="float" office:value="-36058.2783333333" calcext:value-type="float">
            <text:p>-36.058,2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3-31" calcext:value-type="date">
            <text:p>31.03.2014</text:p>
          </table:table-cell>
          <table:table-cell table:style-name="ce499" office:value-type="string" calcext:value-type="string">
            <text:p>serkana çek için</text:p>
          </table:table-cell>
          <table:table-cell table:style-name="ce517" office:value-type="float" office:value="22000" calcext:value-type="float">
            <text:p>22.000,00</text:p>
          </table:table-cell>
          <table:table-cell table:style-name="ce517" table:number-columns-repeated="2"/>
          <table:table-cell table:style-name="ce517" table:formula="of:=[.G539]-[.D540]+[.E540]" office:value-type="float" office:value="-58058.2783333333" calcext:value-type="float">
            <text:p>-58.058,2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3-31" calcext:value-type="date">
            <text:p>31.03.2014</text:p>
          </table:table-cell>
          <table:table-cell table:style-name="ce499" office:value-type="string" calcext:value-type="string">
            <text:p>hmb ygv</text:p>
          </table:table-cell>
          <table:table-cell table:style-name="ce517" office:value-type="float" office:value="91.54" calcext:value-type="float">
            <text:p>91,54</text:p>
          </table:table-cell>
          <table:table-cell table:style-name="ce517" table:number-columns-repeated="2"/>
          <table:table-cell table:style-name="ce517" table:formula="of:=[.G540]-[.D541]+[.E541]" office:value-type="float" office:value="-58149.8183333333" calcext:value-type="float">
            <text:p>-58.149,8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zan ygv</text:p>
          </table:table-cell>
          <table:table-cell table:style-name="ce517" office:value-type="float" office:value="758.12" calcext:value-type="float">
            <text:p>758,12</text:p>
          </table:table-cell>
          <table:table-cell table:style-name="ce517" table:number-columns-repeated="2"/>
          <table:table-cell table:style-name="ce517" table:formula="of:=[.G541]-[.D542]+[.E542]" office:value-type="float" office:value="-58907.9383333333" calcext:value-type="float">
            <text:p>-58.907,94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yşe balcı gv</text:p>
          </table:table-cell>
          <table:table-cell table:style-name="ce517" office:value-type="float" office:value="693.7" calcext:value-type="float">
            <text:p>693,70</text:p>
          </table:table-cell>
          <table:table-cell table:style-name="ce517" table:number-columns-repeated="2"/>
          <table:table-cell table:style-name="ce517" table:formula="of:=[.G542]-[.D543]+[.E543]" office:value-type="float" office:value="-59601.6383333333" calcext:value-type="float">
            <text:p>-59.601,64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pimapen senet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543]-[.D544]+[.E544]" office:value-type="float" office:value="-60601.6383333333" calcext:value-type="float">
            <text:p>-60.601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3-31" calcext:value-type="date">
            <text:p>31.03.2014</text:p>
          </table:table-cell>
          <table:table-cell table:style-name="ce499" office:value-type="string" calcext:value-type="string">
            <text:p>ali balcı işbank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517" table:formula="of:=[.G544]-[.D545]+[.E545]" office:value-type="float" office:value="-80601.6383333333" calcext:value-type="float">
            <text:p>-80.601,64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u mlz</text:p>
          </table:table-cell>
          <table:table-cell table:style-name="ce517"/>
          <table:table-cell table:style-name="ce517" office:value-type="float" office:value="88" calcext:value-type="float">
            <text:p>88,00</text:p>
          </table:table-cell>
          <table:table-cell table:style-name="ce517"/>
          <table:table-cell table:style-name="ce517" table:formula="of:=[.G545]-[.D546]+[.E546]" office:value-type="float" office:value="-80513.6383333333" calcext:value-type="float">
            <text:p>-80.513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4-02" calcext:value-type="date">
            <text:p>02.04.2014</text:p>
          </table:table-cell>
          <table:table-cell table:style-name="ce499" office:value-type="string" calcext:value-type="string">
            <text:p>fatih aydın</text:p>
          </table:table-cell>
          <table:table-cell table:style-name="ce517" office:value-type="float" office:value="2100" calcext:value-type="float">
            <text:p>2.100,00</text:p>
          </table:table-cell>
          <table:table-cell table:style-name="ce517" table:number-columns-repeated="2"/>
          <table:table-cell table:style-name="ce517" table:formula="of:=[.G546]-[.D547]+[.E547]" office:value-type="float" office:value="-82613.6383333333" calcext:value-type="float">
            <text:p>-82.613,64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250" calcext:value-type="float">
            <text:p>250,00</text:p>
          </table:table-cell>
          <table:table-cell table:style-name="ce517"/>
          <table:table-cell table:style-name="ce517" table:formula="of:=[.G547]-[.D548]+[.E548]" office:value-type="float" office:value="-82363.6383333333" calcext:value-type="float">
            <text:p>-82.363,64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en ali balcıya san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517" table:formula="of:=[.G548]-[.D549]+[.E549]" office:value-type="float" office:value="-82313.6383333333" calcext:value-type="float">
            <text:p>-82.313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4-17" calcext:value-type="date">
            <text:p>17.04.2014</text:p>
          </table:table-cell>
          <table:table-cell table:style-name="ce499" office:value-type="string" calcext:value-type="string">
            <text:p>KREDİ 18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49]-[.D550]+[.E550]" office:value-type="float" office:value="-78904.6383333333" calcext:value-type="float">
            <text:p>-78.904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5-15" calcext:value-type="date">
            <text:p>15.05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1500" calcext:value-type="float">
            <text:p>1.500,00</text:p>
          </table:table-cell>
          <table:table-cell table:style-name="ce517"/>
          <table:table-cell table:style-name="ce517" table:formula="of:=[.G550]-[.D551]+[.E551]" office:value-type="float" office:value="-77404.6383333333" calcext:value-type="float">
            <text:p>-77.404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5-28" calcext:value-type="date">
            <text:p>28.05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250" calcext:value-type="float">
            <text:p>250,00</text:p>
          </table:table-cell>
          <table:table-cell table:style-name="ce517"/>
          <table:table-cell table:style-name="ce517" table:formula="of:=[.G551]-[.D552]+[.E552]" office:value-type="float" office:value="-77154.6383333333" calcext:value-type="float">
            <text:p>-77.154,64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ade</text:p>
          </table:table-cell>
          <table:table-cell table:style-name="ce517" office:value-type="float" office:value="100" calcext:value-type="float">
            <text:p>100,00</text:p>
          </table:table-cell>
          <table:table-cell table:style-name="ce517" table:number-columns-repeated="2"/>
          <table:table-cell table:style-name="ce517" table:formula="of:=[.G552]-[.D553]+[.E553]" office:value-type="float" office:value="-77254.6383333333" calcext:value-type="float">
            <text:p>-77.254,64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hacı ustaya</text:p>
          </table:table-cell>
          <table:table-cell table:style-name="ce517"/>
          <table:table-cell table:style-name="ce517" office:value-type="float" office:value="200" calcext:value-type="float">
            <text:p>200,00</text:p>
          </table:table-cell>
          <table:table-cell table:style-name="ce517"/>
          <table:table-cell table:style-name="ce517" table:formula="of:=[.G553]-[.D554]+[.E554]" office:value-type="float" office:value="-77054.6383333333" calcext:value-type="float">
            <text:p>-77.054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6-24" calcext:value-type="date">
            <text:p>24.06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517" table:formula="of:=[.G554]-[.D555]+[.E555]" office:value-type="float" office:value="-76554.6383333333" calcext:value-type="float">
            <text:p>-76.554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5-17" calcext:value-type="date">
            <text:p>17.05.2014</text:p>
          </table:table-cell>
          <table:table-cell table:style-name="ce499" office:value-type="string" calcext:value-type="string">
            <text:p>KREDİ 19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55]-[.D556]+[.E556]" office:value-type="float" office:value="-73145.6383333333" calcext:value-type="float">
            <text:p>-73.145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6-17" calcext:value-type="date">
            <text:p>17.06.2014</text:p>
          </table:table-cell>
          <table:table-cell table:style-name="ce499" office:value-type="string" calcext:value-type="string">
            <text:p>KREDİ 20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56]-[.D557]+[.E557]" office:value-type="float" office:value="-69736.6383333333" calcext:value-type="float">
            <text:p>-69.736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7-17" calcext:value-type="date">
            <text:p>17.07.2014</text:p>
          </table:table-cell>
          <table:table-cell table:style-name="ce499" office:value-type="string" calcext:value-type="string">
            <text:p>KREDİ 21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57]-[.D558]+[.E558]" office:value-type="float" office:value="-66327.6383333333" calcext:value-type="float">
            <text:p>-66.327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7-21" calcext:value-type="date">
            <text:p>21.07.2014</text:p>
          </table:table-cell>
          <table:table-cell table:style-name="ce499" office:value-type="string" calcext:value-type="string">
            <text:p>ssk</text:p>
          </table:table-cell>
          <table:table-cell table:style-name="ce517"/>
          <table:table-cell table:style-name="ce517" office:value-type="float" office:value="640" calcext:value-type="float">
            <text:p>640,00</text:p>
          </table:table-cell>
          <table:table-cell table:style-name="ce517"/>
          <table:table-cell table:style-name="ce517" table:formula="of:=[.G558]-[.D559]+[.E559]" office:value-type="float" office:value="-65687.6383333333" calcext:value-type="float">
            <text:p>-65.687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6-30" calcext:value-type="date">
            <text:p>30.06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8000" calcext:value-type="float">
            <text:p>8.000,00</text:p>
          </table:table-cell>
          <table:table-cell table:style-name="ce517"/>
          <table:table-cell table:style-name="ce517" table:formula="of:=[.G559]-[.D560]+[.E560]" office:value-type="float" office:value="-57687.6383333333" calcext:value-type="float">
            <text:p>-57.687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7-14" calcext:value-type="date">
            <text:p>14.07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20000" calcext:value-type="float">
            <text:p>20.000,00</text:p>
          </table:table-cell>
          <table:table-cell table:style-name="ce517"/>
          <table:table-cell table:style-name="ce517" table:formula="of:=[.G560]-[.D561]+[.E561]" office:value-type="float" office:value="-37687.6383333333" calcext:value-type="float">
            <text:p>-37.687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7-17" calcext:value-type="date">
            <text:p>17.07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6500" calcext:value-type="float">
            <text:p>6.500,00</text:p>
          </table:table-cell>
          <table:table-cell table:style-name="ce517"/>
          <table:table-cell table:style-name="ce517" table:formula="of:=[.G561]-[.D562]+[.E562]" office:value-type="float" office:value="-31187.6383333333" calcext:value-type="float">
            <text:p>-31.187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7-22" calcext:value-type="date">
            <text:p>22.07.2014</text:p>
          </table:table-cell>
          <table:table-cell table:style-name="ce499" office:value-type="string" calcext:value-type="string">
            <text:p>ssk</text:p>
          </table:table-cell>
          <table:table-cell table:style-name="ce517"/>
          <table:table-cell table:style-name="ce517" office:value-type="float" office:value="2250" calcext:value-type="float">
            <text:p>2.250,00</text:p>
          </table:table-cell>
          <table:table-cell table:style-name="ce517"/>
          <table:table-cell table:style-name="ce517" table:formula="of:=[.G562]-[.D563]+[.E563]" office:value-type="float" office:value="-28937.6383333333" calcext:value-type="float">
            <text:p>-28.937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7-23" calcext:value-type="date">
            <text:p>23.07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20000" calcext:value-type="float">
            <text:p>20.000,00</text:p>
          </table:table-cell>
          <table:table-cell table:style-name="ce517"/>
          <table:table-cell table:style-name="ce517" table:formula="of:=[.G563]-[.D564]+[.E564]" office:value-type="float" office:value="-8937.63833333334" calcext:value-type="float">
            <text:p>-8.937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8-06" calcext:value-type="date">
            <text:p>06.08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517" table:formula="of:=[.G564]-[.D565]+[.E565]" office:value-type="float" office:value="-5937.63833333334" calcext:value-type="float">
            <text:p>-5.937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8-17" calcext:value-type="date">
            <text:p>17.08.2014</text:p>
          </table:table-cell>
          <table:table-cell table:style-name="ce499" office:value-type="string" calcext:value-type="string">
            <text:p>KREDİ 22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65]-[.D566]+[.E566]" office:value-type="float" office:value="-2528.63833333334" calcext:value-type="float">
            <text:p>-2.528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8-23" calcext:value-type="date">
            <text:p>23.08.2014</text:p>
          </table:table-cell>
          <table:table-cell table:style-name="ce499" office:value-type="string" calcext:value-type="string">
            <text:p>çizme eldiven</text:p>
          </table:table-cell>
          <table:table-cell table:style-name="ce517"/>
          <table:table-cell table:style-name="ce517" office:value-type="float" office:value="57" calcext:value-type="float">
            <text:p>57,00</text:p>
          </table:table-cell>
          <table:table-cell table:style-name="ce517"/>
          <table:table-cell table:style-name="ce517" table:formula="of:=[.G566]-[.D567]+[.E567]" office:value-type="float" office:value="-2471.63833333334" calcext:value-type="float">
            <text:p>-2.471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8-27" calcext:value-type="date">
            <text:p>27.08.2014</text:p>
          </table:table-cell>
          <table:table-cell table:style-name="ce501" office:value-type="string" calcext:value-type="string">
            <text:p>denizbank doğuş</text:p>
          </table:table-cell>
          <table:table-cell table:style-name="ce518" office:value-type="float" office:value="80000" calcext:value-type="float">
            <text:p>80.000,00</text:p>
          </table:table-cell>
          <table:table-cell table:style-name="ce519" table:number-columns-repeated="2"/>
          <table:table-cell table:style-name="ce517" table:formula="of:=[.G567]-[.D568]+[.E568]" office:value-type="float" office:value="-82471.6383333333" calcext:value-type="float">
            <text:p>-82.471,64</text:p>
          </table:table-cell>
          <table:table-cell table:number-columns-repeated="1017"/>
        </table:table-row>
        <table:table-row table:style-name="ro4">
          <table:table-cell/>
          <table:table-cell table:style-name="ce483" office:value-type="date" office:date-value="2014-09-02" calcext:value-type="date">
            <text:p>02.09.2014</text:p>
          </table:table-cell>
          <table:table-cell table:style-name="ce507" office:value-type="string" calcext:value-type="string">
            <text:p>denizbank doğuş</text:p>
          </table:table-cell>
          <table:table-cell table:style-name="ce522" office:value-type="float" office:value="65000" calcext:value-type="float">
            <text:p>65.000,00</text:p>
          </table:table-cell>
          <table:table-cell table:style-name="ce523"/>
          <table:table-cell table:style-name="ce519"/>
          <table:table-cell table:style-name="ce517" table:formula="of:=[.G568]-[.D569]+[.E569]" office:value-type="float" office:value="-147471.638333333" calcext:value-type="float">
            <text:p>-147.471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9-01" calcext:value-type="date">
            <text:p>01.09.2014</text:p>
          </table:table-cell>
          <table:table-cell table:style-name="ce499" office:value-type="string" calcext:value-type="string">
            <text:p>ali balcı işbank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517" table:formula="of:=[.G569]-[.D570]+[.E570]" office:value-type="float" office:value="-144471.638333333" calcext:value-type="float">
            <text:p>-144.471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9-05" calcext:value-type="date">
            <text:p>05.09.2014</text:p>
          </table:table-cell>
          <table:table-cell table:style-name="ce499" office:value-type="string" calcext:value-type="string">
            <text:p>İş 800 e aktarılan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517" table:formula="of:=[.G570]-[.D571]+[.E571]" office:value-type="float" office:value="-139471.638333333" calcext:value-type="float">
            <text:p>-139.471,64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MEHMET SAMUR KARO KK</text:p>
          </table:table-cell>
          <table:table-cell table:style-name="ce517" office:value-type="float" office:value="400" calcext:value-type="float">
            <text:p>400,00</text:p>
          </table:table-cell>
          <table:table-cell table:style-name="ce517" table:number-columns-repeated="2"/>
          <table:table-cell table:style-name="ce517" table:formula="of:=[.G571]-[.D572]+[.E572]" office:value-type="float" office:value="-139871.638333333" calcext:value-type="float">
            <text:p>-139.871,64</text:p>
          </table:table-cell>
          <table:table-cell table:number-columns-repeated="1017"/>
        </table:table-row>
        <table:table-row table:style-name="ro4">
          <table:table-cell/>
          <table:table-cell table:style-name="ce483" office:value-type="date" office:date-value="2014-09-26" calcext:value-type="date">
            <text:p>26.09.2014</text:p>
          </table:table-cell>
          <table:table-cell table:style-name="ce508" office:value-type="string" calcext:value-type="string">
            <text:p>İş 800 e aktarılan</text:p>
          </table:table-cell>
          <table:table-cell table:style-name="ce502"/>
          <table:table-cell table:style-name="ce502" office:value-type="float" office:value="3000" calcext:value-type="float">
            <text:p>3.000,00</text:p>
          </table:table-cell>
          <table:table-cell table:style-name="ce517"/>
          <table:table-cell table:style-name="ce517" table:formula="of:=[.G572]-[.D573]+[.E573]" office:value-type="float" office:value="-136871.638333333" calcext:value-type="float">
            <text:p>-136.871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deniz kredi 1. tkst için</text:p>
          </table:table-cell>
          <table:table-cell table:style-name="ce502"/>
          <table:table-cell table:style-name="ce502" office:value-type="float" office:value="1000" calcext:value-type="float">
            <text:p>1.000,00</text:p>
          </table:table-cell>
          <table:table-cell table:style-name="ce517"/>
          <table:table-cell table:style-name="ce517" table:formula="of:=[.G573]-[.D574]+[.E574]" office:value-type="float" office:value="-135871.638333333" calcext:value-type="float">
            <text:p>-135.871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9-30" calcext:value-type="date">
            <text:p>30.09.2014</text:p>
          </table:table-cell>
          <table:table-cell table:style-name="ce499" office:value-type="string" calcext:value-type="string">
            <text:p>şekerbank bch a</text:p>
          </table:table-cell>
          <table:table-cell table:style-name="ce517"/>
          <table:table-cell table:style-name="ce517" office:value-type="float" office:value="100000" calcext:value-type="float">
            <text:p>100.000,00</text:p>
          </table:table-cell>
          <table:table-cell table:style-name="ce517"/>
          <table:table-cell table:style-name="ce517" table:formula="of:=[.G574]-[.D575]+[.E575]" office:value-type="float" office:value="-35871.6383333333" calcext:value-type="float">
            <text:p>-35.871,64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k yıldız tic</text:p>
          </table:table-cell>
          <table:table-cell table:style-name="ce517" office:value-type="float" office:value="3000" calcext:value-type="float">
            <text:p>3.000,00</text:p>
          </table:table-cell>
          <table:table-cell table:style-name="ce517" table:number-columns-repeated="2"/>
          <table:table-cell table:style-name="ce517" table:formula="of:=[.G575]-[.D576]+[.E576]" office:value-type="float" office:value="-38871.6383333333" calcext:value-type="float">
            <text:p>-38.871,64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517" table:formula="of:=[.G576]-[.D577]+[.E577]" office:value-type="float" office:value="-33871.6383333333" calcext:value-type="float">
            <text:p>-33.871,64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iven</text:p>
          </table:table-cell>
          <table:table-cell table:style-name="ce517"/>
          <table:table-cell table:style-name="ce517" office:value-type="float" office:value="28" calcext:value-type="float">
            <text:p>28,00</text:p>
          </table:table-cell>
          <table:table-cell table:style-name="ce517"/>
          <table:table-cell table:style-name="ce517" table:formula="of:=[.G577]-[.D578]+[.E578]" office:value-type="float" office:value="-33843.6383333333" calcext:value-type="float">
            <text:p>-33.843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çizme <text:s/></text:p>
          </table:table-cell>
          <table:table-cell table:style-name="ce502"/>
          <table:table-cell table:style-name="ce502" office:value-type="float" office:value="15" calcext:value-type="float">
            <text:p>15,00</text:p>
          </table:table-cell>
          <table:table-cell table:style-name="ce517"/>
          <table:table-cell table:style-name="ce517" table:formula="of:=[.G578]-[.D579]+[.E579]" office:value-type="float" office:value="-33828.6383333333" calcext:value-type="float">
            <text:p>-33.828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9-17" calcext:value-type="date">
            <text:p>17.09.2014</text:p>
          </table:table-cell>
          <table:table-cell table:style-name="ce499" office:value-type="string" calcext:value-type="string">
            <text:p>KREDİ 23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79]-[.D580]+[.E580]" office:value-type="float" office:value="-30419.6383333333" calcext:value-type="float">
            <text:p>-30.419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10-13" calcext:value-type="date">
            <text:p>13.10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850" calcext:value-type="float">
            <text:p>850,00</text:p>
          </table:table-cell>
          <table:table-cell table:style-name="ce517"/>
          <table:table-cell table:style-name="ce517" table:formula="of:=[.G580]-[.D581]+[.E581]" office:value-type="float" office:value="-29569.6383333333" calcext:value-type="float">
            <text:p>-29.569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10-15" calcext:value-type="date">
            <text:p>15.10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517" table:formula="of:=[.G581]-[.D582]+[.E582]" office:value-type="float" office:value="-25569.6383333333" calcext:value-type="float">
            <text:p>-25.569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10-17" calcext:value-type="date">
            <text:p>17.10.2014</text:p>
          </table:table-cell>
          <table:table-cell table:style-name="ce499" office:value-type="string" calcext:value-type="string">
            <text:p>KREDİ 24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82]-[.D583]+[.E583]" office:value-type="float" office:value="-22160.6383333333" calcext:value-type="float">
            <text:p>-22.160,64</text:p>
          </table:table-cell>
          <table:table-cell table:number-columns-repeated="1017"/>
        </table:table-row>
        <table:table-row table:style-name="ro4">
          <table:table-cell/>
          <table:table-cell table:style-name="ce483" office:value-type="date" office:date-value="2014-10-16" calcext:value-type="date">
            <text:p>16.10.2014</text:p>
          </table:table-cell>
          <table:table-cell table:style-name="ce508" office:value-type="string" calcext:value-type="string">
            <text:p>iş kredi</text:p>
          </table:table-cell>
          <table:table-cell table:style-name="ce502"/>
          <table:table-cell table:style-name="ce502" office:value-type="float" office:value="1727" calcext:value-type="float">
            <text:p>1.727,00</text:p>
          </table:table-cell>
          <table:table-cell table:style-name="ce517"/>
          <table:table-cell table:style-name="ce517" table:formula="of:=[.G583]-[.D584]+[.E584]" office:value-type="float" office:value="-20433.6383333333" calcext:value-type="float">
            <text:p>-20.433,64</text:p>
          </table:table-cell>
          <table:table-cell table:number-columns-repeated="1017"/>
        </table:table-row>
        <table:table-row table:style-name="ro4">
          <table:table-cell/>
          <table:table-cell table:style-name="ce483" office:value-type="date" office:date-value="2014-10-26" calcext:value-type="date">
            <text:p>26.10.2014</text:p>
          </table:table-cell>
          <table:table-cell table:style-name="ce508" office:value-type="string" calcext:value-type="string">
            <text:p>deniz kredi 2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584]-[.D585]+[.E585]" office:value-type="float" office:value="-13668.6383333333" calcext:value-type="float">
            <text:p>-13.668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çivi köpük çizme</text:p>
          </table:table-cell>
          <table:table-cell table:style-name="ce502"/>
          <table:table-cell table:style-name="ce502" office:value-type="float" office:value="70" calcext:value-type="float">
            <text:p>70,00</text:p>
          </table:table-cell>
          <table:table-cell table:style-name="ce517"/>
          <table:table-cell table:style-name="ce517" table:formula="of:=[.G585]-[.D586]+[.E586]" office:value-type="float" office:value="-13598.6383333333" calcext:value-type="float">
            <text:p>-13.598,64</text:p>
          </table:table-cell>
          <table:table-cell table:number-columns-repeated="1017"/>
        </table:table-row>
        <table:table-row table:style-name="ro4">
          <table:table-cell/>
          <table:table-cell table:style-name="ce483" office:value-type="date" office:date-value="2014-11-03" calcext:value-type="date">
            <text:p>03.11.2014</text:p>
          </table:table-cell>
          <table:table-cell table:style-name="ce508" office:value-type="string" calcext:value-type="string">
            <text:p>623087 hesaba</text:p>
          </table:table-cell>
          <table:table-cell table:style-name="ce502"/>
          <table:table-cell table:style-name="ce502" office:value-type="float" office:value="2782" calcext:value-type="float">
            <text:p>2.782,00</text:p>
          </table:table-cell>
          <table:table-cell table:style-name="ce517"/>
          <table:table-cell table:style-name="ce517" table:formula="of:=[.G586]-[.D587]+[.E587]" office:value-type="float" office:value="-10816.6383333333" calcext:value-type="float">
            <text:p>-10.816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11-17" calcext:value-type="date">
            <text:p>17.11.2014</text:p>
          </table:table-cell>
          <table:table-cell table:style-name="ce499" office:value-type="string" calcext:value-type="string">
            <text:p>KREDİ 25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87]-[.D588]+[.E588]" office:value-type="float" office:value="-7407.63833333334" calcext:value-type="float">
            <text:p>-7.407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kadıoğlu kk ile ödeme</text:p>
          </table:table-cell>
          <table:table-cell table:style-name="ce502" office:value-type="float" office:value="8500" calcext:value-type="float">
            <text:p>8.500,00</text:p>
          </table:table-cell>
          <table:table-cell table:style-name="ce502"/>
          <table:table-cell table:style-name="ce517"/>
          <table:table-cell table:style-name="ce517" table:formula="of:=[.G588]-[.D589]+[.E589]" office:value-type="float" office:value="-15907.6383333333" calcext:value-type="float">
            <text:p>-15.907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sanayide elden</text:p>
          </table:table-cell>
          <table:table-cell table:style-name="ce502"/>
          <table:table-cell table:style-name="ce502" office:value-type="float" office:value="450" calcext:value-type="float">
            <text:p>450,00</text:p>
          </table:table-cell>
          <table:table-cell table:style-name="ce517"/>
          <table:table-cell table:style-name="ce517" table:formula="of:=[.G589]-[.D590]+[.E590]" office:value-type="float" office:value="-15457.6383333333" calcext:value-type="float">
            <text:p>-15.457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Çivi 25 kg</text:p>
          </table:table-cell>
          <table:table-cell table:style-name="ce502"/>
          <table:table-cell table:style-name="ce502" office:value-type="float" office:value="60" calcext:value-type="float">
            <text:p>60,00</text:p>
          </table:table-cell>
          <table:table-cell table:style-name="ce517"/>
          <table:table-cell table:style-name="ce517" table:formula="of:=[.G590]-[.D591]+[.E591]" office:value-type="float" office:value="-15397.6383333333" calcext:value-type="float">
            <text:p>-15.397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eldiven beybi 3*12</text:p>
          </table:table-cell>
          <table:table-cell table:style-name="ce502"/>
          <table:table-cell table:style-name="ce502" office:value-type="float" office:value="36" calcext:value-type="float">
            <text:p>36,00</text:p>
          </table:table-cell>
          <table:table-cell table:style-name="ce517"/>
          <table:table-cell table:style-name="ce517" table:formula="of:=[.G591]-[.D592]+[.E592]" office:value-type="float" office:value="-15361.6383333333" calcext:value-type="float">
            <text:p>-15.361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eldiven <text:s/>beybi</text:p>
          </table:table-cell>
          <table:table-cell table:style-name="ce502"/>
          <table:table-cell table:style-name="ce502" office:value-type="float" office:value="72" calcext:value-type="float">
            <text:p>72,00</text:p>
          </table:table-cell>
          <table:table-cell table:style-name="ce517"/>
          <table:table-cell table:style-name="ce517" table:formula="of:=[.G592]-[.D593]+[.E593]" office:value-type="float" office:value="-15289.6383333333" calcext:value-type="float">
            <text:p>-15.289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eldiven uni</text:p>
          </table:table-cell>
          <table:table-cell table:style-name="ce502"/>
          <table:table-cell table:style-name="ce502" office:value-type="float" office:value="48" calcext:value-type="float">
            <text:p>48,00</text:p>
          </table:table-cell>
          <table:table-cell table:style-name="ce517"/>
          <table:table-cell table:style-name="ce517" table:formula="of:=[.G593]-[.D594]+[.E594]" office:value-type="float" office:value="-15241.6383333333" calcext:value-type="float">
            <text:p>-15.241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eldiven uni</text:p>
          </table:table-cell>
          <table:table-cell table:style-name="ce502"/>
          <table:table-cell table:style-name="ce502" office:value-type="float" office:value="48" calcext:value-type="float">
            <text:p>48,00</text:p>
          </table:table-cell>
          <table:table-cell table:style-name="ce517"/>
          <table:table-cell table:style-name="ce517" table:formula="of:=[.G594]-[.D595]+[.E595]" office:value-type="float" office:value="-15193.6383333333" calcext:value-type="float">
            <text:p>-15.193,64</text:p>
          </table:table-cell>
          <table:table-cell table:number-columns-repeated="1017"/>
        </table:table-row>
        <table:table-row table:style-name="ro4">
          <table:table-cell/>
          <table:table-cell table:style-name="ce483" office:value-type="date" office:date-value="2014-11-26" calcext:value-type="date">
            <text:p>26.11.2014</text:p>
          </table:table-cell>
          <table:table-cell table:style-name="ce508" office:value-type="string" calcext:value-type="string">
            <text:p>deniz kredi 3/60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595]-[.D596]+[.E596]" office:value-type="float" office:value="-8428.63833333334" calcext:value-type="float">
            <text:p>-8.428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12-17" calcext:value-type="date">
            <text:p>17.12.2014</text:p>
          </table:table-cell>
          <table:table-cell table:style-name="ce499" office:value-type="string" calcext:value-type="string">
            <text:p>KREDİ 26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96]-[.D597]+[.E597]" office:value-type="float" office:value="-5019.63833333334" calcext:value-type="float">
            <text:p>-5.019,64</text:p>
          </table:table-cell>
          <table:table-cell table:number-columns-repeated="1017"/>
        </table:table-row>
        <table:table-row table:style-name="ro4">
          <table:table-cell/>
          <table:table-cell table:style-name="ce483" office:value-type="date" office:date-value="2014-12-26" calcext:value-type="date">
            <text:p>26.12.2014</text:p>
          </table:table-cell>
          <table:table-cell table:style-name="ce508" office:value-type="string" calcext:value-type="string">
            <text:p>deniz kredi 4/60 <text:s text:c="2"/>6600 çek ile ödendi</text:p>
          </table:table-cell>
          <table:table-cell table:style-name="ce502" table:number-columns-repeated="2"/>
          <table:table-cell table:style-name="ce517"/>
          <table:table-cell table:style-name="ce517" table:formula="of:=[.G597]-[.D598]+[.E598]" office:value-type="float" office:value="-5019.63833333334" calcext:value-type="float">
            <text:p>-5.019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deniz kredi için</text:p>
          </table:table-cell>
          <table:table-cell table:style-name="ce502"/>
          <table:table-cell table:style-name="ce502" office:value-type="float" office:value="160" calcext:value-type="float">
            <text:p>160,00</text:p>
          </table:table-cell>
          <table:table-cell table:style-name="ce517"/>
          <table:table-cell table:style-name="ce517" table:formula="of:=[.G598]-[.D599]+[.E599]" office:value-type="float" office:value="-4859.63833333334" calcext:value-type="float">
            <text:p>-4.859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9" office:value-type="string" calcext:value-type="string">
            <text:p>SANAYİ dükkan satışından</text:p>
          </table:table-cell>
          <table:table-cell table:style-name="ce523" office:value-type="float" office:value="100000" calcext:value-type="float">
            <text:p>100.000,00</text:p>
          </table:table-cell>
          <table:table-cell table:style-name="ce523"/>
          <table:table-cell table:style-name="ce519"/>
          <table:table-cell table:style-name="ce517" table:formula="of:=[.G599]-[.D600]+[.E600]" office:value-type="float" office:value="-104859.638333333" calcext:value-type="float">
            <text:p>-104.859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ATİLA BALCI EV BODRUM YALITIMI</text:p>
          </table:table-cell>
          <table:table-cell table:style-name="ce502"/>
          <table:table-cell table:style-name="ce502" office:value-type="float" office:value="1960" calcext:value-type="float">
            <text:p>1.960,00</text:p>
          </table:table-cell>
          <table:table-cell table:style-name="ce517"/>
          <table:table-cell table:style-name="ce517" table:formula="of:=[.G600]-[.D601]+[.E601]" office:value-type="float" office:value="-102899.638333333" calcext:value-type="float">
            <text:p>-102.899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/>
          <table:table-cell table:style-name="ce502" table:number-columns-repeated="2"/>
          <table:table-cell table:style-name="ce517"/>
          <table:table-cell table:style-name="ce517" table:formula="of:=[.G601]-[.D602]+[.E602]" office:value-type="float" office:value="-102899.638333333" calcext:value-type="float">
            <text:p>-102.899,64</text:p>
          </table:table-cell>
          <table:table-cell table:number-columns-repeated="1017"/>
        </table:table-row>
        <table:table-row table:style-name="ro4">
          <table:table-cell/>
          <table:table-cell table:style-name="ce484"/>
          <table:table-cell table:style-name="ce402"/>
          <table:table-cell table:style-name="ce519" table:formula="of:=SUM([.D533:.D601])" office:value-type="float" office:value="415343.36" calcext:value-type="float">
            <text:p>415.343,36</text:p>
          </table:table-cell>
          <table:table-cell table:style-name="ce519" table:formula="of:=SUM([.E533:.E601])" office:value-type="float" office:value="247029" calcext:value-type="float">
            <text:p>247.029,00</text:p>
          </table:table-cell>
          <table:table-cell table:style-name="ce519" table:number-columns-repeated="2"/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/>
          <table:table-cell table:style-name="ce502" table:number-columns-repeated="2"/>
          <table:table-cell table:style-name="ce517" table:number-columns-repeated="2"/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ATİLA BALCI EV BODRUM YALITIMI</text:p>
          </table:table-cell>
          <table:table-cell table:style-name="ce502" table:number-columns-repeated="2"/>
          <table:table-cell table:style-name="ce517" table:number-columns-repeated="2"/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XPS 2 CM 11*15=165 M2</text:p>
          </table:table-cell>
          <table:table-cell table:style-name="ce502" table:number-columns-repeated="3"/>
          <table:table-cell table:style-name="ce517"/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XPS 3 CM 14*10.5=147 M2</text:p>
          </table:table-cell>
          <table:table-cell table:style-name="ce502" table:number-columns-repeated="3"/>
          <table:table-cell table:style-name="ce517"/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XPS YAPIŞTIRICI</text:p>
          </table:table-cell>
          <table:table-cell table:style-name="ce502" table:number-columns-repeated="3"/>
          <table:table-cell table:style-name="ce517"/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2" office:value-type="string" calcext:value-type="string">
            <text:p>11*60=660</text:p>
          </table:table-cell>
          <table:table-cell table:style-name="ce502" table:number-columns-repeated="3"/>
          <table:table-cell table:style-name="ce517"/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2" office:value-type="string" calcext:value-type="string">
            <text:p>14*60=840</text:p>
          </table:table-cell>
          <table:table-cell table:style-name="ce402"/>
          <table:table-cell table:style-name="ce502" table:number-columns-repeated="2"/>
          <table:table-cell table:style-name="ce517"/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2" office:value-type="string" calcext:value-type="string">
            <text:p>46*10=460</text:p>
          </table:table-cell>
          <table:table-cell table:style-name="ce402"/>
          <table:table-cell table:style-name="ce502" table:number-columns-repeated="2"/>
          <table:table-cell table:style-name="ce517"/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2"/>
          <table:table-cell table:style-name="ce402"/>
          <table:table-cell table:style-name="ce502" table:number-columns-repeated="2"/>
          <table:table-cell table:style-name="ce517" table:formula="of:=[.G602]-[.D612]+[.E612]" office:value-type="float" office:value="-102899.638333333" calcext:value-type="float">
            <text:p>-102.899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2" office:value-type="string" calcext:value-type="string">
            <text:p>Sanayi acentalar kira bedeli</text:p>
          </table:table-cell>
          <table:table-cell table:style-name="ce524" table:formula="of:=['file:///home/murat/depolnx/hes2018/Account/2019/2019%20YS%20KR%20D%C4%9E%C5%9E%20SLNK.ods'#$'AP-LS GNL'.D23]+['file:///home/murat/depolnx/hes2018/Account/2019/2019%20YS%20KR%20D%C4%9E%C5%9E%20SLNK.ods'#$'AP-LS GNL'.D7]" office:value-type="float" office:value="10000" calcext:value-type="float">
            <text:p>10.000,00</text:p>
          </table:table-cell>
          <table:table-cell table:style-name="ce502" table:number-columns-repeated="2"/>
          <table:table-cell table:style-name="ce517" table:formula="of:=[.G612]-[.D613]+[.E613]" office:value-type="float" office:value="-112899.638333333" calcext:value-type="float">
            <text:p>-112.899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2" office:value-type="string" calcext:value-type="string">
            <text:p>Hızarhane Depo kira bedeli</text:p>
          </table:table-cell>
          <table:table-cell table:style-name="ce524" table:formula="of:=['file:///home/murat/depolnx/hes2018/Account/2019/2019%20YS%20KR%20D%C4%9E%C5%9E%20SLNK.ods'#$'AP-LS GNL'.C23]+['file:///home/murat/depolnx/hes2018/Account/2019/2019%20YS%20KR%20D%C4%9E%C5%9E%20SLNK.ods'#$'AP-LS GNL'.C7]" office:value-type="float" office:value="6000" calcext:value-type="float">
            <text:p>6.000,00</text:p>
          </table:table-cell>
          <table:table-cell table:style-name="ce502" table:number-columns-repeated="2"/>
          <table:table-cell table:style-name="ce517" table:formula="of:=[.G613]-[.D614]+[.E614]" office:value-type="float" office:value="-118899.638333333" calcext:value-type="float">
            <text:p>-118.899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office:value-type="string" calcext:value-type="string">
            <text:p>Hızarhane yıkama kira bedeli</text:p>
          </table:table-cell>
          <table:table-cell table:style-name="ce524" table:formula="of:=['file:///home/murat/depolnx/hes2018/Account/2019/2019%20YS%20KR%20D%C4%9E%C5%9E%20SLNK.ods'#$'AP-LS GNL'.B23]+['file:///home/murat/depolnx/hes2018/Account/2019/2019%20YS%20KR%20D%C4%9E%C5%9E%20SLNK.ods'#$'AP-LS GNL'.B7]" office:value-type="float" office:value="9350" calcext:value-type="float">
            <text:p>9.350,00</text:p>
          </table:table-cell>
          <table:table-cell table:style-name="ce502" table:number-columns-repeated="2"/>
          <table:table-cell table:style-name="ce517" table:formula="of:=[.G614]-[.D615]+[.E615]" office:value-type="float" office:value="-128249.638333333" calcext:value-type="float">
            <text:p>-128.249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office:value-type="string" calcext:value-type="string">
            <text:p>Lise Arkası Kira Bedeli</text:p>
          </table:table-cell>
          <table:table-cell table:style-name="ce524" table:formula="of:=['file:///home/murat/depolnx/hes2018/Account/2019/2019%20YS%20KR%20D%C4%9E%C5%9E%20SLNK.ods'#$'AP-LS GNL'.E23]+['file:///home/murat/depolnx/hes2018/Account/2019/2019%20YS%20KR%20D%C4%9E%C5%9E%20SLNK.ods'#$'AP-LS GNL'.E7]" office:value-type="float" office:value="3002.145" calcext:value-type="float">
            <text:p>3.002,15</text:p>
          </table:table-cell>
          <table:table-cell table:style-name="ce502" table:number-columns-repeated="2"/>
          <table:table-cell table:style-name="ce517" table:formula="of:=[.G615]-[.D616]+[.E616]" office:value-type="float" office:value="-131251.783333333" calcext:value-type="float">
            <text:p>-131.251,78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office:value-type="string" calcext:value-type="string">
            <text:p>Ali Paşa Kira Bedeli</text:p>
          </table:table-cell>
          <table:table-cell table:style-name="ce524" table:formula="of:=['file:///home/murat/depolnx/hes2018/Account/2019/2019%20YS%20KR%20D%C4%9E%C5%9E%20SLNK.ods'#$'AP-LS GNL'.F23]" office:value-type="float" office:value="6111.80555555556" calcext:value-type="float">
            <text:p>6.111,81</text:p>
          </table:table-cell>
          <table:table-cell table:style-name="ce502" table:number-columns-repeated="2"/>
          <table:table-cell table:style-name="ce517" table:formula="of:=[.G616]-[.D617]+[.E617]" office:value-type="float" office:value="-137363.588888889" calcext:value-type="float">
            <text:p>-137.363,59</text:p>
          </table:table-cell>
          <table:table-cell table:number-columns-repeated="1017"/>
        </table:table-row>
        <table:table-row table:style-name="ro4">
          <table:table-cell/>
          <table:table-cell table:style-name="ce473"/>
          <table:table-cell table:style-name="ce509" office:value-type="string" calcext:value-type="string">
            <text:p>2014 SONU DOĞUŞ BORÇLU</text:p>
          </table:table-cell>
          <table:table-cell table:style-name="ce502" table:number-columns-repeated="3"/>
          <table:table-cell table:style-name="ce517" table:formula="of:=[.G617]-[.D618]+[.E618]" office:value-type="float" office:value="-137363.588888889" calcext:value-type="float">
            <text:p>-137.363,59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00" office:value-type="string" calcext:value-type="string">
            <text:p>2015’e DEVİR</text:p>
          </table:table-cell>
          <table:table-cell table:style-name="ce517" office:value-type="float" office:value="2.92" calcext:value-type="float">
            <text:p>2,92</text:p>
          </table:table-cell>
          <table:table-cell table:style-name="ce517" table:number-columns-repeated="2"/>
          <table:table-cell table:style-name="ce519" table:formula="of:=[.G618]-[.D619]+[.E619]" office:value-type="float" office:value="-137366.508888889" calcext:value-type="float">
            <text:p>-137.366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03"/>
          <table:table-cell table:style-name="ce517" table:number-columns-repeated="3"/>
          <table:table-cell table:style-name="ce519"/>
          <table:table-cell table:number-columns-repeated="1017"/>
        </table:table-row>
        <table:table-row table:style-name="ro4">
          <table:table-cell/>
          <table:table-cell table:style-name="ce476" office:value-type="float" office:value="2014" calcext:value-type="float">
            <text:p>2014</text:p>
          </table:table-cell>
          <table:table-cell table:style-name="ce501" office:value-type="string" calcext:value-type="string">
            <text:p>YILSONU TOPLAMI DĞŞ BORÇLU</text:p>
          </table:table-cell>
          <table:table-cell table:style-name="ce518" table:formula="of:=SUM([.D613:.D619])+[.D603]" office:value-type="float" office:value="449810.230555556" calcext:value-type="float">
            <text:p>449.810,23</text:p>
          </table:table-cell>
          <table:table-cell table:style-name="ce518" table:formula="of:=SUM([.E613:.E619])+[.E603]" office:value-type="float" office:value="247029" calcext:value-type="float">
            <text:p>247.029,00</text:p>
          </table:table-cell>
          <table:table-cell table:style-name="ce518"/>
          <table:table-cell table:style-name="ce518" table:formula="of:=[.E621]-[.D621]" office:value-type="float" office:value="-202781.230555556" calcext:value-type="float">
            <text:p>-202.781,23</text:p>
          </table:table-cell>
          <table:table-cell table:number-columns-repeated="1017"/>
        </table:table-row>
        <table:table-row table:style-name="ro4" table:number-rows-repeated="3">
          <table:table-cell/>
          <table:table-cell table:style-name="ce474"/>
          <table:table-cell table:style-name="ce503"/>
          <table:table-cell table:style-name="ce517" table:number-columns-repeated="4"/>
          <table:table-cell table:number-columns-repeated="1017"/>
        </table:table-row>
        <table:table-row table:style-name="ro4" table:number-rows-repeated="25">
          <table:table-cell/>
          <table:table-cell table:style-name="ce473"/>
          <table:table-cell table:style-name="ce498"/>
          <table:table-cell table:style-name="ce502" table:number-columns-repeated="3"/>
          <table:table-cell table:style-name="ce517"/>
          <table:table-cell table:number-columns-repeated="1017"/>
        </table:table-row>
        <table:table-row table:style-name="ro4">
          <table:table-cell/>
          <table:table-cell table:style-name="ce475" office:value-type="float" office:value="2015" calcext:value-type="float">
            <text:p>2015</text:p>
          </table:table-cell>
          <table:table-cell table:style-name="ce500" office:value-type="string" calcext:value-type="string">
            <text:p>2014’den DEVİR</text:p>
          </table:table-cell>
          <table:table-cell table:style-name="ce517" table:number-columns-repeated="3"/>
          <table:table-cell table:style-name="ce519" table:formula="of:=[.G619]-[.D650]+[.E650]" office:value-type="float" office:value="-137366.508888889" calcext:value-type="float">
            <text:p>-137.366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1-08" calcext:value-type="date">
            <text:p>08.01.2015</text:p>
          </table:table-cell>
          <table:table-cell table:style-name="ce499" office:value-type="string" calcext:value-type="string">
            <text:p>kadıoğlu yavuz kk</text:p>
          </table:table-cell>
          <table:table-cell table:style-name="ce517" office:value-type="float" office:value="1800" calcext:value-type="float">
            <text:p>1.800,00</text:p>
          </table:table-cell>
          <table:table-cell table:style-name="ce517" table:number-columns-repeated="2"/>
          <table:table-cell table:style-name="ce517" table:formula="of:=[.G650]-[.D651]+[.E651]" office:value-type="float" office:value="-139166.508888889" calcext:value-type="float">
            <text:p>-139.166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1-08" calcext:value-type="date">
            <text:p>08.01.2015</text:p>
          </table:table-cell>
          <table:table-cell table:style-name="ce499" office:value-type="string" calcext:value-type="string">
            <text:p>ankara akbank eft kepçe için</text:p>
          </table:table-cell>
          <table:table-cell table:style-name="ce517"/>
          <table:table-cell table:style-name="ce517" office:value-type="float" office:value="1650" calcext:value-type="float">
            <text:p>1.650,00</text:p>
          </table:table-cell>
          <table:table-cell table:style-name="ce517"/>
          <table:table-cell table:style-name="ce517" table:formula="of:=[.G651]-[.D652]+[.E652]" office:value-type="float" office:value="-137516.508888889" calcext:value-type="float">
            <text:p>-137.516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tila balcı elden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652]-[.D653]+[.E653]" office:value-type="float" office:value="-137416.508888889" calcext:value-type="float">
            <text:p>-137.416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01" office:value-type="string" calcext:value-type="string">
            <text:p>SERKAN KAYALAR TEMİNAT İÇİN BCH TAN</text:p>
          </table:table-cell>
          <table:table-cell table:style-name="ce519"/>
          <table:table-cell table:style-name="ce518" office:value-type="float" office:value="80000" calcext:value-type="float">
            <text:p>80.000,00</text:p>
          </table:table-cell>
          <table:table-cell table:style-name="ce517"/>
          <table:table-cell table:style-name="ce517" table:formula="of:=[.G653]-[.D654]+[.E654]" office:value-type="float" office:value="-57416.5088888889" calcext:value-type="float">
            <text:p>-57.416,51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1-20" calcext:value-type="date">
            <text:p>20.01.15</text:p>
          </table:table-cell>
          <table:table-cell table:style-name="ce508" office:value-type="string" calcext:value-type="string">
            <text:p>ALİ BALCI ELDEN</text:p>
          </table:table-cell>
          <table:table-cell table:style-name="ce502" office:value-type="float" office:value="8000" calcext:value-type="float">
            <text:p>8.000,00</text:p>
          </table:table-cell>
          <table:table-cell table:style-name="ce502"/>
          <table:table-cell table:style-name="ce517"/>
          <table:table-cell table:style-name="ce517" table:formula="of:=[.G654]-[.D655]+[.E655]" office:value-type="float" office:value="-65416.5088888889" calcext:value-type="float">
            <text:p>-65.416,51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1-26" calcext:value-type="date">
            <text:p>26.01.15</text:p>
          </table:table-cell>
          <table:table-cell table:style-name="ce508" office:value-type="string" calcext:value-type="string">
            <text:p>DENİZ KREDİ 5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655]-[.D656]+[.E656]" office:value-type="float" office:value="-58651.5088888889" calcext:value-type="float">
            <text:p>-58.651,51</text:p>
          </table:table-cell>
          <table:table-cell table:number-columns-repeated="1017"/>
        </table:table-row>
        <table:table-row table:style-name="ro4">
          <table:table-cell/>
          <table:table-cell table:style-name="ce486" office:value-type="date" office:date-value="2015-01-17" calcext:value-type="date">
            <text:p>17.01.15</text:p>
          </table:table-cell>
          <table:table-cell table:style-name="ce499" office:value-type="string" calcext:value-type="string">
            <text:p>KREDİ 27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656]-[.D657]+[.E657]" office:value-type="float" office:value="-55242.5088888889" calcext:value-type="float">
            <text:p>-55.242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dv</text:p>
          </table:table-cell>
          <table:table-cell table:style-name="ce517" office:value-type="float" office:value="30" calcext:value-type="float">
            <text:p>30,00</text:p>
          </table:table-cell>
          <table:table-cell table:style-name="ce517" table:number-columns-repeated="2"/>
          <table:table-cell table:style-name="ce517" table:formula="of:=[.G657]-[.D658]+[.E658]" office:value-type="float" office:value="-55272.5088888889" calcext:value-type="float">
            <text:p>-55.272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tğj</text:p>
          </table:table-cell>
          <table:table-cell table:style-name="ce517" office:value-type="float" office:value="70" calcext:value-type="float">
            <text:p>70,00</text:p>
          </table:table-cell>
          <table:table-cell table:style-name="ce517" table:number-columns-repeated="2"/>
          <table:table-cell table:style-name="ce517" table:formula="of:=[.G658]-[.D659]+[.E659]" office:value-type="float" office:value="-55342.5088888889" calcext:value-type="float">
            <text:p>-55.342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tapu için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659]-[.D660]+[.E660]" office:value-type="float" office:value="-55042.5088888889" calcext:value-type="float">
            <text:p>-55.042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2-10" calcext:value-type="date">
            <text:p>10.02.2015</text:p>
          </table:table-cell>
          <table:table-cell table:style-name="ce499" office:value-type="string" calcext:value-type="string">
            <text:p>iş doğuş hesaba yatan bch a bch sıfırlandı</text:p>
          </table:table-cell>
          <table:table-cell table:style-name="ce517" office:value-type="float" office:value="80000" calcext:value-type="float">
            <text:p>80.000,00</text:p>
          </table:table-cell>
          <table:table-cell table:style-name="ce517" table:number-columns-repeated="2"/>
          <table:table-cell table:style-name="ce517" table:formula="of:=[.G660]-[.D661]+[.E661]" office:value-type="float" office:value="-135042.508888889" calcext:value-type="float">
            <text:p>-135.042,51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2-26" calcext:value-type="date">
            <text:p>26.02.15</text:p>
          </table:table-cell>
          <table:table-cell table:style-name="ce508" office:value-type="string" calcext:value-type="string">
            <text:p>DENİZ KREDİ 6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661]-[.D662]+[.E662]" office:value-type="float" office:value="-128277.508888889" calcext:value-type="float">
            <text:p>-128.277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2-26" calcext:value-type="date">
            <text:p>26.02.2015</text:p>
          </table:table-cell>
          <table:table-cell table:style-name="ce499" office:value-type="string" calcext:value-type="string">
            <text:p>elden kredi için</text:p>
          </table:table-cell>
          <table:table-cell table:style-name="ce517" office:value-type="float" office:value="6700" calcext:value-type="float">
            <text:p>6.700,00</text:p>
          </table:table-cell>
          <table:table-cell table:style-name="ce517" table:number-columns-repeated="2"/>
          <table:table-cell table:style-name="ce517" table:formula="of:=[.G662]-[.D663]+[.E663]" office:value-type="float" office:value="-134977.508888889" calcext:value-type="float">
            <text:p>-134.977,51</text:p>
          </table:table-cell>
          <table:table-cell table:number-columns-repeated="1017"/>
        </table:table-row>
        <table:table-row table:style-name="ro4">
          <table:table-cell/>
          <table:table-cell table:style-name="ce486" office:value-type="date" office:date-value="2015-02-17" calcext:value-type="date">
            <text:p>17.02.15</text:p>
          </table:table-cell>
          <table:table-cell table:style-name="ce499" office:value-type="string" calcext:value-type="string">
            <text:p>KREDİ 28-36 TAKSİT</text:p>
          </table:table-cell>
          <table:table-cell table:style-name="ce502"/>
          <table:table-cell table:style-name="ce502" office:value-type="float" office:value="3409" calcext:value-type="float">
            <text:p>3.409,00</text:p>
          </table:table-cell>
          <table:table-cell table:style-name="ce517"/>
          <table:table-cell table:style-name="ce517" table:formula="of:=[.G663]-[.D664]+[.E664]" office:value-type="float" office:value="-131568.508888889" calcext:value-type="float">
            <text:p>-131.568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3-04" calcext:value-type="date">
            <text:p>04.03.2015</text:p>
          </table:table-cell>
          <table:table-cell table:style-name="ce501" office:value-type="string" calcext:value-type="string">
            <text:p>bch tan ali ye</text:p>
          </table:table-cell>
          <table:table-cell table:style-name="ce522"/>
          <table:table-cell table:style-name="ce522" office:value-type="float" office:value="90000" calcext:value-type="float">
            <text:p>90.000,00</text:p>
          </table:table-cell>
          <table:table-cell table:style-name="ce517"/>
          <table:table-cell table:style-name="ce517" table:formula="of:=[.G664]-[.D665]+[.E665]" office:value-type="float" office:value="-41568.5088888889" calcext:value-type="float">
            <text:p>-41.568,51</text:p>
          </table:table-cell>
          <table:table-cell table:number-columns-repeated="1017"/>
        </table:table-row>
        <table:table-row table:style-name="ro4">
          <table:table-cell/>
          <table:table-cell table:style-name="ce486"/>
          <table:table-cell table:style-name="ce501" office:value-type="string" calcext:value-type="string">
            <text:p>halk tan işe esnaf kefalet kredisi</text:p>
          </table:table-cell>
          <table:table-cell table:style-name="ce522" office:value-type="float" office:value="140000" calcext:value-type="float">
            <text:p>140.000,00</text:p>
          </table:table-cell>
          <table:table-cell table:style-name="ce522"/>
          <table:table-cell table:style-name="ce517"/>
          <table:table-cell table:style-name="ce517" table:formula="of:=[.G665]-[.D666]+[.E666]" office:value-type="float" office:value="-181568.508888889" calcext:value-type="float">
            <text:p>-181.568,51</text:p>
          </table:table-cell>
          <table:table-cell table:number-columns-repeated="1017"/>
        </table:table-row>
        <table:table-row table:style-name="ro4">
          <table:table-cell/>
          <table:table-cell table:style-name="ce486"/>
          <table:table-cell table:style-name="ce499" office:value-type="string" calcext:value-type="string">
            <text:p>sanayide elden</text:p>
          </table:table-cell>
          <table:table-cell table:style-name="ce502"/>
          <table:table-cell table:style-name="ce502" office:value-type="float" office:value="250" calcext:value-type="float">
            <text:p>250,00</text:p>
          </table:table-cell>
          <table:table-cell table:style-name="ce517"/>
          <table:table-cell table:style-name="ce517" table:formula="of:=[.G666]-[.D667]+[.E667]" office:value-type="float" office:value="-181318.508888889" calcext:value-type="float">
            <text:p>-181.318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3-25" calcext:value-type="date">
            <text:p>25.03.2015</text:p>
          </table:table-cell>
          <table:table-cell table:style-name="ce499" office:value-type="string" calcext:value-type="string">
            <text:p>işten ali ye kredi kartları için</text:p>
          </table:table-cell>
          <table:table-cell table:style-name="ce502"/>
          <table:table-cell table:style-name="ce502" office:value-type="float" office:value="5000" calcext:value-type="float">
            <text:p>5.000,00</text:p>
          </table:table-cell>
          <table:table-cell table:style-name="ce517"/>
          <table:table-cell table:style-name="ce517" table:formula="of:=[.G667]-[.D668]+[.E668]" office:value-type="float" office:value="-176318.508888889" calcext:value-type="float">
            <text:p>-176.318,51</text:p>
          </table:table-cell>
          <table:table-cell table:number-columns-repeated="1017"/>
        </table:table-row>
        <table:table-row table:style-name="ro4">
          <table:table-cell/>
          <table:table-cell table:style-name="ce487"/>
          <table:table-cell table:style-name="ce508"/>
          <table:table-cell table:style-name="ce517" table:number-columns-repeated="3"/>
          <table:table-cell table:style-name="ce517" table:formula="of:=[.G668]-[.D669]+[.E669]" office:value-type="float" office:value="-176318.508888889" calcext:value-type="float">
            <text:p>-176.318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3-05" calcext:value-type="date">
            <text:p>05.03.2015</text:p>
          </table:table-cell>
          <table:table-cell table:style-name="ce508" office:value-type="string" calcext:value-type="string">
            <text:p>ali balcı dan işe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517" table:formula="of:=[.G669]-[.D670]+[.E670]" office:value-type="float" office:value="-196318.508888889" calcext:value-type="float">
            <text:p>-196.318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3-16" calcext:value-type="date">
            <text:p>16.03.2015</text:p>
          </table:table-cell>
          <table:table-cell table:style-name="ce499" office:value-type="string" calcext:value-type="string">
            <text:p>iş ten ali balcıya</text:p>
          </table:table-cell>
          <table:table-cell table:style-name="ce517"/>
          <table:table-cell table:style-name="ce517" office:value-type="float" office:value="11000" calcext:value-type="float">
            <text:p>11.000,00</text:p>
          </table:table-cell>
          <table:table-cell table:style-name="ce517"/>
          <table:table-cell table:style-name="ce517" table:formula="of:=[.G670]-[.D671]+[.E671]" office:value-type="float" office:value="-185318.508888889" calcext:value-type="float">
            <text:p>-185.318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/>
          <table:table-cell table:style-name="ce517" table:number-columns-repeated="3"/>
          <table:table-cell table:style-name="ce517" table:formula="of:=[.G671]-[.D672]+[.E672]" office:value-type="float" office:value="-185318.508888889" calcext:value-type="float">
            <text:p>-185.318,51</text:p>
          </table:table-cell>
          <table:table-cell table:number-columns-repeated="1017"/>
        </table:table-row>
        <table:table-row table:style-name="ro4">
          <table:table-cell/>
          <table:table-cell table:style-name="ce486" office:value-type="date" office:date-value="2015-03-17" calcext:value-type="date">
            <text:p>17.03.15</text:p>
          </table:table-cell>
          <table:table-cell table:style-name="ce499" office:value-type="string" calcext:value-type="string">
            <text:p>KREDİ 29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672]-[.D673]+[.E673]" office:value-type="float" office:value="-181909.508888889" calcext:value-type="float">
            <text:p>-181.909,51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3-26" calcext:value-type="date">
            <text:p>26.03.15</text:p>
          </table:table-cell>
          <table:table-cell table:style-name="ce508" office:value-type="string" calcext:value-type="string">
            <text:p>DENİZ KREDİ 7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673]-[.D674]+[.E674]" office:value-type="float" office:value="-175144.508888889" calcext:value-type="float">
            <text:p>-175.144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3-31" calcext:value-type="date">
            <text:p>31.03.2015</text:p>
          </table:table-cell>
          <table:table-cell table:style-name="ce499" office:value-type="string" calcext:value-type="string">
            <text:p>ali nalcı bch a</text:p>
          </table:table-cell>
          <table:table-cell table:style-name="ce517"/>
          <table:table-cell table:style-name="ce517" office:value-type="float" office:value="1640" calcext:value-type="float">
            <text:p>1.640,00</text:p>
          </table:table-cell>
          <table:table-cell table:style-name="ce517"/>
          <table:table-cell table:style-name="ce517" table:formula="of:=[.G674]-[.D675]+[.E675]" office:value-type="float" office:value="-173504.508888889" calcext:value-type="float">
            <text:p>-173.504,51</text:p>
          </table:table-cell>
          <table:table-cell table:number-columns-repeated="1017"/>
        </table:table-row>
        <table:table-row table:style-name="ro4">
          <table:table-cell/>
          <table:table-cell table:style-name="ce487"/>
          <table:table-cell table:style-name="ce508" office:value-type="string" calcext:value-type="string">
            <text:p>ali balcıya</text:p>
          </table:table-cell>
          <table:table-cell table:style-name="ce517"/>
          <table:table-cell table:style-name="ce517" office:value-type="float" office:value="20000" calcext:value-type="float">
            <text:p>20.000,00</text:p>
          </table:table-cell>
          <table:table-cell table:style-name="ce517"/>
          <table:table-cell table:style-name="ce517" table:formula="of:=[.G675]-[.D676]+[.E676]" office:value-type="float" office:value="-153504.508888889" calcext:value-type="float">
            <text:p>-153.504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3-31" calcext:value-type="date">
            <text:p>31.03.2015</text:p>
          </table:table-cell>
          <table:table-cell table:style-name="ce499" office:value-type="string" calcext:value-type="string">
            <text:p>İşten 800 e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517" table:formula="of:=[.G676]-[.D677]+[.E677]" office:value-type="float" office:value="-148504.508888889" calcext:value-type="float">
            <text:p>-148.504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4-03" calcext:value-type="date">
            <text:p>03.04.2015</text:p>
          </table:table-cell>
          <table:table-cell table:style-name="ce499" office:value-type="string" calcext:value-type="string">
            <text:p>havale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517" table:formula="of:=[.G677]-[.D678]+[.E678]" office:value-type="float" office:value="-143504.508888889" calcext:value-type="float">
            <text:p>-143.504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4-06" calcext:value-type="date">
            <text:p>06.04.2015</text:p>
          </table:table-cell>
          <table:table-cell table:style-name="ce499" office:value-type="string" calcext:value-type="string">
            <text:p>elden <text:s/></text:p>
          </table:table-cell>
          <table:table-cell table:style-name="ce517"/>
          <table:table-cell table:style-name="ce517" office:value-type="float" office:value="10000" calcext:value-type="float">
            <text:p>10.000,00</text:p>
          </table:table-cell>
          <table:table-cell table:style-name="ce517"/>
          <table:table-cell table:style-name="ce517" table:formula="of:=[.G678]-[.D679]+[.E679]" office:value-type="float" office:value="-133504.508888889" calcext:value-type="float">
            <text:p>-133.504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4-07" calcext:value-type="date">
            <text:p>07.04.2015</text:p>
          </table:table-cell>
          <table:table-cell table:style-name="ce499" office:value-type="string" calcext:value-type="string">
            <text:p>telefon</text:p>
          </table:table-cell>
          <table:table-cell table:style-name="ce517"/>
          <table:table-cell table:style-name="ce517" office:value-type="float" office:value="247" calcext:value-type="float">
            <text:p>247,00</text:p>
          </table:table-cell>
          <table:table-cell table:style-name="ce517"/>
          <table:table-cell table:style-name="ce517" table:formula="of:=[.G679]-[.D680]+[.E680]" office:value-type="float" office:value="-133257.508888889" calcext:value-type="float">
            <text:p>-133.257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4-10" calcext:value-type="date">
            <text:p>10.04.2015</text:p>
          </table:table-cell>
          <table:table-cell table:style-name="ce499" office:value-type="string" calcext:value-type="string">
            <text:p>çivi</text:p>
          </table:table-cell>
          <table:table-cell table:style-name="ce517"/>
          <table:table-cell table:style-name="ce517" office:value-type="float" office:value="60" calcext:value-type="float">
            <text:p>60,00</text:p>
          </table:table-cell>
          <table:table-cell table:style-name="ce517"/>
          <table:table-cell table:style-name="ce517" table:formula="of:=[.G680]-[.D681]+[.E681]" office:value-type="float" office:value="-133197.508888889" calcext:value-type="float">
            <text:p>-133.197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çivi</text:p>
          </table:table-cell>
          <table:table-cell table:style-name="ce517"/>
          <table:table-cell table:style-name="ce517" office:value-type="float" office:value="60" calcext:value-type="float">
            <text:p>60,00</text:p>
          </table:table-cell>
          <table:table-cell table:style-name="ce517"/>
          <table:table-cell table:style-name="ce517" table:formula="of:=[.G681]-[.D682]+[.E682]" office:value-type="float" office:value="-133137.508888889" calcext:value-type="float">
            <text:p>-133.137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otel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682]-[.D683]+[.E683]" office:value-type="float" office:value="-133037.508888889" calcext:value-type="float">
            <text:p>-133.037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4-15" calcext:value-type="date">
            <text:p>15.04.2015</text:p>
          </table:table-cell>
          <table:table-cell table:style-name="ce499" office:value-type="string" calcext:value-type="string">
            <text:p>işten <text:s text:c="2"/></text:p>
          </table:table-cell>
          <table:table-cell table:style-name="ce517"/>
          <table:table-cell table:style-name="ce517" office:value-type="float" office:value="15000" calcext:value-type="float">
            <text:p>15.000,00</text:p>
          </table:table-cell>
          <table:table-cell table:style-name="ce517"/>
          <table:table-cell table:style-name="ce517" table:formula="of:=[.G683]-[.D684]+[.E684]" office:value-type="float" office:value="-118037.508888889" calcext:value-type="float">
            <text:p>-118.037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4-20" calcext:value-type="date">
            <text:p>20.04.2015</text:p>
          </table:table-cell>
          <table:table-cell table:style-name="ce499" office:value-type="string" calcext:value-type="string">
            <text:p>kredi kartı</text:p>
          </table:table-cell>
          <table:table-cell table:style-name="ce517" office:value-type="float" office:value="4144" calcext:value-type="float">
            <text:p>4.144,00</text:p>
          </table:table-cell>
          <table:table-cell table:style-name="ce517" table:number-columns-repeated="2"/>
          <table:table-cell table:style-name="ce517" table:formula="of:=[.G684]-[.D685]+[.E685]" office:value-type="float" office:value="-122181.508888889" calcext:value-type="float">
            <text:p>-122.181,51</text:p>
          </table:table-cell>
          <table:table-cell table:number-columns-repeated="1017"/>
        </table:table-row>
        <table:table-row table:style-name="ro4">
          <table:table-cell/>
          <table:table-cell table:style-name="ce486" office:value-type="date" office:date-value="2015-04-17" calcext:value-type="date">
            <text:p>17.04.15</text:p>
          </table:table-cell>
          <table:table-cell table:style-name="ce499" office:value-type="string" calcext:value-type="string">
            <text:p>KREDİ 30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685]-[.D686]+[.E686]" office:value-type="float" office:value="-118772.508888889" calcext:value-type="float">
            <text:p>-118.772,51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4-26" calcext:value-type="date">
            <text:p>26.04.15</text:p>
          </table:table-cell>
          <table:table-cell table:style-name="ce508" office:value-type="string" calcext:value-type="string">
            <text:p>DENİZ KREDİ 8/60. TAKSİT</text:p>
          </table:table-cell>
          <table:table-cell table:style-name="ce502" table:number-columns-repeated="2"/>
          <table:table-cell table:style-name="ce517"/>
          <table:table-cell table:style-name="ce517" table:formula="of:=[.G686]-[.D687]+[.E687]" office:value-type="float" office:value="-118772.508888889" calcext:value-type="float">
            <text:p>-118.772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4-22" calcext:value-type="date">
            <text:p>22.04.2015</text:p>
          </table:table-cell>
          <table:table-cell table:style-name="ce499" office:value-type="string" calcext:value-type="string">
            <text:p>elden mustafaya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517" table:formula="of:=[.G687]-[.D688]+[.E688]" office:value-type="float" office:value="-114772.508888889" calcext:value-type="float">
            <text:p>-114.772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şten ali ye <text:s text:c="36"/>20000</text:p>
          </table:table-cell>
          <table:table-cell table:style-name="ce517"/>
          <table:table-cell table:style-name="ce517" office:value-type="float" office:value="20000" calcext:value-type="float">
            <text:p>20.000,00</text:p>
          </table:table-cell>
          <table:table-cell table:style-name="ce517"/>
          <table:table-cell table:style-name="ce517" table:formula="of:=[.G688]-[.D689]+[.E689]" office:value-type="float" office:value="-94772.5088888889" calcext:value-type="float">
            <text:p>-94.772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10" office:value-type="string" calcext:value-type="string">
            <text:p>DENİZ KREDİ 8/60. TAKSİT <text:s text:c="2"/>6765</text:p>
          </table:table-cell>
          <table:table-cell table:style-name="ce517" table:number-columns-repeated="3"/>
          <table:table-cell table:style-name="ce517" table:formula="of:=[.G689]-[.D690]+[.E690]" office:value-type="float" office:value="-94772.5088888889" calcext:value-type="float">
            <text:p>-94.772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10" office:value-type="string" calcext:value-type="string">
            <text:p>Halk <text:s text:c="37"/>7461</text:p>
          </table:table-cell>
          <table:table-cell table:style-name="ce517" table:number-columns-repeated="3"/>
          <table:table-cell table:style-name="ce517" table:formula="of:=[.G690]-[.D691]+[.E691]" office:value-type="float" office:value="-94772.5088888889" calcext:value-type="float">
            <text:p>-94.772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10" office:value-type="string" calcext:value-type="string">
            <text:p>Nakit <text:s text:c="35"/>5035</text:p>
          </table:table-cell>
          <table:table-cell table:style-name="ce517" table:number-columns-repeated="3"/>
          <table:table-cell table:style-name="ce517" table:formula="of:=[.G691]-[.D692]+[.E692]" office:value-type="float" office:value="-94772.5088888889" calcext:value-type="float">
            <text:p>-94.772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10" office:value-type="string" calcext:value-type="string">
            <text:p>Şeker <text:s text:c="37"/>600</text:p>
          </table:table-cell>
          <table:table-cell table:style-name="ce517" table:number-columns-repeated="3"/>
          <table:table-cell table:style-name="ce517" table:formula="of:=[.G692]-[.D693]+[.E693]" office:value-type="float" office:value="-94772.5088888889" calcext:value-type="float">
            <text:p>-94.772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20000 den kalan</text:p>
          </table:table-cell>
          <table:table-cell table:style-name="ce517" office:value-type="float" office:value="139" calcext:value-type="float">
            <text:p>139,00</text:p>
          </table:table-cell>
          <table:table-cell table:style-name="ce517" table:number-columns-repeated="2"/>
          <table:table-cell table:style-name="ce517" table:formula="of:=[.G693]-[.D694]+[.E694]" office:value-type="float" office:value="-94911.5088888889" calcext:value-type="float">
            <text:p>-94.911,51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4-17" calcext:value-type="date">
            <text:p>17.04.15</text:p>
          </table:table-cell>
          <table:table-cell table:style-name="ce508" office:value-type="string" calcext:value-type="string">
            <text:p>nalan bilgisayar</text:p>
          </table:table-cell>
          <table:table-cell table:style-name="ce502"/>
          <table:table-cell table:style-name="ce502" office:value-type="float" office:value="3055" calcext:value-type="float">
            <text:p>3.055,00</text:p>
          </table:table-cell>
          <table:table-cell table:style-name="ce517"/>
          <table:table-cell table:style-name="ce517" table:formula="of:=[.G694]-[.D695]+[.E695]" office:value-type="float" office:value="-91856.5088888889" calcext:value-type="float">
            <text:p>-91.856,51</text:p>
          </table:table-cell>
          <table:table-cell table:number-columns-repeated="1017"/>
        </table:table-row>
        <table:table-row table:style-name="ro4">
          <table:table-cell/>
          <table:table-cell table:style-name="ce487"/>
          <table:table-cell table:style-name="ce508" office:value-type="string" calcext:value-type="string">
            <text:p>çizme</text:p>
          </table:table-cell>
          <table:table-cell table:style-name="ce502"/>
          <table:table-cell table:style-name="ce502" office:value-type="float" office:value="12" calcext:value-type="float">
            <text:p>12,00</text:p>
          </table:table-cell>
          <table:table-cell table:style-name="ce517"/>
          <table:table-cell table:style-name="ce517" table:formula="of:=[.G695]-[.D696]+[.E696]" office:value-type="float" office:value="-91844.5088888889" calcext:value-type="float">
            <text:p>-91.844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4-30" calcext:value-type="date">
            <text:p>30.04.2015</text:p>
          </table:table-cell>
          <table:table-cell table:style-name="ce499" office:value-type="string" calcext:value-type="string">
            <text:p>işten aliye</text:p>
          </table:table-cell>
          <table:table-cell table:style-name="ce517"/>
          <table:table-cell table:style-name="ce517" office:value-type="float" office:value="40000" calcext:value-type="float">
            <text:p>40.000,00</text:p>
          </table:table-cell>
          <table:table-cell table:style-name="ce517"/>
          <table:table-cell table:style-name="ce517" table:formula="of:=[.G696]-[.D697]+[.E697]" office:value-type="float" office:value="-51844.5088888889" calcext:value-type="float">
            <text:p>-51.844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4-30" calcext:value-type="date">
            <text:p>30.04.2015</text:p>
          </table:table-cell>
          <table:table-cell table:style-name="ce499" office:value-type="string" calcext:value-type="string">
            <text:p>işten aliye</text:p>
          </table:table-cell>
          <table:table-cell table:style-name="ce517"/>
          <table:table-cell table:style-name="ce517" office:value-type="float" office:value="8000" calcext:value-type="float">
            <text:p>8.000,00</text:p>
          </table:table-cell>
          <table:table-cell table:style-name="ce517"/>
          <table:table-cell table:style-name="ce517" table:formula="of:=[.G697]-[.D698]+[.E698]" office:value-type="float" office:value="-43844.5088888889" calcext:value-type="float">
            <text:p>-43.844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5-06" calcext:value-type="date">
            <text:p>06.05.2015</text:p>
          </table:table-cell>
          <table:table-cell table:style-name="ce499" office:value-type="string" calcext:value-type="string">
            <text:p>işten aliye</text:p>
          </table:table-cell>
          <table:table-cell table:style-name="ce517"/>
          <table:table-cell table:style-name="ce517" office:value-type="float" office:value="10000" calcext:value-type="float">
            <text:p>10.000,00</text:p>
          </table:table-cell>
          <table:table-cell table:style-name="ce517"/>
          <table:table-cell table:style-name="ce517" table:formula="of:=[.G698]-[.D699]+[.E699]" office:value-type="float" office:value="-33844.5088888889" calcext:value-type="float">
            <text:p>-33.844,51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5-11" calcext:value-type="date">
            <text:p>11.05.15</text:p>
          </table:table-cell>
          <table:table-cell table:style-name="ce508" office:value-type="string" calcext:value-type="string">
            <text:p>ali balcı iş kredi</text:p>
          </table:table-cell>
          <table:table-cell table:style-name="ce502"/>
          <table:table-cell table:style-name="ce502" office:value-type="float" office:value="5007" calcext:value-type="float">
            <text:p>5.007,00</text:p>
          </table:table-cell>
          <table:table-cell table:style-name="ce517"/>
          <table:table-cell table:style-name="ce517" table:formula="of:=[.G699]-[.D700]+[.E700]" office:value-type="float" office:value="-28837.5088888889" calcext:value-type="float">
            <text:p>-28.837,51</text:p>
          </table:table-cell>
          <table:table-cell table:number-columns-repeated="1017"/>
        </table:table-row>
        <table:table-row table:style-name="ro4">
          <table:table-cell/>
          <table:table-cell table:style-name="ce486" office:value-type="date" office:date-value="2015-05-17" calcext:value-type="date">
            <text:p>17.05.15</text:p>
          </table:table-cell>
          <table:table-cell table:style-name="ce499" office:value-type="string" calcext:value-type="string">
            <text:p>KREDİ 31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700]-[.D701]+[.E701]" office:value-type="float" office:value="-25428.5088888889" calcext:value-type="float">
            <text:p>-25.428,51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5-26" calcext:value-type="date">
            <text:p>26.05.15</text:p>
          </table:table-cell>
          <table:table-cell table:style-name="ce508" office:value-type="string" calcext:value-type="string">
            <text:p>DENİZ KREDİ 9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701]-[.D702]+[.E702]" office:value-type="float" office:value="-18663.5088888889" calcext:value-type="float">
            <text:p>-18.663,51</text:p>
          </table:table-cell>
          <table:table-cell table:number-columns-repeated="1017"/>
        </table:table-row>
        <table:table-row table:style-name="ro4">
          <table:table-cell/>
          <table:table-cell table:style-name="ce486" office:value-type="date" office:date-value="2015-06-17" calcext:value-type="date">
            <text:p>17.06.15</text:p>
          </table:table-cell>
          <table:table-cell table:style-name="ce499" office:value-type="string" calcext:value-type="string">
            <text:p>KREDİ 32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702]-[.D703]+[.E703]" office:value-type="float" office:value="-15254.5088888889" calcext:value-type="float">
            <text:p>-15.254,51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6-26" calcext:value-type="date">
            <text:p>26.06.15</text:p>
          </table:table-cell>
          <table:table-cell table:style-name="ce508" office:value-type="string" calcext:value-type="string">
            <text:p>DENİZ KREDİ 10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703]-[.D704]+[.E704]" office:value-type="float" office:value="-8489.5088888889" calcext:value-type="float">
            <text:p>-8.489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6-26" calcext:value-type="date">
            <text:p>26.06.2015</text:p>
          </table:table-cell>
          <table:table-cell table:style-name="ce499" office:value-type="string" calcext:value-type="string">
            <text:p>vergi</text:p>
          </table:table-cell>
          <table:table-cell table:style-name="ce517"/>
          <table:table-cell table:style-name="ce517" office:value-type="float" office:value="275" calcext:value-type="float">
            <text:p>275,00</text:p>
          </table:table-cell>
          <table:table-cell table:style-name="ce517"/>
          <table:table-cell table:style-name="ce517" table:formula="of:=[.G704]-[.D705]+[.E705]" office:value-type="float" office:value="-8214.5088888889" calcext:value-type="float">
            <text:p>-8.214,51</text:p>
          </table:table-cell>
          <table:table-cell table:number-columns-repeated="1017"/>
        </table:table-row>
        <table:table-row table:style-name="ro4">
          <table:table-cell/>
          <table:table-cell table:style-name="ce487"/>
          <table:table-cell table:style-name="ce508" office:value-type="string" calcext:value-type="string">
            <text:p>vergi</text:p>
          </table:table-cell>
          <table:table-cell table:style-name="ce502"/>
          <table:table-cell table:style-name="ce502" office:value-type="float" office:value="356" calcext:value-type="float">
            <text:p>356,00</text:p>
          </table:table-cell>
          <table:table-cell table:style-name="ce517"/>
          <table:table-cell table:style-name="ce517" table:formula="of:=[.G705]-[.D706]+[.E706]" office:value-type="float" office:value="-7858.5088888889" calcext:value-type="float">
            <text:p>-7.858,51</text:p>
          </table:table-cell>
          <table:table-cell table:number-columns-repeated="1017"/>
        </table:table-row>
        <table:table-row table:style-name="ro4">
          <table:table-cell/>
          <table:table-cell table:style-name="ce487"/>
          <table:table-cell table:style-name="ce508" office:value-type="string" calcext:value-type="string">
            <text:p>vergi</text:p>
          </table:table-cell>
          <table:table-cell table:style-name="ce502"/>
          <table:table-cell table:style-name="ce502" office:value-type="float" office:value="30" calcext:value-type="float">
            <text:p>30,00</text:p>
          </table:table-cell>
          <table:table-cell table:style-name="ce517"/>
          <table:table-cell table:style-name="ce517" table:formula="of:=[.G706]-[.D707]+[.E707]" office:value-type="float" office:value="-7828.5088888889" calcext:value-type="float">
            <text:p>-7.828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vergi</text:p>
          </table:table-cell>
          <table:table-cell table:style-name="ce517"/>
          <table:table-cell table:style-name="ce517" office:value-type="float" office:value="30" calcext:value-type="float">
            <text:p>30,00</text:p>
          </table:table-cell>
          <table:table-cell table:style-name="ce517"/>
          <table:table-cell table:style-name="ce517" table:formula="of:=[.G707]-[.D708]+[.E708]" office:value-type="float" office:value="-7798.5088888889" calcext:value-type="float">
            <text:p>-7.798,51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6-30" calcext:value-type="date">
            <text:p>30.06.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500" calcext:value-type="float">
            <text:p>1.500,00</text:p>
          </table:table-cell>
          <table:table-cell table:style-name="ce517"/>
          <table:table-cell table:style-name="ce517" table:formula="of:=[.G708]-[.D709]+[.E709]" office:value-type="float" office:value="-6298.5088888889" calcext:value-type="float">
            <text:p>-6.298,51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7-01" calcext:value-type="date">
            <text:p>01.07.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8000" calcext:value-type="float">
            <text:p>8.000,00</text:p>
          </table:table-cell>
          <table:table-cell table:style-name="ce517"/>
          <table:table-cell table:style-name="ce517" table:formula="of:=[.G709]-[.D710]+[.E710]" office:value-type="float" office:value="1701.4911111111" calcext:value-type="float">
            <text:p>1.701,49</text:p>
          </table:table-cell>
          <table:table-cell table:number-columns-repeated="1017"/>
        </table:table-row>
        <table:table-row table:style-name="ro4">
          <table:table-cell/>
          <table:table-cell table:style-name="ce485"/>
          <table:table-cell table:style-name="ce508" office:value-type="string" calcext:value-type="string">
            <text:p>ali den trafik cezası dr 184</text:p>
          </table:table-cell>
          <table:table-cell table:style-name="ce502" office:value-type="float" office:value="141" calcext:value-type="float">
            <text:p>141,00</text:p>
          </table:table-cell>
          <table:table-cell table:style-name="ce502"/>
          <table:table-cell table:style-name="ce517"/>
          <table:table-cell table:style-name="ce517" table:formula="of:=[.G710]-[.D711]+[.E711]" office:value-type="float" office:value="1560.4911111111" calcext:value-type="float">
            <text:p>1.560,49</text:p>
          </table:table-cell>
          <table:table-cell table:number-columns-repeated="1017"/>
        </table:table-row>
        <table:table-row table:style-name="ro4">
          <table:table-cell/>
          <table:table-cell table:style-name="ce485"/>
          <table:table-cell table:style-name="ce508" office:value-type="string" calcext:value-type="string">
            <text:p>ali, ye</text:p>
          </table:table-cell>
          <table:table-cell table:style-name="ce502"/>
          <table:table-cell table:style-name="ce502" office:value-type="float" office:value="5000" calcext:value-type="float">
            <text:p>5.000,00</text:p>
          </table:table-cell>
          <table:table-cell table:style-name="ce517"/>
          <table:table-cell table:style-name="ce517" table:formula="of:=[.G711]-[.D712]+[.E712]" office:value-type="float" office:value="6560.4911111111" calcext:value-type="float">
            <text:p>6.560,49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7-02" calcext:value-type="date">
            <text:p>02.07.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500" calcext:value-type="float">
            <text:p>500,00</text:p>
          </table:table-cell>
          <table:table-cell table:style-name="ce517"/>
          <table:table-cell table:style-name="ce517" table:formula="of:=[.G712]-[.D713]+[.E713]" office:value-type="float" office:value="7060.4911111111" calcext:value-type="float">
            <text:p>7.060,49</text:p>
          </table:table-cell>
          <table:table-cell table:number-columns-repeated="1017"/>
        </table:table-row>
        <table:table-row table:style-name="ro4">
          <table:table-cell/>
          <table:table-cell table:style-name="ce485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00" calcext:value-type="float">
            <text:p>100,00</text:p>
          </table:table-cell>
          <table:table-cell table:style-name="ce517"/>
          <table:table-cell table:style-name="ce517" table:formula="of:=[.G713]-[.D714]+[.E714]" office:value-type="float" office:value="7160.4911111111" calcext:value-type="float">
            <text:p>7.160,49</text:p>
          </table:table-cell>
          <table:table-cell table:number-columns-repeated="1017"/>
        </table:table-row>
        <table:table-row table:style-name="ro4">
          <table:table-cell/>
          <table:table-cell table:style-name="ce485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00" calcext:value-type="float">
            <text:p>100,00</text:p>
          </table:table-cell>
          <table:table-cell table:style-name="ce517"/>
          <table:table-cell table:style-name="ce517" table:formula="of:=[.G714]-[.D715]+[.E715]" office:value-type="float" office:value="7260.4911111111" calcext:value-type="float">
            <text:p>7.260,49</text:p>
          </table:table-cell>
          <table:table-cell table:number-columns-repeated="1017"/>
        </table:table-row>
        <table:table-row table:style-name="ro4">
          <table:table-cell/>
          <table:table-cell table:style-name="ce485"/>
          <table:table-cell table:style-name="ce508" office:value-type="string" calcext:value-type="string">
            <text:p>ali den kk</text:p>
          </table:table-cell>
          <table:table-cell table:style-name="ce502" office:value-type="float" office:value="3000" calcext:value-type="float">
            <text:p>3.000,00</text:p>
          </table:table-cell>
          <table:table-cell table:style-name="ce502"/>
          <table:table-cell table:style-name="ce517"/>
          <table:table-cell table:style-name="ce517" table:formula="of:=[.G715]-[.D716]+[.E716]" office:value-type="float" office:value="4260.4911111111" calcext:value-type="float">
            <text:p>4.260,49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7-06" calcext:value-type="date">
            <text:p>06.07.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0000" calcext:value-type="float">
            <text:p>10.000,00</text:p>
          </table:table-cell>
          <table:table-cell table:style-name="ce517"/>
          <table:table-cell table:style-name="ce517" table:formula="of:=[.G716]-[.D717]+[.E717]" office:value-type="float" office:value="14260.4911111111" calcext:value-type="float">
            <text:p>14.260,49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7-09" calcext:value-type="date">
            <text:p>09.07.15</text:p>
          </table:table-cell>
          <table:table-cell table:style-name="ce508" office:value-type="string" calcext:value-type="string">
            <text:p>ali den kk</text:p>
          </table:table-cell>
          <table:table-cell table:style-name="ce502" office:value-type="float" office:value="2900" calcext:value-type="float">
            <text:p>2.900,00</text:p>
          </table:table-cell>
          <table:table-cell table:style-name="ce502"/>
          <table:table-cell table:style-name="ce517"/>
          <table:table-cell table:style-name="ce517" table:formula="of:=[.G717]-[.D718]+[.E718]" office:value-type="float" office:value="11360.4911111111" calcext:value-type="float">
            <text:p>11.360,49</text:p>
          </table:table-cell>
          <table:table-cell table:number-columns-repeated="1017"/>
        </table:table-row>
        <table:table-row table:style-name="ro4">
          <table:table-cell/>
          <table:table-cell table:style-name="ce485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000" calcext:value-type="float">
            <text:p>1.000,00</text:p>
          </table:table-cell>
          <table:table-cell table:style-name="ce517"/>
          <table:table-cell table:style-name="ce517" table:formula="of:=[.G718]-[.D719]+[.E719]" office:value-type="float" office:value="12360.4911111111" calcext:value-type="float">
            <text:p>12.360,49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7-10" calcext:value-type="date">
            <text:p>10.07.15</text:p>
          </table:table-cell>
          <table:table-cell table:style-name="ce508" office:value-type="string" calcext:value-type="string">
            <text:p>ali ye iş kredi</text:p>
          </table:table-cell>
          <table:table-cell table:style-name="ce502"/>
          <table:table-cell table:style-name="ce502" office:value-type="float" office:value="5007" calcext:value-type="float">
            <text:p>5.007,00</text:p>
          </table:table-cell>
          <table:table-cell table:style-name="ce517"/>
          <table:table-cell table:style-name="ce517" table:formula="of:=[.G719]-[.D720]+[.E720]" office:value-type="float" office:value="17367.4911111111" calcext:value-type="float">
            <text:p>17.367,49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7-13" calcext:value-type="date">
            <text:p>13.07.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1000" calcext:value-type="float">
            <text:p>11.000,00</text:p>
          </table:table-cell>
          <table:table-cell table:style-name="ce517"/>
          <table:table-cell table:style-name="ce517" table:formula="of:=[.G720]-[.D721]+[.E721]" office:value-type="float" office:value="28367.4911111111" calcext:value-type="float">
            <text:p>28.367,49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7-15" calcext:value-type="date">
            <text:p>15.07.15</text:p>
          </table:table-cell>
          <table:table-cell table:style-name="ce508" office:value-type="string" calcext:value-type="string">
            <text:p>ali den kk</text:p>
          </table:table-cell>
          <table:table-cell table:style-name="ce502" office:value-type="float" office:value="600" calcext:value-type="float">
            <text:p>600,00</text:p>
          </table:table-cell>
          <table:table-cell table:style-name="ce502" table:number-columns-repeated="2"/>
          <table:table-cell table:style-name="ce517" table:formula="of:=[.G721]-[.D722]+[.E722]" office:value-type="float" office:value="27767.4911111111" calcext:value-type="float">
            <text:p>27.767,49</text:p>
          </table:table-cell>
          <table:table-cell table:number-columns-repeated="1017"/>
        </table:table-row>
        <table:table-row table:style-name="ro4">
          <table:table-cell/>
          <table:table-cell table:style-name="ce486" office:value-type="date" office:date-value="2015-07-17" calcext:value-type="date">
            <text:p>17.07.15</text:p>
          </table:table-cell>
          <table:table-cell table:style-name="ce499" office:value-type="string" calcext:value-type="string">
            <text:p>KREDİ 33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722]-[.D723]+[.E723]" office:value-type="float" office:value="31176.4911111111" calcext:value-type="float">
            <text:p>31.176,49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7-26" calcext:value-type="date">
            <text:p>26.07.15</text:p>
          </table:table-cell>
          <table:table-cell table:style-name="ce508" office:value-type="string" calcext:value-type="string">
            <text:p>DENİZ KREDİ 11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723]-[.D724]+[.E724]" office:value-type="float" office:value="37941.4911111111" calcext:value-type="float">
            <text:p>37.941,49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7-30" calcext:value-type="date">
            <text:p>30.07.15</text:p>
          </table:table-cell>
          <table:table-cell table:style-name="ce508" office:value-type="string" calcext:value-type="string">
            <text:p>İŞ KREDİ 1/36</text:p>
          </table:table-cell>
          <table:table-cell table:style-name="ce502"/>
          <table:table-cell table:style-name="ce502" office:value-type="float" office:value="3423.21" calcext:value-type="float">
            <text:p>3.423,21</text:p>
          </table:table-cell>
          <table:table-cell table:style-name="ce517"/>
          <table:table-cell table:style-name="ce517" table:formula="of:=[.G724]-[.D725]+[.E725]" office:value-type="float" office:value="41364.7011111111" calcext:value-type="float">
            <text:p>41.364,70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7-20" calcext:value-type="date">
            <text:p>20.07.15</text:p>
          </table:table-cell>
          <table:table-cell table:style-name="ce508" office:value-type="string" calcext:value-type="string">
            <text:p>ali den <text:s text:c="2"/></text:p>
          </table:table-cell>
          <table:table-cell table:style-name="ce502" office:value-type="float" office:value="9500" calcext:value-type="float">
            <text:p>9.500,00</text:p>
          </table:table-cell>
          <table:table-cell table:style-name="ce502" table:number-columns-repeated="2"/>
          <table:table-cell table:style-name="ce517" table:formula="of:=[.G725]-[.D726]+[.E726]" office:value-type="float" office:value="31864.7011111111" calcext:value-type="float">
            <text:p>31.864,70</text:p>
          </table:table-cell>
          <table:table-cell table:number-columns-repeated="1017"/>
        </table:table-row>
        <table:table-row table:style-name="ro4">
          <table:table-cell/>
          <table:table-cell table:style-name="ce485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2000" calcext:value-type="float">
            <text:p>2.000,00</text:p>
          </table:table-cell>
          <table:table-cell table:style-name="ce502"/>
          <table:table-cell table:style-name="ce517" table:formula="of:=[.G726]-[.D727]+[.E727]" office:value-type="float" office:value="33864.7011111111" calcext:value-type="float">
            <text:p>33.864,70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7-23" calcext:value-type="date">
            <text:p>23.07.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3500" calcext:value-type="float">
            <text:p>3.500,00</text:p>
          </table:table-cell>
          <table:table-cell table:style-name="ce502"/>
          <table:table-cell table:style-name="ce517" table:formula="of:=[.G727]-[.D728]+[.E728]" office:value-type="float" office:value="37364.7011111111" calcext:value-type="float">
            <text:p>37.364,70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7-25" calcext:value-type="date">
            <text:p>25.07.15</text:p>
          </table:table-cell>
          <table:table-cell table:style-name="ce508" office:value-type="string" calcext:value-type="string">
            <text:p>ali den erdemir inş nk</text:p>
          </table:table-cell>
          <table:table-cell table:style-name="ce502" office:value-type="float" office:value="2000" calcext:value-type="float">
            <text:p>2.000,00</text:p>
          </table:table-cell>
          <table:table-cell table:style-name="ce502" table:number-columns-repeated="2"/>
          <table:table-cell table:style-name="ce517" table:formula="of:=[.G728]-[.D729]+[.E729]" office:value-type="float" office:value="35364.7011111111" calcext:value-type="float">
            <text:p>35.364,70</text:p>
          </table:table-cell>
          <table:table-cell table:number-columns-repeated="1017"/>
        </table:table-row>
        <table:table-row table:style-name="ro4">
          <table:table-cell/>
          <table:table-cell table:style-name="ce485"/>
          <table:table-cell table:style-name="ce508" office:value-type="string" calcext:value-type="string">
            <text:p>ali den erdemir inş kk</text:p>
          </table:table-cell>
          <table:table-cell table:style-name="ce502" office:value-type="float" office:value="2000" calcext:value-type="float">
            <text:p>2.000,00</text:p>
          </table:table-cell>
          <table:table-cell table:style-name="ce502" table:number-columns-repeated="2"/>
          <table:table-cell table:style-name="ce517" table:formula="of:=[.G729]-[.D730]+[.E730]" office:value-type="float" office:value="33364.7011111111" calcext:value-type="float">
            <text:p>33.364,70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7-27" calcext:value-type="date">
            <text:p>27.07.15</text:p>
          </table:table-cell>
          <table:table-cell table:style-name="ce508" office:value-type="string" calcext:value-type="string">
            <text:p>ali ye halk kredi</text:p>
          </table:table-cell>
          <table:table-cell table:style-name="ce502"/>
          <table:table-cell table:style-name="ce502" office:value-type="float" office:value="7600" calcext:value-type="float">
            <text:p>7.600,00</text:p>
          </table:table-cell>
          <table:table-cell table:style-name="ce502"/>
          <table:table-cell table:style-name="ce517" table:formula="of:=[.G730]-[.D731]+[.E731]" office:value-type="float" office:value="40964.7011111111" calcext:value-type="float">
            <text:p>40.964,70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7-27" calcext:value-type="date">
            <text:p>27.07.15</text:p>
          </table:table-cell>
          <table:table-cell table:style-name="ce508" office:value-type="string" calcext:value-type="string">
            <text:p>ali den <text:s text:c="2"/></text:p>
          </table:table-cell>
          <table:table-cell table:style-name="ce502" office:value-type="float" office:value="16600" calcext:value-type="float">
            <text:p>16.600,00</text:p>
          </table:table-cell>
          <table:table-cell table:style-name="ce502" table:number-columns-repeated="2"/>
          <table:table-cell table:style-name="ce517" table:formula="of:=[.G731]-[.D732]+[.E732]" office:value-type="float" office:value="24364.7011111111" calcext:value-type="float">
            <text:p>24.364,70</text:p>
          </table:table-cell>
          <table:table-cell table:number-columns-repeated="1017"/>
        </table:table-row>
        <table:table-row table:style-name="ro4">
          <table:table-cell/>
          <table:table-cell table:style-name="ce487"/>
          <table:table-cell table:style-name="ce508" office:value-type="string" calcext:value-type="string">
            <text:p>ali den senet duran eryılmaz 30-8</text:p>
          </table:table-cell>
          <table:table-cell table:style-name="ce502" office:value-type="float" office:value="2500" calcext:value-type="float">
            <text:p>2.500,00</text:p>
          </table:table-cell>
          <table:table-cell table:style-name="ce502" table:number-columns-repeated="2"/>
          <table:table-cell table:style-name="ce517" table:formula="of:=[.G732]-[.D733]+[.E733]" office:value-type="float" office:value="21864.7011111111" calcext:value-type="float">
            <text:p>21.864,70</text:p>
          </table:table-cell>
          <table:table-cell table:number-columns-repeated="1017"/>
        </table:table-row>
        <table:table-row table:style-name="ro4">
          <table:table-cell/>
          <table:table-cell table:style-name="ce487" office:value-type="string" calcext:value-type="string">
            <text:p>ödendi</text:p>
          </table:table-cell>
          <table:table-cell table:style-name="ce508" office:value-type="string" calcext:value-type="string">
            <text:p>ali den senet orhan keskinkılıç 15-8</text:p>
          </table:table-cell>
          <table:table-cell table:style-name="ce502" office:value-type="float" office:value="1600" calcext:value-type="float">
            <text:p>1.600,00</text:p>
          </table:table-cell>
          <table:table-cell table:style-name="ce502" table:number-columns-repeated="2"/>
          <table:table-cell table:style-name="ce517" table:formula="of:=[.G733]-[.D734]+[.E734]" office:value-type="float" office:value="20264.7011111111" calcext:value-type="float">
            <text:p>20.264,70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08" office:value-type="string" calcext:value-type="string">
            <text:p>ali den senet orhan keskinkılıç 30-8</text:p>
          </table:table-cell>
          <table:table-cell table:style-name="ce517" office:value-type="float" office:value="1600" calcext:value-type="float">
            <text:p>1.600,00</text:p>
          </table:table-cell>
          <table:table-cell table:style-name="ce517" table:number-columns-repeated="2"/>
          <table:table-cell table:style-name="ce517" table:formula="of:=[.G734]-[.D735]+[.E735]" office:value-type="float" office:value="18664.7011111111" calcext:value-type="float">
            <text:p>18.664,70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7-28" calcext:value-type="date">
            <text:p>28.07.2015</text:p>
          </table:table-cell>
          <table:table-cell table:style-name="ce499" office:value-type="string" calcext:value-type="string">
            <text:p>atila da kk ümit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735]-[.D736]+[.E736]" office:value-type="float" office:value="17664.7011111111" calcext:value-type="float">
            <text:p>17.664,70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ye tedaş elk kk 2 taksit</text:p>
          </table:table-cell>
          <table:table-cell table:style-name="ce517"/>
          <table:table-cell table:style-name="ce517" office:value-type="float" office:value="2963" calcext:value-type="float">
            <text:p>2.963,00</text:p>
          </table:table-cell>
          <table:table-cell table:style-name="ce517"/>
          <table:table-cell table:style-name="ce517" table:formula="of:=[.G736]-[.D737]+[.E737]" office:value-type="float" office:value="20627.7011111111" calcext:value-type="float">
            <text:p>20.627,70</text:p>
          </table:table-cell>
          <table:table-cell table:number-columns-repeated="1017"/>
        </table:table-row>
        <table:table-row table:style-name="ro4">
          <table:table-cell/>
          <table:table-cell table:style-name="ce487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20000" calcext:value-type="float">
            <text:p>20.000,00</text:p>
          </table:table-cell>
          <table:table-cell table:style-name="ce517"/>
          <table:table-cell table:style-name="ce517" table:formula="of:=[.G737]-[.D738]+[.E738]" office:value-type="float" office:value="40627.7011111111" calcext:value-type="float">
            <text:p>40.627,70</text:p>
          </table:table-cell>
          <table:table-cell table:number-columns-repeated="1017"/>
        </table:table-row>
        <table:table-row table:style-name="ro4">
          <table:table-cell/>
          <table:table-cell table:style-name="ce487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500" calcext:value-type="float">
            <text:p>500,00</text:p>
          </table:table-cell>
          <table:table-cell table:style-name="ce517"/>
          <table:table-cell table:style-name="ce517" table:formula="of:=[.G738]-[.D739]+[.E739]" office:value-type="float" office:value="41127.7011111111" calcext:value-type="float">
            <text:p>41.127,70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8-03" calcext:value-type="date">
            <text:p>03.08.15</text:p>
          </table:table-cell>
          <table:table-cell table:style-name="ce508" office:value-type="string" calcext:value-type="string">
            <text:p>ali ye vergi</text:p>
          </table:table-cell>
          <table:table-cell table:style-name="ce502"/>
          <table:table-cell table:style-name="ce502" office:value-type="float" office:value="595" calcext:value-type="float">
            <text:p>595,00</text:p>
          </table:table-cell>
          <table:table-cell table:style-name="ce517"/>
          <table:table-cell table:style-name="ce517" table:formula="of:=[.G739]-[.D740]+[.E740]" office:value-type="float" office:value="41722.7011111111" calcext:value-type="float">
            <text:p>41.722,70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ye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517" table:formula="of:=[.G740]-[.D741]+[.E741]" office:value-type="float" office:value="45722.7011111111" calcext:value-type="float">
            <text:p>45.722,70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8-03" calcext:value-type="date">
            <text:p>03.08.2015</text:p>
          </table:table-cell>
          <table:table-cell table:style-name="ce499" office:value-type="string" calcext:value-type="string">
            <text:p>ali den fayansçı ihsan</text:p>
          </table:table-cell>
          <table:table-cell table:style-name="ce517" office:value-type="float" office:value="1100" calcext:value-type="float">
            <text:p>1.100,00</text:p>
          </table:table-cell>
          <table:table-cell table:style-name="ce517" table:number-columns-repeated="2"/>
          <table:table-cell table:style-name="ce517" table:formula="of:=[.G741]-[.D742]+[.E742]" office:value-type="float" office:value="44622.7011111111" calcext:value-type="float">
            <text:p>44.622,70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8-06" calcext:value-type="date">
            <text:p>06.08.2015</text:p>
          </table:table-cell>
          <table:table-cell table:style-name="ce499" office:value-type="string" calcext:value-type="string">
            <text:p>atila ya mahkeme için orgnz kira</text:p>
          </table:table-cell>
          <table:table-cell table:style-name="ce502"/>
          <table:table-cell table:style-name="ce517" office:value-type="float" office:value="900" calcext:value-type="float">
            <text:p>900,00</text:p>
          </table:table-cell>
          <table:table-cell table:style-name="ce517"/>
          <table:table-cell table:style-name="ce517" table:formula="of:=[.G742]-[.D743]+[.E743]" office:value-type="float" office:value="45522.7011111111" calcext:value-type="float">
            <text:p>45.522,70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8-10" calcext:value-type="date">
            <text:p>10.08.15</text:p>
          </table:table-cell>
          <table:table-cell table:style-name="ce508" office:value-type="string" calcext:value-type="string">
            <text:p>ali ye iş kredi</text:p>
          </table:table-cell>
          <table:table-cell table:style-name="ce502"/>
          <table:table-cell table:style-name="ce502" office:value-type="float" office:value="5007" calcext:value-type="float">
            <text:p>5.007,00</text:p>
          </table:table-cell>
          <table:table-cell table:style-name="ce517"/>
          <table:table-cell table:style-name="ce517" table:formula="of:=[.G743]-[.D744]+[.E744]" office:value-type="float" office:value="50529.7011111111" calcext:value-type="float">
            <text:p>50.529,70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ye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517" table:formula="of:=[.G744]-[.D745]+[.E745]" office:value-type="float" office:value="53529.7011111111" calcext:value-type="float">
            <text:p>53.529,70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8-15" calcext:value-type="date">
            <text:p>15.08.2015</text:p>
          </table:table-cell>
          <table:table-cell table:style-name="ce499" office:value-type="string" calcext:value-type="string">
            <text:p>ali ye</text:p>
          </table:table-cell>
          <table:table-cell table:style-name="ce517"/>
          <table:table-cell table:style-name="ce517" office:value-type="float" office:value="15000" calcext:value-type="float">
            <text:p>15.000,00</text:p>
          </table:table-cell>
          <table:table-cell table:style-name="ce517"/>
          <table:table-cell table:style-name="ce517" table:formula="of:=[.G745]-[.D746]+[.E746]" office:value-type="float" office:value="68529.7011111111" calcext:value-type="float">
            <text:p>68.529,70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ye çetin</text:p>
          </table:table-cell>
          <table:table-cell table:style-name="ce517"/>
          <table:table-cell table:style-name="ce517" office:value-type="float" office:value="600" calcext:value-type="float">
            <text:p>600,00</text:p>
          </table:table-cell>
          <table:table-cell table:style-name="ce517"/>
          <table:table-cell table:style-name="ce517" table:formula="of:=[.G746]-[.D747]+[.E747]" office:value-type="float" office:value="69129.7011111111" calcext:value-type="float">
            <text:p>69.129,70</text:p>
          </table:table-cell>
          <table:table-cell table:number-columns-repeated="1017"/>
        </table:table-row>
        <table:table-row table:style-name="ro4">
          <table:table-cell/>
          <table:table-cell table:style-name="ce486" office:value-type="date" office:date-value="2015-08-17" calcext:value-type="date">
            <text:p>17.08.15</text:p>
          </table:table-cell>
          <table:table-cell table:style-name="ce499" office:value-type="string" calcext:value-type="string">
            <text:p>KREDİ 34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747]-[.D748]+[.E748]" office:value-type="float" office:value="72538.7011111111" calcext:value-type="float">
            <text:p>72.538,70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8-26" calcext:value-type="date">
            <text:p>26.08.15</text:p>
          </table:table-cell>
          <table:table-cell table:style-name="ce508" office:value-type="string" calcext:value-type="string">
            <text:p>DENİZ KREDİ 12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748]-[.D749]+[.E749]" office:value-type="float" office:value="79303.7011111111" calcext:value-type="float">
            <text:p>79.303,70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8-30" calcext:value-type="date">
            <text:p>30.08.15</text:p>
          </table:table-cell>
          <table:table-cell table:style-name="ce508" office:value-type="string" calcext:value-type="string">
            <text:p>İŞ KREDİ 2/36</text:p>
          </table:table-cell>
          <table:table-cell table:style-name="ce517"/>
          <table:table-cell table:style-name="ce502" office:value-type="float" office:value="3424.21" calcext:value-type="float">
            <text:p>3.424,21</text:p>
          </table:table-cell>
          <table:table-cell table:style-name="ce517"/>
          <table:table-cell table:style-name="ce517" table:formula="of:=[.G749]-[.D750]+[.E750]" office:value-type="float" office:value="82727.9111111111" calcext:value-type="float">
            <text:p>82.727,9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tila ya metin gözütok hesabına</text:p>
          </table:table-cell>
          <table:table-cell table:style-name="ce517"/>
          <table:table-cell table:style-name="ce517" office:value-type="float" office:value="650" calcext:value-type="float">
            <text:p>650,00</text:p>
          </table:table-cell>
          <table:table-cell table:style-name="ce517"/>
          <table:table-cell table:style-name="ce517" table:formula="of:=[.G750]-[.D751]+[.E751]" office:value-type="float" office:value="83377.9111111111" calcext:value-type="float">
            <text:p>83.377,9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ye lise arksı kiradan</text:p>
          </table:table-cell>
          <table:table-cell table:style-name="ce517"/>
          <table:table-cell table:style-name="ce517" office:value-type="float" office:value="2550" calcext:value-type="float">
            <text:p>2.550,00</text:p>
          </table:table-cell>
          <table:table-cell table:style-name="ce517"/>
          <table:table-cell table:style-name="ce517" table:formula="of:=[.G751]-[.D752]+[.E752]" office:value-type="float" office:value="85927.9111111111" calcext:value-type="float">
            <text:p>85.927,9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8-30" calcext:value-type="date">
            <text:p>30.08.2015</text:p>
          </table:table-cell>
          <table:table-cell table:style-name="ce499" office:value-type="string" calcext:value-type="string">
            <text:p>ali ye senet için o.keskinkılıç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517" table:formula="of:=[.G752]-[.D753]+[.E753]" office:value-type="float" office:value="86427.9111111111" calcext:value-type="float">
            <text:p>86.427,9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/>
          <table:table-cell table:style-name="ce517" table:number-columns-repeated="3"/>
          <table:table-cell table:style-name="ce517" table:formula="of:=[.G753]-[.D754]+[.E754]" office:value-type="float" office:value="86427.9111111111" calcext:value-type="float">
            <text:p>86.427,9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9-03" calcext:value-type="date">
            <text:p>03.09.2015</text:p>
          </table:table-cell>
          <table:table-cell table:style-name="ce499" office:value-type="string" calcext:value-type="string">
            <text:p>ali ye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517" table:formula="of:=[.G754]-[.D755]+[.E755]" office:value-type="float" office:value="86927.9111111111" calcext:value-type="float">
            <text:p>86.927,9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9-04" calcext:value-type="date">
            <text:p>04.09.2015</text:p>
          </table:table-cell>
          <table:table-cell table:style-name="ce499" office:value-type="string" calcext:value-type="string">
            <text:p>atila dan <text:s text:c="29"/>arsadan 15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517" table:formula="of:=[.G755]-[.D756]+[.E756]" office:value-type="float" office:value="66927.9111111111" calcext:value-type="float">
            <text:p>66.927,9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9-07" calcext:value-type="date">
            <text:p>07.09.2015</text:p>
          </table:table-cell>
          <table:table-cell table:style-name="ce499" office:value-type="string" calcext:value-type="string">
            <text:p>ali ye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517" table:formula="of:=[.G756]-[.D757]+[.E757]" office:value-type="float" office:value="70927.9111111111" calcext:value-type="float">
            <text:p>70.927,9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9-07" calcext:value-type="date">
            <text:p>07.09.2015</text:p>
          </table:table-cell>
          <table:table-cell table:style-name="ce499" office:value-type="string" calcext:value-type="string">
            <text:p>ai ye ziraat</text:p>
          </table:table-cell>
          <table:table-cell table:style-name="ce517"/>
          <table:table-cell table:style-name="ce517" office:value-type="float" office:value="44700" calcext:value-type="float">
            <text:p>44.700,00</text:p>
          </table:table-cell>
          <table:table-cell table:style-name="ce517"/>
          <table:table-cell table:style-name="ce517" table:formula="of:=[.G757]-[.D758]+[.E758]" office:value-type="float" office:value="115627.911111111" calcext:value-type="float">
            <text:p>115.627,9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den <text:s text:c="20"/>arsdana 50 den 30</text:p>
          </table:table-cell>
          <table:table-cell table:style-name="ce517" office:value-type="float" office:value="30000" calcext:value-type="float">
            <text:p>30.000,00</text:p>
          </table:table-cell>
          <table:table-cell table:style-name="ce517" table:number-columns-repeated="2"/>
          <table:table-cell table:style-name="ce517" table:formula="of:=[.G758]-[.D759]+[.E759]" office:value-type="float" office:value="85627.9111111111" calcext:value-type="float">
            <text:p>85.627,9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9-10" calcext:value-type="date">
            <text:p>10.09.2015</text:p>
          </table:table-cell>
          <table:table-cell table:style-name="ce499" office:value-type="string" calcext:value-type="string">
            <text:p>ali ye iş kredi için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517" table:formula="of:=[.G759]-[.D760]+[.E760]" office:value-type="float" office:value="90627.9111111111" calcext:value-type="float">
            <text:p>90.627,9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9-11" calcext:value-type="date">
            <text:p>11.09.2015</text:p>
          </table:table-cell>
          <table:table-cell table:style-name="ce503" office:value-type="string" calcext:value-type="string">
            <text:p>ali den <text:s text:c="30"/>arsadan 200</text:p>
          </table:table-cell>
          <table:table-cell table:style-name="ce519" office:value-type="float" office:value="200000" calcext:value-type="float">
            <text:p>200.000,00</text:p>
          </table:table-cell>
          <table:table-cell table:style-name="ce517" table:number-columns-repeated="2"/>
          <table:table-cell table:style-name="ce517" table:formula="of:=[.G760]-[.D761]+[.E761]" office:value-type="float" office:value="-109372.088888889" calcext:value-type="float">
            <text:p>-109.372,09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9-11" calcext:value-type="date">
            <text:p>11.09.2015</text:p>
          </table:table-cell>
          <table:table-cell table:style-name="ce499" office:value-type="string" calcext:value-type="string">
            <text:p>ali ye <text:s text:c="3"/>şükriye bch</text:p>
          </table:table-cell>
          <table:table-cell table:style-name="ce517"/>
          <table:table-cell table:style-name="ce517" office:value-type="float" office:value="20000" calcext:value-type="float">
            <text:p>20.000,00</text:p>
          </table:table-cell>
          <table:table-cell table:style-name="ce517"/>
          <table:table-cell table:style-name="ce517" table:formula="of:=[.G761]-[.D762]+[.E762]" office:value-type="float" office:value="-89372.0888888889" calcext:value-type="float">
            <text:p>-89.372,09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9-11" calcext:value-type="date">
            <text:p>11.09.2015</text:p>
          </table:table-cell>
          <table:table-cell table:style-name="ce499" office:value-type="string" calcext:value-type="string">
            <text:p>ali den onur boya fatihe</text:p>
          </table:table-cell>
          <table:table-cell table:style-name="ce517" office:value-type="float" office:value="1800" calcext:value-type="float">
            <text:p>1.800,00</text:p>
          </table:table-cell>
          <table:table-cell table:style-name="ce517" table:number-columns-repeated="2"/>
          <table:table-cell table:style-name="ce517" table:formula="of:=[.G762]-[.D763]+[.E763]" office:value-type="float" office:value="-91172.0888888889" calcext:value-type="float">
            <text:p>-91.172,09</text:p>
          </table:table-cell>
          <table:table-cell table:number-columns-repeated="1017"/>
        </table:table-row>
        <table:table-row table:style-name="ro4">
          <table:table-cell/>
          <table:table-cell table:style-name="ce488" office:value-type="date" office:date-value="2015-08-04" calcext:value-type="date">
            <text:p>4.Ağu</text:p>
          </table:table-cell>
          <table:table-cell table:style-name="ce499" office:value-type="string" calcext:value-type="string">
            <text:p>nalan dan <text:s/>şakirenin</text:p>
          </table:table-cell>
          <table:table-cell table:style-name="ce517" office:value-type="float" office:value="34400" calcext:value-type="float">
            <text:p>34.400,00</text:p>
          </table:table-cell>
          <table:table-cell table:style-name="ce517"/>
          <table:table-cell table:style-name="ce502"/>
          <table:table-cell table:style-name="ce517" table:formula="of:=[.G763]-[.D764]+[.E764]" office:value-type="float" office:value="-125572.088888889" calcext:value-type="float">
            <text:p>-125.572,09</text:p>
          </table:table-cell>
          <table:table-cell table:number-columns-repeated="1017"/>
        </table:table-row>
        <table:table-row table:style-name="ro4">
          <table:table-cell/>
          <table:table-cell table:style-name="ce488" office:value-type="date" office:date-value="2015-08-08" calcext:value-type="date">
            <text:p>8.Ağu</text:p>
          </table:table-cell>
          <table:table-cell table:style-name="ce499" office:value-type="string" calcext:value-type="string">
            <text:p>ali ye <text:s text:c="10"/>şakirenin</text:p>
          </table:table-cell>
          <table:table-cell table:style-name="ce502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517" table:formula="of:=[.G764]-[.D765]+[.E765]" office:value-type="float" office:value="-122572.088888889" calcext:value-type="float">
            <text:p>-122.572,09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9-12" calcext:value-type="date">
            <text:p>12.09.15</text:p>
          </table:table-cell>
          <table:table-cell table:style-name="ce508" office:value-type="string" calcext:value-type="string">
            <text:p>ali ye işçiler için nalana</text:p>
          </table:table-cell>
          <table:table-cell table:style-name="ce502"/>
          <table:table-cell table:style-name="ce502" office:value-type="float" office:value="1500" calcext:value-type="float">
            <text:p>1.500,00</text:p>
          </table:table-cell>
          <table:table-cell table:style-name="ce502"/>
          <table:table-cell table:style-name="ce517" table:formula="of:=[.G765]-[.D766]+[.E766]" office:value-type="float" office:value="-121072.088888889" calcext:value-type="float">
            <text:p>-121.072,09</text:p>
          </table:table-cell>
          <table:table-cell table:number-columns-repeated="1017"/>
        </table:table-row>
        <table:table-row table:style-name="ro4">
          <table:table-cell/>
          <table:table-cell table:style-name="ce486" office:value-type="date" office:date-value="2015-09-17" calcext:value-type="date">
            <text:p>17.09.15</text:p>
          </table:table-cell>
          <table:table-cell table:style-name="ce499" office:value-type="string" calcext:value-type="string">
            <text:p>KREDİ 35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766]-[.D767]+[.E767]" office:value-type="float" office:value="-117663.088888889" calcext:value-type="float">
            <text:p>-117.663,09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9-26" calcext:value-type="date">
            <text:p>26.09.15</text:p>
          </table:table-cell>
          <table:table-cell table:style-name="ce508" office:value-type="string" calcext:value-type="string">
            <text:p>DENİZ KREDİ 13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767]-[.D768]+[.E768]" office:value-type="float" office:value="-110898.088888889" calcext:value-type="float">
            <text:p>-110.898,09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9-30" calcext:value-type="date">
            <text:p>30.09.15</text:p>
          </table:table-cell>
          <table:table-cell table:style-name="ce508" office:value-type="string" calcext:value-type="string">
            <text:p>İŞ KREDİ 3/36</text:p>
          </table:table-cell>
          <table:table-cell table:style-name="ce517"/>
          <table:table-cell table:style-name="ce502" office:value-type="float" office:value="3423.21" calcext:value-type="float">
            <text:p>3.423,21</text:p>
          </table:table-cell>
          <table:table-cell table:style-name="ce517"/>
          <table:table-cell table:style-name="ce517" table:formula="of:=[.G768]-[.D769]+[.E769]" office:value-type="float" office:value="-107474.878888889" calcext:value-type="float">
            <text:p>-107.474,8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/>
          <table:table-cell table:style-name="ce517" table:number-columns-repeated="3"/>
          <table:table-cell table:style-name="ce517" table:formula="of:=[.G769]-[.D770]+[.E770]" office:value-type="float" office:value="-107474.878888889" calcext:value-type="float">
            <text:p>-107.474,88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517" table:formula="of:=[.G770]-[.D771]+[.E771]" office:value-type="float" office:value="-87474.8788888889" calcext:value-type="float">
            <text:p>-87.474,88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17" table:formula="of:=[.G771]-[.D772]+[.E772]" office:value-type="float" office:value="-82474.8788888889" calcext:value-type="float">
            <text:p>-82.474,88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5-09-19" calcext:value-type="date">
            <text:p>19.09.2015</text:p>
          </table:table-cell>
          <table:table-cell table:style-name="ce496" office:value-type="string" calcext:value-type="string">
            <text:p>al ye işçi</text:p>
          </table:table-cell>
          <table:table-cell table:style-name="ce525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517" table:formula="of:=[.G772]-[.D773]+[.E773]" office:value-type="float" office:value="-79474.8788888889" calcext:value-type="float">
            <text:p>-79.474,88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 den ksdıoğlu kk <text:s text:c="2"/>4340</text:p>
          </table:table-cell>
          <table:table-cell table:style-name="ce525" office:value-type="float" office:value="4275" calcext:value-type="float">
            <text:p>4.275,00</text:p>
          </table:table-cell>
          <table:table-cell table:style-name="ce525" table:number-columns-repeated="2"/>
          <table:table-cell table:style-name="ce517" table:formula="of:=[.G773]-[.D774]+[.E774]" office:value-type="float" office:value="-83749.8788888889" calcext:value-type="float">
            <text:p>-83.749,88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' ye 'stanbul </text:p>
          </table:table-cell>
          <table:table-cell table:style-name="ce525"/>
          <table:table-cell table:style-name="ce525" office:value-type="float" office:value="40000" calcext:value-type="float">
            <text:p>40.000,00</text:p>
          </table:table-cell>
          <table:table-cell table:style-name="ce525"/>
          <table:table-cell table:style-name="ce517" table:formula="of:=[.G774]-[.D775]+[.E775]" office:value-type="float" office:value="-43749.8788888889" calcext:value-type="float">
            <text:p>-43.749,88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' ';bank kred\ 10. ay</text:p>
          </table:table-cell>
          <table:table-cell table:style-name="ce525"/>
          <table:table-cell table:style-name="ce525" office:value-type="float" office:value="5016" calcext:value-type="float">
            <text:p>5.016,00</text:p>
          </table:table-cell>
          <table:table-cell table:style-name="ce525"/>
          <table:table-cell table:style-name="ce517" table:formula="of:=[.G775]-[.D776]+[.E776]" office:value-type="float" office:value="-38733.8788888889" calcext:value-type="float">
            <text:p>-38.733,88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511" office:value-type="string" calcext:value-type="string">
            <text:p>al' ye <text:s/>işçi şetin</text:p>
          </table:table-cell>
          <table:table-cell table:style-name="ce525"/>
          <table:table-cell table:style-name="ce532" office:value-type="float" office:value="200" calcext:value-type="float">
            <text:p>200,00</text:p>
          </table:table-cell>
          <table:table-cell table:style-name="ce525"/>
          <table:table-cell table:style-name="ce517" table:formula="of:=[.G776]-[.D777]+[.E777]" office:value-type="float" office:value="-38533.8788888889" calcext:value-type="float">
            <text:p>-38.533,88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' ye işçi orhan</text:p>
          </table:table-cell>
          <table:table-cell table:style-name="ce525"/>
          <table:table-cell table:style-name="ce532" office:value-type="float" office:value="250" calcext:value-type="float">
            <text:p>250,00</text:p>
          </table:table-cell>
          <table:table-cell table:style-name="ce525"/>
          <table:table-cell table:style-name="ce517" table:formula="of:=[.G777]-[.D778]+[.E778]" office:value-type="float" office:value="-38283.8788888889" calcext:value-type="float">
            <text:p>-38.283,88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512" office:value-type="string" calcext:value-type="string">
            <text:p>; devre fa'z'</text:p>
          </table:table-cell>
          <table:table-cell table:style-name="ce525"/>
          <table:table-cell table:style-name="ce532" office:value-type="float" office:value="4100" calcext:value-type="float">
            <text:p>4.100,00</text:p>
          </table:table-cell>
          <table:table-cell table:style-name="ce525"/>
          <table:table-cell table:style-name="ce517" table:formula="of:=[.G778]-[.D779]+[.E779]" office:value-type="float" office:value="-34183.8788888889" calcext:value-type="float">
            <text:p>-34.183,88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5-10-17" calcext:value-type="date">
            <text:p>17.10.15</text:p>
          </table:table-cell>
          <table:table-cell table:style-name="ce496" office:value-type="string" calcext:value-type="string">
            <text:p>KREDİ 36-36 TAKSİT <text:s/>*******</text:p>
          </table:table-cell>
          <table:table-cell table:style-name="ce525"/>
          <table:table-cell table:style-name="ce525" office:value-type="float" office:value="3409" calcext:value-type="float">
            <text:p>3.409,00</text:p>
          </table:table-cell>
          <table:table-cell table:style-name="ce525"/>
          <table:table-cell table:style-name="ce517" table:formula="of:=[.G779]-[.D780]+[.E780]" office:value-type="float" office:value="-30774.8788888889" calcext:value-type="float">
            <text:p>-30.774,88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5-10-26" calcext:value-type="date">
            <text:p>26.10.15</text:p>
          </table:table-cell>
          <table:table-cell table:style-name="ce496" office:value-type="string" calcext:value-type="string">
            <text:p>DENİZ KREDİ 14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17" table:formula="of:=[.G780]-[.D781]+[.E781]" office:value-type="float" office:value="-24009.8788888889" calcext:value-type="float">
            <text:p>-24.009,88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5-10-30" calcext:value-type="date">
            <text:p>30.10.15</text:p>
          </table:table-cell>
          <table:table-cell table:style-name="ce496" office:value-type="string" calcext:value-type="string">
            <text:p>İŞ KREDİ 4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17" table:formula="of:=[.G781]-[.D782]+[.E782]" office:value-type="float" office:value="-20586.6688888889" calcext:value-type="float">
            <text:p>-20.586,67</text:p>
          </table:table-cell>
          <table:table-cell table:number-columns-repeated="1017"/>
        </table:table-row>
        <table:table-row table:style-name="ro4">
          <table:table-cell/>
          <table:table-cell table:style-name="ce492" office:value-type="date" office:date-value="2015-10-22" calcext:value-type="date">
            <text:p>22.Eki</text:p>
          </table:table-cell>
          <table:table-cell table:style-name="ce497" office:value-type="string" calcext:value-type="string">
            <text:p>ali den İŞ köşe arsa</text:p>
          </table:table-cell>
          <table:table-cell table:style-name="ce526" office:value-type="float" office:value="265000" calcext:value-type="float">
            <text:p>265.000,00</text:p>
          </table:table-cell>
          <table:table-cell table:style-name="ce525" table:number-columns-repeated="2"/>
          <table:table-cell table:style-name="ce517" table:formula="of:=[.G782]-[.D783]+[.E783]" office:value-type="float" office:value="-285586.668888889" calcext:value-type="float">
            <text:p>-285.586,67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18000" calcext:value-type="float">
            <text:p>18.000,00</text:p>
          </table:table-cell>
          <table:table-cell table:style-name="ce525"/>
          <table:table-cell table:style-name="ce517" table:formula="of:=[.G783]-[.D784]+[.E784]" office:value-type="float" office:value="-267586.668888889" calcext:value-type="float">
            <text:p>-267.586,67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 ye işçi çetin boya </text:p>
          </table:table-cell>
          <table:table-cell table:style-name="ce525"/>
          <table:table-cell table:style-name="ce525" office:value-type="float" office:value="170" calcext:value-type="float">
            <text:p>170,00</text:p>
          </table:table-cell>
          <table:table-cell table:style-name="ce525"/>
          <table:table-cell table:style-name="ce517" table:formula="of:=[.G784]-[.D785]+[.E785]" office:value-type="float" office:value="-267416.668888889" calcext:value-type="float">
            <text:p>-267.416,67</text:p>
          </table:table-cell>
          <table:table-cell table:number-columns-repeated="1017"/>
        </table:table-row>
        <table:table-row table:style-name="ro4">
          <table:table-cell/>
          <table:table-cell table:style-name="ce492" office:value-type="date" office:date-value="2015-10-24" calcext:value-type="date">
            <text:p>24.Eki</text:p>
          </table:table-cell>
          <table:table-cell table:style-name="ce496" office:value-type="string" calcext:value-type="string">
            <text:p>anadolu gençlik ten</text:p>
          </table:table-cell>
          <table:table-cell table:style-name="ce525" office:value-type="float" office:value="1000" calcext:value-type="float">
            <text:p>1.000,00</text:p>
          </table:table-cell>
          <table:table-cell table:style-name="ce525" table:number-columns-repeated="2"/>
          <table:table-cell table:style-name="ce517" table:formula="of:=[.G785]-[.D786]+[.E786]" office:value-type="float" office:value="-268416.668888889" calcext:value-type="float">
            <text:p>-268.416,67</text:p>
          </table:table-cell>
          <table:table-cell table:number-columns-repeated="1017"/>
        </table:table-row>
        <table:table-row table:style-name="ro4">
          <table:table-cell/>
          <table:table-cell table:style-name="ce492" office:value-type="date" office:date-value="2015-10-24" calcext:value-type="date">
            <text:p>24.Eki</text:p>
          </table:table-cell>
          <table:table-cell table:style-name="ce496" office:value-type="string" calcext:value-type="string">
            <text:p>atila ya kuyumcu ali menekşe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17" table:formula="of:=[.G786]-[.D787]+[.E787]" office:value-type="float" office:value="-267416.668888889" calcext:value-type="float">
            <text:p>-267.416,67</text:p>
          </table:table-cell>
          <table:table-cell table:number-columns-repeated="1017"/>
        </table:table-row>
        <table:table-row table:style-name="ro4">
          <table:table-cell/>
          <table:table-cell table:style-name="ce492" office:value-type="date" office:date-value="2015-11-02" calcext:value-type="date">
            <text:p>02.Kas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50000" calcext:value-type="float">
            <text:p>50.000,00</text:p>
          </table:table-cell>
          <table:table-cell table:style-name="ce525"/>
          <table:table-cell table:style-name="ce517" table:formula="of:=[.G787]-[.D788]+[.E788]" office:value-type="float" office:value="-217416.668888889" calcext:value-type="float">
            <text:p>-217.416,67</text:p>
          </table:table-cell>
          <table:table-cell table:number-columns-repeated="1017"/>
        </table:table-row>
        <table:table-row table:style-name="ro4">
          <table:table-cell/>
          <table:table-cell table:style-name="ce492" office:value-type="date" office:date-value="2015-11-09" calcext:value-type="date">
            <text:p>09.Kas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17" table:formula="of:=[.G788]-[.D789]+[.E789]" office:value-type="float" office:value="-207416.668888889" calcext:value-type="float">
            <text:p>-207.416,67</text:p>
          </table:table-cell>
          <table:table-cell table:number-columns-repeated="1017"/>
        </table:table-row>
        <table:table-row table:style-name="ro4">
          <table:table-cell/>
          <table:table-cell table:style-name="ce492" office:value-type="date" office:date-value="2015-11-16" calcext:value-type="date">
            <text:p>16.Kas</text:p>
          </table:table-cell>
          <table:table-cell table:style-name="ce496" office:value-type="string" calcext:value-type="string">
            <text:p>ali ye iş kredi</text:p>
          </table:table-cell>
          <table:table-cell table:style-name="ce525"/>
          <table:table-cell table:style-name="ce525" office:value-type="float" office:value="5027" calcext:value-type="float">
            <text:p>5.027,00</text:p>
          </table:table-cell>
          <table:table-cell table:style-name="ce525"/>
          <table:table-cell table:style-name="ce517" table:formula="of:=[.G789]-[.D790]+[.E790]" office:value-type="float" office:value="-202389.668888889" calcext:value-type="float">
            <text:p>-202.389,67</text:p>
          </table:table-cell>
          <table:table-cell table:number-columns-repeated="1017"/>
        </table:table-row>
        <table:table-row table:style-name="ro4">
          <table:table-cell/>
          <table:table-cell table:style-name="ce492" office:value-type="date" office:date-value="2015-11-17" calcext:value-type="date">
            <text:p>17.Kas</text:p>
          </table:table-cell>
          <table:table-cell table:style-name="ce496" office:value-type="string" calcext:value-type="string">
            <text:p>ali ye nail den yalıtım taksidi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17" table:formula="of:=[.G790]-[.D791]+[.E791]" office:value-type="float" office:value="-201389.668888889" calcext:value-type="float">
            <text:p>-201.389,67</text:p>
          </table:table-cell>
          <table:table-cell table:number-columns-repeated="1017"/>
        </table:table-row>
        <table:table-row table:style-name="ro4">
          <table:table-cell/>
          <table:table-cell table:style-name="ce492" office:value-type="date" office:date-value="2015-11-17" calcext:value-type="date">
            <text:p>17.Kas</text:p>
          </table:table-cell>
          <table:table-cell table:style-name="ce496" office:value-type="string" calcext:value-type="string">
            <text:p>ali ye avlunlar hacı yalıtım</text:p>
          </table:table-cell>
          <table:table-cell table:style-name="ce525"/>
          <table:table-cell table:style-name="ce525" office:value-type="float" office:value="270" calcext:value-type="float">
            <text:p>270,00</text:p>
          </table:table-cell>
          <table:table-cell table:style-name="ce525"/>
          <table:table-cell table:style-name="ce517" table:formula="of:=[.G791]-[.D792]+[.E792]" office:value-type="float" office:value="-201119.668888889" calcext:value-type="float">
            <text:p>-201.119,67</text:p>
          </table:table-cell>
          <table:table-cell table:number-columns-repeated="1017"/>
        </table:table-row>
        <table:table-row table:style-name="ro4">
          <table:table-cell/>
          <table:table-cell table:style-name="ce492" office:value-type="date" office:date-value="2015-11-20" calcext:value-type="date">
            <text:p>20.Kas</text:p>
          </table:table-cell>
          <table:table-cell table:style-name="ce496" office:value-type="string" calcext:value-type="string">
            <text:p>atila ya siyah bmw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17" table:formula="of:=[.G792]-[.D793]+[.E793]" office:value-type="float" office:value="-200119.668888889" calcext:value-type="float">
            <text:p>-200.119,67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5-11-25" calcext:value-type="date">
            <text:p>25.11.2015</text:p>
          </table:table-cell>
          <table:table-cell table:style-name="ce496" office:value-type="string" calcext:value-type="string">
            <text:p>atila ya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17" table:formula="of:=[.G793]-[.D794]+[.E794]" office:value-type="float" office:value="-190119.668888889" calcext:value-type="float">
            <text:p>-190.119,67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5-11-26" calcext:value-type="date">
            <text:p>26.11.15</text:p>
          </table:table-cell>
          <table:table-cell table:style-name="ce496" office:value-type="string" calcext:value-type="string">
            <text:p>DENİZ KREDİ 15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17" table:formula="of:=[.G794]-[.D795]+[.E795]" office:value-type="float" office:value="-183354.668888889" calcext:value-type="float">
            <text:p>-183.354,67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5-11-30" calcext:value-type="date">
            <text:p>30.11.15</text:p>
          </table:table-cell>
          <table:table-cell table:style-name="ce496" office:value-type="string" calcext:value-type="string">
            <text:p>İŞ KREDİ 5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17" table:formula="of:=[.G795]-[.D796]+[.E796]" office:value-type="float" office:value="-179931.458888889" calcext:value-type="float">
            <text:p>-179.931,4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5-11-26" calcext:value-type="date">
            <text:p>26.11.2015</text:p>
          </table:table-cell>
          <table:table-cell table:style-name="ce496" office:value-type="string" calcext:value-type="string">
            <text:p>iş havale</text:p>
          </table:table-cell>
          <table:table-cell table:style-name="ce525"/>
          <table:table-cell table:style-name="ce525" office:value-type="float" office:value="400" calcext:value-type="float">
            <text:p>400,00</text:p>
          </table:table-cell>
          <table:table-cell table:style-name="ce525"/>
          <table:table-cell table:style-name="ce517" table:formula="of:=[.G796]-[.D797]+[.E797]" office:value-type="float" office:value="-179531.458888889" calcext:value-type="float">
            <text:p>-179.531,4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5-11-27" calcext:value-type="date">
            <text:p>27.11.2015</text:p>
          </table:table-cell>
          <table:table-cell table:style-name="ce496" office:value-type="string" calcext:value-type="string">
            <text:p>atila ya metin kuveyt havale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17" table:formula="of:=[.G797]-[.D798]+[.E798]" office:value-type="float" office:value="-178531.458888889" calcext:value-type="float">
            <text:p>-178.531,4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5-11-28" calcext:value-type="date">
            <text:p>28.11.2015</text:p>
          </table:table-cell>
          <table:table-cell table:style-name="ce496" office:value-type="string" calcext:value-type="string">
            <text:p>ali ye nail den yalıtım taksidi</text:p>
          </table:table-cell>
          <table:table-cell table:style-name="ce525"/>
          <table:table-cell table:style-name="ce525" office:value-type="float" office:value="1200" calcext:value-type="float">
            <text:p>1.200,00</text:p>
          </table:table-cell>
          <table:table-cell table:style-name="ce525"/>
          <table:table-cell table:style-name="ce517" table:formula="of:=[.G798]-[.D799]+[.E799]" office:value-type="float" office:value="-177331.458888889" calcext:value-type="float">
            <text:p>-177.331,4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5-12-02" calcext:value-type="date">
            <text:p>02.12.2015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30000" calcext:value-type="float">
            <text:p>30.000,00</text:p>
          </table:table-cell>
          <table:table-cell table:style-name="ce525"/>
          <table:table-cell table:style-name="ce517" table:formula="of:=[.G799]-[.D800]+[.E800]" office:value-type="float" office:value="-147331.458888889" calcext:value-type="float">
            <text:p>-147.331,4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5-11-20" calcext:value-type="date">
            <text:p>20.11.2015</text:p>
          </table:table-cell>
          <table:table-cell table:style-name="ce496" office:value-type="string" calcext:value-type="string">
            <text:p>yalıtım mermer hesabı</text:p>
          </table:table-cell>
          <table:table-cell table:style-name="ce525" office:value-type="float" office:value="1835" calcext:value-type="float">
            <text:p>1.835,00</text:p>
          </table:table-cell>
          <table:table-cell table:style-name="ce525" table:number-columns-repeated="2"/>
          <table:table-cell table:style-name="ce517" table:formula="of:=[.G800]-[.D801]+[.E801]" office:value-type="float" office:value="-149166.458888889" calcext:value-type="float">
            <text:p>-149.166,4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5-12-07" calcext:value-type="date">
            <text:p>07.12.2015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517" table:formula="of:=[.G801]-[.D802]+[.E802]" office:value-type="float" office:value="-134166.458888889" calcext:value-type="float">
            <text:p>-134.166,4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5-12-15" calcext:value-type="date">
            <text:p>15.12.2015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17" table:formula="of:=[.G802]-[.D803]+[.E803]" office:value-type="float" office:value="-124166.458888889" calcext:value-type="float">
            <text:p>-124.166,46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5-12-26" calcext:value-type="date">
            <text:p>26.12.15</text:p>
          </table:table-cell>
          <table:table-cell table:style-name="ce496" office:value-type="string" calcext:value-type="string">
            <text:p>DENİZ KREDİ 16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17" table:formula="of:=[.G803]-[.D804]+[.E804]" office:value-type="float" office:value="-117401.458888889" calcext:value-type="float">
            <text:p>-117.401,46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5-12-30" calcext:value-type="date">
            <text:p>30.12.15</text:p>
          </table:table-cell>
          <table:table-cell table:style-name="ce496" office:value-type="string" calcext:value-type="string">
            <text:p>İŞ KREDİ 6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17" table:formula="of:=[.G804]-[.D805]+[.E805]" office:value-type="float" office:value="-113978.248888889" calcext:value-type="float">
            <text:p>-113.978,2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yalıtım mermer hesabı</text:p>
          </table:table-cell>
          <table:table-cell table:style-name="ce525" table:number-columns-repeated="3"/>
          <table:table-cell table:style-name="ce517" table:formula="of:=[.G805]-[.D806]+[.E806]" office:value-type="float" office:value="-113978.248888889" calcext:value-type="float">
            <text:p>-113.978,2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65 mt * 15 cm denizlik <text:s text:c="5"/>500</text:p>
          </table:table-cell>
          <table:table-cell table:style-name="ce525" table:number-columns-repeated="3"/>
          <table:table-cell table:style-name="ce517" table:formula="of:=[.G806]-[.D807]+[.E807]" office:value-type="float" office:value="-113978.248888889" calcext:value-type="float">
            <text:p>-113.978,2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350 ad karo <text:s text:c="26"/>350</text:p>
          </table:table-cell>
          <table:table-cell table:style-name="ce525" table:number-columns-repeated="3"/>
          <table:table-cell table:style-name="ce517" table:formula="of:=[.G807]-[.D808]+[.E808]" office:value-type="float" office:value="-113978.248888889" calcext:value-type="float">
            <text:p>-113.978,2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27 m2 traverten <text:s text:c="18"/>675</text:p>
          </table:table-cell>
          <table:table-cell table:style-name="ce525" table:number-columns-repeated="3"/>
          <table:table-cell table:style-name="ce517" table:formula="of:=[.G808]-[.D809]+[.E809]" office:value-type="float" office:value="-113978.248888889" calcext:value-type="float">
            <text:p>-113.978,2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15 mt * 15 cm küpeşte <text:s text:c="6"/>100</text:p>
          </table:table-cell>
          <table:table-cell table:style-name="ce525" table:number-columns-repeated="3"/>
          <table:table-cell table:style-name="ce517" table:formula="of:=[.G809]-[.D810]+[.E810]" office:value-type="float" office:value="-113978.248888889" calcext:value-type="float">
            <text:p>-113.978,2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30 mt * 5 cm küpeşte <text:s text:c="11"/>60</text:p>
          </table:table-cell>
          <table:table-cell table:style-name="ce525" table:number-columns-repeated="3"/>
          <table:table-cell table:style-name="ce517" table:formula="of:=[.G810]-[.D811]+[.E811]" office:value-type="float" office:value="-113978.248888889" calcext:value-type="float">
            <text:p>-113.978,2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denizli işçiliği <text:s text:c="26"/>100</text:p>
          </table:table-cell>
          <table:table-cell table:style-name="ce525" table:number-columns-repeated="3"/>
          <table:table-cell table:style-name="ce517" table:formula="of:=[.G811]-[.D812]+[.E812]" office:value-type="float" office:value="-113978.248888889" calcext:value-type="float">
            <text:p>-113.978,2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um <text:s text:c="45"/>50</text:p>
          </table:table-cell>
          <table:table-cell table:style-name="ce525" table:number-columns-repeated="3"/>
          <table:table-cell table:style-name="ce517" table:formula="of:=[.G812]-[.D813]+[.E813]" office:value-type="float" office:value="-113978.248888889" calcext:value-type="float">
            <text:p>-113.978,2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<text:s text:c="29"/>toplam <text:s text:c="4"/>1835</text:p>
          </table:table-cell>
          <table:table-cell table:style-name="ce525" table:number-columns-repeated="3"/>
          <table:table-cell table:style-name="ce517" table:formula="of:=[.G813]-[.D814]+[.E814]" office:value-type="float" office:value="-113978.248888889" calcext:value-type="float">
            <text:p>-113.978,25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5-12-16" calcext:value-type="date">
            <text:p>16.12.2015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4000" calcext:value-type="float">
            <text:p>4.000,00</text:p>
          </table:table-cell>
          <table:table-cell table:style-name="ce525"/>
          <table:table-cell table:style-name="ce517" table:formula="of:=[.G814]-[.D815]+[.E815]" office:value-type="float" office:value="-109978.248888889" calcext:value-type="float">
            <text:p>-109.978,25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5-12-28" calcext:value-type="date">
            <text:p>28.12.2015</text:p>
          </table:table-cell>
          <table:table-cell table:style-name="ce496" office:value-type="string" calcext:value-type="string">
            <text:p>ali ye nail den yalıtım taksidi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17" table:formula="of:=[.G815]-[.D816]+[.E816]" office:value-type="float" office:value="-108978.248888889" calcext:value-type="float">
            <text:p>-108.978,2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/>
          <table:table-cell table:style-name="ce525" table:number-columns-repeated="3"/>
          <table:table-cell table:style-name="ce517" table:formula="of:=[.G816]-[.D817]+[.E817]" office:value-type="float" office:value="-108978.248888889" calcext:value-type="float">
            <text:p>-108.978,2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/>
          <table:table-cell table:style-name="ce519" table:formula="of:=SUM([.D651:.D816])" office:value-type="float" office:value="863734" calcext:value-type="float">
            <text:p>863.734,00</text:p>
          </table:table-cell>
          <table:table-cell table:style-name="ce519" table:formula="of:=SUM([.E651:.E816])" office:value-type="float" office:value="892122.26" calcext:value-type="float">
            <text:p>892.122,26</text:p>
          </table:table-cell>
          <table:table-cell table:style-name="ce525"/>
          <table:table-cell table:style-name="ce517"/>
          <table:table-cell table:number-columns-repeated="1017"/>
        </table:table-row>
        <table:table-row table:style-name="ro4">
          <table:table-cell/>
          <table:table-cell table:style-name="ce489"/>
          <table:table-cell/>
          <table:table-cell table:style-name="ce525" table:number-columns-repeated="3"/>
          <table:table-cell table:style-name="ce517" table:formula="of:=[.G817]-[.D819]+[.E819]" office:value-type="float" office:value="-108978.248888889" calcext:value-type="float">
            <text:p>-108.978,2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office:value-type="string" calcext:value-type="string">
            <text:p>Lise Arkası Kira Bedeli</text:p>
          </table:table-cell>
          <table:table-cell table:style-name="ce525" table:formula="of:=['file:///home/murat/depolnx/hes2018/Account/2019/2019%20YS%20KR%20D%C4%9E%C5%9E%20SLNK.ods'#$'AP-LS GNL'.E24]+['file:///home/murat/depolnx/hes2018/Account/2019/2019%20YS%20KR%20D%C4%9E%C5%9E%20SLNK.ods'#$'AP-LS GNL'.E8]" office:value-type="float" office:value="11275" calcext:value-type="float">
            <text:p>11.275,00</text:p>
          </table:table-cell>
          <table:table-cell table:style-name="ce525" table:number-columns-repeated="2"/>
          <table:table-cell table:style-name="ce517" table:formula="of:=[.G819]-[.D820]+[.E820]" office:value-type="float" office:value="-120253.248888889" calcext:value-type="float">
            <text:p>-120.253,2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office:value-type="string" calcext:value-type="string">
            <text:p>Ali Paşa Kira Bedeli</text:p>
          </table:table-cell>
          <table:table-cell table:style-name="ce525" table:formula="of:=['file:///home/murat/depolnx/hes2018/Account/2019/2019%20YS%20KR%20D%C4%9E%C5%9E%20SLNK.ods'#$'AP-LS GNL'.F24]" office:value-type="float" office:value="10896.5277777778" calcext:value-type="float">
            <text:p>10.896,53</text:p>
          </table:table-cell>
          <table:table-cell table:style-name="ce525" table:number-columns-repeated="2"/>
          <table:table-cell table:style-name="ce517" table:formula="of:=[.G820]-[.D821]+[.E821]" office:value-type="float" office:value="-131149.776666667" calcext:value-type="float">
            <text:p>-131.149,78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/>
          <table:table-cell table:style-name="ce525" table:number-columns-repeated="3"/>
          <table:table-cell table:style-name="ce517" table:formula="of:=[.G821]-[.D822]+[.E822]" office:value-type="float" office:value="-131149.776666667" calcext:value-type="float">
            <text:p>-131.149,78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/>
          <table:table-cell table:style-name="ce525" table:number-columns-repeated="3"/>
          <table:table-cell table:style-name="ce517" table:formula="of:=[.G822]-[.D823]+[.E823]" office:value-type="float" office:value="-131149.776666667" calcext:value-type="float">
            <text:p>-131.149,78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513" office:value-type="string" calcext:value-type="string">
            <text:p>2016 ya devir </text:p>
          </table:table-cell>
          <table:table-cell table:style-name="ce525"/>
          <table:table-cell table:style-name="ce532" office:value-type="float" office:value="19.21" calcext:value-type="float">
            <text:p>19,21</text:p>
          </table:table-cell>
          <table:table-cell table:style-name="ce532"/>
          <table:table-cell table:style-name="ce542" table:formula="of:=[.G823]-[.D824]+[.E824]" office:value-type="float" office:value="-131130.566666667" calcext:value-type="float">
            <text:p>-131.130,57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513"/>
          <table:table-cell table:style-name="ce525"/>
          <table:table-cell table:style-name="ce532" table:number-columns-repeated="2"/>
          <table:table-cell table:style-name="ce542"/>
          <table:table-cell table:number-columns-repeated="1017"/>
        </table:table-row>
        <table:table-row table:style-name="ro4">
          <table:table-cell/>
          <table:table-cell table:style-name="ce476" office:value-type="float" office:value="2015" calcext:value-type="float">
            <text:p>2015</text:p>
          </table:table-cell>
          <table:table-cell table:style-name="ce501" office:value-type="string" calcext:value-type="string">
            <text:p>YILSONU TOPLAMI DĞŞ ALACAKLI</text:p>
          </table:table-cell>
          <table:table-cell table:style-name="ce518" table:formula="of:=SUM([.D820:.D825])+[.D818]" office:value-type="float" office:value="885905.527777778" calcext:value-type="float">
            <text:p>885.905,53</text:p>
          </table:table-cell>
          <table:table-cell table:style-name="ce518" table:formula="of:=SUM([.E820:.E825])+[.E818]" office:value-type="float" office:value="892141.47" calcext:value-type="float">
            <text:p>892.141,47</text:p>
          </table:table-cell>
          <table:table-cell table:style-name="ce518"/>
          <table:table-cell table:style-name="ce518" table:formula="of:=[.E826]-[.D826]" office:value-type="float" office:value="6235.9422222221" calcext:value-type="float">
            <text:p>6.235,94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16" calcext:value-type="float">
            <text:p>2016</text:p>
          </table:table-cell>
          <table:table-cell table:style-name="ce500" office:value-type="string" calcext:value-type="string">
            <text:p>2015’den DEVİR</text:p>
          </table:table-cell>
          <table:table-cell table:style-name="ce517" table:number-columns-repeated="3"/>
          <table:table-cell table:style-name="ce519" table:formula="of:=[.G824]-[.D827]+[.E827]" office:value-type="float" office:value="-131130.566666667" calcext:value-type="float">
            <text:p>-131.130,57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6-02-29" calcext:value-type="date">
            <text:p>29.02.16</text:p>
          </table:table-cell>
          <table:table-cell table:style-name="ce496" office:value-type="string" calcext:value-type="string">
            <text:p>İŞ KREDİ 8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17" table:formula="of:=[.G827]-[.D828]+[.E828]" office:value-type="float" office:value="-127707.356666667" calcext:value-type="float">
            <text:p>-127.707,36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2-26" calcext:value-type="date">
            <text:p>26.02.16</text:p>
          </table:table-cell>
          <table:table-cell table:style-name="ce496" office:value-type="string" calcext:value-type="string">
            <text:p>DENİZ KREDİ 18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28]-[.D829]+[.E829]" office:value-type="float" office:value="-120942.356666667" calcext:value-type="float">
            <text:p>-120.942,3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2-01" calcext:value-type="date">
            <text:p>01.02.2016</text:p>
          </table:table-cell>
          <table:table-cell table:style-name="ce496" office:value-type="string" calcext:value-type="string">
            <text:p>ali ye ssk</text:p>
          </table:table-cell>
          <table:table-cell table:style-name="ce525"/>
          <table:table-cell table:style-name="ce525" office:value-type="float" office:value="3777" calcext:value-type="float">
            <text:p>3.777,00</text:p>
          </table:table-cell>
          <table:table-cell table:style-name="ce525"/>
          <table:table-cell table:style-name="ce525" table:formula="of:=[.G829]-[.D830]+[.E830]" office:value-type="float" office:value="-117165.356666667" calcext:value-type="float">
            <text:p>-117.165,36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6-01-30" calcext:value-type="date">
            <text:p>30.01.16</text:p>
          </table:table-cell>
          <table:table-cell table:style-name="ce496" office:value-type="string" calcext:value-type="string">
            <text:p>İŞ KREDİ 7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830]-[.D831]+[.E831]" office:value-type="float" office:value="-113742.146666667" calcext:value-type="float">
            <text:p>-113.742,15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1-26" calcext:value-type="date">
            <text:p>26.01.16</text:p>
          </table:table-cell>
          <table:table-cell table:style-name="ce496" office:value-type="string" calcext:value-type="string">
            <text:p>DENİZ KREDİ 17/60. TAKSİT <text:s text:c="5"/>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31]-[.D832]+[.E832]" office:value-type="float" office:value="-106977.146666667" calcext:value-type="float">
            <text:p>-106.977,15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1-25" calcext:value-type="date">
            <text:p>25.01.2016</text:p>
          </table:table-cell>
          <table:table-cell table:style-name="ce496" office:value-type="string" calcext:value-type="string">
            <text:p>ali ye nkt <text:s text:c="41"/></text:p>
          </table:table-cell>
          <table:table-cell table:style-name="ce525"/>
          <table:table-cell table:style-name="ce525" office:value-type="float" office:value="12747" calcext:value-type="float">
            <text:p>12.747,00</text:p>
          </table:table-cell>
          <table:table-cell table:style-name="ce525"/>
          <table:table-cell table:style-name="ce525" table:formula="of:=[.G832]-[.D833]+[.E833]" office:value-type="float" office:value="-94230.1466666667" calcext:value-type="float">
            <text:p>-94.230,15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1-25" calcext:value-type="date">
            <text:p>25.01.2016</text:p>
          </table:table-cell>
          <table:table-cell table:style-name="ce496" office:value-type="string" calcext:value-type="string">
            <text:p>ali ye kdv stopaj <text:s text:c="20"/>20 000</text:p>
          </table:table-cell>
          <table:table-cell table:style-name="ce525"/>
          <table:table-cell table:style-name="ce525" office:value-type="float" office:value="488" calcext:value-type="float">
            <text:p>488,00</text:p>
          </table:table-cell>
          <table:table-cell table:style-name="ce525"/>
          <table:table-cell table:style-name="ce525" table:formula="of:=[.G833]-[.D834]+[.E834]" office:value-type="float" office:value="-93742.1466666667" calcext:value-type="float">
            <text:p>-93.742,15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1-15" calcext:value-type="date">
            <text:p>15.01.2016</text:p>
          </table:table-cell>
          <table:table-cell table:style-name="ce496" office:value-type="string" calcext:value-type="string">
            <text:p>ali ye <text:s text:c="64"/>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834]-[.D835]+[.E835]" office:value-type="float" office:value="-88742.1466666667" calcext:value-type="float">
            <text:p>-88.742,15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3-25" calcext:value-type="date">
            <text:p>25.03.2016</text:p>
          </table:table-cell>
          <table:table-cell table:style-name="ce496" office:value-type="string" calcext:value-type="string">
            <text:p>elden 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525" table:formula="of:=[.G835]-[.D836]+[.E836]" office:value-type="float" office:value="-86742.1466666667" calcext:value-type="float">
            <text:p>-86.742,1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iş kredi selanik</text:p>
          </table:table-cell>
          <table:table-cell table:style-name="ce525"/>
          <table:table-cell table:style-name="ce525" office:value-type="float" office:value="5033" calcext:value-type="float">
            <text:p>5.033,00</text:p>
          </table:table-cell>
          <table:table-cell table:style-name="ce525"/>
          <table:table-cell table:style-name="ce525" table:formula="of:=[.G836]-[.D837]+[.E837]" office:value-type="float" office:value="-81709.1466666667" calcext:value-type="float">
            <text:p>-81.709,1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acı kamil mezar parası tevfşkten</text:p>
          </table:table-cell>
          <table:table-cell table:style-name="ce525" office:value-type="float" office:value="600" calcext:value-type="float">
            <text:p>600,00</text:p>
          </table:table-cell>
          <table:table-cell table:style-name="ce525" table:number-columns-repeated="2"/>
          <table:table-cell table:style-name="ce525" table:formula="of:=[.G837]-[.D838]+[.E838]" office:value-type="float" office:value="-82309.1466666667" calcext:value-type="float">
            <text:p>-82.309,15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3-20" calcext:value-type="date">
            <text:p>20.03.2016</text:p>
          </table:table-cell>
          <table:table-cell table:style-name="ce496" office:value-type="string" calcext:value-type="string">
            <text:p>doğuş kdv</text:p>
          </table:table-cell>
          <table:table-cell table:style-name="ce525" office:value-type="float" office:value="574" calcext:value-type="float">
            <text:p>574,00</text:p>
          </table:table-cell>
          <table:table-cell table:style-name="ce525" table:number-columns-repeated="2"/>
          <table:table-cell table:style-name="ce525" table:formula="of:=[.G838]-[.D839]+[.E839]" office:value-type="float" office:value="-82883.1466666667" calcext:value-type="float">
            <text:p>-82.883,15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3-19" calcext:value-type="date">
            <text:p>19.03.2016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500" calcext:value-type="float">
            <text:p>500,00</text:p>
          </table:table-cell>
          <table:table-cell table:style-name="ce525"/>
          <table:table-cell table:style-name="ce525" table:formula="of:=[.G839]-[.D840]+[.E840]" office:value-type="float" office:value="-82383.1466666667" calcext:value-type="float">
            <text:p>-82.383,1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selim demircan mezar parası</text:p>
          </table:table-cell>
          <table:table-cell table:style-name="ce525" office:value-type="float" office:value="500" calcext:value-type="float">
            <text:p>500,00</text:p>
          </table:table-cell>
          <table:table-cell table:style-name="ce525" table:number-columns-repeated="2"/>
          <table:table-cell table:style-name="ce525" table:formula="of:=[.G840]-[.D841]+[.E841]" office:value-type="float" office:value="-82883.1466666667" calcext:value-type="float">
            <text:p>-82.883,1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TIR dan atşlaya</text:p>
          </table:table-cell>
          <table:table-cell table:style-name="ce525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525" table:formula="of:=[.G841]-[.D842]+[.E842]" office:value-type="float" office:value="-79883.1466666667" calcext:value-type="float">
            <text:p>-79.883,15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3-10" calcext:value-type="date">
            <text:p>10.03.2016</text:p>
          </table:table-cell>
          <table:table-cell table:style-name="ce497" office:value-type="string" calcext:value-type="string">
            <text:p>TIR dan</text:p>
          </table:table-cell>
          <table:table-cell table:style-name="ce526" office:value-type="float" office:value="39000" calcext:value-type="float">
            <text:p>39.000,00</text:p>
          </table:table-cell>
          <table:table-cell table:style-name="ce525" table:number-columns-repeated="2"/>
          <table:table-cell table:style-name="ce525" table:formula="of:=[.G842]-[.D843]+[.E843]" office:value-type="float" office:value="-118883.146666667" calcext:value-type="float">
            <text:p>-118.883,15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3-07" calcext:value-type="date">
            <text:p>07.03.2016</text:p>
          </table:table-cell>
          <table:table-cell table:style-name="ce496" office:value-type="string" calcext:value-type="string">
            <text:p>elden </text:p>
          </table:table-cell>
          <table:table-cell table:style-name="ce525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525" table:formula="of:=[.G843]-[.D844]+[.E844]" office:value-type="float" office:value="-118583.146666667" calcext:value-type="float">
            <text:p>-118.583,1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yşe 2 ay kira en alt kat</text:p>
          </table:table-cell>
          <table:table-cell table:style-name="ce525"/>
          <table:table-cell table:style-name="ce525" office:value-type="float" office:value="600" calcext:value-type="float">
            <text:p>600,00</text:p>
          </table:table-cell>
          <table:table-cell table:style-name="ce525"/>
          <table:table-cell table:style-name="ce525" table:formula="of:=[.G844]-[.D845]+[.E845]" office:value-type="float" office:value="-117983.146666667" calcext:value-type="float">
            <text:p>-117.983,15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3-26" calcext:value-type="date">
            <text:p>26.03.16</text:p>
          </table:table-cell>
          <table:table-cell table:style-name="ce496" office:value-type="string" calcext:value-type="string">
            <text:p>DENİZ KREDİ 19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45]-[.D846]+[.E846]" office:value-type="float" office:value="-111218.146666667" calcext:value-type="float">
            <text:p>-111.218,15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6-03-30" calcext:value-type="date">
            <text:p>30.03.16</text:p>
          </table:table-cell>
          <table:table-cell table:style-name="ce496" office:value-type="string" calcext:value-type="string">
            <text:p>İŞ KREDİ 9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846]-[.D847]+[.E847]" office:value-type="float" office:value="-107794.936666667" calcext:value-type="float">
            <text:p>-107.794,9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iş güvenliği için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25" table:formula="of:=[.G847]-[.D848]+[.E848]" office:value-type="float" office:value="-106794.936666667" calcext:value-type="float">
            <text:p>-106.794,9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naciye</text:p>
          </table:table-cell>
          <table:table-cell table:style-name="ce525"/>
          <table:table-cell table:style-name="ce525" office:value-type="float" office:value="350" calcext:value-type="float">
            <text:p>350,00</text:p>
          </table:table-cell>
          <table:table-cell table:style-name="ce525"/>
          <table:table-cell table:style-name="ce525" table:formula="of:=[.G848]-[.D849]+[.E849]" office:value-type="float" office:value="-106444.936666667" calcext:value-type="float">
            <text:p>-106.444,9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ümit kk mermer hesabı</text:p>
          </table:table-cell>
          <table:table-cell table:style-name="ce525" office:value-type="float" office:value="300" calcext:value-type="float">
            <text:p>300,00</text:p>
          </table:table-cell>
          <table:table-cell table:style-name="ce525" table:number-columns-repeated="2"/>
          <table:table-cell table:style-name="ce525" table:formula="of:=[.G849]-[.D850]+[.E850]" office:value-type="float" office:value="-106744.936666667" calcext:value-type="float">
            <text:p>-106.744,94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5-26" calcext:value-type="date">
            <text:p>26.05.16</text:p>
          </table:table-cell>
          <table:table-cell table:style-name="ce496" office:value-type="string" calcext:value-type="string">
            <text:p>DENİZ KREDİ 21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50]-[.D851]+[.E851]" office:value-type="float" office:value="-99979.9366666667" calcext:value-type="float">
            <text:p>-99.979,94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6-05-30" calcext:value-type="date">
            <text:p>30.05.16</text:p>
          </table:table-cell>
          <table:table-cell table:style-name="ce496" office:value-type="string" calcext:value-type="string">
            <text:p>İŞ KREDİ 11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851]-[.D852]+[.E852]" office:value-type="float" office:value="-96556.7266666667" calcext:value-type="float">
            <text:p>-96.556,73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4-26" calcext:value-type="date">
            <text:p>26.04.16</text:p>
          </table:table-cell>
          <table:table-cell table:style-name="ce496" office:value-type="string" calcext:value-type="string">
            <text:p>DENİZ KREDİ 20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52]-[.D853]+[.E853]" office:value-type="float" office:value="-89791.7266666667" calcext:value-type="float">
            <text:p>-89.791,73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6-04-30" calcext:value-type="date">
            <text:p>30.04.16</text:p>
          </table:table-cell>
          <table:table-cell table:style-name="ce496" office:value-type="string" calcext:value-type="string">
            <text:p>İŞ KREDİ 10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853]-[.D854]+[.E854]" office:value-type="float" office:value="-86368.5166666667" calcext:value-type="float">
            <text:p>-86.368,52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25" table:formula="of:=[.G854]-[.D855]+[.E855]" office:value-type="float" office:value="-76368.5166666667" calcext:value-type="float">
            <text:p>-76.368,52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deniz çek</text:p>
          </table:table-cell>
          <table:table-cell table:style-name="ce525" office:value-type="float" office:value="12500" calcext:value-type="float">
            <text:p>12.500,00</text:p>
          </table:table-cell>
          <table:table-cell table:style-name="ce525" table:number-columns-repeated="2"/>
          <table:table-cell table:style-name="ce525" table:formula="of:=[.G855]-[.D856]+[.E856]" office:value-type="float" office:value="-88868.5166666667" calcext:value-type="float">
            <text:p>-88.868,52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4-04" calcext:value-type="date">
            <text:p>04.04.2016</text:p>
          </table:table-cell>
          <table:table-cell table:style-name="ce496" office:value-type="string" calcext:value-type="string">
            <text:p>yurt kredi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856]-[.D857]+[.E857]" office:value-type="float" office:value="-83868.5166666667" calcext:value-type="float">
            <text:p>-83.868,52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4-01" calcext:value-type="date">
            <text:p>01.04.2016</text:p>
          </table:table-cell>
          <table:table-cell table:style-name="ce496" office:value-type="string" calcext:value-type="string">
            <text:p>nail yalıtım</text:p>
          </table:table-cell>
          <table:table-cell table:style-name="ce525"/>
          <table:table-cell table:style-name="ce525" office:value-type="float" office:value="1500" calcext:value-type="float">
            <text:p>1.500,00</text:p>
          </table:table-cell>
          <table:table-cell table:style-name="ce525"/>
          <table:table-cell table:style-name="ce525" table:formula="of:=[.G857]-[.D858]+[.E858]" office:value-type="float" office:value="-82368.5166666667" calcext:value-type="float">
            <text:p>-82.368,52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4-01" calcext:value-type="date">
            <text:p>01.04.2016</text:p>
          </table:table-cell>
          <table:table-cell table:style-name="ce496"/>
          <table:table-cell table:style-name="ce525" table:number-columns-repeated="3"/>
          <table:table-cell table:style-name="ce525" table:formula="of:=[.G858]-[.D859]+[.E859]" office:value-type="float" office:value="-82368.5166666667" calcext:value-type="float">
            <text:p>-82.368,52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6-27" calcext:value-type="date">
            <text:p>27.06.2016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7000" calcext:value-type="float">
            <text:p>7.000,00</text:p>
          </table:table-cell>
          <table:table-cell table:style-name="ce525"/>
          <table:table-cell table:style-name="ce525" table:formula="of:=[.G859]-[.D860]+[.E860]" office:value-type="float" office:value="-75368.5166666667" calcext:value-type="float">
            <text:p>-75.368,52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6-30" calcext:value-type="date">
            <text:p>30.06.16</text:p>
          </table:table-cell>
          <table:table-cell table:style-name="ce496" office:value-type="string" calcext:value-type="string">
            <text:p>samsun havale</text:p>
          </table:table-cell>
          <table:table-cell table:style-name="ce525"/>
          <table:table-cell table:style-name="ce525" office:value-type="float" office:value="8000" calcext:value-type="float">
            <text:p>8.000,00</text:p>
          </table:table-cell>
          <table:table-cell table:style-name="ce525"/>
          <table:table-cell table:style-name="ce525" table:formula="of:=[.G860]-[.D861]+[.E861]" office:value-type="float" office:value="-67368.5166666667" calcext:value-type="float">
            <text:p>-67.368,52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6-14" calcext:value-type="date">
            <text:p>14.06.16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525" table:formula="of:=[.G861]-[.D862]+[.E862]" office:value-type="float" office:value="-52368.5166666667" calcext:value-type="float">
            <text:p>-52.368,52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6-15" calcext:value-type="date">
            <text:p>15.06.16</text:p>
          </table:table-cell>
          <table:table-cell table:style-name="ce496" office:value-type="string" calcext:value-type="string">
            <text:p>iş 800 havale çek için</text:p>
          </table:table-cell>
          <table:table-cell table:style-name="ce525"/>
          <table:table-cell table:style-name="ce525" office:value-type="float" office:value="3500" calcext:value-type="float">
            <text:p>3.500,00</text:p>
          </table:table-cell>
          <table:table-cell table:style-name="ce525"/>
          <table:table-cell table:style-name="ce525" table:formula="of:=[.G862]-[.D863]+[.E863]" office:value-type="float" office:value="-48868.5166666667" calcext:value-type="float">
            <text:p>-48.868,52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6-30" calcext:value-type="date">
            <text:p>30.06.16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22000" calcext:value-type="float">
            <text:p>22.000,00</text:p>
          </table:table-cell>
          <table:table-cell table:style-name="ce525"/>
          <table:table-cell table:style-name="ce525" table:formula="of:=[.G863]-[.D864]+[.E864]" office:value-type="float" office:value="-26868.5166666667" calcext:value-type="float">
            <text:p>-26.868,52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6-26" calcext:value-type="date">
            <text:p>26.06.16</text:p>
          </table:table-cell>
          <table:table-cell table:style-name="ce496" office:value-type="string" calcext:value-type="string">
            <text:p>DENİZ KREDİ 22/60.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64]-[.D865]+[.E865]" office:value-type="float" office:value="-20103.5166666667" calcext:value-type="float">
            <text:p>-20.103,52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6-06-30" calcext:value-type="date">
            <text:p>30.06.16</text:p>
          </table:table-cell>
          <table:table-cell table:style-name="ce496" office:value-type="string" calcext:value-type="string">
            <text:p>İŞ KREDİ 12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865]-[.D866]+[.E866]" office:value-type="float" office:value="-16680.3066666667" calcext:value-type="float">
            <text:p>-16.680,31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6-18" calcext:value-type="date">
            <text:p>18.06.16</text:p>
          </table:table-cell>
          <table:table-cell table:style-name="ce496" office:value-type="string" calcext:value-type="string">
            <text:p>iş kredi ali</text:p>
          </table:table-cell>
          <table:table-cell table:style-name="ce525"/>
          <table:table-cell table:style-name="ce525" office:value-type="float" office:value="5040" calcext:value-type="float">
            <text:p>5.040,00</text:p>
          </table:table-cell>
          <table:table-cell table:style-name="ce525"/>
          <table:table-cell table:style-name="ce525" table:formula="of:=[.G866]-[.D867]+[.E867]" office:value-type="float" office:value="-11640.3066666667" calcext:value-type="float">
            <text:p>-11.640,31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6-08" calcext:value-type="date">
            <text:p>08.06.16</text:p>
          </table:table-cell>
          <table:table-cell table:style-name="ce496" office:value-type="string" calcext:value-type="string">
            <text:p>aliden</text:p>
          </table:table-cell>
          <table:table-cell table:style-name="ce525" office:value-type="float" office:value="2900" calcext:value-type="float">
            <text:p>2.900,00</text:p>
          </table:table-cell>
          <table:table-cell table:style-name="ce525" table:number-columns-repeated="2"/>
          <table:table-cell table:style-name="ce525" table:formula="of:=[.G867]-[.D868]+[.E868]" office:value-type="float" office:value="-14540.3066666667" calcext:value-type="float">
            <text:p>-14.540,31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6-07" calcext:value-type="date">
            <text:p>07.06.16</text:p>
          </table:table-cell>
          <table:table-cell table:style-name="ce496" office:value-type="string" calcext:value-type="string">
            <text:p>bch tan aliye</text:p>
          </table:table-cell>
          <table:table-cell table:style-name="ce525"/>
          <table:table-cell table:style-name="ce525" office:value-type="float" office:value="30000" calcext:value-type="float">
            <text:p>30.000,00</text:p>
          </table:table-cell>
          <table:table-cell table:style-name="ce525"/>
          <table:table-cell table:style-name="ce525" table:formula="of:=[.G868]-[.D869]+[.E869]" office:value-type="float" office:value="15459.6933333333" calcext:value-type="float">
            <text:p>15.459,69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7-26" calcext:value-type="date">
            <text:p>26.07.16</text:p>
          </table:table-cell>
          <table:table-cell table:style-name="ce496" office:value-type="string" calcext:value-type="string">
            <text:p>DENİZ KREDİ 23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69]-[.D870]+[.E870]" office:value-type="float" office:value="22224.6933333333" calcext:value-type="float">
            <text:p>22.224,69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6-07-30" calcext:value-type="date">
            <text:p>30.07.16</text:p>
          </table:table-cell>
          <table:table-cell table:style-name="ce496" office:value-type="string" calcext:value-type="string">
            <text:p>İŞ KREDİ 13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870]-[.D871]+[.E871]" office:value-type="float" office:value="25647.9033333333" calcext:value-type="float">
            <text:p>25.647,90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7-26" calcext:value-type="date">
            <text:p>26.07.2016</text:p>
          </table:table-cell>
          <table:table-cell table:style-name="ce496" office:value-type="string" calcext:value-type="string">
            <text:p>vergi </text:p>
          </table:table-cell>
          <table:table-cell table:style-name="ce525"/>
          <table:table-cell table:style-name="ce525" office:value-type="float" office:value="705" calcext:value-type="float">
            <text:p>705,00</text:p>
          </table:table-cell>
          <table:table-cell table:style-name="ce525"/>
          <table:table-cell table:style-name="ce525" table:formula="of:=[.G871]-[.D872]+[.E872]" office:value-type="float" office:value="26352.9033333333" calcext:value-type="float">
            <text:p>26.352,90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6-30" calcext:value-type="date">
            <text:p>30.06.2016</text:p>
          </table:table-cell>
          <table:table-cell table:style-name="ce496" office:value-type="string" calcext:value-type="string">
            <text:p>bch iş devre faizi</text:p>
          </table:table-cell>
          <table:table-cell table:style-name="ce525"/>
          <table:table-cell table:style-name="ce525" office:value-type="float" office:value="665" calcext:value-type="float">
            <text:p>665,00</text:p>
          </table:table-cell>
          <table:table-cell table:style-name="ce525"/>
          <table:table-cell table:style-name="ce525" table:formula="of:=[.G872]-[.D873]+[.E873]" office:value-type="float" office:value="27017.9033333333" calcext:value-type="float">
            <text:p>27.017,90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7-01" calcext:value-type="date">
            <text:p>01.07.2016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4000" calcext:value-type="float">
            <text:p>4.000,00</text:p>
          </table:table-cell>
          <table:table-cell table:style-name="ce525"/>
          <table:table-cell table:style-name="ce525" table:formula="of:=[.G873]-[.D874]+[.E874]" office:value-type="float" office:value="31017.9033333333" calcext:value-type="float">
            <text:p>31.017,90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7-11" calcext:value-type="date">
            <text:p>11.07.2016</text:p>
          </table:table-cell>
          <table:table-cell table:style-name="ce496" office:value-type="string" calcext:value-type="string">
            <text:p>ali iş kredi için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874]-[.D875]+[.E875]" office:value-type="float" office:value="36017.9033333333" calcext:value-type="float">
            <text:p>36.017,90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iskeleden killik</text:p>
          </table:table-cell>
          <table:table-cell table:style-name="ce525"/>
          <table:table-cell table:style-name="ce525" office:value-type="float" office:value="700" calcext:value-type="float">
            <text:p>700,00</text:p>
          </table:table-cell>
          <table:table-cell table:style-name="ce525"/>
          <table:table-cell table:style-name="ce525" table:formula="of:=[.G875]-[.D876]+[.E876]" office:value-type="float" office:value="36717.9033333333" calcext:value-type="float">
            <text:p>36.717,90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şahin çırdaklı ya</text:p>
          </table:table-cell>
          <table:table-cell table:style-name="ce525" office:value-type="float" office:value="500" calcext:value-type="float">
            <text:p>500,00</text:p>
          </table:table-cell>
          <table:table-cell table:style-name="ce525" table:number-columns-repeated="2"/>
          <table:table-cell table:style-name="ce525" table:formula="of:=[.G876]-[.D877]+[.E877]" office:value-type="float" office:value="36217.9033333333" calcext:value-type="float">
            <text:p>36.217,90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yıkamacı mehmet en</text:p>
          </table:table-cell>
          <table:table-cell table:style-name="ce525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525" table:formula="of:=[.G877]-[.D878]+[.E878]" office:value-type="float" office:value="36517.9033333333" calcext:value-type="float">
            <text:p>36.517,90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yusuf parlak dan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878]-[.D879]+[.E879]" office:value-type="float" office:value="36617.9033333333" calcext:value-type="float">
            <text:p>36.617,90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k mermer</text:p>
          </table:table-cell>
          <table:table-cell table:style-name="ce525" office:value-type="float" office:value="750" calcext:value-type="float">
            <text:p>750,00</text:p>
          </table:table-cell>
          <table:table-cell table:style-name="ce525" table:number-columns-repeated="2"/>
          <table:table-cell table:style-name="ce525" table:formula="of:=[.G879]-[.D880]+[.E880]" office:value-type="float" office:value="35867.9033333333" calcext:value-type="float">
            <text:p>35.867,90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7-10" calcext:value-type="date">
            <text:p>10.07.2016</text:p>
          </table:table-cell>
          <table:table-cell table:style-name="ce496" office:value-type="string" calcext:value-type="string">
            <text:p>kıbrıstan iş 800 e havale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880]-[.D881]+[.E881]" office:value-type="float" office:value="40867.9033333333" calcext:value-type="float">
            <text:p>40.867,90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8-01" calcext:value-type="date">
            <text:p>01.08.2016</text:p>
          </table:table-cell>
          <table:table-cell table:style-name="ce496" office:value-type="string" calcext:value-type="string">
            <text:p>samsun haval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25" table:formula="of:=[.G881]-[.D882]+[.E882]" office:value-type="float" office:value="50867.9033333333" calcext:value-type="float">
            <text:p>50.867,90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8-01" calcext:value-type="date">
            <text:p>01.08.2016</text:p>
          </table:table-cell>
          <table:table-cell table:style-name="ce496" office:value-type="string" calcext:value-type="string">
            <text:p>aliden</text:p>
          </table:table-cell>
          <table:table-cell table:style-name="ce525" office:value-type="float" office:value="9900" calcext:value-type="float">
            <text:p>9.900,00</text:p>
          </table:table-cell>
          <table:table-cell table:style-name="ce525" table:number-columns-repeated="2"/>
          <table:table-cell table:style-name="ce525" table:formula="of:=[.G882]-[.D883]+[.E883]" office:value-type="float" office:value="40967.9033333333" calcext:value-type="float">
            <text:p>40.967,90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6-08-30" calcext:value-type="date">
            <text:p>30.08.16</text:p>
          </table:table-cell>
          <table:table-cell table:style-name="ce496" office:value-type="string" calcext:value-type="string">
            <text:p>İŞ KREDİ 14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883]-[.D884]+[.E884]" office:value-type="float" office:value="44391.1133333333" calcext:value-type="float">
            <text:p>44.391,11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san seçkin ant yalıtım</text:p>
          </table:table-cell>
          <table:table-cell table:style-name="ce525"/>
          <table:table-cell table:style-name="ce525" office:value-type="float" office:value="4800" calcext:value-type="float">
            <text:p>4.800,00</text:p>
          </table:table-cell>
          <table:table-cell table:style-name="ce525"/>
          <table:table-cell table:style-name="ce525" table:formula="of:=[.G884]-[.D885]+[.E885]" office:value-type="float" office:value="49191.1133333333" calcext:value-type="float">
            <text:p>49.191,11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8-26" calcext:value-type="date">
            <text:p>26.08.16</text:p>
          </table:table-cell>
          <table:table-cell table:style-name="ce496" office:value-type="string" calcext:value-type="string">
            <text:p>DENİZ KREDİ 24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85]-[.D886]+[.E886]" office:value-type="float" office:value="55956.1133333333" calcext:value-type="float">
            <text:p>55.956,11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den nakit</text:p>
          </table:table-cell>
          <table:table-cell table:style-name="ce525" office:value-type="float" office:value="6750" calcext:value-type="float">
            <text:p>6.750,00</text:p>
          </table:table-cell>
          <table:table-cell table:style-name="ce525" table:number-columns-repeated="2"/>
          <table:table-cell table:style-name="ce525" table:formula="of:=[.G886]-[.D887]+[.E887]" office:value-type="float" office:value="49206.1133333333" calcext:value-type="float">
            <text:p>49.206,11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yibo hilton evye <text:s text:c="5"/>75 tl * 110</text:p>
          </table:table-cell>
          <table:table-cell table:style-name="ce525"/>
          <table:table-cell table:style-name="ce525" office:value-type="float" office:value="8250" calcext:value-type="float">
            <text:p>8.250,00</text:p>
          </table:table-cell>
          <table:table-cell table:style-name="ce525"/>
          <table:table-cell table:style-name="ce525" table:formula="of:=[.G887]-[.D888]+[.E888]" office:value-type="float" office:value="57456.1133333333" calcext:value-type="float">
            <text:p>57.456,11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armara bilardo hesabı</text:p>
          </table:table-cell>
          <table:table-cell table:style-name="ce525" office:value-type="float" office:value="8500" calcext:value-type="float">
            <text:p>8.500,00</text:p>
          </table:table-cell>
          <table:table-cell table:style-name="ce525" table:number-columns-repeated="2"/>
          <table:table-cell table:style-name="ce525" table:formula="of:=[.G888]-[.D889]+[.E889]" office:value-type="float" office:value="48956.1133333333" calcext:value-type="float">
            <text:p>48.956,11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elden aliye</text:p>
          </table:table-cell>
          <table:table-cell table:style-name="ce525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525" table:formula="of:=[.G889]-[.D890]+[.E890]" office:value-type="float" office:value="49256.1133333333" calcext:value-type="float">
            <text:p>49.256,11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k mermer kadtem</text:p>
          </table:table-cell>
          <table:table-cell table:style-name="ce525" office:value-type="float" office:value="2950" calcext:value-type="float">
            <text:p>2.950,00</text:p>
          </table:table-cell>
          <table:table-cell table:style-name="ce525" table:number-columns-repeated="2"/>
          <table:table-cell table:style-name="ce525" table:formula="of:=[.G890]-[.D891]+[.E891]" office:value-type="float" office:value="46306.1133333333" calcext:value-type="float">
            <text:p>46.306,11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9-10" calcext:value-type="date">
            <text:p>10.09.2016</text:p>
          </table:table-cell>
          <table:table-cell table:style-name="ce496" office:value-type="string" calcext:value-type="string">
            <text:p>iş kredi 795411 e havale</text:p>
          </table:table-cell>
          <table:table-cell table:style-name="ce525"/>
          <table:table-cell table:style-name="ce525" office:value-type="float" office:value="5100" calcext:value-type="float">
            <text:p>5.100,00</text:p>
          </table:table-cell>
          <table:table-cell table:style-name="ce525"/>
          <table:table-cell table:style-name="ce525" table:formula="of:=[.G891]-[.D892]+[.E892]" office:value-type="float" office:value="51406.1133333333" calcext:value-type="float">
            <text:p>51.406,11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taç yapı kk</text:p>
          </table:table-cell>
          <table:table-cell table:style-name="ce525" office:value-type="float" office:value="3700" calcext:value-type="float">
            <text:p>3.700,00</text:p>
          </table:table-cell>
          <table:table-cell table:style-name="ce525" table:number-columns-repeated="2"/>
          <table:table-cell table:style-name="ce525" table:formula="of:=[.G892]-[.D893]+[.E893]" office:value-type="float" office:value="47706.1133333333" calcext:value-type="float">
            <text:p>47.706,11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" calcext:value-type="float">
            <text:p>200,00</text:p>
          </table:table-cell>
          <table:table-cell table:style-name="ce525"/>
          <table:table-cell table:style-name="ce525" table:formula="of:=[.G893]-[.D894]+[.E894]" office:value-type="float" office:value="47906.1133333333" calcext:value-type="float">
            <text:p>47.906,11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sgk işten yattı</text:p>
          </table:table-cell>
          <table:table-cell table:style-name="ce525"/>
          <table:table-cell table:style-name="ce525" office:value-type="float" office:value="3719" calcext:value-type="float">
            <text:p>3.719,00</text:p>
          </table:table-cell>
          <table:table-cell table:style-name="ce525"/>
          <table:table-cell table:style-name="ce525" table:formula="of:=[.G894]-[.D895]+[.E895]" office:value-type="float" office:value="51625.1133333333" calcext:value-type="float">
            <text:p>51.625,11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alat havale</text:p>
          </table:table-cell>
          <table:table-cell table:style-name="ce525"/>
          <table:table-cell table:style-name="ce525" office:value-type="float" office:value="600" calcext:value-type="float">
            <text:p>600,00</text:p>
          </table:table-cell>
          <table:table-cell table:style-name="ce525"/>
          <table:table-cell table:style-name="ce525" table:formula="of:=[.G895]-[.D896]+[.E896]" office:value-type="float" office:value="52225.1133333333" calcext:value-type="float">
            <text:p>52.225,11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samsun havale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525" table:formula="of:=[.G896]-[.D897]+[.E897]" office:value-type="float" office:value="67225.1133333333" calcext:value-type="float">
            <text:p>67.225,11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den</text:p>
          </table:table-cell>
          <table:table-cell table:style-name="ce525" office:value-type="float" office:value="26500" calcext:value-type="float">
            <text:p>26.500,00</text:p>
          </table:table-cell>
          <table:table-cell table:style-name="ce525" table:number-columns-repeated="2"/>
          <table:table-cell table:style-name="ce525" table:formula="of:=[.G897]-[.D898]+[.E898]" office:value-type="float" office:value="40725.1133333333" calcext:value-type="float">
            <text:p>40.725,11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10-10" calcext:value-type="date">
            <text:p>10.10.2016</text:p>
          </table:table-cell>
          <table:table-cell table:style-name="ce496" office:value-type="string" calcext:value-type="string">
            <text:p>atila şeker kk</text:p>
          </table:table-cell>
          <table:table-cell table:style-name="ce525"/>
          <table:table-cell table:style-name="ce525" office:value-type="float" office:value="600" calcext:value-type="float">
            <text:p>600,00</text:p>
          </table:table-cell>
          <table:table-cell table:style-name="ce525"/>
          <table:table-cell table:style-name="ce525" table:formula="of:=[.G898]-[.D899]+[.E899]" office:value-type="float" office:value="41325.1133333333" calcext:value-type="float">
            <text:p>41.325,11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çatı hesabından hüsam</text:p>
          </table:table-cell>
          <table:table-cell table:style-name="ce525" office:value-type="float" office:value="800" calcext:value-type="float">
            <text:p>800,00</text:p>
          </table:table-cell>
          <table:table-cell table:style-name="ce525" table:number-columns-repeated="2"/>
          <table:table-cell table:style-name="ce525" table:formula="of:=[.G899]-[.D900]+[.E900]" office:value-type="float" office:value="40525.1133333333" calcext:value-type="float">
            <text:p>40.525,11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k hasan sengün</text:p>
          </table:table-cell>
          <table:table-cell table:style-name="ce525" office:value-type="float" office:value="120" calcext:value-type="float">
            <text:p>120,00</text:p>
          </table:table-cell>
          <table:table-cell table:style-name="ce525" table:number-columns-repeated="2"/>
          <table:table-cell table:style-name="ce525" table:formula="of:=[.G900]-[.D901]+[.E901]" office:value-type="float" office:value="40405.1133333333" calcext:value-type="float">
            <text:p>40.405,11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9-26" calcext:value-type="date">
            <text:p>26.09.16</text:p>
          </table:table-cell>
          <table:table-cell table:style-name="ce496" office:value-type="string" calcext:value-type="string">
            <text:p>DENİZ KREDİ 25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901]-[.D902]+[.E902]" office:value-type="float" office:value="47170.1133333333" calcext:value-type="float">
            <text:p>47.170,11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6-09-30" calcext:value-type="date">
            <text:p>30.09.16</text:p>
          </table:table-cell>
          <table:table-cell table:style-name="ce496" office:value-type="string" calcext:value-type="string">
            <text:p>İŞ KREDİ 15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902]-[.D903]+[.E903]" office:value-type="float" office:value="50593.3233333333" calcext:value-type="float">
            <text:p>50.593,32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6-09-30" calcext:value-type="date">
            <text:p>30.09.16</text:p>
          </table:table-cell>
          <table:table-cell table:style-name="ce496" office:value-type="string" calcext:value-type="string">
            <text:p>bch iş devre faizi</text:p>
          </table:table-cell>
          <table:table-cell table:style-name="ce525"/>
          <table:table-cell table:style-name="ce525" office:value-type="float" office:value="5281.62" calcext:value-type="float">
            <text:p>5.281,62</text:p>
          </table:table-cell>
          <table:table-cell table:style-name="ce525"/>
          <table:table-cell table:style-name="ce525" table:formula="of:=[.G903]-[.D904]+[.E904]" office:value-type="float" office:value="55874.9433333333" calcext:value-type="float">
            <text:p>55.874,94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10-26" calcext:value-type="date">
            <text:p>26.10.16</text:p>
          </table:table-cell>
          <table:table-cell table:style-name="ce496" office:value-type="string" calcext:value-type="string">
            <text:p>DENİZ KREDİ 26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904]-[.D905]+[.E905]" office:value-type="float" office:value="62639.9433333333" calcext:value-type="float">
            <text:p>62.639,94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6-10-30" calcext:value-type="date">
            <text:p>30.10.16</text:p>
          </table:table-cell>
          <table:table-cell table:style-name="ce496" office:value-type="string" calcext:value-type="string">
            <text:p>İŞ KREDİ 16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905]-[.D906]+[.E906]" office:value-type="float" office:value="66063.1533333333" calcext:value-type="float">
            <text:p>66.063,1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tiladan</text:p>
          </table:table-cell>
          <table:table-cell table:style-name="ce525" office:value-type="float" office:value="740" calcext:value-type="float">
            <text:p>740,00</text:p>
          </table:table-cell>
          <table:table-cell table:style-name="ce525" table:number-columns-repeated="2"/>
          <table:table-cell table:style-name="ce525" table:formula="of:=[.G906]-[.D907]+[.E907]" office:value-type="float" office:value="65323.1533333333" calcext:value-type="float">
            <text:p>65.323,15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11-10" calcext:value-type="date">
            <text:p>10.11.2016</text:p>
          </table:table-cell>
          <table:table-cell table:style-name="ce496" office:value-type="string" calcext:value-type="string">
            <text:p>atila şeker kk</text:p>
          </table:table-cell>
          <table:table-cell table:style-name="ce525"/>
          <table:table-cell table:style-name="ce525" office:value-type="float" office:value="850" calcext:value-type="float">
            <text:p>850,00</text:p>
          </table:table-cell>
          <table:table-cell table:style-name="ce525"/>
          <table:table-cell table:style-name="ce525" table:formula="of:=[.G907]-[.D908]+[.E908]" office:value-type="float" office:value="66173.1533333333" calcext:value-type="float">
            <text:p>66.173,15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11-12" calcext:value-type="date">
            <text:p>12.11.2016</text:p>
          </table:table-cell>
          <table:table-cell table:style-name="ce496" office:value-type="string" calcext:value-type="string">
            <text:p>emre şentürk kk sivas hesabı için</text:p>
          </table:table-cell>
          <table:table-cell table:style-name="ce525" office:value-type="float" office:value="1145" calcext:value-type="float">
            <text:p>1.145,00</text:p>
          </table:table-cell>
          <table:table-cell table:style-name="ce525" table:number-columns-repeated="2"/>
          <table:table-cell table:style-name="ce525" table:formula="of:=[.G908]-[.D909]+[.E909]" office:value-type="float" office:value="65028.1533333333" calcext:value-type="float">
            <text:p>65.028,1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ocak malzeme</text:p>
          </table:table-cell>
          <table:table-cell table:style-name="ce525"/>
          <table:table-cell table:style-name="ce525" office:value-type="float" office:value="392" calcext:value-type="float">
            <text:p>392,00</text:p>
          </table:table-cell>
          <table:table-cell table:style-name="ce525"/>
          <table:table-cell table:style-name="ce525" table:formula="of:=[.G909]-[.D910]+[.E910]" office:value-type="float" office:value="65420.1533333333" calcext:value-type="float">
            <text:p>65.420,15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11-26" calcext:value-type="date">
            <text:p>26.11.2016</text:p>
          </table:table-cell>
          <table:table-cell table:style-name="ce496" office:value-type="string" calcext:value-type="string">
            <text:p>atiladan</text:p>
          </table:table-cell>
          <table:table-cell table:style-name="ce525" office:value-type="float" office:value="800" calcext:value-type="float">
            <text:p>800,00</text:p>
          </table:table-cell>
          <table:table-cell table:style-name="ce525" table:number-columns-repeated="2"/>
          <table:table-cell table:style-name="ce525" table:formula="of:=[.G910]-[.D911]+[.E911]" office:value-type="float" office:value="64620.1533333333" calcext:value-type="float">
            <text:p>64.620,1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tila kuyumcu sabri</text:p>
          </table:table-cell>
          <table:table-cell table:style-name="ce525"/>
          <table:table-cell table:style-name="ce525" office:value-type="float" office:value="450" calcext:value-type="float">
            <text:p>450,00</text:p>
          </table:table-cell>
          <table:table-cell table:style-name="ce525"/>
          <table:table-cell table:style-name="ce525" table:formula="of:=[.G911]-[.D912]+[.E912]" office:value-type="float" office:value="65070.1533333333" calcext:value-type="float">
            <text:p>65.070,1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tila şeker kk</text:p>
          </table:table-cell>
          <table:table-cell table:style-name="ce525"/>
          <table:table-cell table:style-name="ce525" office:value-type="float" office:value="350" calcext:value-type="float">
            <text:p>350,00</text:p>
          </table:table-cell>
          <table:table-cell table:style-name="ce525"/>
          <table:table-cell table:style-name="ce525" table:formula="of:=[.G912]-[.D913]+[.E913]" office:value-type="float" office:value="65420.1533333333" calcext:value-type="float">
            <text:p>65.420,15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6-11-30" calcext:value-type="date">
            <text:p>30.11.16</text:p>
          </table:table-cell>
          <table:table-cell table:style-name="ce496" office:value-type="string" calcext:value-type="string">
            <text:p>İŞ KREDİ 17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913]-[.D914]+[.E914]" office:value-type="float" office:value="68843.3633333333" calcext:value-type="float">
            <text:p>68.843,36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11-26" calcext:value-type="date">
            <text:p>26.11.16</text:p>
          </table:table-cell>
          <table:table-cell table:style-name="ce496" office:value-type="string" calcext:value-type="string">
            <text:p>DENİZ KREDİ 27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914]-[.D915]+[.E915]" office:value-type="float" office:value="75608.3633333333" calcext:value-type="float">
            <text:p>75.608,36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12-06" calcext:value-type="date">
            <text:p>06.12.16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525" table:formula="of:=[.G915]-[.D916]+[.E916]" office:value-type="float" office:value="75908.3633333333" calcext:value-type="float">
            <text:p>75.908,36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7" office:value-type="string" calcext:value-type="string">
            <text:p>Ayşe balcı kat 4 satışı</text:p>
          </table:table-cell>
          <table:table-cell table:style-name="ce526" office:value-type="float" office:value="115000" calcext:value-type="float">
            <text:p>115.000,00</text:p>
          </table:table-cell>
          <table:table-cell table:style-name="ce525" table:number-columns-repeated="2"/>
          <table:table-cell table:style-name="ce525" table:formula="of:=[.G916]-[.D917]+[.E917]" office:value-type="float" office:value="-39091.6366666667" calcext:value-type="float">
            <text:p>-39.091,64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6" office:value-type="string" calcext:value-type="string">
            <text:p>tamirci yusuf hesabı</text:p>
          </table:table-cell>
          <table:table-cell table:style-name="ce525"/>
          <table:table-cell table:style-name="ce525" office:value-type="float" office:value="4800" calcext:value-type="float">
            <text:p>4.800,00</text:p>
          </table:table-cell>
          <table:table-cell table:style-name="ce525"/>
          <table:table-cell table:style-name="ce525" table:formula="of:=[.G917]-[.D918]+[.E918]" office:value-type="float" office:value="-34291.6366666667" calcext:value-type="float">
            <text:p>-34.291,64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6" office:value-type="string" calcext:value-type="string">
            <text:p>aliden kdv</text:p>
          </table:table-cell>
          <table:table-cell table:style-name="ce525" office:value-type="float" office:value="875" calcext:value-type="float">
            <text:p>875,00</text:p>
          </table:table-cell>
          <table:table-cell table:style-name="ce525" table:number-columns-repeated="2"/>
          <table:table-cell table:style-name="ce525" table:formula="of:=[.G918]-[.D919]+[.E919]" office:value-type="float" office:value="-35166.6366666667" calcext:value-type="float">
            <text:p>-35.166,64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525" table:formula="of:=[.G919]-[.D920]+[.E920]" office:value-type="float" office:value="-15166.6366666667" calcext:value-type="float">
            <text:p>-15.166,64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6" office:value-type="string" calcext:value-type="string">
            <text:p>iş kredi masrafı</text:p>
          </table:table-cell>
          <table:table-cell table:style-name="ce525"/>
          <table:table-cell table:style-name="ce525" office:value-type="float" office:value="3134" calcext:value-type="float">
            <text:p>3.134,00</text:p>
          </table:table-cell>
          <table:table-cell table:style-name="ce525"/>
          <table:table-cell table:style-name="ce525" table:formula="of:=[.G920]-[.D921]+[.E921]" office:value-type="float" office:value="-12032.6366666667" calcext:value-type="float">
            <text:p>-12.032,64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6" office:value-type="string" calcext:value-type="string">
            <text:p>BCH için alınan <text:s text:c="3"/>BCH a ödendi</text:p>
          </table:table-cell>
          <table:table-cell table:style-name="ce525" office:value-type="float" office:value="38880" calcext:value-type="float">
            <text:p>38.880,00</text:p>
          </table:table-cell>
          <table:table-cell table:style-name="ce525" table:number-columns-repeated="2"/>
          <table:table-cell table:style-name="ce525" table:formula="of:=[.G921]-[.D922]+[.E922]" office:value-type="float" office:value="-50912.6366666667" calcext:value-type="float">
            <text:p>-50.912,64</text:p>
          </table:table-cell>
          <table:table-cell table:number-columns-repeated="1017"/>
        </table:table-row>
        <table:table-row table:style-name="ro4">
          <table:table-cell/>
          <table:table-cell table:style-name="ce491"/>
          <table:table-cell table:style-name="ce496" office:value-type="string" calcext:value-type="string">
            <text:p>ayın 30 unda odene iş kredisi kapandı</text:p>
          </table:table-cell>
          <table:table-cell table:style-name="ce525" table:number-columns-repeated="3"/>
          <table:table-cell table:style-name="ce525" table:formula="of:=[.G922]-[.D923]+[.E923]" office:value-type="float" office:value="-50912.6366666667" calcext:value-type="float">
            <text:p>-50.912,64</text:p>
          </table:table-cell>
          <table:table-cell table:number-columns-repeated="1017"/>
        </table:table-row>
        <table:table-row table:style-name="ro4">
          <table:table-cell/>
          <table:table-cell table:style-name="ce491"/>
          <table:table-cell table:style-name="ce496" office:value-type="string" calcext:value-type="string">
            <text:p>ayın 12 sinde 36 ay vade yeni kredi </text:p>
          </table:table-cell>
          <table:table-cell table:style-name="ce525" table:number-columns-repeated="3"/>
          <table:table-cell table:style-name="ce525" table:formula="of:=[.G923]-[.D924]+[.E924]" office:value-type="float" office:value="-50912.6366666667" calcext:value-type="float">
            <text:p>-50.912,64</text:p>
          </table:table-cell>
          <table:table-cell table:number-columns-repeated="1017"/>
        </table:table-row>
        <table:table-row table:style-name="ro4">
          <table:table-cell/>
          <table:table-cell table:style-name="ce491"/>
          <table:table-cell table:style-name="ce496" office:value-type="string" calcext:value-type="string">
            <text:p>iş kredi kapatıldı yeni kredi açıldı</text:p>
          </table:table-cell>
          <table:table-cell table:style-name="ce525" table:number-columns-repeated="3"/>
          <table:table-cell table:style-name="ce525" table:formula="of:=[.G924]-[.D925]+[.E925]" office:value-type="float" office:value="-50912.6366666667" calcext:value-type="float">
            <text:p>-50.912,64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12-26" calcext:value-type="date">
            <text:p>26.12.16</text:p>
          </table:table-cell>
          <table:table-cell table:style-name="ce496" office:value-type="string" calcext:value-type="string">
            <text:p>DENİZ KREDİ 28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925]-[.D926]+[.E926]" office:value-type="float" office:value="-44147.6366666667" calcext:value-type="float">
            <text:p>-44.147,64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12-30" calcext:value-type="date">
            <text:p>30.12.2016</text:p>
          </table:table-cell>
          <table:table-cell table:style-name="ce496" office:value-type="string" calcext:value-type="string">
            <text:p>BCH dönem faizi</text:p>
          </table:table-cell>
          <table:table-cell table:style-name="ce525"/>
          <table:table-cell table:style-name="ce525" office:value-type="float" office:value="4100" calcext:value-type="float">
            <text:p>4.100,00</text:p>
          </table:table-cell>
          <table:table-cell table:style-name="ce525"/>
          <table:table-cell table:style-name="ce525" table:formula="of:=[.G926]-[.D927]+[.E927]" office:value-type="float" office:value="-40047.6366666667" calcext:value-type="float">
            <text:p>-40.047,6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7" office:value-type="string" calcext:value-type="string">
            <text:p>2016 sonu devir doğuş alacaklı</text:p>
          </table:table-cell>
          <table:table-cell table:style-name="ce525" table:number-columns-repeated="3"/>
          <table:table-cell table:style-name="ce526" table:formula="of:=[.G927]-[.D928]+[.E928]" office:value-type="float" office:value="-40047.6366666667" calcext:value-type="float">
            <text:p>-40.047,6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7"/>
          <table:table-cell table:style-name="ce525" table:number-columns-repeated="3"/>
          <table:table-cell table:style-name="ce526"/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7"/>
          <table:table-cell table:style-name="ce402"/>
          <table:table-cell table:style-name="ce525" table:number-columns-repeated="2"/>
          <table:table-cell table:style-name="ce526"/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7"/>
          <table:table-cell table:style-name="ce519" table:formula="of:=SUM([.D828:.D927])" office:value-type="float" office:value="274284" calcext:value-type="float">
            <text:p>274.284,00</text:p>
          </table:table-cell>
          <table:table-cell table:style-name="ce519" table:formula="of:=SUM([.E828:.E928])" office:value-type="float" office:value="365366.93" calcext:value-type="float">
            <text:p>365.366,93</text:p>
          </table:table-cell>
          <table:table-cell table:style-name="ce525"/>
          <table:table-cell table:style-name="ce526"/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7"/>
          <table:table-cell table:style-name="ce525" table:number-columns-repeated="3"/>
          <table:table-cell table:style-name="ce526" table:formula="of:=[.G928]-[.D932]+[.E932]" office:value-type="float" office:value="-40047.6366666667" calcext:value-type="float">
            <text:p>-40.047,6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02"/>
          <table:table-cell table:style-name="ce525" table:number-columns-repeated="3"/>
          <table:table-cell table:style-name="ce526" table:formula="of:=[.G932]-[.D933]+[.E933]" office:value-type="float" office:value="-40047.6366666667" calcext:value-type="float">
            <text:p>-40.047,6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office:value-type="string" calcext:value-type="string">
            <text:p>Hızarhane yıkama kira bedeli</text:p>
          </table:table-cell>
          <table:table-cell table:style-name="ce525" table:formula="of:=['file:///home/murat/depolnx/hes2018/Account/2019/2019%20YS%20KR%20D%C4%9E%C5%9E%20SLNK.ods'#$'AP-LS GNL'.B9]+['file:///home/murat/depolnx/hes2018/Account/2019/2019%20YS%20KR%20D%C4%9E%C5%9E%20SLNK.ods'#$'AP-LS GNL'.B25]" office:value-type="float" office:value="13000" calcext:value-type="float">
            <text:p>13.000,00</text:p>
          </table:table-cell>
          <table:table-cell table:style-name="ce525" table:number-columns-repeated="2"/>
          <table:table-cell table:style-name="ce526" table:formula="of:=[.G933]-[.D934]+[.E934]" office:value-type="float" office:value="-53047.6366666667" calcext:value-type="float">
            <text:p>-53.047,6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office:value-type="string" calcext:value-type="string">
            <text:p>Lise Arkası Kira Bedeli</text:p>
          </table:table-cell>
          <table:table-cell table:style-name="ce525" table:formula="of:=['file:///home/murat/depolnx/hes2018/Account/2019/2019%20YS%20KR%20D%C4%9E%C5%9E%20SLNK.ods'#$'AP-LS GNL'.E25]+['file:///home/murat/depolnx/hes2018/Account/2019/2019%20YS%20KR%20D%C4%9E%C5%9E%20SLNK.ods'#$'AP-LS GNL'.E9]" office:value-type="float" office:value="12500" calcext:value-type="float">
            <text:p>12.500,00</text:p>
          </table:table-cell>
          <table:table-cell table:style-name="ce525" table:number-columns-repeated="2"/>
          <table:table-cell table:style-name="ce526" table:formula="of:=[.G934]-[.D935]+[.E935]" office:value-type="float" office:value="-65547.6366666667" calcext:value-type="float">
            <text:p>-65.547,6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office:value-type="string" calcext:value-type="string">
            <text:p>Ali Paşa Kira Bedeli</text:p>
          </table:table-cell>
          <table:table-cell table:style-name="ce525" table:formula="of:=['file:///home/murat/depolnx/hes2018/Account/2019/2019%20YS%20KR%20D%C4%9E%C5%9E%20SLNK.ods'#$'AP-LS GNL'.F25]" office:value-type="float" office:value="11731.5972222222" calcext:value-type="float">
            <text:p>11.731,60</text:p>
          </table:table-cell>
          <table:table-cell table:style-name="ce525" table:number-columns-repeated="2"/>
          <table:table-cell table:style-name="ce526" table:formula="of:=[.G935]-[.D936]+[.E936]" office:value-type="float" office:value="-77279.2338888889" calcext:value-type="float">
            <text:p>-77.279,23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7"/>
          <table:table-cell table:style-name="ce525" table:number-columns-repeated="3"/>
          <table:table-cell table:style-name="ce526" table:formula="of:=[.G936]-[.D937]+[.E937]" office:value-type="float" office:value="-77279.2338888889" calcext:value-type="float">
            <text:p>-77.279,23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7"/>
          <table:table-cell table:style-name="ce525" table:number-columns-repeated="3"/>
          <table:table-cell table:style-name="ce526" table:formula="of:=[.G937]-[.D938]+[.E938]" office:value-type="float" office:value="-77279.2338888889" calcext:value-type="float">
            <text:p>-77.279,23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513" office:value-type="string" calcext:value-type="string">
            <text:p>2017 ye devir </text:p>
          </table:table-cell>
          <table:table-cell table:style-name="ce525" office:value-type="float" office:value="6.21" calcext:value-type="float">
            <text:p>6,21</text:p>
          </table:table-cell>
          <table:table-cell table:style-name="ce532" table:number-columns-repeated="2"/>
          <table:table-cell table:style-name="ce526" table:formula="of:=[.G938]-[.D939]+[.E939]" office:value-type="float" office:value="-77285.4438888889" calcext:value-type="float">
            <text:p>-77.28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513"/>
          <table:table-cell table:style-name="ce525"/>
          <table:table-cell table:style-name="ce532" table:number-columns-repeated="2"/>
          <table:table-cell table:style-name="ce542"/>
          <table:table-cell table:number-columns-repeated="1017"/>
        </table:table-row>
        <table:table-row table:style-name="ro4">
          <table:table-cell/>
          <table:table-cell table:style-name="ce476" office:value-type="float" office:value="2016" calcext:value-type="float">
            <text:p>2016</text:p>
          </table:table-cell>
          <table:table-cell table:style-name="ce501" office:value-type="string" calcext:value-type="string">
            <text:p>YILSONU TOPLAMI DĞŞ ALACAKLI</text:p>
          </table:table-cell>
          <table:table-cell table:style-name="ce518" table:formula="of:=SUM([.D934:.D940])+[.D931]" office:value-type="float" office:value="311521.807222222" calcext:value-type="float">
            <text:p>311.521,81</text:p>
          </table:table-cell>
          <table:table-cell table:style-name="ce518" table:formula="of:=SUM([.E934:.E940])+[.E931]" office:value-type="float" office:value="365366.93" calcext:value-type="float">
            <text:p>365.366,93</text:p>
          </table:table-cell>
          <table:table-cell table:style-name="ce518"/>
          <table:table-cell table:style-name="ce518" table:formula="of:=[.E941]-[.D941]" office:value-type="float" office:value="53845.1227777778" calcext:value-type="float">
            <text:p>53.845,12</text:p>
          </table:table-cell>
          <table:table-cell table:number-columns-repeated="1017"/>
        </table:table-row>
        <table:table-row table:style-name="ro4" table:number-rows-repeated="3">
          <table:table-cell/>
          <table:table-cell table:style-name="ce474"/>
          <table:table-cell table:style-name="ce503"/>
          <table:table-cell table:style-name="ce517" table:number-columns-repeated="4"/>
          <table:table-cell table:number-columns-repeated="1017"/>
        </table:table-row>
        <table:table-row table:style-name="ro4">
          <table:table-cell/>
          <table:table-cell table:style-name="ce475" office:value-type="float" office:value="2017" calcext:value-type="float">
            <text:p>2017</text:p>
          </table:table-cell>
          <table:table-cell table:style-name="ce500" office:value-type="string" calcext:value-type="string">
            <text:p>2016’dan DEVİR</text:p>
          </table:table-cell>
          <table:table-cell table:style-name="ce517" table:number-columns-repeated="3"/>
          <table:table-cell table:style-name="ce519" table:formula="of:=[.G939]-[.D945]+[.E945]" office:value-type="float" office:value="-77285.4438888889" calcext:value-type="float">
            <text:p>-77.285,44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7-02-26" calcext:value-type="date">
            <text:p>26.02.17</text:p>
          </table:table-cell>
          <table:table-cell table:style-name="ce496" office:value-type="string" calcext:value-type="string">
            <text:p>DENİZ KREDİ 30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945]-[.D946]+[.E946]" office:value-type="float" office:value="-70520.4438888889" calcext:value-type="float">
            <text:p>-70.520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bch faizi</text:p>
          </table:table-cell>
          <table:table-cell table:style-name="ce525"/>
          <table:table-cell table:style-name="ce525" office:value-type="float" office:value="4860" calcext:value-type="float">
            <text:p>4.860,00</text:p>
          </table:table-cell>
          <table:table-cell table:style-name="ce525"/>
          <table:table-cell table:style-name="ce525" table:formula="of:=[.G946]-[.D947]+[.E947]" office:value-type="float" office:value="-65660.4438888889" calcext:value-type="float">
            <text:p>-65.660,44</text:p>
          </table:table-cell>
          <table:table-cell table:number-columns-repeated="1017"/>
        </table:table-row>
        <table:table-row table:style-name="ro4">
          <table:table-cell/>
          <table:table-cell table:style-name="ce493" office:value-type="date" office:date-value="2017-02-14" calcext:value-type="date">
            <text:p>14.02.2017</text:p>
          </table:table-cell>
          <table:table-cell table:style-name="ce496" office:value-type="string" calcext:value-type="string">
            <text:p>hvl 800</text:p>
          </table:table-cell>
          <table:table-cell table:style-name="ce525"/>
          <table:table-cell table:style-name="ce525" office:value-type="float" office:value="4000" calcext:value-type="float">
            <text:p>4.000,00</text:p>
          </table:table-cell>
          <table:table-cell table:style-name="ce525"/>
          <table:table-cell table:style-name="ce525" table:formula="of:=[.G947]-[.D948]+[.E948]" office:value-type="float" office:value="-61660.4438888889" calcext:value-type="float">
            <text:p>-61.660,44</text:p>
          </table:table-cell>
          <table:table-cell table:number-columns-repeated="1017"/>
        </table:table-row>
        <table:table-row table:style-name="ro4">
          <table:table-cell/>
          <table:table-cell table:style-name="ce493" office:value-type="date" office:date-value="2017-02-12" calcext:value-type="date">
            <text:p>12.02.2017</text:p>
          </table:table-cell>
          <table:table-cell table:style-name="ce496" office:value-type="string" calcext:value-type="string">
            <text:p>İŞ KREDİ 2/36. TAKSİT</text:p>
          </table:table-cell>
          <table:table-cell table:style-name="ce525"/>
          <table:table-cell table:style-name="ce525" office:value-type="float" office:value="3345" calcext:value-type="float">
            <text:p>3.345,00</text:p>
          </table:table-cell>
          <table:table-cell table:style-name="ce525"/>
          <table:table-cell table:style-name="ce525" table:formula="of:=[.G948]-[.D949]+[.E949]" office:value-type="float" office:value="-58315.4438888889" calcext:value-type="float">
            <text:p>-58.315,44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7-01-26" calcext:value-type="date">
            <text:p>26.01.17</text:p>
          </table:table-cell>
          <table:table-cell table:style-name="ce496" office:value-type="string" calcext:value-type="string">
            <text:p>DENİZ KREDİ 29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949]-[.D950]+[.E950]" office:value-type="float" office:value="-51550.4438888889" calcext:value-type="float">
            <text:p>-51.550,44</text:p>
          </table:table-cell>
          <table:table-cell table:number-columns-repeated="1017"/>
        </table:table-row>
        <table:table-row table:style-name="ro4">
          <table:table-cell/>
          <table:table-cell table:style-name="ce493" office:value-type="date" office:date-value="2017-01-12" calcext:value-type="date">
            <text:p>12.01.2017</text:p>
          </table:table-cell>
          <table:table-cell table:style-name="ce496" office:value-type="string" calcext:value-type="string">
            <text:p>İŞ KREDİ 1/36. TAKSİT</text:p>
          </table:table-cell>
          <table:table-cell table:style-name="ce525"/>
          <table:table-cell table:style-name="ce525" office:value-type="float" office:value="3345" calcext:value-type="float">
            <text:p>3.345,00</text:p>
          </table:table-cell>
          <table:table-cell table:style-name="ce525"/>
          <table:table-cell table:style-name="ce525" table:formula="of:=[.G950]-[.D951]+[.E951]" office:value-type="float" office:value="-48205.4438888889" calcext:value-type="float">
            <text:p>-48.20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tila ya maden</text:p>
          </table:table-cell>
          <table:table-cell table:style-name="ce525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525" table:formula="of:=[.G951]-[.D952]+[.E952]" office:value-type="float" office:value="-28205.4438888889" calcext:value-type="float">
            <text:p>-28.20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 ye maden</text:p>
          </table:table-cell>
          <table:table-cell table:style-name="ce525"/>
          <table:table-cell table:style-name="ce525" office:value-type="float" office:value="19800" calcext:value-type="float">
            <text:p>19.800,00</text:p>
          </table:table-cell>
          <table:table-cell table:style-name="ce525"/>
          <table:table-cell table:style-name="ce525" table:formula="of:=[.G952]-[.D953]+[.E953]" office:value-type="float" office:value="-8405.44388888888" calcext:value-type="float">
            <text:p>-8.40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vl balmer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953]-[.D954]+[.E954]" office:value-type="float" office:value="-3405.44388888888" calcext:value-type="float">
            <text:p>-3.40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vl balmer</text:p>
          </table:table-cell>
          <table:table-cell table:style-name="ce525"/>
          <table:table-cell table:style-name="ce525" office:value-type="float" office:value="12000" calcext:value-type="float">
            <text:p>12.000,00</text:p>
          </table:table-cell>
          <table:table-cell table:style-name="ce525"/>
          <table:table-cell table:style-name="ce525" table:formula="of:=[.G954]-[.D955]+[.E955]" office:value-type="float" office:value="8594.55611111112" calcext:value-type="float">
            <text:p>8.59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vl 800</text:p>
          </table:table-cell>
          <table:table-cell table:style-name="ce525"/>
          <table:table-cell table:style-name="ce525" office:value-type="float" office:value="4000" calcext:value-type="float">
            <text:p>4.000,00</text:p>
          </table:table-cell>
          <table:table-cell table:style-name="ce525"/>
          <table:table-cell table:style-name="ce525" table:formula="of:=[.G955]-[.D956]+[.E956]" office:value-type="float" office:value="12594.5561111111" calcext:value-type="float">
            <text:p>12.59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ssk</text:p>
          </table:table-cell>
          <table:table-cell table:style-name="ce525"/>
          <table:table-cell table:style-name="ce525" office:value-type="float" office:value="1160" calcext:value-type="float">
            <text:p>1.160,00</text:p>
          </table:table-cell>
          <table:table-cell table:style-name="ce525"/>
          <table:table-cell table:style-name="ce525" table:formula="of:=[.G956]-[.D957]+[.E957]" office:value-type="float" office:value="13754.5561111111" calcext:value-type="float">
            <text:p>13.754,56</text:p>
          </table:table-cell>
          <table:table-cell table:number-columns-repeated="1017"/>
        </table:table-row>
        <table:table-row table:style-name="ro4">
          <table:table-cell/>
          <table:table-cell table:style-name="ce491"/>
          <table:table-cell table:style-name="ce496" office:value-type="string" calcext:value-type="string">
            <text:p>hvl 800</text:p>
          </table:table-cell>
          <table:table-cell table:style-name="ce525"/>
          <table:table-cell table:style-name="ce525" office:value-type="float" office:value="1500" calcext:value-type="float">
            <text:p>1.500,00</text:p>
          </table:table-cell>
          <table:table-cell table:style-name="ce525"/>
          <table:table-cell table:style-name="ce525" table:formula="of:=[.G957]-[.D958]+[.E958]" office:value-type="float" office:value="15254.5561111111" calcext:value-type="float">
            <text:p>15.254,56</text:p>
          </table:table-cell>
          <table:table-cell table:number-columns-repeated="1017"/>
        </table:table-row>
        <table:table-row table:style-name="ro4">
          <table:table-cell/>
          <table:table-cell table:style-name="ce490"/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25" table:formula="of:=[.G958]-[.D959]+[.E959]" office:value-type="float" office:value="25254.5561111111" calcext:value-type="float">
            <text:p>25.25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vl 800</text:p>
          </table:table-cell>
          <table:table-cell table:style-name="ce525"/>
          <table:table-cell table:style-name="ce525" office:value-type="float" office:value="2500" calcext:value-type="float">
            <text:p>2.500,00</text:p>
          </table:table-cell>
          <table:table-cell table:style-name="ce525"/>
          <table:table-cell table:style-name="ce525" table:formula="of:=[.G959]-[.D960]+[.E960]" office:value-type="float" office:value="27754.5561111111" calcext:value-type="float">
            <text:p>27.75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vakıf kredi</text:p>
          </table:table-cell>
          <table:table-cell table:style-name="ce525"/>
          <table:table-cell table:style-name="ce525" office:value-type="float" office:value="30000" calcext:value-type="float">
            <text:p>30.000,00</text:p>
          </table:table-cell>
          <table:table-cell table:style-name="ce525"/>
          <table:table-cell table:style-name="ce525" table:formula="of:=[.G960]-[.D961]+[.E961]" office:value-type="float" office:value="57754.5561111111" calcext:value-type="float">
            <text:p>57.75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iş 800 e havale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961]-[.D962]+[.E962]" office:value-type="float" office:value="62754.5561111111" calcext:value-type="float">
            <text:p>62.754,56</text:p>
          </table:table-cell>
          <table:table-cell table:number-columns-repeated="1017"/>
        </table:table-row>
        <table:table-row table:style-name="ro4">
          <table:table-cell/>
          <table:table-cell table:style-name="ce492" office:value-type="date" office:date-value="2017-01-05" calcext:value-type="date">
            <text:p>05.Oca</text:p>
          </table:table-cell>
          <table:table-cell table:style-name="ce496" office:value-type="string" calcext:value-type="string">
            <text:p>eman çek</text:p>
          </table:table-cell>
          <table:table-cell table:style-name="ce525" office:value-type="float" office:value="60000" calcext:value-type="float">
            <text:p>60.000,00</text:p>
          </table:table-cell>
          <table:table-cell table:style-name="ce525"/>
          <table:table-cell table:style-name="ce538"/>
          <table:table-cell table:style-name="ce525" table:formula="of:=[.G962]-[.D963]+[.E963]" office:value-type="float" office:value="2754.55611111112" calcext:value-type="float">
            <text:p>2.754,56</text:p>
          </table:table-cell>
          <table:table-cell table:number-columns-repeated="1017"/>
        </table:table-row>
        <table:table-row table:style-name="ro4">
          <table:table-cell/>
          <table:table-cell table:style-name="ce402" table:number-columns-repeated="5"/>
          <table:table-cell table:style-name="ce525" table:formula="of:=[.G963]-[.D964]+[.E964]" office:value-type="float" office:value="2754.55611111112" calcext:value-type="float">
            <text:p>2.754,5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4-20" calcext:value-type="date">
            <text:p>20.04.2017</text:p>
          </table:table-cell>
          <table:table-cell table:style-name="ce497" office:value-type="string" calcext:value-type="string">
            <text:p>ayşe kat 3</text:p>
          </table:table-cell>
          <table:table-cell table:style-name="ce526" office:value-type="float" office:value="165000" calcext:value-type="float">
            <text:p>165.000,00</text:p>
          </table:table-cell>
          <table:table-cell table:style-name="ce525" table:number-columns-repeated="2"/>
          <table:table-cell table:style-name="ce525" table:formula="of:=[.G964]-[.D965]+[.E965]" office:value-type="float" office:value="-162245.443888889" calcext:value-type="float">
            <text:p>-162.245,44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4-20" calcext:value-type="date">
            <text:p>20.04.2017</text:p>
          </table:table-cell>
          <table:table-cell table:style-name="ce496" office:value-type="string" calcext:value-type="string">
            <text:p>İş 800 yatan</text:p>
          </table:table-cell>
          <table:table-cell table:style-name="ce525"/>
          <table:table-cell table:style-name="ce525" office:value-type="float" office:value="100000" calcext:value-type="float">
            <text:p>100.000,00</text:p>
          </table:table-cell>
          <table:table-cell table:style-name="ce525"/>
          <table:table-cell table:style-name="ce525" table:formula="of:=[.G965]-[.D966]+[.E966]" office:value-type="float" office:value="-62245.4438888889" calcext:value-type="float">
            <text:p>-62.24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/>
          <table:table-cell table:style-name="ce525" table:number-columns-repeated="3"/>
          <table:table-cell table:style-name="ce525" table:formula="of:=[.G966]-[.D967]+[.E967]" office:value-type="float" office:value="-62245.4438888889" calcext:value-type="float">
            <text:p>-62.245,44</text:p>
          </table:table-cell>
          <table:table-cell table:number-columns-repeated="1017"/>
        </table:table-row>
        <table:table-row table:style-name="ro4">
          <table:table-cell/>
          <table:table-cell table:style-name="ce493" office:value-type="date" office:date-value="2017-03-12" calcext:value-type="date">
            <text:p>12.03.2017</text:p>
          </table:table-cell>
          <table:table-cell table:style-name="ce496" office:value-type="string" calcext:value-type="string">
            <text:p>İŞ KREDİ 3/36. TAKSİT</text:p>
          </table:table-cell>
          <table:table-cell table:style-name="ce525"/>
          <table:table-cell table:style-name="ce533" office:value-type="float" office:value="3335" calcext:value-type="float">
            <text:p>3.335,00</text:p>
          </table:table-cell>
          <table:table-cell table:style-name="ce525"/>
          <table:table-cell table:style-name="ce525" table:formula="of:=[.G967]-[.D968]+[.E968]" office:value-type="float" office:value="-58910.4438888889" calcext:value-type="float">
            <text:p>-58.910,44</text:p>
          </table:table-cell>
          <table:table-cell table:number-columns-repeated="1017"/>
        </table:table-row>
        <table:table-row table:style-name="ro4">
          <table:table-cell/>
          <table:table-cell table:style-name="ce493" office:value-type="date" office:date-value="2017-04-12" calcext:value-type="date">
            <text:p>12.04.2017</text:p>
          </table:table-cell>
          <table:table-cell table:style-name="ce496" office:value-type="string" calcext:value-type="string">
            <text:p>İŞ KREDİ 4/36. TAKSİT</text:p>
          </table:table-cell>
          <table:table-cell table:style-name="ce525"/>
          <table:table-cell table:style-name="ce533" office:value-type="float" office:value="3335" calcext:value-type="float">
            <text:p>3.335,00</text:p>
          </table:table-cell>
          <table:table-cell table:style-name="ce525"/>
          <table:table-cell table:style-name="ce525" table:formula="of:=[.G968]-[.D969]+[.E969]" office:value-type="float" office:value="-55575.4438888889" calcext:value-type="float">
            <text:p>-55.575,44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7-03-26" calcext:value-type="date">
            <text:p>26.03.17</text:p>
          </table:table-cell>
          <table:table-cell table:style-name="ce496" office:value-type="string" calcext:value-type="string">
            <text:p>DENİZ KREDİ 31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969]-[.D970]+[.E970]" office:value-type="float" office:value="-48810.4438888889" calcext:value-type="float">
            <text:p>-48.810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deniz kredi kapatma</text:p>
          </table:table-cell>
          <table:table-cell table:style-name="ce525"/>
          <table:table-cell table:style-name="ce525" office:value-type="float" office:value="169310" calcext:value-type="float">
            <text:p>169.310,00</text:p>
          </table:table-cell>
          <table:table-cell table:style-name="ce525"/>
          <table:table-cell table:style-name="ce525" table:formula="of:=[.G970]-[.D971]+[.E971]" office:value-type="float" office:value="120499.556111111" calcext:value-type="float">
            <text:p>120.499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deniz tapu için</text:p>
          </table:table-cell>
          <table:table-cell table:style-name="ce525"/>
          <table:table-cell table:style-name="ce525" office:value-type="float" office:value="20" calcext:value-type="float">
            <text:p>20,00</text:p>
          </table:table-cell>
          <table:table-cell table:style-name="ce525"/>
          <table:table-cell table:style-name="ce525" table:formula="of:=[.G971]-[.D972]+[.E972]" office:value-type="float" office:value="120519.556111111" calcext:value-type="float">
            <text:p>120.519,5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3-10" calcext:value-type="date">
            <text:p>10.03.2017</text:p>
          </table:table-cell>
          <table:table-cell table:style-name="ce496" office:value-type="string" calcext:value-type="string">
            <text:p>aliye </text:p>
          </table:table-cell>
          <table:table-cell table:style-name="ce525"/>
          <table:table-cell table:style-name="ce525" office:value-type="float" office:value="400" calcext:value-type="float">
            <text:p>400,00</text:p>
          </table:table-cell>
          <table:table-cell table:style-name="ce525"/>
          <table:table-cell table:style-name="ce525" table:formula="of:=[.G972]-[.D973]+[.E973]" office:value-type="float" office:value="120919.556111111" calcext:value-type="float">
            <text:p>120.919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ızarhane yıkama kira iş 800 havale</text:p>
          </table:table-cell>
          <table:table-cell table:style-name="ce525"/>
          <table:table-cell table:style-name="ce525" office:value-type="float" office:value="15400" calcext:value-type="float">
            <text:p>15.400,00</text:p>
          </table:table-cell>
          <table:table-cell table:style-name="ce525"/>
          <table:table-cell table:style-name="ce525" table:formula="of:=[.G973]-[.D974]+[.E974]" office:value-type="float" office:value="136319.556111111" calcext:value-type="float">
            <text:p>136.319,56</text:p>
          </table:table-cell>
          <table:table-cell table:number-columns-repeated="1017"/>
        </table:table-row>
        <table:table-row table:style-name="ro4">
          <table:table-cell/>
          <table:table-cell table:style-name="ce493" office:value-type="date" office:date-value="2017-05-12" calcext:value-type="date">
            <text:p>12.05.2017</text:p>
          </table:table-cell>
          <table:table-cell table:style-name="ce496" office:value-type="string" calcext:value-type="string">
            <text:p>İŞ KREDİ 5/36. TAKSİT</text:p>
          </table:table-cell>
          <table:table-cell table:style-name="ce525"/>
          <table:table-cell table:style-name="ce533" office:value-type="float" office:value="3335" calcext:value-type="float">
            <text:p>3.335,00</text:p>
          </table:table-cell>
          <table:table-cell table:style-name="ce525"/>
          <table:table-cell table:style-name="ce525" table:formula="of:=[.G974]-[.D975]+[.E975]" office:value-type="float" office:value="139654.556111111" calcext:value-type="float">
            <text:p>139.654,5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5-31" calcext:value-type="date">
            <text:p>31.05.2017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5000" calcext:value-type="float">
            <text:p>25.000,00</text:p>
          </table:table-cell>
          <table:table-cell table:style-name="ce525"/>
          <table:table-cell table:style-name="ce525" table:formula="of:=[.G975]-[.D976]+[.E976]" office:value-type="float" office:value="164654.556111111" calcext:value-type="float">
            <text:p>164.654,5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5-29" calcext:value-type="date">
            <text:p>29.05.2017</text:p>
          </table:table-cell>
          <table:table-cell table:style-name="ce496" office:value-type="string" calcext:value-type="string">
            <text:p>aliye yapılandırma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25" table:formula="of:=[.G976]-[.D977]+[.E977]" office:value-type="float" office:value="174654.556111111" calcext:value-type="float">
            <text:p>174.654,5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5-23" calcext:value-type="date">
            <text:p>23.05.2017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25" table:formula="of:=[.G977]-[.D978]+[.E978]" office:value-type="float" office:value="175654.556111111" calcext:value-type="float">
            <text:p>175.65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ozaik</text:p>
          </table:table-cell>
          <table:table-cell table:style-name="ce525" office:value-type="float" office:value="10" calcext:value-type="float">
            <text:p>10,00</text:p>
          </table:table-cell>
          <table:table-cell table:style-name="ce525" table:number-columns-repeated="2"/>
          <table:table-cell table:style-name="ce525" table:formula="of:=[.G978]-[.D979]+[.E979]" office:value-type="float" office:value="175644.556111111" calcext:value-type="float">
            <text:p>175.64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ermer</text:p>
          </table:table-cell>
          <table:table-cell table:style-name="ce525" office:value-type="float" office:value="50" calcext:value-type="float">
            <text:p>50,00</text:p>
          </table:table-cell>
          <table:table-cell table:style-name="ce525" table:number-columns-repeated="2"/>
          <table:table-cell table:style-name="ce525" table:formula="of:=[.G979]-[.D980]+[.E980]" office:value-type="float" office:value="175594.556111111" calcext:value-type="float">
            <text:p>175.594,5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5-18" calcext:value-type="date">
            <text:p>18.05.2017</text:p>
          </table:table-cell>
          <table:table-cell table:style-name="ce496" office:value-type="string" calcext:value-type="string">
            <text:p>aliye <text:s/></text:p>
          </table:table-cell>
          <table:table-cell table:style-name="ce525"/>
          <table:table-cell table:style-name="ce525" office:value-type="float" office:value="500" calcext:value-type="float">
            <text:p>500,00</text:p>
          </table:table-cell>
          <table:table-cell table:style-name="ce525"/>
          <table:table-cell table:style-name="ce525" table:formula="of:=[.G980]-[.D981]+[.E981]" office:value-type="float" office:value="176094.556111111" calcext:value-type="float">
            <text:p>176.09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ozaik</text:p>
          </table:table-cell>
          <table:table-cell table:style-name="ce525" office:value-type="float" office:value="40" calcext:value-type="float">
            <text:p>40,00</text:p>
          </table:table-cell>
          <table:table-cell table:style-name="ce525" table:number-columns-repeated="2"/>
          <table:table-cell table:style-name="ce525" table:formula="of:=[.G981]-[.D982]+[.E982]" office:value-type="float" office:value="176054.556111111" calcext:value-type="float">
            <text:p>176.05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b çim</text:p>
          </table:table-cell>
          <table:table-cell table:style-name="ce525" office:value-type="float" office:value="30" calcext:value-type="float">
            <text:p>30,00</text:p>
          </table:table-cell>
          <table:table-cell table:style-name="ce525" table:number-columns-repeated="2"/>
          <table:table-cell table:style-name="ce525" table:formula="of:=[.G982]-[.D983]+[.E983]" office:value-type="float" office:value="176024.556111111" calcext:value-type="float">
            <text:p>176.02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ozaik</text:p>
          </table:table-cell>
          <table:table-cell table:style-name="ce525" office:value-type="float" office:value="50" calcext:value-type="float">
            <text:p>50,00</text:p>
          </table:table-cell>
          <table:table-cell table:style-name="ce525" table:number-columns-repeated="2"/>
          <table:table-cell table:style-name="ce525" table:formula="of:=[.G983]-[.D984]+[.E984]" office:value-type="float" office:value="175974.556111111" calcext:value-type="float">
            <text:p>175.97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ozaik</text:p>
          </table:table-cell>
          <table:table-cell table:style-name="ce525" office:value-type="float" office:value="30" calcext:value-type="float">
            <text:p>30,00</text:p>
          </table:table-cell>
          <table:table-cell table:style-name="ce525" table:number-columns-repeated="2"/>
          <table:table-cell table:style-name="ce525" table:formula="of:=[.G984]-[.D985]+[.E985]" office:value-type="float" office:value="175944.556111111" calcext:value-type="float">
            <text:p>175.94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 kçk altın</text:p>
          </table:table-cell>
          <table:table-cell table:style-name="ce525"/>
          <table:table-cell table:style-name="ce525" office:value-type="float" office:value="240" calcext:value-type="float">
            <text:p>240,00</text:p>
          </table:table-cell>
          <table:table-cell table:style-name="ce525"/>
          <table:table-cell table:style-name="ce525" table:formula="of:=[.G985]-[.D986]+[.E986]" office:value-type="float" office:value="176184.556111111" calcext:value-type="float">
            <text:p>176.18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den</text:p>
          </table:table-cell>
          <table:table-cell table:style-name="ce525" office:value-type="float" office:value="400" calcext:value-type="float">
            <text:p>400,00</text:p>
          </table:table-cell>
          <table:table-cell table:style-name="ce525" table:number-columns-repeated="2"/>
          <table:table-cell table:style-name="ce525" table:formula="of:=[.G986]-[.D987]+[.E987]" office:value-type="float" office:value="175784.556111111" calcext:value-type="float">
            <text:p>175.78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7" office:value-type="string" calcext:value-type="string">
            <text:p>ayşe kat 1</text:p>
          </table:table-cell>
          <table:table-cell table:style-name="ce526" office:value-type="float" office:value="107500" calcext:value-type="float">
            <text:p>107.500,00</text:p>
          </table:table-cell>
          <table:table-cell table:style-name="ce525" table:number-columns-repeated="2"/>
          <table:table-cell table:style-name="ce525" table:formula="of:=[.G987]-[.D988]+[.E988]" office:value-type="float" office:value="68284.5561111111" calcext:value-type="float">
            <text:p>68.28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7" office:value-type="string" calcext:value-type="string">
            <text:p>ayşe kat 2</text:p>
          </table:table-cell>
          <table:table-cell table:style-name="ce526" office:value-type="float" office:value="175000" calcext:value-type="float">
            <text:p>175.000,00</text:p>
          </table:table-cell>
          <table:table-cell table:style-name="ce525" table:number-columns-repeated="2"/>
          <table:table-cell table:style-name="ce525" table:formula="of:=[.G988]-[.D989]+[.E989]" office:value-type="float" office:value="-106715.443888889" calcext:value-type="float">
            <text:p>-106.715,44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9-10" calcext:value-type="date">
            <text:p>10.09.2017</text:p>
          </table:table-cell>
          <table:table-cell table:style-name="ce496" office:value-type="string" calcext:value-type="string">
            <text:p>aliye emlakçı kiracıdan gokhan</text:p>
          </table:table-cell>
          <table:table-cell table:style-name="ce525"/>
          <table:table-cell table:style-name="ce525" office:value-type="float" office:value="400" calcext:value-type="float">
            <text:p>400,00</text:p>
          </table:table-cell>
          <table:table-cell table:style-name="ce525"/>
          <table:table-cell table:style-name="ce525" table:formula="of:=[.G989]-[.D990]+[.E990]" office:value-type="float" office:value="-106315.443888889" calcext:value-type="float">
            <text:p>-106.31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bayraktar emlakçı samet kk geçildi</text:p>
          </table:table-cell>
          <table:table-cell table:style-name="ce525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525" table:formula="of:=[.G990]-[.D991]+[.E991]" office:value-type="float" office:value="-106015.443888889" calcext:value-type="float">
            <text:p>-106.01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urat ticaret emlakçı samet kk geçildi</text:p>
          </table:table-cell>
          <table:table-cell table:style-name="ce525"/>
          <table:table-cell table:style-name="ce533" office:value-type="float" office:value="500" calcext:value-type="float">
            <text:p>500,00</text:p>
          </table:table-cell>
          <table:table-cell table:style-name="ce525"/>
          <table:table-cell table:style-name="ce525" table:formula="of:=[.G991]-[.D992]+[.E992]" office:value-type="float" office:value="-105515.443888889" calcext:value-type="float">
            <text:p>-105.515,44</text:p>
          </table:table-cell>
          <table:table-cell table:number-columns-repeated="1017"/>
        </table:table-row>
        <table:table-row table:style-name="ro4">
          <table:table-cell/>
          <table:table-cell table:style-name="ce493" office:value-type="date" office:date-value="2017-07-12" calcext:value-type="date">
            <text:p>12.07.2017</text:p>
          </table:table-cell>
          <table:table-cell table:style-name="ce496" office:value-type="string" calcext:value-type="string">
            <text:p>İŞ KREDİ 7/36. TAKSİT</text:p>
          </table:table-cell>
          <table:table-cell table:style-name="ce525"/>
          <table:table-cell table:style-name="ce525" office:value-type="float" office:value="3335" calcext:value-type="float">
            <text:p>3.335,00</text:p>
          </table:table-cell>
          <table:table-cell table:style-name="ce525"/>
          <table:table-cell table:style-name="ce525" table:formula="of:=[.G992]-[.D993]+[.E993]" office:value-type="float" office:value="-102180.443888889" calcext:value-type="float">
            <text:p>-102.180,44</text:p>
          </table:table-cell>
          <table:table-cell table:number-columns-repeated="1017"/>
        </table:table-row>
        <table:table-row table:style-name="ro4">
          <table:table-cell/>
          <table:table-cell table:style-name="ce493" office:value-type="date" office:date-value="2017-07-12" calcext:value-type="date">
            <text:p>12.07.2017</text:p>
          </table:table-cell>
          <table:table-cell table:style-name="ce496" office:value-type="string" calcext:value-type="string">
            <text:p>aliden İŞ KREDİ 7/36 için alınan</text:p>
          </table:table-cell>
          <table:table-cell table:style-name="ce525" office:value-type="float" office:value="3335" calcext:value-type="float">
            <text:p>3.335,00</text:p>
          </table:table-cell>
          <table:table-cell table:style-name="ce533"/>
          <table:table-cell table:style-name="ce525"/>
          <table:table-cell table:style-name="ce525" table:formula="of:=[.G993]-[.D994]+[.E994]" office:value-type="float" office:value="-105515.443888889" calcext:value-type="float">
            <text:p>-105.515,44</text:p>
          </table:table-cell>
          <table:table-cell table:number-columns-repeated="1017"/>
        </table:table-row>
        <table:table-row table:style-name="ro4">
          <table:table-cell/>
          <table:table-cell table:style-name="ce493" office:value-type="date" office:date-value="2017-06-12" calcext:value-type="date">
            <text:p>12.06.2017</text:p>
          </table:table-cell>
          <table:table-cell table:style-name="ce496" office:value-type="string" calcext:value-type="string">
            <text:p>İŞ KREDİ 6/36. TAKSİT</text:p>
          </table:table-cell>
          <table:table-cell table:style-name="ce525"/>
          <table:table-cell table:style-name="ce533" office:value-type="float" office:value="3335" calcext:value-type="float">
            <text:p>3.335,00</text:p>
          </table:table-cell>
          <table:table-cell table:style-name="ce525"/>
          <table:table-cell table:style-name="ce525" table:formula="of:=[.G994]-[.D995]+[.E995]" office:value-type="float" office:value="-102180.443888889" calcext:value-type="float">
            <text:p>-102.180,44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6-30" calcext:value-type="date">
            <text:p>30.06.2017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525" table:formula="of:=[.G995]-[.D996]+[.E996]" office:value-type="float" office:value="-82180.4438888889" calcext:value-type="float">
            <text:p>-82.180,44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6-30" calcext:value-type="date">
            <text:p>30.06.2017</text:p>
          </table:table-cell>
          <table:table-cell table:style-name="ce496" office:value-type="string" calcext:value-type="string">
            <text:p>ali sivas benzinci çeki (ali paşa yıkama kira)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525" table:formula="of:=[.G996]-[.D997]+[.E997]" office:value-type="float" office:value="-67180.4438888889" calcext:value-type="float">
            <text:p>-67.180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aro</text:p>
          </table:table-cell>
          <table:table-cell table:style-name="ce525" office:value-type="float" office:value="230" calcext:value-type="float">
            <text:p>230,00</text:p>
          </table:table-cell>
          <table:table-cell table:style-name="ce525" table:number-columns-repeated="2"/>
          <table:table-cell table:style-name="ce525" table:formula="of:=[.G997]-[.D998]+[.E998]" office:value-type="float" office:value="-67410.4438888889" calcext:value-type="float">
            <text:p>-67.410,44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6-06" calcext:value-type="date">
            <text:p>06.06.2017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5000" calcext:value-type="float">
            <text:p>25.000,00</text:p>
          </table:table-cell>
          <table:table-cell table:style-name="ce525"/>
          <table:table-cell table:style-name="ce525" table:formula="of:=[.G998]-[.D999]+[.E999]" office:value-type="float" office:value="-42410.4438888889" calcext:value-type="float">
            <text:p>-42.410,44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8-23" calcext:value-type="date">
            <text:p>23.08.2017</text:p>
          </table:table-cell>
          <table:table-cell table:style-name="ce496" office:value-type="string" calcext:value-type="string">
            <text:p>vakıfbanka yatan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999]-[.D1000]+[.E1000]" office:value-type="float" office:value="-42310.4438888889" calcext:value-type="float">
            <text:p>-42.310,44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8-18" calcext:value-type="date">
            <text:p>18.08.2017</text:p>
          </table:table-cell>
          <table:table-cell table:style-name="ce496" office:value-type="string" calcext:value-type="string">
            <text:p>denizlik</text:p>
          </table:table-cell>
          <table:table-cell table:style-name="ce525" office:value-type="float" office:value="150" calcext:value-type="float">
            <text:p>150,00</text:p>
          </table:table-cell>
          <table:table-cell table:style-name="ce525" table:number-columns-repeated="2"/>
          <table:table-cell table:style-name="ce525" table:formula="of:=[.G1000]-[.D1001]+[.E1001]" office:value-type="float" office:value="-42460.4438888889" calcext:value-type="float">
            <text:p>-42.460,44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8-17" calcext:value-type="date">
            <text:p>17.08.2017</text:p>
          </table:table-cell>
          <table:table-cell table:style-name="ce496" office:value-type="string" calcext:value-type="string">
            <text:p>karo</text:p>
          </table:table-cell>
          <table:table-cell table:style-name="ce525" office:value-type="float" office:value="125" calcext:value-type="float">
            <text:p>125,00</text:p>
          </table:table-cell>
          <table:table-cell table:style-name="ce525" table:number-columns-repeated="2"/>
          <table:table-cell table:style-name="ce525" table:formula="of:=[.G1001]-[.D1002]+[.E1002]" office:value-type="float" office:value="-42585.4438888889" calcext:value-type="float">
            <text:p>-42.58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525" table:formula="of:=[.G1002]-[.D1003]+[.E1003]" office:value-type="float" office:value="-40585.4438888889" calcext:value-type="float">
            <text:p>-40.58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dr turan kaya</text:p>
          </table:table-cell>
          <table:table-cell table:style-name="ce525" office:value-type="float" office:value="750" calcext:value-type="float">
            <text:p>750,00</text:p>
          </table:table-cell>
          <table:table-cell table:style-name="ce525" table:number-columns-repeated="2"/>
          <table:table-cell table:style-name="ce525" table:formula="of:=[.G1003]-[.D1004]+[.E1004]" office:value-type="float" office:value="-41335.4438888889" calcext:value-type="float">
            <text:p>-41.33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çetin <text:s/>birlik inş</text:p>
          </table:table-cell>
          <table:table-cell table:style-name="ce525" office:value-type="float" office:value="1500" calcext:value-type="float">
            <text:p>1.500,00</text:p>
          </table:table-cell>
          <table:table-cell table:style-name="ce525" table:number-columns-repeated="2"/>
          <table:table-cell table:style-name="ce525" table:formula="of:=[.G1004]-[.D1005]+[.E1005]" office:value-type="float" office:value="-42835.4438888889" calcext:value-type="float">
            <text:p>-42.835,44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8-16" calcext:value-type="date">
            <text:p>16.08.2017</text:p>
          </table:table-cell>
          <table:table-cell table:style-name="ce496" office:value-type="string" calcext:value-type="string">
            <text:p>ayak baş mezar</text:p>
          </table:table-cell>
          <table:table-cell table:style-name="ce525" office:value-type="float" office:value="100" calcext:value-type="float">
            <text:p>100,00</text:p>
          </table:table-cell>
          <table:table-cell table:style-name="ce525" table:number-columns-repeated="2"/>
          <table:table-cell table:style-name="ce525" table:formula="of:=[.G1005]-[.D1006]+[.E1006]" office:value-type="float" office:value="-42935.4438888889" calcext:value-type="float">
            <text:p>-42.93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umut üstü açık araba <text:s/>lastik</text:p>
          </table:table-cell>
          <table:table-cell table:style-name="ce525" office:value-type="float" office:value="2000" calcext:value-type="float">
            <text:p>2.000,00</text:p>
          </table:table-cell>
          <table:table-cell table:style-name="ce525" table:number-columns-repeated="2"/>
          <table:table-cell table:style-name="ce525" table:formula="of:=[.G1006]-[.D1007]+[.E1007]" office:value-type="float" office:value="-44935.4438888889" calcext:value-type="float">
            <text:p>-44.93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aro</text:p>
          </table:table-cell>
          <table:table-cell table:style-name="ce525" office:value-type="float" office:value="520" calcext:value-type="float">
            <text:p>520,00</text:p>
          </table:table-cell>
          <table:table-cell table:style-name="ce525" table:number-columns-repeated="2"/>
          <table:table-cell table:style-name="ce525" table:formula="of:=[.G1007]-[.D1008]+[.E1008]" office:value-type="float" office:value="-45455.4438888889" calcext:value-type="float">
            <text:p>-45.45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eas akü</text:p>
          </table:table-cell>
          <table:table-cell table:style-name="ce525" office:value-type="float" office:value="240" calcext:value-type="float">
            <text:p>240,00</text:p>
          </table:table-cell>
          <table:table-cell table:style-name="ce525" table:number-columns-repeated="2"/>
          <table:table-cell table:style-name="ce525" table:formula="of:=[.G1008]-[.D1009]+[.E1009]" office:value-type="float" office:value="-45695.4438888889" calcext:value-type="float">
            <text:p>-45.69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bch faizi</text:p>
          </table:table-cell>
          <table:table-cell table:style-name="ce525"/>
          <table:table-cell table:style-name="ce525" office:value-type="float" office:value="800" calcext:value-type="float">
            <text:p>800,00</text:p>
          </table:table-cell>
          <table:table-cell table:style-name="ce525"/>
          <table:table-cell table:style-name="ce525" table:formula="of:=[.G1009]-[.D1010]+[.E1010]" office:value-type="float" office:value="-44895.4438888889" calcext:value-type="float">
            <text:p>-44.89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500" calcext:value-type="float">
            <text:p>500,00</text:p>
          </table:table-cell>
          <table:table-cell table:style-name="ce525"/>
          <table:table-cell table:style-name="ce525" table:formula="of:=[.G1010]-[.D1011]+[.E1011]" office:value-type="float" office:value="-44395.4438888889" calcext:value-type="float">
            <text:p>-44.39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ömer çakmaktan</text:p>
          </table:table-cell>
          <table:table-cell table:style-name="ce525" office:value-type="float" office:value="450" calcext:value-type="float">
            <text:p>450,00</text:p>
          </table:table-cell>
          <table:table-cell table:style-name="ce525" table:number-columns-repeated="2"/>
          <table:table-cell table:style-name="ce525" table:formula="of:=[.G1011]-[.D1012]+[.E1012]" office:value-type="float" office:value="-44845.4438888889" calcext:value-type="float">
            <text:p>-44.84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akkı emmi eşik</text:p>
          </table:table-cell>
          <table:table-cell table:style-name="ce525" office:value-type="float" office:value="15" calcext:value-type="float">
            <text:p>15,00</text:p>
          </table:table-cell>
          <table:table-cell table:style-name="ce525" table:number-columns-repeated="2"/>
          <table:table-cell table:style-name="ce525" table:formula="of:=[.G1012]-[.D1013]+[.E1013]" office:value-type="float" office:value="-44860.4438888889" calcext:value-type="float">
            <text:p>-44.860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akkı emmi boya</text:p>
          </table:table-cell>
          <table:table-cell table:style-name="ce525" office:value-type="float" office:value="225" calcext:value-type="float">
            <text:p>225,00</text:p>
          </table:table-cell>
          <table:table-cell table:style-name="ce525" table:number-columns-repeated="2"/>
          <table:table-cell table:style-name="ce525" table:formula="of:=[.G1013]-[.D1014]+[.E1014]" office:value-type="float" office:value="-45085.4438888889" calcext:value-type="float">
            <text:p>-45.08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çalışkan kira <text:s/>iş 800 havale</text:p>
          </table:table-cell>
          <table:table-cell table:style-name="ce525"/>
          <table:table-cell table:style-name="ce525" office:value-type="float" office:value="27500" calcext:value-type="float">
            <text:p>27.500,00</text:p>
          </table:table-cell>
          <table:table-cell table:style-name="ce525"/>
          <table:table-cell table:style-name="ce525" table:formula="of:=[.G1014]-[.D1015]+[.E1015]" office:value-type="float" office:value="-17585.4438888889" calcext:value-type="float">
            <text:p>-17.585,44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9-30" calcext:value-type="date">
            <text:p>30.09.2017</text:p>
          </table:table-cell>
          <table:table-cell table:style-name="ce496" office:value-type="string" calcext:value-type="string">
            <text:p>bch faizi</text:p>
          </table:table-cell>
          <table:table-cell table:style-name="ce525"/>
          <table:table-cell table:style-name="ce525" office:value-type="float" office:value="319" calcext:value-type="float">
            <text:p>319,00</text:p>
          </table:table-cell>
          <table:table-cell table:style-name="ce525"/>
          <table:table-cell table:style-name="ce525" table:formula="of:=[.G1015]-[.D1016]+[.E1016]" office:value-type="float" office:value="-17266.4438888889" calcext:value-type="float">
            <text:p>-17.266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esnaf kefalet halka odenen senet</text:p>
          </table:table-cell>
          <table:table-cell table:style-name="ce525"/>
          <table:table-cell table:style-name="ce525" office:value-type="float" office:value="5110" calcext:value-type="float">
            <text:p>5.110,00</text:p>
          </table:table-cell>
          <table:table-cell table:style-name="ce525"/>
          <table:table-cell table:style-name="ce525" table:formula="of:=[.G1016]-[.D1017]+[.E1017]" office:value-type="float" office:value="-12156.4438888889" calcext:value-type="float">
            <text:p>-12.156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esnaf kefalet halka odenen senet</text:p>
          </table:table-cell>
          <table:table-cell table:style-name="ce525"/>
          <table:table-cell table:style-name="ce525" office:value-type="float" office:value="7170" calcext:value-type="float">
            <text:p>7.170,00</text:p>
          </table:table-cell>
          <table:table-cell table:style-name="ce525"/>
          <table:table-cell table:style-name="ce525" table:formula="of:=[.G1017]-[.D1018]+[.E1018]" office:value-type="float" office:value="-4986.44388888887" calcext:value-type="float">
            <text:p>-4.986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esnaf kefalet halka odenen senet</text:p>
          </table:table-cell>
          <table:table-cell table:style-name="ce525"/>
          <table:table-cell table:style-name="ce525" office:value-type="float" office:value="8887" calcext:value-type="float">
            <text:p>8.887,00</text:p>
          </table:table-cell>
          <table:table-cell table:style-name="ce525"/>
          <table:table-cell table:style-name="ce525" table:formula="of:=[.G1018]-[.D1019]+[.E1019]" office:value-type="float" office:value="3900.55611111113" calcext:value-type="float">
            <text:p>3.900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esnaf kefalet halka odenen senet</text:p>
          </table:table-cell>
          <table:table-cell table:style-name="ce525"/>
          <table:table-cell table:style-name="ce525" office:value-type="float" office:value="4085" calcext:value-type="float">
            <text:p>4.085,00</text:p>
          </table:table-cell>
          <table:table-cell table:style-name="ce525"/>
          <table:table-cell table:style-name="ce525" table:formula="of:=[.G1019]-[.D1020]+[.E1020]" office:value-type="float" office:value="7985.55611111113" calcext:value-type="float">
            <text:p>7.985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doğuş kk satış</text:p>
          </table:table-cell>
          <table:table-cell table:style-name="ce525"/>
          <table:table-cell table:style-name="ce525" office:value-type="float" office:value="830" calcext:value-type="float">
            <text:p>830,00</text:p>
          </table:table-cell>
          <table:table-cell table:style-name="ce525"/>
          <table:table-cell table:style-name="ce525" table:formula="of:=[.G1020]-[.D1021]+[.E1021]" office:value-type="float" office:value="8815.55611111113" calcext:value-type="float">
            <text:p>8.815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tila cep</text:p>
          </table:table-cell>
          <table:table-cell table:style-name="ce525"/>
          <table:table-cell table:style-name="ce525" office:value-type="float" office:value="55" calcext:value-type="float">
            <text:p>55,00</text:p>
          </table:table-cell>
          <table:table-cell table:style-name="ce525"/>
          <table:table-cell table:style-name="ce525" table:formula="of:=[.G1021]-[.D1022]+[.E1022]" office:value-type="float" office:value="8870.55611111113" calcext:value-type="float">
            <text:p>8.870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 kk için iş ten aktarılan</text:p>
          </table:table-cell>
          <table:table-cell table:style-name="ce525"/>
          <table:table-cell table:style-name="ce525" office:value-type="float" office:value="10615" calcext:value-type="float">
            <text:p>10.615,00</text:p>
          </table:table-cell>
          <table:table-cell table:style-name="ce525"/>
          <table:table-cell table:style-name="ce525" table:formula="of:=[.G1022]-[.D1023]+[.E1023]" office:value-type="float" office:value="19485.5561111111" calcext:value-type="float">
            <text:p>19.485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epçe motor parça kargo</text:p>
          </table:table-cell>
          <table:table-cell table:style-name="ce525"/>
          <table:table-cell table:style-name="ce525" office:value-type="float" office:value="45" calcext:value-type="float">
            <text:p>45,00</text:p>
          </table:table-cell>
          <table:table-cell table:style-name="ce525"/>
          <table:table-cell table:style-name="ce525" table:formula="of:=[.G1023]-[.D1024]+[.E1024]" office:value-type="float" office:value="19530.5561111111" calcext:value-type="float">
            <text:p>19.530,5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9-27" calcext:value-type="date">
            <text:p>27.09.2017</text:p>
          </table:table-cell>
          <table:table-cell table:style-name="ce496" office:value-type="string" calcext:value-type="string">
            <text:p>kepçe motor parça kargo</text:p>
          </table:table-cell>
          <table:table-cell table:style-name="ce525"/>
          <table:table-cell table:style-name="ce525" office:value-type="float" office:value="55" calcext:value-type="float">
            <text:p>55,00</text:p>
          </table:table-cell>
          <table:table-cell table:style-name="ce525"/>
          <table:table-cell table:style-name="ce525" table:formula="of:=[.G1024]-[.D1025]+[.E1025]" office:value-type="float" office:value="19585.5561111111" calcext:value-type="float">
            <text:p>19.585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ustafa (ali demirelden veresiye)</text:p>
          </table:table-cell>
          <table:table-cell table:style-name="ce525"/>
          <table:table-cell table:style-name="ce525" office:value-type="float" office:value="65" calcext:value-type="float">
            <text:p>65,00</text:p>
          </table:table-cell>
          <table:table-cell table:style-name="ce525"/>
          <table:table-cell table:style-name="ce525" table:formula="of:=[.G1025]-[.D1026]+[.E1026]" office:value-type="float" office:value="19650.5561111111" calcext:value-type="float">
            <text:p>19.650,5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9-24" calcext:value-type="date">
            <text:p>24.09.2017</text:p>
          </table:table-cell>
          <table:table-cell table:style-name="ce496" office:value-type="string" calcext:value-type="string">
            <text:p>mezar yemek</text:p>
          </table:table-cell>
          <table:table-cell table:style-name="ce525"/>
          <table:table-cell table:style-name="ce525" office:value-type="float" office:value="75" calcext:value-type="float">
            <text:p>75,00</text:p>
          </table:table-cell>
          <table:table-cell table:style-name="ce525"/>
          <table:table-cell table:style-name="ce525" table:formula="of:=[.G1026]-[.D1027]+[.E1027]" office:value-type="float" office:value="19725.5561111111" calcext:value-type="float">
            <text:p>19.725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sebati çalışkan</text:p>
          </table:table-cell>
          <table:table-cell table:style-name="ce525" office:value-type="float" office:value="300" calcext:value-type="float">
            <text:p>300,00</text:p>
          </table:table-cell>
          <table:table-cell table:style-name="ce525" table:number-columns-repeated="2"/>
          <table:table-cell table:style-name="ce525" table:formula="of:=[.G1027]-[.D1028]+[.E1028]" office:value-type="float" office:value="19425.5561111111" calcext:value-type="float">
            <text:p>19.425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ermer</text:p>
          </table:table-cell>
          <table:table-cell table:style-name="ce525" office:value-type="float" office:value="40" calcext:value-type="float">
            <text:p>40,00</text:p>
          </table:table-cell>
          <table:table-cell table:style-name="ce525" table:number-columns-repeated="2"/>
          <table:table-cell table:style-name="ce525" table:formula="of:=[.G1028]-[.D1029]+[.E1029]" office:value-type="float" office:value="19385.5561111111" calcext:value-type="float">
            <text:p>19.385,5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9-08" calcext:value-type="date">
            <text:p>08.09.2017</text:p>
          </table:table-cell>
          <table:table-cell table:style-name="ce496" office:value-type="string" calcext:value-type="string">
            <text:p>mozaik</text:p>
          </table:table-cell>
          <table:table-cell table:style-name="ce525" office:value-type="float" office:value="75" calcext:value-type="float">
            <text:p>75,00</text:p>
          </table:table-cell>
          <table:table-cell table:style-name="ce525" table:number-columns-repeated="2"/>
          <table:table-cell table:style-name="ce525" table:formula="of:=[.G1029]-[.D1030]+[.E1030]" office:value-type="float" office:value="19310.5561111111" calcext:value-type="float">
            <text:p>19.310,5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10-19" calcext:value-type="date">
            <text:p>19.10.2017</text:p>
          </table:table-cell>
          <table:table-cell table:style-name="ce496" office:value-type="string" calcext:value-type="string">
            <text:p>aliye tedaş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1030]-[.D1031]+[.E1031]" office:value-type="float" office:value="24310.5561111111" calcext:value-type="float">
            <text:p>24.310,5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10-14" calcext:value-type="date">
            <text:p>14.10.2017</text:p>
          </table:table-cell>
          <table:table-cell table:style-name="ce496" office:value-type="string" calcext:value-type="string">
            <text:p>doğuş kk satış</text:p>
          </table:table-cell>
          <table:table-cell table:style-name="ce525"/>
          <table:table-cell table:style-name="ce525" office:value-type="float" office:value="320" calcext:value-type="float">
            <text:p>320,00</text:p>
          </table:table-cell>
          <table:table-cell table:style-name="ce525"/>
          <table:table-cell table:style-name="ce525" table:formula="of:=[.G1031]-[.D1032]+[.E1032]" office:value-type="float" office:value="24630.5561111111" calcext:value-type="float">
            <text:p>24.630,5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11-30" calcext:value-type="date">
            <text:p>30.11.2017</text:p>
          </table:table-cell>
          <table:table-cell table:style-name="ce496" office:value-type="string" calcext:value-type="string">
            <text:p>eman çek</text:p>
          </table:table-cell>
          <table:table-cell table:style-name="ce525" office:value-type="float" office:value="50000" calcext:value-type="float">
            <text:p>50.000,00</text:p>
          </table:table-cell>
          <table:table-cell table:style-name="ce525" table:number-columns-repeated="2"/>
          <table:table-cell table:style-name="ce525" table:formula="of:=[.G1032]-[.D1033]+[.E1033]" office:value-type="float" office:value="-25369.4438888889" calcext:value-type="float">
            <text:p>-25.369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800 havale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525" table:formula="of:=[.G1033]-[.D1034]+[.E1034]" office:value-type="float" office:value="-23369.4438888889" calcext:value-type="float">
            <text:p>-23.369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aro</text:p>
          </table:table-cell>
          <table:table-cell table:style-name="ce525" office:value-type="float" office:value="300" calcext:value-type="float">
            <text:p>300,00</text:p>
          </table:table-cell>
          <table:table-cell table:style-name="ce525" table:number-columns-repeated="2"/>
          <table:table-cell table:style-name="ce525" table:formula="of:=[.G1034]-[.D1035]+[.E1035]" office:value-type="float" office:value="-23669.4438888889" calcext:value-type="float">
            <text:p>-23.669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nalan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1035]-[.D1036]+[.E1036]" office:value-type="float" office:value="-23569.4438888889" calcext:value-type="float">
            <text:p>-23.569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nakliye için mustafa</text:p>
          </table:table-cell>
          <table:table-cell table:style-name="ce525"/>
          <table:table-cell table:style-name="ce525" office:value-type="float" office:value="550" calcext:value-type="float">
            <text:p>550,00</text:p>
          </table:table-cell>
          <table:table-cell table:style-name="ce525"/>
          <table:table-cell table:style-name="ce525" table:formula="of:=[.G1036]-[.D1037]+[.E1037]" office:value-type="float" office:value="-23019.4438888889" calcext:value-type="float">
            <text:p>-23.019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İŞ KREDİ 11/36. TAKSİT</text:p>
          </table:table-cell>
          <table:table-cell table:style-name="ce525"/>
          <table:table-cell table:style-name="ce525" office:value-type="float" office:value="3345" calcext:value-type="float">
            <text:p>3.345,00</text:p>
          </table:table-cell>
          <table:table-cell table:style-name="ce525"/>
          <table:table-cell table:style-name="ce525" table:formula="of:=[.G1037]-[.D1038]+[.E1038]" office:value-type="float" office:value="-19674.4438888889" calcext:value-type="float">
            <text:p>-19.674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1038]-[.D1039]+[.E1039]" office:value-type="float" office:value="-14674.4438888889" calcext:value-type="float">
            <text:p>-14.674,44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11-30" calcext:value-type="date">
            <text:p>30.11.2017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6000" calcext:value-type="float">
            <text:p>6.000,00</text:p>
          </table:table-cell>
          <table:table-cell table:style-name="ce525"/>
          <table:table-cell table:style-name="ce525" table:formula="of:=[.G1039]-[.D1040]+[.E1040]" office:value-type="float" office:value="-8674.44388888887" calcext:value-type="float">
            <text:p>-8.674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aro satış</text:p>
          </table:table-cell>
          <table:table-cell table:style-name="ce525" office:value-type="float" office:value="150" calcext:value-type="float">
            <text:p>150,00</text:p>
          </table:table-cell>
          <table:table-cell table:style-name="ce525" table:number-columns-repeated="2"/>
          <table:table-cell table:style-name="ce525" table:formula="of:=[.G1040]-[.D1041]+[.E1041]" office:value-type="float" office:value="-8824.44388888887" calcext:value-type="float">
            <text:p>-8.824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balmer hesaba exper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25" table:formula="of:=[.G1041]-[.D1042]+[.E1042]" office:value-type="float" office:value="-7824.44388888887" calcext:value-type="float">
            <text:p>-7.824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525" table:formula="of:=[.G1042]-[.D1043]+[.E1043]" office:value-type="float" office:value="-5824.44388888887" calcext:value-type="float">
            <text:p>-5.824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sivas tapu havale</text:p>
          </table:table-cell>
          <table:table-cell table:style-name="ce525"/>
          <table:table-cell table:style-name="ce525" office:value-type="float" office:value="1550" calcext:value-type="float">
            <text:p>1.550,00</text:p>
          </table:table-cell>
          <table:table-cell table:style-name="ce525"/>
          <table:table-cell table:style-name="ce525" table:formula="of:=[.G1043]-[.D1044]+[.E1044]" office:value-type="float" office:value="-4274.44388888887" calcext:value-type="float">
            <text:p>-4.274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epçeciye ertana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25" table:formula="of:=[.G1044]-[.D1045]+[.E1045]" office:value-type="float" office:value="-3274.44388888887" calcext:value-type="float">
            <text:p>-3.274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doğuş kk satış xps</text:p>
          </table:table-cell>
          <table:table-cell table:style-name="ce525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525" table:formula="of:=[.G1045]-[.D1046]+[.E1046]" office:value-type="float" office:value="-274.443888888869" calcext:value-type="float">
            <text:p>-274,44</text:p>
          </table:table-cell>
          <table:table-cell table:number-columns-repeated="1017"/>
        </table:table-row>
        <table:table-row table:style-name="ro4">
          <table:table-cell/>
          <table:table-cell table:style-name="ce473"/>
          <table:table-cell table:style-name="ce498" office:value-type="string" calcext:value-type="string">
            <text:p>passat devir</text:p>
          </table:table-cell>
          <table:table-cell table:style-name="ce502"/>
          <table:table-cell table:style-name="ce502" office:value-type="float" office:value="200" calcext:value-type="float">
            <text:p>200,00</text:p>
          </table:table-cell>
          <table:table-cell table:style-name="ce502"/>
          <table:table-cell table:style-name="ce525" table:formula="of:=[.G1046]-[.D1047]+[.E1047]" office:value-type="float" office:value="-74.443888888869" calcext:value-type="float">
            <text:p>-74,44</text:p>
          </table:table-cell>
          <table:table-cell table:number-columns-repeated="1017"/>
        </table:table-row>
        <table:table-row table:style-name="ro4">
          <table:table-cell/>
          <table:table-cell table:style-name="ce493" office:value-type="date" office:date-value="2017-12-12" calcext:value-type="date">
            <text:p>12.12.2017</text:p>
          </table:table-cell>
          <table:table-cell table:style-name="ce496" office:value-type="string" calcext:value-type="string">
            <text:p>İŞ KREDİ 12/36. TAKSİT</text:p>
          </table:table-cell>
          <table:table-cell table:style-name="ce525"/>
          <table:table-cell table:style-name="ce525" office:value-type="float" office:value="3335" calcext:value-type="float">
            <text:p>3.335,00</text:p>
          </table:table-cell>
          <table:table-cell table:style-name="ce525"/>
          <table:table-cell table:style-name="ce525" table:formula="of:=[.G1047]-[.D1048]+[.E1048]" office:value-type="float" office:value="3260.55611111113" calcext:value-type="float">
            <text:p>3.260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doküm merdiven arif ust emmisi</text:p>
          </table:table-cell>
          <table:table-cell table:style-name="ce525" office:value-type="float" office:value="325" calcext:value-type="float">
            <text:p>325,00</text:p>
          </table:table-cell>
          <table:table-cell table:style-name="ce525" table:number-columns-repeated="2"/>
          <table:table-cell table:style-name="ce525" table:formula="of:=[.G1048]-[.D1049]+[.E1049]" office:value-type="float" office:value="2935.55611111113" calcext:value-type="float">
            <text:p>2.935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525" table:formula="of:=[.G1049]-[.D1050]+[.E1050]" office:value-type="float" office:value="4935.55611111113" calcext:value-type="float">
            <text:p>4.935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birlik yapı çetin</text:p>
          </table:table-cell>
          <table:table-cell table:style-name="ce525" office:value-type="float" office:value="2000" calcext:value-type="float">
            <text:p>2.000,00</text:p>
          </table:table-cell>
          <table:table-cell table:style-name="ce525" table:number-columns-repeated="2"/>
          <table:table-cell table:style-name="ce525" table:formula="of:=[.G1050]-[.D1051]+[.E1051]" office:value-type="float" office:value="2935.55611111113" calcext:value-type="float">
            <text:p>2.935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nalan kk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1051]-[.D1052]+[.E1052]" office:value-type="float" office:value="7935.55611111113" calcext:value-type="float">
            <text:p>7.935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25" table:formula="of:=[.G1052]-[.D1053]+[.E1053]" office:value-type="float" office:value="17935.5561111111" calcext:value-type="float">
            <text:p>17.935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k satış</text:p>
          </table:table-cell>
          <table:table-cell table:style-name="ce525"/>
          <table:table-cell table:style-name="ce525" office:value-type="float" office:value="14.5" calcext:value-type="float">
            <text:p>14,50</text:p>
          </table:table-cell>
          <table:table-cell table:style-name="ce525"/>
          <table:table-cell table:style-name="ce525" table:formula="of:=[.G1053]-[.D1054]+[.E1054]" office:value-type="float" office:value="17950.0561111111" calcext:value-type="float">
            <text:p>17.950,0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bch devre faizi</text:p>
          </table:table-cell>
          <table:table-cell table:style-name="ce525" table:number-columns-repeated="3"/>
          <table:table-cell table:style-name="ce525" table:formula="of:=[.G1054]-[.D1055]+[.E1055]" office:value-type="float" office:value="17950.0561111111" calcext:value-type="float">
            <text:p>17.950,0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/>
          <table:table-cell table:style-name="ce519" table:formula="of:=SUM([.D946:.D1055])" office:value-type="float" office:value="570940" calcext:value-type="float">
            <text:p>570.940,00</text:p>
          </table:table-cell>
          <table:table-cell table:style-name="ce519" table:formula="of:=SUM([.E946:.E1055])" office:value-type="float" office:value="666175.5" calcext:value-type="float">
            <text:p>666.175,50</text:p>
          </table:table-cell>
          <table:table-cell table:style-name="ce525" table:number-columns-repeated="2"/>
          <table:table-cell table:number-columns-repeated="1017"/>
        </table:table-row>
        <table:table-row table:style-name="ro4">
          <table:table-cell/>
          <table:table-cell table:style-name="ce489"/>
          <table:table-cell office:value-type="string" calcext:value-type="string">
            <text:p>Hızarhane yıkama kira bedeli</text:p>
          </table:table-cell>
          <table:table-cell table:style-name="ce525" table:formula="of:=['file:///home/murat/depolnx/hes2018/Account/2019/2019%20YS%20KR%20D%C4%9E%C5%9E%20SLNK.ods'#$'AP-LS GNL'.B10]+['file:///home/murat/depolnx/hes2018/Account/2019/2019%20YS%20KR%20D%C4%9E%C5%9E%20SLNK.ods'#$'AP-LS GNL'.B27]" office:value-type="float" office:value="15400" calcext:value-type="float">
            <text:p>15.400,00</text:p>
          </table:table-cell>
          <table:table-cell table:style-name="ce402"/>
          <table:table-cell table:style-name="ce525"/>
          <table:table-cell table:style-name="ce525" table:formula="of:=[.G1055]-[.D1057]+[.E1057]" office:value-type="float" office:value="2550.05611111113" calcext:value-type="float">
            <text:p>2.550,0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office:value-type="string" calcext:value-type="string">
            <text:p>Lise Arkası Kira Bedeli</text:p>
          </table:table-cell>
          <table:table-cell table:style-name="ce525" table:formula="of:=['file:///home/murat/depolnx/hes2018/Account/2019/2019%20YS%20KR%20D%C4%9E%C5%9E%20SLNK.ods'#$'AP-LS GNL'.E27]+['file:///home/murat/depolnx/hes2018/Account/2019/2019%20YS%20KR%20D%C4%9E%C5%9E%20SLNK.ods'#$'AP-LS GNL'.E10]" office:value-type="float" office:value="13750" calcext:value-type="float">
            <text:p>13.750,00</text:p>
          </table:table-cell>
          <table:table-cell table:style-name="ce402"/>
          <table:table-cell table:style-name="ce525"/>
          <table:table-cell table:style-name="ce525" table:formula="of:=[.G1057]-[.D1058]+[.E1058]" office:value-type="float" office:value="-11199.9438888889" calcext:value-type="float">
            <text:p>-11.199,9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office:value-type="string" calcext:value-type="string">
            <text:p>Ali Paşa Kira Bedeli</text:p>
          </table:table-cell>
          <table:table-cell table:style-name="ce525" table:formula="of:=['file:///home/murat/depolnx/hes2018/Account/2019/2019%20YS%20KR%20D%C4%9E%C5%9E%20SLNK.ods'#$'AP-LS GNL'.F27]+['file:///home/murat/depolnx/hes2018/Account/2019/2019%20YS%20KR%20D%C4%9E%C5%9E%20SLNK.ods'#$'AP-LS GNL'.F26]" office:value-type="float" office:value="13583.1944444444" calcext:value-type="float">
            <text:p>13.583,19</text:p>
          </table:table-cell>
          <table:table-cell table:style-name="ce402"/>
          <table:table-cell table:style-name="ce525"/>
          <table:table-cell table:style-name="ce525" table:formula="of:=[.G1058]-[.D1059]+[.E1059]" office:value-type="float" office:value="-24783.1383333333" calcext:value-type="float">
            <text:p>-24.783,14</text:p>
          </table:table-cell>
          <table:table-cell table:number-columns-repeated="1017"/>
        </table:table-row>
        <table:table-row table:style-name="ro8">
          <table:table-cell/>
          <table:table-cell table:style-name="ce489"/>
          <table:table-cell table:style-name="ce513" office:value-type="string" calcext:value-type="string">
            <text:p>2018 e devir </text:p>
          </table:table-cell>
          <table:table-cell table:style-name="ce525" office:value-type="float" office:value="7.02" calcext:value-type="float">
            <text:p>7,02</text:p>
          </table:table-cell>
          <table:table-cell table:style-name="ce532" table:number-columns-repeated="2"/>
          <table:table-cell table:style-name="ce526" table:formula="of:=[.G1059]-[.D1060]+[.E1060]" office:value-type="float" office:value="-24790.1583333333" calcext:value-type="float">
            <text:p>-24.790,16</text:p>
          </table:table-cell>
          <table:table-cell table:number-columns-repeated="1017"/>
        </table:table-row>
        <table:table-row table:style-name="ro8">
          <table:table-cell/>
          <table:table-cell table:style-name="ce489"/>
          <table:table-cell table:style-name="ce513"/>
          <table:table-cell table:style-name="ce525"/>
          <table:table-cell table:style-name="ce532" table:number-columns-repeated="2"/>
          <table:table-cell table:style-name="ce542"/>
          <table:table-cell table:number-columns-repeated="1017"/>
        </table:table-row>
        <table:table-row table:style-name="ro8">
          <table:table-cell/>
          <table:table-cell table:style-name="ce476" office:value-type="float" office:value="2017" calcext:value-type="float">
            <text:p>2017</text:p>
          </table:table-cell>
          <table:table-cell table:style-name="ce501" office:value-type="string" calcext:value-type="string">
            <text:p>YILSONU TOPLAMI DĞŞ ALACAKLI</text:p>
          </table:table-cell>
          <table:table-cell table:style-name="ce518" table:formula="of:=SUM([.D1057:.D1061])+[.D1056]" office:value-type="float" office:value="613680.214444444" calcext:value-type="float">
            <text:p>613.680,21</text:p>
          </table:table-cell>
          <table:table-cell table:style-name="ce518" table:formula="of:=SUM([.E1057:.E1061])+[.E1056]" office:value-type="float" office:value="666175.5" calcext:value-type="float">
            <text:p>666.175,50</text:p>
          </table:table-cell>
          <table:table-cell table:style-name="ce518"/>
          <table:table-cell table:style-name="ce518" table:formula="of:=[.E1062]-[.D1062]" office:value-type="float" office:value="52495.2855555556" calcext:value-type="float">
            <text:p>52.495,29</text:p>
          </table:table-cell>
          <table:table-cell table:number-columns-repeated="1017"/>
        </table:table-row>
        <table:table-row table:style-name="ro8">
          <table:table-cell/>
          <table:table-cell table:style-name="ce475" office:value-type="float" office:value="2018" calcext:value-type="float">
            <text:p>2018</text:p>
          </table:table-cell>
          <table:table-cell table:style-name="ce500" office:value-type="string" calcext:value-type="string">
            <text:p>2017’den DEVİR</text:p>
          </table:table-cell>
          <table:table-cell table:style-name="ce517" table:number-columns-repeated="3"/>
          <table:table-cell table:style-name="ce519" table:formula="of:=[.G1060]-[.D1063]+[.E1063]" office:value-type="float" office:value="-24790.1583333333" calcext:value-type="float">
            <text:p>-24.790,16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07-05" calcext:value-type="date">
            <text:p>05.07.2018</text:p>
          </table:table-cell>
          <table:table-cell table:style-name="ce496" office:value-type="string" calcext:value-type="string">
            <text:p>aliye kiracı ademden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525" table:formula="of:=[.G1063]-[.D1064]+[.E1064]" office:value-type="float" office:value="-9790.1583333333" calcext:value-type="float">
            <text:p>-9.790,16</text:p>
          </table:table-cell>
          <table:table-cell table:number-columns-repeated="1017"/>
        </table:table-row>
        <table:table-row table:style-name="ro4">
          <table:table-cell/>
          <table:table-cell table:style-name="ce495"/>
          <table:table-cell table:style-name="ce496" office:value-type="string" calcext:value-type="string">
            <text:p>kiracı kepçeci emlakçı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25" table:formula="of:=[.G1064]-[.D1065]+[.E1065]" office:value-type="float" office:value="-8790.1583333333" calcext:value-type="float">
            <text:p>-8.790,16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boya</text:p>
          </table:table-cell>
          <table:table-cell table:style-name="ce525"/>
          <table:table-cell table:style-name="ce525" office:value-type="float" office:value="160" calcext:value-type="float">
            <text:p>160,00</text:p>
          </table:table-cell>
          <table:table-cell table:style-name="ce525"/>
          <table:table-cell table:style-name="ce525" table:formula="of:=[.G1065]-[.D1066]+[.E1066]" office:value-type="float" office:value="-8630.1583333333" calcext:value-type="float">
            <text:p>-8.630,16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09-25" calcext:value-type="date">
            <text:p>25.09.2018</text:p>
          </table:table-cell>
          <table:table-cell table:style-name="ce496" office:value-type="string" calcext:value-type="string">
            <text:p>mermer Kaparo</text:p>
          </table:table-cell>
          <table:table-cell table:style-name="ce525" office:value-type="float" office:value="500" calcext:value-type="float">
            <text:p>500,00</text:p>
          </table:table-cell>
          <table:table-cell table:style-name="ce525" table:number-columns-repeated="2"/>
          <table:table-cell table:style-name="ce525" table:formula="of:=[.G1066]-[.D1067]+[.E1067]" office:value-type="float" office:value="-9130.1583333333" calcext:value-type="float">
            <text:p>-9.130,16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09-12" calcext:value-type="date">
            <text:p>12.09.2018</text:p>
          </table:table-cell>
          <table:table-cell table:style-name="ce496" office:value-type="string" calcext:value-type="string">
            <text:p>ünye taşyünü RSMnin ödediği nakliye</text:p>
          </table:table-cell>
          <table:table-cell table:style-name="ce525" office:value-type="float" office:value="1850" calcext:value-type="float">
            <text:p>1.850,00</text:p>
          </table:table-cell>
          <table:table-cell table:style-name="ce525" table:number-columns-repeated="2"/>
          <table:table-cell table:style-name="ce525" table:formula="of:=[.G1067]-[.D1068]+[.E1068]" office:value-type="float" office:value="-10980.1583333333" calcext:value-type="float">
            <text:p>-10.980,16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table:style-name="ce496" office:value-type="string" calcext:value-type="string">
            <text:p>aliye kiracı ademden</text:p>
          </table:table-cell>
          <table:table-cell table:style-name="ce525"/>
          <table:table-cell table:style-name="ce525" office:value-type="float" office:value="1900" calcext:value-type="float">
            <text:p>1.900,00</text:p>
          </table:table-cell>
          <table:table-cell table:style-name="ce525"/>
          <table:table-cell table:style-name="ce525" table:formula="of:=[.G1068]-[.D1069]+[.E1069]" office:value-type="float" office:value="-9080.1583333333" calcext:value-type="float">
            <text:p>-9.080,16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table:style-name="ce496" office:value-type="string" calcext:value-type="string">
            <text:p>atlia vakıfbank hesabına özge kira</text:p>
          </table:table-cell>
          <table:table-cell table:style-name="ce525"/>
          <table:table-cell table:style-name="ce525" office:value-type="float" office:value="1250" calcext:value-type="float">
            <text:p>1.250,00</text:p>
          </table:table-cell>
          <table:table-cell table:style-name="ce525"/>
          <table:table-cell table:style-name="ce525" table:formula="of:=[.G1069]-[.D1070]+[.E1070]" office:value-type="float" office:value="-7830.1583333333" calcext:value-type="float">
            <text:p>-7.830,16</text:p>
          </table:table-cell>
          <table:table-cell table:number-columns-repeated="1017"/>
        </table:table-row>
        <table:table-row table:style-name="ro4">
          <table:table-cell/>
          <table:table-cell table:style-name="ce495" office:value-type="date" office:date-value="2018-11-02" calcext:value-type="date">
            <text:p>02.11.2018</text:p>
          </table:table-cell>
          <table:table-cell table:style-name="ce496" office:value-type="string" calcext:value-type="string">
            <text:p>toyota devir</text:p>
          </table:table-cell>
          <table:table-cell table:style-name="ce525"/>
          <table:table-cell table:style-name="ce525" office:value-type="float" office:value="160" calcext:value-type="float">
            <text:p>160,00</text:p>
          </table:table-cell>
          <table:table-cell table:style-name="ce525"/>
          <table:table-cell table:style-name="ce525" table:formula="of:=[.G1070]-[.D1071]+[.E1071]" office:value-type="float" office:value="-7670.1583333333" calcext:value-type="float">
            <text:p>-7.670,16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table:style-name="ce496" office:value-type="string" calcext:value-type="string">
            <text:p>ocak alışveriş tava</text:p>
          </table:table-cell>
          <table:table-cell table:style-name="ce525"/>
          <table:table-cell table:style-name="ce525" office:value-type="float" office:value="28.95" calcext:value-type="float">
            <text:p>28,95</text:p>
          </table:table-cell>
          <table:table-cell table:style-name="ce525"/>
          <table:table-cell table:style-name="ce525" table:formula="of:=[.G1071]-[.D1072]+[.E1072]" office:value-type="float" office:value="-7641.2083333333" calcext:value-type="float">
            <text:p>-7.641,21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table:style-name="ce496" office:value-type="string" calcext:value-type="string">
            <text:p>ocak alışveriş sigara</text:p>
          </table:table-cell>
          <table:table-cell table:style-name="ce525"/>
          <table:table-cell table:style-name="ce525" office:value-type="float" office:value="95" calcext:value-type="float">
            <text:p>95,00</text:p>
          </table:table-cell>
          <table:table-cell table:style-name="ce525"/>
          <table:table-cell table:style-name="ce525" table:formula="of:=[.G1072]-[.D1073]+[.E1073]" office:value-type="float" office:value="-7546.2083333333" calcext:value-type="float">
            <text:p>-7.546,21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1-01" calcext:value-type="date">
            <text:p>01.11.2018</text:p>
          </table:table-cell>
          <table:table-cell table:style-name="ce496" office:value-type="string" calcext:value-type="string">
            <text:p>ocak alışveriş</text:p>
          </table:table-cell>
          <table:table-cell table:style-name="ce525"/>
          <table:table-cell table:style-name="ce525" office:value-type="float" office:value="368.73" calcext:value-type="float">
            <text:p>368,73</text:p>
          </table:table-cell>
          <table:table-cell table:style-name="ce525"/>
          <table:table-cell table:style-name="ce525" table:formula="of:=[.G1073]-[.D1074]+[.E1074]" office:value-type="float" office:value="-7177.4783333333" calcext:value-type="float">
            <text:p>-7.177,48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table:style-name="ce496" office:value-type="string" calcext:value-type="string">
            <text:p>kepçe cam</text:p>
          </table:table-cell>
          <table:table-cell table:style-name="ce525"/>
          <table:table-cell table:style-name="ce525" office:value-type="float" office:value="70" calcext:value-type="float">
            <text:p>70,00</text:p>
          </table:table-cell>
          <table:table-cell table:style-name="ce525"/>
          <table:table-cell table:style-name="ce525" table:formula="of:=[.G1074]-[.D1075]+[.E1075]" office:value-type="float" office:value="-7107.4783333333" calcext:value-type="float">
            <text:p>-7.107,48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table:style-name="ce496" office:value-type="string" calcext:value-type="string">
            <text:p>kaportacı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1075]-[.D1076]+[.E1076]" office:value-type="float" office:value="-7007.4783333333" calcext:value-type="float">
            <text:p>-7.007,48</text:p>
          </table:table-cell>
          <table:table-cell table:number-columns-repeated="1017"/>
        </table:table-row>
        <table:table-row table:style-name="ro4">
          <table:table-cell/>
          <table:table-cell table:style-name="ce495"/>
          <table:table-cell table:style-name="ce496" office:value-type="string" calcext:value-type="string">
            <text:p>atila kk mustafa</text:p>
          </table:table-cell>
          <table:table-cell table:style-name="ce525"/>
          <table:table-cell table:style-name="ce525" office:value-type="float" office:value="600" calcext:value-type="float">
            <text:p>600,00</text:p>
          </table:table-cell>
          <table:table-cell table:style-name="ce525"/>
          <table:table-cell table:style-name="ce525" table:formula="of:=[.G1076]-[.D1077]+[.E1077]" office:value-type="float" office:value="-6407.4783333333" calcext:value-type="float">
            <text:p>-6.407,4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09-23" calcext:value-type="date">
            <text:p>23.09.2018</text:p>
          </table:table-cell>
          <table:table-cell table:style-name="ce496" office:value-type="string" calcext:value-type="string">
            <text:p>fikret yalçın havale</text:p>
          </table:table-cell>
          <table:table-cell table:style-name="ce502"/>
          <table:table-cell table:style-name="ce525" office:value-type="float" office:value="3002" calcext:value-type="float">
            <text:p>3.002,00</text:p>
          </table:table-cell>
          <table:table-cell table:style-name="ce525"/>
          <table:table-cell table:style-name="ce525" table:formula="of:=[.G1077]-[.D1078]+[.E1078]" office:value-type="float" office:value="-3405.4783333333" calcext:value-type="float">
            <text:p>-3.405,4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09-26" calcext:value-type="date">
            <text:p>26.09.2018</text:p>
          </table:table-cell>
          <table:table-cell table:style-name="ce496" office:value-type="string" calcext:value-type="string">
            <text:p>recep kuzu</text:p>
          </table:table-cell>
          <table:table-cell table:style-name="ce502"/>
          <table:table-cell table:style-name="ce525" office:value-type="float" office:value="1005" calcext:value-type="float">
            <text:p>1.005,00</text:p>
          </table:table-cell>
          <table:table-cell table:style-name="ce525"/>
          <table:table-cell table:style-name="ce525" table:formula="of:=[.G1078]-[.D1079]+[.E1079]" office:value-type="float" office:value="-2400.4783333333" calcext:value-type="float">
            <text:p>-2.400,4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09-25" calcext:value-type="date">
            <text:p>25.09.2018</text:p>
          </table:table-cell>
          <table:table-cell table:style-name="ce496" office:value-type="string" calcext:value-type="string">
            <text:p>aliye kasadan 50000-20000=30000</text:p>
          </table:table-cell>
          <table:table-cell table:style-name="ce502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525" table:formula="of:=[.G1079]-[.D1080]+[.E1080]" office:value-type="float" office:value="17599.5216666667" calcext:value-type="float">
            <text:p>17.599,52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09-25" calcext:value-type="date">
            <text:p>25.09.2018</text:p>
          </table:table-cell>
          <table:table-cell table:style-name="ce496" office:value-type="string" calcext:value-type="string">
            <text:p>fikret yalçın havale</text:p>
          </table:table-cell>
          <table:table-cell table:style-name="ce525"/>
          <table:table-cell table:style-name="ce525" office:value-type="float" office:value="1005" calcext:value-type="float">
            <text:p>1.005,00</text:p>
          </table:table-cell>
          <table:table-cell table:style-name="ce525"/>
          <table:table-cell table:style-name="ce525" table:formula="of:=[.G1080]-[.D1081]+[.E1081]" office:value-type="float" office:value="18604.5216666667" calcext:value-type="float">
            <text:p>18.604,52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09-24" calcext:value-type="date">
            <text:p>24.09.2018</text:p>
          </table:table-cell>
          <table:table-cell table:style-name="ce496" office:value-type="string" calcext:value-type="string">
            <text:p>yusuf yokuş halk eft</text:p>
          </table:table-cell>
          <table:table-cell table:style-name="ce525"/>
          <table:table-cell table:style-name="ce525" office:value-type="float" office:value="785" calcext:value-type="float">
            <text:p>785,00</text:p>
          </table:table-cell>
          <table:table-cell table:style-name="ce525"/>
          <table:table-cell table:style-name="ce525" table:formula="of:=[.G1081]-[.D1082]+[.E1082]" office:value-type="float" office:value="19389.5216666667" calcext:value-type="float">
            <text:p>19.389,52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09-12" calcext:value-type="date">
            <text:p>12.09.2018</text:p>
          </table:table-cell>
          <table:table-cell table:style-name="ce496" office:value-type="string" calcext:value-type="string">
            <text:p>aliye maaş için</text:p>
          </table:table-cell>
          <table:table-cell table:style-name="ce502"/>
          <table:table-cell table:style-name="ce525" office:value-type="float" office:value="30000" calcext:value-type="float">
            <text:p>30.000,00</text:p>
          </table:table-cell>
          <table:table-cell table:style-name="ce525"/>
          <table:table-cell table:style-name="ce525" table:formula="of:=[.G1082]-[.D1083]+[.E1083]" office:value-type="float" office:value="49389.5216666667" calcext:value-type="float">
            <text:p>49.389,52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ankara dişli eft</text:p>
          </table:table-cell>
          <table:table-cell table:style-name="ce502"/>
          <table:table-cell table:style-name="ce525" office:value-type="float" office:value="2005" calcext:value-type="float">
            <text:p>2.005,00</text:p>
          </table:table-cell>
          <table:table-cell table:style-name="ce525"/>
          <table:table-cell table:style-name="ce525" table:formula="of:=[.G1083]-[.D1084]+[.E1084]" office:value-type="float" office:value="51394.5216666667" calcext:value-type="float">
            <text:p>51.394,52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7" office:value-type="string" calcext:value-type="string">
            <text:p>yeşilyurt hızarhane arsadan</text:p>
          </table:table-cell>
          <table:table-cell table:style-name="ce526" office:value-type="float" office:value="205000" calcext:value-type="float">
            <text:p>205.000,00</text:p>
          </table:table-cell>
          <table:table-cell table:style-name="ce502"/>
          <table:table-cell table:style-name="ce525"/>
          <table:table-cell table:style-name="ce525" table:formula="of:=[.G1084]-[.D1085]+[.E1085]" office:value-type="float" office:value="-153605.478333333" calcext:value-type="float">
            <text:p>-153.605,48</text:p>
          </table:table-cell>
          <table:table-cell table:number-columns-repeated="1017"/>
        </table:table-row>
        <table:table-row table:style-name="ro4">
          <table:table-cell/>
          <table:table-cell table:style-name="ce496" table:number-columns-repeated="2"/>
          <table:table-cell table:style-name="ce525" table:number-columns-repeated="3"/>
          <table:table-cell table:style-name="ce525" table:formula="of:=[.G1085]-[.D1086]+[.E1086]" office:value-type="float" office:value="-153605.478333333" calcext:value-type="float">
            <text:p>-153.605,4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09-06" calcext:value-type="date">
            <text:p>06.09.2018</text:p>
          </table:table-cell>
          <table:table-cell table:style-name="ce496" office:value-type="string" calcext:value-type="string">
            <text:p>ayhan akdoğan sulusaray</text:p>
          </table:table-cell>
          <table:table-cell table:style-name="ce525" office:value-type="float" office:value="3000" calcext:value-type="float">
            <text:p>3.000,00</text:p>
          </table:table-cell>
          <table:table-cell table:style-name="ce525" table:number-columns-repeated="2"/>
          <table:table-cell table:style-name="ce525" table:formula="of:=[.G1086]-[.D1087]+[.E1087]" office:value-type="float" office:value="-156605.478333333" calcext:value-type="float">
            <text:p>-156.605,4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ankara ocak tabanca</text:p>
          </table:table-cell>
          <table:table-cell table:style-name="ce525"/>
          <table:table-cell table:style-name="ce525" office:value-type="float" office:value="1180" calcext:value-type="float">
            <text:p>1.180,00</text:p>
          </table:table-cell>
          <table:table-cell table:style-name="ce525"/>
          <table:table-cell table:style-name="ce525" table:formula="of:=[.G1087]-[.D1088]+[.E1088]" office:value-type="float" office:value="-155425.478333333" calcext:value-type="float">
            <text:p>-155.425,48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table:style-name="ce496" office:value-type="string" calcext:value-type="string">
            <text:p>toyota sigorta</text:p>
          </table:table-cell>
          <table:table-cell table:style-name="ce525"/>
          <table:table-cell table:style-name="ce525" office:value-type="float" office:value="926" calcext:value-type="float">
            <text:p>926,00</text:p>
          </table:table-cell>
          <table:table-cell table:style-name="ce525"/>
          <table:table-cell table:style-name="ce525" table:formula="of:=[.G1088]-[.D1089]+[.E1089]" office:value-type="float" office:value="-154499.478333333" calcext:value-type="float">
            <text:p>-154.499,48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table:style-name="ce496" office:value-type="string" calcext:value-type="string">
            <text:p>toyota gaz benzin</text:p>
          </table:table-cell>
          <table:table-cell table:style-name="ce525"/>
          <table:table-cell table:style-name="ce525" office:value-type="float" office:value="297.11" calcext:value-type="float">
            <text:p>297,11</text:p>
          </table:table-cell>
          <table:table-cell table:style-name="ce525"/>
          <table:table-cell table:style-name="ce525" table:formula="of:=[.G1089]-[.D1090]+[.E1090]" office:value-type="float" office:value="-154202.368333333" calcext:value-type="float">
            <text:p>-154.202,37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0-31" calcext:value-type="date">
            <text:p>31.10.2018</text:p>
          </table:table-cell>
          <table:table-cell table:style-name="ce496" office:value-type="string" calcext:value-type="string">
            <text:p>ali havale okay taş</text:p>
          </table:table-cell>
          <table:table-cell table:style-name="ce502"/>
          <table:table-cell table:style-name="ce525" office:value-type="float" office:value="7505" calcext:value-type="float">
            <text:p>7.505,00</text:p>
          </table:table-cell>
          <table:table-cell table:style-name="ce525"/>
          <table:table-cell table:style-name="ce525" table:formula="of:=[.G1090]-[.D1091]+[.E1091]" office:value-type="float" office:value="-146697.368333333" calcext:value-type="float">
            <text:p>-146.697,37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0-31" calcext:value-type="date">
            <text:p>31.10.2018</text:p>
          </table:table-cell>
          <table:table-cell table:style-name="ce496" office:value-type="string" calcext:value-type="string">
            <text:p>ali bankada nkt</text:p>
          </table:table-cell>
          <table:table-cell table:style-name="ce502"/>
          <table:table-cell table:style-name="ce525" office:value-type="float" office:value="17500" calcext:value-type="float">
            <text:p>17.500,00</text:p>
          </table:table-cell>
          <table:table-cell table:style-name="ce525"/>
          <table:table-cell table:style-name="ce525" table:formula="of:=[.G1091]-[.D1092]+[.E1092]" office:value-type="float" office:value="-129197.368333333" calcext:value-type="float">
            <text:p>-129.197,37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0-31" calcext:value-type="date">
            <text:p>31.10.2018</text:p>
          </table:table-cell>
          <table:table-cell table:style-name="ce496" office:value-type="string" calcext:value-type="string">
            <text:p>aliye işbank hesaptan</text:p>
          </table:table-cell>
          <table:table-cell table:style-name="ce502"/>
          <table:table-cell table:style-name="ce525" office:value-type="float" office:value="18200" calcext:value-type="float">
            <text:p>18.200,00</text:p>
          </table:table-cell>
          <table:table-cell table:style-name="ce525"/>
          <table:table-cell table:style-name="ce525" table:formula="of:=[.G1092]-[.D1093]+[.E1093]" office:value-type="float" office:value="-110997.368333333" calcext:value-type="float">
            <text:p>-110.997,37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0-15" calcext:value-type="date">
            <text:p>15.10.2018</text:p>
          </table:table-cell>
          <table:table-cell table:style-name="ce496" office:value-type="string" calcext:value-type="string">
            <text:p>aliye kasadan 17000-17000=0</text:p>
          </table:table-cell>
          <table:table-cell table:style-name="ce502"/>
          <table:table-cell table:style-name="ce525" office:value-type="float" office:value="17000" calcext:value-type="float">
            <text:p>17.000,00</text:p>
          </table:table-cell>
          <table:table-cell table:style-name="ce525"/>
          <table:table-cell table:style-name="ce525" table:formula="of:=[.G1093]-[.D1094]+[.E1094]" office:value-type="float" office:value="-93997.3683333333" calcext:value-type="float">
            <text:p>-93.997,37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0-04" calcext:value-type="date">
            <text:p>04.10.2018</text:p>
          </table:table-cell>
          <table:table-cell table:style-name="ce496" office:value-type="string" calcext:value-type="string">
            <text:p>aliye kasadan 27000-10000=17000</text:p>
          </table:table-cell>
          <table:table-cell table:style-name="ce502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25" table:formula="of:=[.G1094]-[.D1095]+[.E1095]" office:value-type="float" office:value="-83997.3683333333" calcext:value-type="float">
            <text:p>-83.997,37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aliye kasadan 30000-3000=27000</text:p>
          </table:table-cell>
          <table:table-cell table:style-name="ce502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525" table:formula="of:=[.G1095]-[.D1096]+[.E1096]" office:value-type="float" office:value="-80997.3683333333" calcext:value-type="float">
            <text:p>-80.997,37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1-29" calcext:value-type="date">
            <text:p>29.11.2018</text:p>
          </table:table-cell>
          <table:table-cell table:style-name="ce496" office:value-type="string" calcext:value-type="string">
            <text:p>imar barışı atila daire maliyeye yatan</text:p>
          </table:table-cell>
          <table:table-cell table:style-name="ce525"/>
          <table:table-cell table:style-name="ce525" office:value-type="float" office:value="8466.82" calcext:value-type="float">
            <text:p>8.466,82</text:p>
          </table:table-cell>
          <table:table-cell table:style-name="ce525"/>
          <table:table-cell table:style-name="ce525" table:formula="of:=[.G1096]-[.D1097]+[.E1097]" office:value-type="float" office:value="-72530.5483333333" calcext:value-type="float">
            <text:p>-72.530,55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1-29" calcext:value-type="date">
            <text:p>29.11.2018</text:p>
          </table:table-cell>
          <table:table-cell table:style-name="ce496" office:value-type="string" calcext:value-type="string">
            <text:p>ali balcıya</text:p>
          </table:table-cell>
          <table:table-cell table:style-name="ce525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525" table:formula="of:=[.G1097]-[.D1098]+[.E1098]" office:value-type="float" office:value="-69530.5483333333" calcext:value-type="float">
            <text:p>-69.530,55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1-28" calcext:value-type="date">
            <text:p>28.11.2018</text:p>
          </table:table-cell>
          <table:table-cell table:style-name="ce496" office:value-type="string" calcext:value-type="string">
            <text:p>mehmet ünveroğlu </text:p>
          </table:table-cell>
          <table:table-cell table:style-name="ce525" office:value-type="float" office:value="3000" calcext:value-type="float">
            <text:p>3.000,00</text:p>
          </table:table-cell>
          <table:table-cell table:style-name="ce525" table:number-columns-repeated="2"/>
          <table:table-cell table:style-name="ce525" table:formula="of:=[.G1098]-[.D1099]+[.E1099]" office:value-type="float" office:value="-72530.5483333333" calcext:value-type="float">
            <text:p>-72.530,55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1-26" calcext:value-type="date">
            <text:p>26.11.2018</text:p>
          </table:table-cell>
          <table:table-cell table:style-name="ce496" office:value-type="string" calcext:value-type="string">
            <text:p>atila havale ANKARA pnomatik hortum</text:p>
          </table:table-cell>
          <table:table-cell table:style-name="ce525"/>
          <table:table-cell table:style-name="ce525" office:value-type="float" office:value="297" calcext:value-type="float">
            <text:p>297,00</text:p>
          </table:table-cell>
          <table:table-cell table:style-name="ce525"/>
          <table:table-cell table:style-name="ce525" table:formula="of:=[.G1099]-[.D1100]+[.E1100]" office:value-type="float" office:value="-72233.5483333333" calcext:value-type="float">
            <text:p>-72.233,55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1-01" calcext:value-type="date">
            <text:p>01.11.2018</text:p>
          </table:table-cell>
          <table:table-cell table:style-name="ce496" office:value-type="string" calcext:value-type="string">
            <text:p>aliye nakit</text:p>
          </table:table-cell>
          <table:table-cell table:style-name="ce525"/>
          <table:table-cell table:style-name="ce525" office:value-type="float" office:value="500" calcext:value-type="float">
            <text:p>500,00</text:p>
          </table:table-cell>
          <table:table-cell table:style-name="ce525"/>
          <table:table-cell table:style-name="ce525" table:formula="of:=[.G1100]-[.D1101]+[.E1101]" office:value-type="float" office:value="-71733.5483333333" calcext:value-type="float">
            <text:p>-71.733,55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1-09" calcext:value-type="date">
            <text:p>09.11.2018</text:p>
          </table:table-cell>
          <table:table-cell table:style-name="ce496" office:value-type="string" calcext:value-type="string">
            <text:p>aliye nakit</text:p>
          </table:table-cell>
          <table:table-cell table:style-name="ce525"/>
          <table:table-cell table:style-name="ce525" office:value-type="float" office:value="8000" calcext:value-type="float">
            <text:p>8.000,00</text:p>
          </table:table-cell>
          <table:table-cell table:style-name="ce525"/>
          <table:table-cell table:style-name="ce525" table:formula="of:=[.G1101]-[.D1102]+[.E1102]" office:value-type="float" office:value="-63733.5483333333" calcext:value-type="float">
            <text:p>-63.733,55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2-12" calcext:value-type="date">
            <text:p>12.12.2018</text:p>
          </table:table-cell>
          <table:table-cell table:style-name="ce496" office:value-type="string" calcext:value-type="string">
            <text:p>Doğuş işbank kredi ödemesi 12.ay</text:p>
          </table:table-cell>
          <table:table-cell table:style-name="ce525"/>
          <table:table-cell table:style-name="ce525" office:value-type="float" office:value="3344.12" calcext:value-type="float">
            <text:p>3.344,12</text:p>
          </table:table-cell>
          <table:table-cell table:style-name="ce525"/>
          <table:table-cell table:style-name="ce525" table:formula="of:=[.G1102]-[.D1103]+[.E1103]" office:value-type="float" office:value="-60389.4283333333" calcext:value-type="float">
            <text:p>-60.389,43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2-12" calcext:value-type="date">
            <text:p>12.12.2018</text:p>
          </table:table-cell>
          <table:table-cell table:style-name="ce496" office:value-type="string" calcext:value-type="string">
            <text:p>Ali Balcıdan nakit</text:p>
          </table:table-cell>
          <table:table-cell table:style-name="ce525" office:value-type="float" office:value="3400" calcext:value-type="float">
            <text:p>3.400,00</text:p>
          </table:table-cell>
          <table:table-cell table:style-name="ce525" table:number-columns-repeated="2"/>
          <table:table-cell table:style-name="ce525" table:formula="of:=[.G1103]-[.D1104]+[.E1104]" office:value-type="float" office:value="-63789.4283333333" calcext:value-type="float">
            <text:p>-63.789,43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2-11" calcext:value-type="date">
            <text:p>11.12.2018</text:p>
          </table:table-cell>
          <table:table-cell table:style-name="ce496" office:value-type="string" calcext:value-type="string">
            <text:p>Ali Balcıya sezai hesabına yatırılan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525" table:formula="of:=[.G1104]-[.D1105]+[.E1105]" office:value-type="float" office:value="-48789.4283333333" calcext:value-type="float">
            <text:p>-48.789,43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/>
          <table:table-cell table:style-name="ce525" table:number-columns-repeated="3"/>
          <table:table-cell table:style-name="ce525" table:formula="of:=[.G1105]-[.D1106]+[.E1106]" office:value-type="float" office:value="-48789.4283333333" calcext:value-type="float">
            <text:p>-48.789,43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table:style-name="ce496"/>
          <table:table-cell table:style-name="ce525" table:number-columns-repeated="3"/>
          <table:table-cell table:style-name="ce525" table:formula="of:=[.G1106]-[.D1107]+[.E1107]" office:value-type="float" office:value="-48789.4283333333" calcext:value-type="float">
            <text:p>-48.789,43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table:style-name="ce496"/>
          <table:table-cell table:style-name="ce525" table:number-columns-repeated="4"/>
          <table:table-cell table:number-columns-repeated="1017"/>
        </table:table-row>
        <table:table-row table:style-name="ro4">
          <table:table-cell/>
          <table:table-cell table:style-name="ce494"/>
          <table:table-cell table:style-name="ce496"/>
          <table:table-cell table:style-name="ce519" table:formula="of:=SUM([.D1064:.D1106])" office:value-type="float" office:value="216750" calcext:value-type="float">
            <text:p>216.750,00</text:p>
          </table:table-cell>
          <table:table-cell table:style-name="ce519" table:formula="of:=SUM([.E1064:.E1106])" office:value-type="float" office:value="192750.73" calcext:value-type="float">
            <text:p>192.750,73</text:p>
          </table:table-cell>
          <table:table-cell table:style-name="ce525" table:number-columns-repeated="2"/>
          <table:table-cell table:number-columns-repeated="1017"/>
        </table:table-row>
        <table:table-row table:style-name="ro4">
          <table:table-cell/>
          <table:table-cell table:style-name="ce494"/>
          <table:table-cell table:style-name="ce496"/>
          <table:table-cell table:style-name="ce525" table:number-columns-repeated="4"/>
          <table:table-cell table:number-columns-repeated="1017"/>
        </table:table-row>
        <table:table-row table:style-name="ro4">
          <table:table-cell/>
          <table:table-cell table:style-name="ce494"/>
          <table:table-cell table:style-name="ce496"/>
          <table:table-cell table:style-name="ce525" table:number-columns-repeated="3"/>
          <table:table-cell table:style-name="ce525" table:formula="of:=[.G1107]-[.D1111]+[.E1111]" office:value-type="float" office:value="-48789.4283333333" calcext:value-type="float">
            <text:p>-48.789,43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table:style-name="ce496"/>
          <table:table-cell table:style-name="ce525" table:number-columns-repeated="3"/>
          <table:table-cell table:style-name="ce525" table:formula="of:=[.G1111]-[.D1112]+[.E1112]" office:value-type="float" office:value="-48789.4283333333" calcext:value-type="float">
            <text:p>-48.789,43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office:value-type="string" calcext:value-type="string">
            <text:p>Hızarhane yıkama kira bedeli</text:p>
          </table:table-cell>
          <table:table-cell table:style-name="ce525" table:formula="of:=['file:///home/murat/depolnx/hes2018/Account/2019/2019%20YS%20KR%20D%C4%9E%C5%9E%20SLNK.ods'#$'AP-LS GNL'.B11]+['file:///home/murat/depolnx/hes2018/Account/2019/2019%20YS%20KR%20D%C4%9E%C5%9E%20SLNK.ods'#$'AP-LS GNL'.B28]" office:value-type="float" office:value="1500" calcext:value-type="float">
            <text:p>1.500,00</text:p>
          </table:table-cell>
          <table:table-cell table:style-name="ce402"/>
          <table:table-cell table:style-name="ce525"/>
          <table:table-cell table:style-name="ce525" table:formula="of:=[.G1112]-[.D1113]+[.E1113]" office:value-type="float" office:value="-50289.4283333333" calcext:value-type="float">
            <text:p>-50.289,43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office:value-type="string" calcext:value-type="string">
            <text:p>Lise Arkası Kira Bedeli</text:p>
          </table:table-cell>
          <table:table-cell table:style-name="ce525" table:formula="of:=['file:///home/murat/depolnx/hes2018/Account/2019/2019%20YS%20KR%20D%C4%9E%C5%9E%20SLNK.ods'#$'AP-LS GNL'.E28]+['file:///home/murat/depolnx/hes2018/Account/2019/2019%20YS%20KR%20D%C4%9E%C5%9E%20SLNK.ods'#$'AP-LS GNL'.E11]" office:value-type="float" office:value="16250" calcext:value-type="float">
            <text:p>16.250,00</text:p>
          </table:table-cell>
          <table:table-cell table:style-name="ce402"/>
          <table:table-cell table:style-name="ce525"/>
          <table:table-cell table:style-name="ce525" table:formula="of:=[.G1113]-[.D1114]+[.E1114]" office:value-type="float" office:value="-66539.4283333333" calcext:value-type="float">
            <text:p>-66.539,43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office:value-type="string" calcext:value-type="string">
            <text:p>Ali Paşa Kira Bedeli</text:p>
          </table:table-cell>
          <table:table-cell table:style-name="ce525" table:formula="of:=['file:///home/murat/depolnx/hes2018/Account/2019/2019%20YS%20KR%20D%C4%9E%C5%9E%20SLNK.ods'#$'AP-LS GNL'.F28]" office:value-type="float" office:value="16834.0972222222" calcext:value-type="float">
            <text:p>16.834,10</text:p>
          </table:table-cell>
          <table:table-cell table:style-name="ce402"/>
          <table:table-cell table:style-name="ce525"/>
          <table:table-cell table:style-name="ce525" table:formula="of:=[.G1114]-[.D1115]+[.E1115]" office:value-type="float" office:value="-83373.5255555555" calcext:value-type="float">
            <text:p>-83.373,53</text:p>
          </table:table-cell>
          <table:table-cell table:number-columns-repeated="1017"/>
        </table:table-row>
        <table:table-row table:style-name="ro4">
          <table:table-cell/>
          <table:table-cell table:style-name="ce497" table:number-columns-repeated="2"/>
          <table:table-cell table:style-name="ce525" table:number-columns-repeated="3"/>
          <table:table-cell table:style-name="ce525" table:formula="of:=[.G1115]-[.D1116]+[.E1116]" office:value-type="float" office:value="-83373.5255555555" calcext:value-type="float">
            <text:p>-83.373,53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513" office:value-type="string" calcext:value-type="string">
            <text:p>2019 a devir </text:p>
          </table:table-cell>
          <table:table-cell table:style-name="ce525" office:value-type="float" office:value="9.05" calcext:value-type="float">
            <text:p>9,05</text:p>
          </table:table-cell>
          <table:table-cell table:style-name="ce532" table:number-columns-repeated="2"/>
          <table:table-cell table:style-name="ce526" table:formula="of:=[.G1116]-[.D1117]+[.E1117]" office:value-type="float" office:value="-83382.5755555555" calcext:value-type="float">
            <text:p>-83.382,58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513"/>
          <table:table-cell table:style-name="ce525"/>
          <table:table-cell table:style-name="ce532" table:number-columns-repeated="2"/>
          <table:table-cell table:style-name="ce542"/>
          <table:table-cell table:number-columns-repeated="1017"/>
        </table:table-row>
        <table:table-row table:style-name="ro4">
          <table:table-cell/>
          <table:table-cell table:style-name="ce476" office:value-type="float" office:value="2018" calcext:value-type="float">
            <text:p>2018</text:p>
          </table:table-cell>
          <table:table-cell table:style-name="ce501" office:value-type="string" calcext:value-type="string">
            <text:p>YILSONU TOPLAMI DĞŞ BORÇLU</text:p>
          </table:table-cell>
          <table:table-cell table:style-name="ce518" table:formula="of:=SUM([.D1113:.D1118])+[.D1109]" office:value-type="float" office:value="251343.147222222" calcext:value-type="float">
            <text:p>251.343,15</text:p>
          </table:table-cell>
          <table:table-cell table:style-name="ce518" table:formula="of:=SUM([.E1113:.E1118])+[.E1109]" office:value-type="float" office:value="192750.73" calcext:value-type="float">
            <text:p>192.750,73</text:p>
          </table:table-cell>
          <table:table-cell table:style-name="ce518"/>
          <table:table-cell table:style-name="ce518" table:formula="of:=[.E1119]-[.D1119]" office:value-type="float" office:value="-58592.4172222222" calcext:value-type="float">
            <text:p>-58.592,42</text:p>
          </table:table-cell>
          <table:table-cell table:number-columns-repeated="1017"/>
        </table:table-row>
        <table:table-row table:style-name="ro4" table:number-rows-repeated="2">
          <table:table-cell/>
          <table:table-cell table:style-name="ce474"/>
          <table:table-cell table:style-name="ce503"/>
          <table:table-cell table:style-name="ce517" table:number-columns-repeated="4"/>
          <table:table-cell table:number-columns-repeated="1017"/>
        </table:table-row>
        <table:table-row table:style-name="ro4">
          <table:table-cell/>
          <table:table-cell table:style-name="ce475" office:value-type="float" office:value="2019" calcext:value-type="float">
            <text:p>2019</text:p>
          </table:table-cell>
          <table:table-cell table:style-name="ce500" office:value-type="string" calcext:value-type="string">
            <text:p>2018’den DEVİR</text:p>
          </table:table-cell>
          <table:table-cell table:style-name="ce517" table:number-columns-repeated="3"/>
          <table:table-cell table:style-name="ce519" table:formula="of:=[.G1117]-[.D1122]+[.E1122]" office:value-type="float" office:value="-83382.5755555555" calcext:value-type="float">
            <text:p>-83.382,58</text:p>
          </table:table-cell>
          <table:table-cell table:number-columns-repeated="1017"/>
        </table:table-row>
        <table:table-row table:style-name="ro4">
          <table:table-cell/>
          <table:table-cell table:style-name="ce398" table:number-columns-repeated="5"/>
          <table:table-cell table:style-name="ce525" table:formula="of:=[.G1122]-[.D1123]+[.E1123]" office:value-type="float" office:value="-83382.5755555555" calcext:value-type="float">
            <text:p>-83.382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3-30" calcext:value-type="date">
            <text:p>30.03.2019</text:p>
          </table:table-cell>
          <table:table-cell table:style-name="ce496" office:value-type="string" calcext:value-type="string">
            <text:p>ocakçı atila aradı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1123]-[.D1124]+[.E1124]" office:value-type="float" office:value="-83282.5755555555" calcext:value-type="float">
            <text:p>-83.282,5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kk murat tic seramik boyacı faruk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1124]-[.D1125]+[.E1125]" office:value-type="float" office:value="-83182.5755555555" calcext:value-type="float">
            <text:p>-83.182,5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kk benzinci 80 m2 seramik</text:p>
          </table:table-cell>
          <table:table-cell table:style-name="ce525"/>
          <table:table-cell table:style-name="ce525" office:value-type="float" office:value="1600" calcext:value-type="float">
            <text:p>1.600,00</text:p>
          </table:table-cell>
          <table:table-cell table:style-name="ce525"/>
          <table:table-cell table:style-name="ce525" table:formula="of:=[.G1125]-[.D1126]+[.E1126]" office:value-type="float" office:value="-81582.5755555555" calcext:value-type="float">
            <text:p>-81.582,5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şubat iş kredi</text:p>
          </table:table-cell>
          <table:table-cell table:style-name="ce525"/>
          <table:table-cell table:style-name="ce525" office:value-type="float" office:value="3486" calcext:value-type="float">
            <text:p>3.486,00</text:p>
          </table:table-cell>
          <table:table-cell table:style-name="ce525"/>
          <table:table-cell table:style-name="ce525" table:formula="of:=[.G1126]-[.D1127]+[.E1127]" office:value-type="float" office:value="-78096.5755555555" calcext:value-type="float">
            <text:p>-78.096,5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dursun ankara ocakçı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25" table:formula="of:=[.G1127]-[.D1128]+[.E1128]" office:value-type="float" office:value="-77096.5755555555" calcext:value-type="float">
            <text:p>-77.096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4-08" calcext:value-type="date">
            <text:p>08.04.2019</text:p>
          </table:table-cell>
          <table:table-cell table:style-name="ce496" office:value-type="string" calcext:value-type="string">
            <text:p>aliye kiracı dursun durmuş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525" table:formula="of:=[.G1128]-[.D1129]+[.E1129]" office:value-type="float" office:value="-75096.5755555555" calcext:value-type="float">
            <text:p>-75.096,5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mustafa radyatör tamiri</text:p>
          </table:table-cell>
          <table:table-cell table:style-name="ce525"/>
          <table:table-cell table:style-name="ce525" office:value-type="float" office:value="150" calcext:value-type="float">
            <text:p>150,00</text:p>
          </table:table-cell>
          <table:table-cell table:style-name="ce525"/>
          <table:table-cell table:style-name="ce525" table:formula="of:=[.G1129]-[.D1130]+[.E1130]" office:value-type="float" office:value="-74946.5755555555" calcext:value-type="float">
            <text:p>-74.946,5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mustafa ocak sigara</text:p>
          </table:table-cell>
          <table:table-cell table:style-name="ce525"/>
          <table:table-cell table:style-name="ce525" office:value-type="float" office:value="55" calcext:value-type="float">
            <text:p>55,00</text:p>
          </table:table-cell>
          <table:table-cell table:style-name="ce525"/>
          <table:table-cell table:style-name="ce525" table:formula="of:=[.G1130]-[.D1131]+[.E1131]" office:value-type="float" office:value="-74891.5755555555" calcext:value-type="float">
            <text:p>-74.891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7-31" calcext:value-type="date">
            <text:p>31.07.2019</text:p>
          </table:table-cell>
          <table:table-cell table:style-name="ce496" office:value-type="string" calcext:value-type="string">
            <text:p>fırıldakçı ercan mezar parası</text:p>
          </table:table-cell>
          <table:table-cell table:style-name="ce525" office:value-type="float" office:value="500" calcext:value-type="float">
            <text:p>500,00</text:p>
          </table:table-cell>
          <table:table-cell table:style-name="ce525" table:number-columns-repeated="2"/>
          <table:table-cell table:style-name="ce525" table:formula="of:=[.G1131]-[.D1132]+[.E1132]" office:value-type="float" office:value="-75391.5755555555" calcext:value-type="float">
            <text:p>-75.391,5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adem kesici senet 6400</text:p>
          </table:table-cell>
          <table:table-cell table:style-name="ce525" table:number-columns-repeated="3"/>
          <table:table-cell table:style-name="ce525" table:formula="of:=[.G1132]-[.D1133]+[.E1133]" office:value-type="float" office:value="-75391.5755555555" calcext:value-type="float">
            <text:p>-75.391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7-30" calcext:value-type="date">
            <text:p>30.07.2019</text:p>
          </table:table-cell>
          <table:table-cell table:style-name="ce496" office:value-type="string" calcext:value-type="string">
            <text:p>atila vakıfbank kira özge kahraman</text:p>
          </table:table-cell>
          <table:table-cell table:style-name="ce525"/>
          <table:table-cell table:style-name="ce525" office:value-type="float" office:value="1750" calcext:value-type="float">
            <text:p>1.750,00</text:p>
          </table:table-cell>
          <table:table-cell table:style-name="ce525"/>
          <table:table-cell table:style-name="ce525" table:formula="of:=[.G1133]-[.D1134]+[.E1134]" office:value-type="float" office:value="-73641.5755555555" calcext:value-type="float">
            <text:p>-73.641,5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Toyota temmuz pulu maliye</text:p>
          </table:table-cell>
          <table:table-cell table:style-name="ce525"/>
          <table:table-cell table:style-name="ce525" office:value-type="float" office:value="234" calcext:value-type="float">
            <text:p>234,00</text:p>
          </table:table-cell>
          <table:table-cell table:style-name="ce525"/>
          <table:table-cell table:style-name="ce525" table:formula="of:=[.G1134]-[.D1135]+[.E1135]" office:value-type="float" office:value="-73407.5755555555" calcext:value-type="float">
            <text:p>-73.407,5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Toyota ocak pulu maliye</text:p>
          </table:table-cell>
          <table:table-cell table:style-name="ce525"/>
          <table:table-cell table:style-name="ce525" office:value-type="float" office:value="234" calcext:value-type="float">
            <text:p>234,00</text:p>
          </table:table-cell>
          <table:table-cell table:style-name="ce525"/>
          <table:table-cell table:style-name="ce525" table:formula="of:=[.G1135]-[.D1136]+[.E1136]" office:value-type="float" office:value="-73173.5755555555" calcext:value-type="float">
            <text:p>-73.173,5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aliye <text:s/>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1136]-[.D1137]+[.E1137]" office:value-type="float" office:value="-73073.5755555555" calcext:value-type="float">
            <text:p>-73.073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7-25" calcext:value-type="date">
            <text:p>25.07.2019</text:p>
          </table:table-cell>
          <table:table-cell table:style-name="ce496" office:value-type="string" calcext:value-type="string">
            <text:p>Mustafa 2 usta bilet parası</text:p>
          </table:table-cell>
          <table:table-cell table:style-name="ce525"/>
          <table:table-cell table:style-name="ce525" office:value-type="float" office:value="280" calcext:value-type="float">
            <text:p>280,00</text:p>
          </table:table-cell>
          <table:table-cell table:style-name="ce525"/>
          <table:table-cell table:style-name="ce525" table:formula="of:=[.G1137]-[.D1138]+[.E1138]" office:value-type="float" office:value="-72793.5755555555" calcext:value-type="float">
            <text:p>-72.793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7-03" calcext:value-type="date">
            <text:p>03.07.2019</text:p>
          </table:table-cell>
          <table:table-cell table:style-name="ce496" office:value-type="string" calcext:value-type="string">
            <text:p>atla vakıfbank hesabına kiracı adem</text:p>
          </table:table-cell>
          <table:table-cell table:style-name="ce525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525" table:formula="of:=[.G1138]-[.D1139]+[.E1139]" office:value-type="float" office:value="-52793.5755555555" calcext:value-type="float">
            <text:p>-52.793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8-10" calcext:value-type="date">
            <text:p>10.08.2019</text:p>
          </table:table-cell>
          <table:table-cell table:style-name="ce496" office:value-type="string" calcext:value-type="string">
            <text:p>toyota radyatör nakilye</text:p>
          </table:table-cell>
          <table:table-cell table:style-name="ce525"/>
          <table:table-cell table:style-name="ce525" office:value-type="float" office:value="50" calcext:value-type="float">
            <text:p>50,00</text:p>
          </table:table-cell>
          <table:table-cell table:style-name="ce525"/>
          <table:table-cell table:style-name="ce525" table:formula="of:=[.G1139]-[.D1140]+[.E1140]" office:value-type="float" office:value="-52743.5755555555" calcext:value-type="float">
            <text:p>-52.743,5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fırıldakçı ercan mezar parası</text:p>
          </table:table-cell>
          <table:table-cell table:style-name="ce525" office:value-type="float" office:value="400" calcext:value-type="float">
            <text:p>400,00</text:p>
          </table:table-cell>
          <table:table-cell table:style-name="ce525" table:number-columns-repeated="2"/>
          <table:table-cell table:style-name="ce525" table:formula="of:=[.G1140]-[.D1141]+[.E1141]" office:value-type="float" office:value="-53143.5755555555" calcext:value-type="float">
            <text:p>-53.143,5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sarıca ya verilen</text:p>
          </table:table-cell>
          <table:table-cell table:style-name="ce525"/>
          <table:table-cell table:style-name="ce525" office:value-type="float" office:value="500" calcext:value-type="float">
            <text:p>500,00</text:p>
          </table:table-cell>
          <table:table-cell table:style-name="ce525"/>
          <table:table-cell table:style-name="ce525" table:formula="of:=[.G1141]-[.D1142]+[.E1142]" office:value-type="float" office:value="-52643.5755555555" calcext:value-type="float">
            <text:p>-52.643,5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ahmet selimoğlu mezar</text:p>
          </table:table-cell>
          <table:table-cell table:style-name="ce525" office:value-type="float" office:value="1500" calcext:value-type="float">
            <text:p>1.500,00</text:p>
          </table:table-cell>
          <table:table-cell table:style-name="ce525" table:number-columns-repeated="2"/>
          <table:table-cell table:style-name="ce525" table:formula="of:=[.G1142]-[.D1143]+[.E1143]" office:value-type="float" office:value="-54143.5755555555" calcext:value-type="float">
            <text:p>-54.143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9-29" calcext:value-type="date">
            <text:p>29.09.2019</text:p>
          </table:table-cell>
          <table:table-cell table:style-name="ce496" office:value-type="string" calcext:value-type="string">
            <text:p>ali balcıya işbank hesaptan</text:p>
          </table:table-cell>
          <table:table-cell table:style-name="ce525"/>
          <table:table-cell table:style-name="ce525" office:value-type="float" office:value="14035" calcext:value-type="float">
            <text:p>14.035,00</text:p>
          </table:table-cell>
          <table:table-cell table:style-name="ce525"/>
          <table:table-cell table:style-name="ce525" table:formula="of:=[.G1143]-[.D1144]+[.E1144]" office:value-type="float" office:value="-40108.5755555555" calcext:value-type="float">
            <text:p>-40.108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9-26" calcext:value-type="date">
            <text:p>26.09.2019</text:p>
          </table:table-cell>
          <table:table-cell table:style-name="ce496" office:value-type="string" calcext:value-type="string">
            <text:p>toyota bobin</text:p>
          </table:table-cell>
          <table:table-cell table:style-name="ce525"/>
          <table:table-cell table:style-name="ce525" office:value-type="float" office:value="165" calcext:value-type="float">
            <text:p>165,00</text:p>
          </table:table-cell>
          <table:table-cell table:style-name="ce525"/>
          <table:table-cell table:style-name="ce525" table:formula="of:=[.G1144]-[.D1145]+[.E1145]" office:value-type="float" office:value="-39943.5755555555" calcext:value-type="float">
            <text:p>-39.943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9-28" calcext:value-type="date">
            <text:p>28.09.2019</text:p>
          </table:table-cell>
          <table:table-cell table:style-name="ce496" office:value-type="string" calcext:value-type="string">
            <text:p>benzin</text:p>
          </table:table-cell>
          <table:table-cell table:style-name="ce525"/>
          <table:table-cell table:style-name="ce525" office:value-type="float" office:value="250" calcext:value-type="float">
            <text:p>250,00</text:p>
          </table:table-cell>
          <table:table-cell table:style-name="ce525"/>
          <table:table-cell table:style-name="ce525" table:formula="of:=[.G1145]-[.D1146]+[.E1146]" office:value-type="float" office:value="-39693.5755555555" calcext:value-type="float">
            <text:p>-39.693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9-25" calcext:value-type="date">
            <text:p>25.09.2019</text:p>
          </table:table-cell>
          <table:table-cell table:style-name="ce496" office:value-type="string" calcext:value-type="string">
            <text:p>toyota gaz benzin kk</text:p>
          </table:table-cell>
          <table:table-cell table:style-name="ce525"/>
          <table:table-cell table:style-name="ce525" office:value-type="float" office:value="150" calcext:value-type="float">
            <text:p>150,00</text:p>
          </table:table-cell>
          <table:table-cell table:style-name="ce525"/>
          <table:table-cell table:style-name="ce525" table:formula="of:=[.G1146]-[.D1147]+[.E1147]" office:value-type="float" office:value="-39543.5755555555" calcext:value-type="float">
            <text:p>-39.543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9-24" calcext:value-type="date">
            <text:p>24.09.2019</text:p>
          </table:table-cell>
          <table:table-cell table:style-name="ce496" office:value-type="string" calcext:value-type="string">
            <text:p>ford mazot sivas kk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1147]-[.D1148]+[.E1148]" office:value-type="float" office:value="-39443.5755555555" calcext:value-type="float">
            <text:p>-39.443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9-20" calcext:value-type="date">
            <text:p>20.09.2019</text:p>
          </table:table-cell>
          <table:table-cell table:style-name="ce496" office:value-type="string" calcext:value-type="string">
            <text:p>aliye nakit fabrika</text:p>
          </table:table-cell>
          <table:table-cell table:style-name="ce525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525" table:formula="of:=[.G1148]-[.D1149]+[.E1149]" office:value-type="float" office:value="-36443.5755555555" calcext:value-type="float">
            <text:p>-36.443,5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aliye nakit</text:p>
          </table:table-cell>
          <table:table-cell table:style-name="ce525"/>
          <table:table-cell table:style-name="ce525" office:value-type="float" office:value="855" calcext:value-type="float">
            <text:p>855,00</text:p>
          </table:table-cell>
          <table:table-cell table:style-name="ce525"/>
          <table:table-cell table:style-name="ce525" table:formula="of:=[.G1149]-[.D1150]+[.E1150]" office:value-type="float" office:value="-35588.5755555555" calcext:value-type="float">
            <text:p>-35.588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9-18" calcext:value-type="date">
            <text:p>18.09.2019</text:p>
          </table:table-cell>
          <table:table-cell table:style-name="ce496" office:value-type="string" calcext:value-type="string">
            <text:p>ziraat kredi</text:p>
          </table:table-cell>
          <table:table-cell table:style-name="ce525"/>
          <table:table-cell table:style-name="ce525" office:value-type="float" office:value="3645" calcext:value-type="float">
            <text:p>3.645,00</text:p>
          </table:table-cell>
          <table:table-cell table:style-name="ce525"/>
          <table:table-cell table:style-name="ce525" table:formula="of:=[.G1150]-[.D1151]+[.E1151]" office:value-type="float" office:value="-31943.5755555555" calcext:value-type="float">
            <text:p>-31.943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9-12" calcext:value-type="date">
            <text:p>12.09.2019</text:p>
          </table:table-cell>
          <table:table-cell table:style-name="ce496" office:value-type="string" calcext:value-type="string">
            <text:p>aliden nakit</text:p>
          </table:table-cell>
          <table:table-cell table:style-name="ce525" office:value-type="float" office:value="200" calcext:value-type="float">
            <text:p>200,00</text:p>
          </table:table-cell>
          <table:table-cell table:style-name="ce525" table:number-columns-repeated="2"/>
          <table:table-cell table:style-name="ce525" table:formula="of:=[.G1151]-[.D1152]+[.E1152]" office:value-type="float" office:value="-32143.5755555555" calcext:value-type="float">
            <text:p>-32.143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9-12" calcext:value-type="date">
            <text:p>12.09.2019</text:p>
          </table:table-cell>
          <table:table-cell table:style-name="ce496" office:value-type="string" calcext:value-type="string">
            <text:p>aliye nakit</text:p>
          </table:table-cell>
          <table:table-cell table:style-name="ce525"/>
          <table:table-cell table:style-name="ce525" office:value-type="float" office:value="200" calcext:value-type="float">
            <text:p>200,00</text:p>
          </table:table-cell>
          <table:table-cell table:style-name="ce525"/>
          <table:table-cell table:style-name="ce525" table:formula="of:=[.G1152]-[.D1153]+[.E1153]" office:value-type="float" office:value="-31943.5755555555" calcext:value-type="float">
            <text:p>-31.943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10-10" calcext:value-type="date">
            <text:p>10.10.2019</text:p>
          </table:table-cell>
          <table:table-cell table:style-name="ce496" office:value-type="string" calcext:value-type="string">
            <text:p>fırıldakçı ercan mezar parası</text:p>
          </table:table-cell>
          <table:table-cell table:style-name="ce502" office:value-type="float" office:value="400" calcext:value-type="float">
            <text:p>400,00</text:p>
          </table:table-cell>
          <table:table-cell table:style-name="ce525" table:number-columns-repeated="2"/>
          <table:table-cell table:style-name="ce525" table:formula="of:=[.G1153]-[.D1154]+[.E1154]" office:value-type="float" office:value="-32343.5755555555" calcext:value-type="float">
            <text:p>-32.343,58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402" office:value-type="string" calcext:value-type="string">
            <text:p>dursun çalışkan karo</text:p>
          </table:table-cell>
          <table:table-cell table:style-name="ce502" office:value-type="float" office:value="200" calcext:value-type="float">
            <text:p>200,00</text:p>
          </table:table-cell>
          <table:table-cell table:style-name="ce525" table:number-columns-repeated="2"/>
          <table:table-cell table:style-name="ce525" table:formula="of:=[.G1154]-[.D1155]+[.E1155]" office:value-type="float" office:value="-32543.5755555555" calcext:value-type="float">
            <text:p>-32.543,58</text:p>
          </table:table-cell>
          <table:table-cell table:number-columns-repeated="1017"/>
        </table:table-row>
        <table:table-row table:style-name="ro4">
          <table:table-cell/>
          <table:table-cell table:style-name="ce483" office:value-type="date" office:date-value="2019-10-25" calcext:value-type="date">
            <text:p>25.10.2019</text:p>
          </table:table-cell>
          <table:table-cell table:style-name="ce514" office:value-type="string" calcext:value-type="string">
            <text:p>ziraat kredi 10. ay</text:p>
          </table:table-cell>
          <table:table-cell table:style-name="ce502"/>
          <table:table-cell table:style-name="ce525" office:value-type="float" office:value="3646" calcext:value-type="float">
            <text:p>3.646,00</text:p>
          </table:table-cell>
          <table:table-cell table:style-name="ce525"/>
          <table:table-cell table:style-name="ce525" table:formula="of:=[.G1155]-[.D1156]+[.E1156]" office:value-type="float" office:value="-28897.5755555555" calcext:value-type="float">
            <text:p>-28.897,58</text:p>
          </table:table-cell>
          <table:table-cell table:number-columns-repeated="1017"/>
        </table:table-row>
        <table:table-row table:style-name="ro4">
          <table:table-cell/>
          <table:table-cell table:style-name="ce483" office:value-type="date" office:date-value="2019-10-25" calcext:value-type="date">
            <text:p>25.10.2019</text:p>
          </table:table-cell>
          <table:table-cell table:style-name="ce514" office:value-type="string" calcext:value-type="string">
            <text:p>ziraat kredi yapılandırma %1 kesinti</text:p>
          </table:table-cell>
          <table:table-cell table:style-name="ce502"/>
          <table:table-cell table:style-name="ce525" office:value-type="float" office:value="2210" calcext:value-type="float">
            <text:p>2.210,00</text:p>
          </table:table-cell>
          <table:table-cell table:style-name="ce525"/>
          <table:table-cell table:style-name="ce525" table:formula="of:=[.G1156]-[.D1157]+[.E1157]" office:value-type="float" office:value="-26687.5755555555" calcext:value-type="float">
            <text:p>-26.687,58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14" office:value-type="string" calcext:value-type="string">
            <text:p>çekilen kredi 240.000 TL 19 ay*3646=69.274 TL ödemeden sonra</text:p>
          </table:table-cell>
          <table:table-cell table:style-name="ce502"/>
          <table:table-cell table:style-name="ce525" table:number-columns-repeated="2"/>
          <table:table-cell table:style-name="ce525" table:formula="of:=[.G1157]-[.D1158]+[.E1158]" office:value-type="float" office:value="-26687.5755555555" calcext:value-type="float">
            <text:p>-26.687,58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14" office:value-type="string" calcext:value-type="string">
            <text:p>kalan ana para =219.841 TL <text:s/>%1 erken ödeme alınıyor.</text:p>
          </table:table-cell>
          <table:table-cell table:style-name="ce502"/>
          <table:table-cell table:style-name="ce525" table:number-columns-repeated="2"/>
          <table:table-cell table:style-name="ce525" table:formula="of:=[.G1158]-[.D1159]+[.E1159]" office:value-type="float" office:value="-26687.5755555555" calcext:value-type="float">
            <text:p>-26.687,58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14" office:value-type="string" calcext:value-type="string">
            <text:p>3646,01 * 101 ay = 368.247,01 eski vade borç</text:p>
          </table:table-cell>
          <table:table-cell table:style-name="ce502"/>
          <table:table-cell table:style-name="ce525" table:number-columns-repeated="2"/>
          <table:table-cell table:style-name="ce525" table:formula="of:=[.G1159]-[.D1160]+[.E1160]" office:value-type="float" office:value="-26687.5755555555" calcext:value-type="float">
            <text:p>-26.687,58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14" office:value-type="string" calcext:value-type="string">
            <text:p>3453,17 * 101 ao = 348.770,17 yeni vade borç</text:p>
          </table:table-cell>
          <table:table-cell table:style-name="ce502"/>
          <table:table-cell table:style-name="ce525" table:number-columns-repeated="2"/>
          <table:table-cell table:style-name="ce525" table:formula="of:=[.G1160]-[.D1161]+[.E1161]" office:value-type="float" office:value="-26687.5755555555" calcext:value-type="float">
            <text:p>-26.687,58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14" office:value-type="string" calcext:value-type="string">
            <text:p>Fark = 19.476 TL - (erken ödeme farkı) 2210 TL = 17.266 TL</text:p>
          </table:table-cell>
          <table:table-cell table:style-name="ce502"/>
          <table:table-cell table:style-name="ce525" table:number-columns-repeated="2"/>
          <table:table-cell table:style-name="ce525" table:formula="of:=[.G1161]-[.D1162]+[.E1162]" office:value-type="float" office:value="-26687.5755555555" calcext:value-type="float">
            <text:p>-26.687,58</text:p>
          </table:table-cell>
          <table:table-cell table:number-columns-repeated="1017"/>
        </table:table-row>
        <table:table-row table:style-name="ro4">
          <table:table-cell/>
          <table:table-cell table:style-name="ce473"/>
          <table:table-cell table:style-name="ce514" office:value-type="string" calcext:value-type="string">
            <text:p><text:s/>daha az ödeme yapılacak</text:p>
          </table:table-cell>
          <table:table-cell table:style-name="ce502"/>
          <table:table-cell table:style-name="ce525" table:number-columns-repeated="2"/>
          <table:table-cell table:style-name="ce525" table:formula="of:=[.G1162]-[.D1163]+[.E1163]" office:value-type="float" office:value="-26687.5755555555" calcext:value-type="float">
            <text:p>-26.687,58</text:p>
          </table:table-cell>
          <table:table-cell table:number-columns-repeated="1017"/>
        </table:table-row>
        <table:table-row table:style-name="ro4">
          <table:table-cell/>
          <table:table-cell table:style-name="ce414" office:value-type="date" office:date-value="2019-12-22" calcext:value-type="date">
            <text:p>22.12.2019</text:p>
          </table:table-cell>
          <table:table-cell table:style-name="ce402" office:value-type="string" calcext:value-type="string">
            <text:p>almus kurt arıcı</text:p>
          </table:table-cell>
          <table:table-cell table:style-name="ce502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525" table:formula="of:=[.G1163]-[.D1164]+[.E1164]" office:value-type="float" office:value="-26387.5755555555" calcext:value-type="float">
            <text:p>-26.387,58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402"/>
          <table:table-cell table:style-name="ce502"/>
          <table:table-cell table:style-name="ce525" table:number-columns-repeated="2"/>
          <table:table-cell table:style-name="ce525" table:formula="of:=[.G1164]-[.D1165]+[.E1165]" office:value-type="float" office:value="-26387.5755555555" calcext:value-type="float">
            <text:p>-26.387,58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402"/>
          <table:table-cell table:style-name="ce502"/>
          <table:table-cell table:style-name="ce525" table:number-columns-repeated="2"/>
          <table:table-cell table:style-name="ce525" table:formula="of:=[.G1165]-[.D1166]+[.E1166]" office:value-type="float" office:value="-26387.5755555555" calcext:value-type="float">
            <text:p>-26.387,58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402"/>
          <table:table-cell table:style-name="ce502"/>
          <table:table-cell table:style-name="ce525" table:number-columns-repeated="2"/>
          <table:table-cell table:style-name="ce525" table:formula="of:=[.G1166]-[.D1167]+[.E1167]" office:value-type="float" office:value="-26387.5755555555" calcext:value-type="float">
            <text:p>-26.387,58</text:p>
          </table:table-cell>
          <table:table-cell table:number-columns-repeated="1017"/>
        </table:table-row>
        <table:table-row table:style-name="ro4">
          <table:table-cell/>
          <table:table-cell table:style-name="ce402"/>
          <table:table-cell table:style-name="ce514"/>
          <table:table-cell table:style-name="ce524"/>
          <table:table-cell table:style-name="ce402" table:number-columns-repeated="2"/>
          <table:table-cell table:style-name="ce525" table:formula="of:=[.G1167]-[.D1168]+[.E1168]" office:value-type="float" office:value="-26387.5755555555" calcext:value-type="float">
            <text:p>-26.387,58</text:p>
          </table:table-cell>
          <table:table-cell table:style-name="ce402" table:number-columns-repeated="974"/>
          <table:table-cell table:number-columns-repeated="43"/>
        </table:table-row>
        <table:table-row table:style-name="ro4">
          <table:table-cell table:number-columns-repeated="3"/>
          <table:table-cell table:style-name="ce519" table:formula="of:=SUM([.D1124:.D1168])" office:value-type="float" office:value="3200" calcext:value-type="float">
            <text:p>3.200,00</text:p>
          </table:table-cell>
          <table:table-cell table:style-name="ce519" table:formula="of:=SUM([.E1124:.E1168])" office:value-type="float" office:value="60195" calcext:value-type="float">
            <text:p>60.195,00</text:p>
          </table:table-cell>
          <table:table-cell/>
          <table:table-cell table:style-name="ce525"/>
          <table:table-cell table:number-columns-repeated="1017"/>
        </table:table-row>
        <table:table-row table:style-name="ro4">
          <table:table-cell table:number-columns-repeated="6"/>
          <table:table-cell table:style-name="ce525"/>
          <table:table-cell table:number-columns-repeated="1017"/>
        </table:table-row>
        <table:table-row table:style-name="ro4">
          <table:table-cell table:number-columns-repeated="2"/>
          <table:table-cell office:value-type="string" calcext:value-type="string">
            <text:p>Lise Arkası Kira Bedeli</text:p>
          </table:table-cell>
          <table:table-cell table:style-name="ce422" table:formula="of:=['file:///home/murat/depolnx/hes2018/Account/2019/2019%20YS%20KR%20D%C4%9E%C5%9E%20SLNK.ods'#$'AP-LS GNL'.E29]+['file:///home/murat/depolnx/hes2018/Account/2019/2019%20YS%20KR%20D%C4%9E%C5%9E%20SLNK.ods'#$'AP-LS GNL'.E12]" office:value-type="float" office:value="20372.47" calcext:value-type="float">
            <text:p>20.372,47</text:p>
          </table:table-cell>
          <table:table-cell table:style-name="ce402"/>
          <table:table-cell/>
          <table:table-cell table:style-name="ce525" table:formula="of:=[.G1168]-[.D1171]+[.E1171]" office:value-type="float" office:value="-46760.0455555555" calcext:value-type="float">
            <text:p>-46.760,05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 calcext:value-type="string">
            <text:p>Ali Paşa Kira Bedeli</text:p>
          </table:table-cell>
          <table:table-cell table:style-name="ce422" table:formula="of:=['file:///home/murat/depolnx/hes2018/Account/2019/2019%20YS%20KR%20D%C4%9E%C5%9E%20SLNK.ods'#$'AP-LS GNL'.F29]" office:value-type="float" office:value="17008.3333333333" calcext:value-type="float">
            <text:p>17.008,33</text:p>
          </table:table-cell>
          <table:table-cell table:style-name="ce402"/>
          <table:table-cell/>
          <table:table-cell table:style-name="ce525" table:formula="of:=[.G1171]-[.D1172]+[.E1172]" office:value-type="float" office:value="-63768.3788888888" calcext:value-type="float">
            <text:p>-63.768,38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ce422"/>
          <table:table-cell table:style-name="ce402"/>
          <table:table-cell/>
          <table:table-cell table:style-name="ce525" table:formula="of:=[.G1172]-[.D1173]+[.E1173]" office:value-type="float" office:value="-63768.3788888888" calcext:value-type="float">
            <text:p>-63.768,38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 calcext:value-type="string">
            <text:p>sanayi tedaş teminat 2018-19</text:p>
          </table:table-cell>
          <table:table-cell table:style-name="ce422" office:value-type="float" office:value="900" calcext:value-type="float">
            <text:p>900,00</text:p>
          </table:table-cell>
          <table:table-cell table:number-columns-repeated="2"/>
          <table:table-cell table:style-name="ce525" table:formula="of:=[.G1173]-[.D1174]+[.E1174]" office:value-type="float" office:value="-64668.3788888888" calcext:value-type="float">
            <text:p>-64.668,38</text:p>
          </table:table-cell>
          <table:table-cell table:number-columns-repeated="1017"/>
        </table:table-row>
        <table:table-row table:style-name="ro4">
          <table:table-cell/>
          <table:table-cell table:style-name="ce414"/>
          <table:table-cell table:style-name="ce514" office:value-type="string" calcext:value-type="string">
            <text:p>sanayi doğuş boya dükkanı tadilat masrafı</text:p>
          </table:table-cell>
          <table:table-cell table:style-name="ce422" office:value-type="float" office:value="20000" calcext:value-type="float">
            <text:p>20.000,00</text:p>
          </table:table-cell>
          <table:table-cell table:number-columns-repeated="2"/>
          <table:table-cell table:style-name="ce525" table:formula="of:=[.G1174]-[.D1175]+[.E1175]" office:value-type="float" office:value="-84668.3788888888" calcext:value-type="float">
            <text:p>-84.668,38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 calcext:value-type="string">
            <text:p>sanayi taban kırımı beton döküm işçilik</text:p>
          </table:table-cell>
          <table:table-cell table:style-name="ce422" office:value-type="float" office:value="20000" calcext:value-type="float">
            <text:p>20.000,00</text:p>
          </table:table-cell>
          <table:table-cell table:number-columns-repeated="2"/>
          <table:table-cell table:style-name="ce525" table:formula="of:=[.G1175]-[.D1176]+[.E1176]" office:value-type="float" office:value="-104668.378888889" calcext:value-type="float">
            <text:p>-104.668,38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402"/>
          <table:table-cell table:number-columns-repeated="3"/>
          <table:table-cell table:style-name="ce525" table:formula="of:=[.G1176]-[.D1177]+[.E1177]" office:value-type="float" office:value="-104668.378888889" calcext:value-type="float">
            <text:p>-104.668,38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513" office:value-type="string" calcext:value-type="string">
            <text:p>2020 ye devir </text:p>
          </table:table-cell>
          <table:table-cell table:style-name="ce525" office:value-type="float" office:value="8.72" calcext:value-type="float">
            <text:p>8,72</text:p>
          </table:table-cell>
          <table:table-cell table:style-name="ce532" table:number-columns-repeated="2"/>
          <table:table-cell table:style-name="ce525" table:formula="of:=[.G1177]-[.D1178]+[.E1178]" office:value-type="float" office:value="-104677.098888889" calcext:value-type="float">
            <text:p>-104.677,10</text:p>
          </table:table-cell>
          <table:table-cell table:number-columns-repeated="1017"/>
        </table:table-row>
        <table:table-row table:style-name="ro3">
          <table:table-cell/>
          <table:table-cell table:style-name="ce489"/>
          <table:table-cell table:style-name="ce513"/>
          <table:table-cell table:style-name="ce525"/>
          <table:table-cell table:style-name="ce532" table:number-columns-repeated="2"/>
          <table:table-cell table:style-name="ce543" table:formula="of:=[.G1178]-[.D1179]+[.E1179]" office:value-type="float" office:value="-104677.098888889" calcext:value-type="float">
            <text:p>-104.677,10</text:p>
          </table:table-cell>
          <table:table-cell table:number-columns-repeated="1017"/>
        </table:table-row>
        <table:table-row table:style-name="ro4">
          <table:table-cell/>
          <table:table-cell table:style-name="ce476" office:value-type="float" office:value="2019" calcext:value-type="float">
            <text:p>2019</text:p>
          </table:table-cell>
          <table:table-cell table:style-name="ce501" office:value-type="string" calcext:value-type="string">
            <text:p>YILSONU TOPLAMI DĞŞ BORÇLU</text:p>
          </table:table-cell>
          <table:table-cell table:style-name="ce518" table:formula="of:=SUM([.D1171:.D1179])+[.D1169]" office:value-type="float" office:value="81489.5233333333" calcext:value-type="float">
            <text:p>81.489,52</text:p>
          </table:table-cell>
          <table:table-cell table:style-name="ce518" table:formula="of:=SUM([.E1171:.E1179])+[.E1169]" office:value-type="float" office:value="60195" calcext:value-type="float">
            <text:p>60.195,00</text:p>
          </table:table-cell>
          <table:table-cell table:style-name="ce519"/>
          <table:table-cell table:style-name="ce525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472" office:value-type="string" calcext:value-type="string">
            <text:p>SELANİK DOĞUŞ 2007-2019 HESAPLARI</text:p>
          </table:table-cell>
          <table:table-cell table:style-name="ce402"/>
          <table:table-cell table:style-name="ce502" table:number-columns-repeated="4"/>
          <table:table-cell table:number-columns-repeated="1017"/>
        </table:table-row>
        <table:table-row table:style-name="ro4">
          <table:table-cell/>
          <table:table-cell table:style-name="ce472"/>
          <table:table-cell table:style-name="ce402"/>
          <table:table-cell table:style-name="ce502" table:number-columns-repeated="4"/>
          <table:table-cell table:number-columns-repeated="1017"/>
        </table:table-row>
        <table:table-row table:style-name="ro4">
          <table:table-cell/>
          <table:table-cell table:style-name="ce473"/>
          <table:table-cell table:style-name="ce515"/>
          <table:table-cell table:style-name="ce527" table:number-columns-repeated="3"/>
          <table:table-cell table:style-name="ce527" office:value-type="string" calcext:value-type="string">
            <text:p>YILLIK</text:p>
          </table:table-cell>
          <table:table-cell table:number-columns-repeated="1017"/>
        </table:table-row>
        <table:table-row table:style-name="ro4">
          <table:table-cell/>
          <table:table-cell table:style-name="ce473"/>
          <table:table-cell table:style-name="ce402"/>
          <table:table-cell table:style-name="ce527" office:value-type="string" calcext:value-type="string">
            <text:p>SELANİK</text:p>
          </table:table-cell>
          <table:table-cell table:style-name="ce527" office:value-type="string" calcext:value-type="string">
            <text:p>DOĞUŞ</text:p>
          </table:table-cell>
          <table:table-cell table:style-name="ce527"/>
          <table:table-cell table:style-name="ce527" office:value-type="string" calcext:value-type="string">
            <text:p>BAKİYE</text:p>
          </table:table-cell>
          <table:table-cell table:number-columns-repeated="1017"/>
        </table:table-row>
        <table:table-row table:style-name="ro4">
          <table:table-cell/>
          <table:table-cell table:style-name="ce473"/>
          <table:table-cell table:style-name="ce402"/>
          <table:table-cell table:style-name="ce527" table:number-columns-repeated="4"/>
          <table:table-cell table:number-columns-repeated="1017"/>
        </table:table-row>
        <table:table-row table:style-name="ro4">
          <table:table-cell/>
          <table:table-cell table:style-name="ce475" office:value-type="float" office:value="2007" calcext:value-type="float">
            <text:p>2007</text:p>
          </table:table-cell>
          <table:table-cell table:style-name="ce402" office:value-type="string" calcext:value-type="string">
            <text:p>Doğuş Alacaklı</text:p>
          </table:table-cell>
          <table:table-cell table:style-name="ce518" table:formula="of:=[.D45]" office:value-type="float" office:value="31025" calcext:value-type="float">
            <text:p>31.025,00</text:p>
          </table:table-cell>
          <table:table-cell table:style-name="ce518" table:formula="of:=[.E45]" office:value-type="float" office:value="52124" calcext:value-type="float">
            <text:p>52.124,00</text:p>
          </table:table-cell>
          <table:table-cell table:style-name="ce518"/>
          <table:table-cell table:style-name="ce525" table:formula="of:=[.E1187]-[.D1187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08" calcext:value-type="float">
            <text:p>2008</text:p>
          </table:table-cell>
          <table:table-cell table:style-name="ce402" office:value-type="string" calcext:value-type="string">
            <text:p>Doğuş Borçlu</text:p>
          </table:table-cell>
          <table:table-cell table:style-name="ce518" table:formula="of:=[.D118]" office:value-type="float" office:value="20241" calcext:value-type="float">
            <text:p>20.241,00</text:p>
          </table:table-cell>
          <table:table-cell table:style-name="ce518" table:formula="of:=[.E118]" office:value-type="float" office:value="15509" calcext:value-type="float">
            <text:p>15.509,00</text:p>
          </table:table-cell>
          <table:table-cell table:style-name="ce518"/>
          <table:table-cell table:style-name="ce525" table:formula="of:=[.E1188]-[.D1188]" office:value-type="float" office:value="-4732" calcext:value-type="float">
            <text:p>-4.732,00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09" calcext:value-type="float">
            <text:p>2009</text:p>
          </table:table-cell>
          <table:table-cell table:style-name="ce402" office:value-type="string" calcext:value-type="string">
            <text:p>Doğuş Borçlu</text:p>
          </table:table-cell>
          <table:table-cell table:style-name="ce518" table:formula="of:=[.D134]" office:value-type="float" office:value="4356" calcext:value-type="float">
            <text:p>4.356,00</text:p>
          </table:table-cell>
          <table:table-cell table:style-name="ce518" table:formula="of:=[.E134]" office:value-type="float" office:value="1563" calcext:value-type="float">
            <text:p>1.563,00</text:p>
          </table:table-cell>
          <table:table-cell table:style-name="ce518"/>
          <table:table-cell table:style-name="ce525" table:formula="of:=[.E1189]-[.D1189]" office:value-type="float" office:value="-2793" calcext:value-type="float">
            <text:p>-2.793,00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10" calcext:value-type="float">
            <text:p>2010</text:p>
          </table:table-cell>
          <table:table-cell table:style-name="ce402" office:value-type="string" calcext:value-type="string">
            <text:p>Doğuş Borçlu</text:p>
          </table:table-cell>
          <table:table-cell table:style-name="ce517" table:formula="of:=[.D213]" office:value-type="float" office:value="10945" calcext:value-type="float">
            <text:p>10.945,00</text:p>
          </table:table-cell>
          <table:table-cell table:style-name="ce517" table:formula="of:=[.E213]" office:value-type="float" office:value="1268" calcext:value-type="float">
            <text:p>1.268,00</text:p>
          </table:table-cell>
          <table:table-cell table:style-name="ce517"/>
          <table:table-cell table:style-name="ce525" table:formula="of:=[.E1190]-[.D1190]" office:value-type="float" office:value="-9677" calcext:value-type="float">
            <text:p>-9.677,00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11" calcext:value-type="float">
            <text:p>2011</text:p>
          </table:table-cell>
          <table:table-cell table:style-name="ce402" office:value-type="string" calcext:value-type="string">
            <text:p>Doğuş Borçlu</text:p>
          </table:table-cell>
          <table:table-cell table:style-name="ce517" table:formula="of:=[.D295]" office:value-type="float" office:value="60611.5338888889" calcext:value-type="float">
            <text:p>60.611,53</text:p>
          </table:table-cell>
          <table:table-cell table:style-name="ce517" table:formula="of:=[.E295]" office:value-type="float" office:value="27078" calcext:value-type="float">
            <text:p>27.078,00</text:p>
          </table:table-cell>
          <table:table-cell table:style-name="ce517"/>
          <table:table-cell table:style-name="ce525" table:formula="of:=[.E1191]-[.D1191]" office:value-type="float" office:value="-33533.5338888889" calcext:value-type="float">
            <text:p>-33.533,53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12" calcext:value-type="float">
            <text:p>2012</text:p>
          </table:table-cell>
          <table:table-cell table:style-name="ce402" office:value-type="string" calcext:value-type="string">
            <text:p>Doğuş Alacaklı</text:p>
          </table:table-cell>
          <table:table-cell table:style-name="ce517" table:formula="of:=[.D404]" office:value-type="float" office:value="155031.684444444" calcext:value-type="float">
            <text:p>155.031,68</text:p>
          </table:table-cell>
          <table:table-cell table:style-name="ce517" table:formula="of:=[.E404]" office:value-type="float" office:value="165907" calcext:value-type="float">
            <text:p>165.907,00</text:p>
          </table:table-cell>
          <table:table-cell table:style-name="ce517"/>
          <table:table-cell table:style-name="ce525" table:formula="of:=[.E1192]-[.D1192]" office:value-type="float" office:value="10875.3155555556" calcext:value-type="float">
            <text:p>10.875,32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13" calcext:value-type="float">
            <text:p>2013</text:p>
          </table:table-cell>
          <table:table-cell table:style-name="ce402" office:value-type="string" calcext:value-type="string">
            <text:p>Doğuş Alacaklı</text:p>
          </table:table-cell>
          <table:table-cell table:style-name="ce517" table:formula="of:=[.D497]" office:value-type="float" office:value="121551.06" calcext:value-type="float">
            <text:p>121.551,06</text:p>
          </table:table-cell>
          <table:table-cell table:style-name="ce517" table:formula="of:=[.E497]" office:value-type="float" office:value="205727" calcext:value-type="float">
            <text:p>205.727,00</text:p>
          </table:table-cell>
          <table:table-cell table:style-name="ce517"/>
          <table:table-cell table:style-name="ce525" table:formula="of:=[.E1193]-[.D1193]" office:value-type="float" office:value="84175.94" calcext:value-type="float">
            <text:p>84.175,94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14" calcext:value-type="float">
            <text:p>2014</text:p>
          </table:table-cell>
          <table:table-cell table:style-name="ce402" office:value-type="string" calcext:value-type="string">
            <text:p>Doğuş Borçlu</text:p>
          </table:table-cell>
          <table:table-cell table:style-name="ce517" table:formula="of:=[.D621]" office:value-type="float" office:value="449810.230555556" calcext:value-type="float">
            <text:p>449.810,23</text:p>
          </table:table-cell>
          <table:table-cell table:style-name="ce517" table:formula="of:=[.E621]" office:value-type="float" office:value="247029" calcext:value-type="float">
            <text:p>247.029,00</text:p>
          </table:table-cell>
          <table:table-cell table:style-name="ce517"/>
          <table:table-cell table:style-name="ce525" table:formula="of:=[.E1194]-[.D1194]" office:value-type="float" office:value="-202781.230555556" calcext:value-type="float">
            <text:p>-202.781,23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15" calcext:value-type="float">
            <text:p>2015</text:p>
          </table:table-cell>
          <table:table-cell table:style-name="ce402" office:value-type="string" calcext:value-type="string">
            <text:p>Doğuş Alacaklı</text:p>
          </table:table-cell>
          <table:table-cell table:style-name="ce517" table:formula="of:=[.D826]" office:value-type="float" office:value="885905.527777778" calcext:value-type="float">
            <text:p>885.905,53</text:p>
          </table:table-cell>
          <table:table-cell table:style-name="ce517" table:formula="of:=[.E826]" office:value-type="float" office:value="892141.47" calcext:value-type="float">
            <text:p>892.141,47</text:p>
          </table:table-cell>
          <table:table-cell table:style-name="ce517"/>
          <table:table-cell table:style-name="ce525" table:formula="of:=[.E1195]-[.D1195]" office:value-type="float" office:value="6235.9422222221" calcext:value-type="float">
            <text:p>6.235,94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16" calcext:value-type="float">
            <text:p>2016</text:p>
          </table:table-cell>
          <table:table-cell table:style-name="ce402" office:value-type="string" calcext:value-type="string">
            <text:p>Doğuş Alacaklı</text:p>
          </table:table-cell>
          <table:table-cell table:style-name="ce517" table:formula="of:=[.D941]" office:value-type="float" office:value="311521.807222222" calcext:value-type="float">
            <text:p>311.521,81</text:p>
          </table:table-cell>
          <table:table-cell table:style-name="ce517" table:formula="of:=[.E941]" office:value-type="float" office:value="365366.93" calcext:value-type="float">
            <text:p>365.366,93</text:p>
          </table:table-cell>
          <table:table-cell table:style-name="ce517"/>
          <table:table-cell table:style-name="ce525" table:formula="of:=[.E1196]-[.D1196]" office:value-type="float" office:value="53845.1227777778" calcext:value-type="float">
            <text:p>53.845,12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17" calcext:value-type="float">
            <text:p>2017</text:p>
          </table:table-cell>
          <table:table-cell table:style-name="ce402" office:value-type="string" calcext:value-type="string">
            <text:p>Doğuş Alacaklı</text:p>
          </table:table-cell>
          <table:table-cell table:style-name="ce517" table:formula="of:=[.D1062]" office:value-type="float" office:value="613680.214444444" calcext:value-type="float">
            <text:p>613.680,21</text:p>
          </table:table-cell>
          <table:table-cell table:style-name="ce517" table:formula="of:=[.E1062]" office:value-type="float" office:value="666175.5" calcext:value-type="float">
            <text:p>666.175,50</text:p>
          </table:table-cell>
          <table:table-cell table:style-name="ce517"/>
          <table:table-cell table:style-name="ce525" table:formula="of:=[.E1197]-[.D1197]" office:value-type="float" office:value="52495.2855555556" calcext:value-type="float">
            <text:p>52.495,29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18" calcext:value-type="float">
            <text:p>2018</text:p>
          </table:table-cell>
          <table:table-cell table:style-name="ce402" office:value-type="string" calcext:value-type="string">
            <text:p>Doğuş Borçlu</text:p>
          </table:table-cell>
          <table:table-cell table:style-name="ce517" table:formula="of:=[.D1119]" office:value-type="float" office:value="251343.147222222" calcext:value-type="float">
            <text:p>251.343,15</text:p>
          </table:table-cell>
          <table:table-cell table:style-name="ce517" table:formula="of:=[.E1119]" office:value-type="float" office:value="192750.73" calcext:value-type="float">
            <text:p>192.750,73</text:p>
          </table:table-cell>
          <table:table-cell table:style-name="ce517"/>
          <table:table-cell table:style-name="ce525" table:formula="of:=[.E1198]-[.D1198]" office:value-type="float" office:value="-58592.4172222222" calcext:value-type="float">
            <text:p>-58.592,42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19" calcext:value-type="float">
            <text:p>2019</text:p>
          </table:table-cell>
          <table:table-cell table:style-name="ce402" office:value-type="string" calcext:value-type="string">
            <text:p>Doğuş Borçlu</text:p>
          </table:table-cell>
          <table:table-cell table:style-name="ce517" table:formula="of:=[.D1180]" office:value-type="float" office:value="81489.5233333333" calcext:value-type="float">
            <text:p>81.489,52</text:p>
          </table:table-cell>
          <table:table-cell table:style-name="ce517" table:formula="of:=[.E1180]" office:value-type="float" office:value="60195" calcext:value-type="float">
            <text:p>60.195,00</text:p>
          </table:table-cell>
          <table:table-cell table:style-name="ce517"/>
          <table:table-cell table:style-name="ce525" table:formula="of:=[.E1199]-[.D1199]" office:value-type="float" office:value="-21294.5233333333" calcext:value-type="float">
            <text:p>-21.294,52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402"/>
          <table:table-cell table:number-columns-repeated="3"/>
          <table:table-cell table:style-name="ce422"/>
          <table:table-cell table:number-columns-repeated="1017"/>
        </table:table-row>
        <table:table-row table:style-name="ro3">
          <table:table-cell table:number-columns-repeated="2"/>
          <table:table-cell table:style-name="ce402" office:value-type="string" calcext:value-type="string">
            <text:p>Doğuş Borçlu</text:p>
          </table:table-cell>
          <table:table-cell table:style-name="ce528"/>
          <table:table-cell table:style-name="ce534" office:value-type="string" calcext:value-type="string">
            <text:p><text:span text:style-name="T4">GENEL </text:span>BAKİYE</text:p>
          </table:table-cell>
          <table:table-cell/>
          <table:table-cell table:style-name="ce544" table:formula="of:=SUM([.G1187:.G1200])" office:value-type="float" office:value="-104677.098888889" calcext:value-type="float">
            <text:p>-104.677,10</text:p>
          </table:table-cell>
          <table:table-cell table:number-columns-repeated="1017"/>
        </table:table-row>
        <table:table-row table:style-name="ro4" table:number-rows-repeated="2">
          <table:table-cell table:number-columns-repeated="2"/>
          <table:table-cell table:style-name="ce402"/>
          <table:table-cell table:number-columns-repeated="1021"/>
        </table:table-row>
        <table:table-row table:style-name="ro4" table:number-rows-repeated="104737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GS" table:style-name="ta1">
        <table:table-column table:style-name="co55" table:default-cell-style-name="ce294"/>
        <table:table-column table:style-name="co56" table:default-cell-style-name="ce547"/>
        <table:table-column table:style-name="co57" table:default-cell-style-name="ce550"/>
        <table:table-column table:style-name="co58" table:default-cell-style-name="ce550"/>
        <table:table-column table:style-name="co59" table:default-cell-style-name="ce550"/>
        <table:table-column table:style-name="co60" table:default-cell-style-name="ce550"/>
        <table:table-column table:style-name="co61" table:default-cell-style-name="ce547"/>
        <table:table-column table:style-name="co62" table:number-columns-repeated="1000" table:default-cell-style-name="ce547"/>
        <table:table-column table:style-name="co62" table:number-columns-repeated="17" table:default-cell-style-name="ce294"/>
        <table:table-row table:style-name="ro3">
          <table:table-cell/>
          <table:table-cell table:style-name="ce545"/>
          <table:table-cell table:number-columns-repeated="1022"/>
        </table:table-row>
        <table:table-row table:style-name="ro3">
          <table:table-cell/>
          <table:table-cell table:style-name="ce546"/>
          <table:table-cell table:number-columns-repeated="1022"/>
        </table:table-row>
        <table:table-row table:style-name="ro3">
          <table:table-cell/>
          <table:table-cell table:style-name="ce546" office:value-type="string" calcext:value-type="string">
            <text:p>DOĞUŞ TİCARET KAPANIŞ HESABI 2017</text:p>
          </table:table-cell>
          <table:table-cell table:number-columns-repeated="2"/>
          <table:table-cell office:value-type="string" calcext:value-type="string">
            <text:p>TL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anayi boya dükkan masrafı</text:p>
          </table:table-cell>
          <table:table-cell table:style-name="ce342" office:value-type="string" calcext:value-type="string">
            <text:p>TL</text:p>
          </table:table-cell>
          <table:table-cell office:value-type="float" office:value="-20000" calcext:value-type="float">
            <text:p>-20.000,00</text:p>
          </table:table-cell>
          <table:table-cell table:formula="of:=[.D4]" office:value-type="float" office:value="-20000" calcext:value-type="float">
            <text:p>-20.000,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hacı bağkur borcu</text:p>
          </table:table-cell>
          <table:table-cell table:style-name="ce342" office:value-type="string" calcext:value-type="string">
            <text:p>TL</text:p>
          </table:table-cell>
          <table:table-cell office:value-type="float" office:value="-24710" calcext:value-type="float">
            <text:p>-24.710,00</text:p>
          </table:table-cell>
          <table:table-cell table:formula="of:=[.E4]+[.D5]" office:value-type="float" office:value="-44710" calcext:value-type="float">
            <text:p>-44.710,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atış kdv</text:p>
          </table:table-cell>
          <table:table-cell table:style-name="ce342" office:value-type="string" calcext:value-type="string">
            <text:p>TL</text:p>
          </table:table-cell>
          <table:table-cell office:value-type="float" office:value="-13750" calcext:value-type="float">
            <text:p>-13.750,00</text:p>
          </table:table-cell>
          <table:table-cell table:formula="of:=[.E5]+[.D6]" office:value-type="float" office:value="-58460" calcext:value-type="float">
            <text:p>-58.460,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maliye vergi</text:p>
          </table:table-cell>
          <table:table-cell table:style-name="ce342" office:value-type="string" calcext:value-type="string">
            <text:p>TL</text:p>
          </table:table-cell>
          <table:table-cell office:value-type="float" office:value="-7000" calcext:value-type="float">
            <text:p>-7.000,00</text:p>
          </table:table-cell>
          <table:table-cell table:formula="of:=[.E6]+[.D7]" office:value-type="float" office:value="-65460" calcext:value-type="float">
            <text:p>-65.460,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yanar veresiye</text:p>
          </table:table-cell>
          <table:table-cell table:style-name="ce342" office:value-type="string" calcext:value-type="string">
            <text:p>TL</text:p>
          </table:table-cell>
          <table:table-cell office:value-type="float" office:value="-180984.36" calcext:value-type="float">
            <text:p>-180.984,36</text:p>
          </table:table-cell>
          <table:table-cell table:formula="of:=[.E7]+[.D8]" office:value-type="float" office:value="-246444.36" calcext:value-type="float">
            <text:p>-246.444,36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diğer veresiye</text:p>
          </table:table-cell>
          <table:table-cell table:style-name="ce342" office:value-type="string" calcext:value-type="string">
            <text:p>TL</text:p>
          </table:table-cell>
          <table:table-cell office:value-type="float" office:value="-11653.34" calcext:value-type="float">
            <text:p>-11.653,34</text:p>
          </table:table-cell>
          <table:table-cell table:formula="of:=[.E8]+[.D9]" office:value-type="float" office:value="-258097.7" calcext:value-type="float">
            <text:p>-258.097,70</text:p>
          </table:table-cell>
          <table:table-cell table:number-columns-repeated="1019"/>
        </table:table-row>
        <table:table-row table:style-name="ro3">
          <table:table-cell/>
          <table:table-cell table:style-name="ce548" office:value-type="string" calcext:value-type="string">
            <text:p>Doğuş 2017 de borçla kapandı <text:s/>USD 3,55</text:p>
          </table:table-cell>
          <table:table-cell table:style-name="ce551"/>
          <table:table-cell/>
          <table:table-cell table:style-name="ce555" table:formula="of:=[.E9]+[.D10]" office:value-type="float" office:value="-258097.7" calcext:value-type="float">
            <text:p>-258.097,7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46" office:value-type="string" calcext:value-type="string">
            <text:p>NAZAN BALCI – DOĞUŞ 2017 HESABI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oğuş hesabı <text:s/>1/2</text:p>
          </table:table-cell>
          <table:table-cell office:value-type="string" calcext:value-type="string">
            <text:p>TL</text:p>
          </table:table-cell>
          <table:table-cell table:style-name="ce553" table:formula="of:=[.E10]/2" office:value-type="float" office:value="-129048.85" calcext:value-type="float">
            <text:p>-129.048,85</text:p>
          </table:table-cell>
          <table:table-cell table:formula="of:=[.E12]+[.D13]" office:value-type="float" office:value="-129048.85" calcext:value-type="float">
            <text:p>-129.048,8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2011 emlak vergi</text:p>
          </table:table-cell>
          <table:table-cell office:value-type="string" calcext:value-type="string">
            <text:p>TL</text:p>
          </table:table-cell>
          <table:table-cell office:value-type="float" office:value="-1862" calcext:value-type="float">
            <text:p>-1.862,00</text:p>
          </table:table-cell>
          <table:table-cell table:formula="of:=[.E13]+[.D14]" office:value-type="float" office:value="-130910.85" calcext:value-type="float">
            <text:p>-130.910,8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ce342" office:value-type="string" calcext:value-type="string">
            <text:p>TL</text:p>
          </table:table-cell>
          <table:table-cell table:style-name="ce342" office:value-type="float" office:value="-650" calcext:value-type="float">
            <text:p>-650,00</text:p>
          </table:table-cell>
          <table:table-cell table:formula="of:=[.E14]+[.D15]" office:value-type="float" office:value="-131560.85" calcext:value-type="float">
            <text:p>-131.560,85</text:p>
          </table:table-cell>
          <table:table-cell table:style-name="ce342" table:number-columns-repeated="3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ce342" office:value-type="string" calcext:value-type="string">
            <text:p>TL</text:p>
          </table:table-cell>
          <table:table-cell table:style-name="ce342" office:value-type="float" office:value="-1695" calcext:value-type="float">
            <text:p>-1.695,00</text:p>
          </table:table-cell>
          <table:table-cell table:formula="of:=[.E15]+[.D16]" office:value-type="float" office:value="-133255.85" calcext:value-type="float">
            <text:p>-133.255,85</text:p>
          </table:table-cell>
          <table:table-cell table:style-name="ce342"/>
          <table:table-cell table:style-name="ce294"/>
          <table:table-cell table:style-name="ce342"/>
          <table:table-cell table:number-columns-repeated="1016"/>
        </table:table-row>
        <table:table-row table:style-name="ro3">
          <table:table-cell table:number-columns-repeated="2"/>
          <table:table-cell table:style-name="ce342" table:number-columns-repeated="2"/>
          <table:table-cell table:formula="of:=[.E16]+[.D17]" office:value-type="float" office:value="-133255.85" calcext:value-type="float">
            <text:p>-133.255,85</text:p>
          </table:table-cell>
          <table:table-cell table:style-name="ce342"/>
          <table:table-cell table:style-name="ce294"/>
          <table:table-cell table:style-name="ce342"/>
          <table:table-cell table:number-columns-repeated="1016"/>
        </table:table-row>
        <table:table-row table:style-name="ro3">
          <table:table-cell table:number-columns-repeated="2"/>
          <table:table-cell table:style-name="ce342" table:number-columns-repeated="2"/>
          <table:table-cell/>
          <table:table-cell table:style-name="ce342"/>
          <table:table-cell table:style-name="ce294"/>
          <table:table-cell table:style-name="ce342"/>
          <table:table-cell table:number-columns-repeated="1016"/>
        </table:table-row>
        <table:table-row table:style-name="ro3">
          <table:table-cell/>
          <table:table-cell table:style-name="ce544" office:value-type="string" calcext:value-type="string">
            <text:p>DOĞUŞ KAPANIŞTA NAZAN BALCININ BORCU</text:p>
          </table:table-cell>
          <table:table-cell table:style-name="ce342" office:value-type="string" calcext:value-type="string">
            <text:p>TL</text:p>
          </table:table-cell>
          <table:table-cell table:style-name="ce342"/>
          <table:table-cell table:formula="of:=[.E17]+[.D19]" office:value-type="float" office:value="-133255.85" calcext:value-type="float">
            <text:p>-133.255,85</text:p>
          </table:table-cell>
          <table:table-cell table:style-name="ce342"/>
          <table:table-cell table:style-name="ce294"/>
          <table:table-cell table:style-name="ce342"/>
          <table:table-cell table:number-columns-repeated="1016"/>
        </table:table-row>
        <table:table-row table:style-name="ro3">
          <table:table-cell table:number-columns-repeated="2"/>
          <table:table-cell table:style-name="ce342" table:number-columns-repeated="2"/>
          <table:table-cell/>
          <table:table-cell table:style-name="ce342"/>
          <table:table-cell table:style-name="ce294"/>
          <table:table-cell table:style-name="ce342"/>
          <table:table-cell table:number-columns-repeated="1016"/>
        </table:table-row>
        <table:table-row table:style-name="ro3">
          <table:table-cell table:number-columns-repeated="5"/>
          <table:table-cell table:style-name="ce547"/>
          <table:table-cell table:style-name="ce294"/>
          <table:table-cell table:number-columns-repeated="1017"/>
        </table:table-row>
        <table:table-row table:style-name="ro3">
          <table:table-cell/>
          <table:table-cell table:style-name="ce544" office:value-type="string" calcext:value-type="string">
            <text:p>hacının kapanışta doğuşa borcu ½</text:p>
          </table:table-cell>
          <table:table-cell office:value-type="string" calcext:value-type="string">
            <text:p>TL</text:p>
          </table:table-cell>
          <table:table-cell table:style-name="ce544" table:formula="of:=[.E10]/2" office:value-type="float" office:value="-129048.85" calcext:value-type="float">
            <text:p>-129.048,85</text:p>
          </table:table-cell>
          <table:table-cell table:formula="of:=[.E21]+[.D22]" office:value-type="float" office:value="-129048.85" calcext:value-type="float">
            <text:p>-129.048,85</text:p>
          </table:table-cell>
          <table:table-cell table:style-name="ce547"/>
          <table:table-cell table:style-name="ce294"/>
          <table:table-cell table:number-columns-repeated="1017"/>
        </table:table-row>
        <table:table-row table:style-name="ro3">
          <table:table-cell table:number-columns-repeated="3"/>
          <table:table-cell table:style-name="ce342"/>
          <table:table-cell table:formula="of:=[.E22]+[.D23]" office:value-type="float" office:value="-129048.85" calcext:value-type="float">
            <text:p>-129.048,85</text:p>
          </table:table-cell>
          <table:table-cell table:style-name="ce547"/>
          <table:table-cell table:style-name="ce294"/>
          <table:table-cell table:number-columns-repeated="1017"/>
        </table:table-row>
        <table:table-row table:style-name="ro3">
          <table:table-cell/>
          <table:table-cell table:style-name="ce544"/>
          <table:table-cell/>
          <table:table-cell table:style-name="ce544"/>
          <table:table-cell/>
          <table:table-cell table:style-name="ce547"/>
          <table:table-cell table:style-name="ce294"/>
          <table:table-cell table:number-columns-repeated="1017"/>
        </table:table-row>
        <table:table-row table:style-name="ro1">
          <table:table-cell/>
          <table:table-cell table:style-name="ce549" office:value-type="string" calcext:value-type="string">
            <text:p>Doğuş Kapanışta Toplam Borç</text:p>
          </table:table-cell>
          <table:table-cell table:style-name="ce544"/>
          <table:table-cell table:style-name="ce342"/>
          <table:table-cell table:style-name="ce556" table:formula="of:=[.E19]+[.E23]" office:value-type="float" office:value="-262304.7" calcext:value-type="float">
            <text:p>-262.304,70</text:p>
          </table:table-cell>
          <table:table-cell table:style-name="ce342"/>
          <table:table-cell table:style-name="ce294"/>
          <table:table-cell table:number-columns-repeated="1017"/>
        </table:table-row>
        <table:table-row table:style-name="ro3">
          <table:table-cell/>
          <table:table-cell table:style-name="ce342"/>
          <table:table-cell table:style-name="ce544"/>
          <table:table-cell table:style-name="ce342"/>
          <table:table-cell/>
          <table:table-cell table:style-name="ce342"/>
          <table:table-cell table:style-name="ce294"/>
          <table:table-cell table:number-columns-repeated="1017"/>
        </table:table-row>
        <table:table-row table:style-name="ro3">
          <table:table-cell/>
          <table:table-cell table:style-name="ce294"/>
          <table:table-cell table:style-name="ce342"/>
          <table:table-cell table:style-name="ce554"/>
          <table:table-cell/>
          <table:table-cell table:style-name="ce342"/>
          <table:table-cell table:style-name="ce294"/>
          <table:table-cell table:number-columns-repeated="1017"/>
        </table:table-row>
        <table:table-row table:style-name="ro3">
          <table:table-cell/>
          <table:table-cell table:style-name="ce294"/>
          <table:table-cell table:style-name="ce342" table:number-columns-repeated="2"/>
          <table:table-cell/>
          <table:table-cell table:style-name="ce342"/>
          <table:table-cell table:style-name="ce294"/>
          <table:table-cell table:number-columns-repeated="1017"/>
        </table:table-row>
        <table:table-row table:style-name="ro3" table:number-rows-repeated="7">
          <table:table-cell/>
          <table:table-cell table:style-name="ce342" table:number-columns-repeated="3"/>
          <table:table-cell/>
          <table:table-cell table:style-name="ce342"/>
          <table:table-cell table:style-name="ce294"/>
          <table:table-cell table:number-columns-repeated="1017"/>
        </table:table-row>
        <table:table-row table:style-name="ro3">
          <table:table-cell/>
          <table:table-cell table:style-name="ce294"/>
          <table:table-cell table:style-name="ce552"/>
          <table:table-cell table:style-name="ce342"/>
          <table:table-cell/>
          <table:table-cell table:style-name="ce342"/>
          <table:table-cell table:style-name="ce294"/>
          <table:table-cell table:number-columns-repeated="1017"/>
        </table:table-row>
        <table:table-row table:style-name="ro3" table:number-rows-repeated="2">
          <table:table-cell/>
          <table:table-cell table:style-name="ce294"/>
          <table:table-cell table:style-name="ce342" table:number-columns-repeated="2"/>
          <table:table-cell/>
          <table:table-cell table:style-name="ce294" table:number-columns-repeated="2"/>
          <table:table-cell table:number-columns-repeated="1017"/>
        </table:table-row>
        <table:table-row table:style-name="ro3" table:number-rows-repeated="3">
          <table:table-cell/>
          <table:table-cell table:style-name="ce294"/>
          <table:table-cell table:style-name="ce342" table:number-columns-repeated="2"/>
          <table:table-cell/>
          <table:table-cell table:style-name="ce342"/>
          <table:table-cell table:style-name="ce294"/>
          <table:table-cell table:number-columns-repeated="1017"/>
        </table:table-row>
        <table:table-row table:style-name="ro3">
          <table:table-cell/>
          <table:table-cell table:style-name="ce294"/>
          <table:table-cell table:style-name="ce342" table:number-columns-repeated="4"/>
          <table:table-cell table:style-name="ce294"/>
          <table:table-cell table:number-columns-repeated="1017"/>
        </table:table-row>
        <table:table-row table:style-name="ro3">
          <table:table-cell/>
          <table:table-cell table:style-name="ce342" table:number-columns-repeated="5"/>
          <table:table-cell table:style-name="ce294"/>
          <table:table-cell table:number-columns-repeated="1017"/>
        </table:table-row>
        <table:table-row table:style-name="ro3" table:number-rows-repeated="6">
          <table:table-cell table:number-columns-repeated="5"/>
          <table:table-cell table:style-name="ce547"/>
          <table:table-cell table:style-name="ce294"/>
          <table:table-cell table:number-columns-repeated="1017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B_hsp" table:style-name="ta1">
        <table:table-column table:style-name="co63" table:default-cell-style-name="ce557"/>
        <table:table-column table:style-name="co64" table:default-cell-style-name="ce547"/>
        <table:table-column table:style-name="co65" table:default-cell-style-name="ce547"/>
        <table:table-column table:style-name="co66" table:default-cell-style-name="ce547"/>
        <table:table-column table:style-name="co67" table:default-cell-style-name="ce547"/>
        <table:table-column table:style-name="co68" table:default-cell-style-name="ce547"/>
        <table:table-column table:style-name="co69" table:default-cell-style-name="ce550"/>
        <table:table-column table:style-name="co70" table:default-cell-style-name="ce550"/>
        <table:table-column table:style-name="co62" table:number-columns-repeated="1014" table:default-cell-style-name="ce547"/>
        <table:table-column table:style-name="co62" table:number-columns-repeated="2" table:default-cell-style-name="ce341"/>
        <table:table-row table:style-name="ro3">
          <table:table-cell/>
          <table:table-cell table:style-name="ce546" office:value-type="string" calcext:value-type="string">
            <text:p>DOĞUŞ TİCARET – NAZAN BALCI <text:s/>İŞ SONLANDIRMA HESAP CETVELİ</text:p>
          </table:table-cell>
          <table:table-cell table:style-name="ce550" table:number-columns-repeated="4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46" office:value-type="string" calcext:value-type="string">
            <text:p>1994 yılında Doğuş Ticaret Ayten Balcı’ya ait arsaya 5 daire 1 dükkan </text:p>
          </table:table-cell>
          <table:table-cell table:style-name="ce550" table:number-columns-repeated="4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46" office:value-type="string" calcext:value-type="string">
            <text:p>olacak şekilde bir bina yaptı.</text:p>
          </table:table-cell>
          <table:table-cell table:style-name="ce550" table:number-columns-repeated="4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46"/>
          <table:table-cell table:style-name="ce553" office:value-type="string" calcext:value-type="string">
            <text:p>Değeri</text:p>
          </table:table-cell>
          <table:table-cell table:style-name="ce553" office:value-type="string" calcext:value-type="string">
            <text:p>Kat Karşılığı</text:p>
          </table:table-cell>
          <table:table-cell table:style-name="ce553" office:value-type="string" calcext:value-type="string">
            <text:p>Kime Ait</text:p>
          </table:table-cell>
          <table:table-cell table:style-name="ce553" office:value-type="string" calcext:value-type="string">
            <text:p>Son Durum</text:p>
          </table:table-cell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 office:value-type="string" calcext:value-type="string">
            <text:p>Daire 5</text:p>
          </table:table-cell>
          <table:table-cell table:style-name="ce550" office:value-type="float" office:value="80000" calcext:value-type="float">
            <text:p>80.000,00</text:p>
          </table:table-cell>
          <table:table-cell table:style-name="ce550" office:value-type="string" calcext:value-type="string">
            <text:p>Arsa Sahibine</text:p>
          </table:table-cell>
          <table:table-cell table:number-columns-repeated="2" table:style-name="ce566" office:value-type="string" calcext:value-type="string">
            <text:p>Ayten Balcı</text:p>
          </table:table-cell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 office:value-type="string" calcext:value-type="string">
            <text:p>Daire 4</text:p>
          </table:table-cell>
          <table:table-cell table:style-name="ce550" office:value-type="float" office:value="80000" calcext:value-type="float">
            <text:p>80.000,00</text:p>
          </table:table-cell>
          <table:table-cell table:style-name="ce550" office:value-type="string" calcext:value-type="string">
            <text:p>Doğuş Ticaret’e</text:p>
          </table:table-cell>
          <table:table-cell table:style-name="ce566" office:value-type="string" calcext:value-type="string">
            <text:p>Nazan Balcı</text:p>
          </table:table-cell>
          <table:table-cell table:style-name="ce566" office:value-type="string" calcext:value-type="string">
            <text:p>Ayten Balcı</text:p>
          </table:table-cell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 office:value-type="string" calcext:value-type="string">
            <text:p>Daire 3</text:p>
          </table:table-cell>
          <table:table-cell table:style-name="ce550" office:value-type="float" office:value="80000" calcext:value-type="float">
            <text:p>80.000,00</text:p>
          </table:table-cell>
          <table:table-cell table:style-name="ce550" office:value-type="string" calcext:value-type="string">
            <text:p>Doğuş Ticaret’e</text:p>
          </table:table-cell>
          <table:table-cell table:style-name="ce566" office:value-type="string" calcext:value-type="string">
            <text:p>Nazan Balcı</text:p>
          </table:table-cell>
          <table:table-cell table:style-name="ce566" office:value-type="string" calcext:value-type="string">
            <text:p>Ayten Balcı</text:p>
          </table:table-cell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 office:value-type="string" calcext:value-type="string">
            <text:p>Daire 2 <text:s text:c="2"/>Satıldı (parası ile Ali Paşa 1/3 hisse ortak alındı)</text:p>
          </table:table-cell>
          <table:table-cell table:style-name="ce553" office:value-type="float" office:value="80000" calcext:value-type="float">
            <text:p>80.000,00</text:p>
          </table:table-cell>
          <table:table-cell table:style-name="ce550" office:value-type="string" calcext:value-type="string">
            <text:p>Doğuş Ticaret’e</text:p>
          </table:table-cell>
          <table:table-cell table:style-name="ce550" office:value-type="string" calcext:value-type="string">
            <text:p>Hacı</text:p>
          </table:table-cell>
          <table:table-cell table:style-name="ce553" office:value-type="string" calcext:value-type="string">
            <text:p>Satıldı </text:p>
          </table:table-cell>
          <table:table-cell table:style-name="ce553"/>
          <table:table-cell table:number-columns-repeated="999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 office:value-type="string" calcext:value-type="string">
            <text:p>Daire 1 <text:s text:c="2"/>Satıldı</text:p>
          </table:table-cell>
          <table:table-cell table:style-name="ce550" office:value-type="float" office:value="80000" calcext:value-type="float">
            <text:p>80.000,00</text:p>
          </table:table-cell>
          <table:table-cell table:style-name="ce550" office:value-type="string" calcext:value-type="string">
            <text:p>Doğuş Ticaret’e</text:p>
          </table:table-cell>
          <table:table-cell table:style-name="ce550" office:value-type="string" calcext:value-type="string">
            <text:p>Hacı</text:p>
          </table:table-cell>
          <table:table-cell table:style-name="ce553" office:value-type="string" calcext:value-type="string">
            <text:p>Satıldı </text:p>
          </table:table-cell>
          <table:table-cell table:style-name="ce568"/>
          <table:table-cell table:number-columns-repeated="999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9" office:value-type="string" calcext:value-type="string">
            <text:p>Dükkan <text:s text:c="2"/>Satıldı (parasını hacı aldı)</text:p>
          </table:table-cell>
          <table:table-cell table:style-name="ce562" office:value-type="float" office:value="30000" calcext:value-type="float">
            <text:p>30.000,00</text:p>
          </table:table-cell>
          <table:table-cell table:style-name="ce559" office:value-type="string" calcext:value-type="string">
            <text:p>Doğuş Ticaret’e</text:p>
          </table:table-cell>
          <table:table-cell table:style-name="ce559" office:value-type="string" calcext:value-type="string">
            <text:p>Hacı + Nazan</text:p>
          </table:table-cell>
          <table:table-cell table:style-name="ce562" office:value-type="string" calcext:value-type="string">
            <text:p>Satıldı </text:p>
          </table:table-cell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9">
          <table:table-cell/>
          <table:table-cell table:style-name="ce550" office:value-type="string" calcext:value-type="string">
            <text:p><text:span text:style-name="T5">2 nolu daire satılarak, parasıyla Ali Paşa Hamam yanındaki arsada, Mustafa Işıklıyurt’a ait </text:span> </text:p>
          </table:table-cell>
          <table:table-cell table:style-name="ce550" table:number-columns-repeated="4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 office:value-type="string" calcext:value-type="string">
            <text:p>hisse satın alındı 2 nolu daire hacı ya ait olmasına rağmen ortak alındığından dolayı</text:p>
          </table:table-cell>
          <table:table-cell table:style-name="ce550" table:number-columns-repeated="4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 office:value-type="string" calcext:value-type="string">
            <text:p>daire den alınan paranın yarısı İsmail Balcıya geçmiş oldu.</text:p>
          </table:table-cell>
          <table:table-cell table:style-name="ce550" table:number-columns-repeated="2"/>
          <table:table-cell table:style-name="ce565" office:value-type="string" calcext:value-type="string">
            <text:p>TL <text:s/></text:p>
          </table:table-cell>
          <table:table-cell table:style-name="ce553" office:value-type="float" office:value="40000" calcext:value-type="float">
            <text:p>40.000,00</text:p>
          </table:table-cell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 office:value-type="string" calcext:value-type="string">
            <text:p>Dükkan satıldı parayı hacı aldı ortaklardan nazanın alacağı oluştu</text:p>
          </table:table-cell>
          <table:table-cell table:style-name="ce550" table:number-columns-repeated="2"/>
          <table:table-cell table:style-name="ce565" office:value-type="string" calcext:value-type="string">
            <text:p>TL <text:s/></text:p>
          </table:table-cell>
          <table:table-cell table:style-name="ce553" office:value-type="float" office:value="-15000" calcext:value-type="float">
            <text:p>-15.000,00</text:p>
          </table:table-cell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 office:value-type="string" calcext:value-type="string">
            <text:p>hakanın Doğuştan aldığı nakit</text:p>
          </table:table-cell>
          <table:table-cell table:style-name="ce294"/>
          <table:table-cell table:style-name="ce550"/>
          <table:table-cell table:style-name="ce565" office:value-type="string" calcext:value-type="string">
            <text:p>TL <text:s/></text:p>
          </table:table-cell>
          <table:table-cell table:style-name="ce553" office:value-type="float" office:value="87502" calcext:value-type="float">
            <text:p>87.502,00</text:p>
          </table:table-cell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 table:number-columns-repeated="5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 office:value-type="string" calcext:value-type="string">
            <text:p>2015 yılı ocak ayı Doğuş ticaretin 365.000 TL Denizbanka, 36.000 TL İşbank a kredi borcu var</text:p>
          </table:table-cell>
          <table:table-cell table:style-name="ce550" table:number-columns-repeated="4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 office:value-type="string" calcext:value-type="string">
            <text:p>Aylık taksit ödemesi 6765 + 3409=10.174 TL. <text:s/>1 <text:s/>USD = 2.40 TL Aylık ödeme4239 USD</text:p>
          </table:table-cell>
          <table:table-cell table:style-name="ce550" table:number-columns-repeated="4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 office:value-type="string" calcext:value-type="string">
            <text:p>Dolar cinsinden borç yaklaşık 167000 USD</text:p>
          </table:table-cell>
          <table:table-cell table:style-name="ce550" table:number-columns-repeated="4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 office:value-type="string" calcext:value-type="string">
            <text:p>Envanter yaklaşık 110 000 TL <text:s text:c="2"/>Eldeki Satılabilir mal toplamı yaklaşık 60 000 TL = 25000 usd</text:p>
          </table:table-cell>
          <table:table-cell table:style-name="ce550" table:number-columns-repeated="4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 table:number-columns-repeated="5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/>
          <table:table-cell table:style-name="ce560" office:value-type="string" calcext:value-type="string">
            <text:p>HACI ALACAK</text:p>
          </table:table-cell>
          <table:table-cell table:style-name="ce560" office:value-type="string" calcext:value-type="string">
            <text:p>Bakiye</text:p>
          </table:table-cell>
          <table:table-cell table:style-name="ce560" office:value-type="string" calcext:value-type="string">
            <text:p>TL – usd</text:p>
          </table:table-cell>
          <table:table-cell table:style-name="ce560" office:value-type="string" calcext:value-type="string">
            <text:p>Borcun usd karşılığı</text:p>
          </table:table-cell>
          <table:table-cell table:style-name="ce342"/>
          <table:table-cell table:style-name="ce294"/>
          <table:table-cell table:number-columns-repeated="998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/>
          <table:table-cell table:number-columns-repeated="2" table:style-name="ce560" office:value-type="string" calcext:value-type="string">
            <text:p>TL</text:p>
          </table:table-cell>
          <table:table-cell table:style-name="ce560"/>
          <table:table-cell table:style-name="ce560" office:value-type="string" calcext:value-type="string">
            <text:p>USD</text:p>
          </table:table-cell>
          <table:table-cell table:style-name="ce342"/>
          <table:table-cell table:style-name="ce294"/>
          <table:table-cell table:number-columns-repeated="998"/>
          <table:table-cell table:style-name="ce557" table:number-columns-repeated="16"/>
          <table:table-cell table:number-columns-repeated="2"/>
        </table:table-row>
        <table:table-row table:style-name="ro3">
          <table:table-cell office:value-type="float" office:value="2005" calcext:value-type="float">
            <text:p>2005</text:p>
          </table:table-cell>
          <table:table-cell table:style-name="ce550" office:value-type="string" calcext:value-type="string">
            <text:p>İnşaat Daire 2 den kalan ½</text:p>
          </table:table-cell>
          <table:table-cell table:style-name="ce550" office:value-type="float" office:value="40000" calcext:value-type="float">
            <text:p>40.000,00</text:p>
          </table:table-cell>
          <table:table-cell table:style-name="ce550" table:formula="of:=[.D27]+[.C24]" office:value-type="float" office:value="127502" calcext:value-type="float">
            <text:p>127.502,00</text:p>
          </table:table-cell>
          <table:table-cell table:style-name="ce550" office:value-type="float" office:value="1.4" calcext:value-type="float">
            <text:p>1,40</text:p>
          </table:table-cell>
          <table:table-cell table:style-name="ce550" table:formula="of:=[.C24]/[.E24]" office:value-type="float" office:value="28571.4285714286" calcext:value-type="float">
            <text:p>28.571,43</text:p>
          </table:table-cell>
          <table:table-cell table:style-name="ce342" table:formula="of:=[.F24]" office:value-type="float" office:value="28571.4285714286" calcext:value-type="float">
            <text:p>28.571,43</text:p>
          </table:table-cell>
          <table:table-cell table:style-name="ce294"/>
          <table:table-cell table:number-columns-repeated="998"/>
          <table:table-cell table:style-name="ce557" table:number-columns-repeated="16"/>
          <table:table-cell table:number-columns-repeated="2"/>
        </table:table-row>
        <table:table-row table:style-name="ro3">
          <table:table-cell table:style-name="ce558" office:value-type="string" calcext:value-type="string">
            <text:p>11-19</text:p>
          </table:table-cell>
          <table:table-cell office:value-type="string" calcext:value-type="string">
            <text:p>İsmail BALCI kira gelirleri</text:p>
          </table:table-cell>
          <table:table-cell table:style-name="ce544" table:formula="of:=['file:///home/murat/depolnx/hes2018/Account/2019/2019%20YS%20KR%20D%C4%9E%C5%9E%20SLNK.ods'#$'AP GNL'.D91]" office:value-type="float" office:value="73544.4444444444" calcext:value-type="float">
            <text:p>73.544,44</text:p>
          </table:table-cell>
          <table:table-cell table:style-name="ce550" table:formula="of:=[.D31]+[.C25]" office:value-type="float" office:value="344302.294444444" calcext:value-type="float">
            <text:p>344.302,29</text:p>
          </table:table-cell>
          <table:table-cell table:style-name="ce294"/>
          <table:table-cell table:style-name="ce550" table:formula="of:=['file:///home/murat/depolnx/hes2018/Account/2019/2019%20YS%20KR%20D%C4%9E%C5%9E%20SLNK.ods'#$'AP GNL'.H60]*-1" office:value-type="float" office:value="-24229.9250871177" calcext:value-type="float">
            <text:p>-24.229,93</text:p>
          </table:table-cell>
          <table:table-cell table:style-name="ce544" table:formula="of:=[.G24]+[.F25]" office:value-type="float" office:value="4341.50348431087" calcext:value-type="float">
            <text:p>4.341,50</text:p>
          </table:table-cell>
          <table:table-cell table:style-name="ce569" table:formula="of:=[.G25]/[.$F$34]" office:value-type="percentage" office:value="0.0371256625724655" calcext:value-type="percentage">
            <text:p>%3,71</text:p>
          </table:table-cell>
          <table:table-cell table:number-columns-repeated="998"/>
          <table:table-cell table:style-name="ce557" table:number-columns-repeated="16"/>
          <table:table-cell table:number-columns-repeated="2"/>
        </table:table-row>
        <table:table-row table:style-name="ro3">
          <table:table-cell table:style-name="ce558"/>
          <table:table-cell/>
          <table:table-cell table:style-name="ce544"/>
          <table:table-cell table:style-name="ce550"/>
          <table:table-cell table:style-name="ce294"/>
          <table:table-cell table:style-name="ce553"/>
          <table:table-cell table:style-name="ce342"/>
          <table:table-cell table:style-name="ce569"/>
          <table:table-cell table:number-columns-repeated="998"/>
          <table:table-cell table:style-name="ce557" table:number-columns-repeated="16"/>
          <table:table-cell table:number-columns-repeated="2"/>
        </table:table-row>
        <table:table-row table:style-name="ro3">
          <table:table-cell table:style-name="ce558" office:value-type="string" calcext:value-type="string">
            <text:p>04-07</text:p>
          </table:table-cell>
          <table:table-cell table:style-name="ce550" office:value-type="string" calcext:value-type="string">
            <text:p>Hakan BALCI Doğuştan aldığı </text:p>
          </table:table-cell>
          <table:table-cell table:style-name="ce550" table:formula="of:=[.F15]" office:value-type="float" office:value="87502" calcext:value-type="float">
            <text:p>87.502,00</text:p>
          </table:table-cell>
          <table:table-cell table:style-name="ce550" table:formula="of:=[.C27]" office:value-type="float" office:value="87502" calcext:value-type="float">
            <text:p>87.502,00</text:p>
          </table:table-cell>
          <table:table-cell table:style-name="ce550" office:value-type="float" office:value="1.38" calcext:value-type="float">
            <text:p>1,38</text:p>
          </table:table-cell>
          <table:table-cell table:style-name="ce550" table:formula="of:=[.C27]/[.E27]" office:value-type="float" office:value="63407.2463768116" calcext:value-type="float">
            <text:p>63.407,25</text:p>
          </table:table-cell>
          <table:table-cell table:style-name="ce544" table:formula="of:=[.F27]" office:value-type="float" office:value="63407.2463768116" calcext:value-type="float">
            <text:p>63.407,25</text:p>
          </table:table-cell>
          <table:table-cell table:style-name="ce569" table:formula="of:=[.G27]/[.$F$34]" office:value-type="percentage" office:value="0.542216778620954" calcext:value-type="percentage">
            <text:p>%54,22</text:p>
          </table:table-cell>
          <table:table-cell table:number-columns-repeated="998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 table:number-columns-repeated="5"/>
          <table:table-cell table:style-name="ce342"/>
          <table:table-cell table:style-name="ce294"/>
          <table:table-cell table:number-columns-repeated="998"/>
          <table:table-cell table:style-name="ce557" table:number-columns-repeated="16"/>
          <table:table-cell table:number-columns-repeated="2"/>
        </table:table-row>
        <table:table-row table:style-name="ro3">
          <table:table-cell office:value-type="float" office:value="2008" calcext:value-type="float">
            <text:p>2008</text:p>
          </table:table-cell>
          <table:table-cell table:style-name="ce550" office:value-type="string" calcext:value-type="string">
            <text:p>mustafa balcıdan doğuşa ½</text:p>
          </table:table-cell>
          <table:table-cell table:style-name="ce550" office:value-type="float" office:value="25000" calcext:value-type="float">
            <text:p>25.000,00</text:p>
          </table:table-cell>
          <table:table-cell table:style-name="ce550" table:formula="of:=[.D24]+[.C29]" office:value-type="float" office:value="152502" calcext:value-type="float">
            <text:p>152.502,00</text:p>
          </table:table-cell>
          <table:table-cell table:style-name="ce550" office:value-type="float" office:value="1.2" calcext:value-type="float">
            <text:p>1,20</text:p>
          </table:table-cell>
          <table:table-cell table:style-name="ce550" table:formula="of:=[.C29]/[.E29]" office:value-type="float" office:value="20833.3333333333" calcext:value-type="float">
            <text:p>20.833,33</text:p>
          </table:table-cell>
          <table:table-cell table:style-name="ce342" table:formula="of:=[.F29]" office:value-type="float" office:value="20833.3333333333" calcext:value-type="float">
            <text:p>20.833,33</text:p>
          </table:table-cell>
          <table:table-cell table:style-name="ce294"/>
          <table:table-cell table:number-columns-repeated="998"/>
          <table:table-cell table:style-name="ce557" table:number-columns-repeated="16"/>
          <table:table-cell table:number-columns-repeated="2"/>
        </table:table-row>
        <table:table-row table:style-name="ro3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</text:p>
          </table:table-cell>
          <table:table-cell table:style-name="ce342" table:formula="of:=[$DGS.E19]*-1" office:value-type="float" office:value="133255.85" calcext:value-type="float">
            <text:p>133.255,85</text:p>
          </table:table-cell>
          <table:table-cell table:style-name="ce550" table:formula="of:=[.D29]+[.C30]" office:value-type="float" office:value="285757.85" calcext:value-type="float">
            <text:p>285.757,85</text:p>
          </table:table-cell>
          <table:table-cell table:style-name="ce294" office:value-type="float" office:value="3.55" calcext:value-type="float">
            <text:p>3,55</text:p>
          </table:table-cell>
          <table:table-cell table:style-name="ce550" table:formula="of:=[.C30]/[.E30]" office:value-type="float" office:value="37536.8591549296" calcext:value-type="float">
            <text:p>37.536,86</text:p>
          </table:table-cell>
          <table:table-cell table:style-name="ce342" table:formula="of:=[.G29]+[.F30]" office:value-type="float" office:value="58370.1924882629" calcext:value-type="float">
            <text:p>58.370,19</text:p>
          </table:table-cell>
          <table:table-cell table:number-columns-repeated="999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 office:value-type="string" calcext:value-type="string">
            <text:p>İnşaat Dükkandan nazana ½</text:p>
          </table:table-cell>
          <table:table-cell table:style-name="ce563" office:value-type="float" office:value="-15000" calcext:value-type="float">
            <text:p>-15.000,00</text:p>
          </table:table-cell>
          <table:table-cell table:style-name="ce550" table:formula="of:=[.D30]+[.C31]" office:value-type="float" office:value="270757.85" calcext:value-type="float">
            <text:p>270.757,85</text:p>
          </table:table-cell>
          <table:table-cell table:style-name="ce550" office:value-type="float" office:value="1.4" calcext:value-type="float">
            <text:p>1,40</text:p>
          </table:table-cell>
          <table:table-cell table:style-name="ce553" table:formula="of:=[.C31]/[.E31]" office:value-type="float" office:value="-10714.2857142857" calcext:value-type="float">
            <text:p>-10.714,29</text:p>
          </table:table-cell>
          <table:table-cell table:style-name="ce544" table:formula="of:=[.G30]+[.F31]" office:value-type="float" office:value="47655.9067739772" calcext:value-type="float">
            <text:p>47.655,91</text:p>
          </table:table-cell>
          <table:table-cell table:style-name="ce569" table:formula="of:=[.G31]/[.$F$34]" office:value-type="percentage" office:value="0.407521753896826" calcext:value-type="percentage">
            <text:p>%40,75</text:p>
          </table:table-cell>
          <table:table-cell table:number-columns-repeated="998"/>
          <table:table-cell table:style-name="ce557" table:number-columns-repeated="16"/>
          <table:table-cell table:number-columns-repeated="2"/>
        </table:table-row>
        <table:table-row table:style-name="ro4">
          <table:table-cell table:style-name="Default" table:number-columns-repeated="6"/>
          <table:table-cell table:style-name="ce406"/>
          <table:table-cell table:style-name="Default" table:number-columns-repeated="1017"/>
        </table:table-row>
        <table:table-row table:style-name="ro3">
          <table:table-cell office:value-type="float" office:value="2019" calcext:value-type="float">
            <text:p>2019</text:p>
          </table:table-cell>
          <table:table-cell office:value-type="string" calcext:value-type="string">
            <text:p>sanayi tabanı kırım beton işçilik %23,70</text:p>
          </table:table-cell>
          <table:table-cell table:style-name="ce342" table:formula="of:=35000*23.7/100" office:value-type="float" office:value="8295" calcext:value-type="float">
            <text:p>8.295,00</text:p>
          </table:table-cell>
          <table:table-cell table:style-name="ce550" table:formula="of:=[.D25]+[.C33]" office:value-type="float" office:value="352597.294444444" calcext:value-type="float">
            <text:p>352.597,29</text:p>
          </table:table-cell>
          <table:table-cell table:style-name="ce294" office:value-type="float" office:value="5.4" calcext:value-type="float">
            <text:p>5,4</text:p>
          </table:table-cell>
          <table:table-cell table:style-name="ce550" table:formula="of:=[.C33]/[.E33]" office:value-type="float" office:value="1536.11111111111" calcext:value-type="float">
            <text:p>1.536,11</text:p>
          </table:table-cell>
          <table:table-cell table:style-name="ce544" table:formula="of:=[.F33]" office:value-type="float" office:value="1536.11111111111" calcext:value-type="float">
            <text:p>1.536,11</text:p>
          </table:table-cell>
          <table:table-cell table:style-name="ce569" table:formula="of:=[.G33]/[.$F$34]" office:value-type="percentage" office:value="0.0131358049097543" calcext:value-type="percentage">
            <text:p>%1,31</text:p>
          </table:table-cell>
          <table:table-cell table:number-columns-repeated="998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46" office:value-type="string" calcext:value-type="string">
            <text:p>2019 yılı sonu</text:p>
          </table:table-cell>
          <table:table-cell table:style-name="Default"/>
          <table:table-cell table:style-name="ce550"/>
          <table:table-cell table:style-name="ce567" office:value-type="string" calcext:value-type="string">
            <text:p>hacının nazandan toplam alacağı</text:p>
          </table:table-cell>
          <table:table-cell table:style-name="ce553" table:formula="of:=SUM([.F24:.F33])" office:value-type="float" office:value="116940.767746211" calcext:value-type="float">
            <text:p>116.940,77</text:p>
          </table:table-cell>
          <table:table-cell table:style-name="ce560" office:value-type="string" calcext:value-type="string">
            <text:p>USD</text:p>
          </table:table-cell>
          <table:table-cell table:number-columns-repeated="999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Default"/>
          <table:table-cell table:style-name="ce294"/>
          <table:table-cell table:style-name="ce560" table:number-columns-repeated="2"/>
          <table:table-cell table:style-name="Default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294" table:number-columns-repeated="5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 table:number-columns-repeated="3"/>
          <table:table-cell table:style-name="ce557"/>
          <table:table-cell table:style-name="ce550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 table:number-columns-repeated="3"/>
          <table:table-cell table:style-name="ce294"/>
          <table:table-cell table:style-name="ce550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3"/>
          <table:table-cell table:style-name="ce550" table:number-columns-repeated="4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 table:number-rows-repeated="2">
          <table:table-cell/>
          <table:table-cell table:style-name="ce550" table:number-columns-repeated="5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/>
          <table:table-cell table:style-name="ce560"/>
          <table:table-cell table:style-name="ce550" table:number-columns-repeated="2"/>
          <table:table-cell table:style-name="ce560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 table:number-columns-repeated="5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60"/>
          <table:table-cell table:style-name="ce553" table:number-columns-repeated="2"/>
          <table:table-cell table:style-name="ce560"/>
          <table:table-cell table:style-name="ce553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 table:number-columns-repeated="5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 table:number-rows-repeated="4">
          <table:table-cell/>
          <table:table-cell table:style-name="ce294" table:number-columns-repeated="4"/>
          <table:table-cell table:style-name="ce550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294" table:number-columns-repeated="4"/>
          <table:table-cell table:style-name="ce561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7" table:number-columns-repeated="5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61" table:number-columns-repeated="5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60"/>
          <table:table-cell table:style-name="ce553" table:number-columns-repeated="2"/>
          <table:table-cell table:style-name="ce560"/>
          <table:table-cell table:style-name="ce553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 table:number-columns-repeated="5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61"/>
          <table:table-cell table:style-name="ce564"/>
          <table:table-cell table:style-name="ce561" table:number-columns-repeated="3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 table:number-rows-repeated="2">
          <table:table-cell/>
          <table:table-cell table:style-name="ce561" table:number-columns-repeated="5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61" table:number-columns-repeated="2"/>
          <table:table-cell table:style-name="ce550"/>
          <table:table-cell table:style-name="ce561" table:number-columns-repeated="2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 table:number-columns-repeated="3"/>
          <table:table-cell table:style-name="ce341"/>
          <table:table-cell table:style-name="ce550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/>
          <table:table-cell table:style-name="ce565" table:number-columns-repeated="4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60"/>
          <table:table-cell table:style-name="ce553" table:number-columns-repeated="2"/>
          <table:table-cell table:style-name="ce560"/>
          <table:table-cell table:style-name="ce553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 table:number-rows-repeated="2">
          <table:table-cell/>
          <table:table-cell table:style-name="ce550" table:number-columns-repeated="5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/>
          <table:table-cell table:style-name="ce341" table:number-columns-repeated="2"/>
          <table:table-cell table:number-columns-repeated="1002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0" table:number-columns-repeated="5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 table:number-rows-repeated="16">
          <table:table-cell table:number-columns-repeated="2"/>
          <table:table-cell table:style-name="ce550" table:number-columns-repeated="4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53"/>
          <table:table-cell table:style-name="ce550" table:number-columns-repeated="4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 table:number-rows-repeated="3">
          <table:table-cell/>
          <table:table-cell table:style-name="ce550" table:number-columns-repeated="5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>
          <table:table-cell/>
          <table:table-cell table:style-name="ce560"/>
          <table:table-cell table:style-name="ce553" table:number-columns-repeated="2"/>
          <table:table-cell table:style-name="ce560"/>
          <table:table-cell table:style-name="ce553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 table:number-rows-repeated="2">
          <table:table-cell table:number-columns-repeated="2"/>
          <table:table-cell table:style-name="ce550" table:number-columns-repeated="4"/>
          <table:table-cell table:number-columns-repeated="1000"/>
          <table:table-cell table:style-name="ce557" table:number-columns-repeated="16"/>
          <table:table-cell table:number-columns-repeated="2"/>
        </table:table-row>
        <table:table-row table:style-name="ro3" table:number-rows-repeated="104848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B_hss" table:style-name="ta1">
        <table:table-column table:style-name="co71" table:default-cell-style-name="ce557"/>
        <table:table-column table:style-name="co72" table:default-cell-style-name="Default"/>
        <table:table-column table:style-name="co73" table:default-cell-style-name="Default"/>
        <table:table-column table:style-name="co74" table:default-cell-style-name="ce550"/>
        <table:table-column table:style-name="co8" table:default-cell-style-name="ce550"/>
        <table:table-column table:style-name="co8" table:number-columns-repeated="4" table:default-cell-style-name="Default"/>
        <table:table-row table:style-name="ro3" table:number-rows-repeated="3">
          <table:table-cell/>
          <table:table-cell table:style-name="ce547"/>
          <table:table-cell table:style-name="ce550"/>
          <table:table-cell table:number-columns-repeated="6"/>
        </table:table-row>
        <table:table-row table:style-name="ro3">
          <table:table-cell/>
          <table:table-cell table:style-name="ce547" office:value-type="string" calcext:value-type="string">
            <text:p>SANAYİ 1200 m2 arsa hisse oranları 2019</text:p>
          </table:table-cell>
          <table:table-cell table:style-name="ce550"/>
          <table:table-cell table:number-columns-repeated="6"/>
        </table:table-row>
        <table:table-row table:style-name="ro3">
          <table:table-cell/>
          <table:table-cell table:style-name="ce547"/>
          <table:table-cell table:style-name="ce565" office:value-type="string" calcext:value-type="string">
            <text:p>TL</text:p>
          </table:table-cell>
          <table:table-cell table:style-name="ce565" office:value-type="string" calcext:value-type="string">
            <text:p>TL-usd</text:p>
          </table:table-cell>
          <table:table-cell table:style-name="ce565" office:value-type="string" calcext:value-type="string">
            <text:p>USD</text:p>
          </table:table-cell>
          <table:table-cell table:number-columns-repeated="4"/>
        </table:table-row>
        <table:table-row table:style-name="ro3">
          <table:table-cell/>
          <table:table-cell table:style-name="ce547" office:value-type="string" calcext:value-type="string">
            <text:p>Sanayi arsa değeri 2005 </text:p>
          </table:table-cell>
          <table:table-cell table:style-name="ce550" office:value-type="float" office:value="450000" calcext:value-type="float">
            <text:p>450.000,00</text:p>
          </table:table-cell>
          <table:table-cell office:value-type="float" office:value="1" calcext:value-type="float">
            <text:p>1,00</text:p>
          </table:table-cell>
          <table:table-cell table:formula="of:=[.C6]/[.D6]" office:value-type="float" office:value="450000" calcext:value-type="float">
            <text:p>450.000,00</text:p>
          </table:table-cell>
          <table:table-cell table:number-columns-repeated="4"/>
        </table:table-row>
        <table:table-row table:style-name="ro3">
          <table:table-cell/>
          <table:table-cell table:style-name="ce547" office:value-type="string" calcext:value-type="string">
            <text:p>(Niğdeli Yan arsayı bu fiyata Altıngövdeden aldı )</text:p>
          </table:table-cell>
          <table:table-cell table:style-name="ce550"/>
          <table:table-cell table:number-columns-repeated="6"/>
        </table:table-row>
        <table:table-row table:style-name="ro3" table:number-rows-repeated="2"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3">
          <table:table-cell/>
          <table:table-cell table:style-name="ce341"/>
          <table:table-cell table:style-name="ce550"/>
          <table:table-cell table:style-name="ce560" office:value-type="string" calcext:value-type="string">
            <text:p>HACI</text:p>
          </table:table-cell>
          <table:table-cell table:style-name="ce560"/>
          <table:table-cell/>
          <table:table-cell table:style-name="ce341"/>
          <table:table-cell table:style-name="ce560"/>
          <table:table-cell table:style-name="ce560" office:value-type="string" calcext:value-type="string">
            <text:p>NAZAN</text:p>
          </table:table-cell>
        </table:table-row>
        <table:table-row table:style-name="ro3">
          <table:table-cell/>
          <table:table-cell table:style-name="ce341"/>
          <table:table-cell table:style-name="ce872" office:value-type="string" calcext:value-type="string" table:number-columns-spanned="2" table:number-rows-spanned="1">
            <text:p>USD</text:p>
          </table:table-cell>
          <table:covered-table-cell table:style-name="ce560"/>
          <table:table-cell table:style-name="ce560"/>
          <table:table-cell/>
          <table:table-cell table:style-name="ce341"/>
          <table:table-cell table:style-name="ce872" office:value-type="string" calcext:value-type="string" table:number-columns-spanned="2" table:number-rows-spanned="1">
            <text:p>USD</text:p>
          </table:table-cell>
          <table:covered-table-cell table:style-name="ce560"/>
        </table:table-row>
        <table:table-row table:style-name="ro3">
          <table:table-cell/>
          <table:table-cell table:style-name="ce341"/>
          <table:table-cell table:style-name="ce560" office:value-type="string" calcext:value-type="string">
            <text:p>Tutar</text:p>
          </table:table-cell>
          <table:table-cell table:style-name="ce560" office:value-type="string" calcext:value-type="string">
            <text:p>Bakiye</text:p>
          </table:table-cell>
          <table:table-cell table:style-name="ce560"/>
          <table:table-cell/>
          <table:table-cell table:style-name="ce341"/>
          <table:table-cell table:style-name="ce560" office:value-type="string" calcext:value-type="string">
            <text:p>Tutar</text:p>
          </table:table-cell>
          <table:table-cell table:style-name="ce560" office:value-type="string" calcext:value-type="string">
            <text:p>Bakiye</text:p>
          </table:table-cell>
        </table:table-row>
        <table:table-row table:style-name="ro3">
          <table:table-cell/>
          <table:table-cell table:style-name="ce547" office:value-type="string" calcext:value-type="string">
            <text:p>Doğuş Sanayi Arsa Ortak usd hissesi</text:p>
          </table:table-cell>
          <table:table-cell table:style-name="ce550" table:formula="of:=[.E6]/2" office:value-type="float" office:value="225000" calcext:value-type="float">
            <text:p>225.000,00</text:p>
          </table:table-cell>
          <table:table-cell table:formula="of:=[.E6]/2" office:value-type="float" office:value="225000" calcext:value-type="float">
            <text:p>225.000,00</text:p>
          </table:table-cell>
          <table:table-cell table:number-columns-repeated="2"/>
          <table:table-cell table:style-name="ce557"/>
          <table:table-cell table:style-name="ce550" table:formula="of:=[.E6]/2" office:value-type="float" office:value="225000" calcext:value-type="float">
            <text:p>225.000,00</text:p>
          </table:table-cell>
          <table:table-cell table:style-name="ce550" table:formula="of:=[.E6]/2" office:value-type="float" office:value="225000" calcext:value-type="float">
            <text:p>225.000,00</text:p>
          </table:table-cell>
        </table:table-row>
        <table:table-row table:style-name="ro3">
          <table:table-cell/>
          <table:table-cell table:style-name="ce547"/>
          <table:table-cell table:style-name="ce569" table:formula="of:=[.C13]/[.$E$6]" office:value-type="percentage" office:value="0.5" calcext:value-type="percentage">
            <text:p>%50,00</text:p>
          </table:table-cell>
          <table:table-cell table:style-name="ce569" table:formula="of:=[.D13]/[.$E$6]" office:value-type="percentage" office:value="0.5" calcext:value-type="percentage">
            <text:p>%50,00</text:p>
          </table:table-cell>
          <table:table-cell table:number-columns-repeated="2"/>
          <table:table-cell table:style-name="ce561"/>
          <table:table-cell table:style-name="ce569" table:formula="of:=[.H13]/[.$E$6]" office:value-type="percentage" office:value="0.5" calcext:value-type="percentage">
            <text:p>%50,00</text:p>
          </table:table-cell>
          <table:table-cell table:style-name="ce569" table:formula="of:=[.I13]/[.$E$6]" office:value-type="percentage" office:value="0.5" calcext:value-type="percentage">
            <text:p>%50,00</text:p>
          </table:table-cell>
        </table:table-row>
        <table:table-row table:style-name="ro3">
          <table:table-cell/>
          <table:table-cell table:style-name="ce546" office:value-type="string" calcext:value-type="string">
            <text:p>hacının alacağı</text:p>
          </table:table-cell>
          <table:table-cell table:style-name="ce873" table:formula="of:=[$FB_hsp.F34]" office:value-type="float" office:value="116940.767746211" calcext:value-type="float">
            <text:p>+116.940,77</text:p>
          </table:table-cell>
          <table:table-cell table:formula="of:=[.D13]+[.C15]" office:value-type="float" office:value="341940.767746211" calcext:value-type="float">
            <text:p>341.940,77</text:p>
          </table:table-cell>
          <table:table-cell table:number-columns-repeated="2"/>
          <table:table-cell table:style-name="ce560"/>
          <table:table-cell table:style-name="ce553" table:formula="of:=[.C15]*-1" office:value-type="float" office:value="-116940.767746211" calcext:value-type="float">
            <text:p>-116.940,77</text:p>
          </table:table-cell>
          <table:table-cell table:style-name="ce550" table:formula="of:=[.I13]+[.H15]" office:value-type="float" office:value="108059.232253789" calcext:value-type="float">
            <text:p>108.059,23</text:p>
          </table:table-cell>
        </table:table-row>
        <table:table-row table:style-name="ro3">
          <table:table-cell/>
          <table:table-cell table:style-name="ce550"/>
          <table:table-cell table:style-name="ce569" table:formula="of:=[.C15]/[.$E$6]" office:value-type="percentage" office:value="0.259868372769357" calcext:value-type="percentage">
            <text:p>%25,99</text:p>
          </table:table-cell>
          <table:table-cell table:style-name="ce569" table:formula="of:=[.D15]/[.$E$6]" office:value-type="percentage" office:value="0.759868372769357" calcext:value-type="percentage">
            <text:p>%75,99</text:p>
          </table:table-cell>
          <table:table-cell table:number-columns-repeated="2"/>
          <table:table-cell table:style-name="ce550"/>
          <table:table-cell table:style-name="ce569" table:formula="of:=[.H15]/[.$E$6]" office:value-type="percentage" office:value="-0.259868372769357" calcext:value-type="percentage">
            <text:p>-%25,99</text:p>
          </table:table-cell>
          <table:table-cell table:style-name="ce569" table:formula="of:=[.I15]/[.$E$6]" office:value-type="percentage" office:value="0.240131627230643" calcext:value-type="percentage">
            <text:p>%24,01</text:p>
          </table:table-cell>
        </table:table-row>
        <table:table-row table:style-name="ro1">
          <table:table-cell/>
          <table:table-cell table:style-name="ce284" office:value-type="string" calcext:value-type="string">
            <text:p>Hacı Murat Balcı</text:p>
          </table:table-cell>
          <table:table-cell table:style-name="ce373"/>
          <table:table-cell table:style-name="ce297" table:formula="of:=[.D16]" office:value-type="percentage" office:value="0.759868372769357" calcext:value-type="percentage">
            <text:p>%75,99</text:p>
          </table:table-cell>
          <table:table-cell table:style-name="ce373"/>
          <table:table-cell/>
          <table:table-cell table:style-name="ce285" office:value-type="string" calcext:value-type="string">
            <text:p>Nazan Balcı</text:p>
          </table:table-cell>
          <table:table-cell table:style-name="ce373"/>
          <table:table-cell table:style-name="ce300" table:formula="of:=[.I16]" office:value-type="percentage" office:value="0.240131627230643" calcext:value-type="percentage">
            <text:p>%24,01</text:p>
          </table:table-cell>
        </table:table-row>
        <table:table-row table:style-name="ro3">
          <table:table-cell/>
          <table:table-cell table:style-name="ce341" table:number-columns-repeated="4"/>
          <table:table-cell table:number-columns-repeated="4"/>
        </table:table-row>
        <table:table-row table:style-name="ro3">
          <table:table-cell table:number-columns-repeated="3"/>
          <table:table-cell table:style-name="Default"/>
          <table:table-cell table:number-columns-repeated="5"/>
        </table:table-row>
        <table:table-row table:style-name="ro3" table:number-rows-repeated="2">
          <table:table-cell table:number-columns-repeated="3"/>
          <table:table-cell table:style-name="Default"/>
          <table:table-cell table:style-name="ce560"/>
          <table:table-cell table:number-columns-repeated="4"/>
        </table:table-row>
        <table:table-row table:style-name="ro3" table:number-rows-repeated="5">
          <table:table-cell table:number-columns-repeated="3"/>
          <table:table-cell table:style-name="Default"/>
          <table:table-cell table:number-columns-repeated="5"/>
        </table:table-row>
        <table:table-row table:style-name="ro3">
          <table:table-cell/>
          <table:table-cell table:style-name="ce561" table:number-columns-repeated="2"/>
          <table:table-cell table:number-columns-repeated="6"/>
        </table:table-row>
        <table:table-row table:style-name="ro3">
          <table:table-cell/>
          <table:table-cell table:style-name="ce550" table:number-columns-repeated="2"/>
          <table:table-cell table:number-columns-repeated="6"/>
        </table:table-row>
      </table:table>
      <table:table table:name="'file:///home/murat/depolnx/hes2018/Account/2019/2019%20YS%20KR%20D%C4%9E%C5%9E%20SLNK.ods'#AP-LS GNL" table:print="false" table:style-name="ta_extref">
        <table:table-source xlink:type="simple" xlink:href="../2019%20YS%20KR%20D%C4%9E%C5%9E%20SLNK.ods" table:table-name="AP-LS GNL" table:filter-name="calc8" table:mode="copy-results-only"/>
        <table:table-column table:number-columns-repeated="6"/>
        <table:table-row table:number-rows-repeated="3">
          <table:table-cell table:number-columns-repeated="6"/>
        </table:table-row>
        <table:table-row>
          <table:table-cell/>
          <table:table-cell table:style-name="ce1" office:value-type="float" office:value="3600">
            <text:p>3600</text:p>
          </table:table-cell>
          <table:table-cell table:style-name="ce1" office:value-type="float" office:value="2250">
            <text:p>2250</text:p>
          </table:table-cell>
          <table:table-cell table:style-name="ce1" office:value-type="float" office:value="3750">
            <text:p>3750</text:p>
          </table:table-cell>
          <table:table-cell table:style-name="ce1" office:value-type="float" office:value="-729.6475">
            <text:p>-729.6475</text:p>
          </table:table-cell>
        </table:table-row>
        <table:table-row>
          <table:table-cell/>
          <table:table-cell table:style-name="ce1" office:value-type="float" office:value="3950">
            <text:p>3950</text:p>
          </table:table-cell>
          <table:table-cell table:style-name="ce1" office:value-type="float" office:value="2500">
            <text:p>2500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482.51">
            <text:p>3482.51</text:p>
          </table:table-cell>
        </table:table-row>
        <table:table-row>
          <table:table-cell/>
          <table:table-cell table:style-name="ce1" office:value-type="float" office:value="4250">
            <text:p>4250</text:p>
          </table:table-cell>
          <table:table-cell table:style-name="ce1" office:value-type="float" office:value="2750">
            <text:p>2750</text:p>
          </table:table-cell>
          <table:table-cell table:style-name="ce1" office:value-type="float" office:value="4250">
            <text:p>4250</text:p>
          </table:table-cell>
          <table:table-cell table:style-name="ce1" office:value-type="float" office:value="3929.53">
            <text:p>3929.53</text:p>
          </table:table-cell>
        </table:table-row>
        <table:table-row>
          <table:table-cell/>
          <table:table-cell table:style-name="ce1" office:value-type="float" office:value="4675">
            <text:p>4675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5000">
            <text:p>5000</text:p>
          </table:table-cell>
          <table:table-cell table:style-name="ce1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</table:table-row>
        <table:table-row>
          <table:table-cell/>
          <table:table-cell table:style-name="ce1" office:value-type="float" office:value="6500">
            <text:p>6500</text:p>
          </table:table-cell>
          <table:table-cell table:number-columns-repeated="2"/>
          <table:table-cell table:style-name="ce1" office:value-type="float" office:value="6250">
            <text:p>6250</text:p>
          </table:table-cell>
        </table:table-row>
        <table:table-row>
          <table:table-cell/>
          <table:table-cell table:style-name="ce1" office:value-type="float" office:value="7700">
            <text:p>7700</text:p>
          </table:table-cell>
          <table:table-cell table:number-columns-repeated="2"/>
          <table:table-cell table:style-name="ce1" office:value-type="float" office:value="6875">
            <text:p>6875</text:p>
          </table:table-cell>
        </table:table-row>
        <table:table-row>
          <table:table-cell/>
          <table:table-cell table:style-name="ce1" office:value-type="float" office:value="750">
            <text:p>750</text:p>
          </table:table-cell>
          <table:table-cell table:number-columns-repeated="2"/>
          <table:table-cell table:style-name="ce1" office:value-type="float" office:value="8125">
            <text:p>8125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</table:table-row>
        <table:table-row table:number-rows-repeated="7">
          <table:table-cell table:number-columns-repeated="6"/>
        </table:table-row>
        <table:table-row>
          <table:table-cell/>
          <table:table-cell table:style-name="ce1" office:value-type="float" office:value="3600">
            <text:p>3600</text:p>
          </table:table-cell>
          <table:table-cell table:style-name="ce1" office:value-type="float" office:value="2250">
            <text:p>2250</text:p>
          </table:table-cell>
          <table:table-cell table:style-name="ce1" office:value-type="float" office:value="3750">
            <text:p>3750</text:p>
          </table:table-cell>
          <table:table-cell table:style-name="ce1" office:value-type="float" office:value="-729.6475">
            <text:p>-729.6475</text:p>
          </table:table-cell>
          <table:table-cell table:style-name="ce1" office:value-type="float" office:value="5001.38888888889">
            <text:p>5001.38888888889</text:p>
          </table:table-cell>
        </table:table-row>
        <table:table-row>
          <table:table-cell/>
          <table:table-cell table:style-name="ce1" office:value-type="float" office:value="3950">
            <text:p>3950</text:p>
          </table:table-cell>
          <table:table-cell table:style-name="ce1" office:value-type="float" office:value="2500">
            <text:p>2500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482.51">
            <text:p>3482.51</text:p>
          </table:table-cell>
          <table:table-cell table:style-name="ce1" office:value-type="float" office:value="4694.44444444444">
            <text:p>4694.44444444444</text:p>
          </table:table-cell>
        </table:table-row>
        <table:table-row>
          <table:table-cell/>
          <table:table-cell table:style-name="ce1" office:value-type="float" office:value="4250">
            <text:p>4250</text:p>
          </table:table-cell>
          <table:table-cell table:style-name="ce1" office:value-type="float" office:value="2750">
            <text:p>2750</text:p>
          </table:table-cell>
          <table:table-cell table:style-name="ce1" office:value-type="float" office:value="4250">
            <text:p>4250</text:p>
          </table:table-cell>
          <table:table-cell table:style-name="ce1" office:value-type="float" office:value="3929.53">
            <text:p>3929.53</text:p>
          </table:table-cell>
          <table:table-cell table:style-name="ce1" office:value-type="float" office:value="4225">
            <text:p>4225</text:p>
          </table:table-cell>
        </table:table-row>
        <table:table-row>
          <table:table-cell/>
          <table:table-cell table:style-name="ce1" office:value-type="float" office:value="4675">
            <text:p>4675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5000">
            <text:p>5000</text:p>
          </table:table-cell>
          <table:table-cell table:style-name="ce1" office:value-type="float" office:value="1501.0725">
            <text:p>1501.0725</text:p>
          </table:table-cell>
          <table:table-cell table:style-name="ce1" office:value-type="float" office:value="6111.80555555556">
            <text:p>6111.80555555556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  <table:table-cell table:style-name="ce1" office:value-type="float" office:value="10896.5277777778">
            <text:p>10896.5277777778</text:p>
          </table:table-cell>
        </table:table-row>
        <table:table-row>
          <table:table-cell/>
          <table:table-cell table:style-name="ce1" office:value-type="float" office:value="6500">
            <text:p>6500</text:p>
          </table:table-cell>
          <table:table-cell table:number-columns-repeated="2"/>
          <table:table-cell table:style-name="ce1" office:value-type="float" office:value="6250">
            <text:p>6250</text:p>
          </table:table-cell>
          <table:table-cell table:style-name="ce1" office:value-type="float" office:value="11731.5972222222">
            <text:p>11731.5972222222</text:p>
          </table:table-cell>
        </table:table-row>
        <table:table-row>
          <table:table-cell table:number-columns-repeated="5"/>
          <table:table-cell table:style-name="ce1" office:value-type="float" office:value="1408.33333333333">
            <text:p>1408.33333333333</text:p>
          </table:table-cell>
        </table:table-row>
        <table:table-row>
          <table:table-cell/>
          <table:table-cell table:style-name="ce1" office:value-type="float" office:value="7700">
            <text:p>7700</text:p>
          </table:table-cell>
          <table:table-cell table:number-columns-repeated="2"/>
          <table:table-cell table:style-name="ce1" office:value-type="float" office:value="6875">
            <text:p>6875</text:p>
          </table:table-cell>
          <table:table-cell table:style-name="ce1" office:value-type="float" office:value="12174.8611111111">
            <text:p>12174.8611111111</text:p>
          </table:table-cell>
        </table:table-row>
        <table:table-row>
          <table:table-cell/>
          <table:table-cell table:style-name="ce1" office:value-type="float" office:value="750">
            <text:p>750</text:p>
          </table:table-cell>
          <table:table-cell table:number-columns-repeated="2"/>
          <table:table-cell table:style-name="ce1" office:value-type="float" office:value="8125">
            <text:p>8125</text:p>
          </table:table-cell>
          <table:table-cell table:style-name="ce1" office:value-type="float" office:value="16834.0972222222">
            <text:p>16834.0972222222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  <table:table-cell table:style-name="ce1" office:value-type="float" office:value="17008.3333333333">
            <text:p>17008.3333333333</text:p>
          </table:table-cell>
        </table:table-row>
      </table:table>
      <table:table table:name="'file:///home/murat/depolnx/hes2018/Account/2019/2019%20YS%20KR%20D%C4%9E%C5%9E%20SLNK.ods'#AP GNL" table:print="false" table:style-name="ta_extref">
        <table:table-source xlink:type="simple" xlink:href="../2019%20YS%20KR%20D%C4%9E%C5%9E%20SLNK.ods" table:table-name="AP GNL" table:filter-name="calc8" table:mode="copy-results-only"/>
        <table:table-column table:number-columns-repeated="8"/>
        <table:table-row table:number-rows-repeated="59">
          <table:table-cell table:number-columns-repeated="8"/>
        </table:table-row>
        <table:table-row>
          <table:table-cell table:number-columns-repeated="7"/>
          <table:table-cell table:style-name="ce1" office:value-type="float" office:value="24229.9250871177">
            <text:p>24229.9250871177</text:p>
          </table:table-cell>
        </table:table-row>
        <table:table-row table:number-rows-repeated="10">
          <table:table-cell table:number-columns-repeated="8"/>
        </table:table-row>
        <table:table-row>
          <table:table-cell table:number-columns-repeated="3"/>
          <table:table-cell table:style-name="ce1" office:value-type="float" office:value="5001.38888888889">
            <text:p>5001.38888888889</text:p>
          </table:table-cell>
        </table:table-row>
        <table:table-row>
          <table:table-cell table:number-columns-repeated="3"/>
          <table:table-cell table:style-name="ce1" office:value-type="float" office:value="4694.44444444444">
            <text:p>4694.44444444444</text:p>
          </table:table-cell>
        </table:table-row>
        <table:table-row>
          <table:table-cell table:number-columns-repeated="3"/>
          <table:table-cell table:style-name="ce1" office:value-type="float" office:value="4225">
            <text:p>4225</text:p>
          </table:table-cell>
        </table:table-row>
        <table:table-row>
          <table:table-cell table:number-columns-repeated="3"/>
          <table:table-cell table:style-name="ce1" office:value-type="float" office:value="6111.80555555556">
            <text:p>6111.80555555556</text:p>
          </table:table-cell>
        </table:table-row>
        <table:table-row>
          <table:table-cell table:number-columns-repeated="3"/>
          <table:table-cell table:style-name="ce1" office:value-type="float" office:value="10896.5277777778">
            <text:p>10896.5277777778</text:p>
          </table:table-cell>
        </table:table-row>
        <table:table-row>
          <table:table-cell table:number-columns-repeated="3"/>
          <table:table-cell table:style-name="ce1" office:value-type="float" office:value="11731.5972222222">
            <text:p>11731.5972222222</text:p>
          </table:table-cell>
        </table:table-row>
        <table:table-row>
          <table:table-cell table:number-columns-repeated="3"/>
          <table:table-cell table:style-name="ce1" office:value-type="float" office:value="1408.33333333333">
            <text:p>1408.33333333333</text:p>
          </table:table-cell>
        </table:table-row>
        <table:table-row>
          <table:table-cell table:number-columns-repeated="3"/>
          <table:table-cell table:style-name="ce1" office:value-type="float" office:value="12174.8611111111">
            <text:p>12174.8611111111</text:p>
          </table:table-cell>
        </table:table-row>
        <table:table-row>
          <table:table-cell table:number-columns-repeated="3"/>
          <table:table-cell table:style-name="ce1" office:value-type="float" office:value="16834.0972222222">
            <text:p>16834.0972222222</text:p>
          </table:table-cell>
        </table:table-row>
        <table:table-row>
          <table:table-cell table:number-columns-repeated="3"/>
          <table:table-cell table:style-name="ce1" office:value-type="float" office:value="17008.3333333333">
            <text:p>17008.3333333333</text:p>
          </table:table-cell>
        </table:table-row>
        <table:table-row>
          <table:table-cell table:number-columns-repeated="3"/>
          <table:table-cell table:style-name="ce1" office:value-type="float" office:value="90086.3888888889">
            <text:p>90086.3888888889</text:p>
          </table:table-cell>
        </table:table-row>
        <table:table-row table:number-rows-repeated="9">
          <table:table-cell table:number-columns-repeated="8"/>
        </table:table-row>
        <table:table-row>
          <table:table-cell table:number-columns-repeated="3"/>
          <table:table-cell table:style-name="ce1" office:value-type="float" office:value="73544.4444444444">
            <text:p>73544.4444444444</text:p>
          </table:table-cell>
        </table:table-row>
      </table:table>
      <table:table table:name="'file:///home/murat/depolnx/hes2018/Account/2019/2019%20YS%20KR%20D%C4%9E%C5%9E%20SLNK.ods'#Ls" table:print="false" table:style-name="ta_extref">
        <table:table-source xlink:type="simple" xlink:href="../2019%20YS%20KR%20D%C4%9E%C5%9E%20SLNK.ods" table:table-name="Ls" table:filter-name="calc8" table:mode="copy-results-only"/>
        <table:table-column table:number-columns-repeated="6"/>
        <table:table-row table:number-rows-repeated="40">
          <table:table-cell table:number-columns-repeated="6"/>
        </table:table-row>
        <table:table-row>
          <table:table-cell table:number-columns-repeated="4"/>
          <table:table-cell table:style-name="ce1" office:value-type="float" office:value="-729.6475">
            <text:p>-729.6475</text:p>
          </table:table-cell>
          <table:table-cell table:style-name="ce1" office:value-type="float" office:value="-729.6475">
            <text:p>-729.6475</text:p>
          </table:table-cell>
        </table:table-row>
        <table:table-row>
          <table:table-cell table:number-columns-repeated="4"/>
          <table:table-cell table:style-name="ce1" office:value-type="float" office:value="3482.51">
            <text:p>3482.51</text:p>
          </table:table-cell>
          <table:table-cell table:style-name="ce1" office:value-type="float" office:value="3482.51">
            <text:p>3482.51</text:p>
          </table:table-cell>
        </table:table-row>
        <table:table-row>
          <table:table-cell table:number-columns-repeated="4"/>
          <table:table-cell table:style-name="ce1" office:value-type="float" office:value="3929.53">
            <text:p>3929.53</text:p>
          </table:table-cell>
          <table:table-cell table:style-name="ce1" office:value-type="float" office:value="3929.53">
            <text:p>3929.53</text:p>
          </table:table-cell>
        </table:table-row>
        <table:table-row>
          <table:table-cell table:number-columns-repeated="4"/>
          <table:table-cell table:style-name="ce1" office:value-type="float" office:value="1501.0725">
            <text:p>1501.0725</text:p>
          </table:table-cell>
          <table:table-cell table:style-name="ce1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  <table:table-cell table:style-name="ce1" office:value-type="float" office:value="5637.5">
            <text:p>5637.5</text:p>
          </table:table-cell>
        </table:table-row>
        <table:table-row>
          <table:table-cell table:number-columns-repeated="4"/>
          <table:table-cell table:style-name="ce1" office:value-type="float" office:value="6250">
            <text:p>6250</text:p>
          </table:table-cell>
          <table:table-cell table:style-name="ce1" office:value-type="float" office:value="6250">
            <text:p>6250</text:p>
          </table:table-cell>
        </table:table-row>
        <table:table-row>
          <table:table-cell table:number-columns-repeated="4"/>
          <table:table-cell table:style-name="ce1" office:value-type="float" office:value="6875">
            <text:p>6875</text:p>
          </table:table-cell>
          <table:table-cell table:style-name="ce1" office:value-type="float" office:value="6875">
            <text:p>6875</text:p>
          </table:table-cell>
        </table:table-row>
        <table:table-row>
          <table:table-cell table:number-columns-repeated="4"/>
          <table:table-cell table:style-name="ce1" office:value-type="float" office:value="8125">
            <text:p>8125</text:p>
          </table:table-cell>
          <table:table-cell table:style-name="ce1" office:value-type="float" office:value="8125">
            <text:p>8125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  <table:table-cell table:style-name="ce1" office:value-type="float" office:value="10186.235">
            <text:p>10186.235</text:p>
          </table:table-cell>
        </table:table-row>
        <table:table-row>
          <table:table-cell table:number-columns-repeated="4"/>
          <table:table-cell table:style-name="ce1" office:value-type="float" office:value="45257.2">
            <text:p>45257.2</text:p>
          </table:table-cell>
          <table:table-cell table:style-name="ce1" office:value-type="float" office:value="45257.2">
            <text:p>45257.2</text:p>
          </table:table-cell>
        </table:table-row>
      </table:table>
      <table:table table:name="'file:///home/murat/depolnx/hes2018/Account/2019/2019%20YS%20KR%20D%C4%9E%C5%9E%20SLNK.ods'#Hzr-Snyi" table:print="false" table:style-name="ta_extref">
        <table:table-source xlink:type="simple" xlink:href="../2019%20YS%20KR%20D%C4%9E%C5%9E%20SLNK.ods" table:table-name="Hzr-Snyi" table:filter-name="calc8" table:mode="copy-results-only"/>
        <table:table-column table:number-columns-repeated="7"/>
        <table:table-row>
          <table:table-cell table:number-columns-repeated="5"/>
          <table:table-cell table:style-name="ce1" office:value-type="float" office:value="21000">
            <text:p>21000</text:p>
          </table:table-cell>
          <table:table-cell table:style-name="ce1" office:value-type="float" office:value="21000">
            <text:p>21000</text:p>
          </table:table-cell>
        </table:table-row>
        <table:table-row table:number-rows-repeated="12">
          <table:table-cell table:number-columns-repeated="7"/>
        </table:table-row>
        <table:table-row>
          <table:table-cell table:number-columns-repeated="5"/>
          <table:table-cell table:style-name="ce1" office:value-type="float" office:value="34000">
            <text:p>34000</text:p>
          </table:table-cell>
          <table:table-cell table:style-name="ce1" office:value-type="float" office:value="34000">
            <text:p>34000</text:p>
          </table:table-cell>
        </table:table-row>
        <table:table-row table:number-rows-repeated="9">
          <table:table-cell table:number-columns-repeated="7"/>
        </table:table-row>
        <table:table-row>
          <table:table-cell table:number-columns-repeated="5"/>
          <table:table-cell table:style-name="ce1" office:value-type="float" office:value="62850">
            <text:p>62850</text:p>
          </table:table-cell>
          <table:table-cell table:style-name="ce1" office:value-type="float" office:value="62850">
            <text:p>628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6P0" style:volatile="true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loext:min-decimal-places="3" number:min-integer-digits="1" number:grouping="true"/>
    </number:number-style>
    <number:number-style style:name="N118">
      <number:number number:decimal-places="0" loext:min-decimal-places="0" number:min-integer-digits="0"/>
    </number:number-style>
    <number:number-style style:name="N119">
      <number:text>+</number:text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</number:number-style>
    <number:number-style style:name="N121P0" style:volatile="true">
      <number:text>-</number:text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0112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tr" number:country="TR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5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tr" number:country="TR">
      <loext:text> </loext:text>
      <loext:fill-character> </loext:fill-character>
      <number:text>-     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2" style:volatile="true" number:language="tr" number:country="TR">
      <loext:text> </loext:text>
      <loext:fill-character> </loext:fill-character>
      <number:text>-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5" number:language="tr" number:country="TR">
      <number:text-content/>
      <style:map style:condition="value()&lt;=1.79769313486232E+308" style:apply-style-name="N10145P0"/>
    </number:text-style>
    <number:date-style style:name="N10146" number:language="tr" number:country="TR">
      <number:day/>
      <number:text>.</number:text>
      <number:month number:textual="true"/>
    </number:date-style>
    <number:date-style style:name="N10147" number:language="tr" number:country="TR">
      <number:day/>
      <number:text>. </number:text>
      <number:month number:textual="true"/>
    </number:date-style>
    <number:currency-style style:name="N10148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9P0" style:volatile="true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9" number:language="tr" number:country="TR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0149P0"/>
    </number:currency-style>
    <number:number-style style:name="N10150" number:language="tr" number:country="TR">
      <number:text>+</number:text>
      <number:number number:decimal-places="2" loext:min-decimal-places="2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97mm" fo:page-height="210.01mm" style:num-format="1" style:print-orientation="landscape" fo:margin-top="6mm" fo:margin-bottom="6mm" fo:margin-left="24.99mm" fo:margin-right="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5">00.00.0000</text:date>, <text:time style:data-style-name="N2" text:time-value="12:35:54.101642493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5T12:06:09.210727618</meta:creation-date>
    <dc:date>2019-12-25T13:16:18.393159794</dc:date>
    <meta:editing-duration>PT58M32S</meta:editing-duration>
    <meta:editing-cycles>15</meta:editing-cycles>
    <meta:generator>LibreOffice/6.1.5.2$Linux_X86_64 LibreOffice_project/10$Build-2</meta:generator>
    <meta:print-date>2019-12-25T13:13:13.016814934</meta:print-date>
    <meta:document-statistic meta:table-count="13" meta:cell-count="5353" meta:object-count="0"/>
  </office:meta>
</office:document-meta>
</file>